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fo:background-color="#8EA9DB"/>
      <style:text-properties fo:font-size="11pt" style:font-size-asian="11pt" style:font-size-complex="11pt" fo:font-weight="bold" style:font-weight-asian="bold" style:font-weight-complex="bold" style:font-family-generic="swiss"/>
    </style:style>
    <style:style style:name="ce2" style:family="table-cell" style:parent-style-name="Default" style:data-style-name="N0">
      <style:text-properties fo:font-size="11pt" style:font-size-asian="11pt" style:font-size-complex="11pt" style:font-family-generic="swiss"/>
    </style:style>
    <style:style style:name="co1" style:family="table-column">
      <style:table-column-properties fo:break-before="auto" style:column-width="4.07458333333333cm"/>
    </style:style>
    <style:style style:name="co2" style:family="table-column">
      <style:table-column-properties fo:break-before="auto" style:column-width="1.031875cm"/>
    </style:style>
    <style:style style:name="co3" style:family="table-column">
      <style:table-column-properties fo:break-before="auto" style:column-width="8.14916666666667cm"/>
    </style:style>
    <style:style style:name="co4" style:family="table-column">
      <style:table-column-properties fo:break-before="auto" style:column-width="24.685625cm"/>
    </style:style>
    <style:style style:name="co5" style:family="table-column">
      <style:table-column-properties fo:break-before="auto" style:column-width="5.318125cm"/>
    </style:style>
    <style:style style:name="co6" style:family="table-column">
      <style:table-column-properties fo:break-before="auto" style:column-width="34.4222916666667cm"/>
    </style:style>
    <style:style style:name="co7" style:family="table-column">
      <style:table-column-properties fo:break-before="auto" style:column-width="3.43958333333333cm"/>
    </style:style>
    <style:style style:name="co8" style:family="table-column">
      <style:table-column-properties fo:break-before="auto" style:column-width="2.56645833333333cm"/>
    </style:style>
    <style:style style:name="co9" style:family="table-column">
      <style:table-column-properties fo:break-before="auto" style:column-width="10.95375cm"/>
    </style:style>
    <style:style style:name="co10" style:family="table-column">
      <style:table-column-properties fo:break-before="auto" style:column-width="1.40229166666667cm"/>
    </style:style>
    <style:style style:name="co11" style:family="table-column">
      <style:table-column-properties fo:break-before="auto" style:column-width="1.71979166666667cm"/>
    </style:style>
    <style:style style:name="ro1" style:family="table-row">
      <style:table-row-properties style:row-height="19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JUL-SEP_22_KPI_Data"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247" table:default-cell-style-name="ce2"/>
        <table:table-column table:style-name="co11" table:number-columns-repeated="16128" table:default-cell-style-name="ce2"/>
        <table:table-row table:style-name="ro1">
          <table:table-cell office:value-type="string" table:style-name="ce1">
            <text:p>Quarter</text:p>
          </table:table-cell>
          <table:table-cell office:value-type="string" table:style-name="ce1">
            <text:p>Dept</text:p>
          </table:table-cell>
          <table:table-cell office:value-type="string" table:style-name="ce1">
            <text:p>Business area or arms length body</text:p>
          </table:table-cell>
          <table:table-cell office:value-type="string" table:style-name="ce1">
            <text:p>Contract title and description</text:p>
          </table:table-cell>
          <table:table-cell office:value-type="string" table:style-name="ce1">
            <text:p>Supplier</text:p>
          </table:table-cell>
          <table:table-cell office:value-type="string" table:style-name="ce1">
            <text:p>KPI name and description</text:p>
          </table:table-cell>
          <table:table-cell office:value-type="string" table:style-name="ce1">
            <text:p>Good target</text:p>
          </table:table-cell>
          <table:table-cell office:value-type="string" table:style-name="ce1">
            <text:p>Rating</text:p>
          </table:table-cell>
          <table:table-cell office:value-type="string" table:style-name="ce1">
            <text:p>Comments</text:p>
          </table:table-cell>
          <table:table-cell table:number-columns-repeated="16375"/>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Purchasing, Distribution &amp; Administration of Solid Fuel Benefits to Former BCC Employees under the National Concessionary Fuel Scheme Agreements</text:p>
          </table:table-cell>
          <table:table-cell office:value-type="string" table:style-name="ce2">
            <text:p>Homefire Group Limited</text:p>
          </table:table-cell>
          <table:table-cell office:value-type="string" table:style-name="ce2">
            <text:p>Customer Quality Assurance/Complaints Management<text:s/></text:p>
            <text:p>* dedicated Complaints Department<text:s/></text:p>
            <text:p>* each complaint reported to a Depot Supervisor/manager<text:s/></text:p>
            <text:p>* depot will respond within twenty four hours<text:s/></text:p>
            <text:p>* investigation and management of the complaint through to resolution.</text:p>
            <text:p>Complaints investigated and response provided within 10 days.</text:p>
          </table:table-cell>
          <table:table-cell office:value-type="string" table:style-name="ce2">
            <text:p>10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Science &amp; Innovation for Climate &amp; Energy</text:p>
          </table:table-cell>
          <table:table-cell office:value-type="string" table:style-name="ce2">
            <text:p>NAEI (National Atmospheric Emissions Inventory) Lot 1 - 2021-2025 National Atmospheric Emissions Inventory (formerly titled Greenhouse Gas Inventory Verification Programme)</text:p>
          </table:table-cell>
          <table:table-cell office:value-type="string" table:style-name="ce2">
            <text:p>Ricardo AEA Ltd</text:p>
          </table:table-cell>
          <table:table-cell office:value-type="string" table:style-name="ce2">
            <text:p>Deadlines: Delivery of key deliverables on time and to standard</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amp; Security</text:p>
          </table:table-cell>
          <table:table-cell office:value-type="string" table:style-name="ce2">
            <text:p>Financial Advisory Services for Sizewell C (Barclays)</text:p>
          </table:table-cell>
          <table:table-cell office:value-type="string" table:style-name="ce2">
            <text:p>Barclays</text:p>
          </table:table-cell>
          <table:table-cell office:value-type="string" table:style-name="ce2">
            <text:p>Quality :All activity commissioned by the Authority to be delivered to high quality standards, with appropriate levels of Advisor sign off.<tex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ternational Net Zero: Climate, Finance and Strategy</text:p>
          </table:table-cell>
          <table:table-cell office:value-type="string" table:style-name="ce2">
            <text:p>Climate Ambition Support Alliance (CASA)</text:p>
          </table:table-cell>
          <table:table-cell office:value-type="string" table:style-name="ce2">
            <text:p>PwC</text:p>
          </table:table-cell>
          <table:table-cell office:value-type="string" table:style-name="ce2">
            <text:p>% of the risk register is up to date and % of new risks flagged to the Authority in a timely fashion with appropriate mitigation actions in place.<text:s/></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ternational Net Zero: Climate, Finance and Strategy</text:p>
          </table:table-cell>
          <table:table-cell office:value-type="string" table:style-name="ce2">
            <text:p>Climate Ambition Support Alliance (CASA)</text:p>
          </table:table-cell>
          <table:table-cell office:value-type="string" table:style-name="ce2">
            <text:p>PwC</text:p>
          </table:table-cell>
          <table:table-cell office:value-type="string" table:style-name="ce2">
            <text:p>% of annual costed implementation plans received on time<text:s/></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Clean Heat Directorate - Heat Strategy and Heat Networks</text:p>
          </table:table-cell>
          <table:table-cell office:value-type="string" table:style-name="ce2">
            <text:p>Green Heat Network Fund Delivery Partner</text:p>
          </table:table-cell>
          <table:table-cell office:value-type="string" table:style-name="ce2">
            <text:p>Triple Point Investment Management</text:p>
          </table:table-cell>
          <table:table-cell office:value-type="string" table:style-name="ce2">
            <text:p>Tackle workforce inequality - Aggregate number of evidenced people-hours expended in promoting diversity in the workplace and/or driving out workforce inequalities.</text:p>
          </table:table-cell>
          <table:table-cell office:value-type="string" table:style-name="ce2">
            <text:p>≥10 hou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Clean Heat Directorate - Heat Strategy and Heat Networks</text:p>
          </table:table-cell>
          <table:table-cell office:value-type="string" table:style-name="ce2">
            <text:p>Green Heat Network Fund Delivery Partner</text:p>
          </table:table-cell>
          <table:table-cell office:value-type="string" table:style-name="ce2">
            <text:p>Triple Point Investment Management</text:p>
          </table:table-cell>
          <table:table-cell office:value-type="string" table:style-name="ce2">
            <text:p>Application Assessment submissions timeliness - Difference between the sum of the count of applications that are assessed within 27 working days of the final submission date for inclusion in the Relevant Quarter and the count of applications assessed in the Relevant Quarter.</text:p>
          </table:table-cell>
          <table:table-cell office:value-type="string" table:style-name="ce2">
            <text:p>0 count difference<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Purchasing, Distribution &amp; Administration of Solid Fuel Benefits to Former BCC Employees under the National Concessionary Fuel Scheme Agreements</text:p>
          </table:table-cell>
          <table:table-cell office:value-type="string" table:style-name="ce2">
            <text:p>Homefire Group Limited</text:p>
          </table:table-cell>
          <table:table-cell office:value-type="string" table:style-name="ce2">
            <text:p>Contract - Delivery of specified solid fuels to concessionaires:</text:p>
            <text:p>- delivery schedule provided/posted to each concessionaire prior to the start of each Fuel Year.</text:p>
            <text:p>Frequency - 9 to 12 deliveries per year.</text:p>
            <text:p/>
          </table:table-cell>
          <table:table-cell office:value-type="string" table:style-name="ce2">
            <text:p>9 Deliveri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ternational Energy &amp; Climate Finance</text:p>
          </table:table-cell>
          <table:table-cell office:value-type="string" table:style-name="ce2">
            <text:p>Climate Finance Accelerator Delivery Partner</text:p>
          </table:table-cell>
          <table:table-cell office:value-type="string" table:style-name="ce2">
            <text:p>PwC</text:p>
          </table:table-cell>
          <table:table-cell office:value-type="string" table:style-name="ce2">
            <text:p>In-country delivery: % of key stakeholders that participate in workshops</text:p>
          </table:table-cell>
          <table:table-cell office:value-type="string" table:style-name="ce2">
            <text:p>7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BEIS Digital</text:p>
          </table:table-cell>
          <table:table-cell office:value-type="string" table:style-name="ce2">
            <text:p>Operational Support (ServiceOps) Managed Service</text:p>
          </table:table-cell>
          <table:table-cell office:value-type="string" table:style-name="ce2">
            <text:p>Visionist Ltd</text:p>
          </table:table-cell>
          <table:table-cell office:value-type="string" table:style-name="ce2">
            <text:p>Joiners tasks completed within 10 day service level agreemen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BEIS Digital</text:p>
          </table:table-cell>
          <table:table-cell office:value-type="string" table:style-name="ce2">
            <text:p>Networks, Telephony &amp; Infrastructure Managed Service</text:p>
          </table:table-cell>
          <table:table-cell office:value-type="string" table:style-name="ce2">
            <text:p>Visionist Ltd</text:p>
          </table:table-cell>
          <table:table-cell office:value-type="string" table:style-name="ce2">
            <text:p>100% Availability of Supported LAN services across all sites (average across all sit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CLU Records Management</text:p>
          </table:table-cell>
          <table:table-cell office:value-type="string" table:style-name="ce2">
            <text:p>Iron Mountain</text:p>
          </table:table-cell>
          <table:table-cell office:value-type="string" table:style-name="ce2">
            <text:p>FOI (5 working day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Nuclear Projects &amp; Development</text:p>
          </table:table-cell>
          <table:table-cell office:value-type="string" table:style-name="ce2">
            <text:p>Financial Advice for Nuclear</text:p>
          </table:table-cell>
          <table:table-cell office:value-type="string" table:style-name="ce2">
            <text:p>PwC</text:p>
          </table:table-cell>
          <table:table-cell office:value-type="string" table:style-name="ce2">
            <text:p>Invoice submission – Percentage delivery of accurate information of invoice on a monthly basis and on time</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Science &amp; Innovation for Climate &amp; Energy</text:p>
          </table:table-cell>
          <table:table-cell office:value-type="string" table:style-name="ce2">
            <text:p>Acceleration Support Services<text:s/></text:p>
          </table:table-cell>
          <table:table-cell office:value-type="string" table:style-name="ce2">
            <text:p>Carbon Trust Advisory</text:p>
          </table:table-cell>
          <table:table-cell office:value-type="string" table:style-name="ce2">
            <text:p>Percentage of initial acceleration support tasks/activity (e.g. 1-to-1 company support, one-to-many support) assigned to an appropriate expert within 10 working days of the final approved acceleration plan being uploaded to the Teams site for sharing documents between the Supplier and the Buyer</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Clean Heat Directorate - Heat Strategy and Heat Networks</text:p>
          </table:table-cell>
          <table:table-cell office:value-type="string" table:style-name="ce2">
            <text:p>Heat Networks Investment Project (HNIP) Delivery Partner</text:p>
          </table:table-cell>
          <table:table-cell office:value-type="string" table:style-name="ce2">
            <text:p>Triple Point Investment Management</text:p>
          </table:table-cell>
          <table:table-cell office:value-type="string" table:style-name="ce2">
            <text:p>Heat Networks Investment Project funding deployed<text:s/></text:p>
          </table:table-cell>
          <table:table-cell office:value-type="string" table:style-name="ce2">
            <text:p>100%</text:p>
          </table:table-cell>
          <table:table-cell office:value-type="string" table:style-name="ce2">
            <text:p>Good</text:p>
          </table:table-cell>
          <table:table-cell office:value-type="string" table:style-name="ce2">
            <text:p>Annual KPI. Will be assessed in April 2023.</text:p>
          </table:table-cell>
          <table:table-cell table:number-columns-repeated="16375"/>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Clean Heat Directorate - Heat Strategy and Heat Networks</text:p>
          </table:table-cell>
          <table:table-cell office:value-type="string" table:style-name="ce2">
            <text:p>Heat Networks Investment Project (HNIP) Delivery Partner</text:p>
          </table:table-cell>
          <table:table-cell office:value-type="string" table:style-name="ce2">
            <text:p>Triple Point Investment Management</text:p>
          </table:table-cell>
          <table:table-cell office:value-type="string" table:style-name="ce2">
            <text:p>Carbon Savings from HNIP supported heat networks</text:p>
          </table:table-cell>
          <table:table-cell office:value-type="string" table:style-name="ce2">
            <text:p>100%</text:p>
          </table:table-cell>
          <table:table-cell office:value-type="string" table:style-name="ce2">
            <text:p>Good</text:p>
          </table:table-cell>
          <table:table-cell office:value-type="string" table:style-name="ce2">
            <text:p>Annual KPI. Will be assessed in April 2023.</text:p>
          </table:table-cell>
          <table:table-cell table:number-columns-repeated="16375"/>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dustrial Energy</text:p>
          </table:table-cell>
          <table:table-cell office:value-type="string" table:style-name="ce2">
            <text:p>UK ETS Registry Contract</text:p>
          </table:table-cell>
          <table:table-cell office:value-type="string" table:style-name="ce2">
            <text:p>Trasys UniSystems</text:p>
          </table:table-cell>
          <table:table-cell office:value-type="string" table:style-name="ce2">
            <text:p>Out of hours (24/7) security monitoring, response and remediation for the Registry and infrastructure platform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Provision of Project Management for the Maintenance of Strategic Environmental Assessments (SEAs), including the provision of a new SEA to support Offshore Energy Licensing / Leasing Rounds</text:p>
          </table:table-cell>
          <table:table-cell office:value-type="string" table:style-name="ce2">
            <text:p>Hartley Anderson</text:p>
          </table:table-cell>
          <table:table-cell office:value-type="string" table:style-name="ce2">
            <text:p>All Sub-contractors to be paid in accordance with the agreed payment terms</text:p>
          </table:table-cell>
          <table:table-cell office:value-type="string" table:style-name="ce2">
            <text:p>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Provision of Project Management for the Maintenance of Strategic Environmental Assessments (SEAs), including the provision of a new SEA to support Offshore Energy Licensing / Leasing Rounds</text:p>
          </table:table-cell>
          <table:table-cell office:value-type="string" table:style-name="ce2">
            <text:p>Hartley Anderson</text:p>
          </table:table-cell>
          <table:table-cell office:value-type="string" table:style-name="ce2">
            <text:p>Submission of financial report to the Authority by 21st of each month, with confirmed figures for the month before and estimated figures for the current and following months</text:p>
          </table:table-cell>
          <table:table-cell office:value-type="string" table:style-name="ce2">
            <text:p>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BEIS Digital</text:p>
          </table:table-cell>
          <table:table-cell office:value-type="string" table:style-name="ce2">
            <text:p>Operational Support (ServiceOps) Managed Service</text:p>
          </table:table-cell>
          <table:table-cell office:value-type="string" table:style-name="ce2">
            <text:p>Visionist Ltd</text:p>
          </table:table-cell>
          <table:table-cell office:value-type="string" table:style-name="ce2">
            <text:p>Tech Bar First Time Fix</text:p>
          </table:table-cell>
          <table:table-cell office:value-type="string" table:style-name="ce2">
            <text:p>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Security, Networks &amp; Markets</text:p>
          </table:table-cell>
          <table:table-cell office:value-type="string" table:style-name="ce2">
            <text:p>Future Systems Operator - Legal Advisory. Legal advisory services to support the negotiations for the future structure of the National Grid Electricity Systems Operator (ESO).</text:p>
          </table:table-cell>
          <table:table-cell office:value-type="string" table:style-name="ce2">
            <text:p>Dentons</text:p>
          </table:table-cell>
          <table:table-cell office:value-type="string" table:style-name="ce2">
            <text:p>Percentage of deadlines met when delivering work-in-progress financial reports. (The timeliness of financial work-in-progress (WIP) report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CLU Records Management</text:p>
          </table:table-cell>
          <table:table-cell office:value-type="string" table:style-name="ce2">
            <text:p>Iron Mountain</text:p>
          </table:table-cell>
          <table:table-cell office:value-type="string" table:style-name="ce2">
            <text:p>Delivery of Digital Records Sets (5 day SLA)</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Purchasing, Distribution &amp; Administration of Solid Fuel Benefits to Former BCC Employees under the National Concessionary Fuel Scheme Agreements</text:p>
          </table:table-cell>
          <table:table-cell office:value-type="string" table:style-name="ce2">
            <text:p>Homefire Group Limited</text:p>
          </table:table-cell>
          <table:table-cell office:value-type="string" table:style-name="ce2">
            <text:p>Monthly data reconciliation.<text:s/></text:p>
            <text:p>Homefire Group Limioted / National Concessionary Fuel Office information exchange including details of uplifted and recovered fuel; entitlement level amendments; access to emergency deliveri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dustrial Energy</text:p>
          </table:table-cell>
          <table:table-cell office:value-type="string" table:style-name="ce2">
            <text:p>UK ETS Registry Contract</text:p>
          </table:table-cell>
          <table:table-cell office:value-type="string" table:style-name="ce2">
            <text:p>Trasys UniSystems</text:p>
          </table:table-cell>
          <table:table-cell office:value-type="string" table:style-name="ce2">
            <text:p>System outage, security incident, or total data loss of the Registry resolved within 8 hours (business working day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ternational Energy &amp; Climate Finance</text:p>
          </table:table-cell>
          <table:table-cell office:value-type="string" table:style-name="ce2">
            <text:p>Climate Finance Accelerator Delivery Partner</text:p>
          </table:table-cell>
          <table:table-cell office:value-type="string" table:style-name="ce2">
            <text:p>PwC</text:p>
          </table:table-cell>
          <table:table-cell office:value-type="string" table:style-name="ce2">
            <text:p>In country-delivery: % Of positive feedback from workshop participants measured using a survey</text:p>
          </table:table-cell>
          <table:table-cell office:value-type="string" table:style-name="ce2">
            <text:p>7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BEIS Digital</text:p>
          </table:table-cell>
          <table:table-cell office:value-type="string" table:style-name="ce2">
            <text:p>BEIS Unified Communications</text:p>
          </table:table-cell>
          <table:table-cell office:value-type="string" table:style-name="ce2">
            <text:p>Vodafone</text:p>
          </table:table-cell>
          <table:table-cell office:value-type="string" table:style-name="ce2">
            <text:p>Core Application Availability 24x7x365</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BEIS Digital</text:p>
          </table:table-cell>
          <table:table-cell office:value-type="string" table:style-name="ce2">
            <text:p>BEIS Unified Communications</text:p>
          </table:table-cell>
          <table:table-cell office:value-type="string" table:style-name="ce2">
            <text:p>Vodafone</text:p>
          </table:table-cell>
          <table:table-cell office:value-type="string" table:style-name="ce2">
            <text:p>Mean Opinion Score</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BEIS Digital</text:p>
          </table:table-cell>
          <table:table-cell office:value-type="string" table:style-name="ce2">
            <text:p>Networks, Telephony &amp; Infrastructure Managed Service</text:p>
          </table:table-cell>
          <table:table-cell office:value-type="string" table:style-name="ce2">
            <text:p>Visionist Ltd</text:p>
          </table:table-cell>
          <table:table-cell office:value-type="string" table:style-name="ce2">
            <text:p>100% SLA compliance for Severity / Priority 1 (4 hrs) and Severity / Priority 2 (8 hrs) LAN and zero trust service inciden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CLU Records Management</text:p>
          </table:table-cell>
          <table:table-cell office:value-type="string" table:style-name="ce2">
            <text:p>Iron Mountain</text:p>
          </table:table-cell>
          <table:table-cell office:value-type="string" table:style-name="ce2">
            <text:p>Data Protection Act (DPA) Requests (40 working days- inform BEIS within 5 working day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Security, Networks &amp; Markets</text:p>
          </table:table-cell>
          <table:table-cell office:value-type="string" table:style-name="ce2">
            <text:p>Future Systems Operator - Legal Advisory. Legal advisory services to support the negotiations for the future structure of the National Grid Electricity Systems Operator (ESO).</text:p>
          </table:table-cell>
          <table:table-cell office:value-type="string" table:style-name="ce2">
            <text:p>Dentons</text:p>
          </table:table-cell>
          <table:table-cell office:value-type="string" table:style-name="ce2">
            <text:p>Percentage of deadlines met when mobilising personnel. (The timeframes within which supplier personnel can be mobilised, following agreement upon a scope of work)</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Nuclear Projects &amp; Development</text:p>
          </table:table-cell>
          <table:table-cell office:value-type="string" table:style-name="ce2">
            <text:p>Financial Advice for Nuclear</text:p>
          </table:table-cell>
          <table:table-cell office:value-type="string" table:style-name="ce2">
            <text:p>PwC</text:p>
          </table:table-cell>
          <table:table-cell office:value-type="string" table:style-name="ce2">
            <text:p>Percentage delivery of monthly progress updates of planned activities for staffing and resourcing updates, and the identification and mitigation of any risks identified to achieving key objectiv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Clean Heat Directorate - Heat Strategy and Heat Networks</text:p>
          </table:table-cell>
          <table:table-cell office:value-type="string" table:style-name="ce2">
            <text:p>Green Heat Network Fund Delivery Partner</text:p>
          </table:table-cell>
          <table:table-cell office:value-type="string" table:style-name="ce2">
            <text:p>Triple Point Investment Management</text:p>
          </table:table-cell>
          <table:table-cell office:value-type="string" table:style-name="ce2">
            <text:p>Quality of investment committee decisions - Sum of the count of assessed applications deemed to be of insufficient standard for Investment Committee decision making due to mistakes, errors or lack of clarity or detail within final Investment Committee report.</text:p>
          </table:table-cell>
          <table:table-cell office:value-type="string" table:style-name="ce2">
            <text:p>0 cou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Security, Networks &amp; Markets</text:p>
          </table:table-cell>
          <table:table-cell office:value-type="string" table:style-name="ce2">
            <text:p>Future Systems Operator - Legal Advisory. Legal advisory services to support the negotiations for the future structure of the National Grid Electricity Systems Operator (ESO).</text:p>
          </table:table-cell>
          <table:table-cell office:value-type="string" table:style-name="ce2">
            <text:p>Dentons</text:p>
          </table:table-cell>
          <table:table-cell office:value-type="string" table:style-name="ce2">
            <text:p>Percentage of deadlines met when delivering documents (Deadlines are fluid depending on requirement).</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ternational Net Zero: Climate, Finance and Strategy</text:p>
          </table:table-cell>
          <table:table-cell office:value-type="string" table:style-name="ce2">
            <text:p>Climate Ambition Support Alliance (CASA)</text:p>
          </table:table-cell>
          <table:table-cell office:value-type="string" table:style-name="ce2">
            <text:p>PwC</text:p>
          </table:table-cell>
          <table:table-cell office:value-type="string" table:style-name="ce2">
            <text:p>% of the monitoring and evaluation system for the programme maintained and up to date</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Development &amp; Resilience</text:p>
          </table:table-cell>
          <table:table-cell office:value-type="string" table:style-name="ce2">
            <text:p>Provision of Project Management for the Maintenance of Strategic Environmental Assessments (SEAs), including the provision of a new SEA to support Offshore Energy Licensing / Leasing Rounds</text:p>
          </table:table-cell>
          <table:table-cell office:value-type="string" table:style-name="ce2">
            <text:p>Hartley Anderson</text:p>
          </table:table-cell>
          <table:table-cell office:value-type="string" table:style-name="ce2">
            <text:p>i) Submission of research project invoices to the Authority within one month of receipt from the Sub-contractors. ii) Submission of management fees invoices to the Authority at a maximum interval of two (2) calendar months, by the 15th day of the following month</text:p>
          </table:table-cell>
          <table:table-cell office:value-type="string" table:style-name="ce2">
            <text:p>8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Nuclear Projects &amp; Development</text:p>
          </table:table-cell>
          <table:table-cell office:value-type="string" table:style-name="ce2">
            <text:p>Financial Advice for Nuclear</text:p>
          </table:table-cell>
          <table:table-cell office:value-type="string" table:style-name="ce2">
            <text:p>PwC</text:p>
          </table:table-cell>
          <table:table-cell office:value-type="string" table:style-name="ce2">
            <text:p>Percentage delivery high quality advice for each of the deliverables within the contract</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Science &amp; Innovation for Climate &amp; Energy</text:p>
          </table:table-cell>
          <table:table-cell office:value-type="string" table:style-name="ce2">
            <text:p>Acceleration Support Services<text:s/></text:p>
          </table:table-cell>
          <table:table-cell office:value-type="string" table:style-name="ce2">
            <text:p>Carbon Trust Advisory</text:p>
          </table:table-cell>
          <table:table-cell office:value-type="string" table:style-name="ce2">
            <text:p>Customer satisfaction score maintained (%)</text:p>
          </table:table-cell>
          <table:table-cell office:value-type="string" table:style-name="ce2">
            <text:p>80% </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Science &amp; Innovation for Climate &amp; Energy</text:p>
          </table:table-cell>
          <table:table-cell office:value-type="string" table:style-name="ce2">
            <text:p>Acceleration Support Services<text:s/></text:p>
          </table:table-cell>
          <table:table-cell office:value-type="string" table:style-name="ce2">
            <text:p>Carbon Trust Advisory</text:p>
          </table:table-cell>
          <table:table-cell office:value-type="string" table:style-name="ce2">
            <text:p>Percentage of draft acceleration support plans created and sent to support recipients within 10 working days of acceleration needs assessment meeting with support recipient</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amp; Security</text:p>
          </table:table-cell>
          <table:table-cell office:value-type="string" table:style-name="ce2">
            <text:p>Financial Advisory Services for Sizewell C (Barclays)</text:p>
          </table:table-cell>
          <table:table-cell office:value-type="string" table:style-name="ce2">
            <text:p>Barclays</text:p>
          </table:table-cell>
          <table:table-cell office:value-type="string" table:style-name="ce2">
            <text:p>Attendance and senior level support : Financial Advisor’s core team to attend monthly meetings as required and provide personal input to key sessions.<text: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Nuclear Projects &amp; Development</text:p>
          </table:table-cell>
          <table:table-cell office:value-type="string" table:style-name="ce2">
            <text:p>Provision of legal advisors for the New Nuclear pipeline</text:p>
          </table:table-cell>
          <table:table-cell office:value-type="string" table:style-name="ce2">
            <text:p>Linklaters</text:p>
          </table:table-cell>
          <table:table-cell office:value-type="string" table:style-name="ce2">
            <text:p>Invoice submission – Percentage delivery of accurate information of invoice on a monthly basis and on time</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dustrial Energy</text:p>
          </table:table-cell>
          <table:table-cell office:value-type="string" table:style-name="ce2">
            <text:p>UK ETS Registry Contract</text:p>
          </table:table-cell>
          <table:table-cell office:value-type="string" table:style-name="ce2">
            <text:p>Trasys UniSystems</text:p>
          </table:table-cell>
          <table:table-cell office:value-type="string" table:style-name="ce2">
            <text:p>Monitor and manage the availability of both the Amazon Web Service and the ETS Registry application service environments on a 24/7/365 basi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International Energy &amp; Climate Finance</text:p>
          </table:table-cell>
          <table:table-cell office:value-type="string" table:style-name="ce2">
            <text:p>Climate Finance Accelerator Delivery Partner</text:p>
          </table:table-cell>
          <table:table-cell office:value-type="string" table:style-name="ce2">
            <text:p>PwC</text:p>
          </table:table-cell>
          <table:table-cell office:value-type="string" table:style-name="ce2">
            <text:p>Adherence to budget: % variance against agreed forecast</text:p>
          </table:table-cell>
          <table:table-cell office:value-type="string" table:style-name="ce2">
            <text:p>10% '+/-'</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Science &amp; Innovation for Climate &amp; Energy</text:p>
          </table:table-cell>
          <table:table-cell office:value-type="string" table:style-name="ce2">
            <text:p>NAEI (National Atmospheric Emissions Inventory) Lot 1 - 2021-2025 National Atmospheric Emissions Inventory (formerly titled Greenhouse Gas Inventory Verification Programme)</text:p>
          </table:table-cell>
          <table:table-cell office:value-type="string" table:style-name="ce2">
            <text:p>Ricardo AEA Ltd</text:p>
          </table:table-cell>
          <table:table-cell office:value-type="string" table:style-name="ce2">
            <text:p>Number of risks produced and reviewed.</text:p>
            <text:p>(Supplier outlines risks and mitigating actions associated with the contract)</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Science &amp; Innovation for Climate &amp; Energy</text:p>
          </table:table-cell>
          <table:table-cell office:value-type="string" table:style-name="ce2">
            <text:p>NAEI (National Atmospheric Emissions Inventory) Lot 1 - 2021-2025 National Atmospheric Emissions Inventory (formerly titled Greenhouse Gas Inventory Verification Programme)</text:p>
          </table:table-cell>
          <table:table-cell office:value-type="string" table:style-name="ce2">
            <text:p>Ricardo AEA Ltd</text:p>
          </table:table-cell>
          <table:table-cell office:value-type="string" table:style-name="ce2">
            <text:p>Data Quality: Delivery of key deliverables without major error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BEIS Digital</text:p>
          </table:table-cell>
          <table:table-cell office:value-type="string" table:style-name="ce2">
            <text:p>Operational Support (ServiceOps) Managed Service</text:p>
          </table:table-cell>
          <table:table-cell office:value-type="string" table:style-name="ce2">
            <text:p>Visionist Ltd</text:p>
          </table:table-cell>
          <table:table-cell office:value-type="string" table:style-name="ce2">
            <text:p>2nd Line Operations Tasks completed within 5 Day Service Level Agreement</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BEIS Digital</text:p>
          </table:table-cell>
          <table:table-cell office:value-type="string" table:style-name="ce2">
            <text:p>Networks, Telephony &amp; Infrastructure Managed Service</text:p>
          </table:table-cell>
          <table:table-cell office:value-type="string" table:style-name="ce2">
            <text:p>Visionist Ltd</text:p>
          </table:table-cell>
          <table:table-cell office:value-type="string" table:style-name="ce2">
            <text:p>100% of Technical Changes to be successfully deployed</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Clean Heat Directorate - Heat Strategy and Heat Networks</text:p>
          </table:table-cell>
          <table:table-cell office:value-type="string" table:style-name="ce2">
            <text:p>Green Heat Network Fund Delivery Partner</text:p>
          </table:table-cell>
          <table:table-cell office:value-type="string" table:style-name="ce2">
            <text:p>Triple Point Investment Management</text:p>
          </table:table-cell>
          <table:table-cell office:value-type="string" table:style-name="ce2">
            <text:p>create new business, new jobs and new skills - Aggregate number of evidenced people-hours of teaching, training and mentoring interventions delivered under the contract.</text:p>
          </table:table-cell>
          <table:table-cell office:value-type="string" table:style-name="ce2">
            <text:p>≥10 hour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Clean Heat Directorate - Heat Strategy and Heat Networks</text:p>
          </table:table-cell>
          <table:table-cell office:value-type="string" table:style-name="ce2">
            <text:p>Green Heat Network Fund Delivery Partner</text:p>
          </table:table-cell>
          <table:table-cell office:value-type="string" table:style-name="ce2">
            <text:p>Triple Point Investment Management</text:p>
          </table:table-cell>
          <table:table-cell office:value-type="string" table:style-name="ce2">
            <text:p>Reporting Milestone Accuracy - Average working day variance between actual milestone dates in the Relevant Month and the milestone dates baselined in Table 32 of Order Schedule 20 (Order Specification).</text:p>
          </table:table-cell>
          <table:table-cell office:value-type="string" table:style-name="ce2">
            <text:p>0 days average differenc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Nuclear Projects &amp; Development</text:p>
          </table:table-cell>
          <table:table-cell office:value-type="string" table:style-name="ce2">
            <text:p>Provision of legal advisors for the New Nuclear pipeline</text:p>
          </table:table-cell>
          <table:table-cell office:value-type="string" table:style-name="ce2">
            <text:p>Linklaters</text:p>
          </table:table-cell>
          <table:table-cell office:value-type="string" table:style-name="ce2">
            <text:p>Percentage delivery high quality advice for each of the deliverables within the contrac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Nuclear Projects &amp; Development</text:p>
          </table:table-cell>
          <table:table-cell office:value-type="string" table:style-name="ce2">
            <text:p>Provision of legal advisors for the New Nuclear pipeline</text:p>
          </table:table-cell>
          <table:table-cell office:value-type="string" table:style-name="ce2">
            <text:p>Linklaters</text:p>
          </table:table-cell>
          <table:table-cell office:value-type="string" table:style-name="ce2">
            <text:p>Percentage delivery of monthly progress updates of planned activities for staffing and resourcing updates, and the identification and mitigation of any risks identified to achieving key objectiv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BEIS</text:p>
          </table:table-cell>
          <table:table-cell office:value-type="string" table:style-name="ce2">
            <text:p>Energy &amp; Security</text:p>
          </table:table-cell>
          <table:table-cell office:value-type="string" table:style-name="ce2">
            <text:p>Financial Advisory Services for Sizewell C (Barclays)</text:p>
          </table:table-cell>
          <table:table-cell office:value-type="string" table:style-name="ce2">
            <text:p>Barclays</text:p>
          </table:table-cell>
          <table:table-cell office:value-type="string" table:style-name="ce2">
            <text:p>Financial management :All invoices must be submitted within 4 working days of month end.<tex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BDUK</text:p>
          </table:table-cell>
          <table:table-cell office:value-type="string" table:style-name="ce2">
            <text:p>Superfast State Aid Evaluation 2018/21 Commission<text:s/></text:p>
          </table:table-cell>
          <table:table-cell office:value-type="string" table:style-name="ce2">
            <text:p>Ipsos MORI</text:p>
          </table:table-cell>
          <table:table-cell office:value-type="string" table:style-name="ce2">
            <text:p>3: Delivering project in line with milestones covered in contract.<text:s/></text:p>
            <text:p/>
          </table:table-cell>
          <table:table-cell office:value-type="string" table:style-name="ce2">
            <text:p>100%</text:p>
          </table:table-cell>
          <table:table-cell office:value-type="string" table:style-name="ce2">
            <text:p>Approaching Target</text:p>
          </table:table-cell>
          <table:table-cell office:value-type="string" table:style-name="ce2">
            <text:p>Short delay in providing environmental paper and topic guide, and some intermediate papers.</text:p>
          </table:table-cell>
          <table:table-cell table:number-columns-repeated="16375"/>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Commercial<text:s/></text:p>
          </table:table-cell>
          <table:table-cell office:value-type="string" table:style-name="ce2">
            <text:p>Public Sector Resourcing - Provide a fully managed end-to-end service model through which hiring managers can access their contingent worker requirements (contractors and temporary workers)</text:p>
          </table:table-cell>
          <table:table-cell office:value-type="string" table:style-name="ce2">
            <text:p>Alexander Mann Solutions</text:p>
          </table:table-cell>
          <table:table-cell office:value-type="string" table:style-name="ce2">
            <text:p>Average time for offer to be made within 12 days (or less) of requirement approval</text:p>
          </table:table-cell>
          <table:table-cell office:value-type="string" table:style-name="ce2">
            <text:p>12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Ceremonials</text:p>
          </table:table-cell>
          <table:table-cell office:value-type="string" table:style-name="ce2">
            <text:p>Ceremonials Event Management Services</text:p>
          </table:table-cell>
          <table:table-cell office:value-type="string" table:style-name="ce2">
            <text:p>Arcadis UK Limited</text:p>
          </table:table-cell>
          <table:table-cell office:value-type="string" table:style-name="ce2">
            <text:p>A18 - Social Value Trainee/Apprenticeships and Graduat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BDUK</text:p>
          </table:table-cell>
          <table:table-cell office:value-type="string" table:style-name="ce2">
            <text:p>Superfast State Aid Evaluation 2018/21 Commission<text:s/></text:p>
          </table:table-cell>
          <table:table-cell office:value-type="string" table:style-name="ce2">
            <text:p>Ipsos MORI</text:p>
          </table:table-cell>
          <table:table-cell office:value-type="string" table:style-name="ce2">
            <text:p>2: Resourcing - availability of core staff members. Expectation when core staff are away for more than 2 working days another team member with equivalent expereince will pick up work.</text:p>
            <text:p/>
          </table:table-cell>
          <table:table-cell office:value-type="string" table:style-name="ce2">
            <text:p>100%</text:p>
          </table:table-cell>
          <table:table-cell office:value-type="string" table:style-name="ce2">
            <text:p>Approaching Target</text:p>
          </table:table-cell>
          <table:table-cell office:value-type="string" table:style-name="ce2">
            <text:p>No significant absences but some shorter absences in August have had a minor impact.</text:p>
          </table:table-cell>
          <table:table-cell table:number-columns-repeated="16375"/>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BDUK</text:p>
          </table:table-cell>
          <table:table-cell office:value-type="string" table:style-name="ce2">
            <text:p>Superfast State Aid Evaluation 2018/21 Commission<text:s/></text:p>
          </table:table-cell>
          <table:table-cell office:value-type="string" table:style-name="ce2">
            <text:p>Ipsos MORI</text:p>
          </table:table-cell>
          <table:table-cell office:value-type="string" table:style-name="ce2">
            <text:p>1: Communication of project progress. Anything that might affect the timeline of the project including annual leave, sick absence, other risks and delays</text:p>
          </table:table-cell>
          <table:table-cell office:value-type="string" table:style-name="ce2">
            <text:p>100%</text:p>
          </table:table-cell>
          <table:table-cell office:value-type="string" table:style-name="ce2">
            <text:p>Approaching Target</text:p>
          </table:table-cell>
          <table:table-cell office:value-type="string" table:style-name="ce2">
            <text:p>Slight slippage in August due to some unexpected short delays. Other months both 100%.</text:p>
          </table:table-cell>
          <table:table-cell table:number-columns-repeated="16375"/>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Commercial<text:s/></text:p>
          </table:table-cell>
          <table:table-cell office:value-type="string" table:style-name="ce2">
            <text:p>Public Sector Resourcing - Provide a fully managed end-to-end service model through which hiring managers can access their contingent worker requirements (contractors and temporary workers)</text:p>
          </table:table-cell>
          <table:table-cell office:value-type="string" table:style-name="ce2">
            <text:p>Alexander Mann Solutions</text:p>
          </table:table-cell>
          <table:table-cell office:value-type="string" table:style-name="ce2">
            <text:p>Average time for the completion of on-boarding to be made within 10 days (or less) from work order approval<text:s text:c="2"/></text:p>
          </table:table-cell>
          <table:table-cell office:value-type="string" table:style-name="ce2">
            <text:p>1-10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Commercial<text:s/></text:p>
          </table:table-cell>
          <table:table-cell office:value-type="string" table:style-name="ce2">
            <text:p>Public Sector Resourcing - Provide a fully managed end-to-end service model through which hiring managers can access their contingent worker requirements (contractors and temporary workers)</text:p>
          </table:table-cell>
          <table:table-cell office:value-type="string" table:style-name="ce2">
            <text:p>Alexander Mann Solutions</text:p>
          </table:table-cell>
          <table:table-cell office:value-type="string" table:style-name="ce2">
            <text:p>% of starters within the period must be placed at or below rate card</text:p>
          </table:table-cell>
          <table:table-cell office:value-type="string" table:style-name="ce2">
            <text:p>100-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Ceremonials</text:p>
          </table:table-cell>
          <table:table-cell office:value-type="string" table:style-name="ce2">
            <text:p>Ceremonials Event Management Services</text:p>
          </table:table-cell>
          <table:table-cell office:value-type="string" table:style-name="ce2">
            <text:p>Arcadis UK Limited</text:p>
          </table:table-cell>
          <table:table-cell office:value-type="string" table:style-name="ce2">
            <text:p>A7 - On time delivery of each even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Ceremonials</text:p>
          </table:table-cell>
          <table:table-cell office:value-type="string" table:style-name="ce2">
            <text:p>Ceremonials Event Management Services</text:p>
          </table:table-cell>
          <table:table-cell office:value-type="string" table:style-name="ce2">
            <text:p>Arcadis UK Limited</text:p>
          </table:table-cell>
          <table:table-cell office:value-type="string" table:style-name="ce2">
            <text:p>A12 - Management Resourc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CMS</text:p>
          </table:table-cell>
          <table:table-cell office:value-type="string" table:style-name="ce2">
            <text:p>Ceremonials</text:p>
          </table:table-cell>
          <table:table-cell office:value-type="string" table:style-name="ce2">
            <text:p>Ceremonials Event Management Services</text:p>
          </table:table-cell>
          <table:table-cell office:value-type="string" table:style-name="ce2">
            <text:p>Arcadis UK Limited</text:p>
          </table:table-cell>
          <table:table-cell office:value-type="string" table:style-name="ce2">
            <text:p>A2 - Management Reports - The Contractor provides a report to the Client and the report contains all information as stated in A1 for that month</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4 - Western England</text:p>
          </table:table-cell>
          <table:table-cell office:value-type="string" table:style-name="ce2">
            <text:p>Farmcare West Ltd<text:s/></text:p>
          </table:table-cell>
          <table:table-cell office:value-type="string" table:style-name="ce2">
            <text:p>Service A (Data Quality): All data input and submitted on Sam is accur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Saltfleet to Gibraltar Point Strategy – Beach Management</text:p>
          </table:table-cell>
          <table:table-cell office:value-type="string" table:style-name="ce2">
            <text:p>Van Oord UK Limited</text:p>
          </table:table-cell>
          <table:table-cell office:value-type="string" table:style-name="ce2">
            <text:p>Time Variance - Delivery of required project commission completions (work on the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Rochdale &amp; Littleborough Phase 1a ECC</text:p>
          </table:table-cell>
          <table:table-cell office:value-type="string" table:style-name="ce2">
            <text:p>Volkerstevin Lt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anything less than or equal to 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FRAMEWORK CALL OFF AGREEMENT: CRD SERVICES - Joint Venture with FERA Science Ltd</text:p>
          </table:table-cell>
          <table:table-cell office:value-type="string" table:style-name="ce2">
            <text:p>Fera Science Limited (LTSA Reporting only)</text:p>
          </table:table-cell>
          <table:table-cell office:value-type="string" table:style-name="ce2">
            <text:p>Pesticide Usage Survey: compliance with the ten service standards specified for the Pesticide Usage Survey in the Annual Plan.</text:p>
          </table:table-cell>
          <table:table-cell office:value-type="string" table:style-name="ce2">
            <text:p>10 service standards achieved</text:p>
          </table:table-cell>
          <table:table-cell office:value-type="string" table:style-name="ce2">
            <text:p>Good</text:p>
          </table:table-cell>
          <table:table-cell office:value-type="string" table:style-name="ce2">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Defra - UnITy Programme - Service Desk</text:p>
          </table:table-cell>
          <table:table-cell office:value-type="string" table:style-name="ce2">
            <text:p>Capgemini UK plc</text:p>
          </table:table-cell>
          <table:table-cell office:value-type="string" table:style-name="ce2">
            <text:p>SD002 Speed to Answer</text:p>
          </table:table-cell>
          <table:table-cell office:value-type="string" table:style-name="ce2">
            <text:p>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FRAMEWORK CALL OFF AGREEMENT: VMD SERVICES (Joint Venture with FERA Science Ltd)</text:p>
          </table:table-cell>
          <table:table-cell office:value-type="string" table:style-name="ce2">
            <text:p>Fera Science Limited (LTSA Reporting only)</text:p>
          </table:table-cell>
          <table:table-cell office:value-type="string" table:style-name="ce2">
            <text:p>Approved Certificates of Analysis for all forms of analysis must be issued within 1 Working Day of completion.<text:s/></text:p>
          </table:table-cell>
          <table:table-cell office:value-type="string" table:style-name="ce2">
            <text:p>100%</text:p>
          </table:table-cell>
          <table:table-cell office:value-type="string" table:style-name="ce2">
            <text:p>Good</text:p>
          </table:table-cell>
          <table:table-cell office:value-type="string" table:style-name="ce2">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Provision of the Manufacture and Supply of Avian and Bovine Tuberculin</text:p>
          </table:table-cell>
          <table:table-cell office:value-type="string" table:style-name="ce2">
            <text:p>Prionics AG</text:p>
          </table:table-cell>
          <table:table-cell office:value-type="string" table:style-name="ce2">
            <text:p>The goods accepted as suitable by the authority</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End User Environment Services</text:p>
          </table:table-cell>
          <table:table-cell office:value-type="string" table:style-name="ce2">
            <text:p>CSC Computer Sciences Limited - (DXC Technology)</text:p>
          </table:table-cell>
          <table:table-cell office:value-type="string" table:style-name="ce2">
            <text:p>(EU018c) Top 5 Individual Service Request by volume, 95% to be fulfilled within lead time as set out in the Service Catalogue</text:p>
          </table:table-cell>
          <table:table-cell office:value-type="string" table:style-name="ce2">
            <text:p>equal to or greater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Defra - UnITy Programme - Managed Print Service</text:p>
          </table:table-cell>
          <table:table-cell office:value-type="string" table:style-name="ce2">
            <text:p>Xerox (UK) Limited</text:p>
          </table:table-cell>
          <table:table-cell office:value-type="string" table:style-name="ce2">
            <text:p>Service Availability</text:p>
          </table:table-cell>
          <table:table-cell office:value-type="string" table:style-name="ce2">
            <text:p>greater than or equal to 99.6%</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The Enabling Contract</text:p>
          </table:table-cell>
          <table:table-cell office:value-type="string" table:style-name="ce2">
            <text:p>IBM United Kingdom Ltd</text:p>
          </table:table-cell>
          <table:table-cell office:value-type="string" table:style-name="ce2">
            <text:p>Incident Resolution <text:s/>(percentage of incidents resolved within target resolution time)</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The Enabling Contract</text:p>
          </table:table-cell>
          <table:table-cell office:value-type="string" table:style-name="ce2">
            <text:p>IBM United Kingdom Ltd</text:p>
          </table:table-cell>
          <table:table-cell office:value-type="string" table:style-name="ce2">
            <text:p>Application and Corporate System Availability (all Applications and Corporate Systems available to users (%) hours per month) - Please see notes for details of % hours per month</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DGC - Strategic Relationship Management</text:p>
          </table:table-cell>
          <table:table-cell office:value-type="string" table:style-name="ce2">
            <text:p>FM provision across Defra estate</text:p>
          </table:table-cell>
          <table:table-cell office:value-type="string" table:style-name="ce2">
            <text:p>Mitie FM Limited</text:p>
          </table:table-cell>
          <table:table-cell office:value-type="string" table:style-name="ce2">
            <text:p>Planned Maintenance Statutory (PMS) Completion</text:p>
          </table:table-cell>
          <table:table-cell office:value-type="string" table:style-name="ce2">
            <text:p>Equal to or greater than 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Corporate Services - Corporate Solutions</text:p>
          </table:table-cell>
          <table:table-cell office:value-type="string" table:style-name="ce2">
            <text:p>SIMAR - Lot 2 - Commercial Vehicles</text:p>
          </table:table-cell>
          <table:table-cell office:value-type="string" table:style-name="ce2">
            <text:p>Rivus Fleet Solutions</text:p>
          </table:table-cell>
          <table:table-cell office:value-type="string" table:style-name="ce2">
            <text:p>MOT pass rate<text:s/></text:p>
            <text:p/>
            <text:p>Percentage of all vehicles that passed their MOT the first time presented.</text:p>
          </table:table-cell>
          <table:table-cell office:value-type="string" table:style-name="ce2">
            <text:p>96%</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TSE Rapid Testing</text:p>
          </table:table-cell>
          <table:table-cell office:value-type="string" table:style-name="ce2">
            <text:p>Eurofins Forensics Services Limited</text:p>
          </table:table-cell>
          <table:table-cell office:value-type="string" table:style-name="ce2">
            <text:p>Service Delivery - All correct reports submitted in accordance with Appendix 7 - Percentage of reports submitted, in correct format, without missing data and within specified timescale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UnITy Programme - <text:s/>Connectivity - WAN/LAN Call Off Contract</text:p>
          </table:table-cell>
          <table:table-cell office:value-type="string" table:style-name="ce2">
            <text:p>Vodafone</text:p>
          </table:table-cell>
          <table:table-cell office:value-type="string" table:style-name="ce2">
            <text:p>Network Performance Service Level Thresholds Round Trip Delay (Based on a 60 Byte packet Latency)</text:p>
          </table:table-cell>
          <table:table-cell office:value-type="string" table:style-name="ce2">
            <text:p>75ms or le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HNL - CDF - Stanstead Radial Gate</text:p>
          </table:table-cell>
          <table:table-cell office:value-type="string" table:style-name="ce2">
            <text:p>BAM Nuttall Lt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office:value-type="string" table:style-name="ce2">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HNL - CDF - Stanstead Radial Gate</text:p>
          </table:table-cell>
          <table:table-cell office:value-type="string" table:style-name="ce2">
            <text:p>BAM Nuttall Lt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anything less than 100%</text:p>
          </table:table-cell>
          <table:table-cell office:value-type="string" table:style-name="ce2">
            <text:p>Good</text:p>
          </table:table-cell>
          <table:table-cell office:value-type="string" table:style-name="ce2">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5 - South &amp; Eastern England</text:p>
          </table:table-cell>
          <table:table-cell office:value-type="string" table:style-name="ce2">
            <text:p>Farmcare Central Ltd</text:p>
          </table:table-cell>
          <table:table-cell office:value-type="string" table:style-name="ce2">
            <text:p>Service A (Bovine): TB Test results for Bovines, where Reactors / IRs are disclosed, are submitted on Sam within one (1) Working Day of the TT2 date.</text:p>
          </table:table-cell>
          <table:table-cell office:value-type="string" table:style-name="ce2">
            <text:p>greater than or equal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Defra - UnITy Programme - Managed Print Service</text:p>
          </table:table-cell>
          <table:table-cell office:value-type="string" table:style-name="ce2">
            <text:p>Xerox (UK) Limited</text:p>
          </table:table-cell>
          <table:table-cell office:value-type="string" table:style-name="ce2">
            <text:p>P1 Incident Resolution <text:s/>(incidents resolved within target resolution time)</text:p>
          </table:table-cell>
          <table:table-cell office:value-type="string" table:style-name="ce2">
            <text:p>anything taking 2 hours or less to resolve</text:p>
          </table:table-cell>
          <table:table-cell office:value-type="string" table:style-name="ce2">
            <text:p>Other - Consider not returned</text:p>
          </table:table-cell>
          <table:table-cell office:value-type="string" table:style-name="ce2">
            <text:p>Other - Consider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Defra - UnITy Programme - Service Desk</text:p>
          </table:table-cell>
          <table:table-cell office:value-type="string" table:style-name="ce2">
            <text:p>Capgemini UK plc</text:p>
          </table:table-cell>
          <table:table-cell office:value-type="string" table:style-name="ce2">
            <text:p>SD001 Suppliers Telephone System Availability</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Water and Environment Land Management (WEM) Lot 4 Call-Off: Design and Construction of Avonmouth Severnside Enterprise Area Flood Defence Scheme</text:p>
          </table:table-cell>
          <table:table-cell office:value-type="string" table:style-name="ce2">
            <text:p>BMM JV Limite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6 - Northern England</text:p>
          </table:table-cell>
          <table:table-cell office:value-type="string" table:style-name="ce2">
            <text:p>Farmcare North Ltd</text:p>
          </table:table-cell>
          <table:table-cell office:value-type="string" table:style-name="ce2">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2">
            <text:p>greater than or equal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Twyford House Waste Management - Phase III</text:p>
          </table:table-cell>
          <table:table-cell office:value-type="string" table:style-name="ce2">
            <text:p>Acumen Waste Services</text:p>
          </table:table-cell>
          <table:table-cell office:value-type="string" table:style-name="ce2">
            <text:p>Programme</text:p>
            <text:p/>
            <text:p>Programme to be reviewed and updated, as a minimum, on a monthly basis</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Defra - UnITy Programme - Service Desk</text:p>
          </table:table-cell>
          <table:table-cell office:value-type="string" table:style-name="ce2">
            <text:p>Capgemini UK plc</text:p>
          </table:table-cell>
          <table:table-cell office:value-type="string" table:style-name="ce2">
            <text:p>SD004 Mean time from receipt of End User's initial Webchat message to the supplier to the first non-automated Supplier response</text:p>
          </table:table-cell>
          <table:table-cell office:value-type="string" table:style-name="ce2">
            <text:p>60 minutes<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Hosting and Application Support</text:p>
          </table:table-cell>
          <table:table-cell office:value-type="string" table:style-name="ce2">
            <text:p>Atos IT Services UK Limited</text:p>
          </table:table-cell>
          <table:table-cell office:value-type="string" table:style-name="ce2">
            <text:p>H015 – Tier 2 P1 Incident Resolution</text:p>
          </table:table-cell>
          <table:table-cell office:value-type="string" table:style-name="ce2">
            <text:p>anything taking 2 hours or less to resol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Provision of the Manufacture and Supply of Avian and Bovine Tuberculin</text:p>
          </table:table-cell>
          <table:table-cell office:value-type="string" table:style-name="ce2">
            <text:p>Prionics AG</text:p>
          </table:table-cell>
          <table:table-cell office:value-type="string" table:style-name="ce2">
            <text:p>Contractor delivers goods to timetable agreed on award of contract<text:s/></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Rural Payments Policy Engine Support</text:p>
          </table:table-cell>
          <table:table-cell office:value-type="string" table:style-name="ce2">
            <text:p>Abaco SpA</text:p>
          </table:table-cell>
          <table:table-cell office:value-type="string" table:style-name="ce2">
            <text:p>Severity 2 Incidents Resolved Within 1 Working Day</text:p>
          </table:table-cell>
          <table:table-cell office:value-type="string" table:style-name="ce2">
            <text:p>greater than or equal to 95% resolved within 1 working Da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Master Services Agreement for Service Procurement</text:p>
          </table:table-cell>
          <table:table-cell office:value-type="string" table:style-name="ce2">
            <text:p>Capgemini UK plc</text:p>
          </table:table-cell>
          <table:table-cell office:value-type="string" table:style-name="ce2">
            <text:p>Application of virus updates. Over a monthly period the number of devices successfully updated for anti-virus within timescales agreed by both parties (days) as a % of all targeted devic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Hosting and Application Support</text:p>
          </table:table-cell>
          <table:table-cell office:value-type="string" table:style-name="ce2">
            <text:p>Atos IT Services UK Limited</text:p>
          </table:table-cell>
          <table:table-cell office:value-type="string" table:style-name="ce2">
            <text:p>Change management: Percentage of changes implemented successfully in accordance with the change policies and requirements set out within the contract</text:p>
          </table:table-cell>
          <table:table-cell office:value-type="string" table:style-name="ce2">
            <text:p>greater than or equal to 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WEM Lot 4 - Skeffling Managed Realignment Scheme</text:p>
          </table:table-cell>
          <table:table-cell office:value-type="string" table:style-name="ce2">
            <text:p>JBA Bentley Lt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Rural Payments Policy Engine Support</text:p>
          </table:table-cell>
          <table:table-cell office:value-type="string" table:style-name="ce2">
            <text:p>Abaco SpA</text:p>
          </table:table-cell>
          <table:table-cell office:value-type="string" table:style-name="ce2">
            <text:p>Severity 1 Incidents Resolved Within 1 working Day</text:p>
          </table:table-cell>
          <table:table-cell office:value-type="string" table:style-name="ce2">
            <text:p>greater than or equal to 95% resolved within 1 working Da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SPECIALIST FACILITIES SERVICES - Joint Venture with FERA Science Ltd</text:p>
          </table:table-cell>
          <table:table-cell office:value-type="string" table:style-name="ce2">
            <text:p>Fera Science Limited (LTSA Reporting only)</text:p>
          </table:table-cell>
          <table:table-cell office:value-type="string" table:style-name="ce2">
            <text:p>Compliance with the Licence conditions for the Food Contingency Facility</text:p>
            <text:p/>
            <text:p>This is a pass/fail KPI. It is met where all relevant parts of the Licence conditions are complied with (100%).</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Development <text:s/>for the Genesis IT Application Contract</text:p>
          </table:table-cell>
          <table:table-cell office:value-type="string" table:style-name="ce2">
            <text:p>Atos PLC</text:p>
          </table:table-cell>
          <table:table-cell office:value-type="string" table:style-name="ce2">
            <text:p>Recurrent Severity 1 or Severity 2 incidents (The number of Severity 1 Incidents with the same or substantially similar root cause) - zero recurrent Severity 1or Severity 2 Incidents within any 3 month period</text:p>
          </table:table-cell>
          <table:table-cell office:value-type="string" table:style-name="ce2">
            <text:p>0 (zero) severity 1 and 2 <text:s/>incide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TSE Rapid Testing</text:p>
          </table:table-cell>
          <table:table-cell office:value-type="string" table:style-name="ce2">
            <text:p>Eurofins Forensics Services Limited</text:p>
          </table:table-cell>
          <table:table-cell office:value-type="string" table:style-name="ce2">
            <text:p>Confirmatory Testing - Ensure that all TSE rapid test high negative and TSE rapid test initial reactive results and corresponding paperwork are reported to APHA by email within two (2) hours of the final test result being determined</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Hosting and Application Support</text:p>
          </table:table-cell>
          <table:table-cell office:value-type="string" table:style-name="ce2">
            <text:p>Atos IT Services UK Limited</text:p>
          </table:table-cell>
          <table:table-cell office:value-type="string" table:style-name="ce2">
            <text:p>H002 – Tier 2 Business Application Availability ensuring access as required</text:p>
          </table:table-cell>
          <table:table-cell office:value-type="string" table:style-name="ce2">
            <text:p>greater than or equal to 97.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Water and Environment Land Management (WEM) Lot 4 Call-Off: Design and Construction of Avonmouth Severnside Enterprise Area Flood Defence Scheme</text:p>
          </table:table-cell>
          <table:table-cell office:value-type="string" table:style-name="ce2">
            <text:p>BMM JV Limited</text:p>
          </table:table-cell>
          <table:table-cell office:value-type="string" table:style-name="ce2">
            <text:p>Time Variance - Delivery of required project commission completions (work on the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Provision of the Manufacture and Supply of Avian and Bovine Tuberculin</text:p>
          </table:table-cell>
          <table:table-cell office:value-type="string" table:style-name="ce2">
            <text:p>Prionics AG</text:p>
          </table:table-cell>
          <table:table-cell office:value-type="string" table:style-name="ce2">
            <text:p>Percentage of time that the goods suffer failure</text:p>
          </table:table-cell>
          <table:table-cell office:value-type="string" table:style-name="ce2">
            <text:p>96%-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PLANT AND BEE HEALTH SERVICES - Joint Venture with FERA Science Ltd</text:p>
          </table:table-cell>
          <table:table-cell office:value-type="string" table:style-name="ce2">
            <text:p>Fera Science Limited (LTSA Reporting only)</text:p>
          </table:table-cell>
          <table:table-cell office:value-type="string" table:style-name="ce2">
            <text:p>Develop and validate the specified scientific methods to the standards defined in the Annual Plan.</text:p>
            <text:p/>
            <text:p>This is a pass/fail KPI. It is met where all relevant parts of the Annual Plan are complied with (100%).</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APPLIED R&amp;D SERVICES - Joint Venture with FERA Science Ltd</text:p>
          </table:table-cell>
          <table:table-cell office:value-type="string" table:style-name="ce2">
            <text:p>Fera Science Limited (LTSA Reporting only)</text:p>
          </table:table-cell>
          <table:table-cell office:value-type="string" table:style-name="ce2">
            <text:p>Delivery of all current R&amp;D projects within agreed timeframes.</text:p>
          </table:table-cell>
          <table:table-cell office:value-type="string" table:style-name="ce2">
            <text:p>No more than 2 R&amp;D projects exceeding agreed timelines within the last twelve months.</text:p>
          </table:table-cell>
          <table:table-cell office:value-type="string" table:style-name="ce2">
            <text:p>Approaching Target</text:p>
          </table:table-cell>
          <table:table-cell office:value-type="string" table:style-name="ce2">
            <text:p>Steps have been taken to resolve the issues in a timely manner by the Contractor and Framework Contract Managers. It is fully anticipated performance will return to Good in Q3.</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DGC - Strategic Relationship Management</text:p>
          </table:table-cell>
          <table:table-cell office:value-type="string" table:style-name="ce2">
            <text:p>FM provision across Defra estate</text:p>
          </table:table-cell>
          <table:table-cell office:value-type="string" table:style-name="ce2">
            <text:p>Mitie FM Limited</text:p>
          </table:table-cell>
          <table:table-cell office:value-type="string" table:style-name="ce2">
            <text:p>Adherence to Cleaning Standards as required under the contract</text:p>
          </table:table-cell>
          <table:table-cell office:value-type="string" table:style-name="ce2">
            <text:p>Equal to or greater than 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Master Services Agreement for Service Procurement</text:p>
          </table:table-cell>
          <table:table-cell office:value-type="string" table:style-name="ce2">
            <text:p>Capgemini UK plc</text:p>
          </table:table-cell>
          <table:table-cell office:value-type="string" table:style-name="ce2">
            <text:p>Maintain availability of Flood Warning Direct App 24 hours a day, 7 days a week</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Water and Environment Land Management (WEM) Lot 4 Call-Off: Design and Construction of Avonmouth Severnside Enterprise Area Flood Defence Scheme</text:p>
          </table:table-cell>
          <table:table-cell office:value-type="string" table:style-name="ce2">
            <text:p>BMM JV Limite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equal to or less than 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Corporate Services - Corporate Solutions</text:p>
          </table:table-cell>
          <table:table-cell office:value-type="string" table:style-name="ce2">
            <text:p>Supply of Lease Vehicle &amp; Fleet Management Services</text:p>
          </table:table-cell>
          <table:table-cell office:value-type="string" table:style-name="ce2">
            <text:p>Novuna Vehicle Solutions (previously Hitachi Solutions Europe Ltd)<text:s/></text:p>
          </table:table-cell>
          <table:table-cell office:value-type="string" table:style-name="ce2">
            <text:p>Call Handling - Answering time<text:s/></text:p>
            <text:p/>
            <text:p>Calls answered – greater than 80% of calls to be answered in under 20 seconds.<text:s/></text:p>
          </table:table-cell>
          <table:table-cell office:value-type="string" table:style-name="ce2">
            <text:p>&gt;80% of calls answered &lt;20 seconds<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6 - Northern England</text:p>
          </table:table-cell>
          <table:table-cell office:value-type="string" table:style-name="ce2">
            <text:p>Farmcare North Ltd</text:p>
          </table:table-cell>
          <table:table-cell office:value-type="string" table:style-name="ce2">
            <text:p>Service A (Bovine): All TB Test results for Bovines are submitted on Sam within five (5) Working Days of the TT2 d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The Enabling Contract</text:p>
          </table:table-cell>
          <table:table-cell office:value-type="string" table:style-name="ce2">
            <text:p>IBM United Kingdom Ltd</text:p>
          </table:table-cell>
          <table:table-cell office:value-type="string" table:style-name="ce2">
            <text:p>Security Breaches - (No security Breaches per month).</text:p>
            <text:p/>
            <text:p>Where no security breaches occur the KPI performance is recorded as 100% compliance with the contract. Where security breaches occur a lower percentage will be recorded.</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FRAMEWORK CALL OFF AGREEMENT: CRD SERVICES - Joint Venture with FERA Science Ltd</text:p>
          </table:table-cell>
          <table:table-cell office:value-type="string" table:style-name="ce2">
            <text:p>Fera Science Limited (LTSA Reporting only)</text:p>
          </table:table-cell>
          <table:table-cell office:value-type="string" table:style-name="ce2">
            <text:p>Wildlife Incident Investigation Scheme (WIIS): compliance with the nine service standards specified for the WIIS.</text:p>
          </table:table-cell>
          <table:table-cell office:value-type="string" table:style-name="ce2">
            <text:p>9 service standards achieved</text:p>
          </table:table-cell>
          <table:table-cell office:value-type="string" table:style-name="ce2">
            <text:p>Approaching Target</text:p>
          </table:table-cell>
          <table:table-cell office:value-type="string" table:style-name="ce2">
            <text:p>Delays analysing samples in Q2. To address this the supplier is seeking to address a current resource challenge to rectify.</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Maintenance and Support with Systems and Service Integration for the Genesis IT Application</text:p>
          </table:table-cell>
          <table:table-cell office:value-type="string" table:style-name="ce2">
            <text:p>Atos IT Services UK Limited</text:p>
          </table:table-cell>
          <table:table-cell office:value-type="string" table:style-name="ce2">
            <text:p>Provision of Management Information (MI). By 7am on each Working Day, the MI data on the system must be updated to reflect the 'source systems' from the end of the previous working day.<text:s text:c="28"/></text:p>
            <text:p/>
            <text:p>a) Data from previous working day is available by 07:00 every Working Day.</text:p>
            <text:p>b) Data from previous working day is available by 10:00 every working day.</text:p>
          </table:table-cell>
          <table:table-cell office:value-type="string" table:style-name="ce2">
            <text:p>Greater than or equal to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Master Services Agreement for Service Procurement</text:p>
          </table:table-cell>
          <table:table-cell office:value-type="string" table:style-name="ce2">
            <text:p>Capgemini UK plc</text:p>
          </table:table-cell>
          <table:table-cell office:value-type="string" table:style-name="ce2">
            <text:p>Maintain availability of website services 24 hours a day, 7 days a week (except during times of maintenance/updat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UnITy Programme - <text:s/>Connectivity - WAN/LAN Call Off Contract</text:p>
          </table:table-cell>
          <table:table-cell office:value-type="string" table:style-name="ce2">
            <text:p>Vodafone</text:p>
          </table:table-cell>
          <table:table-cell office:value-type="string" table:style-name="ce2">
            <text:p>Service Availability (Service Maintenance Tier 1)</text:p>
          </table:table-cell>
          <table:table-cell office:value-type="string" table:style-name="ce2">
            <text:p>99.99% or mor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End User Environment Services</text:p>
          </table:table-cell>
          <table:table-cell office:value-type="string" table:style-name="ce2">
            <text:p>CSC Computer Sciences Limited - (DXC Technology)</text:p>
          </table:table-cell>
          <table:table-cell office:value-type="string" table:style-name="ce2">
            <text:p>(EU008) Priority 3 Incident Resolution with required time period (under 12 hours)</text:p>
          </table:table-cell>
          <table:table-cell office:value-type="string" table:style-name="ce2">
            <text:p>equal to or greater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End User Environment Services</text:p>
          </table:table-cell>
          <table:table-cell office:value-type="string" table:style-name="ce2">
            <text:p>CSC Computer Sciences Limited - (DXC Technology)</text:p>
          </table:table-cell>
          <table:table-cell office:value-type="string" table:style-name="ce2">
            <text:p>(EU010) Priority 1 Security Incident Resolution (Response Time in Minutes)</text:p>
          </table:table-cell>
          <table:table-cell office:value-type="string" table:style-name="ce2">
            <text:p>30 Service Minutes or le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FRAMEWORK CALL OFF AGREEMENT: VMD SERVICES (Joint Venture with FERA Science Ltd)</text:p>
          </table:table-cell>
          <table:table-cell office:value-type="string" table:style-name="ce2">
            <text:p>Fera Science Limited (LTSA Reporting only)</text:p>
          </table:table-cell>
          <table:table-cell office:value-type="string" table:style-name="ce2">
            <text:p>Company must complete 90% Screening Analyses and provide results within 28 calendar days of Sample receipt<text:s/></text:p>
          </table:table-cell>
          <table:table-cell office:value-type="string" table:style-name="ce2">
            <text:p>90%</text:p>
          </table:table-cell>
          <table:table-cell office:value-type="string" table:style-name="ce2">
            <text:p>Good</text:p>
          </table:table-cell>
          <table:table-cell office:value-type="string" table:style-name="ce2">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APPLIED R&amp;D SERVICES - Joint Venture with FERA Science Ltd</text:p>
          </table:table-cell>
          <table:table-cell office:value-type="string" table:style-name="ce2">
            <text:p>Fera Science Limited (LTSA Reporting only)</text:p>
          </table:table-cell>
          <table:table-cell office:value-type="string" table:style-name="ce2">
            <text:p>Delivery of all current R&amp;D projects to a quality that reasonably meets customer expectations.</text:p>
          </table:table-cell>
          <table:table-cell office:value-type="string" table:style-name="ce2">
            <text:p>All R&amp;D projects being delivered to agreed quality standards within the last twelve month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DGC - Strategic Relationship Management</text:p>
          </table:table-cell>
          <table:table-cell office:value-type="string" table:style-name="ce2">
            <text:p>FM provision across Defra estate</text:p>
          </table:table-cell>
          <table:table-cell office:value-type="string" table:style-name="ce2">
            <text:p>Mitie FM Limited</text:p>
          </table:table-cell>
          <table:table-cell office:value-type="string" table:style-name="ce2">
            <text:p>Priority 1 (Emergency) Reactive Work Completion</text:p>
          </table:table-cell>
          <table:table-cell office:value-type="string" table:style-name="ce2">
            <text:p>100%</text:p>
          </table:table-cell>
          <table:table-cell office:value-type="string" table:style-name="ce2">
            <text:p>Inadequate</text:p>
          </table:table-cell>
          <table:table-cell office:value-type="string" table:style-name="ce2">
            <text:p>In August MITIE missed hitting the SLA for one of our Priority 1 reactive response tasks. This was due to the out of hours help desk team not contacting the correct supplier on the reactive call out.</text:p>
            <text:p>Corrective action was taken with further training for the out of hours helpdesk team.</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WEM Lot 4 - Skeffling Managed Realignment Scheme</text:p>
          </table:table-cell>
          <table:table-cell office:value-type="string" table:style-name="ce2">
            <text:p>JBA Bentley Lt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equal to or less than 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Rural Payments Policy Engine Support</text:p>
          </table:table-cell>
          <table:table-cell office:value-type="string" table:style-name="ce2">
            <text:p>Abaco SpA</text:p>
          </table:table-cell>
          <table:table-cell office:value-type="string" table:style-name="ce2">
            <text:p>Service Availability<text:s/></text:p>
          </table:table-cell>
          <table:table-cell office:value-type="string" table:style-name="ce2">
            <text:p>greater than or equal to 9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CDF Lot 2 - Wixoe PS HV Switchgear &amp; Ancillary Works</text:p>
          </table:table-cell>
          <table:table-cell office:value-type="string" table:style-name="ce2">
            <text:p>BAM Nuttall Lt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Mgt and Support RPA's Land Management System and Customer Portal</text:p>
          </table:table-cell>
          <table:table-cell office:value-type="string" table:style-name="ce2">
            <text:p>Version 1 Solutions Ltd</text:p>
          </table:table-cell>
          <table:table-cell office:value-type="string" table:style-name="ce2">
            <text:p>Support Services - Fix Times</text:p>
            <text:p/>
            <text:p>The number of incidents that are fixed within the contracted timeframes as a percentage of the number of incidents that occurred within the period.</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2 - South Wales</text:p>
          </table:table-cell>
          <table:table-cell office:value-type="string" table:style-name="ce2">
            <text:p>Iechyd Da (Gwledig)</text:p>
          </table:table-cell>
          <table:table-cell office:value-type="string" table:style-name="ce2">
            <text:p>Service A (Data Quality): All data input and submitted on Sam is accur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Mgt and Support RPA's Land Management System and Customer Portal</text:p>
          </table:table-cell>
          <table:table-cell office:value-type="string" table:style-name="ce2">
            <text:p>Version 1 Solutions Ltd</text:p>
          </table:table-cell>
          <table:table-cell office:value-type="string" table:style-name="ce2">
            <text:p>Support Services - Response Times</text:p>
            <text:p/>
            <text:p>The number of incidents that are responded to within the contracted timeframes as a percentage of the number of incidents that occurred within the period.</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6 - Northern England</text:p>
          </table:table-cell>
          <table:table-cell office:value-type="string" table:style-name="ce2">
            <text:p>Farmcare North Ltd</text:p>
          </table:table-cell>
          <table:table-cell office:value-type="string" table:style-name="ce2">
            <text:p>Service A (Data Quality): All data input and submitted on Sam is accur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3 - Devon &amp; Cornwall</text:p>
          </table:table-cell>
          <table:table-cell office:value-type="string" table:style-name="ce2">
            <text:p>Farmcare Devon &amp; Cornwall Ltd</text:p>
          </table:table-cell>
          <table:table-cell office:value-type="string" table:style-name="ce2">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2">
            <text:p>greater than or equal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Par St Blazey Construction ECC Contract Kier</text:p>
          </table:table-cell>
          <table:table-cell office:value-type="string" table:style-name="ce2">
            <text:p>Kier Integrated Services Limited</text:p>
          </table:table-cell>
          <table:table-cell office:value-type="string" table:style-name="ce2">
            <text:p>Time Variance - Delivery of required project commission completions (work on the Flood alleviation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31446 - KSL - SE CDF Lot 2 - LEHES Mios</text:p>
          </table:table-cell>
          <table:table-cell office:value-type="string" table:style-name="ce2">
            <text:p>Volkerstevin Lt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equal to or &lt;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Mobile Voice and Data Services</text:p>
          </table:table-cell>
          <table:table-cell office:value-type="string" table:style-name="ce2">
            <text:p>Vodafone</text:p>
          </table:table-cell>
          <table:table-cell office:value-type="string" table:style-name="ce2">
            <text:p>Network Availability</text:p>
          </table:table-cell>
          <table:table-cell office:value-type="string" table:style-name="ce2">
            <text:p>greater than or equal to 9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Preston &amp; South Ribble FRMS (Phases 1 &amp; 2) ECC</text:p>
          </table:table-cell>
          <table:table-cell office:value-type="string" table:style-name="ce2">
            <text:p>Volkerstevin Ltd</text:p>
          </table:table-cell>
          <table:table-cell office:value-type="string" table:style-name="ce2">
            <text:p>IM28 Number of apprenticeship weeks delivered<text:s/></text:p>
          </table:table-cell>
          <table:table-cell office:value-type="string" table:style-name="ce2">
            <text:p>&gt;100week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Twyford House Waste Management - Phase III</text:p>
          </table:table-cell>
          <table:table-cell office:value-type="string" table:style-name="ce2">
            <text:p>Acumen Waste Services</text:p>
          </table:table-cell>
          <table:table-cell office:value-type="string" table:style-name="ce2">
            <text:p>HSEQ</text:p>
            <text:p/>
            <text:p>A minimum of one recorded management audit per month, with all actions arising closed out with 14 days</text:p>
          </table:table-cell>
          <table:table-cell office:value-type="string" table:style-name="ce2">
            <text:p>90% of gateways achieved</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Mgt and Support RPA's Land Management System and Customer Portal</text:p>
          </table:table-cell>
          <table:table-cell office:value-type="string" table:style-name="ce2">
            <text:p>Version 1 Solutions Ltd</text:p>
          </table:table-cell>
          <table:table-cell office:value-type="string" table:style-name="ce2">
            <text:p>Network availability</text:p>
          </table:table-cell>
          <table:table-cell office:value-type="string" table:style-name="ce2">
            <text:p>greater than or equal to 98.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Buildings - Science Estates</text:p>
          </table:table-cell>
          <table:table-cell office:value-type="string" table:style-name="ce2">
            <text:p>Project and Design Management Services</text:p>
          </table:table-cell>
          <table:table-cell office:value-type="string" table:style-name="ce2">
            <text:p>Currie &amp; Brown UK Limited</text:p>
          </table:table-cell>
          <table:table-cell office:value-type="string" table:style-name="ce2">
            <text:p>Health and Safety awareness: customers’ satisfaction with the supplier’s health and safety awareness, measured via a monthly feedback from Critical Works Senior Management Team</text:p>
            <text:p/>
            <text:p>The feedback is recorded as a percentage (higher percentage = higher satisfaction).<text:s/></text:p>
            <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Defra Cloud Infrastructure Engineering Service</text:p>
          </table:table-cell>
          <table:table-cell office:value-type="string" table:style-name="ce2">
            <text:p>Atos IT Services UK Limited</text:p>
          </table:table-cell>
          <table:table-cell office:value-type="string" table:style-name="ce2">
            <text:p>KPI 2 Partnering behaviours, added value and innovation- Continous improvement plan<text:s/></text:p>
          </table:table-cell>
          <table:table-cell office:value-type="string" table:style-name="ce2">
            <text:p>Continous Improvement Plan provided and reviewed within the last quarter<text:s text:c="2"/></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Preston &amp; South Ribble FRMS (Phases 1 &amp; 2) ECC</text:p>
          </table:table-cell>
          <table:table-cell office:value-type="string" table:style-name="ce2">
            <text:p>Volkerstevin Lt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4 - Western England</text:p>
          </table:table-cell>
          <table:table-cell office:value-type="string" table:style-name="ce2">
            <text:p>Farmcare West Ltd<text:s/></text:p>
          </table:table-cell>
          <table:table-cell office:value-type="string" table:style-name="ce2">
            <text:p>Service A (Bovine): All TB Test results for Bovines are submitted on SAM within five (5) Working Days of the TT2 date.</text:p>
          </table:table-cell>
          <table:table-cell office:value-type="string" table:style-name="ce2">
            <text:p>equal to or greater than 97%</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Lot 1 - North Wales</text:p>
          </table:table-cell>
          <table:table-cell office:value-type="string" table:style-name="ce2">
            <text:p>Menter a Busnes</text:p>
          </table:table-cell>
          <table:table-cell office:value-type="string" table:style-name="ce2">
            <text:p>Service A (Bovine): TB Test results for Bovines, where Reactors / IRs are disclosed, are submitted on SAM within one (1) Working Day of the TT2 date.<text:s/></text:p>
          </table:table-cell>
          <table:table-cell office:value-type="string" table:style-name="ce2">
            <text:p>greater than or equal to 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Saltfleet to Gibraltar Point Strategy – Beach Management</text:p>
          </table:table-cell>
          <table:table-cell office:value-type="string" table:style-name="ce2">
            <text:p>Van Oord UK Limite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CDF Lot 2 - Wixoe PS HV Switchgear &amp; Ancillary Works</text:p>
          </table:table-cell>
          <table:table-cell office:value-type="string" table:style-name="ce2">
            <text:p>BAM Nuttall Ltd</text:p>
          </table:table-cell>
          <table:table-cell office:value-type="string" table:style-name="ce2">
            <text:p>Cost - Contract is required to be delivered below the contractual cost target. The target set varies by individual projects commissioned as part of the whole Water Resources Scheme, however the aim is to identify efficiencies in the delivery which reduce costs</text:p>
          </table:table-cell>
          <table:table-cell office:value-type="string" table:style-name="ce2">
            <text:p>equal to or less than 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Buildings - Science Estates</text:p>
          </table:table-cell>
          <table:table-cell office:value-type="string" table:style-name="ce2">
            <text:p>Quantity Surveying Services</text:p>
          </table:table-cell>
          <table:table-cell office:value-type="string" table:style-name="ce2">
            <text:p>Rider Levett Bucknall</text:p>
          </table:table-cell>
          <table:table-cell office:value-type="string" table:style-name="ce2">
            <text:p>Quality of Service: customers’ satisfaction with the supplier’s quality of service, measured via a monthly feedback from Critical Works Senior Management Team</text:p>
            <text:p/>
            <text:p>The feedback is recorded as a percentage (higher percentage = higher satisfaction).<text:s/></text:p>
            <text:p/>
            <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Buildings - Science Estates</text:p>
          </table:table-cell>
          <table:table-cell office:value-type="string" table:style-name="ce2">
            <text:p>Project and Design Management Services</text:p>
          </table:table-cell>
          <table:table-cell office:value-type="string" table:style-name="ce2">
            <text:p>Currie &amp; Brown UK Limited</text:p>
          </table:table-cell>
          <table:table-cell office:value-type="string" table:style-name="ce2">
            <text:p>Overall Performance: customers’ satisfaction with the supplier’s overall performance, measured via a monthly feedback from Critical Works Senior Management Team.</text:p>
            <text:p/>
            <text:p>The feedback is recorded as a percentage (higher percentage = higher satisfaction).<text:s/></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31446 - KSL - SE CDF Lot 2 - LEHES Mios</text:p>
          </table:table-cell>
          <table:table-cell office:value-type="string" table:style-name="ce2">
            <text:p>Volkerstevin Ltd</text:p>
          </table:table-cell>
          <table:table-cell office:value-type="string" table:style-name="ce2">
            <text:p>Time Variance - Delivery of required project commission completions (work on the Flood alleviation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Rochdale &amp; Littleborough Phase 1a ECC</text:p>
          </table:table-cell>
          <table:table-cell office:value-type="string" table:style-name="ce2">
            <text:p>Volkerstevin Ltd</text:p>
          </table:table-cell>
          <table:table-cell office:value-type="string" table:style-name="ce2">
            <text:p>IM28 Number of apprenticeship weeks delivered<text:s/></text:p>
          </table:table-cell>
          <table:table-cell office:value-type="string" table:style-name="ce2">
            <text:p>&gt;100week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5 - South &amp; Eastern England</text:p>
          </table:table-cell>
          <table:table-cell office:value-type="string" table:style-name="ce2">
            <text:p>Farmcare Central Ltd</text:p>
          </table:table-cell>
          <table:table-cell office:value-type="string" table:style-name="ce2">
            <text:p>Service A (Bovine): All TB Test results for Bovines are submitted on Sam within five (5) Working Days of the TT2 date.</text:p>
          </table:table-cell>
          <table:table-cell office:value-type="string" table:style-name="ce2">
            <text:p>equal to or greater than 97%</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Buildings - Science Estates</text:p>
          </table:table-cell>
          <table:table-cell office:value-type="string" table:style-name="ce2">
            <text:p>Quantity Surveying Services</text:p>
          </table:table-cell>
          <table:table-cell office:value-type="string" table:style-name="ce2">
            <text:p>Rider Levett Bucknall</text:p>
          </table:table-cell>
          <table:table-cell office:value-type="string" table:style-name="ce2">
            <text:p>Overall Performance: customers’ satisfaction with the supplier’s overall performance, measured via a monthly feedback from Critical Works Senior Management Team.</text:p>
            <text:p/>
            <text:p>The feedback is recorded as a percentage (higher percentage = higher satisfaction).<text:s/></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Mids - CDF Lot 2 - Colwick (Holme Sluices) Fish Pass Construction</text:p>
          </table:table-cell>
          <table:table-cell office:value-type="string" table:style-name="ce2">
            <text:p>Jackson Civil Engineering Group Limite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anything equal to or less than 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Defra Cloud Infrastructure Engineering Service</text:p>
          </table:table-cell>
          <table:table-cell office:value-type="string" table:style-name="ce2">
            <text:p>Atos IT Services UK Limited</text:p>
          </table:table-cell>
          <table:table-cell office:value-type="string" table:style-name="ce2">
            <text:p>KPI 4 People (Resourcing)- Resource are in place at the required SFIA rate level and to the required quality, in line with demand as per SoW.<tex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Preston &amp; South Ribble FRMS (Phases 1 &amp; 2) ECC</text:p>
          </table:table-cell>
          <table:table-cell office:value-type="string" table:style-name="ce2">
            <text:p>Volkerstevin Ltd</text:p>
          </table:table-cell>
          <table:table-cell office:value-type="string" table:style-name="ce2">
            <text:p>Time Variance - Delivery of required project commission completions (work on the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Evidence</text:p>
          </table:table-cell>
          <table:table-cell office:value-type="string" table:style-name="ce2">
            <text:p>Strategic Modelling Partner</text:p>
          </table:table-cell>
          <table:table-cell office:value-type="string" table:style-name="ce2">
            <text:p>Gutteridge, Haskins and Davey Limited</text:p>
          </table:table-cell>
          <table:table-cell office:value-type="string" table:style-name="ce2">
            <text:p>Completion of Mobilisation with no more than 5% of the financial year 21/22 budget</text:p>
          </table:table-cell>
          <table:table-cell office:value-type="string" table:style-name="ce2">
            <text:p>100%</text:p>
          </table:table-cell>
          <table:table-cell office:value-type="string" table:style-name="ce2">
            <text:p>Good</text:p>
          </table:table-cell>
          <table:table-cell office:value-type="string" table:style-name="ce2">
            <text:p>No longer relevant as passed q1</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Evidence</text:p>
          </table:table-cell>
          <table:table-cell office:value-type="string" table:style-name="ce2">
            <text:p>Strategic Modelling Partner</text:p>
          </table:table-cell>
          <table:table-cell office:value-type="string" table:style-name="ce2">
            <text:p>Gutteridge, Haskins and Davey Limited</text:p>
          </table:table-cell>
          <table:table-cell office:value-type="string" table:style-name="ce2">
            <text:p>Reporting - All fortnightly reports are submitted on time highlighting progress against Milestones and risks</text:p>
          </table:table-cell>
          <table:table-cell office:value-type="string" table:style-name="ce2">
            <text:p>greater than or equal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Corporate Services - Corporate Solutions</text:p>
          </table:table-cell>
          <table:table-cell office:value-type="string" table:style-name="ce2">
            <text:p>Supply of Lease Vehicle &amp; Fleet Management Services</text:p>
          </table:table-cell>
          <table:table-cell office:value-type="string" table:style-name="ce2">
            <text:p>Novuna Vehicle Solutions (previously Hitachi Solutions Europe Ltd)<text:s/></text:p>
          </table:table-cell>
          <table:table-cell office:value-type="string" table:style-name="ce2">
            <text:p>AFS Agent Call<text:s/></text:p>
            <text:p/>
            <text:p>Customer satisfaction with the quality of the support/service provided measured through a customer satisfaction survey with a target of a score of 4.25 or greater.<text:s/></text:p>
          </table:table-cell>
          <table:table-cell office:value-type="string" table:style-name="ce2">
            <text:p>4.25 out of 5.00 or great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4 - Western England</text:p>
          </table:table-cell>
          <table:table-cell office:value-type="string" table:style-name="ce2">
            <text:p>Farmcare West Ltd<text:s/></text:p>
          </table:table-cell>
          <table:table-cell office:value-type="string" table:style-name="ce2">
            <text:p>Service A (Bovine): TB Test results for Bovines, where Reactors / IRs are disclosed, are submitted on Sam within one (1) Working Day of the TT2 date.</text:p>
          </table:table-cell>
          <table:table-cell office:value-type="string" table:style-name="ce2">
            <text:p>greater than or equal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2 - South Wales</text:p>
          </table:table-cell>
          <table:table-cell office:value-type="string" table:style-name="ce2">
            <text:p>Iechyd Da (Gwledig)</text:p>
          </table:table-cell>
          <table:table-cell office:value-type="string" table:style-name="ce2">
            <text:p>Service A (Bovine): All TB Test results for Bovines are submitted on SAM within five (5) Working Days of the TT2 d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Mids - CDF Lot 2 - Colwick (Holme Sluices) Fish Pass Construction</text:p>
          </table:table-cell>
          <table:table-cell office:value-type="string" table:style-name="ce2">
            <text:p>Jackson Civil Engineering Group Limite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Evidence</text:p>
          </table:table-cell>
          <table:table-cell office:value-type="string" table:style-name="ce2">
            <text:p>Strategic Modelling Partner</text:p>
          </table:table-cell>
          <table:table-cell office:value-type="string" table:style-name="ce2">
            <text:p>Gutteridge, Haskins and Davey Limited</text:p>
          </table:table-cell>
          <table:table-cell office:value-type="string" table:style-name="ce2">
            <text:p>To maintain compliance with the annual reporting requirements contained within Section 54 of the Act 2015.</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HNL - CDF - Stanstead Radial Gate</text:p>
          </table:table-cell>
          <table:table-cell office:value-type="string" table:style-name="ce2">
            <text:p>BAM Nuttall Ltd</text:p>
          </table:table-cell>
          <table:table-cell office:value-type="string" table:style-name="ce2">
            <text:p>Time Variance - Delivery of required project commission completions (work on the Flood alleviation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office:value-type="string" table:style-name="ce2">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Par St Blazey Construction ECC Contract Kier</text:p>
          </table:table-cell>
          <table:table-cell office:value-type="string" table:style-name="ce2">
            <text:p>Kier Integrated Services Limite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Buildings - Science Estates</text:p>
          </table:table-cell>
          <table:table-cell office:value-type="string" table:style-name="ce2">
            <text:p>Quantity Surveying Services</text:p>
          </table:table-cell>
          <table:table-cell office:value-type="string" table:style-name="ce2">
            <text:p>Rider Levett Bucknall</text:p>
          </table:table-cell>
          <table:table-cell office:value-type="string" table:style-name="ce2">
            <text:p>Health and Safety awareness: customers’ satisfaction with the supplier’s health and safety awareness, measured via a monthly feedback from Critical Works Senior Management Team</text:p>
            <text:p/>
            <text:p>The feedback is recorded as a percentage (higher percentage = higher satisfaction).<text:s/></text:p>
            <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Buildings - Science Estates</text:p>
          </table:table-cell>
          <table:table-cell office:value-type="string" table:style-name="ce2">
            <text:p>Project and Design Management Services</text:p>
          </table:table-cell>
          <table:table-cell office:value-type="string" table:style-name="ce2">
            <text:p>Currie &amp; Brown UK Limited</text:p>
          </table:table-cell>
          <table:table-cell office:value-type="string" table:style-name="ce2">
            <text:p>Quality of Service: customers’ satisfaction with the supplier’s quality of service, measured via a monthly feedback from Critical Works Senior Management Team</text:p>
            <text:p/>
            <text:p>The feedback is recorded as a percentage (higher percentage = higher satisfaction).<text:s/></text:p>
            <text:p/>
            <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Mids - CDF Lot 2 - Colwick (Holme Sluices) Fish Pass Construction</text:p>
          </table:table-cell>
          <table:table-cell office:value-type="string" table:style-name="ce2">
            <text:p>Jackson Civil Engineering Group Limited</text:p>
          </table:table-cell>
          <table:table-cell office:value-type="string" table:style-name="ce2">
            <text:p>Time Variance - Delivery of required project commission completions (work on the Flood alleviation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Par St Blazey Construction ECC Contract Kier</text:p>
          </table:table-cell>
          <table:table-cell office:value-type="string" table:style-name="ce2">
            <text:p>Kier Integrated Services Limite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equal to or less than 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South</text:p>
          </table:table-cell>
          <table:table-cell office:value-type="string" table:style-name="ce2">
            <text:p>31446 - KSL - SE CDF Lot 2 - LEHES Mios</text:p>
          </table:table-cell>
          <table:table-cell office:value-type="string" table:style-name="ce2">
            <text:p>Volkerstevin Lt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Preston &amp; South Ribble FRMS (Phases 1 &amp; 2) ECC</text:p>
          </table:table-cell>
          <table:table-cell office:value-type="string" table:style-name="ce2">
            <text:p>Volkerstevin Lt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anything less than or equal to 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Evidence</text:p>
          </table:table-cell>
          <table:table-cell office:value-type="string" table:style-name="ce2">
            <text:p>Automatic Urban and Rural Network Management (Central Management and Co-Ordination Unit (CMCU)) – Management of National AURN sites (Lot 1)</text:p>
          </table:table-cell>
          <table:table-cell office:value-type="string" table:style-name="ce2">
            <text:p>Bureau Veritas UK Limited</text:p>
          </table:table-cell>
          <table:table-cell office:value-type="string" table:style-name="ce2">
            <text:p>Contractor Data Collection / Verification and Dissemination process operates effectively in real time</text:p>
          </table:table-cell>
          <table:table-cell office:value-type="string" table:style-name="ce2">
            <text:p>Contractor to issue less than 10 Data exception reports a month due to circumstances within their control as per Contract specification 5.1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Rochdale &amp; Littleborough Phase 1a ECC</text:p>
          </table:table-cell>
          <table:table-cell office:value-type="string" table:style-name="ce2">
            <text:p>Volkerstevin Ltd</text:p>
          </table:table-cell>
          <table:table-cell office:value-type="string" table:style-name="ce2">
            <text:p>Gateway (delivery of work) achievement - Forecast and actual gateway dates are compared to the baseline</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Rochdale &amp; Littleborough Phase 1a ECC</text:p>
          </table:table-cell>
          <table:table-cell office:value-type="string" table:style-name="ce2">
            <text:p>Volkerstevin Ltd</text:p>
          </table:table-cell>
          <table:table-cell office:value-type="string" table:style-name="ce2">
            <text:p>Time Variance - Delivery of required project commission completions (work on the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FRAMEWORK CALL OFF AGREEMENT: VMD SERVICES (Joint Venture with FERA Science Ltd)</text:p>
          </table:table-cell>
          <table:table-cell office:value-type="string" table:style-name="ce2">
            <text:p>Fera Science Limited (LTSA Reporting only)</text:p>
          </table:table-cell>
          <table:table-cell office:value-type="string" table:style-name="ce2">
            <text:p>100% of recorded Assayable Samples must remain Assayable whilst in Company's care.<text:s/></text:p>
          </table:table-cell>
          <table:table-cell office:value-type="string" table:style-name="ce2">
            <text:p>All samples assayable whilst in Companies care.</text:p>
          </table:table-cell>
          <table:table-cell office:value-type="string" table:style-name="ce2">
            <text:p>Approaching Target</text:p>
          </table:table-cell>
          <table:table-cell office:value-type="string" table:style-name="ce2">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PLANT AND BEE HEALTH SERVICES - Joint Venture with FERA Science Ltd</text:p>
          </table:table-cell>
          <table:table-cell office:value-type="string" table:style-name="ce2">
            <text:p>Fera Science Limited (LTSA Reporting only)</text:p>
          </table:table-cell>
          <table:table-cell office:value-type="string" table:style-name="ce2">
            <text:p>Diagnostic requirements specified in the Annual Plan are delivered in accordance with the Annual Plan.<text:s/></text:p>
            <text:p/>
            <text:p>This is a pass/fail KPI. It is met where all relevant parts of the Annual Plan are complied with (100%).</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PLANT AND BEE HEALTH SERVICES - Joint Venture with FERA Science Ltd</text:p>
          </table:table-cell>
          <table:table-cell office:value-type="string" table:style-name="ce2">
            <text:p>Fera Science Limited (LTSA Reporting only)</text:p>
          </table:table-cell>
          <table:table-cell office:value-type="string" table:style-name="ce2">
            <text:p>Provide advice and attend meetings to the timelines specified in the Annual Plan.<text:s/></text:p>
            <text:p/>
            <text:p>This KPI measures the quantity of service standards that have been achieved each month (max 14)</text:p>
          </table:table-cell>
          <table:table-cell office:value-type="string" table:style-name="ce2">
            <text:p>All service standard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Development <text:s/>for the Genesis IT Application Contract</text:p>
          </table:table-cell>
          <table:table-cell office:value-type="string" table:style-name="ce2">
            <text:p>Atos PLC</text:p>
          </table:table-cell>
          <table:table-cell office:value-type="string" table:style-name="ce2">
            <text:p>Service Requests (Delivery of Service Requests) - 100% Service Requests delivered to agreed timescales within the Measurement Period</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Development <text:s/>for the Genesis IT Application Contract</text:p>
          </table:table-cell>
          <table:table-cell office:value-type="string" table:style-name="ce2">
            <text:p>Atos PLC</text:p>
          </table:table-cell>
          <table:table-cell office:value-type="string" table:style-name="ce2">
            <text:p>Deployment incidents (Number of incidents arising from deployment of Change) - a) Zero Severity 1 Incidents, b) Zero Severity 2 Incidents</text:p>
          </table:table-cell>
          <table:table-cell office:value-type="string" table:style-name="ce2">
            <text:p>0 (zero) severity 1 and 2 <text:s/>incide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FRAMEWORK CALL OFF AGREEMENT: CRD SERVICES - Joint Venture with FERA Science Ltd</text:p>
          </table:table-cell>
          <table:table-cell office:value-type="string" table:style-name="ce2">
            <text:p>Fera Science Limited (LTSA Reporting only)</text:p>
          </table:table-cell>
          <table:table-cell office:value-type="string" table:style-name="ce2">
            <text:p>Residues Monitoring Programme (RMP): compliance with the two service standards specified for the RMP.</text:p>
          </table:table-cell>
          <table:table-cell office:value-type="string" table:style-name="ce2">
            <text:p>2 service standards achieved</text:p>
          </table:table-cell>
          <table:table-cell office:value-type="string" table:style-name="ce2">
            <text:p>Good</text:p>
          </table:table-cell>
          <table:table-cell office:value-type="string" table:style-name="ce2">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TSE Rapid Testing</text:p>
          </table:table-cell>
          <table:table-cell office:value-type="string" table:style-name="ce2">
            <text:p>Eurofins Forensics Services Limited</text:p>
          </table:table-cell>
          <table:table-cell office:value-type="string" table:style-name="ce2">
            <text:p>Confirmatory Testing - Ensure that the test data file for all positive or inconclusive cases should be received by APHA’s nominated point of contact (and FSA for healthy slaughter) within 24hrs of <text:s/>testing, so that it can be imported into the TSE Surveillance system.</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2 - South Wales</text:p>
          </table:table-cell>
          <table:table-cell office:value-type="string" table:style-name="ce2">
            <text:p>Iechyd Da (Gwledig)</text:p>
          </table:table-cell>
          <table:table-cell office:value-type="string" table:style-name="ce2">
            <text:p>Service A (Bovine): TB Test results for Bovines, where Reactors / IRs are disclosed, are submitted on Sam within one (1) Working Day of the TT2 date.</text:p>
          </table:table-cell>
          <table:table-cell office:value-type="string" table:style-name="ce2">
            <text:p>greater than or equal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Lot 1 - North Wales</text:p>
          </table:table-cell>
          <table:table-cell office:value-type="string" table:style-name="ce2">
            <text:p>Menter a Busnes</text:p>
          </table:table-cell>
          <table:table-cell office:value-type="string" table:style-name="ce2">
            <text:p>Service A (Data Quality): All data input and submitted on Sam is accur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Evidence</text:p>
          </table:table-cell>
          <table:table-cell office:value-type="string" table:style-name="ce2">
            <text:p>Automatic Urban and Rural Network Management (Central Management and Co-Ordination Unit (CMCU)) – Management of National AURN sites (Lot 1)</text:p>
          </table:table-cell>
          <table:table-cell office:value-type="string" table:style-name="ce2">
            <text:p>Bureau Veritas UK Limited</text:p>
          </table:table-cell>
          <table:table-cell office:value-type="string" table:style-name="ce2">
            <text:p>CMCU (Central Management Co-ordination Unit) contribution to achieving data quality objectives</text:p>
          </table:table-cell>
          <table:table-cell office:value-type="string" table:style-name="ce2">
            <text:p>KPI mean ratified data capture rate' per pollutant is more than 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Evidence</text:p>
          </table:table-cell>
          <table:table-cell office:value-type="string" table:style-name="ce2">
            <text:p>Automatic Urban and Rural Network Management (Central Management and Co-Ordination Unit (CMCU)) – Management of National AURN sites (Lot 1)</text:p>
          </table:table-cell>
          <table:table-cell office:value-type="string" table:style-name="ce2">
            <text:p>Bureau Veritas UK Limited</text:p>
          </table:table-cell>
          <table:table-cell office:value-type="string" table:style-name="ce2">
            <text:p>Manage Health and Safety risks effectively</text:p>
          </table:table-cell>
          <table:table-cell office:value-type="string" table:style-name="ce2">
            <text:p>Live H&amp;S risks are being managed effectively with less than 10 AURN sites losing data capture due to non-actioned H&amp;S concerns and H&amp;S live actions being tracked and up-to-date.</text:p>
          </table:table-cell>
          <table:table-cell office:value-type="string" table:style-name="ce2">
            <text:p>Inadequate</text:p>
          </table:table-cell>
          <table:table-cell office:value-type="string" table:style-name="ce2">
            <text:p>Deliverable 30 - Identified in Q4 that 49 radiation leak tests had not been completed as required. As soon as risk identified measures put in place to obtain required samples. Anticipated to be completed by end November 2022. Expecting this KPI to return to Good in the next quarter</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Evidence</text:p>
          </table:table-cell>
          <table:table-cell office:value-type="string" table:style-name="ce2">
            <text:p>Strategic Modelling Partner</text:p>
          </table:table-cell>
          <table:table-cell office:value-type="string" table:style-name="ce2">
            <text:p>Gutteridge, Haskins and Davey Limited</text:p>
          </table:table-cell>
          <table:table-cell office:value-type="string" table:style-name="ce2">
            <text:p>Data Input - Coding for modelling work undertaken and uploaded to GitHub repositories</text:p>
          </table:table-cell>
          <table:table-cell office:value-type="string" table:style-name="ce2">
            <text:p>greater than or equal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Twyford House Waste Management - Phase III</text:p>
          </table:table-cell>
          <table:table-cell office:value-type="string" table:style-name="ce2">
            <text:p>Acumen Waste Services</text:p>
          </table:table-cell>
          <table:table-cell office:value-type="string" table:style-name="ce2">
            <text:p>Stakeholder/3rd party feedback/concerns etc</text:p>
            <text:p/>
            <text:p>Zero instances of nuisance complaint from members of public</text:p>
          </table:table-cell>
          <table:table-cell office:value-type="string" table:style-name="ce2">
            <text:p>90% of gateway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SPECIALIST FACILITIES SERVICES - Joint Venture with FERA Science Ltd</text:p>
          </table:table-cell>
          <table:table-cell office:value-type="string" table:style-name="ce2">
            <text:p>Fera Science Limited (LTSA Reporting only)</text:p>
          </table:table-cell>
          <table:table-cell office:value-type="string" table:style-name="ce2">
            <text:p>Compliance with the Home Office Establishment Licence conditions for the Wildlife Facility</text:p>
            <text:p/>
            <text:p>This is a pass/fail KPI. It is met where all relevant parts of the Licence conditions are complied with (100%).</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SPECIALIST FACILITIES SERVICES - Joint Venture with FERA Science Ltd</text:p>
          </table:table-cell>
          <table:table-cell office:value-type="string" table:style-name="ce2">
            <text:p>Fera Science Limited (LTSA Reporting only)</text:p>
          </table:table-cell>
          <table:table-cell office:value-type="string" table:style-name="ce2">
            <text:p>Animal facilities and appropriate staff are available at reasonable notice to work on customer required projects. Compliance shown through achievement of four service standards.</text:p>
          </table:table-cell>
          <table:table-cell office:value-type="string" table:style-name="ce2">
            <text:p>4 service standard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SRM - FERA</text:p>
          </table:table-cell>
          <table:table-cell office:value-type="string" table:style-name="ce2">
            <text:p>APPLIED R&amp;D SERVICES - Joint Venture with FERA Science Ltd</text:p>
          </table:table-cell>
          <table:table-cell office:value-type="string" table:style-name="ce2">
            <text:p>Fera Science Limited (LTSA Reporting only)</text:p>
          </table:table-cell>
          <table:table-cell office:value-type="string" table:style-name="ce2">
            <text:p>Delivery of all current R&amp;D projects within agreed budgets.</text:p>
          </table:table-cell>
          <table:table-cell office:value-type="string" table:style-name="ce2">
            <text:p>All R&amp;D projects being delivered to agreed budgets within the last twelve month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Maintenance and Support with Systems and Service Integration for the Genesis IT Application</text:p>
          </table:table-cell>
          <table:table-cell office:value-type="string" table:style-name="ce2">
            <text:p>Atos IT Services UK Limited</text:p>
          </table:table-cell>
          <table:table-cell office:value-type="string" table:style-name="ce2">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text:s text:c="4"/></text:p>
            <text:p/>
            <text:p>a) 80% of severity 3 incidents resolved within 4 working days.</text:p>
            <text:p>b) 100% of severity 3 incidents resolved within 4 working day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North</text:p>
          </table:table-cell>
          <table:table-cell office:value-type="string" table:style-name="ce2">
            <text:p>WEM Lot 4 - Skeffling Managed Realignment Scheme</text:p>
          </table:table-cell>
          <table:table-cell office:value-type="string" table:style-name="ce2">
            <text:p>JBA Bentley Ltd</text:p>
          </table:table-cell>
          <table:table-cell office:value-type="string" table:style-name="ce2">
            <text:p>Time Variance - Delivery of required project commission completions (work on the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Business Applications</text:p>
          </table:table-cell>
          <table:table-cell office:value-type="string" table:style-name="ce2">
            <text:p>Application Maintenance and Support with Systems and Service Integration for the Genesis IT Application</text:p>
          </table:table-cell>
          <table:table-cell office:value-type="string" table:style-name="ce2">
            <text:p>Atos IT Services UK Limited</text:p>
          </table:table-cell>
          <table:table-cell office:value-type="string" table:style-name="ce2">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text:p>
            <text:p/>
            <text:p>a)All Service Requests responded to within 1 hour of receipt</text:p>
            <text:p>b) All Service Requests allocated to appropriate supplier for dealing and confirmation to Authority of time for completion within 1 day.</text:p>
            <text:p>c) 100% Service Requests delivered to agreed timescales within the measurement period.</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Thames Estuary Phase 1 Programme (TEP1)/TEAM2100 (Thames Estuary Asset Management 2100)</text:p>
          </table:table-cell>
          <table:table-cell office:value-type="string" table:style-name="ce2">
            <text:p>CH2M HILL</text:p>
          </table:table-cell>
          <table:table-cell office:value-type="string" table:style-name="ce2">
            <text:p>Delivering Efficiency Through Project (Annually)</text:p>
          </table:table-cell>
          <table:table-cell office:value-type="string" table:style-name="ce2">
            <text:p>25% efficiency savings</text:p>
          </table:table-cell>
          <table:table-cell office:value-type="string" table:style-name="ce2">
            <text:p>Inadequate</text:p>
          </table:table-cell>
          <table:table-cell office:value-type="string" table:style-name="ce2">
            <text:p>The KPI has dropped to 'inadequate threshold' due to efficiency reporting being paused nationally whilst IPA guidance and categorisation was agreed during Q1-Q3 of 2021/22 FY, preventing efficiencies being claimed. Efficiency reporting has re-started and submissions are being developed IAW the new guidance. There will a focus on the development and delivery of efficiency over the 2022/23 FY and beyond.</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Thames Estuary Phase 1 Programme (TEP1)/TEAM2100 (Thames Estuary Asset Management 2100)</text:p>
          </table:table-cell>
          <table:table-cell office:value-type="string" table:style-name="ce2">
            <text:p>CH2M HILL</text:p>
          </table:table-cell>
          <table:table-cell office:value-type="string" table:style-name="ce2">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string" table:style-name="ce2">
            <text:p>75%</text:p>
          </table:table-cell>
          <table:table-cell office:value-type="string" table:style-name="ce2">
            <text:p>Inadequate</text:p>
          </table:table-cell>
          <table:table-cell office:value-type="string" table:style-name="ce2">
            <text:p>The sustainability KPI is broken down into 4 metrics in line with the Environment Agencies national targets. These categorisations have been amended as part of the Contract Extension, including additional measures in line with the Environment Agencies 2030 eMission sustainability plan. These additional measures are still under development and should in place during 2022/23.<text:s/></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Corporate Services - Corporate Solutions</text:p>
          </table:table-cell>
          <table:table-cell office:value-type="string" table:style-name="ce2">
            <text:p>SIMAR - Lot 2 - Commercial Vehicles</text:p>
          </table:table-cell>
          <table:table-cell office:value-type="string" table:style-name="ce2">
            <text:p>Rivus Fleet Solutions</text:p>
          </table:table-cell>
          <table:table-cell office:value-type="string" table:style-name="ce2">
            <text:p>Fleet availability<text:s/></text:p>
            <text:p/>
            <text:p>Percentage of time that each vehicle is available to Defra to utilise. Calculated by available hours based on a standard working day, Monday – Friday 08:00-17:00, against off road hours during the same period. Calculation looks at the average availability across all vehicles.<text: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Corporate Services - Corporate Solutions</text:p>
          </table:table-cell>
          <table:table-cell office:value-type="string" table:style-name="ce2">
            <text:p>SIMAR - Lot 2 - Commercial Vehicles</text:p>
          </table:table-cell>
          <table:table-cell office:value-type="string" table:style-name="ce2">
            <text:p>Rivus Fleet Solutions</text:p>
          </table:table-cell>
          <table:table-cell office:value-type="string" table:style-name="ce2">
            <text:p>Vehicle Off Road<text:s/></text:p>
            <text:p/>
            <text:p>Based on all maintenance jobs for scheduled events such as service and MOTs and unscheduled maintenance including breakdowns. Calculated by counting the days that the vehicle is off road from the point it arrives at the workshop to the point the job is completed. Average across all vehicles.</text:p>
          </table:table-cell>
          <table:table-cell office:value-type="string" table:style-name="ce2">
            <text:p>&lt;3 days<text: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Operation</text:p>
          </table:table-cell>
          <table:table-cell office:value-type="string" table:style-name="ce2">
            <text:p>Defra - UnITy Programme - Managed Print Service</text:p>
          </table:table-cell>
          <table:table-cell office:value-type="string" table:style-name="ce2">
            <text:p>Xerox (UK) Limited</text:p>
          </table:table-cell>
          <table:table-cell office:value-type="string" table:style-name="ce2">
            <text:p>P2 Incident Resolution <text:s/>(incidents resolved within target resolution time)</text:p>
          </table:table-cell>
          <table:table-cell office:value-type="string" table:style-name="ce2">
            <text:p>anything taking less than or equal to <text:s/>4 hrs to resolve</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Thames Estuary Phase 1 Programme (TEP1)/TEAM2100 (Thames Estuary Asset Management 2100)</text:p>
          </table:table-cell>
          <table:table-cell office:value-type="string" table:style-name="ce2">
            <text:p>CH2M HILL</text:p>
          </table:table-cell>
          <table:table-cell office:value-type="string" table:style-name="ce2">
            <text:p>Health and Safety Maintained on Site (Zero Incidents to be reported within Financial Year) (Recorded Annually)</text:p>
          </table:table-cell>
          <table:table-cell office:value-type="string" table:style-name="ce2">
            <text:p>0 incidents</text:p>
          </table:table-cell>
          <table:table-cell office:value-type="string" table:style-name="ce2">
            <text:p>Approaching Target</text:p>
          </table:table-cell>
          <table:table-cell office:value-type="string" table:style-name="ce2">
            <text:p>There has been 1 lost time incident reported on TEAM2100 during Q2 of 2022/23 FY due to works manager losing footing and striking the side of a boat causing a fractured elbow. During Q2 of 2022/23, a H&amp;S audit was carried out on the Barnes Project where a score of 75% was achieved.</text:p>
          </table:table-cell>
          <table:table-cell table:number-columns-repeated="16375"/>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UnITy Programme - <text:s/>Connectivity - WAN/LAN Call Off Contract</text:p>
          </table:table-cell>
          <table:table-cell office:value-type="string" table:style-name="ce2">
            <text:p>Vodafone</text:p>
          </table:table-cell>
          <table:table-cell office:value-type="string" table:style-name="ce2">
            <text:p>Percentage of Service Requests Completed Per Month within "set time"</text:p>
          </table:table-cell>
          <table:table-cell office:value-type="string" table:style-name="ce2">
            <text:p>equal to or greater than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Corporate Services - Corporate Solutions</text:p>
          </table:table-cell>
          <table:table-cell office:value-type="string" table:style-name="ce2">
            <text:p>Supply of Lease Vehicle &amp; Fleet Management Services</text:p>
          </table:table-cell>
          <table:table-cell office:value-type="string" table:style-name="ce2">
            <text:p>Novuna Vehicle Solutions (previously Hitachi Solutions Europe Ltd)<text:s/></text:p>
          </table:table-cell>
          <table:table-cell office:value-type="string" table:style-name="ce2">
            <text:p>Customer Satisfaction - overall satisfaction<text:s/></text:p>
            <text:p/>
            <text:p>Customer satisfaction with the overall performance of the contract including, but not limited to, agent calls, vehicle ordering, service, maintenance and repair and vehicle delivery and collection. This target is measured by accumulating the total scores from all of the relevant performance criteria and providing an average, with a target score of 4.25 out of 5.00.<text:s/></text:p>
          </table:table-cell>
          <table:table-cell office:value-type="string" table:style-name="ce2">
            <text:p>4.25 out of 5.00 or great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Saltfleet to Gibraltar Point Strategy – Beach Management</text:p>
          </table:table-cell>
          <table:table-cell office:value-type="string" table:style-name="ce2">
            <text:p>Van Oord UK Limited</text:p>
          </table:table-cell>
          <table:table-cell office:value-type="string" table:style-name="ce2">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2">
            <text:p>equal to or less than 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Technology - Service Infrastructure</text:p>
          </table:table-cell>
          <table:table-cell office:value-type="string" table:style-name="ce2">
            <text:p>Defra Cloud Infrastructure Engineering Service</text:p>
          </table:table-cell>
          <table:table-cell office:value-type="string" table:style-name="ce2">
            <text:p>Atos IT Services UK Limited</text:p>
          </table:table-cell>
          <table:table-cell office:value-type="string" table:style-name="ce2">
            <text:p>KPI 6 Incident resolution and service support requests - Out of Office response times<text:s/></text:p>
          </table:table-cell>
          <table:table-cell office:value-type="string" table:style-name="ce2">
            <text:p>100% of Out of Hour incidences recieve a phone response within 10 minutes and work commences within 30 minutes<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5 - South &amp; Eastern England</text:p>
          </table:table-cell>
          <table:table-cell office:value-type="string" table:style-name="ce2">
            <text:p>Farmcare Central Ltd</text:p>
          </table:table-cell>
          <table:table-cell office:value-type="string" table:style-name="ce2">
            <text:p>Service A (Data Quality): All data input and submitted on Sam is accur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3 - Devon &amp; Cornwall</text:p>
          </table:table-cell>
          <table:table-cell office:value-type="string" table:style-name="ce2">
            <text:p>Farmcare Devon &amp; Cornwall Ltd</text:p>
          </table:table-cell>
          <table:table-cell office:value-type="string" table:style-name="ce2">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A-C Geographic Lot 3 - Devon &amp; Cornwall</text:p>
          </table:table-cell>
          <table:table-cell office:value-type="string" table:style-name="ce2">
            <text:p>Farmcare Devon &amp; Cornwall Ltd</text:p>
          </table:table-cell>
          <table:table-cell office:value-type="string" table:style-name="ce2">
            <text:p>Service A (Data Quality): All data input and submitted on Sam is accur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EG&amp;S - Vets &amp; Labs</text:p>
          </table:table-cell>
          <table:table-cell office:value-type="string" table:style-name="ce2">
            <text:p>Veterinary Delivery Partnership Services Lot 1 - North Wales</text:p>
          </table:table-cell>
          <table:table-cell office:value-type="string" table:style-name="ce2">
            <text:p>Menter a Busnes</text:p>
          </table:table-cell>
          <table:table-cell office:value-type="string" table:style-name="ce2">
            <text:p>Service A (Bovine): All TB Test results for Bovines are submitted on SAM within five (5) Working Days of the TT2 date.</text:p>
          </table:table-cell>
          <table:table-cell office:value-type="string" table:style-name="ce2">
            <text:p>equal to or greater than 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EFRA</text:p>
          </table:table-cell>
          <table:table-cell office:value-type="string" table:style-name="ce2">
            <text:p>Infrastructure - Central</text:p>
          </table:table-cell>
          <table:table-cell office:value-type="string" table:style-name="ce2">
            <text:p>CDF Lot 2 - Wixoe PS HV Switchgear &amp; Ancillary Works</text:p>
          </table:table-cell>
          <table:table-cell office:value-type="string" table:style-name="ce2">
            <text:p>BAM Nuttall Ltd</text:p>
          </table:table-cell>
          <table:table-cell office:value-type="string" table:style-name="ce2">
            <text:p>Time Variance - Delivery of required project commission completions (work on the scheme) achieved/or anticipated to be completed by the latest commission completion date</text:p>
          </table:table-cell>
          <table:table-cell office:value-type="string" table:style-name="ce2">
            <text:p>Within 1 month of the latest Completion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Ambition Institute)</text:p>
          </table:table-cell>
          <table:table-cell office:value-type="string" table:style-name="ce2">
            <text:p>Ambition Institute</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 Levels PD</text:p>
          </table:table-cell>
          <table:table-cell office:value-type="string" table:style-name="ce2">
            <text:p>Education and Training Foundation</text:p>
          </table:table-cell>
          <table:table-cell office:value-type="string" table:style-name="ce2">
            <text:p>KPI 2 - Anyone who has a role in T Level delivery can access Understanding T Levels by 31st July 2021.</text:p>
          </table:table-cell>
          <table:table-cell office:value-type="string" table:style-name="ce2">
            <text:p>On-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TP_Recruiting and Deploying Academic Mentors (con_15277)</text:p>
          </table:table-cell>
          <table:table-cell office:value-type="string" table:style-name="ce2">
            <text:p>Cognition Educatio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AECOM</text:p>
          </table:table-cell>
          <table:table-cell office:value-type="string" table:style-name="ce2">
            <text:p>AECOM Limited</text:p>
          </table:table-cell>
          <table:table-cell office:value-type="string" table:style-name="ce2">
            <text:p>Percentage of Corrective Actions required to ensure Ready to Release Data Status</text:p>
          </table:table-cell>
          <table:table-cell office:value-type="string" table:style-name="ce2">
            <text:p>95%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Workday</text:p>
          </table:table-cell>
          <table:table-cell office:value-type="string" table:style-name="ce2">
            <text:p>WORKDAY</text:p>
          </table:table-cell>
          <table:table-cell office:value-type="string" table:style-name="ce2">
            <text:p>Workday HR system service availability commitment for a given calendar month is 99.7%</text:p>
          </table:table-cell>
          <table:table-cell office:value-type="string" table:style-name="ce2">
            <text:p>99.7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Erasmus+ and European Solidarity Corps (ESC) Residual Activity Services</text:p>
          </table:table-cell>
          <table:table-cell office:value-type="string" table:style-name="ce2">
            <text:p>British Council</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 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eriod Product provision to schools and post-16 education organisations across England</text:p>
          </table:table-cell>
          <table:table-cell office:value-type="string" table:style-name="ce2">
            <text:p>Personnel Hygiene Services Limited trading as PHS Group plc</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Institute of Teaching - SLDT E&amp;M Call off contract</text:p>
          </table:table-cell>
          <table:table-cell office:value-type="string" table:style-name="ce2">
            <text:p>School-Led Development Trust</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 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cience CPD Programme - England</text:p>
          </table:table-cell>
          <table:table-cell office:value-type="string" table:style-name="ce2">
            <text:p>STEM Learning Ltd</text:p>
          </table:table-cell>
          <table:table-cell office:value-type="string" table:style-name="ce2">
            <text:p>Number of Stimulatiing Physics Network (SPN) CPD days delivered - Number of days of CPD delivered to teachers or support staff through the SPN programme.</text:p>
          </table:table-cell>
          <table:table-cell office:value-type="string" table:style-name="ce2">
            <text:p>748</text:p>
          </table:table-cell>
          <table:table-cell office:value-type="string" table:style-name="ce2">
            <text:p>Inadequate</text:p>
          </table:table-cell>
          <table:table-cell office:value-type="string" table:style-name="ce2">
            <text:p>There are a number of reasons why STEM Learning appear to be underperforming on SPN:</text:p>
            <text:p>1. They are using an untested target profile to establish targets and monitor SPN progress. Having no access to historic SPN engagement data to accurately forecast expected engagement, they agreed to use the same profile as SLPs. This has proved inaccurate but would be in effective to amend the profile at this point in the contract.<text:s/></text:p>
            <text:p>2. They are informed by coaching colleagues who have delivered on SPN during previous years that the summer term historically demonstrates lower engagement due to the pressures of exam period in schools.</text:p>
            <text:p>3. Coupled with the onboarding of new partner schools during the autumn term, this indicates the SPN's most intensive period of engagement is from October to April.<text:s/></text:p>
            <text:p>4. All partner schools undertake an action plan based needs analysis with their coach in the autumn term that schedules sustained engagement to meet needs for the full academic year. If we look to the end of the contract (autumn 2023), they are already at 45% of the full year target based on actuals plus future booked CPD. This is increasing daily as more action plans are agreed and dates for CPD are schedul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Teacher Development Trust)</text:p>
          </table:table-cell>
          <table:table-cell office:value-type="string" table:style-name="ce2">
            <text:p>Teacher Development Trust</text:p>
          </table:table-cell>
          <table:table-cell office:value-type="string" table:style-name="ce2">
            <text:p>Social Value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icrosoft Licensing 2022 - Campus EES and CSP</text:p>
          </table:table-cell>
          <table:table-cell office:value-type="string" table:style-name="ce2">
            <text:p>Bytes Software Services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Teach First)</text:p>
          </table:table-cell>
          <table:table-cell office:value-type="string" table:style-name="ce2">
            <text:p>Teach First</text:p>
          </table:table-cell>
          <table:table-cell office:value-type="string" table:style-name="ce2">
            <text:p>Social Value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4/25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icrosoft Licensing 2022 - Campus EES and CSP</text:p>
          </table:table-cell>
          <table:table-cell office:value-type="string" table:style-name="ce2">
            <text:p>Bytes Software Services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3-24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Education &amp; Outcomes Panel Study (EOPS-B)</text:p>
          </table:table-cell>
          <table:table-cell office:value-type="string" table:style-name="ce2">
            <text:p>Natce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Teach First)</text:p>
          </table:table-cell>
          <table:table-cell office:value-type="string" table:style-name="ce2">
            <text:p>Teach First</text:p>
          </table:table-cell>
          <table:table-cell office:value-type="string" table:style-name="ce2">
            <text:p>Social Value KPI not set - Contract placed prior to this requirement</text:p>
          </table:table-cell>
          <table:table-cell office:value-type="string" table:style-name="ce2">
            <text:p>Social Value KPI not set - Contract placed prior to this requiremen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tribution to Environment Agency Flood Schemes</text:p>
          </table:table-cell>
          <table:table-cell office:value-type="string" table:style-name="ce2">
            <text:p>Environment Agency</text:p>
          </table:table-cell>
          <table:table-cell office:value-type="string" table:style-name="ce2">
            <text:p>Annual report to be delivered to the DfE with total number Schools visited and presentations made on or shortly after 31 March in each year of this Agreement</text:p>
          </table:table-cell>
          <table:table-cell office:value-type="string" table:style-name="ce2">
            <text:p>40 to 7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Senior Leaders Programme<text:s/></text:p>
          </table:table-cell>
          <table:table-cell office:value-type="string" table:style-name="ce2">
            <text:p>Ambition Institute</text:p>
          </table:table-cell>
          <table:table-cell office:value-type="string" table:style-name="ce2">
            <text:p>Retention - Retention rates will be measured for each cohort from the start of the programme each year through to the end of the academic year, for each year of the programme</text:p>
          </table:table-cell>
          <table:table-cell office:value-type="string" table:style-name="ce2">
            <text:p>90% or higher</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MO Framework - BDO LLP - Lots 1 and 2</text:p>
          </table:table-cell>
          <table:table-cell office:value-type="string" table:style-name="ce2">
            <text:p>BDO LLP</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KPI not requir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General Qualifications &amp; National Curriculum Assessment Logistics<text:s/></text:p>
          </table:table-cell>
          <table:table-cell office:value-type="string" table:style-name="ce2">
            <text:p>Parcelforce Worldwide</text:p>
          </table:table-cell>
          <table:table-cell office:value-type="string" table:style-name="ce2">
            <text:p>No packages destroyed (i.e. contents rendered unfit for marking) while in the Supplier’s care, including through theft, or negligent handling.</text:p>
          </table:table-cell>
          <table:table-cell office:value-type="string" table:style-name="ce2">
            <text:p>99.998% or Above</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AECOM</text:p>
          </table:table-cell>
          <table:table-cell office:value-type="string" table:style-name="ce2">
            <text:p>AECOM Limited</text:p>
          </table:table-cell>
          <table:table-cell office:value-type="string" table:style-name="ce2">
            <text:p>Percentage of Visits at SO Checked and Approved Data Status</text:p>
          </table:table-cell>
          <table:table-cell office:value-type="string" table:style-name="ce2">
            <text:p>85%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text:s/>(2022 Cohort) (Ambition Institute)</text:p>
          </table:table-cell>
          <table:table-cell office:value-type="string" table:style-name="ce2">
            <text:p>Ambition Institute</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External Moderator</text:p>
          </table:table-cell>
          <table:table-cell office:value-type="string" table:style-name="ce2">
            <text:p>Tribal Group plc</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LLSE)</text:p>
          </table:table-cell>
          <table:table-cell office:value-type="string" table:style-name="ce2">
            <text:p>Leadership Learning South East</text:p>
          </table:table-cell>
          <table:table-cell office:value-type="string" table:style-name="ce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2">
            <text:p>80% 0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Levels</text:p>
          </table:table-cell>
          <table:table-cell office:value-type="string" table:style-name="ce2">
            <text:p>Methods Business and Digital Technology Limited</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tact Centre Technology Services</text:p>
          </table:table-cell>
          <table:table-cell office:value-type="string" table:style-name="ce2">
            <text:p>Atos IT Services UK Ltd</text:p>
          </table:table-cell>
          <table:table-cell office:value-type="string" table:style-name="ce2">
            <text:p>Quality &gt; Service Desk (Email Responded to within one (1) Working Day)</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Level 3 Mathematics Support Programme<text:s/></text:p>
          </table:table-cell>
          <table:table-cell office:value-type="string" table:style-name="ce2">
            <text:p>Mathematics in Education and Industry</text:p>
          </table:table-cell>
          <table:table-cell office:value-type="string" table:style-name="ce2">
            <text:p>4d - Provide capacity for a minimum of 2055 teacher days (of which 155 are for teachers from schools/colleges in Opportunity Areas, Low Participation Areas or on Priority Lists) of professional development for Level 3 core maths, and ensure that a minimum of 1950 teachers days are completed (of which 145 are for teachers from schools/colleges in Opportunity Areas, Low Participation Areas or on Priority Lists). <text:s/>Including training to develop the capacity and confidence of a minimum of 150 teachers across other quantitative subjects, geography, biology and psychology.<text:s/></text:p>
          </table:table-cell>
          <table:table-cell office:value-type="string" table:style-name="ce2">
            <text:p>1</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Architecture &amp; Governance Services</text:p>
          </table:table-cell>
          <table:table-cell office:value-type="string" table:style-name="ce2">
            <text:p>Cadence Innova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GiTIS Contact Centre Solution/Advisory Service</text:p>
          </table:table-cell>
          <table:table-cell office:value-type="string" table:style-name="ce2">
            <text:p>Teleperformance Ltd</text:p>
          </table:table-cell>
          <table:table-cell office:value-type="string" table:style-name="ce2">
            <text:p>SLA7 - Percentage of actual Registrants supported by an Adviser that apply to Initial Teacher Training against number of Registrants forecasted to apply to Initial Teacher Training.</text:p>
          </table:table-cell>
          <table:table-cell office:value-type="string" table:style-name="ce2">
            <text:p>99% to 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CS Digital Services</text:p>
          </table:table-cell>
          <table:table-cell office:value-type="string" table:style-name="ce2">
            <text:p>Netcompany UK ltd</text:p>
          </table:table-cell>
          <table:table-cell office:value-type="string" table:style-name="ce2">
            <text:p>Response time for incident resolution</text:p>
            <text:p>Website uptime of 99.5%</text:p>
            <text:p>Bugfixes relating to core operational products to be resolved within 5 hours</text:p>
          </table:table-cell>
          <table:table-cell office:value-type="string" table:style-name="ce2">
            <text:p>Response time for Incident Resolution - 100% within targe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UCL Consultants)</text:p>
          </table:table-cell>
          <table:table-cell office:value-type="string" table:style-name="ce2">
            <text:p>UCL Consultants Ltd</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ractice Supervisor Development Programme</text:p>
          </table:table-cell>
          <table:table-cell office:value-type="string" table:style-name="ce2">
            <text:p>Dartington Hall Trust (T/a Research in Practice &amp; Research in Practice for Adults)</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he National Centre for Computing Education (NCCE) Lot 1</text:p>
          </table:table-cell>
          <table:table-cell office:value-type="string" table:style-name="ce2">
            <text:p>STEM Learning Ltd.</text:p>
          </table:table-cell>
          <table:table-cell office:value-type="string" table:style-name="ce2">
            <text:p>Target percentage of 92% of Secondary priority schools that are engaged each year.</text:p>
          </table:table-cell>
          <table:table-cell office:value-type="string" table:style-name="ce2">
            <text:p>95% of KPI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pprenticeship Services Agile Development</text:p>
          </table:table-cell>
          <table:table-cell office:value-type="string" table:style-name="ce2">
            <text:p>TALENT INTERNATIONAL HOLDINGS PTY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_16348 - General Qualifications Logistics Service</text:p>
          </table:table-cell>
          <table:table-cell office:value-type="string" table:style-name="ce2">
            <text:p>Parcelforce Worldwide</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he National Centre for Computing Education (NCCE) Lot 2</text:p>
          </table:table-cell>
          <table:table-cell office:value-type="string" table:style-name="ce2">
            <text:p>STEM Learning Ltd.</text:p>
          </table:table-cell>
          <table:table-cell office:value-type="string" table:style-name="ce2">
            <text:p>A target of 5260 teachers who have made positive start to their CSA journey.</text:p>
          </table:table-cell>
          <table:table-cell office:value-type="string" table:style-name="ce2">
            <text:p>95% of KPI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edia Buying Call-Off 2022</text:p>
          </table:table-cell>
          <table:table-cell office:value-type="string" table:style-name="ce2">
            <text:p>Manning Gottlieb OMD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_16348 - General Qualifications Logistics Service</text:p>
          </table:table-cell>
          <table:table-cell office:value-type="string" table:style-name="ce2">
            <text:p>Parcelforce Worldwide</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Education Development Trust)</text:p>
          </table:table-cell>
          <table:table-cell office:value-type="string" table:style-name="ce2">
            <text:p>Education Development Trust</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Education Development Trust)</text:p>
          </table:table-cell>
          <table:table-cell office:value-type="string" table:style-name="ce2">
            <text:p>Education Development Trust</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Education Development Trust)</text:p>
          </table:table-cell>
          <table:table-cell office:value-type="string" table:style-name="ce2">
            <text:p>Education Development Trust</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Business Central services Partner - Harmonisation, CI developments, licences, interfaces and support and breakfix</text:p>
          </table:table-cell>
          <table:table-cell office:value-type="string" table:style-name="ce2">
            <text:p>Total Enterprise Solutions Limited</text:p>
          </table:table-cell>
          <table:table-cell office:value-type="string" table:style-name="ce2">
            <text:p>Total Enterprise Solutions (TES) service 'up' time for a given calendar month is xx %</text:p>
            <text:p/>
          </table:table-cell>
          <table:table-cell office:value-type="string" table:style-name="ce2">
            <text:p>99.7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F+G</text:p>
          </table:table-cell>
          <table:table-cell office:value-type="string" table:style-name="ce2">
            <text:p>Faithful+Gould Limited</text:p>
          </table:table-cell>
          <table:table-cell office:value-type="string" table:style-name="ce2">
            <text:p>Percentage of Corrective Actions required to ensure Ready to Release Data Status</text:p>
          </table:table-cell>
          <table:table-cell office:value-type="string" table:style-name="ce2">
            <text:p>95%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UCL Consultants Ltd)</text:p>
          </table:table-cell>
          <table:table-cell office:value-type="string" table:style-name="ce2">
            <text:p>UCL Consultants Ltd</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 Levels PD</text:p>
          </table:table-cell>
          <table:table-cell office:value-type="string" table:style-name="ce2">
            <text:p>Education and Training Foundation</text:p>
          </table:table-cell>
          <table:table-cell office:value-type="string" table:style-name="ce2">
            <text:p>KPI 3- Teachers teaching T Levels can interact and collaborate with each other on a regional and/or subject specific basis so that they can reflect on and embed their professional development by 31st July 2021</text:p>
          </table:table-cell>
          <table:table-cell office:value-type="string" table:style-name="ce2">
            <text:p>On-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 NORMID - 2019-25 Cohort</text:p>
          </table:table-cell>
          <table:table-cell office:value-type="string" table:style-name="ce2">
            <text:p>The University of Manchester</text:p>
          </table:table-cell>
          <table:table-cell office:value-type="string" table:style-name="ce2">
            <text:p>95% (351) of Graduates remain employed as Educational Psychologists by an English Local Authority for at least 2 years full time</text:p>
          </table:table-cell>
          <table:table-cell office:value-type="string" table:style-name="ce2">
            <text:p>345 to 351</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Erasmus+ and European Solidarity Corps (ESC) Residual Activity Services</text:p>
          </table:table-cell>
          <table:table-cell office:value-type="string" table:style-name="ce2">
            <text:p>British Council</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TA-0159 Reception Baseline Assessment</text:p>
          </table:table-cell>
          <table:table-cell office:value-type="string" table:style-name="ce2">
            <text:p>National Foundation for Educational Research (NFER)</text:p>
          </table:table-cell>
          <table:table-cell office:value-type="string" table:style-name="ce2">
            <text:p>Delivery of assessment resources to schools</text:p>
            <text:p>For Live Year 1, an assessment ordering system will be available for schools to place orders for assessment resources in May. 100% of orders placed within the ordering window will be fulfilled by the beginning of July – i.e. before the end of the Summer term. In Live Year 2, schools will not receive materials unless they request them via the helpline. Schools will receive additional resource packs at the beginning of their 2022-3 academic year. 100% of deliveries will be attempted within two weeks of the school’s term start date.</text:p>
          </table:table-cell>
          <table:table-cell office:value-type="string" table:style-name="ce2">
            <text:p>100% of deliveries will be attempted within two weeks of the school’s term start date. 100% of orders placed within the ordering window will be fulfill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ccountancy Service and Automated Data Collection</text:p>
          </table:table-cell>
          <table:table-cell office:value-type="string" table:style-name="ce2">
            <text:p>Deloitte LLP</text:p>
          </table:table-cell>
          <table:table-cell office:value-type="string" table:style-name="ce2">
            <text:p>1.1.3<text:tab/>SME support on a time basis to DfE team for the HFM replacement implementation to be completed by 30th June 2022</text:p>
          </table:table-cell>
          <table:table-cell office:value-type="string" table:style-name="ce2">
            <text:p>On-time</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Ambition Institute)</text:p>
          </table:table-cell>
          <table:table-cell office:value-type="string" table:style-name="ce2">
            <text:p>Ambition Institute</text:p>
          </table:table-cell>
          <table:table-cell office:value-type="string" table:style-name="ce2">
            <text:p>Recruitment - Recruit the target number of ECTs and their assigned Mentors onto the programme by the end of October 2021.</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Centre for Excellence in the Teaching of Mathematics</text:p>
          </table:table-cell>
          <table:table-cell office:value-type="string" table:style-name="ce2">
            <text:p>Tribal Group plc</text:p>
          </table:table-cell>
          <table:table-cell office:value-type="string" table:style-name="ce2">
            <text:p>Maintaining a high-quality service. Monitor Maths Hub performance regularly, putting in place interventions and support to maintain a high-quality service for teachers and schools and report to DfE on progress.</text:p>
          </table:table-cell>
          <table:table-cell office:value-type="string" table:style-name="ce2">
            <text:p>Above 90%</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UCL Consultants)</text:p>
          </table:table-cell>
          <table:table-cell office:value-type="string" table:style-name="ce2">
            <text:p>UCL Consultants Ltd</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ile Service Delivery for Funding Systems</text:p>
          </table:table-cell>
          <table:table-cell office:value-type="string" table:style-name="ce2">
            <text:p>Methods Business and Digital Technology Limited</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Education Development Trust)</text:p>
          </table:table-cell>
          <table:table-cell office:value-type="string" table:style-name="ce2">
            <text:p>Education Development Trust</text:p>
          </table:table-cell>
          <table:table-cell office:value-type="string" table:style-name="ce2">
            <text:p>Retention - A minimum of 75% of the Participants that start the training are retained by the end of year 2 of delivery.</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External Moderator</text:p>
          </table:table-cell>
          <table:table-cell office:value-type="string" table:style-name="ce2">
            <text:p>Tribal Group plc</text:p>
          </table:table-cell>
          <table:table-cell office:value-type="string" table:style-name="ce2">
            <text:p>Moderation Activity- Complete moderation activity within each Assesment Window by ensuring all scripts identified for moderation are fully moderated and outcomes communicated back accurately to NPQ Lead Providers one week (5 working days) before the end of the Assessment window. Reported once per assessment window</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Vinci TFM - LocatED Portfolio</text:p>
          </table:table-cell>
          <table:table-cell office:value-type="string" table:style-name="ce2">
            <text:p>VINCI Construction UK Limited</text:p>
          </table:table-cell>
          <table:table-cell office:value-type="string" table:style-name="ce2">
            <text:p>CCTV Monitoring Service: Security technology deployed to vacant sites. Technology to be available 95% of the time, monitored effectively, repaired and replaced in a timely manner</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KILLS BOOTCAMPS IN HGV DRIVING - HGV Training Services Ltd con_12221</text:p>
          </table:table-cell>
          <table:table-cell office:value-type="string" table:style-name="ce2">
            <text:p>HGV Training Services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Teacher Development Trust)</text:p>
          </table:table-cell>
          <table:table-cell office:value-type="string" table:style-name="ce2">
            <text:p>Teacher Development Trust</text:p>
          </table:table-cell>
          <table:table-cell office:value-type="string" table:style-name="ce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4/25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Vulnerable Families and Children - Service Delivery and Development</text:p>
          </table:table-cell>
          <table:table-cell office:value-type="string" table:style-name="ce2">
            <text:p>TALENT INTERNATIONAL HOLDINGS PTY LTD</text:p>
          </table:table-cell>
          <table:table-cell office:value-type="string" table:style-name="ce2">
            <text:p>KPI details required</text:p>
          </table:table-cell>
          <table:table-cell office:value-type="string" table:style-name="ce2">
            <text:p>No KPIs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chools Business Professionals Service Delivery Portfolio</text:p>
          </table:table-cell>
          <table:table-cell office:value-type="string" table:style-name="ce2">
            <text:p>The Dextrous Web Ltd (trading as dxw)</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text:s/>(2022 Cohort) (Ambition Institute)</text:p>
          </table:table-cell>
          <table:table-cell office:value-type="string" table:style-name="ce2">
            <text:p>Ambition Institute</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Loan Sale Programme Legal Advice Docs to upload - attached legal advisers contract</text:p>
          </table:table-cell>
          <table:table-cell office:value-type="string" table:style-name="ce2">
            <text:p>Hogan Lovells</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cience CPD Programme - England</text:p>
          </table:table-cell>
          <table:table-cell office:value-type="string" table:style-name="ce2">
            <text:p>STEM Learning Ltd</text:p>
          </table:table-cell>
          <table:table-cell office:value-type="string" table:style-name="ce2">
            <text:p>Schools that have completed their Inclusion action plan - The (cumulative) number of schools that have completed their inclusion action plan</text:p>
          </table:table-cell>
          <table:table-cell office:value-type="string" table:style-name="ce2">
            <text:p>85</text:p>
          </table:table-cell>
          <table:table-cell office:value-type="string" table:style-name="ce2">
            <text:p>Approaching Target</text:p>
          </table:table-cell>
          <table:table-cell office:value-type="string" table:style-name="ce2">
            <text:p>This KPI can only be measured at the end of the contract period, as it assesses the number of schools that have completed their action plan.<text:s/></text:p>
            <text:p>The current performance figure of 74 is the number of schools that have signed up to the programme, rather than the number that have completed. Schools sign up in the autumn term (or have carried forward from the previous term) and will work with their inclusion coach to develop and implement their support via an action plan approach which will span the academic year. <text:s/>The target of 85 is the threshold for the number of schools to have completed their action plan at the end of the contract in order not to attract any service points. ASE aim to have recruited all schools by the end of the autumn term at the latest. They will therefore then start to report on the % of the way through their action plans each school is.<text:s/></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mporary Worker Visa Sponsorship Services (Tier 5)</text:p>
          </table:table-cell>
          <table:table-cell office:value-type="string" table:style-name="ce2">
            <text:p>Ecorys UK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General Qualifications &amp; National Curriculum Assessment Logistics<text:s/></text:p>
          </table:table-cell>
          <table:table-cell office:value-type="string" table:style-name="ce2">
            <text:p>Parcelforce Worldwide</text:p>
          </table:table-cell>
          <table:table-cell office:value-type="string" table:style-name="ce2">
            <text:p>No packages to be delivered to the wrong recipient or found by a member of public.</text:p>
          </table:table-cell>
          <table:table-cell office:value-type="string" table:style-name="ce2">
            <text:p>99.998% or Above</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edia Buying Call-Off 2022</text:p>
          </table:table-cell>
          <table:table-cell office:value-type="string" table:style-name="ce2">
            <text:p>Manning Gottlieb OMD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acher Services - User Centred Design Services</text:p>
          </table:table-cell>
          <table:table-cell office:value-type="string" table:style-name="ce2">
            <text:p>Engine Partners UK LLP</text:p>
          </table:table-cell>
          <table:table-cell office:value-type="string" table:style-name="ce2">
            <text:p>The Supplier promotes positive collaborative working relationships within and across team/s by acting in a transparent manner. <text:s/>The Supplier shows commitment to Buyer goals through adding value over and above the provision of compensated skilled personnel.</text:p>
            <text:p/>
            <text:p/>
          </table:table-cell>
          <table:table-cell office:value-type="string" table:style-name="ce2">
            <text:p>The Supplier adapts agile ways of working to meet the needs of a dispersed team identifies opportunities to upskill DfE colleagues across the programme. <text:s text:c="2"/>Innovative cost saving ideas explor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ITEP) - University College London</text:p>
          </table:table-cell>
          <table:table-cell office:value-type="string" table:style-name="ce2">
            <text:p>University College London</text:p>
          </table:table-cell>
          <table:table-cell office:value-type="string" table:style-name="ce2">
            <text:p>Social value KPI not set - Contract placed before this requiremen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AECOM</text:p>
          </table:table-cell>
          <table:table-cell office:value-type="string" table:style-name="ce2">
            <text:p>AECOM Limited</text:p>
          </table:table-cell>
          <table:table-cell office:value-type="string" table:style-name="ce2">
            <text:p>Percentage of Visits at Pre SO Checked and Approved Data Status</text:p>
          </table:table-cell>
          <table:table-cell office:value-type="string" table:style-name="ce2">
            <text:p>90%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Future Teaching Scholars</text:p>
          </table:table-cell>
          <table:table-cell office:value-type="string" table:style-name="ce2">
            <text:p>CFBT Education Trust</text:p>
          </table:table-cell>
          <table:table-cell office:value-type="string" table:style-name="ce2">
            <text:p>KPI 7 - 100% of candidates are matched to maths and physics teaching roles in secondary schools. 90% is the minimum level after which penalties would be considered in line with the agreed</text:p>
          </table:table-cell>
          <table:table-cell office:value-type="string" table:style-name="ce2">
            <text:p>90% to 100%</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ccountancy Service and Automated Data Collection</text:p>
          </table:table-cell>
          <table:table-cell office:value-type="string" table:style-name="ce2">
            <text:p>Deloitte LLP</text:p>
          </table:table-cell>
          <table:table-cell office:value-type="string" table:style-name="ce2">
            <text:p>1.1.2<text:tab/>Retirement of existing Oracle HfM solution to be completed by 30th June 2022<text:s/></text:p>
          </table:table-cell>
          <table:table-cell office:value-type="string" table:style-name="ce2">
            <text:p>On-time</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ITEP) - The University of Manchester</text:p>
          </table:table-cell>
          <table:table-cell office:value-type="string" table:style-name="ce2">
            <text:p>The University of Manchester</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Church of England)</text:p>
          </table:table-cell>
          <table:table-cell office:value-type="string" table:style-name="ce2">
            <text:p>Church of England<text:s/></text:p>
          </table:table-cell>
          <table:table-cell office:value-type="string" table:style-name="ce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LLSE)</text:p>
          </table:table-cell>
          <table:table-cell office:value-type="string" table:style-name="ce2">
            <text:p>Leadership Learning South East</text:p>
          </table:table-cell>
          <table:table-cell office:value-type="string" table:style-name="ce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UCL Consultants)</text:p>
          </table:table-cell>
          <table:table-cell office:value-type="string" table:style-name="ce2">
            <text:p>UCL Consultants Ltd</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Best Practice Network)</text:p>
          </table:table-cell>
          <table:table-cell office:value-type="string" table:style-name="ce2">
            <text:p>Best Practice Network</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ractice Supervisor Development Programme</text:p>
          </table:table-cell>
          <table:table-cell office:value-type="string" table:style-name="ce2">
            <text:p>Dartington Hall Trust (T/a Research in Practice &amp; Research in Practice for Adults)</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Teach First)</text:p>
          </table:table-cell>
          <table:table-cell office:value-type="string" table:style-name="ce2">
            <text:p>Teach First</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ustomer Experience Engagement Centre</text:p>
          </table:table-cell>
          <table:table-cell office:value-type="string" table:style-name="ce2">
            <text:p>Arvato Limited</text:p>
          </table:table-cell>
          <table:table-cell office:value-type="string" table:style-name="ce2">
            <text:p>Percentage of calls answered.</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RVICE CONTRACT: <text:s/>SCHOLARSHIP FUNDING FOR <text:s/>NATIONAL PROFESSIONAL QUALIFICATIONS (NPQs)</text:p>
          </table:table-cell>
          <table:table-cell office:value-type="string" table:style-name="ce2">
            <text:p>Best Practice Network</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Senior Leaders Programme<text:s/></text:p>
          </table:table-cell>
          <table:table-cell office:value-type="string" table:style-name="ce2">
            <text:p>Ambition Institute</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Levels</text:p>
          </table:table-cell>
          <table:table-cell office:value-type="string" table:style-name="ce2">
            <text:p>Methods Business and Digital Technology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Initial Teacher Training and Leadership Development Programme 2022/23 (con8379) _con 8477</text:p>
          </table:table-cell>
          <table:table-cell office:value-type="string" table:style-name="ce2">
            <text:p>Teach First</text:p>
          </table:table-cell>
          <table:table-cell office:value-type="string" table:style-name="ce2">
            <text:p>The supplier will ensure that 90% of Participants who start Year 1 of the Programme will achieve QTS by the end of the Programme<text:s text:c="2"/></text:p>
          </table:table-cell>
          <table:table-cell office:value-type="string" table:style-name="ce2">
            <text:p>90%</text:p>
          </table:table-cell>
          <table:table-cell office:value-type="string" table:style-name="ce2">
            <text:p>Other - Consider returned</text:p>
          </table:table-cell>
          <table:table-cell office:value-type="string" table:style-name="ce2">
            <text:p>Due to be reported FY24/25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Ambition Institute)</text:p>
          </table:table-cell>
          <table:table-cell office:value-type="string" table:style-name="ce2">
            <text:p>Ambition Institute</text:p>
          </table:table-cell>
          <table:table-cell office:value-type="string" table:style-name="ce2">
            <text:p>Social Value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eriod Product provision to schools and post-16 education organisations across England</text:p>
          </table:table-cell>
          <table:table-cell office:value-type="string" table:style-name="ce2">
            <text:p>Personnel Hygiene Services Limited trading as PHS Group plc</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Senior Leaders Programme<text:s/></text:p>
          </table:table-cell>
          <table:table-cell office:value-type="string" table:style-name="ce2">
            <text:p>Ambition Institute</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UCL Consultants Ltd)</text:p>
          </table:table-cell>
          <table:table-cell office:value-type="string" table:style-name="ce2">
            <text:p>UCL Consultants Ltd</text:p>
          </table:table-cell>
          <table:table-cell office:value-type="string" table:style-name="ce2">
            <text:p>Social Value KPI not set - Contract placed prior to this requirement</text:p>
          </table:table-cell>
          <table:table-cell office:value-type="string" table:style-name="ce2">
            <text:p>Social Value KPI not set - Contract placed prior to this requiremen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Fast-Track Social Work Programme - Frontline cohorts '20 through to 23'</text:p>
          </table:table-cell>
          <table:table-cell office:value-type="string" table:style-name="ce2">
            <text:p>The Frontline Organisation</text:p>
          </table:table-cell>
          <table:table-cell office:value-type="string" table:style-name="ce2">
            <text:p>Cohort 21 - Unique programme starters: Number of participants starting the programme</text:p>
          </table:table-cell>
          <table:table-cell office:value-type="string" table:style-name="ce2">
            <text:p>&gt;40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ITEP) - University College London</text:p>
          </table:table-cell>
          <table:table-cell office:value-type="string" table:style-name="ce2">
            <text:p>University College London</text:p>
          </table:table-cell>
          <table:table-cell office:value-type="string" table:style-name="ce2">
            <text:p>100% (XXX) of all ITEP scheme places successfully filled by the provider for each yearly intake in each cohort</text:p>
          </table:table-cell>
          <table:table-cell office:value-type="string" table:style-name="ce2">
            <text:p>100%</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Teach First)</text:p>
          </table:table-cell>
          <table:table-cell office:value-type="string" table:style-name="ce2">
            <text:p>Teach First</text:p>
          </table:table-cell>
          <table:table-cell office:value-type="string" table:style-name="ce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Harris)</text:p>
          </table:table-cell>
          <table:table-cell office:value-type="string" table:style-name="ce2">
            <text:p>Harris Federation<text:s/></text:p>
          </table:table-cell>
          <table:table-cell office:value-type="string" table:style-name="ce2">
            <text:p>National Professional Qualifications (NPQ) Assessment Quality - Accuracy level of Summative Assessments undertaken by Teachers completing NPQs, within the Call Off Contract Cohort Windows.</text:p>
          </table:table-cell>
          <table:table-cell office:value-type="string" table:style-name="ce2">
            <text:p>95% or Above</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Architecture &amp; Governance Services</text:p>
          </table:table-cell>
          <table:table-cell office:value-type="string" table:style-name="ce2">
            <text:p>Cadence Innova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TA-0159 Reception Baseline Assessment</text:p>
          </table:table-cell>
          <table:table-cell office:value-type="string" table:style-name="ce2">
            <text:p>National Foundation for Educational Research (NFER)</text:p>
          </table:table-cell>
          <table:table-cell office:value-type="string" table:style-name="ce2">
            <text:p>Data Accuracy</text:p>
            <text:p>The scores of the RBA must be 100% accurate for each pupil.</text:p>
          </table:table-cell>
          <table:table-cell office:value-type="string" table:style-name="ce2">
            <text:p>100%</text:p>
          </table:table-cell>
          <table:table-cell office:value-type="string" table:style-name="ce2">
            <text:p>Other - Consider returned</text:p>
          </table:table-cell>
          <table:table-cell office:value-type="string" table:style-name="ce2">
            <text:p>Due to be reported in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Architecture &amp; Governance Services</text:p>
          </table:table-cell>
          <table:table-cell office:value-type="string" table:style-name="ce2">
            <text:p>Cadence Innova Ltd</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RVICE CONTRACT: <text:s/>SCHOLARSHIP FUNDING FOR <text:s/>NATIONAL PROFESSIONAL QUALIFICATIONS (NPQs)</text:p>
          </table:table-cell>
          <table:table-cell office:value-type="string" table:style-name="ce2">
            <text:p>Ambition Institute</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ile Service Delivery for Funding Systems</text:p>
          </table:table-cell>
          <table:table-cell office:value-type="string" table:style-name="ce2">
            <text:p>Methods Business and Digital Technology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KILLS BOOTCAMPS IN HGV DRIVING - HGV Training Services Ltd con_12221</text:p>
          </table:table-cell>
          <table:table-cell office:value-type="string" table:style-name="ce2">
            <text:p>HGV Training Services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TA-0159 Reception Baseline Assessment</text:p>
          </table:table-cell>
          <table:table-cell office:value-type="string" table:style-name="ce2">
            <text:p>National Foundation for Educational Research (NFER)</text:p>
          </table:table-cell>
          <table:table-cell office:value-type="string" table:style-name="ce2">
            <text:p>Service Availability<text:tab/></text:p>
            <text:p>The Delivery ICT shall be available to 100% of schools 99.8% of the time stipulated being from 0800 until 1700 Monday to Friday during school Term Time and that any downtime has occurred solely outside these working hours. For these purposes Term Times means (in relation to each term) the period starting with the earliest start date for any school in England for that term and ending on the latest end date for any school in England for that term.</text:p>
          </table:table-cell>
          <table:table-cell office:value-type="string" table:style-name="ce2">
            <text:p>At least 9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tact Centre Technology Services</text:p>
          </table:table-cell>
          <table:table-cell office:value-type="string" table:style-name="ce2">
            <text:p>Atos IT Services UK Ltd</text:p>
          </table:table-cell>
          <table:table-cell office:value-type="string" table:style-name="ce2">
            <text:p>Incident Resolution</text:p>
          </table:table-cell>
          <table:table-cell office:value-type="string" table:style-name="ce2">
            <text:p>No more than 2 Incidents are Resolved in excess of the max Incident Resolution Times -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tting Leadership Portfolio</text:p>
          </table:table-cell>
          <table:table-cell office:value-type="string" table:style-name="ce2">
            <text:p>ANDigital Ltd</text:p>
          </table:table-cell>
          <table:table-cell office:value-type="string" table:style-name="ce2">
            <text:p>Billing error resolution time</text:p>
          </table:table-cell>
          <table:table-cell office:value-type="string" table:style-name="ce2">
            <text:p>100% of errors resolved within 5 working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Initial Teacher Training (HPITT) programme</text:p>
          </table:table-cell>
          <table:table-cell office:value-type="string" table:style-name="ce2">
            <text:p>Teach First</text:p>
          </table:table-cell>
          <table:table-cell office:value-type="string" table:style-name="ce2">
            <text:p>The Contractor will ensure that 94% of those that achieve Qualified Teacher Status complete year 2 as teachers.</text:p>
          </table:table-cell>
          <table:table-cell office:value-type="string" table:style-name="ce2">
            <text:p>94%</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upil Data Achievement and Attainment Tables (NPDAAT) Service</text:p>
          </table:table-cell>
          <table:table-cell office:value-type="string" table:style-name="ce2">
            <text:p>RM Education Resources</text:p>
          </table:table-cell>
          <table:table-cell office:value-type="string" table:style-name="ce2">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2">
            <text:p>100%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Initial Teacher Training and Leadership Development Programme 2022/23 (con8379) _con 8477</text:p>
          </table:table-cell>
          <table:table-cell office:value-type="string" table:style-name="ce2">
            <text:p>Teach First</text:p>
          </table:table-cell>
          <table:table-cell office:value-type="string" table:style-name="ce2">
            <text:p>The supplier will ensure that 86% of Participants who start Year 1 of the Programme will complete Year 2 of the Programme</text:p>
          </table:table-cell>
          <table:table-cell office:value-type="string" table:style-name="ce2">
            <text:p>83% to 86%</text:p>
          </table:table-cell>
          <table:table-cell office:value-type="string" table:style-name="ce2">
            <text:p>Other - Consider returned</text:p>
          </table:table-cell>
          <table:table-cell office:value-type="string" table:style-name="ce2">
            <text:p>Due to be reported FY24/25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Centre for Excellence in the Teaching of Mathematics</text:p>
          </table:table-cell>
          <table:table-cell office:value-type="string" table:style-name="ce2">
            <text:p>Tribal Group plc</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PS Administration Services Contract</text:p>
          </table:table-cell>
          <table:table-cell office:value-type="string" table:style-name="ce2">
            <text:p>Capita Business Services</text:p>
          </table:table-cell>
          <table:table-cell office:value-type="string" table:style-name="ce2">
            <text:p>SLA 3 (4b) Death Benefit Payments (continuing entitlement)</text:p>
            <text:p>Target is 100% within 7 working days of receipt of the completed application form.</text:p>
          </table:table-cell>
          <table:table-cell office:value-type="string" table:style-name="ce2">
            <text:p>100% within 7 days of receipt of the completed application form.</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gregated DevOps Services for Apprenticeship Service, Funding Service and T Levels</text:p>
          </table:table-cell>
          <table:table-cell office:value-type="string" table:style-name="ce2">
            <text:p>BAE Systems Applied Intelligence</text:p>
          </table:table-cell>
          <table:table-cell office:value-type="string" table:style-name="ce2">
            <text:p>Supporting Wider Education and Skills Agenda</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Sign in</text:p>
          </table:table-cell>
          <table:table-cell office:value-type="string" table:style-name="ce2">
            <text:p>Methods Business and Digital Technology Limited</text:p>
          </table:table-cell>
          <table:table-cell office:value-type="string" table:style-name="ce2">
            <text:p>Service level availability</text:p>
          </table:table-cell>
          <table:table-cell office:value-type="string" table:style-name="ce2">
            <text:p>Above 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Best Practice Network)</text:p>
          </table:table-cell>
          <table:table-cell office:value-type="string" table:style-name="ce2">
            <text:p>Best Practice Network</text:p>
          </table:table-cell>
          <table:table-cell office:value-type="string" table:style-name="ce2">
            <text:p>Retention - A minimum of 75% of the Participants that start the training are retained by the end of year 2 of delivery.</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Ambition Institute)</text:p>
          </table:table-cell>
          <table:table-cell office:value-type="string" table:style-name="ce2">
            <text:p>Ambition Institute</text:p>
          </table:table-cell>
          <table:table-cell office:value-type="string" table:style-name="ce2">
            <text:p>Satisfaction - A minimum of 80% of the Participants rate the training good or above at the end of year 1 and 2<text:s/></text:p>
          </table:table-cell>
          <table:table-cell office:value-type="string" table:style-name="ce2">
            <text:p>Above 95%</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F+G</text:p>
          </table:table-cell>
          <table:table-cell office:value-type="string" table:style-name="ce2">
            <text:p>Faithful+Gould Limited</text:p>
          </table:table-cell>
          <table:table-cell office:value-type="string" table:style-name="ce2">
            <text:p>Percentage of Visits at Pre SO Checked and Approved Data Status</text:p>
          </table:table-cell>
          <table:table-cell office:value-type="string" table:style-name="ce2">
            <text:p>90%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Fast-Track Social Work Programme - Frontline cohorts '20 through to 23'</text:p>
          </table:table-cell>
          <table:table-cell office:value-type="string" table:style-name="ce2">
            <text:p>The Frontline Organisation</text:p>
          </table:table-cell>
          <table:table-cell office:value-type="string" table:style-name="ce2">
            <text:p>Cohort 20 - Year 1 Local Authority satisfaction: % of Local Authorities satisfied with their experience of partnering with Frontline</text:p>
          </table:table-cell>
          <table:table-cell office:value-type="string" table:style-name="ce2">
            <text:p>&gt;75.00%</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Best Practice Network)</text:p>
          </table:table-cell>
          <table:table-cell office:value-type="string" table:style-name="ce2">
            <text:p>Best Practice Network</text:p>
          </table:table-cell>
          <table:table-cell office:value-type="string" table:style-name="ce2">
            <text:p>Retention - A minimum of 75% of the Participants that start the training are retained by the end of year 2 of delivery.</text:p>
          </table:table-cell>
          <table:table-cell office:value-type="string" table:style-name="ce2">
            <text:p>Above 95%</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Vulnerable Families and Children - Service Delivery and Development</text:p>
          </table:table-cell>
          <table:table-cell office:value-type="string" table:style-name="ce2">
            <text:p>TALENT INTERNATIONAL HOLDINGS PTY LTD</text:p>
          </table:table-cell>
          <table:table-cell office:value-type="string" table:style-name="ce2">
            <text:p>KPI details required</text:p>
          </table:table-cell>
          <table:table-cell office:value-type="string" table:style-name="ce2">
            <text:p>No KPIs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Breakfast Clubs Programme</text:p>
          </table:table-cell>
          <table:table-cell office:value-type="string" table:style-name="ce2">
            <text:p>Family Action</text:p>
          </table:table-cell>
          <table:table-cell office:value-type="string" table:style-name="ce2">
            <text:p>Recruit 2,500 eligible schools from the agreed target list.<text:s/></text:p>
          </table:table-cell>
          <table:table-cell office:value-type="string" table:style-name="ce2">
            <text:p>&gt;95% (2,375 sign up)</text:p>
          </table:table-cell>
          <table:table-cell office:value-type="string" table:style-name="ce2">
            <text:p>Requires Improvement</text:p>
          </table:table-cell>
          <table:table-cell office:value-type="string" table:style-name="ce2">
            <text:p>Performance has been impacted due to pace of school sign-up being slower than anticipated due to the operating and economic climate. We have been supporting Family Action via a number of different comms avenues to entice schools to sign up.</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KILLS BOOTCAMPS IN HGV DRIVING - Mantra Learning Ltd con_12225</text:p>
          </table:table-cell>
          <table:table-cell office:value-type="string" table:style-name="ce2">
            <text:p>Mantra Learning</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Middle Leaders (combined) Programme</text:p>
          </table:table-cell>
          <table:table-cell office:value-type="string" table:style-name="ce2">
            <text:p>Ambition Institute</text:p>
          </table:table-cell>
          <table:table-cell office:value-type="string" table:style-name="ce2">
            <text:p>Impact - 90% Service Users successfully completed a school based initiative</text:p>
          </table:table-cell>
          <table:table-cell office:value-type="string" table:style-name="ce2">
            <text:p>90% or higher</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entres for Excellence in Maths</text:p>
          </table:table-cell>
          <table:table-cell office:value-type="string" table:style-name="ce2">
            <text:p>The Education and Training Foundation</text:p>
          </table:table-cell>
          <table:table-cell office:value-type="string" table:style-name="ce2">
            <text:p>KPI 5c Maths Networks (Teacher Reach and Satisfaction) By the end of Y3 3,150 teachers will have received CPD delivered through their local CfEM network.</text:p>
          </table:table-cell>
          <table:table-cell office:value-type="string" table:style-name="ce2">
            <text:p>Above 42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Level 3 Mathematics Support Programme<text:s/></text:p>
          </table:table-cell>
          <table:table-cell office:value-type="string" table:style-name="ce2">
            <text:p>Mathematics in Education and Industry</text:p>
          </table:table-cell>
          <table:table-cell office:value-type="string" table:style-name="ce2">
            <text:p>4b - Provide capacity for a minimum of 2425 teacher days (of which 155 are for teachers from schools/colleges in Opportunity Areas, Low Participation Areas or on Priority Lists) of professional development for A level further maths or A level maths, and ensure that a minimum of 2305 teachers days are completed (of which 145 are for teachers from schools/colleges in Opportunity Areas, Low Participation Areas or on Priority Lists).<text:s/></text:p>
          </table:table-cell>
          <table:table-cell office:value-type="string" table:style-name="ce2">
            <text:p>1</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Science and Data Directorate DevOps Contract</text:p>
          </table:table-cell>
          <table:table-cell office:value-type="string" table:style-name="ce2">
            <text:p>Bramble Hub</text:p>
          </table:table-cell>
          <table:table-cell office:value-type="string" table:style-name="ce2">
            <text:p>Statement of Work (SOW) response rate - Duration between the Buyer issuing the Supplier with a SOW and the Supplier providing a returned SOW with section 3.3 &amp; 3.4 fully completed.<text:s/></text:p>
          </table:table-cell>
          <table:table-cell office:value-type="string" table:style-name="ce2">
            <text:p>Supplier response within 5 working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Science and Data Directorate DevOps Contract</text:p>
          </table:table-cell>
          <table:table-cell office:value-type="string" table:style-name="ce2">
            <text:p>Bramble Hub</text:p>
          </table:table-cell>
          <table:table-cell office:value-type="string" table:style-name="ce2">
            <text:p>No KPIs set</text:p>
          </table:table-cell>
          <table:table-cell office:value-type="string" table:style-name="ce2">
            <text:p>No KPIs set</text:p>
          </table:table-cell>
          <table:table-cell office:value-type="string" table:style-name="ce2">
            <text:p>Other - Consider returned</text:p>
          </table:table-cell>
          <table:table-cell office:value-type="string" table:style-name="ce2">
            <text:p>Target not set</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Fast-Track Social Work Programme - Frontline cohorts '20 through to 23'</text:p>
          </table:table-cell>
          <table:table-cell office:value-type="string" table:style-name="ce2">
            <text:p>The Frontline Organisation</text:p>
          </table:table-cell>
          <table:table-cell office:value-type="string" table:style-name="ce2">
            <text:p>Cohort 20 - Year 1 participant satisfaction: % of participants satisfied/very satisfied with the programme</text:p>
          </table:table-cell>
          <table:table-cell office:value-type="string" table:style-name="ce2">
            <text:p>&gt;75.00%</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GiTIS Contact Centre Solution/Advisory Service</text:p>
          </table:table-cell>
          <table:table-cell office:value-type="string" table:style-name="ce2">
            <text:p>Teleperformance Ltd</text:p>
          </table:table-cell>
          <table:table-cell office:value-type="string" table:style-name="ce2">
            <text:p>SLA2 - Percentage of Ineffective Calls, Abandoned Calls, Ineffective Webchat Sessions and Abandoned Webchat Sessions<text:s/></text:p>
          </table:table-cell>
          <table:table-cell office:value-type="string" table:style-name="ce2">
            <text:p>up to 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he National Centre for Computing Education (NCCE) Lot 2</text:p>
          </table:table-cell>
          <table:table-cell office:value-type="string" table:style-name="ce2">
            <text:p>STEM Learning Ltd.</text:p>
          </table:table-cell>
          <table:table-cell office:value-type="string" table:style-name="ce2">
            <text:p>A target of 3594 engaged teachers.</text:p>
          </table:table-cell>
          <table:table-cell office:value-type="string" table:style-name="ce2">
            <text:p>95% of KPI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ublic Sector Resourcing (PSR)</text:p>
          </table:table-cell>
          <table:table-cell office:value-type="string" table:style-name="ce2">
            <text:p>Alexander Mann Solutions Limited</text:p>
          </table:table-cell>
          <table:table-cell office:value-type="string" table:style-name="ce2">
            <text:p>KPI 2 - CV to Interview Ratio - Minimum number of CVs submitted for each interview arranged<text:s/></text:p>
            <text:p>Measurement: total number of CVs submitted to total number of interviews held for all roles filled within the previous month</text:p>
          </table:table-cell>
          <table:table-cell office:value-type="string" table:style-name="ce2">
            <text:p>3:1 or Le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ITEP) - The University of Manchester</text:p>
          </table:table-cell>
          <table:table-cell office:value-type="string" table:style-name="ce2">
            <text:p>The University of Manchester</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MO Framework - Ernst and Young LLP - Lots 1 &amp; 2</text:p>
          </table:table-cell>
          <table:table-cell office:value-type="string" table:style-name="ce2">
            <text:p>Ernst &amp; Young LLP</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Teach First)</text:p>
          </table:table-cell>
          <table:table-cell office:value-type="string" table:style-name="ce2">
            <text:p>Teach First</text:p>
          </table:table-cell>
          <table:table-cell office:value-type="string" table:style-name="ce2">
            <text:p>Retention - A minimum of 75% of the Participants that start the training are retained by the end of year 2 of delivery.</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Education Development Trust)</text:p>
          </table:table-cell>
          <table:table-cell office:value-type="string" table:style-name="ce2">
            <text:p>Education Development Trust</text:p>
          </table:table-cell>
          <table:table-cell office:value-type="string" table:style-name="ce2">
            <text:p>Recruitment - Recruit the target number of ECTs and their assigned Mentors onto the programme by the end of October 2021.</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ile Development Services for Funding Systems</text:p>
          </table:table-cell>
          <table:table-cell office:value-type="string" table:style-name="ce2">
            <text:p>Cognizant Worldwide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KILLS BOOTCAMPS IN HGV DRIVING - Mantra Learning Ltd con_12225</text:p>
          </table:table-cell>
          <table:table-cell office:value-type="string" table:style-name="ce2">
            <text:p>Mantra Learning</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Erasmus+ and European Solidarity Corps (ESC) Residual Activity Services</text:p>
          </table:table-cell>
          <table:table-cell office:value-type="string" table:style-name="ce2">
            <text:p>British Council</text:p>
          </table:table-cell>
          <table:table-cell office:value-type="string" table:style-name="ce2">
            <text:p>Annual Report - The Contractor shall submit its Yearly Report on the programme delivery for the previous calendar year, the report must include evidence of specific compliance with contractual obligations.</text:p>
          </table:table-cell>
          <table:table-cell office:value-type="string" table:style-name="ce2">
            <text:p>Report delivered on time</text:p>
          </table:table-cell>
          <table:table-cell office:value-type="string" table:style-name="ce2">
            <text:p>Other - Consider returned</text:p>
          </table:table-cell>
          <table:table-cell office:value-type="string" table:style-name="ce2">
            <text:p>Due to be reported FY 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acher Services - User Centred Design Services</text:p>
          </table:table-cell>
          <table:table-cell office:value-type="string" table:style-name="ce2">
            <text:p>Engine Partners UK LLP</text:p>
          </table:table-cell>
          <table:table-cell office:value-type="string" table:style-name="ce2">
            <text:p>The Supplier shall successfully deliver all Key Service Deliverables required in Statements of Work to the required Acceptance Criteria.</text:p>
            <text:p/>
          </table:table-cell>
          <table:table-cell office:value-type="string" table:style-name="ce2">
            <text:p>The Supplier fails to deliver no more than two Key Service Deliverables or 10% which ever is fewest due against all live Statements of Work in the preceding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tribution to Environment Agency Flood Schemes</text:p>
          </table:table-cell>
          <table:table-cell office:value-type="string" table:style-name="ce2">
            <text:p>Environment Agency</text:p>
          </table:table-cell>
          <table:table-cell office:value-type="string" table:style-name="ce2">
            <text:p>3rd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3rd KPI not set</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text:s/>(2022 Cohort) (Ambition Institute)</text:p>
          </table:table-cell>
          <table:table-cell office:value-type="string" table:style-name="ce2">
            <text:p>Ambition Institute</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General Qualifications &amp; National Curriculum Assessment Logistics<text:s/></text:p>
          </table:table-cell>
          <table:table-cell office:value-type="string" table:style-name="ce2">
            <text:p>Parcelforce Worldwide</text:p>
          </table:table-cell>
          <table:table-cell office:value-type="string" table:style-name="ce2">
            <text:p>No packages are to be confirmed as lost at the “terminally lost” date for each exam series due to mishandling by the Supplier</text:p>
          </table:table-cell>
          <table:table-cell office:value-type="string" table:style-name="ce2">
            <text:p>99.998% or Above</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all-off from PSN Connectivity Framework Agreement (RM860) BT WAN</text:p>
          </table:table-cell>
          <table:table-cell office:value-type="string" table:style-name="ce2">
            <text:p>BT (WA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edia Buying Call-Off 2022</text:p>
          </table:table-cell>
          <table:table-cell office:value-type="string" table:style-name="ce2">
            <text:p>Manning Gottlieb OMD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 SEEL - 2019-25 Cohort</text:p>
          </table:table-cell>
          <table:table-cell office:value-type="string" table:style-name="ce2">
            <text:p>University College London</text:p>
          </table:table-cell>
          <table:table-cell office:value-type="string" table:style-name="ce2">
            <text:p>At least 92% (228) of trainees will qualify upon completion of their respective course.</text:p>
          </table:table-cell>
          <table:table-cell office:value-type="string" table:style-name="ce2">
            <text:p>225 to 228</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ccountancy Service and Automated Data Collection</text:p>
          </table:table-cell>
          <table:table-cell office:value-type="string" table:style-name="ce2">
            <text:p>Deloitte LLP</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acher Services - User Centred Design Services</text:p>
          </table:table-cell>
          <table:table-cell office:value-type="string" table:style-name="ce2">
            <text:p>Engine Partners UK LLP</text:p>
          </table:table-cell>
          <table:table-cell office:value-type="string" table:style-name="ce2">
            <text:p>1) The Supplier shall successfully <text:s/>a) commence each SOW within the required time period specified in the SOW and b) ensure that all digital specialists working on the SOW are at the commensurate level of seniority for the role required and the fees being charged.</text:p>
            <text:p/>
            <text:p/>
            <text:p/>
          </table:table-cell>
          <table:table-cell office:value-type="string" table:style-name="ce2">
            <text:p>No more than one specialist is not recruited within the timeframes required in all Statements of Work due to be recruited within the preceding month.<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gregated DevOps Services for Apprenticeship Service, Funding Service and T Levels</text:p>
          </table:table-cell>
          <table:table-cell office:value-type="string" table:style-name="ce2">
            <text:p>BAE Systems Applied Intelligence</text:p>
          </table:table-cell>
          <table:table-cell office:value-type="string" table:style-name="ce2">
            <text:p>Change Managemen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External Moderator</text:p>
          </table:table-cell>
          <table:table-cell office:value-type="string" table:style-name="ce2">
            <text:p>Tribal Group plc</text:p>
          </table:table-cell>
          <table:table-cell office:value-type="string" table:style-name="ce2">
            <text:p>Representative Sampling 2 - Confirm, and provide data to demonstrate, that the sample of scripts identified and received for moderation for each NPQ Lead Provider is representative of 10% of the participants for NPQ qualificationg for that cohort. Reported once per Assessment Winow per NPQ Lead Provider</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Universal Services 22 - 25</text:p>
          </table:table-cell>
          <table:table-cell office:value-type="string" table:style-name="ce2">
            <text:p>National Association for Special Educational Needs</text:p>
          </table:table-cell>
          <table:table-cell office:value-type="string" table:style-name="ce2">
            <text:p>A1 online units</text:p>
            <text:p>Minimum of 20 online modules/units delivered across initial term of contract, with a minimum participant of 100 school + 25 FE delegates per unit (to note breakdown per year below).</text:p>
            <text:p>Y1</text:p>
            <text:p>Q2: 3 units delivered</text:p>
            <text:p>Q3: 5 units delivered</text:p>
            <text:p>Full Year: 100 school + 25 FE delegates per unit<text:s/></text:p>
            <text:p>1,000 delegates for year</text:p>
          </table:table-cell>
          <table:table-cell office:value-type="string" table:style-name="ce2">
            <text:p>100% - 1000 delegates</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ractice Supervisor Development Programme</text:p>
          </table:table-cell>
          <table:table-cell office:value-type="string" table:style-name="ce2">
            <text:p>Dartington Hall Trust (T/a Research in Practice &amp; Research in Practice for Adults)</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Best Practice Network)</text:p>
          </table:table-cell>
          <table:table-cell office:value-type="string" table:style-name="ce2">
            <text:p>Best Practice Network</text:p>
          </table:table-cell>
          <table:table-cell office:value-type="string" table:style-name="ce2">
            <text:p>Satisfaction - A minimum of 80% of the Participants rate the training good or above at the end of year 1 and 2<text:s/></text:p>
          </table:table-cell>
          <table:table-cell office:value-type="string" table:style-name="ce2">
            <text:p>Above 95%</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Ambition Institute)</text:p>
          </table:table-cell>
          <table:table-cell office:value-type="string" table:style-name="ce2">
            <text:p>Ambition Institute</text:p>
          </table:table-cell>
          <table:table-cell office:value-type="string" table:style-name="ce2">
            <text:p>Retention - A minimum of 75% of the Participants that start the training are retained by the end of year 2 of delivery.</text:p>
          </table:table-cell>
          <table:table-cell office:value-type="string" table:style-name="ce2">
            <text:p>Above 95%</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all-off from PSN Connectivity Framework Agreement (RM860) BT WAN</text:p>
          </table:table-cell>
          <table:table-cell office:value-type="string" table:style-name="ce2">
            <text:p>BT (WAN)</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RLB</text:p>
          </table:table-cell>
          <table:table-cell office:value-type="string" table:style-name="ce2">
            <text:p>Rider Levett Bucknall</text:p>
          </table:table-cell>
          <table:table-cell office:value-type="string" table:style-name="ce2">
            <text:p>Percentage of Corrective Actions required to ensure Ready to Release Data Status</text:p>
          </table:table-cell>
          <table:table-cell office:value-type="string" table:style-name="ce2">
            <text:p>95%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he National Centre for Computing Education (NCCE) Lot 1</text:p>
          </table:table-cell>
          <table:table-cell office:value-type="string" table:style-name="ce2">
            <text:p>STEM Learning Ltd.</text:p>
          </table:table-cell>
          <table:table-cell office:value-type="string" table:style-name="ce2">
            <text:p>Target percentage of 82% Primary priority schools that are engaged each year.<text:s/></text:p>
          </table:table-cell>
          <table:table-cell office:value-type="string" table:style-name="ce2">
            <text:p>95% of KPI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st Operations Services (TOpS)</text:p>
          </table:table-cell>
          <table:table-cell office:value-type="string" table:style-name="ce2">
            <text:p>Capita Plc</text:p>
          </table:table-cell>
          <table:table-cell office:value-type="string" table:style-name="ce2">
            <text:p>Management of operational delivery for the annual testing cycle</text:p>
            <text:p/>
            <text:p>• <text:tab/>Progress of Goal 10 delivery milestones in the agreed Operational Delivery Plan, with KPI Service Thresholds of:<text:s/></text:p>
            <text:p>o<text:tab/> Green – delivery milestones have been met<text:s/></text:p>
            <text:p>o<text:tab/> Amber – some delivery milestones have been missed but these do not affect the critical path<text:s/></text:p>
            <text:p>o<text:tab/> Red – missed delivery milestones impact the critical path and contingency measures are required<text:s/></text:p>
            <text:p/>
            <text:p/>
          </table:table-cell>
          <table:table-cell office:value-type="string" table:style-name="ce2">
            <text:p>Delivery milestones have been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Education &amp; Outcomes Panel Study (EOPS-B)</text:p>
          </table:table-cell>
          <table:table-cell office:value-type="string" table:style-name="ce2">
            <text:p>Natce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ractice Supervisor Development Programme</text:p>
          </table:table-cell>
          <table:table-cell office:value-type="string" table:style-name="ce2">
            <text:p>Dartington Hall Trust (T/a Research in Practice &amp; Research in Practice for Adults)</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tting Leadership Portfolio</text:p>
          </table:table-cell>
          <table:table-cell office:value-type="string" table:style-name="ce2">
            <text:p>ANDigital Ltd</text:p>
          </table:table-cell>
          <table:table-cell office:value-type="string" table:style-name="ce2">
            <text:p>Service Timeliness</text:p>
          </table:table-cell>
          <table:table-cell office:value-type="string" table:style-name="ce2">
            <text:p>The full team is available at SOW start date 100% for all SOW’s across a 12-month perio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Levels</text:p>
          </table:table-cell>
          <table:table-cell office:value-type="string" table:style-name="ce2">
            <text:p>Methods Business and Digital Technology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Sign in</text:p>
          </table:table-cell>
          <table:table-cell office:value-type="string" table:style-name="ce2">
            <text:p>Methods Business and Digital Technology Limited</text:p>
          </table:table-cell>
          <table:table-cell office:value-type="string" table:style-name="ce2">
            <text:p>Incidents assigned to resolver group in line with SLAs<text:s/></text:p>
          </table:table-cell>
          <table:table-cell office:value-type="string" table:style-name="ce2">
            <text:p>Above 90%</text:p>
          </table:table-cell>
          <table:table-cell office:value-type="string" table:style-name="ce2">
            <text:p>Good</text:p>
          </table:table-cell>
          <table:table-cell table:number-columns-repeated="16376" table:style-name="ce2"/>
        </table:table-row>
        <table:table-row table:number-rows-repeated="2"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TP_Training Services for Tuition Partners and Academic Mentors (con_15276)</text:p>
          </table:table-cell>
          <table:table-cell office:value-type="string" table:style-name="ce2">
            <text:p>Education Development Trust</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Vinci TFM - LocatED Portfolio</text:p>
          </table:table-cell>
          <table:table-cell office:value-type="string" table:style-name="ce2">
            <text:p>VINCI Construction UK Limited</text:p>
          </table:table-cell>
          <table:table-cell office:value-type="string" table:style-name="ce2">
            <text:p>Statutory Compliance: Statutory compliance in accordance with contractual requirements completed by specified dates @ 100%</text:p>
          </table:table-cell>
          <table:table-cell office:value-type="string" table:style-name="ce2">
            <text:p>100%</text:p>
          </table:table-cell>
          <table:table-cell office:value-type="string" table:style-name="ce2">
            <text:p>Approaching Target</text:p>
          </table:table-cell>
          <table:table-cell office:value-type="string" table:style-name="ce2">
            <text:p>Three total inspections were not conducted during the period due to access restrictions set by the live school sites<text:s/></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TP_Recruiting and Deploying Academic Mentors (con_15277)</text:p>
          </table:table-cell>
          <table:table-cell office:value-type="string" table:style-name="ce2">
            <text:p>Cognition Educatio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chools Business Professionals Service Delivery Portfolio</text:p>
          </table:table-cell>
          <table:table-cell office:value-type="string" table:style-name="ce2">
            <text:p>The Dextrous Web Ltd (trading as dxw)</text:p>
          </table:table-cell>
          <table:table-cell office:value-type="string" table:style-name="ce2">
            <text:p>Service Timeliness</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Ambition Institute)</text:p>
          </table:table-cell>
          <table:table-cell office:value-type="string" table:style-name="ce2">
            <text:p>Ambition Institute</text:p>
          </table:table-cell>
          <table:table-cell office:value-type="string" table:style-name="ce2">
            <text:p>Recruitment - Recruit the target number of ECTs and their assigned Mentors onto the programme by the end of October 2021.</text:p>
          </table:table-cell>
          <table:table-cell office:value-type="string" table:style-name="ce2">
            <text:p>Above 95%</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ITEP) - The University of Manchester</text:p>
          </table:table-cell>
          <table:table-cell office:value-type="string" table:style-name="ce2">
            <text:p>The University of Manchester</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F+G</text:p>
          </table:table-cell>
          <table:table-cell office:value-type="string" table:style-name="ce2">
            <text:p>Faithful+Gould Limited</text:p>
          </table:table-cell>
          <table:table-cell office:value-type="string" table:style-name="ce2">
            <text:p>Percentage of Visits at SO Checked and Approved Data Status</text:p>
          </table:table-cell>
          <table:table-cell office:value-type="string" table:style-name="ce2">
            <text:p>85% or higher</text:p>
          </table:table-cell>
          <table:table-cell office:value-type="string" table:style-name="ce2">
            <text:p>Approaching Target</text:p>
          </table:table-cell>
          <table:table-cell office:value-type="string" table:style-name="ce2">
            <text:p>Improvement plan in place to monitor future 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uring Scheme Administration Services (2021-2023)</text:p>
          </table:table-cell>
          <table:table-cell office:value-type="string" table:style-name="ce2">
            <text:p>Capita Business Services Limited</text:p>
          </table:table-cell>
          <table:table-cell office:value-type="string" table:style-name="ce2">
            <text:p>Turing 2 2022/2023 Grant award payments - the contractor beneficiaries continue to be paid accurately and on time and in accordance with the payment plan, within the contract</text:p>
          </table:table-cell>
          <table:table-cell office:value-type="string" table:style-name="ce2">
            <text:p>Target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Church of England)</text:p>
          </table:table-cell>
          <table:table-cell office:value-type="string" table:style-name="ce2">
            <text:p>Church of England<text:s/></text:p>
          </table:table-cell>
          <table:table-cell office:value-type="string" table:style-name="ce2">
            <text:p>Social Value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Best Practice Network)</text:p>
          </table:table-cell>
          <table:table-cell office:value-type="string" table:style-name="ce2">
            <text:p>Best Practice Network</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UCL)</text:p>
          </table:table-cell>
          <table:table-cell office:value-type="string" table:style-name="ce2">
            <text:p>UCL Consultants Ltd</text:p>
          </table:table-cell>
          <table:table-cell office:value-type="string" table:style-name="ce2">
            <text:p>National Professional Qualifications (NPQ) Assessment Quality - Accuracy level of Summative Assessments undertaken by Teachers completing NPQs, within the Call Off Contract Cohort Windows.</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eriod Product provision to schools and post-16 education organisations across England</text:p>
          </table:table-cell>
          <table:table-cell office:value-type="string" table:style-name="ce2">
            <text:p>Personnel Hygiene Services Limited trading as PHS Group plc</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UCL Consultants Ltd)</text:p>
          </table:table-cell>
          <table:table-cell office:value-type="string" table:style-name="ce2">
            <text:p>UCL Consultants Ltd</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Level 3 Mathematics Support Programme<text:s/></text:p>
          </table:table-cell>
          <table:table-cell office:value-type="string" table:style-name="ce2">
            <text:p>Mathematics in Education and Industry</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KILLS BOOTCAMPS IN HGV DRIVING - Mantra Learning Ltd con_12225</text:p>
          </table:table-cell>
          <table:table-cell office:value-type="string" table:style-name="ce2">
            <text:p>Mantra Learning</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Ambition Institute)</text:p>
          </table:table-cell>
          <table:table-cell office:value-type="string" table:style-name="ce2">
            <text:p>Ambition Institute</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Vulnerable Families and Children - Service Delivery and Development</text:p>
          </table:table-cell>
          <table:table-cell office:value-type="string" table:style-name="ce2">
            <text:p>TALENT INTERNATIONAL HOLDINGS PTY LTD</text:p>
          </table:table-cell>
          <table:table-cell office:value-type="string" table:style-name="ce2">
            <text:p>KPI details required</text:p>
          </table:table-cell>
          <table:table-cell office:value-type="string" table:style-name="ce2">
            <text:p>No KPIs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Centre for Excellence in the Teaching of Mathematics</text:p>
          </table:table-cell>
          <table:table-cell office:value-type="string" table:style-name="ce2">
            <text:p>Tribal Group plc</text:p>
          </table:table-cell>
          <table:table-cell office:value-type="string" table:style-name="ce2">
            <text:p>Quality of the Teaching for Mastery programme. Collect management information to ensure high-quality training with a positive impact on improving teachers’ skills and confidence in the teaching of mathematics.</text:p>
          </table:table-cell>
          <table:table-cell office:value-type="string" table:style-name="ce2">
            <text:p>Above 80%</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Teach First)</text:p>
          </table:table-cell>
          <table:table-cell office:value-type="string" table:style-name="ce2">
            <text:p>Teach First</text:p>
          </table:table-cell>
          <table:table-cell office:value-type="string" table:style-name="ce2">
            <text:p>Recruitment - Recruit the target number of ECTs and their assigned Mentors onto the programme by the end of October 2021.</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Business Central services Partner - Harmonisation, CI developments, licences, interfaces and support and breakfix</text:p>
          </table:table-cell>
          <table:table-cell office:value-type="string" table:style-name="ce2">
            <text:p>Total Enterprise Solutions Limited</text:p>
          </table:table-cell>
          <table:table-cell office:value-type="string" table:style-name="ce2">
            <text:p>Total Enterprise Solutions (TES) response and resolution of P2 Severity Levels calls<text:s/></text:p>
            <text:p>The supplier will respond to P2 support calls within one (1) hour of receipt of case, and will resolve P2 support calls resolved within 1 day of receipt of case</text:p>
          </table:table-cell>
          <table:table-cell office:value-type="string" table:style-name="ce2">
            <text:p>both measures are exceed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elivering Better Value in SEND Programme</text:p>
          </table:table-cell>
          <table:table-cell office:value-type="string" table:style-name="ce2">
            <text:p>Newton Europe Limited</text:p>
          </table:table-cell>
          <table:table-cell office:value-type="string" table:style-name="ce2">
            <text:p>KPI 1: Proportion of expected financial benefits identified across local authorities.</text:p>
          </table:table-cell>
          <table:table-cell office:value-type="string" table:style-name="ce2">
            <text:p>99% to 100%</text:p>
          </table:table-cell>
          <table:table-cell office:value-type="string" table:style-name="ce2">
            <text:p>Other - Consider returned</text:p>
          </table:table-cell>
          <table:table-cell office:value-type="string" table:style-name="ce2">
            <text:p>Due to be reported FY22-23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UCL Consultants)</text:p>
          </table:table-cell>
          <table:table-cell office:value-type="string" table:style-name="ce2">
            <text:p>UCL Consultants Ltd</text:p>
          </table:table-cell>
          <table:table-cell office:value-type="string" table:style-name="ce2">
            <text:p>Recruitment - Recruit the target number of ECTs and their assigned Mentors onto the programme by the end of October 2021.</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all-off from PSN Connectivity Framework Agreement (RM860) BT WAN</text:p>
          </table:table-cell>
          <table:table-cell office:value-type="string" table:style-name="ce2">
            <text:p>BT (WA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elivering Better Value in SEND Programme</text:p>
          </table:table-cell>
          <table:table-cell office:value-type="string" table:style-name="ce2">
            <text:p>Newton Europe Limited</text:p>
          </table:table-cell>
          <table:table-cell office:value-type="string" table:style-name="ce2">
            <text:p>KPI 2: DFE Satisfaction on supplier delivery (scale of 1-5, 3 “agree/meets expectations”).</text:p>
          </table:table-cell>
          <table:table-cell office:value-type="string" table:style-name="ce2">
            <text:p>3 to 2.8</text:p>
          </table:table-cell>
          <table:table-cell office:value-type="string" table:style-name="ce2">
            <text:p>Other - Consider returned</text:p>
          </table:table-cell>
          <table:table-cell office:value-type="string" table:style-name="ce2">
            <text:p>Due to be reported FY22-23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Best Practice Network)</text:p>
          </table:table-cell>
          <table:table-cell office:value-type="string" table:style-name="ce2">
            <text:p>Best Practice Network</text:p>
          </table:table-cell>
          <table:table-cell office:value-type="string" table:style-name="ce2">
            <text:p>Social Value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ile Development Services for Funding Systems</text:p>
          </table:table-cell>
          <table:table-cell office:value-type="string" table:style-name="ce2">
            <text:p>Cognizant Worldwide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acher Services - User Centred Design Services</text:p>
          </table:table-cell>
          <table:table-cell office:value-type="string" table:style-name="ce2">
            <text:p>Engine Partners UK LLP</text:p>
          </table:table-cell>
          <table:table-cell office:value-type="string" table:style-name="ce2">
            <text:p>The supplier will report on promotion and commitment to Social Value in their delivery and way of operating to improve the economic, social and environmental wellbeing with the community as set out in their bid at the evaluation stage 2<text:s/></text:p>
          </table:table-cell>
          <table:table-cell office:value-type="string" table:style-name="ce2">
            <text:p>The Supplier's monthly report to DfE will evidence two steps taken in their ongoing approach to deliver diversity and inclusion, and the ability to improve the teams health and wellbeing.</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tact Centre Technology Services</text:p>
          </table:table-cell>
          <table:table-cell office:value-type="string" table:style-name="ce2">
            <text:p>Atos IT Services UK Ltd</text:p>
          </table:table-cell>
          <table:table-cell office:value-type="string" table:style-name="ce2">
            <text:p>Availability &gt; Core Services (CXone Platform)<text:s/></text:p>
          </table:table-cell>
          <table:table-cell office:value-type="string" table:style-name="ce2">
            <text:p>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Middle Leaders (combined) Programme</text:p>
          </table:table-cell>
          <table:table-cell office:value-type="string" table:style-name="ce2">
            <text:p>Ambition Institute</text:p>
          </table:table-cell>
          <table:table-cell office:value-type="string" table:style-name="ce2">
            <text:p>Satisfaction - 85% of Service Users rate the overall Programme as good or above at the end of the second year</text:p>
          </table:table-cell>
          <table:table-cell office:value-type="string" table:style-name="ce2">
            <text:p>85% or higher</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Science Services – Project Delivery and User Centred Design Services</text:p>
          </table:table-cell>
          <table:table-cell office:value-type="string" table:style-name="ce2">
            <text:p>Solirius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he National Centre for Computing Education (NCCE) Lot 2</text:p>
          </table:table-cell>
          <table:table-cell office:value-type="string" table:style-name="ce2">
            <text:p>STEM Learning Ltd.</text:p>
          </table:table-cell>
          <table:table-cell office:value-type="string" table:style-name="ce2">
            <text:p>Target of 61% of engaged teachers that become upskilled.<text:s text:c="2"/></text:p>
          </table:table-cell>
          <table:table-cell office:value-type="string" table:style-name="ce2">
            <text:p>95% of KPI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uring Scheme Administration Services (2021-2023)</text:p>
          </table:table-cell>
          <table:table-cell office:value-type="string" table:style-name="ce2">
            <text:p>Capita Business Services Limited</text:p>
          </table:table-cell>
          <table:table-cell office:value-type="string" table:style-name="ce2">
            <text:p>Turing 1 2021/2022 Grant Award payments - the contractor beneficiaries continur to be paid accurately and on time and in accoradnce with the payment plan within the contract</text:p>
          </table:table-cell>
          <table:table-cell office:value-type="string" table:style-name="ce2">
            <text:p>Target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mporary Worker Visa Sponsorship Services (Tier 5)</text:p>
          </table:table-cell>
          <table:table-cell office:value-type="string" table:style-name="ce2">
            <text:p>Ecorys UK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gregated DevOps Services for Apprenticeship Service, Funding Service and T Levels</text:p>
          </table:table-cell>
          <table:table-cell office:value-type="string" table:style-name="ce2">
            <text:p>BAE Systems Applied Intelligence</text:p>
          </table:table-cell>
          <table:table-cell office:value-type="string" table:style-name="ce2">
            <text:p>Continuous Service Improvemen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Erasmus+ and European Solidarity Corps (ESC) Residual Activity Services</text:p>
          </table:table-cell>
          <table:table-cell office:value-type="string" table:style-name="ce2">
            <text:p>British Council</text:p>
          </table:table-cell>
          <table:table-cell office:value-type="string" table:style-name="ce2">
            <text:p>Performance Management Reviews - The Contractor will provide information, data and evidence to enable the Department for Eduction to review delivery of the Erasmus+ Residual Services and associated service contrac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 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tribution to Environment Agency Flood Schemes</text:p>
          </table:table-cell>
          <table:table-cell office:value-type="string" table:style-name="ce2">
            <text:p>Environment Agency</text:p>
          </table:table-cell>
          <table:table-cell office:value-type="string" table:style-name="ce2">
            <text:p>Social Value KPI - The EA Partnership Funding will have a positive environmental impact, reducing the flood risk to schools and local communities. Total number of Schools protected</text:p>
          </table:table-cell>
          <table:table-cell office:value-type="string" table:style-name="ce2">
            <text:p>15 to 3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Best Practice Network)</text:p>
          </table:table-cell>
          <table:table-cell office:value-type="string" table:style-name="ce2">
            <text:p>Best Practice Network</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KILLS BOOTCAMPS IN HGV DRIVING - HGV Training Services Ltd con_12221</text:p>
          </table:table-cell>
          <table:table-cell office:value-type="string" table:style-name="ce2">
            <text:p>HGV Training Services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he National Centre for Computing Education (NCCE) Lot 1</text:p>
          </table:table-cell>
          <table:table-cell office:value-type="string" table:style-name="ce2">
            <text:p>STEM Learning Ltd.</text:p>
          </table:table-cell>
          <table:table-cell office:value-type="string" table:style-name="ce2">
            <text:p>Target percentage of 60% non-priority schools that are engaged each year.<text:s/></text:p>
          </table:table-cell>
          <table:table-cell office:value-type="string" table:style-name="ce2">
            <text:p>95% of KPI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Initial Teacher Training and Leadership Development Programme 2022/23 (con8379) _con 8477</text:p>
          </table:table-cell>
          <table:table-cell office:value-type="string" table:style-name="ce2">
            <text:p>Teach First</text:p>
          </table:table-cell>
          <table:table-cell office:value-type="string" table:style-name="ce2">
            <text:p>The supplier will recruit at least 1750 Participants to Start Year 1 of the Programme</text:p>
          </table:table-cell>
          <table:table-cell office:value-type="string" table:style-name="ce2">
            <text:p>1750</text:p>
          </table:table-cell>
          <table:table-cell office:value-type="string" table:style-name="ce2">
            <text:p>Inadequate</text:p>
          </table:table-cell>
          <table:table-cell office:value-type="string" table:style-name="ce2">
            <text:p>A challenging recruitment year across all routes into Initial Teacher Training. To mitigate the impact, Teach First agreed with DfE to make adjustments to the recruitment approach and pilot new initiatives to drive improved participant numbers.</text:p>
          </table:table-cell>
          <table:table-cell table:number-columns-repeated="16375"/>
        </table:table-row>
        <table:table-row table:number-rows-repeated="2"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Institute of Teaching - SLDT E&amp;M Call off contract</text:p>
          </table:table-cell>
          <table:table-cell office:value-type="string" table:style-name="ce2">
            <text:p>School-Led Development Trust</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 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Science and Data Directorate DevOps Contract</text:p>
          </table:table-cell>
          <table:table-cell office:value-type="string" table:style-name="ce2">
            <text:p>Bramble Hub</text:p>
          </table:table-cell>
          <table:table-cell office:value-type="string" table:style-name="ce2">
            <text:p>Timely replacement of departing personnel <text:s/>- Duration between departure of specialist team member and effective replacement at equivalent level<text:s/></text:p>
          </table:table-cell>
          <table:table-cell office:value-type="string" table:style-name="ce2">
            <text:p>100% of replacement personnel has been sourced before departing personnel ceases deliver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PS Administration Services Contract</text:p>
          </table:table-cell>
          <table:table-cell office:value-type="string" table:style-name="ce2">
            <text:p>Capita Business Services</text:p>
          </table:table-cell>
          <table:table-cell office:value-type="string" table:style-name="ce2">
            <text:p>SLA 1 (1) Retirement Benefit Payments:</text:p>
            <text:p>Target is 100% by payable date or if late application, 100% within 10 working days of receiving an application form. Volume actioned or any outstanding failed cases above 45 days</text:p>
          </table:table-cell>
          <table:table-cell office:value-type="string" table:style-name="ce2">
            <text:p>100% of volume actioned</text:p>
          </table:table-cell>
          <table:table-cell office:value-type="string" table:style-name="ce2">
            <text:p>Requires Improvement</text:p>
          </table:table-cell>
          <table:table-cell office:value-type="string" table:style-name="ce2">
            <text:p>Performance has been impacted by the volume of applications/cases associated with the Summer Retirement Exercise (the biggest retirement event in the Scheme calendar of c.12k cases per annum.</text:p>
            <text:p>In addition, April 2022 saw a contract transition and change of provider for the Medical Services Contract. <text:s/>A backlog of cases was built up as a result (now completed) - this has impacted performance in this area.</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Harris)</text:p>
          </table:table-cell>
          <table:table-cell office:value-type="string" table:style-name="ce2">
            <text:p>Harris Federation<text:s/></text:p>
          </table:table-cell>
          <table:table-cell office:value-type="string" table:style-name="ce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2">
            <text:p>95% or Above</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Ambition Institute)</text:p>
          </table:table-cell>
          <table:table-cell office:value-type="string" table:style-name="ce2">
            <text:p>Ambition Institute</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mporary Worker Visa Sponsorship Services (Tier 5)</text:p>
          </table:table-cell>
          <table:table-cell office:value-type="string" table:style-name="ce2">
            <text:p>Ecorys UK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icrosoft Azure</text:p>
          </table:table-cell>
          <table:table-cell office:value-type="string" table:style-name="ce2">
            <text:p>Bytes Software Services LTD</text:p>
          </table:table-cell>
          <table:table-cell office:value-type="string" table:style-name="ce2">
            <text:p>Delivery of monthly report by end of 10th working day of the following month</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upil Data Achievement and Attainment Tables (NPDAAT) Service</text:p>
          </table:table-cell>
          <table:table-cell office:value-type="string" table:style-name="ce2">
            <text:p>RM Education Resources</text:p>
          </table:table-cell>
          <table:table-cell office:value-type="string" table:style-name="ce2">
            <text:p>Data collection platform availability: The Supplier’s online platform is available for 99.8% of the time (this is based upon 24/7 availability in the key collection periods which are outlined in the Department’s annual Data Submission specification).</text:p>
            <text:p/>
            <text:p>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ext:p/>
          </table:table-cell>
          <table:table-cell office:value-type="string" table:style-name="ce2">
            <text:p>99.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cience CPD Programme - England</text:p>
          </table:table-cell>
          <table:table-cell office:value-type="string" table:style-name="ce2">
            <text:p>STEM Learning Ltd</text:p>
          </table:table-cell>
          <table:table-cell office:value-type="string" table:style-name="ce2">
            <text:p>Number of Science Learning Partnership (SLP) CPD days delivered - Number of days of CPD delivered to teachers and support staff through the SLP programme</text:p>
          </table:table-cell>
          <table:table-cell office:value-type="string" table:style-name="ce2">
            <text:p>693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CS Digital Services</text:p>
          </table:table-cell>
          <table:table-cell office:value-type="string" table:style-name="ce2">
            <text:p>Netcompany UK ltd</text:p>
          </table:table-cell>
          <table:table-cell office:value-type="string" table:style-name="ce2">
            <text:p>Bugfixes - 100% resolved within 5 hours<text:s text:c="2"/></text:p>
          </table:table-cell>
          <table:table-cell office:value-type="string" table:style-name="ce2">
            <text:p>Bugfixes - 100% resolved within 5 hours<text:s text:c="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Teach First)</text:p>
          </table:table-cell>
          <table:table-cell office:value-type="string" table:style-name="ce2">
            <text:p>Teach First</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Teach First)</text:p>
          </table:table-cell>
          <table:table-cell office:value-type="string" table:style-name="ce2">
            <text:p>Teach First</text:p>
          </table:table-cell>
          <table:table-cell office:value-type="string" table:style-name="ce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2">
            <text:p>80% 0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ublic Sector Resourcing (PSR)</text:p>
          </table:table-cell>
          <table:table-cell office:value-type="string" table:style-name="ce2">
            <text:p>Alexander Mann Solutions Limited</text:p>
          </table:table-cell>
          <table:table-cell office:value-type="string" table:style-name="ce2">
            <text:p>KPI 4 - Time to Offer (working days) - Time from approved requirements submission to offer made for all roles filled within the previous month. </text:p>
          </table:table-cell>
          <table:table-cell office:value-type="string" table:style-name="ce2">
            <text:p>Less than 1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Loan Sale Programme Legal Advice Docs to upload - attached legal advisers contract</text:p>
          </table:table-cell>
          <table:table-cell office:value-type="string" table:style-name="ce2">
            <text:p>Hogan Lovells</text:p>
          </table:table-cell>
          <table:table-cell office:value-type="string" table:style-name="ce2">
            <text:p>Social value KPI not set - Contract placed before this requirement</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TP_Recruiting and Deploying Academic Mentors (con_15277)</text:p>
          </table:table-cell>
          <table:table-cell office:value-type="string" table:style-name="ce2">
            <text:p>Cognition Educatio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doption Support Fund 2022</text:p>
          </table:table-cell>
          <table:table-cell office:value-type="string" table:style-name="ce2">
            <text:p>Mott MacDonald Ltd</text:p>
          </table:table-cell>
          <table:table-cell office:value-type="string" table:style-name="ce2">
            <text:p>99% of all applications under the current Fair Access Limits (£5k for therapy and £2.5k for specialist assessment), correctly completed by LA/RAA, are processed within 25 working days.</text:p>
          </table:table-cell>
          <table:table-cell office:value-type="string" table:style-name="ce2">
            <text:p>100%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MO Framework - Ernst and Young LLP - Lots 1 &amp; 2</text:p>
          </table:table-cell>
          <table:table-cell office:value-type="string" table:style-name="ce2">
            <text:p>Ernst &amp; Young LLP</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ITEP) - The University of Manchester</text:p>
          </table:table-cell>
          <table:table-cell office:value-type="string" table:style-name="ce2">
            <text:p>The University of Manchester</text:p>
          </table:table-cell>
          <table:table-cell office:value-type="string" table:style-name="ce2">
            <text:p>Social value KPI not set - Contract placed before this requiremen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Sign in</text:p>
          </table:table-cell>
          <table:table-cell office:value-type="string" table:style-name="ce2">
            <text:p>Methods Business and Digital Technology Limited</text:p>
          </table:table-cell>
          <table:table-cell office:value-type="string" table:style-name="ce2">
            <text:p>Timely replacement of department personnel</text:p>
          </table:table-cell>
          <table:table-cell office:value-type="string" table:style-name="ce2">
            <text:p>Replacement found before departur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GiTIS Contact Centre Solution/Advisory Service</text:p>
          </table:table-cell>
          <table:table-cell office:value-type="string" table:style-name="ce2">
            <text:p>Teleperformance Ltd</text:p>
          </table:table-cell>
          <table:table-cell office:value-type="string" table:style-name="ce2">
            <text:p>SLA8 - Percentage of actual Registrants supported by an Adviser that successfully apply to Initial Teacher against number of Registrants forecasted to apply to Initial Teacher Training.</text:p>
          </table:table-cell>
          <table:table-cell office:value-type="string" table:style-name="ce2">
            <text:p>99% to 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andarin Excellence Programme</text:p>
          </table:table-cell>
          <table:table-cell office:value-type="string" table:style-name="ce2">
            <text:p>UCL Consultants Ltd</text:p>
          </table:table-cell>
          <table:table-cell office:value-type="string" table:style-name="ce2">
            <text:p>Offer at least 20 PGCE language places to post-graduates who apply to participate in the IOE Mandarin Chinese PGCE each year</text:p>
          </table:table-cell>
          <table:table-cell office:value-type="string" table:style-name="ce2">
            <text:p>More than 20</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tting Leadership Portfolio</text:p>
          </table:table-cell>
          <table:table-cell office:value-type="string" table:style-name="ce2">
            <text:p>ANDigital Ltd</text:p>
          </table:table-cell>
          <table:table-cell office:value-type="string" table:style-name="ce2">
            <text:p>Invoice accuracy</text:p>
          </table:table-cell>
          <table:table-cell office:value-type="string" table:style-name="ce2">
            <text:p>100% of invoices accepted</text:p>
          </table:table-cell>
          <table:table-cell office:value-type="string" table:style-name="ce2">
            <text:p>Approaching Target</text:p>
          </table:table-cell>
          <table:table-cell office:value-type="string" table:style-name="ce2">
            <text:p>1 invoice rejected out of 16 received Q2 - 1 invoice rejected out of 25 receiv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ublic Sector Resourcing (PSR)</text:p>
          </table:table-cell>
          <table:table-cell office:value-type="string" table:style-name="ce2">
            <text:p>Alexander Mann Solutions Limited</text:p>
          </table:table-cell>
          <table:table-cell office:value-type="string" table:style-name="ce2">
            <text:p>KPI 6 - Hiring Manager Satisfaction rate scored through survey questionnaire.</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Teacher Development Trust)</text:p>
          </table:table-cell>
          <table:table-cell office:value-type="string" table:style-name="ce2">
            <text:p>Teacher Development Trust</text:p>
          </table:table-cell>
          <table:table-cell office:value-type="string" table:style-name="ce2">
            <text:p>National Professional Qualifications (NPQ) Assessment Quality - Accuracy level of Summative Assessments undertaken by Teachers completing NPQs, within the Call Off Contract Cohort Windows.</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Education Development Trust)</text:p>
          </table:table-cell>
          <table:table-cell office:value-type="string" table:style-name="ce2">
            <text:p>Education Development Trust</text:p>
          </table:table-cell>
          <table:table-cell office:value-type="string" table:style-name="ce2">
            <text:p>Social Value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icrosoft Licensing 2022 - Campus EES and CSP</text:p>
          </table:table-cell>
          <table:table-cell office:value-type="string" table:style-name="ce2">
            <text:p>Bytes Software Services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UCL)</text:p>
          </table:table-cell>
          <table:table-cell office:value-type="string" table:style-name="ce2">
            <text:p>UCL Consultants Ltd</text:p>
          </table:table-cell>
          <table:table-cell office:value-type="string" table:style-name="ce2">
            <text:p>Social Value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elivering Better Value in SEND Programme</text:p>
          </table:table-cell>
          <table:table-cell office:value-type="string" table:style-name="ce2">
            <text:p>Newton Europe Limited</text:p>
          </table:table-cell>
          <table:table-cell office:value-type="string" table:style-name="ce2">
            <text:p>KPI 4: Percentage of children with EHCPs supported by LAs in the programme, where the LA has an improvement plan underpinned by a DBV diagnostic</text:p>
          </table:table-cell>
          <table:table-cell office:value-type="string" table:style-name="ce2">
            <text:p>95%+</text:p>
          </table:table-cell>
          <table:table-cell office:value-type="string" table:style-name="ce2">
            <text:p>Other - Consider returned</text:p>
          </table:table-cell>
          <table:table-cell office:value-type="string" table:style-name="ce2">
            <text:p>Due to be reported FY22-23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Institute of Teaching - SLDT E&amp;M Call off contract</text:p>
          </table:table-cell>
          <table:table-cell office:value-type="string" table:style-name="ce2">
            <text:p>School-Led Development Trust</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 23/24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SF SKILLS BOOTCAMPS Wave 2 Lot 2 - University of Bath_con 8565</text:p>
          </table:table-cell>
          <table:table-cell office:value-type="string" table:style-name="ce2">
            <text:p>University of Bath<text:s/></text:p>
          </table:table-cell>
          <table:table-cell office:value-type="string" table:style-name="ce2">
            <text:p>New Skills</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TP_Training Services for Tuition Partners and Academic Mentors (con_15276)</text:p>
          </table:table-cell>
          <table:table-cell office:value-type="string" table:style-name="ce2">
            <text:p>Education Development Trust</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RVICE CONTRACT: <text:s/>SCHOLARSHIP FUNDING FOR <text:s/>NATIONAL PROFESSIONAL QUALIFICATIONS (NPQs)</text:p>
          </table:table-cell>
          <table:table-cell office:value-type="string" table:style-name="ce2">
            <text:p>Ambition Institute</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andarin Excellence Programme</text:p>
          </table:table-cell>
          <table:table-cell office:value-type="string" table:style-name="ce2">
            <text:p>UCL Consultants Ltd</text:p>
          </table:table-cell>
          <table:table-cell office:value-type="string" table:style-name="ce2">
            <text:p>Retention of 75 schools and 90% of their pupils each year in Years 8-11 throughout the lifecycle of the programme.</text:p>
          </table:table-cell>
          <table:table-cell office:value-type="string" table:style-name="ce2">
            <text:p>More than 75</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TP_Training Services for Tuition Partners and Academic Mentors (con_15276)</text:p>
          </table:table-cell>
          <table:table-cell office:value-type="string" table:style-name="ce2">
            <text:p>Education Development Trust</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External Moderator</text:p>
          </table:table-cell>
          <table:table-cell office:value-type="string" table:style-name="ce2">
            <text:p>Tribal Group plc</text:p>
          </table:table-cell>
          <table:table-cell office:value-type="string" table:style-name="ce2">
            <text:p>Representative Sampling 1- Confirm, and provide data to demonstrate, that the sample of scripts identified and received for moderation includes 10% of the total number of participants per NPQ Lead Provider for that cohort. Reported once per Assessment Window per Lead Provider</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Education &amp; Outcomes Panel Study (EOPS-B)</text:p>
          </table:table-cell>
          <table:table-cell office:value-type="string" table:style-name="ce2">
            <text:p>Natce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Best Practice Network)</text:p>
          </table:table-cell>
          <table:table-cell office:value-type="string" table:style-name="ce2">
            <text:p>Best Practice Network</text:p>
          </table:table-cell>
          <table:table-cell office:value-type="string" table:style-name="ce2">
            <text:p>Social Value KPI not set - Contract placed prior to this requirement</text:p>
          </table:table-cell>
          <table:table-cell office:value-type="string" table:style-name="ce2">
            <text:p>Social Value KPI not set - Contract placed prior to this requiremen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Best Practice Network)</text:p>
          </table:table-cell>
          <table:table-cell office:value-type="string" table:style-name="ce2">
            <text:p>Best Practice Network</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CS Digital Services</text:p>
          </table:table-cell>
          <table:table-cell office:value-type="string" table:style-name="ce2">
            <text:p>Netcompany UK ltd</text:p>
          </table:table-cell>
          <table:table-cell office:value-type="string" table:style-name="ce2">
            <text:p>Social Value KPI not set - Contract does not have a Social Value measure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No Social Value KPI set</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Science and Data Directorate DevOps Contract</text:p>
          </table:table-cell>
          <table:table-cell office:value-type="string" table:style-name="ce2">
            <text:p>Bramble Hub</text:p>
          </table:table-cell>
          <table:table-cell office:value-type="string" table:style-name="ce2">
            <text:p>Successful Management of transition - The Supplier will stand up a team and ensure the successful transition from incumbent suppliers within 8 weeks of the con-tract commencing</text:p>
          </table:table-cell>
          <table:table-cell office:value-type="string" table:style-name="ce2">
            <text:p>Successful transition and knowledge transfer accepted by customer</text:p>
          </table:table-cell>
          <table:table-cell office:value-type="string" table:style-name="ce2">
            <text:p>Other - Consider returned</text:p>
          </table:table-cell>
          <table:table-cell office:value-type="string" table:style-name="ce2">
            <text:p>N/A</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UCL Consultants Ltd)</text:p>
          </table:table-cell>
          <table:table-cell office:value-type="string" table:style-name="ce2">
            <text:p>UCL Consultants Ltd</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Teach First)</text:p>
          </table:table-cell>
          <table:table-cell office:value-type="string" table:style-name="ce2">
            <text:p>Teach First</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RVICE CONTRACT: <text:s/>SCHOLARSHIP FUNDING FOR <text:s/>NATIONAL PROFESSIONAL QUALIFICATIONS (NPQs)</text:p>
          </table:table-cell>
          <table:table-cell office:value-type="string" table:style-name="ce2">
            <text:p>Ambition Institute</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TP_Recruiting and Deploying Academic Mentors (con_15277)</text:p>
          </table:table-cell>
          <table:table-cell office:value-type="string" table:style-name="ce2">
            <text:p>Cognition Educatio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Breakfast Clubs Programme</text:p>
          </table:table-cell>
          <table:table-cell office:value-type="string" table:style-name="ce2">
            <text:p>Family Action</text:p>
          </table:table-cell>
          <table:table-cell office:value-type="string" table:style-name="ce2">
            <text:p>Breakfast Provision to be delivered on time and accurately fulfilled to schools as per the orders.</text:p>
          </table:table-cell>
          <table:table-cell office:value-type="string" table:style-name="ce2">
            <text:p>Target not s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entres for Excellence in Maths</text:p>
          </table:table-cell>
          <table:table-cell office:value-type="string" table:style-name="ce2">
            <text:p>The Education and Training Foundation</text:p>
          </table:table-cell>
          <table:table-cell office:value-type="string" table:style-name="ce2">
            <text:p>KPI9 Improvement in Attainment by the end of financial year 5 (by 31 March 2023) Centres will, on average, demonstrate an improvement.</text:p>
          </table:table-cell>
          <table:table-cell office:value-type="string" table:style-name="ce2">
            <text:p>Above 8</text:p>
          </table:table-cell>
          <table:table-cell office:value-type="string" table:style-name="ce2">
            <text:p>Other - Consider returned</text:p>
          </table:table-cell>
          <table:table-cell office:value-type="string" table:style-name="ce2">
            <text:p>Due to be reported FY 24/25 Q1</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Teacher Development Trust)</text:p>
          </table:table-cell>
          <table:table-cell office:value-type="string" table:style-name="ce2">
            <text:p>Teacher Development Trust</text:p>
          </table:table-cell>
          <table:table-cell office:value-type="string" table:style-name="ce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2">
            <text:p>80% 0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pprenticeship Services Agile Development</text:p>
          </table:table-cell>
          <table:table-cell office:value-type="string" table:style-name="ce2">
            <text:p>TALENT INTERNATIONAL HOLDINGS PTY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all-off from PSN Connectivity Framework Agreement (RM860) BT WAN</text:p>
          </table:table-cell>
          <table:table-cell office:value-type="string" table:style-name="ce2">
            <text:p>BT (WA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Loan Sale Programme Legal Advice Docs to upload - attached legal advisers contract</text:p>
          </table:table-cell>
          <table:table-cell office:value-type="string" table:style-name="ce2">
            <text:p>Hogan Lovells</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Teach First)</text:p>
          </table:table-cell>
          <table:table-cell office:value-type="string" table:style-name="ce2">
            <text:p>Teach First</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UK NARIC/ENIC</text:p>
          </table:table-cell>
          <table:table-cell office:value-type="string" table:style-name="ce2">
            <text:p>ECCTIS Limited</text:p>
          </table:table-cell>
          <table:table-cell office:value-type="string" table:style-name="ce2">
            <text:p>1 - 99.9% of non-fast track cases dispatched to the applicant within 10-15 working days.</text:p>
          </table:table-cell>
          <table:table-cell office:value-type="string" table:style-name="ce2">
            <text:p>&gt;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RLB</text:p>
          </table:table-cell>
          <table:table-cell office:value-type="string" table:style-name="ce2">
            <text:p>Rider Levett Bucknall</text:p>
          </table:table-cell>
          <table:table-cell office:value-type="string" table:style-name="ce2">
            <text:p>Percentage of Visits at Pre SO Checked and Approved Data Status</text:p>
          </table:table-cell>
          <table:table-cell office:value-type="string" table:style-name="ce2">
            <text:p>90%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Science Services – Project Delivery and User Centred Design Services</text:p>
          </table:table-cell>
          <table:table-cell office:value-type="string" table:style-name="ce2">
            <text:p>Solirius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Education Development Trust)</text:p>
          </table:table-cell>
          <table:table-cell office:value-type="string" table:style-name="ce2">
            <text:p>Education Development Trust</text:p>
          </table:table-cell>
          <table:table-cell office:value-type="string" table:style-name="ce2">
            <text:p>National Professional Qualifications (NPQ) Assessment Quality - Accuracy level of Summative Assessments undertaken by Teachers completing NPQs, within the Call Off Contract Cohort Windows.</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Loan Sale Programme Legal Advice Docs to upload - attached legal advisers contract</text:p>
          </table:table-cell>
          <table:table-cell office:value-type="string" table:style-name="ce2">
            <text:p>Hogan Lovells</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uring Scheme Administration Services (2021-2023)</text:p>
          </table:table-cell>
          <table:table-cell office:value-type="string" table:style-name="ce2">
            <text:p>Capita Business Services Limited</text:p>
          </table:table-cell>
          <table:table-cell office:value-type="string" table:style-name="ce2">
            <text:p>Website availability: For the IT Service to meet the required standards, the IT Service must deliver an average up time of 99.5% for the front and back end systems</text:p>
          </table:table-cell>
          <table:table-cell office:value-type="string" table:style-name="ce2">
            <text:p>Target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ile Development Services for Funding Systems</text:p>
          </table:table-cell>
          <table:table-cell office:value-type="string" table:style-name="ce2">
            <text:p>Cognizant Worldwide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Business Central services Partner - Harmonisation, CI developments, licences, interfaces and support and breakfix</text:p>
          </table:table-cell>
          <table:table-cell office:value-type="string" table:style-name="ce2">
            <text:p>Total Enterprise Solutions Limited</text:p>
          </table:table-cell>
          <table:table-cell office:value-type="string" table:style-name="ce2">
            <text:p>Total Enterprise Solutions (TES) Support calls - response and resolution of P1 Severity Levels calls The supplier will respond to P1 support calls within thirty (30) minutes of receipt of case, and resolve P1 support calls within 4 hours of receipt of case</text:p>
          </table:table-cell>
          <table:table-cell office:value-type="string" table:style-name="ce2">
            <text:p>both measures are exceed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icrosoft Azure</text:p>
          </table:table-cell>
          <table:table-cell office:value-type="string" table:style-name="ce2">
            <text:p>Bytes Software Services LTD</text:p>
          </table:table-cell>
          <table:table-cell office:value-type="string" table:style-name="ce2">
            <text:p>Reseller Portal Availability. Target of 98% availability at all times.</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Education Development Trust)</text:p>
          </table:table-cell>
          <table:table-cell office:value-type="string" table:style-name="ce2">
            <text:p>Education Development Trust</text:p>
          </table:table-cell>
          <table:table-cell office:value-type="string" table:style-name="ce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andarin Excellence Programme</text:p>
          </table:table-cell>
          <table:table-cell office:value-type="string" table:style-name="ce2">
            <text:p>UCL Consultants Ltd</text:p>
          </table:table-cell>
          <table:table-cell office:value-type="string" table:style-name="ce2">
            <text:p>Increase the proportion of participating pupils from disadvantaged backgrounds over the length of the contract. Comment: disadvantaged pupil data is not yet available but will be available next quarter.</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Teach First)</text:p>
          </table:table-cell>
          <table:table-cell office:value-type="string" table:style-name="ce2">
            <text:p>Teach First</text:p>
          </table:table-cell>
          <table:table-cell office:value-type="string" table:style-name="ce2">
            <text:p>Satisfaction - A minimum of 80% of the Participants rate the training good or above at the end of year 1 and 2<text:s/></text:p>
          </table:table-cell>
          <table:table-cell office:value-type="string" table:style-name="ce2">
            <text:p>Above 95%</text:p>
          </table:table-cell>
          <table:table-cell office:value-type="string" table:style-name="ce2">
            <text:p>Requires Improvement</text:p>
          </table:table-cell>
          <table:table-cell office:value-type="string" table:style-name="ce2">
            <text:p>Plans in place to improve 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Church of England)</text:p>
          </table:table-cell>
          <table:table-cell office:value-type="string" table:style-name="ce2">
            <text:p>Church of England<text:s/></text:p>
          </table:table-cell>
          <table:table-cell office:value-type="string" table:style-name="ce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2">
            <text:p>80% 0r Above</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Initial Teacher Training and Leadership Development Programme (2021 cohort) - Original Contract ref: 6002</text:p>
          </table:table-cell>
          <table:table-cell office:value-type="string" table:style-name="ce2">
            <text:p>Teach First</text:p>
          </table:table-cell>
          <table:table-cell office:value-type="string" table:style-name="ce2">
            <text:p>The supplier will ensure that 90% of Participants who start Year 1 of the Programme will achieve QTS by the end of the Programme<text:s text:c="2"/></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ustomer Experience Engagement Centre</text:p>
          </table:table-cell>
          <table:table-cell office:value-type="string" table:style-name="ce2">
            <text:p>Arvato Limited</text:p>
          </table:table-cell>
          <table:table-cell office:value-type="string" table:style-name="ce2">
            <text:p>One touch tickets - enquiries to be resolved at the first point of contact.</text:p>
          </table:table-cell>
          <table:table-cell office:value-type="string" table:style-name="ce2">
            <text:p>&gt;=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icrosoft Licensing 2022 - Campus EES and CSP</text:p>
          </table:table-cell>
          <table:table-cell office:value-type="string" table:style-name="ce2">
            <text:p>Bytes Software Services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Vinci TFM - LocatED Portfolio</text:p>
          </table:table-cell>
          <table:table-cell office:value-type="string" table:style-name="ce2">
            <text:p>VINCI Construction UK Limited</text:p>
          </table:table-cell>
          <table:table-cell office:value-type="string" table:style-name="ce2">
            <text:p>Guarding Deployment: The required number of guards must be provided in accordance with the contract. Guards should be uniformed as required. <text:s/>(Manned Guarding and Dog Handling).</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Middle Leaders (combined) Programme</text:p>
          </table:table-cell>
          <table:table-cell office:value-type="string" table:style-name="ce2">
            <text:p>Ambition Institute</text:p>
          </table:table-cell>
          <table:table-cell office:value-type="string" table:style-name="ce2">
            <text:p>Retention - 95% of Service Users complete the programme<text:s/></text:p>
          </table:table-cell>
          <table:table-cell office:value-type="string" table:style-name="ce2">
            <text:p>95% or higher</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upil Data Achievement and Attainment Tables (NPDAAT) Service</text:p>
          </table:table-cell>
          <table:table-cell office:value-type="string" table:style-name="ce2">
            <text:p>RM Education Resources</text:p>
          </table:table-cell>
          <table:table-cell office:value-type="string" table:style-name="ce2">
            <text:p>The Supplier will meet of 100% of Key Milestones and Key Deliverables (for which it is responsible) to the agreed dates (as set out in Statement of Works).<text:s/></text:p>
            <text:p/>
            <text:p>A Key Milestone or Key Deliverable will not be defined as missed if an exception is agreed in advance or the Key Milestone or Key Deliverable is not the responsibility of the Supplier.</text:p>
            <text:p/>
          </table:table-cell>
          <table:table-cell office:value-type="string" table:style-name="ce2">
            <text:p>100%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 Levels PD</text:p>
          </table:table-cell>
          <table:table-cell office:value-type="string" table:style-name="ce2">
            <text:p>Education and Training Foundation</text:p>
          </table:table-cell>
          <table:table-cell office:value-type="string" table:style-name="ce2">
            <text:p>KPI 1 - Every teacher has timely access to high quality T Level Professional Development support they require by 31st July 2021</text:p>
          </table:table-cell>
          <table:table-cell office:value-type="string" table:style-name="ce2">
            <text:p>On-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Workday</text:p>
          </table:table-cell>
          <table:table-cell office:value-type="string" table:style-name="ce2">
            <text:p>WORKDAY</text:p>
          </table:table-cell>
          <table:table-cell office:value-type="string" table:style-name="ce2">
            <text:p>Response to Severity Levels – Levels 1-5 (range from 30mins to 24 hours): <text:s/>Response to Severity Levels:</text:p>
            <text:p>•<text:tab/>Level 1 Supplier will respond within thirty (30) minutes of receipt of case and Supplier shall remain accessible for troubleshooting from the time a Severity 1 issue is logged until such time as it is resolved.<text:s/></text:p>
            <text:p>•<text:tab/>Level 2 Supplier will respond within one (1) hour of receipt of case and Supplier shall remain accessible for troubleshooting from the time a Severity 2 issue is logged until such time as it is resolved.<text:s/></text:p>
            <text:p>•<text:tab/>Level 3 Supplier will respond within four (4) hours of receipt of case.<text:s/></text:p>
            <text:p>•<text:tab/>Level 4 Supplier will respond within twenty-four (24) hours of receipt of case.<text:s/></text:p>
            <text:p>•<text:tab/>Level 5 Supplier will respond within twenty-four (24) hours of receipt of case.</text:p>
          </table:table-cell>
          <table:table-cell office:value-type="string" table:style-name="ce2">
            <text:p>All response levels have been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Centre for Excellence in the Teaching of Mathematics</text:p>
          </table:table-cell>
          <table:table-cell office:value-type="string" table:style-name="ce2">
            <text:p>Tribal Group plc</text:p>
          </table:table-cell>
          <table:table-cell office:value-type="string" table:style-name="ce2">
            <text:p>Primary Teaching for Mastery Programme participation. Work with the Maths Hubs to continue the roll-out of the Teaching for Mastery programme to primary schools across England.</text:p>
          </table:table-cell>
          <table:table-cell office:value-type="string" table:style-name="ce2">
            <text:p>Above 90%</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Ambition Institute)</text:p>
          </table:table-cell>
          <table:table-cell office:value-type="string" table:style-name="ce2">
            <text:p>Ambition Institute</text:p>
          </table:table-cell>
          <table:table-cell office:value-type="string" table:style-name="ce2">
            <text:p>Retention - A minimum of 75% of the Participants that start the training are retained by the end of year 2 of delivery.</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chools Business Professionals Service Delivery Portfolio</text:p>
          </table:table-cell>
          <table:table-cell office:value-type="string" table:style-name="ce2">
            <text:p>The Dextrous Web Ltd (trading as dxw)</text:p>
          </table:table-cell>
          <table:table-cell office:value-type="string" table:style-name="ce2">
            <text:p>Invoice accuracy<text:s/></text:p>
            <text:p>Invoices submitted in the Measurement Period are correc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Vulnerable Families and Children - Service Delivery and Development</text:p>
          </table:table-cell>
          <table:table-cell office:value-type="string" table:style-name="ce2">
            <text:p>TALENT INTERNATIONAL HOLDINGS PTY LTD</text:p>
          </table:table-cell>
          <table:table-cell office:value-type="string" table:style-name="ce2">
            <text:p>KPI details required</text:p>
          </table:table-cell>
          <table:table-cell office:value-type="string" table:style-name="ce2">
            <text:p>No KPIs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Science Services – Project Delivery and User Centred Design Services</text:p>
          </table:table-cell>
          <table:table-cell office:value-type="string" table:style-name="ce2">
            <text:p>Solirius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LLSE)</text:p>
          </table:table-cell>
          <table:table-cell office:value-type="string" table:style-name="ce2">
            <text:p>Leadership Learning South East</text:p>
          </table:table-cell>
          <table:table-cell office:value-type="string" table:style-name="ce2">
            <text:p>National Professional Qualifications (NPQ) Assessment Quality - Accuracy level of Summative Assessments undertaken by Teachers completing NPQs, within the Call Off Contract Cohort Windows.</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ITEP) - University College London</text:p>
          </table:table-cell>
          <table:table-cell office:value-type="string" table:style-name="ce2">
            <text:p>University College London</text:p>
          </table:table-cell>
          <table:table-cell office:value-type="string" table:style-name="ce2">
            <text:p>90% of graduates rate the training as satisfactory or above. To ensure high quality Doctorate training provision, producing highly qualified graduate EPs to the Health and Care Professions Council (HCPC) standard framework</text:p>
          </table:table-cell>
          <table:table-cell office:value-type="string" table:style-name="ce2">
            <text:p>90% or higher</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Senior Leaders Programme<text:s/></text:p>
          </table:table-cell>
          <table:table-cell office:value-type="string" table:style-name="ce2">
            <text:p>Ambition Institute</text:p>
          </table:table-cell>
          <table:table-cell office:value-type="string" table:style-name="ce2">
            <text:p>Pupil Impact - Successful completion of a school-based improvement initiative (to be completed by the end of the programme).<text:s/></text:p>
          </table:table-cell>
          <table:table-cell office:value-type="string" table:style-name="ce2">
            <text:p>90% or higher</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doption Support Fund 2022</text:p>
          </table:table-cell>
          <table:table-cell office:value-type="string" table:style-name="ce2">
            <text:p>Mott MacDonald Ltd</text:p>
          </table:table-cell>
          <table:table-cell office:value-type="string" table:style-name="ce2">
            <text:p>All correctly completed applications above the Fair Access Limits are assessed and sent to the Department for approval within 3 working days.</text:p>
          </table:table-cell>
          <table:table-cell office:value-type="string" table:style-name="ce2">
            <text:p>100%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Education &amp; Outcomes Panel Study (EOPS-B)</text:p>
          </table:table-cell>
          <table:table-cell office:value-type="string" table:style-name="ce2">
            <text:p>Natcen</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UCL)</text:p>
          </table:table-cell>
          <table:table-cell office:value-type="string" table:style-name="ce2">
            <text:p>UCL Consultants Ltd</text:p>
          </table:table-cell>
          <table:table-cell office:value-type="string" table:style-name="ce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2">
            <text:p>80% 0r Above</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Best Practice Network)</text:p>
          </table:table-cell>
          <table:table-cell office:value-type="string" table:style-name="ce2">
            <text:p>Best Practice Network</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text:s/>(2022 Cohort) (Ambition Institute)</text:p>
          </table:table-cell>
          <table:table-cell office:value-type="string" table:style-name="ce2">
            <text:p>Ambition Institute</text:p>
          </table:table-cell>
          <table:table-cell office:value-type="string" table:style-name="ce2">
            <text:p>Social Value KPI not set - Contract placed prior to this requirement</text:p>
          </table:table-cell>
          <table:table-cell office:value-type="string" table:style-name="ce2">
            <text:p>Social Value KPI not set - Contract placed prior to this requiremen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Universal Services 22 - 25</text:p>
          </table:table-cell>
          <table:table-cell office:value-type="string" table:style-name="ce2">
            <text:p>National Association for Special Educational Needs</text:p>
          </table:table-cell>
          <table:table-cell office:value-type="string" table:style-name="ce2">
            <text:p>70% of schools are FE colleges are engaged on the programme.</text:p>
          </table:table-cell>
          <table:table-cell office:value-type="string" table:style-name="ce2">
            <text:p>100% - Schools: 16,506 , FE: 163 FE<text:s/></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eriod Product provision to schools and post-16 education organisations across England</text:p>
          </table:table-cell>
          <table:table-cell office:value-type="string" table:style-name="ce2">
            <text:p>Personnel Hygiene Services Limited trading as PHS Group plc</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edia Buying Call-Off 2022</text:p>
          </table:table-cell>
          <table:table-cell office:value-type="string" table:style-name="ce2">
            <text:p>Manning Gottlieb OMD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Teach First)</text:p>
          </table:table-cell>
          <table:table-cell office:value-type="string" table:style-name="ce2">
            <text:p>Teach First</text:p>
          </table:table-cell>
          <table:table-cell office:value-type="string" table:style-name="ce2">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2">
            <text:p>75%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_16348 - General Qualifications Logistics Service</text:p>
          </table:table-cell>
          <table:table-cell office:value-type="string" table:style-name="ce2">
            <text:p>Parcelforce Worldwide</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Universal Services 22 - 25</text:p>
          </table:table-cell>
          <table:table-cell office:value-type="string" table:style-name="ce2">
            <text:p>National Association for Special Educational Needs</text:p>
          </table:table-cell>
          <table:table-cell office:value-type="string" table:style-name="ce2">
            <text:p>Support for the physical and mental health of people affected by COVID-19, including reducing the demand on health and care services.<text:s/></text:p>
          </table:table-cell>
          <table:table-cell office:value-type="string" table:style-name="ce2">
            <text:p>90%</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gregated DevOps Services for Apprenticeship Service, Funding Service and T Levels</text:p>
          </table:table-cell>
          <table:table-cell office:value-type="string" table:style-name="ce2">
            <text:p>BAE Systems Applied Intelligence</text:p>
          </table:table-cell>
          <table:table-cell office:value-type="string" table:style-name="ce2">
            <text:p>Operation Level Agreement - Incidents and requests reporting<tex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Best Practice Network)</text:p>
          </table:table-cell>
          <table:table-cell office:value-type="string" table:style-name="ce2">
            <text:p>Best Practice Network</text:p>
          </table:table-cell>
          <table:table-cell office:value-type="string" table:style-name="ce2">
            <text:p>Recruitment - Recruit the target number of ECTs and their assigned Mentors onto the programme by the end of October 2021.</text:p>
          </table:table-cell>
          <table:table-cell office:value-type="string" table:style-name="ce2">
            <text:p>Above 95%</text:p>
          </table:table-cell>
          <table:table-cell office:value-type="string" table:style-name="ce2">
            <text:p>Other - Consider returned</text:p>
          </table:table-cell>
          <table:table-cell office:value-type="string" table:style-name="ce2">
            <text:p>KPI Completed - No further reporting</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ustomer Experience Engagement Centre</text:p>
          </table:table-cell>
          <table:table-cell office:value-type="string" table:style-name="ce2">
            <text:p>Arvato Limited</text:p>
          </table:table-cell>
          <table:table-cell office:value-type="string" table:style-name="ce2">
            <text:p>Percentage of calls answered in 20 seconds</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UK NARIC/ENIC</text:p>
          </table:table-cell>
          <table:table-cell office:value-type="string" table:style-name="ce2">
            <text:p>ECCTIS Limited</text:p>
          </table:table-cell>
          <table:table-cell office:value-type="string" table:style-name="ce2">
            <text:p>2 - 99% of fast-track cases dispatched to the applicant within 24-48 hours.</text:p>
          </table:table-cell>
          <table:table-cell office:value-type="string" table:style-name="ce2">
            <text:p>&gt;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Harris)</text:p>
          </table:table-cell>
          <table:table-cell office:value-type="string" table:style-name="ce2">
            <text:p>Harris Federation<text:s/></text:p>
          </table:table-cell>
          <table:table-cell office:value-type="string" table:style-name="ce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2">
            <text:p>80% 0r Above</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Initial Teacher Training (HPITT) programme</text:p>
          </table:table-cell>
          <table:table-cell office:value-type="string" table:style-name="ce2">
            <text:p>Teach First</text:p>
          </table:table-cell>
          <table:table-cell office:value-type="string" table:style-name="ce2">
            <text:p>The Contractor will ensure that 90% of recruits that start Summer Institute achieve Qualified Teacher Status excluding those trainees who begin on a probation period and leave the programme.</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Church of England)</text:p>
          </table:table-cell>
          <table:table-cell office:value-type="string" table:style-name="ce2">
            <text:p>Church of England<text:s/></text:p>
          </table:table-cell>
          <table:table-cell office:value-type="string" table:style-name="ce2">
            <text:p>National Professional Qualifications (NPQ) Assessment Quality - Accuracy level of Summative Assessments undertaken by Teachers completing NPQs, within the Call Off Contract Cohort Windows.</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chools Business Professionals Service Delivery Portfolio</text:p>
          </table:table-cell>
          <table:table-cell office:value-type="string" table:style-name="ce2">
            <text:p>The Dextrous Web Ltd (trading as dxw)</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UK NARIC/ENIC</text:p>
          </table:table-cell>
          <table:table-cell office:value-type="string" table:style-name="ce2">
            <text:p>ECCTIS Limited</text:p>
          </table:table-cell>
          <table:table-cell office:value-type="string" table:style-name="ce2">
            <text:p>3 - Less than 2% of applications result in complaints about the service provided.</text:p>
          </table:table-cell>
          <table:table-cell office:value-type="string" table:style-name="ce2">
            <text:p>&lt;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tting Leadership Portfolio</text:p>
          </table:table-cell>
          <table:table-cell office:value-type="string" table:style-name="ce2">
            <text:p>ANDigital Ltd</text:p>
          </table:table-cell>
          <table:table-cell office:value-type="string" table:style-name="ce2">
            <text:p>Statement of Work response time</text:p>
          </table:table-cell>
          <table:table-cell office:value-type="string" table:style-name="ce2">
            <text:p>Supplier response within 6 working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PS Administration Services Contract</text:p>
          </table:table-cell>
          <table:table-cell office:value-type="string" table:style-name="ce2">
            <text:p>Capita Business Services</text:p>
          </table:table-cell>
          <table:table-cell office:value-type="string" table:style-name="ce2">
            <text:p>SLA 2 (2) Pension Payments</text:p>
            <text:p>Target is 100% on due Date.</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icrosoft Azure</text:p>
          </table:table-cell>
          <table:table-cell office:value-type="string" table:style-name="ce2">
            <text:p>Bytes Software Services LTD</text:p>
          </table:table-cell>
          <table:table-cell office:value-type="string" table:style-name="ce2">
            <text:p>Response to account queries within one working day</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tribution to Environment Agency Flood Schemes</text:p>
          </table:table-cell>
          <table:table-cell office:value-type="string" table:style-name="ce2">
            <text:p>Environment Agency</text:p>
          </table:table-cell>
          <table:table-cell office:value-type="string" table:style-name="ce2">
            <text:p>Actively consult and engage with each of the area schools benefiting from flood resilience during planning and design stage of each Scheme. The required KPI is complete between 5-10 Schemes each FY</text:p>
          </table:table-cell>
          <table:table-cell office:value-type="string" table:style-name="ce2">
            <text:p>5 to 1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st Operations Services (TOpS)</text:p>
          </table:table-cell>
          <table:table-cell office:value-type="string" table:style-name="ce2">
            <text:p>Capita Plc</text:p>
          </table:table-cell>
          <table:table-cell office:value-type="string" table:style-name="ce2">
            <text:p>Testing portal system availability: System availability of 99.8% for production</text:p>
          </table:table-cell>
          <table:table-cell office:value-type="string" table:style-name="ce2">
            <text:p>99.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Workday</text:p>
          </table:table-cell>
          <table:table-cell office:value-type="string" table:style-name="ce2">
            <text:p>WORKDAY</text:p>
          </table:table-cell>
          <table:table-cell office:value-type="string" table:style-name="ce2">
            <text:p>Workday’s Service Response commitment is: (i) not less than 50% of (online) transactions in one (1) second or less and (ii) not more than 10% in two and a half (2.5) seconds or more.</text:p>
          </table:table-cell>
          <table:table-cell office:value-type="string" table:style-name="ce2">
            <text:p>both measures are exceed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cience CPD Programme - England</text:p>
          </table:table-cell>
          <table:table-cell office:value-type="string" table:style-name="ce2">
            <text:p>STEM Learning Ltd</text:p>
          </table:table-cell>
          <table:table-cell office:value-type="string" table:style-name="ce2">
            <text:p>Social Value KPI not report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Not Report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Level 3 Mathematics Support Programme<text:s/></text:p>
          </table:table-cell>
          <table:table-cell office:value-type="string" table:style-name="ce2">
            <text:p>Mathematics in Education and Industry</text:p>
          </table:table-cell>
          <table:table-cell office:value-type="string" table:style-name="ce2">
            <text:p>3a - Support at least 1250 students (including at least 250 from schools/colleges in Opportunity Areas or Low Participation Areas) on a course providing a minimum of 20 hours’ support for higher-level mathematics problem-solving and preparation for university mathematics entrance tests in the 2020-21 academic year.<text:s text:c="2"/></text:p>
          </table:table-cell>
          <table:table-cell office:value-type="string" table:style-name="ce2">
            <text:p>1</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Teach First)</text:p>
          </table:table-cell>
          <table:table-cell office:value-type="string" table:style-name="ce2">
            <text:p>Teach First</text:p>
          </table:table-cell>
          <table:table-cell office:value-type="string" table:style-name="ce2">
            <text:p>National Professional Qualifications (NPQ) Assessment Quality - Accuracy level of Summative Assessments undertaken by Teachers completing NPQs, within the Call Off Contract Cohort Windows.</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ccountancy Service and Automated Data Collection</text:p>
          </table:table-cell>
          <table:table-cell office:value-type="string" table:style-name="ce2">
            <text:p>Deloitte LLP</text:p>
          </table:table-cell>
          <table:table-cell office:value-type="string" table:style-name="ce2">
            <text:p>1.1.1<text:tab/>Transfer of existing service plans, collateral and documentation in line with the contract exit management plan to be completed by 28th April 2022.<text:s/></text:p>
          </table:table-cell>
          <table:table-cell office:value-type="string" table:style-name="ce2">
            <text:p>On-time</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pprenticeship Services Agile Development</text:p>
          </table:table-cell>
          <table:table-cell office:value-type="string" table:style-name="ce2">
            <text:p>TALENT INTERNATIONAL HOLDINGS PTY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entres for Excellence in Maths</text:p>
          </table:table-cell>
          <table:table-cell office:value-type="string" table:style-name="ce2">
            <text:p>The Education and Training Foundation</text:p>
          </table:table-cell>
          <table:table-cell office:value-type="string" table:style-name="ce2">
            <text:p>KPI8b Maths Networks Students Reached</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Education Development Trust)</text:p>
          </table:table-cell>
          <table:table-cell office:value-type="string" table:style-name="ce2">
            <text:p>Education Development Trust</text:p>
          </table:table-cell>
          <table:table-cell office:value-type="string" table:style-name="ce2">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2">
            <text:p>80% 0r Above</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fE Condition Data Collection 2 (CDC2) - Surveying Organisation RLB</text:p>
          </table:table-cell>
          <table:table-cell office:value-type="string" table:style-name="ce2">
            <text:p>Rider Levett Bucknall</text:p>
          </table:table-cell>
          <table:table-cell office:value-type="string" table:style-name="ce2">
            <text:p>Percentage of Visits at SO Checked and Approved Data Status</text:p>
          </table:table-cell>
          <table:table-cell office:value-type="string" table:style-name="ce2">
            <text:p>85%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PMO Framework - Ernst and Young LLP - Lots 1 &amp; 2</text:p>
          </table:table-cell>
          <table:table-cell office:value-type="string" table:style-name="ce2">
            <text:p>Ernst &amp; Young LLP</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UCL Consultants)</text:p>
          </table:table-cell>
          <table:table-cell office:value-type="string" table:style-name="ce2">
            <text:p>UCL Consultants Ltd</text:p>
          </table:table-cell>
          <table:table-cell office:value-type="string" table:style-name="ce2">
            <text:p>Retention - A minimum of 75% of the Participants that start the training are retained by the end of year 2 of delivery.</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Ambition Institute)</text:p>
          </table:table-cell>
          <table:table-cell office:value-type="string" table:style-name="ce2">
            <text:p>Ambition Institute</text:p>
          </table:table-cell>
          <table:table-cell office:value-type="string" table:style-name="ce2">
            <text:p>Satisfaction - A minimum of 80% of the Participants rate the training good or above at the end of year 1 and 2<text:s/></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ile Development Services for Funding Systems</text:p>
          </table:table-cell>
          <table:table-cell office:value-type="string" table:style-name="ce2">
            <text:p>Cognizant Worldwide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Education Development Trust)</text:p>
          </table:table-cell>
          <table:table-cell office:value-type="string" table:style-name="ce2">
            <text:p>Education Development Trust</text:p>
          </table:table-cell>
          <table:table-cell office:value-type="string" table:style-name="ce2">
            <text:p>Satisfaction - A minimum of 80% of the Participants rate the training good or above at the end of year 1 and 2<text:s/></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mporary Worker Visa Sponsorship Services (Tier 5)</text:p>
          </table:table-cell>
          <table:table-cell office:value-type="string" table:style-name="ce2">
            <text:p>Ecorys UK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RVICE CONTRACT: <text:s/>SCHOLARSHIP FUNDING FOR <text:s/>NATIONAL PROFESSIONAL QUALIFICATIONS (NPQs)</text:p>
          </table:table-cell>
          <table:table-cell office:value-type="string" table:style-name="ce2">
            <text:p>Best Practice Network</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ile Service Delivery for Funding Systems</text:p>
          </table:table-cell>
          <table:table-cell office:value-type="string" table:style-name="ce2">
            <text:p>Methods Business and Digital Technology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Future Teaching Scholars</text:p>
          </table:table-cell>
          <table:table-cell office:value-type="string" table:style-name="ce2">
            <text:p>CFBT Education Trust</text:p>
          </table:table-cell>
          <table:table-cell office:value-type="string" table:style-name="ce2">
            <text:p>KPI 8 - A minimum of 95% of candidates who complete ITT accept a teaching post</text:p>
          </table:table-cell>
          <table:table-cell office:value-type="string" table:style-name="ce2">
            <text:p>95% to 100%</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General Qualifications &amp; National Curriculum Assessment Logistics<text:s/></text:p>
          </table:table-cell>
          <table:table-cell office:value-type="string" table:style-name="ce2">
            <text:p>Parcelforce Worldwide</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gile Service Delivery for Funding Systems</text:p>
          </table:table-cell>
          <table:table-cell office:value-type="string" table:style-name="ce2">
            <text:p>Methods Business and Digital Technology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Mandarin Excellence Programme</text:p>
          </table:table-cell>
          <table:table-cell office:value-type="string" table:style-name="ce2">
            <text:p>UCL Consultants Ltd</text:p>
          </table:table-cell>
          <table:table-cell office:value-type="string" table:style-name="ce2">
            <text:p>Recruitment of 2,000 participating pupils per Year 7 cohort from 2021-2024.</text:p>
          </table:table-cell>
          <table:table-cell office:value-type="string" table:style-name="ce2">
            <text:p>More than 2000</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RVICE CONTRACT: <text:s/>SCHOLARSHIP FUNDING FOR <text:s/>NATIONAL PROFESSIONAL QUALIFICATIONS (NPQs)</text:p>
          </table:table-cell>
          <table:table-cell office:value-type="string" table:style-name="ce2">
            <text:p>Best Practice Network</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 SEEL - 2019-25 Cohort</text:p>
          </table:table-cell>
          <table:table-cell office:value-type="string" table:style-name="ce2">
            <text:p>University College London</text:p>
          </table:table-cell>
          <table:table-cell office:value-type="string" table:style-name="ce2">
            <text:p>95% (228) of Graduates remain employed as Educational Psychologists by an English Local Authority for at least 2 years full time</text:p>
          </table:table-cell>
          <table:table-cell office:value-type="string" table:style-name="ce2">
            <text:p>225 to 228</text:p>
          </table:table-cell>
          <table:table-cell office:value-type="string" table:style-name="ce2">
            <text:p>Other - Consider returned</text:p>
          </table:table-cell>
          <table:table-cell office:value-type="string" table:style-name="ce2">
            <text:p>Due to be reported FY24/25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SF SKILLS BOOTCAMPS Wave 2 Lot 2 - University of Bath_con 8565</text:p>
          </table:table-cell>
          <table:table-cell office:value-type="string" table:style-name="ce2">
            <text:p>University of Bath<text:s/></text:p>
          </table:table-cell>
          <table:table-cell office:value-type="string" table:style-name="ce2">
            <text:p>Social Value KPI not set</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Levels</text:p>
          </table:table-cell>
          <table:table-cell office:value-type="string" table:style-name="ce2">
            <text:p>Methods Business and Digital Technology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Architecture &amp; Governance Services</text:p>
          </table:table-cell>
          <table:table-cell office:value-type="string" table:style-name="ce2">
            <text:p>Cadence Innova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Best Practice Network)</text:p>
          </table:table-cell>
          <table:table-cell office:value-type="string" table:style-name="ce2">
            <text:p>Best Practice Network</text:p>
          </table:table-cell>
          <table:table-cell office:value-type="string" table:style-name="ce2">
            <text:p>Satisfaction - A minimum of 80% of the Participants rate the training good or above at the end of year 1 and 2<text:s/></text:p>
          </table:table-cell>
          <table:table-cell office:value-type="string" table:style-name="ce2">
            <text:p>Above 95%</text:p>
          </table:table-cell>
          <table:table-cell office:value-type="string" table:style-name="ce2">
            <text:p>Requires Improvement</text:p>
          </table:table-cell>
          <table:table-cell office:value-type="string" table:style-name="ce2">
            <text:p>Plans in place to improve 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SF SKILLS BOOTCAMPS Wave 2 Lot 2 - University of Bath_con 8565</text:p>
          </table:table-cell>
          <table:table-cell office:value-type="string" table:style-name="ce2">
            <text:p>University of Bath<text:s/></text:p>
          </table:table-cell>
          <table:table-cell office:value-type="string" table:style-name="ce2">
            <text:p>Interviews</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 SEEL - 2019-25 Cohort</text:p>
          </table:table-cell>
          <table:table-cell office:value-type="string" table:style-name="ce2">
            <text:p>University College London</text:p>
          </table:table-cell>
          <table:table-cell office:value-type="string" table:style-name="ce2">
            <text:p>100% (80) of all ITEP scheme places successfully filled by the Contractor for each early intake in each cohort.</text:p>
          </table:table-cell>
          <table:table-cell office:value-type="string" table:style-name="ce2">
            <text:p>75 to 80</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RVICE CONTRACT: <text:s/>SCHOLARSHIP FUNDING FOR <text:s/>NATIONAL PROFESSIONAL QUALIFICATIONS (NPQs)</text:p>
          </table:table-cell>
          <table:table-cell office:value-type="string" table:style-name="ce2">
            <text:p>Ambition Institute</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 NORMID - 2019-25 Cohort</text:p>
          </table:table-cell>
          <table:table-cell office:value-type="string" table:style-name="ce2">
            <text:p>The University of Manchester</text:p>
          </table:table-cell>
          <table:table-cell office:value-type="string" table:style-name="ce2">
            <text:p>100% (123) of all ITEP scheme places successfully filled by the provider for each yearly intake in each cohort</text:p>
          </table:table-cell>
          <table:table-cell office:value-type="string" table:style-name="ce2">
            <text:p>120 to 123</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Future Teaching Scholars</text:p>
          </table:table-cell>
          <table:table-cell office:value-type="string" table:style-name="ce2">
            <text:p>CFBT Education Trust</text:p>
          </table:table-cell>
          <table:table-cell office:value-type="string" table:style-name="ce2">
            <text:p>KPI 6 - 100% of candidates participate fully in undergraduate phase programme. 90% is the minimum level after which financial penalties would be considered in line with the agreed milestone payment schedule</text:p>
          </table:table-cell>
          <table:table-cell office:value-type="string" table:style-name="ce2">
            <text:p>90% to 100%</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SF SKILLS BOOTCAMPS Wave 2 Lot 2 - University of Bath_con 8565</text:p>
          </table:table-cell>
          <table:table-cell office:value-type="string" table:style-name="ce2">
            <text:p>University of Bath<text:s/></text:p>
          </table:table-cell>
          <table:table-cell office:value-type="string" table:style-name="ce2">
            <text:p>Drop Out rates</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KILLS BOOTCAMPS IN HGV DRIVING - HGV Training Services Ltd con_12221</text:p>
          </table:table-cell>
          <table:table-cell office:value-type="string" table:style-name="ce2">
            <text:p>HGV Training Services Limite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ata Science Services – Project Delivery and User Centred Design Services</text:p>
          </table:table-cell>
          <table:table-cell office:value-type="string" table:style-name="ce2">
            <text:p>Solirius LTD</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Adoption Support Fund 2022</text:p>
          </table:table-cell>
          <table:table-cell office:value-type="string" table:style-name="ce2">
            <text:p>Mott MacDonald Ltd</text:p>
          </table:table-cell>
          <table:table-cell office:value-type="string" table:style-name="ce2">
            <text:p>We will ensure that the Fund is distributed in line with demand each financial year in line with government accounting rules by building on the existing GIAA audited process.<text:s/></text:p>
          </table:table-cell>
          <table:table-cell office:value-type="string" table:style-name="ce2">
            <text:p>100% to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UCL Consultants)</text:p>
          </table:table-cell>
          <table:table-cell office:value-type="string" table:style-name="ce2">
            <text:p>UCL Consultants Ltd</text:p>
          </table:table-cell>
          <table:table-cell office:value-type="string" table:style-name="ce2">
            <text:p>Satisfaction - A minimum of 80% of the Participants rate the training good or above at the end of year 1 and 2<text:s/></text:p>
          </table:table-cell>
          <table:table-cell office:value-type="string" table:style-name="ce2">
            <text:p>Above 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CS Digital Services</text:p>
          </table:table-cell>
          <table:table-cell office:value-type="string" table:style-name="ce2">
            <text:p>Netcompany UK ltd</text:p>
          </table:table-cell>
          <table:table-cell office:value-type="string" table:style-name="ce2">
            <text:p>website uptime at 99.5%</text:p>
          </table:table-cell>
          <table:table-cell office:value-type="string" table:style-name="ce2">
            <text:p>website up time &gt; 99.5%<text:s text:c="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Universal Services 22 - 25</text:p>
          </table:table-cell>
          <table:table-cell office:value-type="string" table:style-name="ce2">
            <text:p>National Association for Special Educational Needs</text:p>
          </table:table-cell>
          <table:table-cell office:value-type="string" table:style-name="ce2">
            <text:p>Autism AET</text:p>
            <text:p>At least 20,000 education staff trained in autism awareness and understanding per year to align with the ambitions set out in the All-Age Autism Strategy.<text:s/></text:p>
          </table:table-cell>
          <table:table-cell office:value-type="string" table:style-name="ce2">
            <text:p>100% - 20,000 and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Middle Leaders (combined) Programme</text:p>
          </table:table-cell>
          <table:table-cell office:value-type="string" table:style-name="ce2">
            <text:p>Ambition Institute</text:p>
          </table:table-cell>
          <table:table-cell office:value-type="string" table:style-name="ce2">
            <text:p>Social Value KPI not set - Contract placed prior to this requirement</text:p>
          </table:table-cell>
          <table:table-cell office:value-type="string" table:style-name="ce2">
            <text:p>Target not required</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KILLS BOOTCAMPS IN HGV DRIVING - Mantra Learning Ltd con_12225</text:p>
          </table:table-cell>
          <table:table-cell office:value-type="string" table:style-name="ce2">
            <text:p>Mantra Learning</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not returned</text:p>
          </table:table-cell>
          <table:table-cell office:value-type="string" table:style-name="ce2">
            <text:p>Data not returne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1 Full Induction Programme cohort of the National Roll-Out of the Early Career Framework (Best Practice Network)</text:p>
          </table:table-cell>
          <table:table-cell office:value-type="string" table:style-name="ce2">
            <text:p>Best Practice Network</text:p>
          </table:table-cell>
          <table:table-cell office:value-type="string" table:style-name="ce2">
            <text:p>Recruitment - Recruit the target number of ECTs and their assigned Mentors onto the programme by the end of October 2021.</text:p>
          </table:table-cell>
          <table:table-cell office:value-type="string" table:style-name="ce2">
            <text:p>Above 95%</text:p>
          </table:table-cell>
          <table:table-cell office:value-type="string" table:style-name="ce2">
            <text:p>Approaching Target</text:p>
          </table:table-cell>
          <table:table-cell office:value-type="string" table:style-name="ce2">
            <text:p>Plans in place to improve 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ITEP) - University College London</text:p>
          </table:table-cell>
          <table:table-cell office:value-type="string" table:style-name="ce2">
            <text:p>University College London</text:p>
          </table:table-cell>
          <table:table-cell office:value-type="string" table:style-name="ce2">
            <text:p>No more than 5% of students per cohort raise upheld grievance according to university standards</text:p>
          </table:table-cell>
          <table:table-cell office:value-type="string" table:style-name="ce2">
            <text:p>5% or less</text:p>
          </table:table-cell>
          <table:table-cell office:value-type="string" table:style-name="ce2">
            <text:p>Other - Consider returned</text:p>
          </table:table-cell>
          <table:table-cell office:value-type="string" table:style-name="ce2">
            <text:p>De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High Potential Initial Teacher Training and Leadership Development Programme (2021 cohort) - Original Contract ref: 6002</text:p>
          </table:table-cell>
          <table:table-cell office:value-type="string" table:style-name="ce2">
            <text:p>Teach First</text:p>
          </table:table-cell>
          <table:table-cell office:value-type="string" table:style-name="ce2">
            <text:p>The supplier will ensure that 86% of Participants who start Year 1 of the Programme will complete Year 2 of the Programme</text:p>
          </table:table-cell>
          <table:table-cell office:value-type="string" table:style-name="ce2">
            <text:p>94.00%</text:p>
          </table:table-cell>
          <table:table-cell office:value-type="string" table:style-name="ce2">
            <text:p>Other - Consider returned</text:p>
          </table:table-cell>
          <table:table-cell office:value-type="string" table:style-name="ce2">
            <text:p>Due to be reported FY22/23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Test Operations Services (TOpS)</text:p>
          </table:table-cell>
          <table:table-cell office:value-type="string" table:style-name="ce2">
            <text:p>Capita Plc</text:p>
          </table:table-cell>
          <table:table-cell office:value-type="string" table:style-name="ce2">
            <text:p>Helpdesk response to calls, enquiries and complaints</text:p>
            <text:p/>
            <text:p>•<text:tab/> the abandoned call rate will not exceed 5% of the total calls each day<text:s/></text:p>
            <text:p>•<text:tab/> at least 99% of inbound queries and complaints will be resolved within 5 Business Days<text:s/></text:p>
            <text:p>•<text:tab/> 100% of inbound enquiries and complaints will be resolved within 8 Business Days.<text:s/></text:p>
            <text:p>•<text:tab/> 85% of all enquiries must be resolved at first point of contact<text:s/></text:p>
            <text:p>•<text:tab/> at least 99% of all complaints are acknowledged by email and forwarded (where appropriate) within 1 Business Day of receipt<text:s/></text:p>
            <text:p>•<text:tab/> at least 99% of all complaints to the Helpdesk must be resolved within 15 Business Days of receipt<text:s/></text:p>
            <text:p>•<text:tab/> 100% of emails, faxes, and letters and text enquiries must be acknowledged within 1 Business Day of receipt<text:s/></text:p>
            <text:p>•<text:tab/> availability of the Helpdesk as set out in Goal 12 in Schedule 4 (Services) Part 1 (Statement of Requirements)</text:p>
            <text:p/>
          </table:table-cell>
          <table:table-cell office:value-type="string" table:style-name="ce2">
            <text:p>All 8 measures achieved</text:p>
          </table:table-cell>
          <table:table-cell office:value-type="string" table:style-name="ce2">
            <text:p>Requires Improvement</text:p>
          </table:table-cell>
          <table:table-cell office:value-type="string" table:style-name="ce2">
            <text:p>Call volumes were consistently well above forecast over this period.</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Breakfast Clubs Programme</text:p>
          </table:table-cell>
          <table:table-cell office:value-type="string" table:style-name="ce2">
            <text:p>Family Action</text:p>
          </table:table-cell>
          <table:table-cell office:value-type="string" table:style-name="ce2">
            <text:p>Breakfast Provision to be of high quality and high nutritional value.</text:p>
          </table:table-cell>
          <table:table-cell office:value-type="string" table:style-name="ce2">
            <text:p>Target not s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SEND Initial Training for Educational Psychologists - NORMID - 2019-25 Cohort</text:p>
          </table:table-cell>
          <table:table-cell office:value-type="string" table:style-name="ce2">
            <text:p>The University of Manchester</text:p>
          </table:table-cell>
          <table:table-cell office:value-type="string" table:style-name="ce2">
            <text:p>At least 92% (339) of trainees will qualify upon completion of their respective course</text:p>
          </table:table-cell>
          <table:table-cell office:value-type="string" table:style-name="ce2">
            <text:p>330 to 339</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02 (2021 Cohort) (UCL)</text:p>
          </table:table-cell>
          <table:table-cell office:value-type="string" table:style-name="ce2">
            <text:p>UCL Consultants Ltd</text:p>
          </table:table-cell>
          <table:table-cell office:value-type="string" table:style-name="ce2">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2">
            <text:p>95% or Above</text:p>
          </table:table-cell>
          <table:table-cell office:value-type="string" table:style-name="ce2">
            <text:p>Other - Consider returned</text:p>
          </table:table-cell>
          <table:table-cell office:value-type="string" table:style-name="ce2">
            <text:p>Due to be reported FY24/25 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Delivering Better Value in SEND Programme</text:p>
          </table:table-cell>
          <table:table-cell office:value-type="string" table:style-name="ce2">
            <text:p>Newton Europe Limited</text:p>
          </table:table-cell>
          <table:table-cell office:value-type="string" table:style-name="ce2">
            <text:p>KPI 3: Achievement of agreed deliverables.</text:p>
          </table:table-cell>
          <table:table-cell office:value-type="string" table:style-name="ce2">
            <text:p>99% to 100%</text:p>
          </table:table-cell>
          <table:table-cell office:value-type="string" table:style-name="ce2">
            <text:p>Other - Consider returned</text:p>
          </table:table-cell>
          <table:table-cell office:value-type="string" table:style-name="ce2">
            <text:p>Due to be reported FY22-23Q3</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2022 ECF Cohort Call-off Contract (Best Practice Network)</text:p>
          </table:table-cell>
          <table:table-cell office:value-type="string" table:style-name="ce2">
            <text:p>Best Practice Network</text:p>
          </table:table-cell>
          <table:table-cell office:value-type="string" table:style-name="ce2">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2">
            <text:p>80% or above</text:p>
          </table:table-cell>
          <table:table-cell office:value-type="string" table:style-name="ce2">
            <text:p>Other - Consider returned</text:p>
          </table:table-cell>
          <table:table-cell office:value-type="string" table:style-name="ce2">
            <text:p>Due to be reported FY23/24 Q2</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con_16348 - General Qualifications Logistics Service</text:p>
          </table:table-cell>
          <table:table-cell office:value-type="string" table:style-name="ce2">
            <text:p>Parcelforce Worldwide</text:p>
          </table:table-cell>
          <table:table-cell office:value-type="string" table:style-name="ce2">
            <text:p>KPI details required</text:p>
          </table:table-cell>
          <table:table-cell office:value-type="string" table:style-name="ce2">
            <text:p>Target not set</text:p>
          </table:table-cell>
          <table:table-cell office:value-type="string" table:style-name="ce2">
            <text:p>Other - Consider returned</text:p>
          </table:table-cell>
          <table:table-cell office:value-type="string" table:style-name="ce2">
            <text:p>Due to be reported FY22/23 Q4</text:p>
          </table:table-cell>
          <table:table-cell table:number-columns-repeated="16375"/>
        </table:table-row>
        <table:table-row table:style-name="ro1">
          <table:table-cell office:value-type="string" table:style-name="ce2">
            <text:p>FY22-23 Q2 Jul-Aug-Sep</text:p>
          </table:table-cell>
          <table:table-cell office:value-type="string" table:style-name="ce2">
            <text:p>DFE</text:p>
          </table:table-cell>
          <table:table-cell office:value-type="string" table:style-name="ce2">
            <text:p>DfE</text:p>
          </table:table-cell>
          <table:table-cell office:value-type="string" table:style-name="ce2">
            <text:p>National Professional Qualifications NPQ Framework Call-Off Contract (2022 Cohort) (Teach First)</text:p>
          </table:table-cell>
          <table:table-cell office:value-type="string" table:style-name="ce2">
            <text:p>Teach First</text:p>
          </table:table-cell>
          <table:table-cell office:value-type="string" table:style-name="ce2">
            <text:p>Recruitment</text:p>
            <text:p>Recruit the target number of ECTs and their assigned Mentors onto the programme by the end of the recruitment window.</text:p>
            <text:p>Performance against the Contractors recruitment trajectory will be reviewed at the following milestones:</text:p>
            <text:p>•<text:tab/>31 October 2022</text:p>
            <text:p>•<text:tab/>31 December 2022</text:p>
            <text:p>•<text:tab/>31 March 2023</text:p>
            <text:p>The final KPI measure will be reported on 31 July 2023.</text:p>
          </table:table-cell>
          <table:table-cell office:value-type="string" table:style-name="ce2">
            <text:p>96% or above</text:p>
          </table:table-cell>
          <table:table-cell office:value-type="string" table:style-name="ce2">
            <text:p>Other - Consider returned</text:p>
          </table:table-cell>
          <table:table-cell office:value-type="string" table:style-name="ce2">
            <text:p>Mobilisation</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SA</text:p>
          </table:table-cell>
          <table:table-cell office:value-type="string" table:style-name="ce2">
            <text:p>FTTS TCN Region A</text:p>
          </table:table-cell>
          <table:table-cell office:value-type="string" table:style-name="ce2">
            <text:p>REED IN PARTNERSHIP LIMITED</text:p>
          </table:table-cell>
          <table:table-cell office:value-type="string" table:style-name="ce2">
            <text:p>Scheduling Service Availability - The Scheduling Service shall be Available 99.9% of the total time in a Service Period.</text:p>
          </table:table-cell>
          <table:table-cell office:value-type="string" table:style-name="ce2">
            <text:p>&gt;=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SA</text:p>
          </table:table-cell>
          <table:table-cell office:value-type="string" table:style-name="ce2">
            <text:p>FTTS TCN Region C</text:p>
          </table:table-cell>
          <table:table-cell office:value-type="string" table:style-name="ce2">
            <text:p>REED IN PARTNERSHIP LIMITED</text:p>
          </table:table-cell>
          <table:table-cell office:value-type="string" table:style-name="ce2">
            <text:p>Scheduling Service Availability - The Scheduling Service shall be Available 99.9% of the total time in a Service Period.</text:p>
          </table:table-cell>
          <table:table-cell office:value-type="string" table:style-name="ce2">
            <text:p>&gt;=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SA</text:p>
          </table:table-cell>
          <table:table-cell office:value-type="string" table:style-name="ce2">
            <text:p>FTTS TCN Region A</text:p>
          </table:table-cell>
          <table:table-cell office:value-type="string" table:style-name="ce2">
            <text:p>REED IN PARTNERSHIP LIMITED</text:p>
          </table:table-cell>
          <table:table-cell office:value-type="string" table:style-name="ce2">
            <text:p>User satisfaction - 95% of Candidates are “satisfied” or better with their Test Centre experience, within the Service Period.</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SA</text:p>
          </table:table-cell>
          <table:table-cell office:value-type="string" table:style-name="ce2">
            <text:p>FTTS TCN Region C</text:p>
          </table:table-cell>
          <table:table-cell office:value-type="string" table:style-name="ce2">
            <text:p>REED IN PARTNERSHIP LIMITED</text:p>
          </table:table-cell>
          <table:table-cell office:value-type="string" table:style-name="ce2">
            <text:p>User satisfaction - 95% of Candidates are “satisfied” or better with their Test Centre experience, within the Service Period.</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Software Engineering Services</text:p>
          </table:table-cell>
          <table:table-cell office:value-type="string" table:style-name="ce2">
            <text:p>Made Tech Ltd</text:p>
          </table:table-cell>
          <table:table-cell office:value-type="string" table:style-name="ce2">
            <text:p>People (Resourcing)</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a Mainframe Service</text:p>
          </table:table-cell>
          <table:table-cell office:value-type="string" table:style-name="ce2">
            <text:p>IBM (UK) Limited</text:p>
          </table:table-cell>
          <table:table-cell office:value-type="string" table:style-name="ce2">
            <text:p>Mainframe Availability<text:s/></text:p>
          </table:table-cell>
          <table:table-cell office:value-type="string" table:style-name="ce2">
            <text:p>&gt;= 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Agreement for the Provision of Vehicle Enforcement Services</text:p>
          </table:table-cell>
          <table:table-cell office:value-type="string" table:style-name="ce2">
            <text:p>NSL Limited</text:p>
          </table:table-cell>
          <table:table-cell office:value-type="string" table:style-name="ce2">
            <text:p>Failing to release an immobilised or impounded Category 1 Vehicle<text:s/></text:p>
          </table:table-cell>
          <table:table-cell office:value-type="string" table:style-name="ce2">
            <text:p>0 breach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Agreement for the Provision of Vehicle Enforcement Services</text:p>
          </table:table-cell>
          <table:table-cell office:value-type="string" table:style-name="ce2">
            <text:p>NSL Limited</text:p>
          </table:table-cell>
          <table:table-cell office:value-type="string" table:style-name="ce2">
            <text:p>Time taken to pay over any monies owed to the DVLA</text:p>
          </table:table-cell>
          <table:table-cell office:value-type="string" table:style-name="ce2">
            <text:p>0 breach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Personalised Registration Auction Services</text:p>
          </table:table-cell>
          <table:table-cell office:value-type="string" table:style-name="ce2">
            <text:p>British Car Auctions Limited</text:p>
          </table:table-cell>
          <table:table-cell office:value-type="string" table:style-name="ce2">
            <text:p>Percentage of transactions processed by the Contractor which do not contain error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erchant Acquirer Services</text:p>
          </table:table-cell>
          <table:table-cell office:value-type="string" table:style-name="ce2">
            <text:p>Barclays Bank Plc trading as Barclays Payments</text:p>
          </table:table-cell>
          <table:table-cell office:value-type="string" table:style-name="ce2">
            <text:p>1 - System fully available for processing transactions over all channels</text:p>
          </table:table-cell>
          <table:table-cell office:value-type="string" table:style-name="ce2">
            <text:p>&gt;=9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ivate Finance Initiative - Project Agreement</text:p>
          </table:table-cell>
          <table:table-cell office:value-type="string" table:style-name="ce2">
            <text:p>Telereal Trillium<text:s/></text:p>
          </table:table-cell>
          <table:table-cell office:value-type="string" table:style-name="ce2">
            <text:p>M&amp;E Long Stop Rectify Times</text:p>
          </table:table-cell>
          <table:table-cell office:value-type="string" table:style-name="ce2">
            <text:p>&gt;=98%</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Agreement for the Provision of Front Office Counter Services</text:p>
          </table:table-cell>
          <table:table-cell office:value-type="string" table:style-name="ce2">
            <text:p>Post Office Ltd</text:p>
          </table:table-cell>
          <table:table-cell office:value-type="string" table:style-name="ce2">
            <text:p>Percentage of advertised hours during which the Contractor is able to process and complete Customer transactions across the agreed network</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Cross Country 2016 rail franchise agreement</text:p>
          </table:table-cell>
          <table:table-cell office:value-type="string" table:style-name="ce2">
            <text:p>CrossCountry</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West Midlands 2016 rail franchise agreement</text:p>
          </table:table-cell>
          <table:table-cell office:value-type="string" table:style-name="ce2">
            <text:p>West Midlands Trains</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Anglia 2016 rail franchise agreement</text:p>
          </table:table-cell>
          <table:table-cell office:value-type="string" table:style-name="ce2">
            <text:p>(Abellio) Greater Anglia</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Great Western 2015 rail franchise agreement</text:p>
          </table:table-cell>
          <table:table-cell office:value-type="string" table:style-name="ce2">
            <text:p>Great Western Railway</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Midlands 2015 rail franchise agreement</text:p>
          </table:table-cell>
          <table:table-cell office:value-type="string" table:style-name="ce2">
            <text:p>East Midlands Railway</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West Coast 2018 rail franchise agreement</text:p>
          </table:table-cell>
          <table:table-cell office:value-type="string" table:style-name="ce2">
            <text:p>Avanti West Coast</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West Midlands 2016 rail franchise agreement</text:p>
          </table:table-cell>
          <table:table-cell office:value-type="string" table:style-name="ce2">
            <text:p>West Midlands Trains</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TransPennine Express 2015 rail franchise agreement</text:p>
          </table:table-cell>
          <table:table-cell office:value-type="string" table:style-name="ce2">
            <text:p>TransPennine Express</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South Eastern 2014 rail franchise agreement</text:p>
          </table:table-cell>
          <table:table-cell office:value-type="string" table:style-name="ce2">
            <text:p>Southeastern</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South Western Railways 2017 rail franchise agreement</text:p>
          </table:table-cell>
          <table:table-cell office:value-type="string" table:style-name="ce2">
            <text:p>South Western Railway</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Northern 2015 rail franchise agreement</text:p>
          </table:table-cell>
          <table:table-cell office:value-type="string" table:style-name="ce2">
            <text:p>Northern Trains</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South Western Railways 2017 rail franchise agreement</text:p>
          </table:table-cell>
          <table:table-cell office:value-type="string" table:style-name="ce2">
            <text:p>South Western Railway</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Cross Country 2016 rail franchise agreement</text:p>
          </table:table-cell>
          <table:table-cell office:value-type="string" table:style-name="ce2">
            <text:p>CrossCountry</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Great Western 2015 rail franchise agreement</text:p>
          </table:table-cell>
          <table:table-cell office:value-type="string" table:style-name="ce2">
            <text:p>Great Western Railway</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South Western Railways 2017 rail franchise agreement</text:p>
          </table:table-cell>
          <table:table-cell office:value-type="string" table:style-name="ce2">
            <text:p>South Western Railway</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Midlands 2015 rail franchise agreement</text:p>
          </table:table-cell>
          <table:table-cell office:value-type="string" table:style-name="ce2">
            <text:p>East Midlands Railway</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West Midlands 2016 rail franchise agreement</text:p>
          </table:table-cell>
          <table:table-cell office:value-type="string" table:style-name="ce2">
            <text:p>West Midlands Trains</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ssex Thameside 2014 rail franchise agreement</text:p>
          </table:table-cell>
          <table:table-cell office:value-type="string" table:style-name="ce2">
            <text:p>c2c (National Express)</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Anglia 2016 rail franchise agreement</text:p>
          </table:table-cell>
          <table:table-cell office:value-type="string" table:style-name="ce2">
            <text:p>(Abellio) Greater Anglia</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TransPennine Express 2015 rail franchise agreement</text:p>
          </table:table-cell>
          <table:table-cell office:value-type="string" table:style-name="ce2">
            <text:p>TransPennine Express</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South Eastern 2014 rail franchise agreement</text:p>
          </table:table-cell>
          <table:table-cell office:value-type="string" table:style-name="ce2">
            <text:p>Southeastern</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Thameslink, Southern and Great Northern franchise</text:p>
          </table:table-cell>
          <table:table-cell office:value-type="string" table:style-name="ce2">
            <text:p>Govia Thameslink Railway</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South Eastern 2014 rail franchise agreement</text:p>
          </table:table-cell>
          <table:table-cell office:value-type="string" table:style-name="ce2">
            <text:p>Southeastern</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Coast 2014 rail franchise agreement</text:p>
          </table:table-cell>
          <table:table-cell office:value-type="string" table:style-name="ce2">
            <text:p>London North Eastern Railway</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Chiltern 2002 rail franchise agreement</text:p>
          </table:table-cell>
          <table:table-cell office:value-type="string" table:style-name="ce2">
            <text:p>Chiltern Railways (DB Regio or Arriva UK Trains)</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Coast 2014 rail franchise agreement</text:p>
          </table:table-cell>
          <table:table-cell office:value-type="string" table:style-name="ce2">
            <text:p>London North Eastern Railway</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Great Western 2015 rail franchise agreement</text:p>
          </table:table-cell>
          <table:table-cell office:value-type="string" table:style-name="ce2">
            <text:p>Great Western Railway</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Chiltern 2002 rail franchise agreement</text:p>
          </table:table-cell>
          <table:table-cell office:value-type="string" table:style-name="ce2">
            <text:p>Chiltern Railways (DB Regio or Arriva UK Trains)</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Midlands 2015 rail franchise agreement</text:p>
          </table:table-cell>
          <table:table-cell office:value-type="string" table:style-name="ce2">
            <text:p>East Midlands Railway</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Cross Country 2016 rail franchise agreement</text:p>
          </table:table-cell>
          <table:table-cell office:value-type="string" table:style-name="ce2">
            <text:p>CrossCountry</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Coast 2014 rail franchise agreement</text:p>
          </table:table-cell>
          <table:table-cell office:value-type="string" table:style-name="ce2">
            <text:p>London North Eastern Railway</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Northern 2015 rail franchise agreement</text:p>
          </table:table-cell>
          <table:table-cell office:value-type="string" table:style-name="ce2">
            <text:p>Northern Trains</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Thameslink, Southern and Great Northern franchise</text:p>
          </table:table-cell>
          <table:table-cell office:value-type="string" table:style-name="ce2">
            <text:p>Govia Thameslink Railway</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ssex Thameside 2014 rail franchise agreement</text:p>
          </table:table-cell>
          <table:table-cell office:value-type="string" table:style-name="ce2">
            <text:p>c2c (National Express)</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TransPennine Express 2015 rail franchise agreement</text:p>
          </table:table-cell>
          <table:table-cell office:value-type="string" table:style-name="ce2">
            <text:p>TransPennine Express</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Thameslink, Southern and Great Northern franchise</text:p>
          </table:table-cell>
          <table:table-cell office:value-type="string" table:style-name="ce2">
            <text:p>Govia Thameslink Railway</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Northern 2015 rail franchise agreement</text:p>
          </table:table-cell>
          <table:table-cell office:value-type="string" table:style-name="ce2">
            <text:p>Northern Trains</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ssex Thameside 2014 rail franchise agreement</text:p>
          </table:table-cell>
          <table:table-cell office:value-type="string" table:style-name="ce2">
            <text:p>c2c (National Express)</text:p>
          </table:table-cell>
          <table:table-cell office:value-type="string" table:style-name="ce2">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3cez36w5wymxj.cloudfront.net/wp-content/uploads/2020/07/16180916/Main-Report-Spring-2020.pdf</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East Anglia 2016 rail franchise agreement</text:p>
          </table:table-cell>
          <table:table-cell office:value-type="string" table:style-name="ce2">
            <text:p>(Abellio) Greater Anglia</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West Coast 2018 rail franchise agreement</text:p>
          </table:table-cell>
          <table:table-cell office:value-type="string" table:style-name="ce2">
            <text:p>Avanti West Coast</text:p>
          </table:table-cell>
          <table:table-cell office:value-type="string" table:style-name="ce2">
            <text:p>PPM: Arrived at terminating stations within 5 minutes</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Chiltern 2002 rail franchise agreement</text:p>
          </table:table-cell>
          <table:table-cell office:value-type="string" table:style-name="ce2">
            <text:p>Chiltern Railways (DB Regio or Arriva UK Trains)</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Passenger Services</text:p>
          </table:table-cell>
          <table:table-cell office:value-type="string" table:style-name="ce2">
            <text:p>West Coast 2018 rail franchise agreement</text:p>
          </table:table-cell>
          <table:table-cell office:value-type="string" table:style-name="ce2">
            <text:p>Avanti West Coast</text:p>
          </table:table-cell>
          <table:table-cell office:value-type="string" table:style-name="ce2">
            <text:p>CaSL: Cancelled or 30 or more minutes late</text:p>
          </table:table-cell>
          <table:table-cell office:value-type="string" table:style-name="ce2">
            <text:p>See comments</text:p>
          </table:table-cell>
          <table:table-cell office:value-type="string" table:style-name="ce2">
            <text:p>Recorded Elsewhere</text:p>
          </table:table-cell>
          <table:table-cell office:value-type="string" table:style-name="ce2">
            <text:p>https://dataportal.orr.gov.uk/statistics/performance/passenger-rail-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ainframe Services</text:p>
          </table:table-cell>
          <table:table-cell office:value-type="string" table:style-name="ce2">
            <text:p>IBM (UK) Limited</text:p>
          </table:table-cell>
          <table:table-cell office:value-type="string" table:style-name="ce2">
            <text:p>Completion of a Carbon Literacy Course</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a Mainframe Service</text:p>
          </table:table-cell>
          <table:table-cell office:value-type="string" table:style-name="ce2">
            <text:p>IBM (UK) Limited</text:p>
          </table:table-cell>
          <table:table-cell office:value-type="string" table:style-name="ce2">
            <text:p>Severity 1 Level 2</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Software Engineering Services</text:p>
          </table:table-cell>
          <table:table-cell office:value-type="string" table:style-name="ce2">
            <text:p>Made Tech Ltd</text:p>
          </table:table-cell>
          <table:table-cell office:value-type="string" table:style-name="ce2">
            <text:p>People in Place (Delivery)</text:p>
          </table:table-cell>
          <table:table-cell office:value-type="string" table:style-name="ce2">
            <text:p>&gt;=95%</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ivate Finance Initiative - Project Agreement</text:p>
          </table:table-cell>
          <table:table-cell office:value-type="string" table:style-name="ce2">
            <text:p>Telereal Trillium<text:s/></text:p>
          </table:table-cell>
          <table:table-cell office:value-type="string" table:style-name="ce2">
            <text:p>CCTV- Service Response Time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Clean Air Zone Technical Delivery and Support Provider</text:p>
          </table:table-cell>
          <table:table-cell office:value-type="string" table:style-name="ce2">
            <text:p>Informed Solutions Ltd</text:p>
          </table:table-cell>
          <table:table-cell office:value-type="string" table:style-name="ce2">
            <text:p>Number of full-time equivalent (FTE) employment opportunities created under the contract, by UK region</text:p>
          </table:table-cell>
          <table:table-cell office:value-type="string" table:style-name="ce2">
            <text:p>&gt;=3</text:p>
          </table:table-cell>
          <table:table-cell office:value-type="string" table:style-name="ce2">
            <text:p>Other - Consider returned</text:p>
          </table:table-cell>
          <table:table-cell office:value-type="string" table:style-name="ce2">
            <text:p>As this KPI is measured annually, sufficient data does not yet exist to report on it at this tim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Debt Market Integrator Services</text:p>
          </table:table-cell>
          <table:table-cell office:value-type="string" table:style-name="ce2">
            <text:p>INTEGRATED DEBT SERVICES LTD</text:p>
          </table:table-cell>
          <table:table-cell office:value-type="string" table:style-name="ce2">
            <text:p>The Supplier shall report a Breach of Security to the Customer Representative or such other person notified to the Supplier from time to time through the incident reporting process as set out in the DMI RMADS immediately and no later than 12 hours (24/7) after discovery.<text:s/></text:p>
          </table:table-cell>
          <table:table-cell office:value-type="string" table:style-name="ce2">
            <text:p>0 Breach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erchant Acquirer Services</text:p>
          </table:table-cell>
          <table:table-cell office:value-type="string" table:style-name="ce2">
            <text:p>Barclays Bank Plc trading as Barclays Payments</text:p>
          </table:table-cell>
          <table:table-cell office:value-type="string" table:style-name="ce2">
            <text:p>3 - Gross Settlements Received</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Clean Air Zone Technical Delivery and Support Provider</text:p>
          </table:table-cell>
          <table:table-cell office:value-type="string" table:style-name="ce2">
            <text:p>Informed Solutions Ltd</text:p>
          </table:table-cell>
          <table:table-cell office:value-type="string" table:style-name="ce2">
            <text:p>Service Availability - Payments, Settlement and Reconciliation</text:p>
            <text:p/>
            <text:p>To provide a service to allow secure online payments for non compliant vehicles that have travelled into or through a Clean Air Zone.</text:p>
          </table:table-cell>
          <table:table-cell office:value-type="string" table:style-name="ce2">
            <text:p>&gt;=9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a Direct Debit solution</text:p>
          </table:table-cell>
          <table:table-cell office:value-type="string" table:style-name="ce2">
            <text:p>Target Group</text:p>
          </table:table-cell>
          <table:table-cell office:value-type="string" table:style-name="ce2">
            <text:p>1 – Availability of 99.5%</text:p>
          </table:table-cell>
          <table:table-cell office:value-type="string" table:style-name="ce2">
            <text:p>&gt;=95.5 %</text:p>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Clean Air Zone Technical Delivery and Support Provider</text:p>
          </table:table-cell>
          <table:table-cell office:value-type="string" table:style-name="ce2">
            <text:p>Informed Solutions Ltd</text:p>
          </table:table-cell>
          <table:table-cell office:value-type="string" table:style-name="ce2">
            <text:p>Service Availability : Public facing website as an entry point</text:p>
            <text:p/>
            <text:p>To assess vehicle compliance in line with the Clean Air Zone framework, accessed via a Gov.UK webpage.</text:p>
            <text:p/>
            <text:p/>
          </table:table-cell>
          <table:table-cell office:value-type="string" table:style-name="ce2">
            <text:p>&gt;=9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icrosoft Enterprise Subscription Agreement</text:p>
          </table:table-cell>
          <table:table-cell office:value-type="string" table:style-name="ce2">
            <text:p>Phoenix Software Limited</text:p>
          </table:table-cell>
          <table:table-cell office:value-type="string" table:style-name="ce2">
            <text:p>24x7 Problem Resolution and Technical Support<tex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a Mainframe Service</text:p>
          </table:table-cell>
          <table:table-cell office:value-type="string" table:style-name="ce2">
            <text:p>IBM (UK) Limited</text:p>
          </table:table-cell>
          <table:table-cell office:value-type="string" table:style-name="ce2">
            <text:p>Severity 2 Level 2</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ainframe Services</text:p>
          </table:table-cell>
          <table:table-cell office:value-type="string" table:style-name="ce2">
            <text:p>IBM (UK) Limited</text:p>
          </table:table-cell>
          <table:table-cell office:value-type="string" table:style-name="ce2">
            <text:p>Mainframe Availability<text:s/></text:p>
          </table:table-cell>
          <table:table-cell office:value-type="string" table:style-name="ce2">
            <text:p>&gt;=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erchant Acquirer Services</text:p>
          </table:table-cell>
          <table:table-cell office:value-type="string" table:style-name="ce2">
            <text:p>Barclays Bank Plc trading as Barclays Payments</text:p>
          </table:table-cell>
          <table:table-cell office:value-type="string" table:style-name="ce2">
            <text:p>2 - System failure results in 'No Data Los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Personalised Registration Auction Services</text:p>
          </table:table-cell>
          <table:table-cell office:value-type="string" table:style-name="ce2">
            <text:p>British Car Auctions Limited</text:p>
          </table:table-cell>
          <table:table-cell office:value-type="string" table:style-name="ce2">
            <text:p>Uninterrupted Physical Auction service provided over the full 3-day duration of each Physical Auction.</text:p>
            <text:p>Limited to the extent availability is within the control of the Contractor.</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Agreement for the Provision of Front Office Counter Services</text:p>
          </table:table-cell>
          <table:table-cell office:value-type="string" table:style-name="ce2">
            <text:p>Post Office Ltd</text:p>
          </table:table-cell>
          <table:table-cell office:value-type="string" table:style-name="ce2">
            <text:p>Accuracy of transaction information contained within batch files<text:s text:c="2"/></text:p>
          </table:table-cell>
          <table:table-cell office:value-type="string" table:style-name="ce2">
            <text:p>&gt;=9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Agreement for the Provision of Front Office Counter Services</text:p>
          </table:table-cell>
          <table:table-cell office:value-type="string" table:style-name="ce2">
            <text:p>Post Office Ltd</text:p>
          </table:table-cell>
          <table:table-cell office:value-type="string" table:style-name="ce2">
            <text:p>Percentage of transactions or processes undertaken by the Contractor which do not contain Errors</text:p>
          </table:table-cell>
          <table:table-cell office:value-type="string" table:style-name="ce2">
            <text:p>&gt;=99.25%</text:p>
          </table:table-cell>
          <table:table-cell office:value-type="string" table:style-name="ce2">
            <text:p>Requires Improvement</text:p>
          </table:table-cell>
          <table:table-cell office:value-type="string" table:style-name="ce2">
            <text:p>Post Office Ltd (POL) introduce their tablet solution for processing “Ten Year Renewals” transactions earlier this year where they take a photo at the counter. <text:s/>The errors have increased which is due to the quality of photos being sent through. <text:s/>Regular meetings between DVLA and POL are taking place with a technical fix by POL due to be implemented before Christmas. <text:s/>This should see the number of errors reduce and the KPI return to more acceptable measures.</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ivate Finance Initiative - Project Agreement</text:p>
          </table:table-cell>
          <table:table-cell office:value-type="string" table:style-name="ce2">
            <text:p>Telereal Trillium<text:s/></text:p>
          </table:table-cell>
          <table:table-cell office:value-type="string" table:style-name="ce2">
            <text:p>Accommodation Helpdesk - Helpdesk Performance</text:p>
          </table:table-cell>
          <table:table-cell office:value-type="string" table:style-name="ce2">
            <text:p>&gt;=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Software Engineering Services</text:p>
          </table:table-cell>
          <table:table-cell office:value-type="string" table:style-name="ce2">
            <text:p>Made Tech Ltd</text:p>
          </table:table-cell>
          <table:table-cell office:value-type="string" table:style-name="ce2">
            <text:p>Partnering Behaviour and Added Value</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ainframe Services</text:p>
          </table:table-cell>
          <table:table-cell office:value-type="string" table:style-name="ce2">
            <text:p>IBM (UK) Limited</text:p>
          </table:table-cell>
          <table:table-cell office:value-type="string" table:style-name="ce2">
            <text:p>Response to the report of a Severity 1 Level 2 incident</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Payment Gateway Services</text:p>
          </table:table-cell>
          <table:table-cell office:value-type="string" table:style-name="ce2">
            <text:p>Barclays Bank Plc trading as Barclays Payments</text:p>
          </table:table-cell>
          <table:table-cell office:value-type="string" table:style-name="ce2">
            <text:p>2 - Service Availability in Test Environment</text:p>
          </table:table-cell>
          <table:table-cell office:value-type="string" table:style-name="ce2">
            <text:p>&gt;=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Debt Market Integrator Services</text:p>
          </table:table-cell>
          <table:table-cell office:value-type="string" table:style-name="ce2">
            <text:p>INTEGRATED DEBT SERVICES LTD</text:p>
          </table:table-cell>
          <table:table-cell office:value-type="string" table:style-name="ce2">
            <text:p>Debtor upheld complaints relating to Selected Services should not exceed 0.1% of the total volume of Accounts under management by the Supplier for the Customer.</text:p>
            <text:p>"Upheld complaints", for the purposes of this KPI, means any complaint by a Debtor which following application of the Complaints Process is upheld as a valid complaint provided that it shall not include: (i) any complaints related to credit bureau searches performed by the Supplier; or (ii) <text:s/>any complaints where the root cause is found to be the responsibility of the Customer.<text:s/></text:p>
          </table:table-cell>
          <table:table-cell office:value-type="string" table:style-name="ce2">
            <text:p>&gt;=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Agreement for the Provision of Vehicle Enforcement Services</text:p>
          </table:table-cell>
          <table:table-cell office:value-type="string" table:style-name="ce2">
            <text:p>NSL Limited</text:p>
          </table:table-cell>
          <table:table-cell office:value-type="string" table:style-name="ce2">
            <text:p>Clean Enforcement Actions and Non-Compliant Vehicles issued with a Warning Notice (i.e. an immobilisation or instant removal or the issue of an enforcement notice (being a notice provided by the DVLA to the supplier which to be placed on the window of a vehicle) in respect of a vehicle which is required to have vehicle excise duty paid in respect of it).</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Payment Gateway Services</text:p>
          </table:table-cell>
          <table:table-cell office:value-type="string" table:style-name="ce2">
            <text:p>Barclays Bank Plc trading as Barclays Payments</text:p>
          </table:table-cell>
          <table:table-cell office:value-type="string" table:style-name="ce2">
            <text:p>3 - Client Satisfaction Index<text:s text:c="2"/></text:p>
            <text:p>This Index covers not only the Performance of the Service but also the performance of the service in both Production and Testing environments and also includes Incident Support and Change management process.<text:s/></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Personalised Registration Auction Services</text:p>
          </table:table-cell>
          <table:table-cell office:value-type="string" table:style-name="ce2">
            <text:p>British Car Auctions Limited</text:p>
          </table:table-cell>
          <table:table-cell office:value-type="string" table:style-name="ce2">
            <text:p>Continuous availability of the Online Timed Auction service throughout the duration of the even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a Direct Debit solution</text:p>
          </table:table-cell>
          <table:table-cell office:value-type="string" table:style-name="ce2">
            <text:p>Target Group</text:p>
          </table:table-cell>
          <table:table-cell office:value-type="string" table:style-name="ce2">
            <text:p>3 – Monthly average response time no greater than 3 seconds</text:p>
          </table:table-cell>
          <table:table-cell office:value-type="string" table:style-name="ce2">
            <text:p>&lt;=3</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Debt Market Integrator Services</text:p>
          </table:table-cell>
          <table:table-cell office:value-type="string" table:style-name="ce2">
            <text:p>INTEGRATED DEBT SERVICES LTD</text:p>
          </table:table-cell>
          <table:table-cell office:value-type="string" table:style-name="ce2">
            <text:p>Accurate money transfers sent to the Customer in accordance with the Customer's payment schedule and payment instructions as set out in the Operations Manual with any inaccuracies corrected within 24 hours of notification from the Customer.<text:s/></text:p>
            <text:p>"Accurate", for the purpose of this KPI, means the money transfer is for the right amount, sent to the right Customer, at the right time.<text:s/></text:p>
            <text:p>This KPI is subject to the Customer requiring weekly remittance only.</text:p>
          </table:table-cell>
          <table:table-cell office:value-type="string" table:style-name="ce2">
            <text:p>0 Breach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erchant Acquirer Services</text:p>
          </table:table-cell>
          <table:table-cell office:value-type="string" table:style-name="ce2">
            <text:p>Barclays Bank Plc trading as Barclays Payments</text:p>
          </table:table-cell>
          <table:table-cell office:value-type="string" table:style-name="ce2">
            <text:p>4 - Net zero company by 2050</text:p>
          </table:table-cell>
          <table:table-cell office:value-type="string" table:style-name="ce2">
            <text:p>Reduced GHG to under 148 tonnes by the end of 2022 over scope 1, 2 and 3<text:s/></text:p>
          </table:table-cell>
          <table:table-cell office:value-type="string" table:style-name="ce2">
            <text:p>Other - Consider returned</text:p>
          </table:table-cell>
          <table:table-cell office:value-type="string" table:style-name="ce2">
            <text:p>As this KPI is measured annually, sufficient data does not yet exist to report on it at this tim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Mainframe Services</text:p>
          </table:table-cell>
          <table:table-cell office:value-type="string" table:style-name="ce2">
            <text:p>IBM (UK) Limited</text:p>
          </table:table-cell>
          <table:table-cell office:value-type="string" table:style-name="ce2">
            <text:p>Response to the report of a Severity 2 Level 2 incident</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Payment Gateway Services</text:p>
          </table:table-cell>
          <table:table-cell office:value-type="string" table:style-name="ce2">
            <text:p>Barclays Bank Plc trading as Barclays Payments</text:p>
          </table:table-cell>
          <table:table-cell office:value-type="string" table:style-name="ce2">
            <text:p>1 - Service Availability in Production Environment</text:p>
          </table:table-cell>
          <table:table-cell office:value-type="string" table:style-name="ce2">
            <text:p>&gt;=9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Clean Air Zone Technical Delivery and Support Provider</text:p>
          </table:table-cell>
          <table:table-cell office:value-type="string" table:style-name="ce2">
            <text:p>Informed Solutions Ltd</text:p>
          </table:table-cell>
          <table:table-cell office:value-type="string" table:style-name="ce2">
            <text:p>Service Availability : Fleet Accounts</text:p>
            <text:p/>
            <text:p>To provide functionality for customers to manage multiple vehicles, including ability to check and pay for multiple visits and vehicles in one transaction</text:p>
            <text:p/>
            <text:p/>
            <text:p/>
            <text:p/>
          </table:table-cell>
          <table:table-cell office:value-type="string" table:style-name="ce2">
            <text:p>&gt;=9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Payment Gateway Services</text:p>
          </table:table-cell>
          <table:table-cell office:value-type="string" table:style-name="ce2">
            <text:p>Barclays Bank Plc trading as Barclays Payments</text:p>
          </table:table-cell>
          <table:table-cell office:value-type="string" table:style-name="ce2">
            <text:p>4 - Net zero company by 2050</text:p>
          </table:table-cell>
          <table:table-cell office:value-type="string" table:style-name="ce2">
            <text:p>Reduced GHG to under 148 tonnes by the end of 2022 over scope 1, 2 and 3<text:s/></text:p>
          </table:table-cell>
          <table:table-cell office:value-type="string" table:style-name="ce2">
            <text:p>Other - Consider returned</text:p>
          </table:table-cell>
          <table:table-cell office:value-type="string" table:style-name="ce2">
            <text:p>As this KPI is measured annually, sufficient data does not yet exist to report on it at this time.</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DVLA</text:p>
          </table:table-cell>
          <table:table-cell office:value-type="string" table:style-name="ce2">
            <text:p>Provision of a Direct Debit solution</text:p>
          </table:table-cell>
          <table:table-cell office:value-type="string" table:style-name="ce2">
            <text:p>Target Group</text:p>
          </table:table-cell>
          <table:table-cell office:value-type="string" table:style-name="ce2">
            <text:p>2 – Submission of BACS on date scheduled for submission</text:p>
          </table:table-cell>
          <table:table-cell office:value-type="string" table:style-name="ce2">
            <text:p>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MCA</text:p>
          </table:table-cell>
          <table:table-cell office:value-type="string" table:style-name="ce2">
            <text:p>Radio Network Infrastructure Replacement</text:p>
          </table:table-cell>
          <table:table-cell office:value-type="string" table:style-name="ce2">
            <text:p>Telent</text:p>
          </table:table-cell>
          <table:table-cell office:value-type="string" table:style-name="ce2">
            <text:p>RNIR RRS P1 sites connectivity</text:p>
          </table:table-cell>
          <table:table-cell office:value-type="string" table:style-name="ce2">
            <text:p>&gt;= 99.9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MCA</text:p>
          </table:table-cell>
          <table:table-cell office:value-type="string" table:style-name="ce2">
            <text:p>Civil Hydrography Programme (CHP)</text:p>
          </table:table-cell>
          <table:table-cell office:value-type="string" table:style-name="ce2">
            <text:p>A-2-Sea Solution Limited</text:p>
          </table:table-cell>
          <table:table-cell office:value-type="string" table:style-name="ce2">
            <text:p>CHP Lot 2 Medium: Data acquisition</text:p>
          </table:table-cell>
          <table:table-cell office:value-type="string" table:style-name="ce2">
            <text:p>100%</text:p>
          </table:table-cell>
          <table:table-cell office:value-type="string" table:style-name="ce2">
            <text:p>Approaching Target</text:p>
          </table:table-cell>
          <table:table-cell office:value-type="string" table:style-name="ce2">
            <text:p>Supplier is on schedule to complete work scope within required timescales.</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MCA</text:p>
          </table:table-cell>
          <table:table-cell office:value-type="string" table:style-name="ce2">
            <text:p>Radio Network Infrastructure Replacement</text:p>
          </table:table-cell>
          <table:table-cell office:value-type="string" table:style-name="ce2">
            <text:p>Telent</text:p>
          </table:table-cell>
          <table:table-cell office:value-type="string" table:style-name="ce2">
            <text:p>RNIR RRS P0 sites connectivity</text:p>
          </table:table-cell>
          <table:table-cell office:value-type="string" table:style-name="ce2">
            <text:p>&gt;= 99.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MCA</text:p>
          </table:table-cell>
          <table:table-cell office:value-type="string" table:style-name="ce2">
            <text:p>Civil Hydrography Programme (CHP)</text:p>
          </table:table-cell>
          <table:table-cell office:value-type="string" table:style-name="ce2">
            <text:p>A-2-Sea Solution Limited</text:p>
          </table:table-cell>
          <table:table-cell office:value-type="string" table:style-name="ce2">
            <text:p>CHP Lot 3 Routine Resurvey: Data acquisition</text:p>
          </table:table-cell>
          <table:table-cell office:value-type="string" table:style-name="ce2">
            <text:p>100%</text:p>
          </table:table-cell>
          <table:table-cell office:value-type="string" table:style-name="ce2">
            <text:p>Approaching Target</text:p>
          </table:table-cell>
          <table:table-cell office:value-type="string" table:style-name="ce2">
            <text:p>Supplier is on schedule to complete work scope within required timescales.</text:p>
          </table:table-cell>
          <table:table-cell table:number-columns-repeated="16375"/>
        </table:table-row>
        <table:table-row table:style-name="ro1">
          <table:table-cell office:value-type="string" table:style-name="ce2">
            <text:p>FY22-23 Q2 Jul-Aug-Sep</text:p>
          </table:table-cell>
          <table:table-cell office:value-type="string" table:style-name="ce2">
            <text:p>DFT</text:p>
          </table:table-cell>
          <table:table-cell office:value-type="string" table:style-name="ce2">
            <text:p>MCA</text:p>
          </table:table-cell>
          <table:table-cell office:value-type="string" table:style-name="ce2">
            <text:p>Radio Network Infrastructure Replacement</text:p>
          </table:table-cell>
          <table:table-cell office:value-type="string" table:style-name="ce2">
            <text:p>Telent</text:p>
          </table:table-cell>
          <table:table-cell office:value-type="string" table:style-name="ce2">
            <text:p>RNIR Datacentre connectivity</text:p>
            <text:p/>
          </table:table-cell>
          <table:table-cell office:value-type="string" table:style-name="ce2">
            <text:p>&gt;= 99.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Single Service Centre - HGS</text:p>
          </table:table-cell>
          <table:table-cell office:value-type="string" table:style-name="ce2">
            <text:p>HINDUJA GLOBAL SOLUTIONS UK LIMITED</text:p>
          </table:table-cell>
          <table:table-cell office:value-type="string" table:style-name="ce2">
            <text:p>Delivery of 98% of the bid Net Available Hours during the Service Period</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Home Testing Fulfilment Services</text:p>
          </table:table-cell>
          <table:table-cell office:value-type="string" table:style-name="ce2">
            <text:p>ROYAL MAIL PLC</text:p>
          </table:table-cell>
          <table:table-cell office:value-type="string" table:style-name="ce2">
            <text:p>Stock Availability</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Lab Workforce</text:p>
          </table:table-cell>
          <table:table-cell office:value-type="string" table:style-name="ce2">
            <text:p>MEDACS HEALTHCARE PLC</text:p>
          </table:table-cell>
          <table:table-cell office:value-type="string" table:style-name="ce2">
            <text:p>Workers start on start date as agreed in contract - Band 5 &amp; Below</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llection, Transport and Delivery of Test Samples and supporting material</text:p>
          </table:table-cell>
          <table:table-cell office:value-type="string" table:style-name="ce2">
            <text:p>ROYAL MAIL GROUP LIMITED</text:p>
          </table:table-cell>
          <table:table-cell office:value-type="string" table:style-name="ce2">
            <text:p>On Time Collection from Satellites</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Home Testing Fulfilment Services</text:p>
          </table:table-cell>
          <table:table-cell office:value-type="string" table:style-name="ce2">
            <text:p>ROYAL MAIL PLC</text:p>
          </table:table-cell>
          <table:table-cell office:value-type="string" table:style-name="ce2">
            <text:p>Quality of Service - Delivery</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Wincanton Holdings Ltd</text:p>
          </table:table-cell>
          <table:table-cell office:value-type="string" table:style-name="ce2">
            <text:p>WINCANTON HOLDINGS LIMITED</text:p>
          </table:table-cell>
          <table:table-cell office:value-type="string" table:style-name="ce2">
            <text:p>On time despatch</text:p>
          </table:table-cell>
          <table:table-cell office:value-type="string" table:style-name="ce2">
            <text:p>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Lateral Flow Devices</text:p>
          </table:table-cell>
          <table:table-cell office:value-type="string" table:style-name="ce2">
            <text:p>KUEHNE + NAGEL LIMITED</text:p>
          </table:table-cell>
          <table:table-cell office:value-type="string" table:style-name="ce2">
            <text:p>On time delivery</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HE_Scientific_Provision of General and Chromogenic Media</text:p>
          </table:table-cell>
          <table:table-cell office:value-type="string" table:style-name="ce2">
            <text:p>E&amp;O LABORATORIES LIMITED</text:p>
          </table:table-cell>
          <table:table-cell office:value-type="string" table:style-name="ce2">
            <text:p>Delivery on time in full (OTIF)<text:s/></text:p>
          </table:table-cell>
          <table:table-cell office:value-type="string" table:style-name="ce2">
            <text:p>&gt;95%</text:p>
          </table:table-cell>
          <table:table-cell office:value-type="string" table:style-name="ce2">
            <text:p>Requires Improvement</text:p>
          </table:table-cell>
          <table:table-cell office:value-type="string" table:style-name="ce2">
            <text:p>Commercial Mgr working closely with supplier &amp; improvements observed in Oct. Q3 outlook positive.</text:p>
          </table:table-cell>
          <table:table-cell table:number-columns-repeated="16375"/>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Wincanton Holdings Ltd</text:p>
          </table:table-cell>
          <table:table-cell office:value-type="string" table:style-name="ce2">
            <text:p>WINCANTON HOLDINGS LIMITED</text:p>
          </table:table-cell>
          <table:table-cell office:value-type="string" table:style-name="ce2">
            <text:p>On time delivery</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Test and Trace Minimum Viable Product (MVP) Build and MVP operational support</text:p>
          </table:table-cell>
          <table:table-cell office:value-type="string" table:style-name="ce2">
            <text:p>IBM UNITED KINGDOM LIMITED</text:p>
          </table:table-cell>
          <table:table-cell office:value-type="string" table:style-name="ce2">
            <text:p>Resolution of Priority 2 Incidents<tex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e-PCR Machines and Reagents</text:p>
          </table:table-cell>
          <table:table-cell office:value-type="string" table:style-name="ce2">
            <text:p>LGC GENOMICS LIMITED</text:p>
          </table:table-cell>
          <table:table-cell office:value-type="string" table:style-name="ce2">
            <text:p>100% Instrument Delivery to specified site by specified date</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intables for Test and Trace</text:p>
          </table:table-cell>
          <table:table-cell office:value-type="string" table:style-name="ce2">
            <text:p>APS GROUP LIMITED</text:p>
          </table:table-cell>
          <table:table-cell office:value-type="string" table:style-name="ce2">
            <text:p>Order Fulfilment</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DRW Samba Reagent</text:p>
          </table:table-cell>
          <table:table-cell office:value-type="string" table:style-name="ce2">
            <text:p>DIAGNOSTICS FOR THE REAL WORLD (EUROPE) LTD</text:p>
          </table:table-cell>
          <table:table-cell office:value-type="string" table:style-name="ce2">
            <text:p>Invoicing Quality</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ovision of P2 Large Scale Sequencing Research</text:p>
          </table:table-cell>
          <table:table-cell office:value-type="string" table:style-name="ce2">
            <text:p>GENOME RESEARCH LIMITED</text:p>
          </table:table-cell>
          <table:table-cell office:value-type="string" table:style-name="ce2">
            <text:p>Capacity - weekly<text:s/></text:p>
          </table:table-cell>
          <table:table-cell office:value-type="string" table:style-name="ce2">
            <text:p>32000 p/w</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ovision of Bioinformatics Research Platform Relating to COVID-19 (CLIMB COVID)</text:p>
          </table:table-cell>
          <table:table-cell office:value-type="string" table:style-name="ce2">
            <text:p>UNIVERSITY OF BIRMINGHAM</text:p>
          </table:table-cell>
          <table:table-cell office:value-type="string" table:style-name="ce2">
            <text:p>Help Desk Response Times<text:s/></text:p>
          </table:table-cell>
          <table:table-cell office:value-type="string" table:style-name="ce2">
            <text:p>Reasonable Endeavour<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Mailway - Provision of Outsourced Kitting Production</text:p>
          </table:table-cell>
          <table:table-cell office:value-type="string" table:style-name="ce2">
            <text:p>MAILWAY PACKAGING SOLUTIONS GROUP LIMITED</text:p>
          </table:table-cell>
          <table:table-cell office:value-type="string" table:style-name="ce2">
            <text:p>QUALITY Output</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Single Service Centre - HGS</text:p>
          </table:table-cell>
          <table:table-cell office:value-type="string" table:style-name="ce2">
            <text:p>HINDUJA GLOBAL SOLUTIONS UK LIMITED</text:p>
          </table:table-cell>
          <table:table-cell office:value-type="string" table:style-name="ce2">
            <text:p>99.99% Availability of telephony platform</text:p>
          </table:table-cell>
          <table:table-cell office:value-type="string" table:style-name="ce2">
            <text:p>&gt;99.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Lateral Flow Devices</text:p>
          </table:table-cell>
          <table:table-cell office:value-type="string" table:style-name="ce2">
            <text:p>KUEHNE + NAGEL LIMITED</text:p>
          </table:table-cell>
          <table:table-cell office:value-type="string" table:style-name="ce2">
            <text:p>On time despatch</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ovision of P2 Large Scale Sequencing Research</text:p>
          </table:table-cell>
          <table:table-cell office:value-type="string" table:style-name="ce2">
            <text:p>GENOME RESEARCH LIMITED</text:p>
          </table:table-cell>
          <table:table-cell office:value-type="string" table:style-name="ce2">
            <text:p>Turnaround time<text:s/></text:p>
          </table:table-cell>
          <table:table-cell office:value-type="string" table:style-name="ce2">
            <text:p>&gt;80%<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ovision of P2 Large Scale Sequencing Research</text:p>
          </table:table-cell>
          <table:table-cell office:value-type="string" table:style-name="ce2">
            <text:p>GENOME RESEARCH LIMITED</text:p>
          </table:table-cell>
          <table:table-cell office:value-type="string" table:style-name="ce2">
            <text:p>Sequence success rate<text:s/></text:p>
          </table:table-cell>
          <table:table-cell office:value-type="string" table:style-name="ce2">
            <text:p>&gt;80%<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Drop Off Points, Collection and Delivery of Completed Tests</text:p>
          </table:table-cell>
          <table:table-cell office:value-type="string" table:style-name="ce2">
            <text:p>ROYAL MAIL GROUP LIMITED</text:p>
          </table:table-cell>
          <table:table-cell office:value-type="string" table:style-name="ce2">
            <text:p>Priority Post Box Returns <text:s/>- Delivery of samples to designated laboratories</text:p>
          </table:table-cell>
          <table:table-cell office:value-type="string" table:style-name="ce2">
            <text:p>97.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Single Service Centre - Serco</text:p>
          </table:table-cell>
          <table:table-cell office:value-type="string" table:style-name="ce2">
            <text:p>SERCO LIMITED</text:p>
          </table:table-cell>
          <table:table-cell office:value-type="string" table:style-name="ce2">
            <text:p>99.99% Availability of telephony platform</text:p>
          </table:table-cell>
          <table:table-cell office:value-type="string" table:style-name="ce2">
            <text:p>&gt;99.99%</text:p>
          </table:table-cell>
          <table:table-cell office:value-type="string" table:style-name="ce2">
            <text:p>Approaching Target</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Single Service Centre - Serco</text:p>
          </table:table-cell>
          <table:table-cell office:value-type="string" table:style-name="ce2">
            <text:p>SERCO LIMITED</text:p>
          </table:table-cell>
          <table:table-cell office:value-type="string" table:style-name="ce2">
            <text:p>90% of Agents call meeting agreed quality standard (measured against 100% of monitored call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Test and Trace Minimum Viable Product (MVP) Build and MVP operational support</text:p>
          </table:table-cell>
          <table:table-cell office:value-type="string" table:style-name="ce2">
            <text:p>IBM UNITED KINGDOM LIMITED</text:p>
          </table:table-cell>
          <table:table-cell office:value-type="string" table:style-name="ce2">
            <text:p>Resolution of Priority 3 Incidents<text:s/></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ONS - Uni of Glasgow</text:p>
          </table:table-cell>
          <table:table-cell office:value-type="string" table:style-name="ce2">
            <text:p>University Of Glasgow Court</text:p>
          </table:table-cell>
          <table:table-cell office:value-type="string" table:style-name="ce2">
            <text:p>Turnaround Time (TAT): <text:s/>? 100% of tests - TAT ?72 hour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ONS - Uni of Glasgow</text:p>
          </table:table-cell>
          <table:table-cell office:value-type="string" table:style-name="ce2">
            <text:p>University Of Glasgow Court</text:p>
          </table:table-cell>
          <table:table-cell office:value-type="string" table:style-name="ce2">
            <text:p>Turnaround Time (TAT): ? 80% of tests - TAT ?48 hours</text:p>
          </table:table-cell>
          <table:table-cell office:value-type="string" table:style-name="ce2">
            <text:p>&gt;8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e-PCR Machines and Reagents</text:p>
          </table:table-cell>
          <table:table-cell office:value-type="string" table:style-name="ce2">
            <text:p>LGC GENOMICS LIMITED</text:p>
          </table:table-cell>
          <table:table-cell office:value-type="string" table:style-name="ce2">
            <text:p>Maintenance of Buffer Stock of Materials to 100% of agreed level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llection, Transport and Delivery of Test Samples and supporting material</text:p>
          </table:table-cell>
          <table:table-cell office:value-type="string" table:style-name="ce2">
            <text:p>ROYAL MAIL GROUP LIMITED</text:p>
          </table:table-cell>
          <table:table-cell office:value-type="string" table:style-name="ce2">
            <text:p>On Time Delivery (amalgamated)</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Home Testing Fulfilment Services</text:p>
          </table:table-cell>
          <table:table-cell office:value-type="string" table:style-name="ce2">
            <text:p>ROYAL MAIL PLC</text:p>
          </table:table-cell>
          <table:table-cell office:value-type="string" table:style-name="ce2">
            <text:p>Capacity - refers to the amount of stock i.e. test kits that the supplier holds</text:p>
          </table:table-cell>
          <table:table-cell office:value-type="string" table:style-name="ce2">
            <text:p>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Lab Workforce</text:p>
          </table:table-cell>
          <table:table-cell office:value-type="string" table:style-name="ce2">
            <text:p>MEDACS HEALTHCARE PLC</text:p>
          </table:table-cell>
          <table:table-cell office:value-type="string" table:style-name="ce2">
            <text:p>"Ongoing" roles filled by Supplier within the agreed timeframes</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ovision of Bioinformatics Research Platform Relating to COVID-19 (CLIMB COVID)</text:p>
          </table:table-cell>
          <table:table-cell office:value-type="string" table:style-name="ce2">
            <text:p>UNIVERSITY OF BIRMINGHAM</text:p>
          </table:table-cell>
          <table:table-cell office:value-type="string" table:style-name="ce2">
            <text:p>Fix Times<text:s/></text:p>
          </table:table-cell>
          <table:table-cell office:value-type="string" table:style-name="ce2">
            <text:p>Reasonable Endeavour<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Test and Trace Minimum Viable Product (MVP) Build and MVP operational support</text:p>
          </table:table-cell>
          <table:table-cell office:value-type="string" table:style-name="ce2">
            <text:p>IBM UNITED KINGDOM LIMITED</text:p>
          </table:table-cell>
          <table:table-cell office:value-type="string" table:style-name="ce2">
            <text:p>Response to P2 Incident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ovision of Bioinformatics Research Platform Relating to COVID-19 (CLIMB COVID)</text:p>
          </table:table-cell>
          <table:table-cell office:value-type="string" table:style-name="ce2">
            <text:p>UNIVERSITY OF BIRMINGHAM</text:p>
          </table:table-cell>
          <table:table-cell office:value-type="string" table:style-name="ce2">
            <text:p>System Availability<text:s/></text:p>
          </table:table-cell>
          <table:table-cell office:value-type="string" table:style-name="ce2">
            <text:p>Reasonable Endeavour<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e-PCR Machines and Reagents</text:p>
          </table:table-cell>
          <table:table-cell office:value-type="string" table:style-name="ce2">
            <text:p>LGC GENOMICS LIMITED</text:p>
          </table:table-cell>
          <table:table-cell office:value-type="string" table:style-name="ce2">
            <text:p>Maintenance of instrument and consumable levels to enable 100% completion of test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Lab Workforce</text:p>
          </table:table-cell>
          <table:table-cell office:value-type="string" table:style-name="ce2">
            <text:p>MEDACS HEALTHCARE PLC</text:p>
          </table:table-cell>
          <table:table-cell office:value-type="string" table:style-name="ce2">
            <text:p>Workers start on start date as agreed in contract - Band 6 &amp; Above</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S&amp;I - CIS - Oxford</text:p>
          </table:table-cell>
          <table:table-cell office:value-type="string" table:style-name="ce2">
            <text:p>University of Oxford</text:p>
          </table:table-cell>
          <table:table-cell office:value-type="string" table:style-name="ce2">
            <text:p>The Contractor shall deliver the Management Information to the Authority on a weekly basis.</text:p>
          </table:table-cell>
          <table:table-cell office:value-type="string" table:style-name="ce2">
            <text:p>&gt;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HE_Scientific_Provision of General and Chromogenic Media</text:p>
          </table:table-cell>
          <table:table-cell office:value-type="string" table:style-name="ce2">
            <text:p>E&amp;O LABORATORIES LIMITED</text:p>
          </table:table-cell>
          <table:table-cell office:value-type="string" table:style-name="ce2">
            <text:p>Helpdesk Response Time</text:p>
          </table:table-cell>
          <table:table-cell office:value-type="string" table:style-name="ce2">
            <text:p>&gt;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intables for Test and Trace</text:p>
          </table:table-cell>
          <table:table-cell office:value-type="string" table:style-name="ce2">
            <text:p>APS GROUP LIMITED</text:p>
          </table:table-cell>
          <table:table-cell office:value-type="string" table:style-name="ce2">
            <text:p>Query Resolution</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Mailway - Provision of Outsourced Kitting Production</text:p>
          </table:table-cell>
          <table:table-cell office:value-type="string" table:style-name="ce2">
            <text:p>MAILWAY PACKAGING SOLUTIONS GROUP LIMITED</text:p>
          </table:table-cell>
          <table:table-cell office:value-type="string" table:style-name="ce2">
            <text:p>Change Management</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Single Service Centre - HGS</text:p>
          </table:table-cell>
          <table:table-cell office:value-type="string" table:style-name="ce2">
            <text:p>HINDUJA GLOBAL SOLUTIONS UK LIMITED</text:p>
          </table:table-cell>
          <table:table-cell office:value-type="string" table:style-name="ce2">
            <text:p>90% of Agents call meeting agreed quality standard (measured against 100% of monitored call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DRW Samba Reagent</text:p>
          </table:table-cell>
          <table:table-cell office:value-type="string" table:style-name="ce2">
            <text:p>DIAGNOSTICS FOR THE REAL WORLD (EUROPE) LTD</text:p>
          </table:table-cell>
          <table:table-cell office:value-type="string" table:style-name="ce2">
            <text:p>Quality Management - Customer Satisfaction Survey</text:p>
          </table:table-cell>
          <table:table-cell office:value-type="string" table:style-name="ce2">
            <text:p>8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Wincanton Holdings Ltd</text:p>
          </table:table-cell>
          <table:table-cell office:value-type="string" table:style-name="ce2">
            <text:p>WINCANTON HOLDINGS LIMITED</text:p>
          </table:table-cell>
          <table:table-cell office:value-type="string" table:style-name="ce2">
            <text:p>Pick accuracy</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HE_Corporate_Managed Print and Digital Solutions</text:p>
          </table:table-cell>
          <table:table-cell office:value-type="string" table:style-name="ce2">
            <text:p>ALLIED PUBLICITY SERVICES (MANCHESTER) LIMITED</text:p>
          </table:table-cell>
          <table:table-cell office:value-type="string" table:style-name="ce2">
            <text:p>Availability Office Hours</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HE_Scientific_Provision of General and Chromogenic Media</text:p>
          </table:table-cell>
          <table:table-cell office:value-type="string" table:style-name="ce2">
            <text:p>E&amp;O LABORATORIES LIMITED</text:p>
          </table:table-cell>
          <table:table-cell office:value-type="string" table:style-name="ce2">
            <text:p>Field notice alerts<text: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Mailway - Provision of Outsourced Kitting Production</text:p>
          </table:table-cell>
          <table:table-cell office:value-type="string" table:style-name="ce2">
            <text:p>MAILWAY PACKAGING SOLUTIONS GROUP LIMITED</text:p>
          </table:table-cell>
          <table:table-cell office:value-type="string" table:style-name="ce2">
            <text:p>Production versus plan</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ONS - Uni of Glasgow</text:p>
          </table:table-cell>
          <table:table-cell office:value-type="string" table:style-name="ce2">
            <text:p>University Of Glasgow Court</text:p>
          </table:table-cell>
          <table:table-cell office:value-type="string" table:style-name="ce2">
            <text:p>Turnaround Time (TAT): ? 60% of tests - TAT ?24 hours</text:p>
          </table:table-cell>
          <table:table-cell office:value-type="string" table:style-name="ce2">
            <text:p>&gt;6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S&amp;I - CIS - Oxford</text:p>
          </table:table-cell>
          <table:table-cell office:value-type="string" table:style-name="ce2">
            <text:p>University of Oxford</text:p>
          </table:table-cell>
          <table:table-cell office:value-type="string" table:style-name="ce2">
            <text:p>Tests complete on 95% of Valid Samples within 5 Business Days of receipt up to 4000 tests samples per day, to be measured on a weekly basis.</text:p>
          </table:table-cell>
          <table:table-cell office:value-type="string" table:style-name="ce2">
            <text:p>&gt;95%</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rintables for Test and Trace</text:p>
          </table:table-cell>
          <table:table-cell office:value-type="string" table:style-name="ce2">
            <text:p>APS GROUP LIMITED</text:p>
          </table:table-cell>
          <table:table-cell office:value-type="string" table:style-name="ce2">
            <text:p>Product Quality</text:p>
          </table:table-cell>
          <table:table-cell office:value-type="string" table:style-name="ce2">
            <text:p>1 Complai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HE_Corporate_Managed Print and Digital Solutions</text:p>
          </table:table-cell>
          <table:table-cell office:value-type="string" table:style-name="ce2">
            <text:p>ALLIED PUBLICITY SERVICES (MANCHESTER) LIMITED</text:p>
          </table:table-cell>
          <table:table-cell office:value-type="string" table:style-name="ce2">
            <text:p>Total Quotes</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Lateral Flow Devices</text:p>
          </table:table-cell>
          <table:table-cell office:value-type="string" table:style-name="ce2">
            <text:p>KUEHNE + NAGEL LIMITED</text:p>
          </table:table-cell>
          <table:table-cell office:value-type="string" table:style-name="ce2">
            <text:p>Pick accuracy</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Single Service Centre - Serco</text:p>
          </table:table-cell>
          <table:table-cell office:value-type="string" table:style-name="ce2">
            <text:p>SERCO LIMITED</text:p>
          </table:table-cell>
          <table:table-cell office:value-type="string" table:style-name="ce2">
            <text:p>Delivery of 98% of the bid Net Available Hours during the Service Period</text:p>
          </table:table-cell>
          <table:table-cell office:value-type="string" table:style-name="ce2">
            <text:p>98%</text:p>
          </table:table-cell>
          <table:table-cell office:value-type="string" table:style-name="ce2">
            <text:p>Inadequate</text:p>
          </table:table-cell>
          <table:table-cell office:value-type="string" table:style-name="ce2">
            <text:p>Contract spans across multiple Government Departments and impacting scores for the quarter. Moving forward, performance data will be reported at Dep level.</text:p>
          </table:table-cell>
          <table:table-cell table:number-columns-repeated="16375"/>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DRW Samba Reagent</text:p>
          </table:table-cell>
          <table:table-cell office:value-type="string" table:style-name="ce2">
            <text:p>DIAGNOSTICS FOR THE REAL WORLD (EUROPE) LTD</text:p>
          </table:table-cell>
          <table:table-cell office:value-type="string" table:style-name="ce2">
            <text:p>Delivery on time and in full</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PHE_Corporate_Managed Print and Digital Solutions</text:p>
          </table:table-cell>
          <table:table-cell office:value-type="string" table:style-name="ce2">
            <text:p>ALLIED PUBLICITY SERVICES (MANCHESTER) LIMITED</text:p>
          </table:table-cell>
          <table:table-cell office:value-type="string" table:style-name="ce2">
            <text:p>Print Quality</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HSC</text:p>
          </table:table-cell>
          <table:table-cell office:value-type="string" table:style-name="ce2">
            <text:p>UKHSA</text:p>
          </table:table-cell>
          <table:table-cell office:value-type="string" table:style-name="ce2">
            <text:p>COVID-19: S&amp;I - CIS - Oxford</text:p>
          </table:table-cell>
          <table:table-cell office:value-type="string" table:style-name="ce2">
            <text:p>University of Oxford</text:p>
          </table:table-cell>
          <table:table-cell office:value-type="string" table:style-name="ce2">
            <text:p>The Contractor shall transfer 95% of tests results to the Office for National Statistics via the secure file transfer process within one Business Day of result generation, in accordance with Schedule 6 (Reporting Process to be measured on a monthly basi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US Trade Legal Services</text:p>
          </table:table-cell>
          <table:table-cell office:value-type="string" table:style-name="ce2">
            <text:p>Linklaters LLP</text:p>
          </table:table-cell>
          <table:table-cell office:value-type="string" table:style-name="ce2">
            <text:p>Variance in cost estimates and actual costs submitted lower than 10%.</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Provision of Temporary Workers and Associated Services</text:p>
          </table:table-cell>
          <table:table-cell office:value-type="string" table:style-name="ce2">
            <text:p>Hays</text:p>
          </table:table-cell>
          <table:table-cell office:value-type="string" table:style-name="ce2">
            <text:p>Number of full-time equivalent (FTE) disabled people employed in the Provider’s Staff as a result of the Contract, by UK region.</text:p>
          </table:table-cell>
          <table:table-cell office:value-type="string" table:style-name="ce2">
            <text:p>&gt;95%</text:p>
          </table:table-cell>
          <table:table-cell office:value-type="string" table:style-name="ce2">
            <text:p>Other - Consider returned</text:p>
          </table:table-cell>
          <table:table-cell office:value-type="string" table:style-name="ce2">
            <text:p>The interim labour Contract (HAYS) commenced on the 26th September 2022 followed by a 12 weeks Transition period ( which was extended for another couple of weeks) and the first Quarterly Performance Review on the KPI’s will be in January 2023.</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Core Events (Lots 2-7) - Event Management Services</text:p>
          </table:table-cell>
          <table:table-cell office:value-type="string" table:style-name="ce2">
            <text:p>Bray Leino</text:p>
          </table:table-cell>
          <table:table-cell office:value-type="string" table:style-name="ce2">
            <text:p>Clear and accurate linking of monthly and quarterly invoices and associated report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table:style-name="ce2"/>
          <table:table-cell office:value-type="string" table:style-name="ce2">
            <text:p>Specialist Live Events</text:p>
          </table:table-cell>
          <table:table-cell office:value-type="string" table:style-name="ce2">
            <text:p>Bray Leino</text:p>
          </table:table-cell>
          <table:table-cell office:value-type="string" table:style-name="ce2">
            <text:p>Stakeholder Event Quality Rating encompassing 3 measures – meeting project milestones, all documentation complete within timeframe, fit for purpose design of in-event DIT stand.</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xport Support Service (ESS) Contact Centre</text:p>
          </table:table-cell>
          <table:table-cell office:value-type="string" table:style-name="ce2">
            <text:p>HGS UK</text:p>
          </table:table-cell>
          <table:table-cell office:value-type="string" table:style-name="ce2">
            <text:p>The percentage of calls that are offered which are answered by the helpline on a monthly basi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Media Buying DIT 2022-2025</text:p>
          </table:table-cell>
          <table:table-cell office:value-type="string" table:style-name="ce2">
            <text:p>Manning Gottlieb OMD</text:p>
          </table:table-cell>
          <table:table-cell office:value-type="string" table:style-name="ce2">
            <text:p>Campaign Planning - The Agency will work to agreed timelines at beginning of campaign for planning. Working to these timescales.<text:s/></text:p>
          </table:table-cell>
          <table:table-cell office:value-type="string" table:style-name="ce2">
            <text:p>&gt;85%</text:p>
          </table:table-cell>
          <table:table-cell office:value-type="string" table:style-name="ce2">
            <text:p>Good</text:p>
          </table:table-cell>
          <table:table-cell office:value-type="string" table:style-name="ce2">
            <text:p>Strong campaign planning across all accounts being serviced by the supplier.<text:s/></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nhanced international support service China</text:p>
          </table:table-cell>
          <table:table-cell office:value-type="string" table:style-name="ce2">
            <text:p>Grant Thornton</text:p>
          </table:table-cell>
          <table:table-cell office:value-type="string" table:style-name="ce2">
            <text:p>% of Clients introduced to the selected provider(s) from the Overseas Referral Network within five local working days of the request from the client being received<tex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Core Events (Lots 2-7) - Event Management Services</text:p>
          </table:table-cell>
          <table:table-cell office:value-type="string" table:style-name="ce2">
            <text:p>Bray Leino</text:p>
          </table:table-cell>
          <table:table-cell office:value-type="string" table:style-name="ce2">
            <text:p>Events delivered within 5% of agreed final event charge</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Travel Service</text:p>
          </table:table-cell>
          <table:table-cell office:value-type="string" table:style-name="ce2">
            <text:p>Clarity Travel Limited</text:p>
          </table:table-cell>
          <table:table-cell office:value-type="string" table:style-name="ce2">
            <text:p>Telephone answering times; Core hours: 95% of user calls answered within 180 seconds by a person. Non-core hours: 90% of user calls answered.</text:p>
          </table:table-cell>
          <table:table-cell office:value-type="string" table:style-name="ce2">
            <text:p>&gt;95%</text:p>
          </table:table-cell>
          <table:table-cell office:value-type="string" table:style-name="ce2">
            <text:p>Approaching Target</text:p>
          </table:table-cell>
          <table:table-cell office:value-type="string" table:style-name="ce2">
            <text:p>The SLA was impacted as supplier had to divert resource in September to service other government departments with regards to the queen passing away.</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Specialist Live Events</text:p>
          </table:table-cell>
          <table:table-cell office:value-type="string" table:style-name="ce2">
            <text:p>Bray Leino</text:p>
          </table:table-cell>
          <table:table-cell office:value-type="string" table:style-name="ce2">
            <text:p>Recruitment against Target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nhanced international support service North America</text:p>
          </table:table-cell>
          <table:table-cell office:value-type="string" table:style-name="ce2">
            <text:p>OCO Global</text:p>
          </table:table-cell>
          <table:table-cell office:value-type="string" table:style-name="ce2">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Media Buying DIT 2022-2025</text:p>
          </table:table-cell>
          <table:table-cell office:value-type="string" table:style-name="ce2">
            <text:p>Manning Gottlieb OMD</text:p>
          </table:table-cell>
          <table:table-cell office:value-type="string" table:style-name="ce2">
            <text:p>Social Responsibility - The Agency must promote diversity, inclusion &amp; social mobility in attraction and recruitment</text:p>
          </table:table-cell>
          <table:table-cell office:value-type="string" table:style-name="ce2">
            <text:p>&gt;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Travel Service</text:p>
          </table:table-cell>
          <table:table-cell office:value-type="string" table:style-name="ce2">
            <text:p>Clarity Travel Limited</text:p>
          </table:table-cell>
          <table:table-cell office:value-type="string" table:style-name="ce2">
            <text:p>Ratio of complaints against bookings made; Number of upheld complaints against the Supplier shall not exceed 0.3% of total bookings made aggregated across all transaction types<text:s/></text:p>
          </table:table-cell>
          <table:table-cell office:value-type="string" table:style-name="ce2">
            <text:p>&gt;0.3%</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Specialist Live Events</text:p>
          </table:table-cell>
          <table:table-cell office:value-type="string" table:style-name="ce2">
            <text:p>Bray Leino</text:p>
          </table:table-cell>
          <table:table-cell office:value-type="string" table:style-name="ce2">
            <text:p>Events delivered within 5% of agreed final event charge</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Investment Support Services</text:p>
          </table:table-cell>
          <table:table-cell office:value-type="string" table:style-name="ce2">
            <text:p>EY</text:p>
          </table:table-cell>
          <table:table-cell office:value-type="string" table:style-name="ce2">
            <text:p>See comments<text:s/></text:p>
          </table:table-cell>
          <table:table-cell office:value-type="string" table:style-name="ce2">
            <text:p>N/A</text:p>
          </table:table-cell>
          <table:table-cell office:value-type="string" table:style-name="ce2">
            <text:p>Other - Consider returned</text:p>
          </table:table-cell>
          <table:table-cell office:value-type="string" table:style-name="ce2">
            <text:p>Official Statistics on inward investment programmes is published on an annual basis - https://www.gov.uk/government/collections/dit-inward-investment-results</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nhanced international support service North America</text:p>
          </table:table-cell>
          <table:table-cell office:value-type="string" table:style-name="ce2">
            <text:p>OCO Global</text:p>
          </table:table-cell>
          <table:table-cell office:value-type="string" table:style-name="ce2">
            <text:p>Follow up on the in-market service - % of clients that received a follow up from EISS adviser within 2 months after ORN introduction</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Core Events (Lots 2-7) - Event Management Services</text:p>
          </table:table-cell>
          <table:table-cell office:value-type="string" table:style-name="ce2">
            <text:p>Bray Leino</text:p>
          </table:table-cell>
          <table:table-cell office:value-type="string" table:style-name="ce2">
            <text:p>Stakeholder Event Quality Rating encompassing 3 measures – meeting project milestones, all documentation complete within timeframe, fit for purpose design of in-event DIT stand.</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Travel Service</text:p>
          </table:table-cell>
          <table:table-cell office:value-type="string" table:style-name="ce2">
            <text:p>Clarity Travel Limited</text:p>
          </table:table-cell>
          <table:table-cell office:value-type="string" table:style-name="ce2">
            <text:p>Booking completion time; 100% of online bookings to be completed and confirmed instantly. Exceptions are transactions that don’t have live availability/inventory. 90% of offline phone bookings and email bookings, itineraries to be confirmed to Traveller and/or booked within 2 hours, allowing 4 hours for long haul (6+ hours) and multi sector (4+ sector) itineraries</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SIF Internationalisation Fund Administration</text:p>
          </table:table-cell>
          <table:table-cell office:value-type="string" table:style-name="ce2">
            <text:p>Capita Business Service Ltd</text:p>
          </table:table-cell>
          <table:table-cell office:value-type="string" table:style-name="ce2">
            <text:p>Timely processing of SME Applications - following receipt of a completed application confirmation of decision to be received within 3 working day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SIF Internationalisation Fund Administration</text:p>
          </table:table-cell>
          <table:table-cell office:value-type="string" table:style-name="ce2">
            <text:p>Capita Business Service Ltd</text:p>
          </table:table-cell>
          <table:table-cell office:value-type="string" table:style-name="ce2">
            <text:p>Timely processing of SME Claims - Approval or Error notifications sent to SME Applicants within five (5) day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DIT Marketing: Strategic &amp; Specialist Services</text:p>
          </table:table-cell>
          <table:table-cell office:value-type="string" table:style-name="ce2">
            <text:p>M&amp;C Saatchi (UK) Ltd</text:p>
          </table:table-cell>
          <table:table-cell office:value-type="string" table:style-name="ce2">
            <text:p>Brief Response - Full Proposal delivered to the client within 5 working days, unless otherwise agreed by the client</text:p>
          </table:table-cell>
          <table:table-cell office:value-type="string" table:style-name="ce2">
            <text:p>&gt;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Legal services in relation to CPTPP, Canada and Mexico trade negotiations<text:s/></text:p>
          </table:table-cell>
          <table:table-cell office:value-type="string" table:style-name="ce2">
            <text:p>TLT LLP</text:p>
          </table:table-cell>
          <table:table-cell office:value-type="string" table:style-name="ce2">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Legal services in relation to CPTPP, Canada and Mexico trade negotiations<text:s/></text:p>
          </table:table-cell>
          <table:table-cell office:value-type="string" table:style-name="ce2">
            <text:p>TLT LLP</text:p>
          </table:table-cell>
          <table:table-cell office:value-type="string" table:style-name="ce2">
            <text:p>Delivery and Support: 100% of legal advice received within agreed timescal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US Trade Legal Services</text:p>
          </table:table-cell>
          <table:table-cell office:value-type="string" table:style-name="ce2">
            <text:p>Linklaters LLP</text:p>
          </table:table-cell>
          <table:table-cell office:value-type="string" table:style-name="ce2">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xport Support Service (ESS) Contact Centre</text:p>
          </table:table-cell>
          <table:table-cell office:value-type="string" table:style-name="ce2">
            <text:p>HGS UK</text:p>
          </table:table-cell>
          <table:table-cell office:value-type="string" table:style-name="ce2">
            <text:p>The percentage of calls answered by the helpline within 30 seconds (after users selects to speak to an agent).<text:s/></text:p>
          </table:table-cell>
          <table:table-cell office:value-type="string" table:style-name="ce2">
            <text:p/>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SIF Internationalisation Fund Administration</text:p>
          </table:table-cell>
          <table:table-cell office:value-type="string" table:style-name="ce2">
            <text:p>Capita Business Service Ltd</text:p>
          </table:table-cell>
          <table:table-cell office:value-type="string" table:style-name="ce2">
            <text:p>Timely issuing of offer letters within 2 working days of grant award approval</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Media Buying DIT 2022-2025</text:p>
          </table:table-cell>
          <table:table-cell office:value-type="string" table:style-name="ce2">
            <text:p>Manning Gottlieb OMD</text:p>
          </table:table-cell>
          <table:table-cell office:value-type="string" table:style-name="ce2">
            <text:p>Post Campaign Analysis - Provision of all post-campaign analysis requirements for the relevant campaign type, with reference to the contract.<text:s/></text:p>
          </table:table-cell>
          <table:table-cell office:value-type="string" table:style-name="ce2">
            <text:p>&gt;85%</text:p>
          </table:table-cell>
          <table:table-cell office:value-type="string" table:style-name="ce2">
            <text:p>Other - Consider returned</text:p>
          </table:table-cell>
          <table:table-cell office:value-type="string" table:style-name="ce2">
            <text:p>Campaigns are still running in Q2, PCA's will be mainly in Q3/4.<text:s/></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DIT Marketing: Strategic &amp; Specialist Services</text:p>
          </table:table-cell>
          <table:table-cell office:value-type="string" table:style-name="ce2">
            <text:p>M&amp;C Saatchi (UK) Ltd</text:p>
          </table:table-cell>
          <table:table-cell office:value-type="string" table:style-name="ce2">
            <text:p>Payment to Subcontractors of any undisputed invoices within 30 day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xport Support Service (ESS) Contact Centre</text:p>
          </table:table-cell>
          <table:table-cell office:value-type="string" table:style-name="ce2">
            <text:p>HGS UK</text:p>
          </table:table-cell>
          <table:table-cell office:value-type="string" table:style-name="ce2">
            <text:p>The percentage of customers which responded positively to a customer satisfaction survey following an interaction with the helpline.</text:p>
          </table:table-cell>
          <table:table-cell office:value-type="string" table:style-name="ce2">
            <text:p>=&gt;95%</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nhanced international support service China</text:p>
          </table:table-cell>
          <table:table-cell office:value-type="string" table:style-name="ce2">
            <text:p>Grant Thornton</text:p>
          </table:table-cell>
          <table:table-cell office:value-type="string" table:style-name="ce2">
            <text:p>The Supplier shall make reasonable endeavours to support the Buyer in the resolution of complaints within 20 days of the Supplier being made aware of the complain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Supply of Specialist and Generalist Interim Labour</text:p>
          </table:table-cell>
          <table:table-cell office:value-type="string" table:style-name="ce2">
            <text:p>Green Park Interim &amp; Executive Search</text:p>
          </table:table-cell>
          <table:table-cell office:value-type="string" table:style-name="ce2">
            <text:p>Submission of specialist shortlist of two suitable CVs per role within fifteen working day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Investment Support Services</text:p>
          </table:table-cell>
          <table:table-cell office:value-type="string" table:style-name="ce2">
            <text:p>EY</text:p>
          </table:table-cell>
          <table:table-cell office:value-type="string" table:style-name="ce2">
            <text:p>See comments<text:s/></text:p>
          </table:table-cell>
          <table:table-cell office:value-type="string" table:style-name="ce2">
            <text:p>N/A</text:p>
          </table:table-cell>
          <table:table-cell office:value-type="string" table:style-name="ce2">
            <text:p>Other - Consider returned</text:p>
          </table:table-cell>
          <table:table-cell office:value-type="string" table:style-name="ce2">
            <text:p>Official Statistics on inward investment programmes is published on an annual basis - https://www.gov.uk/government/collections/dit-inward-investment-results</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US Trade Legal Services</text:p>
          </table:table-cell>
          <table:table-cell office:value-type="string" table:style-name="ce2">
            <text:p>Linklaters LLP</text:p>
          </table:table-cell>
          <table:table-cell office:value-type="string" table:style-name="ce2">
            <text:p>Delivery and Support: 100% of legal advice received within agreed timescal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nhanced international support service China</text:p>
          </table:table-cell>
          <table:table-cell office:value-type="string" table:style-name="ce2">
            <text:p>Grant Thornton</text:p>
          </table:table-cell>
          <table:table-cell office:value-type="string" table:style-name="ce2">
            <text:p>Timely engagement with client - % of clients which received the arrangements for a follow-up appointment within five Local Working Days of the referral from Post, provided the Client agreed to the appointment, in order to diagnose market entry issues and offer advice</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DIT Marketing: Strategic &amp; Specialist Services</text:p>
          </table:table-cell>
          <table:table-cell office:value-type="string" table:style-name="ce2">
            <text:p>M&amp;C Saatchi (UK) Ltd</text:p>
          </table:table-cell>
          <table:table-cell office:value-type="string" table:style-name="ce2">
            <text:p>% of projects delivered to agreed final budgets and agreed final schedule</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Provision of Temporary Workers and Associated Services</text:p>
          </table:table-cell>
          <table:table-cell office:value-type="string" table:style-name="ce2">
            <text:p>Hays</text:p>
          </table:table-cell>
          <table:table-cell office:value-type="string" table:style-name="ce2">
            <text:p>Customer Service<text:tab/> -The Provider shall maintain a high-quality service throughout the Term, minimising the number of complaints received from Contracting Authority staff (or staff of any Crown or public body accessing the Services pursuant to Paragraph 6 of Appendix 5 (Specification of Requirements)) regarding the quality of service provided by the Provider and/or its Sub-Contractors. The Contracting Authority will take all reasonable steps to investigate the complaint but may, in its sole discretion, uphold the complaint raised.</text:p>
          </table:table-cell>
          <table:table-cell office:value-type="string" table:style-name="ce2">
            <text:p>&gt;95%</text:p>
          </table:table-cell>
          <table:table-cell office:value-type="string" table:style-name="ce2">
            <text:p>Other - Consider returned</text:p>
          </table:table-cell>
          <table:table-cell office:value-type="string" table:style-name="ce2">
            <text:p>The interim labour Contract (HAYS) commenced on the 26th September 2022 followed by a 12 weeks Transition period (which was extended for another couple of weeks) and the first Quarterly Performance Review on the KPI’s will be in January 2023.</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Supply of Specialist and Generalist Interim Labour</text:p>
          </table:table-cell>
          <table:table-cell office:value-type="string" table:style-name="ce2">
            <text:p>Green Park Interim &amp; Executive Search</text:p>
          </table:table-cell>
          <table:table-cell office:value-type="string" table:style-name="ce2">
            <text:p>Submission of generalist shortlist of two suitable CVs per role within five working day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Supply of Specialist and Generalist Interim Labour</text:p>
          </table:table-cell>
          <table:table-cell office:value-type="string" table:style-name="ce2">
            <text:p>Green Park Interim &amp; Executive Search</text:p>
          </table:table-cell>
          <table:table-cell office:value-type="string" table:style-name="ce2">
            <text:p>Percentage of recruitments where CV to job offer is a ratio of 5:1 (i.e. 5 CVs to every one job offer)</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Investment Support Services</text:p>
          </table:table-cell>
          <table:table-cell office:value-type="string" table:style-name="ce2">
            <text:p>EY</text:p>
          </table:table-cell>
          <table:table-cell office:value-type="string" table:style-name="ce2">
            <text:p>See comments<text:s/></text:p>
          </table:table-cell>
          <table:table-cell office:value-type="string" table:style-name="ce2">
            <text:p>N/A</text:p>
          </table:table-cell>
          <table:table-cell office:value-type="string" table:style-name="ce2">
            <text:p>Other - Consider returned</text:p>
          </table:table-cell>
          <table:table-cell office:value-type="string" table:style-name="ce2">
            <text:p>Official Statistics on inward investment programmes is published on an annual basis - https://www.gov.uk/government/collections/dit-inward-investment-results</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Legal services in relation to CPTPP, Canada and Mexico trade negotiations<text:s/></text:p>
          </table:table-cell>
          <table:table-cell office:value-type="string" table:style-name="ce2">
            <text:p>TLT LLP</text:p>
          </table:table-cell>
          <table:table-cell office:value-type="string" table:style-name="ce2">
            <text:p>Variance in cost estimates and actual costs submitted lower than 10%.</text:p>
          </table:table-cell>
          <table:table-cell office:value-type="string" table:style-name="ce2">
            <text:p>100%</text:p>
          </table:table-cell>
          <table:table-cell office:value-type="string" table:style-name="ce2">
            <text:p>Inadequate</text:p>
          </table:table-cell>
          <table:table-cell office:value-type="string" table:style-name="ce2">
            <text:p>the supplier has not hit this contractual KPI as they have come in under their cost estimates.</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Provision of Temporary Workers and Associated Services</text:p>
          </table:table-cell>
          <table:table-cell office:value-type="string" table:style-name="ce2">
            <text:p>Hays</text:p>
          </table:table-cell>
          <table:table-cell office:value-type="string" table:style-name="ce2">
            <text:p>Recruitment process Generalist: The Provider shall identify at least two suitable candidates per Generalist temporary role and submit their CVs to the hiring manager within 5 Working Days of the briefing call with the hiring manager. The suitability of the candidates shall be determined by the Contracting Authority (acting reasonably), having regard to the criteria specified in the assignment details.</text:p>
          </table:table-cell>
          <table:table-cell office:value-type="string" table:style-name="ce2">
            <text:p>&gt;95%</text:p>
          </table:table-cell>
          <table:table-cell office:value-type="string" table:style-name="ce2">
            <text:p>Other - Consider returned</text:p>
          </table:table-cell>
          <table:table-cell office:value-type="string" table:style-name="ce2">
            <text:p>The interim labour Contract (HAYS) commenced on the 26th September 2022 followed by a 12 weeks Transition period ( which was extended for another couple of weeks) and the first Quarterly Performance Review on the KPI’s will be in January 2023.</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Provision of Temporary Workers and Associated Services</text:p>
          </table:table-cell>
          <table:table-cell office:value-type="string" table:style-name="ce2">
            <text:p>Hays</text:p>
          </table:table-cell>
          <table:table-cell office:value-type="string" table:style-name="ce2">
            <text:p>Recruitment Process Specialists: The Provider shall identify at least two suitable candidates per Specialist temporary role and submit their CVs to the hiring manager within 15 Working Days of the briefing call with the hiring manager. The suitability of the candidates shall be determined by the Contracting Authority (acting reasonably), having regard to the criteria specified in the assignment details.</text:p>
          </table:table-cell>
          <table:table-cell office:value-type="string" table:style-name="ce2">
            <text:p>&gt;95%</text:p>
          </table:table-cell>
          <table:table-cell office:value-type="string" table:style-name="ce2">
            <text:p>Other - Consider returned</text:p>
          </table:table-cell>
          <table:table-cell office:value-type="string" table:style-name="ce2">
            <text:p>The interim labour Contract (HAYS) commenced on the 26th September 2022 followed by a 12 weeks Transition period ( which was extended for another couple of weeks) and the first Quarterly Performance Review on the KPI’s will be in January 2023.</text:p>
          </table:table-cell>
          <table:table-cell table:number-columns-repeated="16375"/>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Enhanced international support service North America</text:p>
          </table:table-cell>
          <table:table-cell office:value-type="string" table:style-name="ce2">
            <text:p>OCO Global</text:p>
          </table:table-cell>
          <table:table-cell office:value-type="string" table:style-name="ce2">
            <text:p>% of Clients introduced to the selected provider(s) from the Overseas Referral Network within five local working days of the request from the client being received<tex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DIT</text:p>
          </table:table-cell>
          <table:table-cell office:value-type="string" table:style-name="ce2">
            <text:p>DIT</text:p>
          </table:table-cell>
          <table:table-cell office:value-type="string" table:style-name="ce2">
            <text:p>Media Buying DIT 2022-2025</text:p>
          </table:table-cell>
          <table:table-cell office:value-type="string" table:style-name="ce2">
            <text:p>Manning Gottlieb OMD</text:p>
          </table:table-cell>
          <table:table-cell office:value-type="string" table:style-name="ce2">
            <text:p>Finance - The Agency must invoice right first time with invoice queries resolved within 7 days first time. The monthly invoice reports must be received within 5 days of end of month.<text:s/></text:p>
          </table:table-cell>
          <table:table-cell office:value-type="string" table:style-name="ce2">
            <text:p>&gt;85%</text:p>
          </table:table-cell>
          <table:table-cell office:value-type="string" table:style-name="ce2">
            <text:p>Approaching Target</text:p>
          </table:table-cell>
          <table:table-cell office:value-type="string" table:style-name="ce2">
            <text:p>For the international team invoices have been received correctly, however the domestic team had some issues were one of their invoices was sent incorrectly from finance (for Q3 audio) ahead of the campaign going live. <text:s/>Supplier rectified issues when highlighted. <text:s/>The correct process was reclarified with supplier teams, with sign off from supplier senior executives<tex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ublic Sector Accountability and Governance Programme-</text:p>
          </table:table-cell>
          <table:table-cell office:value-type="string" table:style-name="ce2">
            <text:p>DAI</text:p>
          </table:table-cell>
          <table:table-cell office:value-type="string" table:style-name="ce2">
            <text:p>Use of learning and adaptation tools to influence programme adaption and communicate results.</text:p>
            <text:p>Yes - Report (Evidence of learning and reflection sessions with programme beneficiaries and staff).<text:s text:c="2"/></text:p>
            <text:p>No – No report or evidence of learning and reflection sessions.</text:p>
          </table:table-cell>
          <table:table-cell office:value-type="string" table:style-name="ce2">
            <text:p>Y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nited Kingdom Nigeria Infrastructure Advisory Facility (UKNIAF) infrastructure improvement works</text:p>
          </table:table-cell>
          <table:table-cell office:value-type="string" table:style-name="ce2">
            <text:p>Tetratech</text:p>
          </table:table-cell>
          <table:table-cell office:value-type="string" table:style-name="ce2">
            <text:p>Quality Satisfaction rating - Quality of deliverables and alignment of project outputs to project need scored 1-5</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INKS – Powering Economic Growth in Northern Nigeria</text:p>
          </table:table-cell>
          <table:table-cell office:value-type="string" table:style-name="ce2">
            <text:p>Tetratech</text:p>
          </table:table-cell>
          <table:table-cell office:value-type="string" table:style-name="ce2">
            <text:p>Achievement against target set of delivering 3 advisory / capacity building events provided to Investment Promotion Agencies (IPAs) - Percentage based on number of events provided to IPAs</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ments in Forests and Sustainable Land Use <text:s/>("Partnerships for Forests")</text:p>
          </table:table-cell>
          <table:table-cell office:value-type="string" table:style-name="ce2">
            <text:p>Palladium</text:p>
          </table:table-cell>
          <table:table-cell office:value-type="string" table:style-name="ce2">
            <text:p>Level of private investment mobilised (measured through reporting against programme logframe outcome-level KPI).</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ments in Forests and Sustainable Land Use <text:s/>("Partnerships for Forests")</text:p>
          </table:table-cell>
          <table:table-cell office:value-type="string" table:style-name="ce2">
            <text:p>Palladium</text:p>
          </table:table-cell>
          <table:table-cell office:value-type="string" table:style-name="ce2">
            <text:p>Area of land under improved (sustainable land use) management (measured through reporting against programme logframe outcome-level KPI)</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ramework Agreement for the provision of Desktop Infrastructure Services</text:p>
          </table:table-cell>
          <table:table-cell office:value-type="string" table:style-name="ce2">
            <text:p>Computacenter (UK) Limited</text:p>
          </table:table-cell>
          <table:table-cell office:value-type="string" table:style-name="ce2">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string" table:style-name="ce2">
            <text:p>2.5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CHO1 Global WAN, Voice and Video Framework Contract</text:p>
          </table:table-cell>
          <table:table-cell office:value-type="string" table:style-name="ce2">
            <text:p>Vodafone</text:p>
          </table:table-cell>
          <table:table-cell office:value-type="string" table:style-name="ce2">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2">
            <text:p>98.5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artnership Fund for a Resilient Ukraine</text:p>
          </table:table-cell>
          <table:table-cell office:value-type="string" table:style-name="ce2">
            <text:p>Chemonics International Inc</text:p>
          </table:table-cell>
          <table:table-cell office:value-type="string" table:style-name="ce2">
            <text:p>Continuous improvement, learning &amp; knowledge sharing</text:p>
          </table:table-cell>
          <table:table-cell office:value-type="string" table:style-name="ce2">
            <text:p>75% or more of the bullet points have been met and some positive examples of supplier performance at activity level are provided.</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artnership Fund for a Resilient Ukraine</text:p>
          </table:table-cell>
          <table:table-cell office:value-type="string" table:style-name="ce2">
            <text:p>Chemonics International Inc</text:p>
          </table:table-cell>
          <table:table-cell office:value-type="string" table:style-name="ce2">
            <text:p>Appropriate and effective identification and management of risks</text:p>
          </table:table-cell>
          <table:table-cell office:value-type="string" table:style-name="ce2">
            <text:p>75% or more of the bullet points have been met and some positive examples of supplier performance at activity level are provid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FID DRC Decision Support Unit</text:p>
          </table:table-cell>
          <table:table-cell office:value-type="string" table:style-name="ce2">
            <text:p>Oxford Policy Management</text:p>
          </table:table-cell>
          <table:table-cell office:value-type="string" table:style-name="ce2">
            <text:p>Accurate and timely submission of financial forecasting. Percentage is calculated by the variance in actual expenditure compared to forecast,<text:s/></text:p>
            <text:p>&gt;20% variance = Inadequate</text:p>
            <text:p>&lt;20% variance <text:s/>=Good.</text:p>
          </table:table-cell>
          <table:table-cell office:value-type="string" table:style-name="ce2">
            <text:p>Less than 20% variance of the forecas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 Salone</text:p>
          </table:table-cell>
          <table:table-cell office:value-type="string" table:style-name="ce2">
            <text:p>Nathan Associates</text:p>
          </table:table-cell>
          <table:table-cell office:value-type="string" table:style-name="ce2">
            <text:p>Firms receiving support to either become export and/or investment ready, or achieve accelerated growth (percentage against agreed logframe numbers)</text:p>
          </table:table-cell>
          <table:table-cell office:value-type="string" table:style-name="ce2">
            <text:p>100.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SSF Lebanon: British Policing Support Programme</text:p>
          </table:table-cell>
          <table:table-cell office:value-type="string" table:style-name="ce2">
            <text:p>Siren Associates Ltd</text:p>
          </table:table-cell>
          <table:table-cell office:value-type="string" table:style-name="ce2">
            <text:p>At least 3 analytical reports per quarter produced by the analysis units in CCCs allowing ISF to respond to community security needs</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 Salone</text:p>
          </table:table-cell>
          <table:table-cell office:value-type="string" table:style-name="ce2">
            <text:p>Nathan Associates</text:p>
          </table:table-cell>
          <table:table-cell office:value-type="string" table:style-name="ce2">
            <text:p>Substantive working relationships generated between ISL and international or domestic buyers or investors (percentage against agreed logframe numbers)</text:p>
          </table:table-cell>
          <table:table-cell office:value-type="string" table:style-name="ce2">
            <text:p>100.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lobal Travel Programme</text:p>
          </table:table-cell>
          <table:table-cell office:value-type="string" table:style-name="ce2">
            <text:p>Flight Centre UK Ltd</text:p>
          </table:table-cell>
          <table:table-cell office:value-type="string" table:style-name="ce2">
            <text:p>Core Hours: 80% of user calls answered within 20 seconds by a person</text:p>
          </table:table-cell>
          <table:table-cell office:value-type="string" table:style-name="ce2">
            <text:p>80.00%</text:p>
          </table:table-cell>
          <table:table-cell office:value-type="string" table:style-name="ce2">
            <text:p>Other - Consider returned</text:p>
          </table:table-cell>
          <table:table-cell office:value-type="string" table:style-name="ce2">
            <text:p>Data is not available due to Covid disruption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echnical Assistance for Implementation of DFID Nepal's National Health Sector Programme 3</text:p>
          </table:table-cell>
          <table:table-cell office:value-type="string" table:style-name="ce2">
            <text:p>Options Consultancy Services Limited</text:p>
          </table:table-cell>
          <table:table-cell office:value-type="string" table:style-name="ce2">
            <text:p>KPI2: NHSSP completed the payment deliverables fully as defined in the Terms of Reference and in the agreed timeline.</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India - Urban Development and Smart Cities</text:p>
          </table:table-cell>
          <table:table-cell office:value-type="string" table:style-name="ce2">
            <text:p>Mott MacDonald</text:p>
          </table:table-cell>
          <table:table-cell office:value-type="string" table:style-name="ce2">
            <text:p>NIL</text:p>
          </table:table-cell>
          <table:table-cell office:value-type="string" table:style-name="ce2">
            <text:p>NIL</text:p>
          </table:table-cell>
          <table:table-cell office:value-type="string" table:style-name="ce2">
            <text:p>Other - Consider not returned</text:p>
          </table:table-cell>
          <table:table-cell office:value-type="string" table:style-name="ce2">
            <text:p>Due to the ODA prioritiation process, significant budget reduction for the programme. The supplier sought for early closure of the programme. No live intervention under this programme</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lementation of the Multi-stakeholder Forestry Programme Phase 4 (MFP4)</text:p>
          </table:table-cell>
          <table:table-cell office:value-type="string" table:style-name="ce2">
            <text:p>Palladium International Limited</text:p>
          </table:table-cell>
          <table:table-cell office:value-type="string" table:style-name="ce2">
            <text:p>KPI2 (Ethical Behaviour): Customer relationship: Good relationship management with the Government of Indonesia especially the MoEF.</text:p>
          </table:table-cell>
          <table:table-cell office:value-type="string" table:style-name="ce2">
            <text:p>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South Africa - Global Future Cities Programme</text:p>
          </table:table-cell>
          <table:table-cell office:value-type="string" table:style-name="ce2">
            <text:p>PricewaterhouseCoopers LLP</text:p>
          </table:table-cell>
          <table:table-cell office:value-type="string" table:style-name="ce2">
            <text:p>Scheduled activities completed per quarter on time</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nterprise and Innovation Programme (EIP) Kyrgyzstan and Tajikistan</text:p>
          </table:table-cell>
          <table:table-cell office:value-type="string" table:style-name="ce2">
            <text:p>DAI Global UK Ltd</text:p>
          </table:table-cell>
          <table:table-cell office:value-type="string" table:style-name="ce2">
            <text:p>Percentage of start-ups and MSMEs successfully graduated BIC business support programmes within the quarter. Percentage calculation is based on Quarterly achievements to the expected targets according to the logframe objective for the term being measured</text:p>
          </table:table-cell>
          <table:table-cell office:value-type="string" table:style-name="ce2">
            <text:p>7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Africa-Led Movements to End Female Genital Mutilation (FGM): Technical Support</text:p>
          </table:table-cell>
          <table:table-cell office:value-type="string" table:style-name="ce2">
            <text:p>Options Consultancy</text:p>
          </table:table-cell>
          <table:table-cell office:value-type="string" table:style-name="ce2">
            <text:p>Deliverable quality: Agreed and defined deliverables are completed with a high level of quality, professionalism, and attention to detail</text:p>
          </table:table-cell>
          <table:table-cell office:value-type="string" table:style-name="ce2">
            <text:p>5 and above (out of 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irls Education Challenge Fund Manager</text:p>
          </table:table-cell>
          <table:table-cell office:value-type="string" table:style-name="ce2">
            <text:p>Pricewaterhousecoopers</text:p>
          </table:table-cell>
          <table:table-cell office:value-type="string" table:style-name="ce2">
            <text:p>Project risk management Satisfaction rating</text:p>
          </table:table-cell>
          <table:table-cell office:value-type="string" table:style-name="ce2">
            <text:p>83.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prehensive Sexual and Reproductive Health and Rights Programme</text:p>
          </table:table-cell>
          <table:table-cell office:value-type="string" table:style-name="ce2">
            <text:p>EngenderHealth International</text:p>
          </table:table-cell>
          <table:table-cell office:value-type="string" table:style-name="ce2">
            <text:p>Accurate and timely submission of financial forecasting</text:p>
          </table:table-cell>
          <table:table-cell office:value-type="string" table:style-name="ce2">
            <text:p>Less than 10% variance of the forecas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prehensive Sexual and Reproductive Health and Rights Programme</text:p>
          </table:table-cell>
          <table:table-cell office:value-type="string" table:style-name="ce2">
            <text:p>EngenderHealth International</text:p>
          </table:table-cell>
          <table:table-cell office:value-type="string" table:style-name="ce2">
            <text:p>Quarterly updates on how the programme has successfully reached the most marginalised with SRHR services including young people before having children, refugees and the poorest</text:p>
          </table:table-cell>
          <table:table-cell office:value-type="string" table:style-name="ce2">
            <text:p>Quarterly report including progress on reaching the most marginalis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Africa-Led Movements to End Female Genital Mutilation (FGM): Technical Support</text:p>
          </table:table-cell>
          <table:table-cell office:value-type="string" table:style-name="ce2">
            <text:p>Options Consultancy</text:p>
          </table:table-cell>
          <table:table-cell office:value-type="string" table:style-name="ce2">
            <text:p>Responsiveness: Degree to which the supply partner's management team quickly responds and adopts to changing contexts or results</text:p>
          </table:table-cell>
          <table:table-cell office:value-type="string" table:style-name="ce2">
            <text:p>5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text:s/>South East Asia - Global Health Programme</text:p>
          </table:table-cell>
          <table:table-cell office:value-type="string" table:style-name="ce2">
            <text:p>PricewaterhouseCoopers LLP</text:p>
          </table:table-cell>
          <table:table-cell office:value-type="string" table:style-name="ce2">
            <text:p>The supplier and its supply chain shall ensure 80% or more Milestones are completed by agreed due dates within the assessment quarter</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South Africa - Global Future Cities Programme</text:p>
          </table:table-cell>
          <table:table-cell office:value-type="string" table:style-name="ce2">
            <text:p>PricewaterhouseCoopers LLP</text:p>
          </table:table-cell>
          <table:table-cell office:value-type="string" table:style-name="ce2">
            <text:p>Timely Resolution of Service Requests and Risk management</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Africa-Led Movements to End Female Genital Mutilation (FGM): Technical Support</text:p>
          </table:table-cell>
          <table:table-cell office:value-type="string" table:style-name="ce2">
            <text:p>Options Consultancy</text:p>
          </table:table-cell>
          <table:table-cell office:value-type="string" table:style-name="ce2">
            <text:p>Adherence to Schedule: Degree to which deliverables are completed within agreed schedule</text:p>
          </table:table-cell>
          <table:table-cell office:value-type="string" table:style-name="ce2">
            <text:p>5 and above (to 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irls Education Challenge Fund Manager</text:p>
          </table:table-cell>
          <table:table-cell office:value-type="string" table:style-name="ce2">
            <text:p>Pricewaterhousecoopers</text:p>
          </table:table-cell>
          <table:table-cell office:value-type="string" table:style-name="ce2">
            <text:p>Fund financial management satisfaction rating</text:p>
          </table:table-cell>
          <table:table-cell office:value-type="string" table:style-name="ce2">
            <text:p>83.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irls Education Challenge Fund Manager</text:p>
          </table:table-cell>
          <table:table-cell office:value-type="string" table:style-name="ce2">
            <text:p>Pricewaterhousecoopers</text:p>
          </table:table-cell>
          <table:table-cell office:value-type="string" table:style-name="ce2">
            <text:p>FM performance Satisfaction rating</text:p>
          </table:table-cell>
          <table:table-cell office:value-type="string" table:style-name="ce2">
            <text:p>83.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SSF:Global Monitoring, Evaluation and Learning</text:p>
          </table:table-cell>
          <table:table-cell office:value-type="string" table:style-name="ce2">
            <text:p>Integrity Research And Consultancy</text:p>
          </table:table-cell>
          <table:table-cell office:value-type="string" table:style-name="ce2">
            <text:p>% programme expenditure on technical delivery compared to programme management to maximise efficiency in GMEL delivery.</text:p>
          </table:table-cell>
          <table:table-cell office:value-type="string" table:style-name="ce2">
            <text:p>8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frican Cities Research</text:p>
          </table:table-cell>
          <table:table-cell office:value-type="string" table:style-name="ce2">
            <text:p>University of Manchester Research</text:p>
          </table:table-cell>
          <table:table-cell office:value-type="string" table:style-name="ce2">
            <text:p>Appropriate and effective identification and management of risks including proposed mitigation measures.</text:p>
            <text:p>Criteria</text:p>
            <text:p>1. Risk Matrix submitted to FCDO for review on a quarterly basis</text:p>
            <text:p>2. Demonstrate steps taken to proactively detect and mitigate risks <text:s text:c="39"/>3. Significant changes to the risk assessment and project delivery are reported to FCDO as soon as supplier becomes aware of them</text:p>
          </table:table-cell>
          <table:table-cell office:value-type="string" table:style-name="ce2">
            <text:p>30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afeguarding Resource and Support Hub</text:p>
          </table:table-cell>
          <table:table-cell office:value-type="string" table:style-name="ce2">
            <text:p>Options Consultancy</text:p>
          </table:table-cell>
          <table:table-cell office:value-type="string" table:style-name="ce2">
            <text:p>The supplier produced regular Quarterly Reports to enable oversight and ensure delivery of activities across the programme. Pass - delivered within 2 business days of due date, demonstrate progress, risk reviews and VfM, Fail – Delivered &gt;2 business days of due date, missing any of progress, risk or VfM updates.</text:p>
          </table:table-cell>
          <table:table-cell office:value-type="string" table:style-name="ce2">
            <text:p>Pas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Reducing Insecurity and Violent extremism in Northern and Coastal regions of Kenya (RE-INVENT) Prog</text:p>
          </table:table-cell>
          <table:table-cell office:value-type="string" table:style-name="ce2">
            <text:p>Tetra Tech International Development</text:p>
          </table:table-cell>
          <table:table-cell office:value-type="string" table:style-name="ce2">
            <text:p>Supplier maintains invoice value within 5% variance of forecast</text:p>
          </table:table-cell>
          <table:table-cell office:value-type="string" table:style-name="ce2">
            <text:p>&lt;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rectorate for a Research and Innovation Hub on Technology for Education</text:p>
          </table:table-cell>
          <table:table-cell office:value-type="string" table:style-name="ce2">
            <text:p>Results for Development Institute</text:p>
          </table:table-cell>
          <table:table-cell office:value-type="string" table:style-name="ce2">
            <text:p>Percentage of knowledge products produced jointly with partners</text:p>
          </table:table-cell>
          <table:table-cell office:value-type="string" table:style-name="ce2">
            <text:p>9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mercial Agriculture for Smallholders and Agriculture (CASA) Lot 1</text:p>
          </table:table-cell>
          <table:table-cell office:value-type="string" table:style-name="ce2">
            <text:p>NIRAS A/S</text:p>
          </table:table-cell>
          <table:table-cell office:value-type="string" table:style-name="ce2">
            <text:p>Number of concept notes approved for technical assistance focused on enabling environment reform. Percentage is calculated comparing the expected number of concept notes approved for technical assistance for the period against actual number of concept notes approved for technical assistance delivered.</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AWAZ II Pakistan - Inclusion, Accountability and</text:p>
          </table:table-cell>
          <table:table-cell office:value-type="string" table:style-name="ce2">
            <text:p>British Council (UK)</text:p>
          </table:table-cell>
          <table:table-cell office:value-type="string" table:style-name="ce2">
            <text:p>95% of milestones set delivered to the required standard within each Quarter</text:p>
          </table:table-cell>
          <table:table-cell office:value-type="string" table:style-name="ce2">
            <text:p>99.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ax Systems Transformation Programme</text:p>
          </table:table-cell>
          <table:table-cell office:value-type="string" table:style-name="ce2">
            <text:p>Cowatersogema International Inc</text:p>
          </table:table-cell>
          <table:table-cell office:value-type="string" table:style-name="ce2">
            <text:p>KPI1 Quality timeliness of reporting, including financial reporting<text:s/></text:p>
            <text:p>Pass - Reports provided to FCDO (including financial reports) are timely, concise, and receive broadly positive feedback.<text:s/></text:p>
            <text:p>Fail - Reports provided to the FCDO (including financial reports) are not timely, concise, and receive broadly negative feedback.</text:p>
          </table:table-cell>
          <table:table-cell office:value-type="string" table:style-name="ce2">
            <text:p>Pas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AWAZ II Pakistan - Inclusion, Accountability and</text:p>
          </table:table-cell>
          <table:table-cell office:value-type="string" table:style-name="ce2">
            <text:p>British Council (UK)</text:p>
          </table:table-cell>
          <table:table-cell office:value-type="string" table:style-name="ce2">
            <text:p>Improve the number of risks identified, effective management of the identified and unidentified risks and its implications for the programme during the quarterly reporting period.</text:p>
          </table:table-cell>
          <table:table-cell office:value-type="string" table:style-name="ce2">
            <text:p>99.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ackling Deadly Diseases in Africa Programme (TDDAP)</text:p>
          </table:table-cell>
          <table:table-cell office:value-type="string" table:style-name="ce2">
            <text:p>DAI Global UK Ltd</text:p>
          </table:table-cell>
          <table:table-cell office:value-type="string" table:style-name="ce2">
            <text:p>Variance in actual spend for each quarter against quarterly forecast spend is within 5%</text:p>
          </table:table-cell>
          <table:table-cell office:value-type="string" table:style-name="ce2">
            <text:p>4 to 6</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gramme addressing unsafe irregular migration</text:p>
          </table:table-cell>
          <table:table-cell office:value-type="string" table:style-name="ce2">
            <text:p>DANISH REFUGEE COUNCIL</text:p>
          </table:table-cell>
          <table:table-cell office:value-type="string" table:style-name="ce2">
            <text:p>Extent to which decisions have been made based on VfM considerations.</text:p>
          </table:table-cell>
          <table:table-cell office:value-type="string" table:style-name="ce2">
            <text:p>7 strategic or operational decisions made using Vfm considerations in Contract Year 3 (FY21-22)</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the facilitation of forest governance reforms in Guyana, Liberia, Ghana, Republic of Cong</text:p>
          </table:table-cell>
          <table:table-cell office:value-type="string" table:style-name="ce2">
            <text:p>Palladium International Limited</text:p>
          </table:table-cell>
          <table:table-cell office:value-type="string" table:style-name="ce2">
            <text:p>Management Quality (10% of Fee)</text:p>
            <text:p>Draft quarterly and other project reports are clear, concise and timely.</text:p>
          </table:table-cell>
          <table:table-cell office:value-type="string" table:style-name="ce2">
            <text:p>100%</text:p>
            <text:p>Support services enabling multi-stakeholder engagement in all 5 countries are meeting the expectations set out in country-specific work plan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mercial Agriculture for Smallholders and Agribusiness Lot 2 (CASA)</text:p>
          </table:table-cell>
          <table:table-cell office:value-type="string" table:style-name="ce2">
            <text:p>TechnoServe Incorporated</text:p>
          </table:table-cell>
          <table:table-cell office:value-type="string" table:style-name="ce2">
            <text:p>No. of projects supported by the CASA TAF. Percentage is calculated comparing the expected number of investor led activities for the period against actual number of investor led activities</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uctural Change and Economic Growth (STEG)</text:p>
          </table:table-cell>
          <table:table-cell office:value-type="string" table:style-name="ce2">
            <text:p>CENTRE FOR ECONOMIC POLICY RESEARCH</text:p>
          </table:table-cell>
          <table:table-cell office:value-type="string" table:style-name="ce2">
            <text:p>Meeting or exceeding the cumulative low logframe targets for Small Research Grants, PhD Grants and Large Research Grants funded</text:p>
          </table:table-cell>
          <table:table-cell office:value-type="string" table:style-name="ce2">
            <text:p>95% or over</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ing Accelerated Family Planning in Pakistan Public Sector Service Delivery</text:p>
          </table:table-cell>
          <table:table-cell office:value-type="string" table:style-name="ce2">
            <text:p>Palladium International Ltd</text:p>
          </table:table-cell>
          <table:table-cell office:value-type="string" table:style-name="ce2">
            <text:p>Detailed financials along with updated risk and asset registers submitted within 45 days following the end of each quarter.</text:p>
          </table:table-cell>
          <table:table-cell office:value-type="string" table:style-name="ce2">
            <text:p>1-2 days’ delay from target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ross Border Conflict Research Programme <text:s/>- Lot 1</text:p>
          </table:table-cell>
          <table:table-cell office:value-type="string" table:style-name="ce2">
            <text:p>Chemonics</text:p>
          </table:table-cell>
          <table:table-cell office:value-type="string" table:style-name="ce2">
            <text:p>KPI3</text:p>
            <text:p>Programme coordination (research partners and client)</text:p>
            <text:p/>
            <text:p>Criteria</text:p>
            <text:p>1.<text:tab/>Regular updates to FCDO on consortium activities, at a minimum through fortnightly meeting.</text:p>
            <text:p>2.<text:tab/>Programme coordination - Quarterly meetings (Cross-component) planned in consultation with FCDO.<text:s/></text:p>
            <text:p>3. Programme governance - Quarterly meetings (XHAG) planned in consultation with FCDO.</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eave no one behind: Mental Health &amp; Disability (MH&amp;D) Ghana</text:p>
          </table:table-cell>
          <table:table-cell office:value-type="string" table:style-name="ce2">
            <text:p>Options Consultancy Services Limited</text:p>
          </table:table-cell>
          <table:table-cell office:value-type="string" table:style-name="ce2">
            <text:p>Proportion of log frame indicator targets met</text:p>
          </table:table-cell>
          <table:table-cell office:value-type="string" table:style-name="ce2">
            <text:p>At least 90% of log frame indicator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Partnering for Accelerated Climate Transitions (“UK PACT”) Lot 3</text:p>
          </table:table-cell>
          <table:table-cell office:value-type="string" table:style-name="ce2">
            <text:p>PA CONSULTING SERVICES LIMITED</text:p>
          </table:table-cell>
          <table:table-cell office:value-type="string" table:style-name="ce2">
            <text:p>Service blueprint Service Level Agreements (SLAs): expert selection - shortlist of experts to be provided within 10 working days of Expression of Interest (EOI) publishing.</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The Population Council</text:p>
          </table:table-cell>
          <table:table-cell office:value-type="string" table:style-name="ce2">
            <text:p>Accurate submission of financial forecasts</text:p>
          </table:table-cell>
          <table:table-cell office:value-type="string" table:style-name="ce2">
            <text:p>&lt;10% variance</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 10147: TA Facility to strengthen Rwanda's Social Protection Sector:EPR Programme</text:p>
          </table:table-cell>
          <table:table-cell office:value-type="string" table:style-name="ce2">
            <text:p>Cowatersogema International Inc</text:p>
          </table:table-cell>
          <table:table-cell office:value-type="string" table:style-name="ce2">
            <text:p>The supplier demonstrates that they are delivering innovation in SP delivery through new ideas, solutions, policy papers, SP tools in their delivery</text:p>
          </table:table-cell>
          <table:table-cell office:value-type="string" table:style-name="ce2">
            <text:p>100% achievement against quarterly deliverabl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Partnering for Accelerated Climate Transitions (“UK PACT”) Lot 1 Programme Projects Fund"</text:p>
          </table:table-cell>
          <table:table-cell office:value-type="string" table:style-name="ce2">
            <text:p>Palladium Int Ltd – UKPACT</text:p>
          </table:table-cell>
          <table:table-cell office:value-type="string" table:style-name="ce2">
            <text:p>Timeliness: Deliverables provided by the agreed timeline.</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eave no one behind: Mental Health &amp; Disability (MH&amp;D) Ghana</text:p>
          </table:table-cell>
          <table:table-cell office:value-type="string" table:style-name="ce2">
            <text:p>Options Consultancy Services Limited</text:p>
          </table:table-cell>
          <table:table-cell office:value-type="string" table:style-name="ce2">
            <text:p>Quality and proportion of payment deliverables delivered on agreed schedule and budget</text:p>
          </table:table-cell>
          <table:table-cell office:value-type="string" table:style-name="ce2">
            <text:p>90% of payment milestones are delivered on time and of good qualit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11 Independent evaluation contract for the Girls’ Education Challenge Fund Phase II (GEC II)</text:p>
          </table:table-cell>
          <table:table-cell office:value-type="string" table:style-name="ce2">
            <text:p>Tetra Tech International Development</text:p>
          </table:table-cell>
          <table:table-cell office:value-type="string" table:style-name="ce2">
            <text:p>Provider actively captures and shares lessons learned on own performance and has sought to improve on the last reporting period's performance.</text:p>
            <text:p>Percentage of KPI is measured by taking in consideration supplier’s achievement in quarterly scoring system done by FCDO:<text:s/></text:p>
            <text:p>• 6 = 100% Outstanding delivery with innovation and outstanding execution, well exceeding contractual requirements.</text:p>
            <text:p>• 5 = 83% Proactive supplier delivering efficiently and effectively above contractual expectations.</text:p>
            <text:p>• 4 = 66% Supplier delivering efficiently and effectively. Very few or no improvements needed.</text:p>
            <text:p>• 3 = 50% Most responsibilities are delivered efficiently and effectively. Some improvements should be made.</text:p>
            <text:p>• 2 = 33% Some criteria met but significant improvements needed.</text:p>
            <text:p>1 = 16% Serious under performance. Not meeting requirements. Immediate and major changes needed</text:p>
            <text:p>– KPI description is a summarised version of a more detailed indicator embedded in the contract</text:p>
          </table:table-cell>
          <table:table-cell office:value-type="string" table:style-name="ce2">
            <text:p>83.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Partnering for Accelerated Climate Transitions (“UK PACT”) Lot 1 Programme Projects Fund"</text:p>
          </table:table-cell>
          <table:table-cell office:value-type="string" table:style-name="ce2">
            <text:p>Palladium Int Ltd – UKPACT</text:p>
          </table:table-cell>
          <table:table-cell office:value-type="string" table:style-name="ce2">
            <text:p>Reporting - provided in a timely, accurate, concise manner: Quarterly narrative/risk/performance management reports submitted on time, unless otherwise agreed with BEIS in advance</text:p>
          </table:table-cell>
          <table:table-cell office:value-type="string" table:style-name="ce2">
            <text:p>100% of reports submitt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17: Skills for Prosperity - Lot 1: Global Education and Skills Hub (GBESH)</text:p>
          </table:table-cell>
          <table:table-cell office:value-type="string" table:style-name="ce2">
            <text:p>Palladium International Limited</text:p>
          </table:table-cell>
          <table:table-cell office:value-type="string" table:style-name="ce2">
            <text:p>Insert KPI3</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310/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Partnering for Accelerated Climate Transitions (“UK PACT”) Lot 3</text:p>
          </table:table-cell>
          <table:table-cell office:value-type="string" table:style-name="ce2">
            <text:p>PA CONSULTING SERVICES LIMITED</text:p>
          </table:table-cell>
          <table:table-cell office:value-type="string" table:style-name="ce2">
            <text:p>Programme Reporting: provided in a timely, accurate and concise manner: Monthly and Quarterly Reports to be submitted on time, 100% within second full week of each month and agreed quarters.</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entre for Disaster Protection</text:p>
          </table:table-cell>
          <table:table-cell office:value-type="string" table:style-name="ce2">
            <text:p>DAI Global UK Ltd</text:p>
          </table:table-cell>
          <table:table-cell office:value-type="string" table:style-name="ce2">
            <text:p>Quality of planning and reporting</text:p>
          </table:table-cell>
          <table:table-cell office:value-type="string" table:style-name="ce2">
            <text:p>Invoice within 10% of Month 1 forecast, subject to the exceptions in listed under Comments/condi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International Rescue Committee Inc</text:p>
          </table:table-cell>
          <table:table-cell office:value-type="string" table:style-name="ce2">
            <text:p>Number of peer reviewed publications – milestone figures will be individual to each RPC (and align with their logframes).</text:p>
          </table:table-cell>
          <table:table-cell office:value-type="string" table:style-name="ce2">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132 TA for Strengthening Climate Resilient Systems for Sustainable Delivery of SCRS-WASH</text:p>
          </table:table-cell>
          <table:table-cell office:value-type="string" table:style-name="ce2">
            <text:p>LTS International Ltd</text:p>
          </table:table-cell>
          <table:table-cell office:value-type="string" table:style-name="ce2">
            <text:p>KPI 2. Quality Reports delivered on time: <text:s text:c="2"/>Quality Reports delivered within 10 working days from the end of the quarter;</text:p>
          </table:table-cell>
          <table:table-cell office:value-type="string" table:style-name="ce2">
            <text:p>Good &lt;10 working days</text:p>
          </table:table-cell>
          <table:table-cell office:value-type="string" table:style-name="ce2">
            <text:p>Other - Consider returned</text:p>
          </table:table-cell>
          <table:table-cell office:value-type="string" table:style-name="ce2">
            <text:p>This is a new KPI the result of achievement will be available for Q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ransparency and Accountability to Improve Economic Development and Service Delivery (Traction) — Ma</text:p>
          </table:table-cell>
          <table:table-cell office:value-type="string" table:style-name="ce2">
            <text:p>Palladium International Ltd</text:p>
          </table:table-cell>
          <table:table-cell office:value-type="string" table:style-name="ce2">
            <text:p>Monthly spend within 5% of forecast. Accurate invoices submitted by the 15th day of every month. Annual forecast submitted by the due date. Forecaster updated submitted by the 15th day of every month covering a period of 3 months (and revised/updated by 28th of each month). 90% of annual budget spent by December billing covering up to November spend (ODA target) not accounting for accruals.</text:p>
            <text:p>Cumulative quarterly variance &gt; ±15% <text:s/>with accurate invoices submitted after the 15th day of each month. Forecast for the next 3 months submitted on monthly basis.<text:tab/></text:p>
            <text:p>Cumulative quarterly variance &gt; ±10% of forecast with accurate invoices submitted by the 15th day of each month. Forecast for the next 3 months submitted on monthly basis.<text:tab/><text:s/></text:p>
            <text:p>Cumulative quarterly variance between ±5% of forecast with accurate invoices submitted by the 15th day of each month. Forecast for the next 3 months submitted on monthly basis.<text:tab/></text:p>
            <text:p>Cumulative quarterly variance ≤ ±5% of forecast with accurate invoices submitted by the 15th day of each month. Forecast for the next 3 months submitted on monthly basis.</text:p>
          </table:table-cell>
          <table:table-cell office:value-type="string" table:style-name="ce2">
            <text:p>≤ ±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O10054 - Improving Trade Facilitation and Customs in the Occupied Palestinian Territories</text:p>
          </table:table-cell>
          <table:table-cell office:value-type="string" table:style-name="ce2">
            <text:p>Cowatersogema International Inc</text:p>
          </table:table-cell>
          <table:table-cell office:value-type="string" table:style-name="ce2">
            <text:p>KPI 1: <text:s text:c="3"/>Average quarterly variance (based on a forecast provided at the start of the quarter, this indicator measures the total quarterly spend against the total quarterly forecast)<text:s/></text:p>
            <text:p>Good: <text:s/>5% or less<text:s/></text:p>
            <text:p>Approaching target: &gt;5% (Tasdeer provides written explanation)</text:p>
            <text:p>Needs improvement: 10%+ (Tasdeer provides written explanation)</text:p>
          </table:table-cell>
          <table:table-cell office:value-type="string" table:style-name="ce2">
            <text:p>5% or les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13: Skills for Prosperity - Lot 2: Delivery Partner Mexico</text:p>
          </table:table-cell>
          <table:table-cell office:value-type="string" table:style-name="ce2">
            <text:p>DAI Global UK Ltd</text:p>
          </table:table-cell>
          <table:table-cell office:value-type="string" table:style-name="ce2">
            <text:p>Insert KPI1</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310/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FID Nepal Skills for Employment Programme (SEP)</text:p>
          </table:table-cell>
          <table:table-cell office:value-type="string" table:style-name="ce2">
            <text:p>WSP USA Solutions Inc.</text:p>
          </table:table-cell>
          <table:table-cell office:value-type="string" table:style-name="ce2">
            <text:p>Quarterly progress on beneficiary outreach related to employment creation and migration support<text:s/></text:p>
            <text:p>Scoring: In the last 3 months, supplier has completed activity to a high standard and aligned with project need?</text:p>
          </table:table-cell>
          <table:table-cell office:value-type="string" table:style-name="ce2">
            <text:p>Scores of 3-5 inclusive will incur a 'good' rating</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text:s/>South Africa - Global Health Programme</text:p>
          </table:table-cell>
          <table:table-cell office:value-type="string" table:style-name="ce2">
            <text:p>Mott MacDonald</text:p>
          </table:table-cell>
          <table:table-cell office:value-type="string" table:style-name="ce2">
            <text:p>Project Output and Timelines: <text:s/>KPI Pass: <text:s/>80% or more Milestones are completed by agreed Due Dates within the assessment quarter.</text:p>
            <text:p>KPI Fail: Fewer than 80% Milestones are completed by agreed Due Dates within the assessment quarter.</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ment Mobilisation for Prosperity and Catalytic Transformation (IMPACT)</text:p>
          </table:table-cell>
          <table:table-cell office:value-type="string" table:style-name="ce2">
            <text:p>Palladium International Ltd</text:p>
          </table:table-cell>
          <table:table-cell office:value-type="string" table:style-name="ce2">
            <text:p>Learnings and Engagement</text:p>
            <text:p>1.<text:tab/>Dissemination of annual learning product to relevant stakeholders</text:p>
            <text:p>2.<text:tab/>Number of engagements held with other funders, sharing lessons learned, or generating evidence on market-building interventions in the sector</text:p>
            <text:p>3.<text:tab/>Participation in external conferences / networking events</text:p>
          </table:table-cell>
          <table:table-cell office:value-type="string" table:style-name="ce2">
            <text:p>1.<text:tab/>Successful dissemination of annual learning product to relevant stakeholders with<text:s/></text:p>
            <text:p>2.<text:tab/>At least 2 engagements held with other funders, sharing lessons learned, or generating evidence on market-building interventions in the sector.</text:p>
            <text:p>3.<text:tab/>At least 3 participations in external conferences / networking events.</text:p>
          </table:table-cell>
          <table:table-cell office:value-type="string" table:style-name="ce2">
            <text:p>Other - Consider returned</text:p>
          </table:table-cell>
          <table:table-cell office:value-type="string" table:style-name="ce2">
            <text:p>Not applicable as there were no grantees in Q2 (July - September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the teaching of primary school mathematics in Malawi</text:p>
          </table:table-cell>
          <table:table-cell office:value-type="string" table:style-name="ce2">
            <text:p>Mott Macdonald Ltd</text:p>
          </table:table-cell>
          <table:table-cell office:value-type="string" table:style-name="ce2">
            <text:p>KPI3</text:p>
            <text:p><text:s/>Financial management- Accuracy of timely forecasting and invoice Dec-Feb 2022:</text:p>
            <text:p>•<text:tab/>Accurate and timely submission of forecasting and reporting of monthly spend within 10% variance to FCDO by 26th of each month with justification for variances above 10%.<text:s/></text:p>
            <text:p>•<text:tab/>Supplier provides timely (within 72 hours) initial response to any FCDO questions concerning the financial deliverables including invoices.<text:s/></text:p>
            <text:p>•<text:tab/>Ensure supplier invoice includes all the required information accurately and is submitted together with the quarterly narrative report two weeks after end of quarter.</text:p>
            <text:p>Good: Variance &lt;10%<text:s/></text:p>
            <text:p>Approaching target: Variance &lt;15%</text:p>
            <text:p>Requires improvement: Variance &gt;15%</text:p>
            <text:p>Inadequate: Variance &gt;20%</text:p>
          </table:table-cell>
          <table:table-cell office:value-type="string" table:style-name="ce2">
            <text:p>Variance &lt; 1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text:s/>South East Asia - Global Health Programme</text:p>
          </table:table-cell>
          <table:table-cell office:value-type="string" table:style-name="ce2">
            <text:p>PricewaterhouseCoopers LLP</text:p>
          </table:table-cell>
          <table:table-cell office:value-type="string" table:style-name="ce2">
            <text:p>Monthly forecasting versus actual spend: 10% target variance or less - All costs not to exceed +10% of the monthly staff fee budget in the costed annual workplan budget for given month</text:p>
          </table:table-cell>
          <table:table-cell office:value-type="string" table:style-name="ce2">
            <text:p>&lt;1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Reducing Insecurity and Violent extremism in Northern and Coastal regions of Kenya (RE-INVENT) Prog</text:p>
          </table:table-cell>
          <table:table-cell office:value-type="string" table:style-name="ce2">
            <text:p>Tetra Tech International Development</text:p>
          </table:table-cell>
          <table:table-cell office:value-type="string" table:style-name="ce2">
            <text:p>Programme deliverables (connected to logframe outputs) delivered on time</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ing Accelerated Family Planning in Pakistan - Behaviour Change Communication</text:p>
          </table:table-cell>
          <table:table-cell office:value-type="string" table:style-name="ce2">
            <text:p>M&amp;C Saatchi World Services</text:p>
          </table:table-cell>
          <table:table-cell office:value-type="string" table:style-name="ce2">
            <text:p>Detailed financials along with updated risk and asset registers submitted within 45 days following the end of each quarter.</text:p>
          </table:table-cell>
          <table:table-cell office:value-type="string" table:style-name="ce2">
            <text:p>1-2 days’ delay from target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ackling Deadly Diseases in Africa Programme (TDDAP)</text:p>
          </table:table-cell>
          <table:table-cell office:value-type="string" table:style-name="ce2">
            <text:p>DAI Global UK Ltd</text:p>
          </table:table-cell>
          <table:table-cell office:value-type="string" table:style-name="ce2">
            <text:p>Quality of narrative reporting</text:p>
            <text:p/>
            <text:p>This indicator assesses the quality of the quarterly narrative programme report to DFID, based on the specified criteria:</text:p>
            <text:p>1. <text:s/>Reports are submitted by the agreed deadline and in the correct template<text:s text:c="127"/></text:p>
            <text:p>2. Report answers the key 'exam questions' without superfluous or duplicative content ; reports are well-structured in a logical and coherent order, written in "one voice", with effective use of headings and sub-headings no longer than 40 pages for main body of report<text:s text:c="97"/></text:p>
            <text:p>3. Conclusions are supported by data, high-level analysis and evidence as can be expected in a concise report<text:s text:c="301"/></text:p>
            <text:p>4. Use of plain English with very few spelling and grammatical errors, avoidance of jargon and no use of acronyms without written in full when first used<text:s text:c="121"/></text:p>
            <text:p>5. Effective use of diagrams, graphs and tables to illustrate</text:p>
            <text:p>6. Response to feedback on written deliverables is submitted on time: usually 2 weeks for quarterly reporting and 1 week for other products, unless otherwise agreed and as recorded in the deliverable tracker.</text:p>
          </table:table-cell>
          <table:table-cell office:value-type="string" table:style-name="ce2">
            <text:p>4 to 6</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Host and Refugee Populations in Ethiopia (SHARPE)</text:p>
          </table:table-cell>
          <table:table-cell office:value-type="string" table:style-name="ce2">
            <text:p>DAI Global UK Ltd</text:p>
          </table:table-cell>
          <table:table-cell office:value-type="string" table:style-name="ce2">
            <text:p>VfM maximised over the life of a contract by: confirmation of annual profit level fluctuations since tender submittal; timely identification and resolution of issues; ensuring lessons learned are shared</text:p>
          </table:table-cell>
          <table:table-cell office:value-type="string" table:style-name="ce2">
            <text:p>Reporting: •Profit statement- signpost to PCD submission; Updated statement in next quarterly report on identification and resolution of issues; Updated section in quarterly report on how SHARPE have shared less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28: Better Assistance in Crises (BASIC) Research</text:p>
          </table:table-cell>
          <table:table-cell office:value-type="string" table:style-name="ce2">
            <text:p>The Institute Of Development Studie</text:p>
          </table:table-cell>
          <table:table-cell office:value-type="string" table:style-name="ce2">
            <text:p>Accuracy of financial forecasts (within 5% of forecast provided in previous report).</text:p>
            <text:p>5 - Quarterly expenditure within 5% accuracy of forecast provided in first month of quarter</text:p>
            <text:p>4 – Quarterly expenditure between 6 and 10% accuracy of forecast provided in first month of the<text:s/></text:p>
            <text:p>quarter</text:p>
            <text:p>3 – Quarterly expenditure between 11 and 15% accuracy of forecast provided in first month of the<text:s/></text:p>
            <text:p>quarter</text:p>
            <text:p>3 An Act of God is an act of nature that couldn't have been foreseen or avoided. It describes an event where no blame can be<text:s/></text:p>
            <text:p>assigned to a person, that couldn't have realistically been prevented, brought about as a direct result of natural causes.</text:p>
            <text:p>25</text:p>
            <text:p>2 – Quarterly expenditure between 16 and 25% accuracy of forecast provided in previous quarterly<text:s/></text:p>
            <text:p>report.<text:s/></text:p>
            <text:p>1 – Quarterly expenditure with over 25% variance of forecast provided in previous quarterly report.</text:p>
          </table:table-cell>
          <table:table-cell office:value-type="string" table:style-name="ce2">
            <text:p>Quarterly expenditure within 5% accuracy of forecast provided in first month of quarter</text:p>
          </table:table-cell>
          <table:table-cell office:value-type="string" table:style-name="ce2">
            <text:p>Other - Consider returned</text:p>
          </table:table-cell>
          <table:table-cell office:value-type="string" table:style-name="ce2">
            <text:p>KPI suspended for this quarter due to uncertainty around ODA and replanning</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the facilitation of forest governance reforms in Guyana, Liberia, Ghana, Republic of Cong</text:p>
          </table:table-cell>
          <table:table-cell office:value-type="string" table:style-name="ce2">
            <text:p>Palladium International Limited</text:p>
          </table:table-cell>
          <table:table-cell office:value-type="string" table:style-name="ce2">
            <text:p>Management Financial (5% of Fee)</text:p>
            <text:p>Strong financial management of the facilitation services, demonstrated through: accurate and timely invoicing; accurate forecasting, and ; optimisation of value for money</text:p>
          </table:table-cell>
          <table:table-cell office:value-type="string" table:style-name="ce2">
            <text:p>100%</text:p>
            <text:p>Support services enabling multi-stakeholder engagement in all 5 countries are meeting the expectations set out in country-specific work pla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rk and Opportunities for Women(WOW)</text:p>
          </table:table-cell>
          <table:table-cell office:value-type="string" table:style-name="ce2">
            <text:p>Pricewaterhousecoopers</text:p>
          </table:table-cell>
          <table:table-cell office:value-type="string" table:style-name="ce2">
            <text:p>Quarterly reports delivered in a timely fashion, demonstrating that progress is on track, that regular risk reviews are taking place and that they are feeding back into strategic decisions (Pass/Fail)</text:p>
          </table:table-cell>
          <table:table-cell office:value-type="string" table:style-name="ce2">
            <text:p>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Education Systems for Improved Learning</text:p>
          </table:table-cell>
          <table:table-cell office:value-type="string" table:style-name="ce2">
            <text:p>Mott Macdonald Ltd</text:p>
          </table:table-cell>
          <table:table-cell office:value-type="string" table:style-name="ce2">
            <text:p>75% of Community Learning Facilitators in cohort 1 of the Community Led Learning intervention have reached to at least lesson 16 in literacy and numeracy.</text:p>
          </table:table-cell>
          <table:table-cell office:value-type="string" table:style-name="ce2">
            <text:p>7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P for CSD&amp;UR for Nepal, Lot 2 – NREP</text:p>
          </table:table-cell>
          <table:table-cell office:value-type="string" table:style-name="ce2">
            <text:p>DAI Global UK Ltd</text:p>
          </table:table-cell>
          <table:table-cell office:value-type="string" table:style-name="ce2">
            <text:p>Quarterly project management committee meeting, strategic meeting between NREP management, FCDO and Government of Nepal (Alternative Energy Promotion Centre, Ministry of Energy, Water Resources and Irrigation, Nepal Electricity Authority)</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lementation of the Multi-stakeholder Forestry Programme Phase 4 (MFP4)</text:p>
          </table:table-cell>
          <table:table-cell office:value-type="string" table:style-name="ce2">
            <text:p>Palladium International Limited</text:p>
          </table:table-cell>
          <table:table-cell office:value-type="string" table:style-name="ce2">
            <text:p>KPI3 (Transparency and Delivery Chain Management): Personnel: Demonstrated strong level of quality assurance.</text:p>
          </table:table-cell>
          <table:table-cell office:value-type="string" table:style-name="ce2">
            <text:p>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hule Bora (Quality Education)</text:p>
          </table:table-cell>
          <table:table-cell office:value-type="string" table:style-name="ce2">
            <text:p>Mott Macdonald Ltd</text:p>
          </table:table-cell>
          <table:table-cell office:value-type="string" table:style-name="ce2">
            <text:p>Positive deviance case studies review of performing headteachers and schools conducted, and key findings disseminated through presentation to government (national and 9 regions) and Education Development Partners Group, and distribution of information brief.</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roved Provincial Economic and Urban Development Planning in KPK (Pakistan) (SEED)</text:p>
          </table:table-cell>
          <table:table-cell office:value-type="string" table:style-name="ce2">
            <text:p>Adam Smith International Ltd</text:p>
          </table:table-cell>
          <table:table-cell office:value-type="string" table:style-name="ce2">
            <text:p>Value for Money and Effective Programme Management. Evidence of VfM and success stories.</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echnical Assistance for Implementation of DFID Nepal's National Health Sector Programme 3</text:p>
          </table:table-cell>
          <table:table-cell office:value-type="string" table:style-name="ce2">
            <text:p>Options Consultancy Services Limited</text:p>
          </table:table-cell>
          <table:table-cell office:value-type="string" table:style-name="ce2">
            <text:p>KPI1: a) Improved budget allocations and expenditure at sub-national levels (38 local governments NHSSP provides technical assistance).<text:s/></text:p>
            <text:p>b) Three provincial governments (NHSSP supported) developed financial management improvement plan (FMIP) and procurement improvement plan (PIP) under the broader Public Financial Management Strategic Framework (PFMSF) and Public Procurement Strategic Framework (PPSF) by November 2022.</text:p>
          </table:table-cell>
          <table:table-cell office:value-type="string" table:style-name="ce2">
            <text:p>&gt;6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Jobs and Economic Transformation Programme Ghana (JET)</text:p>
          </table:table-cell>
          <table:table-cell office:value-type="string" table:style-name="ce2">
            <text:p>Palladium International Limited</text:p>
          </table:table-cell>
          <table:table-cell office:value-type="string" table:style-name="ce2">
            <text:p>AR review score. <text:s/>This gives an indication of how the programme is performing against output and outcome indicators as captured in the programme logframe over a period of 1 year.</text:p>
          </table:table-cell>
          <table:table-cell office:value-type="string" table:style-name="ce2">
            <text:p>90% of log frame indicator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ood Governance Fund (GGF) Programme Management Unit (PMU)</text:p>
          </table:table-cell>
          <table:table-cell office:value-type="string" table:style-name="ce2">
            <text:p>Alinea International Ltd.</text:p>
          </table:table-cell>
          <table:table-cell office:value-type="string" table:style-name="ce2">
            <text:p>Reporting: Consolidated, high-quality 3 x quarterly reports and 1 annual report, covering both programme and country levels are received by the agreed deadline without major revisions being made and without omissions; FCDO assesses that these reflect in full the elements as per agreed reporting structure.</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rectorate for a Research and Innovation Hub on Technology for Education</text:p>
          </table:table-cell>
          <table:table-cell office:value-type="string" table:style-name="ce2">
            <text:p>Results for Development Institute</text:p>
          </table:table-cell>
          <table:table-cell office:value-type="string" table:style-name="ce2">
            <text:p>Percentage of variance from the forecasted financial values</text:p>
          </table:table-cell>
          <table:table-cell office:value-type="string" table:style-name="ce2">
            <text:p>&lt;3%</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ties and Infrastructure for Growth (CIG) - Uganda</text:p>
          </table:table-cell>
          <table:table-cell office:value-type="string" table:style-name="ce2">
            <text:p>Cardno Emerging Markets (UK) Ltd</text:p>
          </table:table-cell>
          <table:table-cell office:value-type="string" table:style-name="ce2">
            <text:p>(2) Effective financial and VfM management, including accuracy of forecasting and invoicing and evidence of VfM guided decision-making (Financial forecasts (covering both PMU and TAF) are submitted to FCDO on or by 20th calendar day of each month; forecasts are in the agreed format and are accurate to within 1% spend);</text:p>
          </table:table-cell>
          <table:table-cell office:value-type="string" table:style-name="ce2">
            <text:p>Financial Forecasts submitted by 20th Calendar day and are accurate to within 1% toleranc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xtreme Poverty - Building Evidence for Effective Action</text:p>
          </table:table-cell>
          <table:table-cell office:value-type="string" table:style-name="ce2">
            <text:p>Oxford Policy Management</text:p>
          </table:table-cell>
          <table:table-cell office:value-type="string" table:style-name="ce2">
            <text:p>Appropriate and effective identification and management of risks including proposed mitigation measures:</text:p>
            <text:p>1. Risk Matrix submitted to FCDO for review on a quarterly basis</text:p>
            <text:p>2. Demonstrate steps taken to proactively detect and mitigate risks<text:s/></text:p>
            <text:p>3. Significant changes to the risk assessment and project delivery are reported to FCDO as soon as supplier becomes aware of them - documented via summary emails and action points post quarterly meetings.</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pplied health research programme (Applied)</text:p>
          </table:table-cell>
          <table:table-cell office:value-type="string" table:style-name="ce2">
            <text:p>London School Of Hygiene And Tropical Medicine</text:p>
          </table:table-cell>
          <table:table-cell office:value-type="string" table:style-name="ce2">
            <text:p>Measure and maintain action plan to address all recommendations raised in the FCDO Annual Review</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ransparency and Accountability to Improve Economic Development and Service Delivery (Traction) — Ma</text:p>
          </table:table-cell>
          <table:table-cell office:value-type="string" table:style-name="ce2">
            <text:p>Palladium International Ltd</text:p>
          </table:table-cell>
          <table:table-cell office:value-type="string" table:style-name="ce2">
            <text:p>Palladium responds to 100% of FCDO priorities demonstrated through the quarterly progress report which is submitted not later than 15 days after the end of each quarter. Regular communication on progress of activities through 100% bi-weekly catch-up meetings and other forums. Team changes are communicated with FCDO before they are made and any change in key personnel is not implemented before agreeing with FCDO. This will also include Palladium's responsiveness to FCDO's request to change personnel demonstrated through quarterly progress reports which are submitted not later than the 15th of the following month of the reporting period.</text:p>
          </table:table-cell>
          <table:table-cell office:value-type="string" table:style-name="ce2">
            <text:p>Within 2 weeks / no remedial ac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ulti-stakeholder Forest Governance and Accountability Project (MFGAP), Liberia</text:p>
          </table:table-cell>
          <table:table-cell office:value-type="string" table:style-name="ce2">
            <text:p>Palladium International Limited</text:p>
          </table:table-cell>
          <table:table-cell office:value-type="string" table:style-name="ce2">
            <text:p>Civil society and community organisations participate in VPA governance structures using evidence provided by Independent Forest Monitors (3% of fee)</text:p>
            <text:p/>
            <text:p>Indicator:</text:p>
            <text:p>Actions taken by civil society and community organisations based on information generated through CS-IFM (meeting minutes, advocacy actions e.g. letters citing briefing, etc.)</text:p>
          </table:table-cell>
          <table:table-cell office:value-type="string" table:style-name="ce2">
            <text:p>100%</text:p>
            <text:p>Strong evidence of participation, drawing from up-to date- evidence in the review perio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vil Society Support Programme Phase II</text:p>
          </table:table-cell>
          <table:table-cell office:value-type="string" table:style-name="ce2">
            <text:p>The British Council</text:p>
          </table:table-cell>
          <table:table-cell office:value-type="string" table:style-name="ce2">
            <text:p>CSSP2 team delivers against their workplan for the quarter on relationship building support (through grants, capacity development, federal level engagement): % of planned activities delivered.</text:p>
          </table:table-cell>
          <table:table-cell office:value-type="string" table:style-name="ce2">
            <text:p>&gt;=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uctural Change and Economic Growth (STEG)</text:p>
          </table:table-cell>
          <table:table-cell office:value-type="string" table:style-name="ce2">
            <text:p>CENTRE FOR ECONOMIC POLICY RESEARCH</text:p>
          </table:table-cell>
          <table:table-cell office:value-type="string" table:style-name="ce2">
            <text:p>Meeting or exceeding the low logframe target for peer reviewed articles</text:p>
          </table:table-cell>
          <table:table-cell office:value-type="string" table:style-name="ce2">
            <text:p>95% or ov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BRILHO - Energy Africa Mozambique</text:p>
          </table:table-cell>
          <table:table-cell office:value-type="string" table:style-name="ce2">
            <text:p>SNV Netherlands Development Organisation</text:p>
          </table:table-cell>
          <table:table-cell office:value-type="string" table:style-name="ce2">
            <text:p>Quarterly reported spend is within 5% variance of forecast and deviations does not exceed 5% - both based on the forecast reviewed and submitted every quarter. Utilisation of approved annual budget is within the 95% mark. Reports and invoices are submitted in line with the agreed calendar.</text:p>
          </table:table-cell>
          <table:table-cell office:value-type="string" table:style-name="ce2">
            <text:p>&lt;5% Variance<text:s/></text:p>
            <text:p>95% Utilisation Budget</text:p>
          </table:table-cell>
          <table:table-cell office:value-type="string" table:style-name="ce2">
            <text:p>Requires Improvement</text:p>
          </table:table-cell>
          <table:table-cell office:value-type="string" table:style-name="ce2">
            <text:p>The supplier has overspent by 12% last quarter. The initial estimated forecast was provided on the basis of sub partners performance in past quarters, which are paid in arrears. Given COVID-19 restrictions is lifted and there is signs of economic recovery, the supplier has already updated the forecast spend for remaining quarter under this financial year, and also to be aligned to the agreed threshold.</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The Population Council</text:p>
          </table:table-cell>
          <table:table-cell office:value-type="string" table:style-name="ce2">
            <text:p>Respond to recommendations in FCDO programme annual reviews and provide a summary of outcomes via quarterly progress reports and the following year’s annual programme report</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Reducing high fertility rates and Improving Sexual reproductive health outcomes in Uganda (RISE)</text:p>
          </table:table-cell>
          <table:table-cell office:value-type="string" table:style-name="ce2">
            <text:p>MSI Reproductive Choices (MSI)</text:p>
          </table:table-cell>
          <table:table-cell office:value-type="string" table:style-name="ce2">
            <text:p>Number of adults 15+ in targeted regions reached by a peer or community health worker with family planning information</text:p>
          </table:table-cell>
          <table:table-cell office:value-type="string" table:style-name="ce2">
            <text:p>1872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SRP- Support to the Palestinian Authority to Build Stability,Deliver Services,Promote Reform in OPT</text:p>
          </table:table-cell>
          <table:table-cell office:value-type="string" table:style-name="ce2">
            <text:p>Tetra Tech International Development</text:p>
          </table:table-cell>
          <table:table-cell office:value-type="string" table:style-name="ce2">
            <text:p>Maximising value for money: an updated value for money assessment should be submitted with the supplier quarterly reports to indicate that the supplier has proactively sought out and (where possible) implemented opportunities to deliver the project more efficiently, effectively or economically in the quarter under review. Scoring is evaluated as follows: if the quarterly VfM assessment evidences the identification of at least 3 new opportunities for the year of which at least 3 new opportunities are being implemented then the KPI scores 6. If the quarterly VfM assessment evidences identification of at least 2 new opportunities for the year of which 1 is being implemented then the KPI scores 3. If no new opportunities are identified, the KPI scores 0.</text:p>
          </table:table-cell>
          <table:table-cell office:value-type="string" table:style-name="ce2">
            <text:p>3 annual VfM opportunities identified, out of which at least 2 are being implement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onitoring and Evaluation <text:s/>for the Somalia Humanitarian, Health and Resilience Programmes</text:p>
          </table:table-cell>
          <table:table-cell office:value-type="string" table:style-name="ce2">
            <text:p>Cowater International S.A. formerly Transtec</text:p>
          </table:table-cell>
          <table:table-cell office:value-type="string" table:style-name="ce2">
            <text:p>KPI 1 Delivery of Results</text:p>
            <text:p>Quality of delivery and timeliness of programme milestones and results in line with workplan</text:p>
          </table:table-cell>
          <table:table-cell office:value-type="string" table:style-name="ce2">
            <text:p>4 Satisfactory meets requirem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ulti-stakeholder Forest Governance and Accountability Project (MFGAP), Liberia</text:p>
          </table:table-cell>
          <table:table-cell office:value-type="string" table:style-name="ce2">
            <text:p>Palladium International Limited</text:p>
          </table:table-cell>
          <table:table-cell office:value-type="string" table:style-name="ce2">
            <text:p>Timber and timber products from Authorized Community Forests (ACFs) meet the legal standards set out in the definition of "legal timber", and AFCs are complying with commitments set out in FDA approved CUCs. (3% of fee)</text:p>
            <text:p/>
            <text:p>Indicators/verification:</text:p>
            <text:p>1.<text:tab/>Presence in Libertrace of</text:p>
            <text:p>-<text:tab/># of FDA approved CFMA<text:s/></text:p>
            <text:p>-<text:tab/># of FDA approved CUC<text:s/></text:p>
            <text:p>2.<text:tab/>Demonstrable increase in AFC compliance <text:s/>over time. Verified during checks by MFGAP on AFCs including:</text:p>
            <text:p>-<text:tab/>Rights and responsibilities of companies and communities</text:p>
            <text:p>-<text:tab/>Payment of financial benefits (cubic meter, land rental) and existing payment schedules</text:p>
            <text:p>-<text:tab/>Implementation of dispute resolution mechanism</text:p>
            <text:p>-<text:tab/>Compliance with the CFHP</text:p>
          </table:table-cell>
          <table:table-cell office:value-type="string" table:style-name="ce2">
            <text:p>100%</text:p>
            <text:p/>
            <text:p>Delivery on track, relative to agreed work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uctural Change and Economic Growth (STEG)</text:p>
          </table:table-cell>
          <table:table-cell office:value-type="string" table:style-name="ce2">
            <text:p>CENTRE FOR ECONOMIC POLICY RESEARCH</text:p>
          </table:table-cell>
          <table:table-cell office:value-type="string" table:style-name="ce2">
            <text:p>Meeting or exceeding the low logframe target for projects engaging with policy makers</text:p>
          </table:table-cell>
          <table:table-cell office:value-type="string" table:style-name="ce2">
            <text:p>95% or ov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roved Provincial Economic and Urban Development Planning in KPK (Pakistan) (SEED)</text:p>
          </table:table-cell>
          <table:table-cell office:value-type="string" table:style-name="ce2">
            <text:p>Adam Smith International Ltd</text:p>
          </table:table-cell>
          <table:table-cell office:value-type="string" table:style-name="ce2">
            <text:p>Innovation, adaption, and continuous improvements. New ideas which aim to benefit the programme (in line with the programme work plan)</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b-National Governance Programme II (SNG II)</text:p>
          </table:table-cell>
          <table:table-cell office:value-type="string" table:style-name="ce2">
            <text:p>Oxford Policy Management</text:p>
          </table:table-cell>
          <table:table-cell office:value-type="string" table:style-name="ce2">
            <text:p>Financial management and forecasts are managed timely, achieve +/- 5% variance with the latest approved annual forecast.</text:p>
          </table:table-cell>
          <table:table-cell office:value-type="string" table:style-name="ce2">
            <text:p>Timely and accurate submission of monthly forecast and invoices, achieving of <text:s/>+/- 5% variance of yearly forecas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ing Pastoralism &amp; Agriculture in Recurrent &amp; Protracted Crises (SPARC)</text:p>
          </table:table-cell>
          <table:table-cell office:value-type="string" table:style-name="ce2">
            <text:p>Cowatersogema International Inc</text:p>
          </table:table-cell>
          <table:table-cell office:value-type="string" table:style-name="ce2">
            <text:p>2 SPARC-led evaluations commissioned, on innovative approaches and solutions, focused on what works and in which context</text:p>
          </table:table-cell>
          <table:table-cell office:value-type="string" table:style-name="ce2">
            <text:p>2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Networks 2 Direct Award RFI</text:p>
          </table:table-cell>
          <table:table-cell office:value-type="string" table:style-name="ce2">
            <text:p>Mitel Networks Limited</text:p>
          </table:table-cell>
          <table:table-cell office:value-type="string" table:style-name="ce2">
            <text:p>Successful completion of changes without causing impact</text:p>
          </table:table-cell>
          <table:table-cell office:value-type="string" table:style-name="ce2">
            <text:p>100% of changes implemented successfull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ross Border Conflict Research Programme Lot 2</text:p>
          </table:table-cell>
          <table:table-cell office:value-type="string" table:style-name="ce2">
            <text:p>Chemonics</text:p>
          </table:table-cell>
          <table:table-cell office:value-type="string" table:style-name="ce2">
            <text:p>KPI 1</text:p>
            <text:p>Quarterly progress reports appropriately highlight impact and achievements of the research and uptake, as well as any significant management issues or developments.</text:p>
            <text:p/>
            <text:p>Criteria</text:p>
            <text:p>1. Progress reports submitted to FCDO for review on a quarterly basis</text:p>
            <text:p>2. Reports demonstrate impact and achievements of the research and uptake</text:p>
            <text:p>3. Reports proactively highlight significant management issues or challenges when relevant</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3 - Infectious Diseases</text:p>
          </table:table-cell>
          <table:table-cell office:value-type="string" table:style-name="ce2">
            <text:p>London School Of Hygiene And Tropical Medicine</text:p>
          </table:table-cell>
          <table:table-cell office:value-type="string" table:style-name="ce2">
            <text:p>Respond to recommendations in FCDO programme annual reviews and provide a summary of outcomes via quarterly progress reports and the following year’s annual programme report</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mercial Agriculture for Smallholders and Agriculture (CASA) Lot 1</text:p>
          </table:table-cell>
          <table:table-cell office:value-type="string" table:style-name="ce2">
            <text:p>NIRAS A/S</text:p>
          </table:table-cell>
          <table:table-cell office:value-type="string" table:style-name="ce2">
            <text:p>Number of smallholders reached by new and/or strengthened aggregation / sourcing arrangements by the producer organisation interventions (cumulative). Disaggregated by those living under $1.90 per day and by gender of participant and household head. Percentage is calculated comparing the expected number of smallholders reached for the period against actual number of smallholders reached by the programme</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lobal Girls Research Initiative</text:p>
          </table:table-cell>
          <table:table-cell office:value-type="string" table:style-name="ce2">
            <text:p>ODI</text:p>
          </table:table-cell>
          <table:table-cell office:value-type="string" table:style-name="ce2">
            <text:p>2 knowledge products co-written by southern research partners, one of which is led or co-led by a southern research partner</text:p>
          </table:table-cell>
          <table:table-cell office:value-type="string" table:style-name="ce2">
            <text:p>2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the teaching of primary school mathematics in Malawi</text:p>
          </table:table-cell>
          <table:table-cell office:value-type="string" table:style-name="ce2">
            <text:p>Mott Macdonald Ltd</text:p>
          </table:table-cell>
          <table:table-cell office:value-type="string" table:style-name="ce2">
            <text:p>KPI1</text:p>
            <text:p>100% of the agreed contractual quarterly milestones have been submitted within the timeline of one week before end of quarter and have been approved by the SRO.<text:s text:c="2"/></text:p>
            <text:p>•<text:tab/>Milestones are submitted to FCDO at least one week before end of the quarter and subsequently approved by FCDO within one week of receipt.</text:p>
            <text:p>•<text:tab/>When any milestone is not met, quarterly reporting includes clear and concise narrative on areas on- and off-track; reasons for delays (within and outside project team control) and assessment of effects on project outputs and outcomes.<text:s/></text:p>
            <text:p>•<text:tab/>Where milestones are not achieved due to reasons outside project team control, CE will communicate/ provide justification within two weeks of the start of the quarter, and subject to FCDO SRO sign-off will not be included as part of bullet point 1.</text:p>
            <text:p>•<text:tab/>Milestones will be reviewed, and feedback shared by FCDO SRO within one week following receipt, and will allow for a one-week response time from CE following which a final scoring will be provided.</text:p>
            <text:p>Good: all milestones submitted on time and approved</text:p>
            <text:p>Approaching target: one milestone is not submitted or approved <text:s/>within the deadline.</text:p>
            <text:p>Requires improvement: two Milestones are not submitted or approved within the deadline.</text:p>
            <text:p>Inadequate: more than two milestones are not submitted or approved within the deadline.</text:p>
          </table:table-cell>
          <table:table-cell office:value-type="string" table:style-name="ce2">
            <text:p>All milestones are submitted on time and approved by SRO within the deadline.</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opping Abuse and Female Exploitation (SAFE) Programme: Zimbabwe</text:p>
          </table:table-cell>
          <table:table-cell office:value-type="string" table:style-name="ce2">
            <text:p>Ecorys UK Ltd</text:p>
          </table:table-cell>
          <table:table-cell office:value-type="string" table:style-name="ce2">
            <text:p>The SAFE programme team actively engages with FCDO throughout implementation ensuring coherence, agreement on key-decisions (particularly in light of adaptation) and accountability</text:p>
          </table:table-cell>
          <table:table-cell office:value-type="string" table:style-name="ce2">
            <text:p>90% of planned meetings occur and &lt;25% of key decisions are made without FCDO engagem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XPANDING SOCIAL PROTECTION PHASE II</text:p>
          </table:table-cell>
          <table:table-cell office:value-type="string" table:style-name="ce2">
            <text:p>DAI Global UK Ltd</text:p>
          </table:table-cell>
          <table:table-cell office:value-type="string" table:style-name="ce2">
            <text:p>Specific agreed milestones <text:s/>- Quarterly reports, Beneficiaries report and Renovation works</text:p>
          </table:table-cell>
          <table:table-cell office:value-type="string" table:style-name="ce2">
            <text:p>90.00%</text:p>
          </table:table-cell>
          <table:table-cell office:value-type="string" table:style-name="ce2">
            <text:p>Inadequate</text:p>
          </table:table-cell>
          <table:table-cell office:value-type="string" table:style-name="ce2">
            <text:p>THERE ARE 13 MILESTONES FOR THIS KPI AND ALL ARE CLOSE OUT ACTIVITES WHICH IS ALL WORK IN PROGRESS AND PLANNED TO COMPLETE BETWEEN SEPTEMBER AND DECEMBER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78 Social Protection Technical Assistance Facility</text:p>
          </table:table-cell>
          <table:table-cell office:value-type="string" table:style-name="ce2">
            <text:p>DAI Global UK Ltd</text:p>
          </table:table-cell>
          <table:table-cell office:value-type="string" table:style-name="ce2">
            <text:p>Forecasting within 5% tolerance: The invoice value is within 5% of the forecast as adjusted through monthly accrual updates</text:p>
          </table:table-cell>
          <table:table-cell office:value-type="string" table:style-name="ce2">
            <text:p>Invoice value is within 5% of the forecas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28: Better Assistance in Crises (BASIC) Research</text:p>
          </table:table-cell>
          <table:table-cell office:value-type="string" table:style-name="ce2">
            <text:p>The Institute Of Development Studie</text:p>
          </table:table-cell>
          <table:table-cell office:value-type="string" table:style-name="ce2">
            <text:p>Quality of products</text:p>
            <text:p>Products are delivered following relevant IDS quality assurance and signed off by FCDO SRO. Four criteria:</text:p>
            <text:p>1) BASIC Research has submitted evidence of responses to:</text:p>
            <text:p>a. 2 internal reviews of products (at least 1 reviewer with 10+ years experience)</text:p>
            <text:p>b. 1 external review of products (at least 5+ years experience, but preferably more)</text:p>
            <text:p>Product then submitted to FCDO as part of quarterly report usually on the final day of the quarter.<text:s/></text:p>
            <text:p>Steps 2, 3 and 4 to occur after that deadline.</text:p>
            <text:p>2) BASIC Research has responded to FCDO reviews</text:p>
            <text:p>3) FCDO deems the product to be within the agreed* scope in terms of planned purpose and content</text:p>
            <text:p>4) FCDO signs off the product</text:p>
          </table:table-cell>
          <table:table-cell office:value-type="string" table:style-name="ce2">
            <text:p>When FCDO signs off the product the full amount of funds linked to that product will be releas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1 - Health Systems</text:p>
          </table:table-cell>
          <table:table-cell office:value-type="string" table:style-name="ce2">
            <text:p>Liverpool School of Tropical Medicine</text:p>
          </table:table-cell>
          <table:table-cell office:value-type="string" table:style-name="ce2">
            <text:p>Accurate submission of financial forecasts</text:p>
          </table:table-cell>
          <table:table-cell office:value-type="string" table:style-name="ce2">
            <text:p>≥ 10% variance</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11 Independent evaluation contract for the Girls’ Education Challenge Fund Phase II (GEC II)</text:p>
          </table:table-cell>
          <table:table-cell office:value-type="string" table:style-name="ce2">
            <text:p>Tetra Tech International Development</text:p>
          </table:table-cell>
          <table:table-cell office:value-type="string" table:style-name="ce2">
            <text:p>Extent to which supplier is responsive and flexible to FCDO and other stakeholder needs.</text:p>
            <text:p>Percentage of KPI is measured by taking in consideration supplier’s achievement in quarterly scoring system done by FCDO:<text:s/></text:p>
            <text:p>• <text:s text:c="11"/>6 = 100% Outstanding delivery with innovation and outstanding execution, well exceeding contractual requirements.</text:p>
            <text:p>• <text:s text:c="11"/>5 = 83% Proactive supplier delivering efficiently and effectively above contractual expectations.</text:p>
            <text:p>• <text:s text:c="11"/>4 = 66% Supplier delivering efficiently and effectively. Very few or no improvements needed.</text:p>
            <text:p>• <text:s text:c="11"/>3 = 50% Most responsibilities are delivered efficiently and effectively. Some improvements should be made.</text:p>
            <text:p>• <text:s text:c="11"/>2 = 33% Some criteria met but significant improvements needed.</text:p>
            <text:p>• <text:s text:c="11"/>1 = 16% Serious under performance. Not meeting requirements. Immediate and major changes needed</text:p>
            <text:p>– KPI description is a summarised version of a more detailed indicator embedded in the contract</text:p>
          </table:table-cell>
          <table:table-cell office:value-type="string" table:style-name="ce2">
            <text:p>83.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hule Bora (Quality Education)</text:p>
          </table:table-cell>
          <table:table-cell office:value-type="string" table:style-name="ce2">
            <text:p>Mott Macdonald Ltd</text:p>
          </table:table-cell>
          <table:table-cell office:value-type="string" table:style-name="ce2">
            <text:p>Accurate forecasting achieved within 5% quarterly average variance of actuals to forecast, and anticipated variance to monthly forecast communicated to FCDO by the 25th of preceding month.</text:p>
          </table:table-cell>
          <table:table-cell office:value-type="string" table:style-name="ce2">
            <text:p>≤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132 TA for Strengthening Climate Resilient Systems for Sustainable Delivery of SCRS-WASH</text:p>
          </table:table-cell>
          <table:table-cell office:value-type="string" table:style-name="ce2">
            <text:p>LTS International Ltd</text:p>
          </table:table-cell>
          <table:table-cell office:value-type="string" table:style-name="ce2">
            <text:p>KPI 1. Achievement of milestones: The % achievement against the payment milestones set for each quarter ;</text:p>
          </table:table-cell>
          <table:table-cell office:value-type="string" table:style-name="ce2">
            <text:p>Good &gt;= 90%</text:p>
          </table:table-cell>
          <table:table-cell office:value-type="string" table:style-name="ce2">
            <text:p>Other - Consider returned</text:p>
          </table:table-cell>
          <table:table-cell office:value-type="string" table:style-name="ce2">
            <text:p>This is a new KPI the result of achievement will be available for Q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International Rescue Committee Inc</text:p>
          </table:table-cell>
          <table:table-cell office:value-type="string" table:style-name="ce2">
            <text:p>Respond to recommendations in FCDO programme annual reviews and provide a summary of outcomes via quarterly progress reports and the following year’s annual programme report</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entre for Disaster Protection</text:p>
          </table:table-cell>
          <table:table-cell office:value-type="string" table:style-name="ce2">
            <text:p>DAI Global UK Ltd</text:p>
          </table:table-cell>
          <table:table-cell office:value-type="string" table:style-name="ce2">
            <text:p>All key Centre technical and support staff roles (‘Blue’ roles, PDs and SLT) remain filled by appropriately qualified and skilled team members. Vacancies in key roles to last no longer than 12 weeks (after departure of the previous post-holder) and cover to be arranged/sourced through TAF where appropriate.</text:p>
          </table:table-cell>
          <table:table-cell office:value-type="string" table:style-name="ce2">
            <text:p>up to 2 vacancies remained unfilled beyond the specified timeframe, but key tasks and responsibilities effectively covered through DAI team support or TAF interim recruitm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ransparency and Accountability for Inclusive Development (TAcID) in Mozambique</text:p>
          </table:table-cell>
          <table:table-cell office:value-type="string" table:style-name="ce2">
            <text:p>Chemonics</text:p>
          </table:table-cell>
          <table:table-cell office:value-type="string" table:style-name="ce2">
            <text:p>Value for Money. VfM reported as part of quarterly and annual narrative reporting, with evidence of how VfM considerations have informed decisions relating to resource allocation and improving efficiency. Percentage of KPI is measured by taking in consideration supplier’s achievement in quarterly scoring system done by FCDO:<text:s/></text:p>
            <text:p>5: Outstanding Performance. Consistently to a higher than required standard. No fee deduction;<text:s/></text:p>
            <text:p>4: Exceeding Performance. Consistently to the required standard but above this at least once. No fee deduction;</text:p>
            <text:p>3: Satisfactory Performance. Consistently to the required standard. No fee deduction;</text:p>
            <text:p>2: Less than Satisfactory Performance. Generally to the required standard, but below what is expected at least once. Deduction of 50% of fees;</text:p>
            <text:p>1: Serious Underperformance. Consistently below the expected standard. Deduction of 100% of fees.</text:p>
          </table:table-cell>
          <table:table-cell office:value-type="string" table:style-name="ce2">
            <text:p>Scores 3/4: The supplier meets all contractual requirements, and, for a score of 4, provides some evidence of exceeding FCDO expecta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O10070: Research and Innovation Systems for Africa (RISA) Fund (SRIA &amp; ATIP)</text:p>
          </table:table-cell>
          <table:table-cell office:value-type="string" table:style-name="ce2">
            <text:p>Chemonics</text:p>
          </table:table-cell>
          <table:table-cell office:value-type="string" table:style-name="ce2">
            <text:p>Insert KPI1</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704/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Indonesia - Renewable Energy Programme</text:p>
          </table:table-cell>
          <table:table-cell office:value-type="string" table:style-name="ce2">
            <text:p>Palladium International Ltd</text:p>
          </table:table-cell>
          <table:table-cell office:value-type="string" table:style-name="ce2">
            <text:p>Number of policy recommendations on low carbon energy produced - 6 by end of programme. Qualitative score based on assessment of progress.</text:p>
          </table:table-cell>
          <table:table-cell office:value-type="string" table:style-name="ce2">
            <text:p>400.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South Africa - Global Future Cities Programme</text:p>
          </table:table-cell>
          <table:table-cell office:value-type="string" table:style-name="ce2">
            <text:p>PricewaterhouseCoopers LLP</text:p>
          </table:table-cell>
          <table:table-cell office:value-type="string" table:style-name="ce2">
            <text:p>Implementation Activities are completed to the required quality</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BRILHO - Energy Africa Mozambique</text:p>
          </table:table-cell>
          <table:table-cell office:value-type="string" table:style-name="ce2">
            <text:p>SNV Netherlands Development Organisation</text:p>
          </table:table-cell>
          <table:table-cell office:value-type="string" table:style-name="ce2">
            <text:p>By the end of the calendar year at least 4 of the indicators (4/13) that define VfM (Economy, Efficiency, Effectiveness and Equity) have improved. When there is no improvement of one or more indicators, the quarterly and annual reports to be submitted will include a narrative on the reasons for the absence of improvement.</text:p>
          </table:table-cell>
          <table:table-cell office:value-type="string" table:style-name="ce2">
            <text:p>4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ties and Infrastructure for Growth (CIG) - Uganda</text:p>
          </table:table-cell>
          <table:table-cell office:value-type="string" table:style-name="ce2">
            <text:p>Cardno Emerging Markets (UK) Ltd</text:p>
          </table:table-cell>
          <table:table-cell office:value-type="string" table:style-name="ce2">
            <text:p>(3) Overall progress of agreed workplan activities/deliverables, with considerations for delays that are outside the project team’s control (Quarterly reporting includes clear and concise narrative on areas on and off-track; reasons for delays (within and outside project team control) and assessment of effects on project outputs and outcomes)</text:p>
          </table:table-cell>
          <table:table-cell office:value-type="string" table:style-name="ce2">
            <text:p>Regular Quarterly Reporting which provides complete and clear narrative on progre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AWAZ II Pakistan - Inclusion, Accountability and</text:p>
          </table:table-cell>
          <table:table-cell office:value-type="string" table:style-name="ce2">
            <text:p>British Council (UK)</text:p>
          </table:table-cell>
          <table:table-cell office:value-type="string" table:style-name="ce2">
            <text:p>Quarterly submission of accurate invoicing and forecast variance within 10% of budget</text:p>
          </table:table-cell>
          <table:table-cell office:value-type="string" table:style-name="ce2">
            <text:p>99.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South Africa - Global Trade Capacity Building Programme</text:p>
          </table:table-cell>
          <table:table-cell office:value-type="string" table:style-name="ce2">
            <text:p>DAI Global UK Ltd</text:p>
          </table:table-cell>
          <table:table-cell office:value-type="string" table:style-name="ce2">
            <text:p>Reports are of required quality and delivered by required dates</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text:s/>South Africa - Global Health Programme</text:p>
          </table:table-cell>
          <table:table-cell office:value-type="string" table:style-name="ce2">
            <text:p>Mott MacDonald</text:p>
          </table:table-cell>
          <table:table-cell office:value-type="string" table:style-name="ce2">
            <text:p>Budget Monthly Variance: All costs not to exceed +/-10% of the monthly budget of the Call Off Contract Charges for any given month against the rolling monthly forecast. <text:s text:c="2"/>Where agreed scope changes have led to changes in the costs the KPI will measure against the revised Cost plan for the month.</text:p>
          </table:table-cell>
          <table:table-cell office:value-type="string" table:style-name="ce2">
            <text:p>&gt;1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text:s/>South East Asia - Global Health Programme</text:p>
          </table:table-cell>
          <table:table-cell office:value-type="string" table:style-name="ce2">
            <text:p>PricewaterhouseCoopers LLP</text:p>
          </table:table-cell>
          <table:table-cell office:value-type="string" table:style-name="ce2">
            <text:p>Annual forecasting versus actual spend: 2% target variance or less - <text:s/>All costs not to exceed +2% of the staff fee budget in the costed annual workplan budget for any given year</text:p>
          </table:table-cell>
          <table:table-cell office:value-type="string" table:style-name="ce2">
            <text:p>&lt;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echnical Assistance to Reinforce GEQIP-E Ethiopia</text:p>
          </table:table-cell>
          <table:table-cell office:value-type="string" table:style-name="ce2">
            <text:p>Education Development Trust</text:p>
          </table:table-cell>
          <table:table-cell office:value-type="string" table:style-name="ce2">
            <text:p>Strengthen evidence based education delivery at Federal Ministry of Education and Regional Education Bureau’s through availing real time data and building planning and M&amp;E capacity.</text:p>
          </table:table-cell>
          <table:table-cell office:value-type="string" table:style-name="ce2">
            <text:p>See comments</text:p>
          </table:table-cell>
          <table:table-cell office:value-type="string" table:style-name="ce2">
            <text:p>Other - Consider not returned</text:p>
          </table:table-cell>
          <table:table-cell office:value-type="string" table:style-name="ce2">
            <text:p>Q2 commitment, undergoing Contract Amendment (Q3 - due to the current pause the contract amendment is still undergoing) now that we have recived the allocation the CA process will resume and we hope we will managed to finlize the contract amendment in Q4. <text:s/>And we then will hold the discussion and agree with supplier on the measurement/threshold</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04 - Education Research In Conflict and Protracted Crisis (ERICC)</text:p>
          </table:table-cell>
          <table:table-cell office:value-type="string" table:style-name="ce2">
            <text:p>International Rescue Committee Inc</text:p>
          </table:table-cell>
          <table:table-cell office:value-type="string" table:style-name="ce2">
            <text:p>Insert KPI1</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405/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78 Social Protection Technical Assistance Facility</text:p>
          </table:table-cell>
          <table:table-cell office:value-type="string" table:style-name="ce2">
            <text:p>DAI Global UK Ltd</text:p>
          </table:table-cell>
          <table:table-cell office:value-type="string" table:style-name="ce2">
            <text:p>Timeliness of outputs: Submission of approach <text:s/>papers within <text:s/>10 working <text:s/>days of finalised ToR submission to Facility</text:p>
          </table:table-cell>
          <table:table-cell office:value-type="string" table:style-name="ce2">
            <text:p>For 90% of requests at least one response is provided within 10 days</text:p>
          </table:table-cell>
          <table:table-cell office:value-type="string" table:style-name="ce2">
            <text:p>Other - Consider returned</text:p>
          </table:table-cell>
          <table:table-cell office:value-type="string" table:style-name="ce2">
            <text:p>Supplier moved into implementation in June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ax Systems Transformation Programme</text:p>
          </table:table-cell>
          <table:table-cell office:value-type="string" table:style-name="ce2">
            <text:p>Cowatersogema International Inc</text:p>
          </table:table-cell>
          <table:table-cell office:value-type="string" table:style-name="ce2">
            <text:p>KPI2 Accurate and timely forecasting and invoicing</text:p>
            <text:p>Pass - Quarterly reported spend is within 5% variance of forecast for next quarter submitted by the last day of the previous quarter, reviewed monthly by FCDO. Invoices submitted in line with agreed invoicing calendar.<text:s/></text:p>
            <text:p>Quarterly reported spend is outside 5% variance of forecast. Quarterly forecast for next quarter not submitted by the last day of the previous quarter, and therefore not reviewed monthly by FCDO. Invoices not submitted in line with agreed invoicing calendar.</text:p>
          </table:table-cell>
          <table:table-cell office:value-type="string" table:style-name="ce2">
            <text:p>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1 Leeds Uni</text:p>
          </table:table-cell>
          <table:table-cell office:value-type="string" table:style-name="ce2">
            <text:p>University Of Leeds</text:p>
          </table:table-cell>
          <table:table-cell office:value-type="string" table:style-name="ce2">
            <text:p>Number of peer reviewed publications – milestone figures will be individual to each RPC (and align with their logframes).</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lementation of the Multi-stakeholder Forestry Programme Phase 4 (MFP4)</text:p>
          </table:table-cell>
          <table:table-cell office:value-type="string" table:style-name="ce2">
            <text:p>Palladium International Limited</text:p>
          </table:table-cell>
          <table:table-cell office:value-type="string" table:style-name="ce2">
            <text:p>KPI1 (VfM and Governance): Programme management, strategy and financial. VFM performance including <text:s/>efficiency, effectiveness and quality.</text:p>
          </table:table-cell>
          <table:table-cell office:value-type="string" table:style-name="ce2">
            <text:p>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Education Systems for Improved Learning</text:p>
          </table:table-cell>
          <table:table-cell office:value-type="string" table:style-name="ce2">
            <text:p>Mott Macdonald Ltd</text:p>
          </table:table-cell>
          <table:table-cell office:value-type="string" table:style-name="ce2">
            <text:p>Cohort 4 start-up workshop conducted for all target LGs</text:p>
          </table:table-cell>
          <table:table-cell office:value-type="string" table:style-name="ce2">
            <text:p>7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conomic Policy Incubator in Nepal</text:p>
          </table:table-cell>
          <table:table-cell office:value-type="string" table:style-name="ce2">
            <text:p>Palladium International Limited</text:p>
          </table:table-cell>
          <table:table-cell office:value-type="string" table:style-name="ce2">
            <text:p>1.Appropriately challenging set of workstreams aligned with the overall programme outcomes delivered to improve overall investment climate, and economic management in subnational governments</text:p>
            <text:p/>
            <text:p>Scoring: In the last 3 months, supplier has completed deliverables to a high standard to stakeholder expectation and aligned with project need?</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P for CSD&amp;UR for Nepal, Lot 2 – NREP</text:p>
          </table:table-cell>
          <table:table-cell office:value-type="string" table:style-name="ce2">
            <text:p>DAI Global UK Ltd</text:p>
          </table:table-cell>
          <table:table-cell office:value-type="string" table:style-name="ce2">
            <text:p>Quarterly milestones submitted/delivered with quality standards within agreed timeframe</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Business Case, Design and Implement Accountability in Tanzania (AcT2) Programme</text:p>
          </table:table-cell>
          <table:table-cell office:value-type="string" table:style-name="ce2">
            <text:p>KPMG Advisory Limited</text:p>
          </table:table-cell>
          <table:table-cell office:value-type="string" table:style-name="ce2">
            <text:p>Management Quality: Quality and timeliness of reporting, planning and meeting documentation</text:p>
          </table:table-cell>
          <table:table-cell office:value-type="string" table:style-name="ce2">
            <text:p>90% or more of agreed quarterly deliverables are completed to a high standard meeting contractual expectation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3 - Infectious Diseases</text:p>
          </table:table-cell>
          <table:table-cell office:value-type="string" table:style-name="ce2">
            <text:p>London School Of Hygiene And Tropical Medicine</text:p>
          </table:table-cell>
          <table:table-cell office:value-type="string" table:style-name="ce2">
            <text:p>Accurate submission of financial forecasts</text:p>
          </table:table-cell>
          <table:table-cell office:value-type="string" table:style-name="ce2">
            <text:p>&lt;10% variance</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ross Border Conflict Research Programme Lot 2</text:p>
          </table:table-cell>
          <table:table-cell office:value-type="string" table:style-name="ce2">
            <text:p>Chemonics</text:p>
          </table:table-cell>
          <table:table-cell office:value-type="string" table:style-name="ce2">
            <text:p>KPI3</text:p>
            <text:p>Programme coordination (research partners and client)</text:p>
            <text:p/>
            <text:p>Criteria</text:p>
            <text:p>1.<text:tab/>Regular updates to FCDO on consortium activities, at a minimum through fortnightly meeting.</text:p>
            <text:p>2.<text:tab/>Programme coordination - Quarterly meetings (Cross-component) planned in consultation with FCDO.<text:s/></text:p>
            <text:p>3. Programme governance - Quarterly meetings (XHAG) planned in consultation with FCDO.</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SRP- Support to the Palestinian Authority to Build Stability,Deliver Services,Promote Reform in OPT</text:p>
          </table:table-cell>
          <table:table-cell office:value-type="string" table:style-name="ce2">
            <text:p>Tetra Tech International Development</text:p>
          </table:table-cell>
          <table:table-cell office:value-type="string" table:style-name="ce2">
            <text:p>Effective Risk management: Risks proactively identified, treated and managed during the quarter under review. Programme risk register is updated and submitted to the programme team on a quarterly basis. Scoring is done as follows: if at least 90% of the programme risk are managed with effective mitigation, the KPI is scored 6, if at least 60% and less than 90% (non inclusive) of programme risks are managed with effective mitigation the KPI scores 3. If less that 60% of risks are managed with effective mitigation, the KPI scores 0</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the facilitation of forest governance reforms in Guyana, Liberia, Ghana, Republic of Cong</text:p>
          </table:table-cell>
          <table:table-cell office:value-type="string" table:style-name="ce2">
            <text:p>Palladium International Limited</text:p>
          </table:table-cell>
          <table:table-cell office:value-type="string" table:style-name="ce2">
            <text:p>Effectiveness in delivery of the facilitation support (10% of Fee) <text:s text:c="2"/>-<text:s/></text:p>
            <text:p>Timely and effective support provided to all 5 countries fostering dynamic stakeholder processes.</text:p>
            <text:p/>
            <text:p>The country-specific work plans have targets for key tasks relative to the baselines, confirmed during Inception period. The quarterly reports will report progress to these targets and present evidence that activities are contributing to (i) active dialogue between VPA stakeholders; (ii) functioning of stakeholder structures, (iii) an understanding of VPA progress. This progress will be verified periodically through monitoring visits of the PMST and independent review.</text:p>
          </table:table-cell>
          <table:table-cell office:value-type="string" table:style-name="ce2">
            <text:p>100%</text:p>
            <text:p>Support services enabling multi-stakeholder engagement in all 5 countries are meeting the expectations set out in country-specific work pla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rk and Opportunities for Women(WOW)</text:p>
          </table:table-cell>
          <table:table-cell office:value-type="string" table:style-name="ce2">
            <text:p>Pricewaterhousecoopers</text:p>
          </table:table-cell>
          <table:table-cell office:value-type="string" table:style-name="ce2">
            <text:p>% of quarterly budget forecast <text:s/>met</text:p>
          </table:table-cell>
          <table:table-cell office:value-type="string" table:style-name="ce2">
            <text:p>92.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afeguarding Resource and Support Hub</text:p>
          </table:table-cell>
          <table:table-cell office:value-type="string" table:style-name="ce2">
            <text:p>Options Consultancy</text:p>
          </table:table-cell>
          <table:table-cell office:value-type="string" table:style-name="ce2">
            <text:p>The number of unique visitors that have accessed Safeguarding Resource and Support Hub's online hubs (national, global, and core languages).</text:p>
          </table:table-cell>
          <table:table-cell office:value-type="string" table:style-name="ce2">
            <text:p>95% of agreed target for the quart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London School Of Hygiene And Tropical Medicine</text:p>
          </table:table-cell>
          <table:table-cell office:value-type="string" table:style-name="ce2">
            <text:p>Respond to recommendations in FCDO programme annual reviews and provide a summary of outcomes via quarterly progress reports and the following year’s annual programme report</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onitoring and Evaluation <text:s/>for the Somalia Humanitarian, Health and Resilience Programmes</text:p>
          </table:table-cell>
          <table:table-cell office:value-type="string" table:style-name="ce2">
            <text:p>Cowater International S.A. formerly Transtec</text:p>
          </table:table-cell>
          <table:table-cell office:value-type="string" table:style-name="ce2">
            <text:p>KPI3 Flexibility and Ease of Doing Business</text:p>
            <text:p>a) Responsiveness: Degree to which the supply partner's management team quickly responds and adopts to changing context and seeks to align with FCDO priorities.</text:p>
            <text:p/>
            <text:p>b) Degree to which the supply partner is responsive and flexibility to stakeholder needs.</text:p>
          </table:table-cell>
          <table:table-cell office:value-type="string" table:style-name="ce2">
            <text:p>4 - Satisfactory meets requirem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tax reform in Mozambique under the tax and economic governance programme (TEG)</text:p>
          </table:table-cell>
          <table:table-cell office:value-type="string" table:style-name="ce2">
            <text:p>Cowatersogema International Inc</text:p>
          </table:table-cell>
          <table:table-cell office:value-type="string" table:style-name="ce2">
            <text:p>Accuracy of timely forecasting and invoice: Quarterly reported spend is within 5% variance of forecast and monthly deviations do not exceed 10% - both based on the monthly forecast review submitted by the 25th every month. Invoices are submitted in line with agreed invoicing calendar.</text:p>
          </table:table-cell>
          <table:table-cell office:value-type="string" table:style-name="ce2">
            <text:p>&lt;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sability Inclusive Development Research Programme - Research Component</text:p>
          </table:table-cell>
          <table:table-cell office:value-type="string" table:style-name="ce2">
            <text:p>London School Of Hygiene And Tropical Medicine</text:p>
          </table:table-cell>
          <table:table-cell office:value-type="string" table:style-name="ce2">
            <text:p>Quarterly progress reports - Quarterly progress reports appropriately highlight impact and achievements of the research and uptake, as well as any significant management issues or developments: <text:s text:c="130"/>1. Progress reports submitted to FCDO for review on a quarterly basis</text:p>
            <text:p>2. Reports demonstrate impact and achievements of the research and uptake</text:p>
            <text:p>3. Reports proactively highlight significant management issues or challenges when relevant</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mercial Agriculture for Smallholders and Agribusiness Lot 2 (CASA)</text:p>
          </table:table-cell>
          <table:table-cell office:value-type="string" table:style-name="ce2">
            <text:p>TechnoServe Incorporated</text:p>
          </table:table-cell>
          <table:table-cell office:value-type="string" table:style-name="ce2">
            <text:p>No. of businesses supported by the CASA TAF. Percentage is calculated comparing the expected number of companies supported for the period against actual number of companies supported by the programme</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168 MOBILIST Product Platform</text:p>
          </table:table-cell>
          <table:table-cell office:value-type="string" table:style-name="ce2">
            <text:p>Palladium International Limited</text:p>
          </table:table-cell>
          <table:table-cell office:value-type="string" table:style-name="ce2">
            <text:p>Insert KPI1</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921/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Host and Refugee Populations in Ethiopia (SHARPE)</text:p>
          </table:table-cell>
          <table:table-cell office:value-type="string" table:style-name="ce2">
            <text:p>DAI Global UK Ltd</text:p>
          </table:table-cell>
          <table:table-cell office:value-type="string" table:style-name="ce2">
            <text:p>Policies and practices for the management of delivery chain partners and affiliates aligned to the FCDO Supply Partner Code of Conduct</text:p>
          </table:table-cell>
          <table:table-cell office:value-type="string" table:style-name="ce2">
            <text:p>Reporting: Delivery chain map (shared quarterly); DAI Vetting and DD policy<text:s/></text:p>
            <text:p>SHARPE relevant Vetting and DD (in partnership guid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SSF:Global Monitoring, Evaluation and Learning</text:p>
          </table:table-cell>
          <table:table-cell office:value-type="string" table:style-name="ce2">
            <text:p>Integrity Research And Consultancy</text:p>
          </table:table-cell>
          <table:table-cell office:value-type="string" table:style-name="ce2">
            <text:p>% GMEL interventions achieving target engagement level with the CSSF network. KPI % is measured by assessing planned and delivered engagement activities, including results, <text:s/>using intervention engagement scorecard.</text:p>
          </table:table-cell>
          <table:table-cell office:value-type="string" table:style-name="ce2">
            <text:p>7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anagement Agent for Building Resilience in Ethiopia (BRE)</text:p>
          </table:table-cell>
          <table:table-cell office:value-type="string" table:style-name="ce2">
            <text:p>Oxford Policy Management</text:p>
          </table:table-cell>
          <table:table-cell office:value-type="string" table:style-name="ce2">
            <text:p>KPI1: management, strategy and financial. Strong VFM performance as per FCDO economy, efficiency, effectiveness and quality.</text:p>
          </table:table-cell>
          <table:table-cell office:value-type="string" table:style-name="ce2">
            <text:p>4, meet requireme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rectorate for a Research and Innovation Hub on Technology for Education</text:p>
          </table:table-cell>
          <table:table-cell office:value-type="string" table:style-name="ce2">
            <text:p>Results for Development Institute</text:p>
          </table:table-cell>
          <table:table-cell office:value-type="string" table:style-name="ce2">
            <text:p>Average views of EdTech Hub knowledge products on their website Evidence Library</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P for CSD&amp;UR for Nepal, Lot 2 – NREP</text:p>
          </table:table-cell>
          <table:table-cell office:value-type="string" table:style-name="ce2">
            <text:p>DAI Global UK Ltd</text:p>
          </table:table-cell>
          <table:table-cell office:value-type="string" table:style-name="ce2">
            <text:p>Timely submission of Quarterly Progress Report, financial forecasts for next quarter, accurate invoicing and forecast variance within 10% and other deliverables in agreed template on time</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Better Aid in Conflict Programme, South Sudan</text:p>
          </table:table-cell>
          <table:table-cell office:value-type="string" table:style-name="ce2">
            <text:p>Saferworld</text:p>
          </table:table-cell>
          <table:table-cell office:value-type="string" table:style-name="ce2">
            <text:p>Insert KPI1</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587/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67 - Teacher Professional Development component of TEACH Zimbabwe</text:p>
          </table:table-cell>
          <table:table-cell office:value-type="string" table:style-name="ce2">
            <text:p>Education Development Trust</text:p>
          </table:table-cell>
          <table:table-cell office:value-type="string" table:style-name="ce2">
            <text:p>Insert KPI1</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252/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ing Accelerated Family Planning in Pakistan Public Sector Service Delivery</text:p>
          </table:table-cell>
          <table:table-cell office:value-type="string" table:style-name="ce2">
            <text:p>Palladium International Ltd</text:p>
          </table:table-cell>
          <table:table-cell office:value-type="string" table:style-name="ce2">
            <text:p>Budgets expended as planned and quarterly variances from forecasts kept to 3%(+,-) or below.</text:p>
          </table:table-cell>
          <table:table-cell office:value-type="string" table:style-name="ce2">
            <text:p>&gt;9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xtreme Poverty - Building Evidence for Effective Action</text:p>
          </table:table-cell>
          <table:table-cell office:value-type="string" table:style-name="ce2">
            <text:p>Oxford Policy Management</text:p>
          </table:table-cell>
          <table:table-cell office:value-type="string" table:style-name="ce2">
            <text:p>Quarterly progress reports submitted within 6 weeks of end of quarter appropriately highlight impact and achievements of the research and uptake, as well as any significant management issues or developments.</text:p>
            <text:p>1. Progress reports submitted to FCDO for review on a quarterly basis</text:p>
            <text:p>2. Quarterly reports demonstrate impact and achievements of the research and uptake. <text:s/>Every fourth quarterly report (which is annual report, input to Annual Review) provides citation data on publications.</text:p>
            <text:p>3. Reports proactively highlight significant management issues or challenges when relevant.</text:p>
          </table:table-cell>
          <table:table-cell office:value-type="string" table:style-name="ce2">
            <text:p>100.00%</text:p>
          </table:table-cell>
          <table:table-cell office:value-type="string" table:style-name="ce2">
            <text:p>Requires Improvement</text:p>
          </table:table-cell>
          <table:table-cell office:value-type="string" table:style-name="ce2">
            <text:p>Departure of programme manager in the middle of the year (secondment to UNICEF) caused some disruption in submisison of quarterly report. <text:s/>Quality still good, but sumbitted late. <text:s/>Confident that the issue has now been resolved and OPM will return to the timely reporting.</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opping Abuse and Female Exploitation (SAFE) Programme: Zimbabwe</text:p>
          </table:table-cell>
          <table:table-cell office:value-type="string" table:style-name="ce2">
            <text:p>Ecorys UK Ltd</text:p>
          </table:table-cell>
          <table:table-cell office:value-type="string" table:style-name="ce2">
            <text:p>All SAFE Technical and Implementing Partners execute their responsibilities as per agreed contracts and deliver required outputs/intended results, as well as lesson learning to feed into adaptation</text:p>
          </table:table-cell>
          <table:table-cell office:value-type="string" table:style-name="ce2">
            <text:p>90% of logframe indicators and milestones are delivered on time and of good qualit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pplied health research programme (Applied)</text:p>
          </table:table-cell>
          <table:table-cell office:value-type="string" table:style-name="ce2">
            <text:p>London School Of Hygiene And Tropical Medicine</text:p>
          </table:table-cell>
          <table:table-cell office:value-type="string" table:style-name="ce2">
            <text:p>Regular maintenance and update of overall Programme Annual Workplan.</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ing Accelerated Family Planning in Pakistan - Behaviour Change Communication</text:p>
          </table:table-cell>
          <table:table-cell office:value-type="string" table:style-name="ce2">
            <text:p>M&amp;C Saatchi World Services</text:p>
          </table:table-cell>
          <table:table-cell office:value-type="string" table:style-name="ce2">
            <text:p>Budgets expended as planned and quarterly variances from forecasts kept to 3%(+,-) or below.</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XPANDING SOCIAL PROTECTION PHASE II</text:p>
          </table:table-cell>
          <table:table-cell office:value-type="string" table:style-name="ce2">
            <text:p>DAI Global UK Ltd</text:p>
          </table:table-cell>
          <table:table-cell office:value-type="string" table:style-name="ce2">
            <text:p>Correct Social Citizens Grant (SCG) are made on time</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sability Inclusive Development Programme (DID)</text:p>
          </table:table-cell>
          <table:table-cell office:value-type="string" table:style-name="ce2">
            <text:p>Sightsavers</text:p>
          </table:table-cell>
          <table:table-cell office:value-type="string" table:style-name="ce2">
            <text:p>Proportion of DID consortium financial reports that are submitted within 2 working days of the due date.</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ackling Deadly Diseases in Africa Programme (TDDAP)</text:p>
          </table:table-cell>
          <table:table-cell office:value-type="string" table:style-name="ce2">
            <text:p>DAI Global UK Ltd</text:p>
          </table:table-cell>
          <table:table-cell office:value-type="string" table:style-name="ce2">
            <text:p>90% of VFM indicators with targets met or exceeded. <text:s/>(DFID to take into consideration changes to external factors.)</text:p>
          </table:table-cell>
          <table:table-cell office:value-type="string" table:style-name="ce2">
            <text:p>4 to 6</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Public Financial Management in Tanzania</text:p>
          </table:table-cell>
          <table:table-cell office:value-type="string" table:style-name="ce2">
            <text:p>Ecorys UK Ltd</text:p>
          </table:table-cell>
          <table:table-cell office:value-type="string" table:style-name="ce2">
            <text:p>Project team regularly and effectively communicates and engages with stakeholders at FCDO and PO-RALG.</text:p>
          </table:table-cell>
          <table:table-cell office:value-type="string" table:style-name="ce2">
            <text:p>Project team regularly engages with FCDO and PO-RALG within 2 days from having received a request and maintains good quality engagement with stakeholder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text:s/>South Africa - Global Health Programme</text:p>
          </table:table-cell>
          <table:table-cell office:value-type="string" table:style-name="ce2">
            <text:p>Mott MacDonald</text:p>
          </table:table-cell>
          <table:table-cell office:value-type="string" table:style-name="ce2">
            <text:p>MREL: Report on milestone and output indicator progress to the Authority within Monthly Report submitted 2nd Monday of the respective quarterly reporting period.<text:s/></text:p>
            <text:p>Report on lessons learned to the Authority within Monthly Report submitted 2nd Monday of the respective quarterly reporting period.</text:p>
          </table:table-cell>
          <table:table-cell office:value-type="string" table:style-name="ce2">
            <text:p>Submitt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132 TA for Strengthening Climate Resilient Systems for Sustainable Delivery of SCRS-WASH</text:p>
          </table:table-cell>
          <table:table-cell office:value-type="string" table:style-name="ce2">
            <text:p>LTS International Ltd</text:p>
          </table:table-cell>
          <table:table-cell office:value-type="string" table:style-name="ce2">
            <text:p>KPI 3. <text:s/>Increase number of women and youth led SMEs established ; Achievements against the target set for increasing the number of SMEs established.</text:p>
          </table:table-cell>
          <table:table-cell office:value-type="string" table:style-name="ce2">
            <text:p>Good &gt;= 90%</text:p>
          </table:table-cell>
          <table:table-cell office:value-type="string" table:style-name="ce2">
            <text:p>Other - Consider returned</text:p>
          </table:table-cell>
          <table:table-cell office:value-type="string" table:style-name="ce2">
            <text:p>This is a new KPI the result of achievement will be available for Q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afeguarding Resource and Support Hub</text:p>
          </table:table-cell>
          <table:table-cell office:value-type="string" table:style-name="ce2">
            <text:p>Options Consultancy</text:p>
          </table:table-cell>
          <table:table-cell office:value-type="string" table:style-name="ce2">
            <text:p>The number of primary products produced by RSH (translated, contextualised, and total overall products) disaggregated by type and hub country.</text:p>
          </table:table-cell>
          <table:table-cell office:value-type="string" table:style-name="ce2">
            <text:p>Good: 95% of agreed target for the quart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ransparency and Accountability for Inclusive Development (TAcID) in Mozambique</text:p>
          </table:table-cell>
          <table:table-cell office:value-type="string" table:style-name="ce2">
            <text:p>Chemonics</text:p>
          </table:table-cell>
          <table:table-cell office:value-type="string" table:style-name="ce2">
            <text:p>Quality of deliverables. All deliverables meet contractual requirements and utilise evidence to demonstrate progress against work plans and logframes and capture lessons learned. Quarterly and annual reports include updates on activities and work plan targets, logframe results and other monitoring frameworks, and financial reporting. Percentage of KPI is measured by taking in consideration supplier’s achievement in quarterly scoring system done by FCDO:<text:s/></text:p>
            <text:p>5: Outstanding Performance. Consistently to a higher than required standard. No fee deduction;<text:s/></text:p>
            <text:p>4: Exceeding Performance. Consistently to the required standard but above this at least once. No fee deduction;</text:p>
            <text:p>3: Satisfactory Performance. Consistently to the required standard. No fee deduction;</text:p>
            <text:p>2: Less than Satisfactory Performance. Generally to the required standard, but below what is expected at least once. Deduction of 50% of fees;</text:p>
            <text:p>1: Serious Underperformance. Consistently below the expected standard. Deduction of 100% of fees.</text:p>
          </table:table-cell>
          <table:table-cell office:value-type="string" table:style-name="ce2">
            <text:p>Scores 3/4: The supplier meets all contractual requirements, and, for a score of 4, provides some evidence of exceeding FCDO expecta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frican Cities Research</text:p>
          </table:table-cell>
          <table:table-cell office:value-type="string" table:style-name="ce2">
            <text:p>University of Manchester Research</text:p>
          </table:table-cell>
          <table:table-cell office:value-type="string" table:style-name="ce2">
            <text:p>Quarterly progress reports appropriately highlight impact and achievements of the research and uptake, as well as any significant management issues or developments.</text:p>
            <text:p>Criteria</text:p>
            <text:p>1. Progress reports submitted to FCDO for review on a quarterly basis</text:p>
            <text:p>2. Reports demonstrate impact and achievements of the research and uptake</text:p>
            <text:p>3. Reports proactively highlight significant management issues or challenges when relevant</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mercial Agriculture for Smallholders and Agriculture (CASA) Lot 1</text:p>
          </table:table-cell>
          <table:table-cell office:value-type="string" table:style-name="ce2">
            <text:p>NIRAS A/S</text:p>
          </table:table-cell>
          <table:table-cell office:value-type="string" table:style-name="ce2">
            <text:p>Number of concept notes approved for support to SME agribusinesses in target value chains that receive technical assistance to improve their governance, operations, financial management and engagement with investors (cumulative). Percentage is calculated comparing the expected number of concept notes approved for the period against actual number of concept notes approved by the programme</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Brazil - Trade (bilateral)</text:p>
          </table:table-cell>
          <table:table-cell office:value-type="string" table:style-name="ce2">
            <text:p>Palladium International Ltd</text:p>
          </table:table-cell>
          <table:table-cell office:value-type="string" table:style-name="ce2">
            <text:p>Number of women, men and companies helped to export through the Prosperity Fund. Annual Target = 101</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roving Water Security for Poor People – Research (IWSP)</text:p>
          </table:table-cell>
          <table:table-cell office:value-type="string" table:style-name="ce2">
            <text:p>Oxford University</text:p>
          </table:table-cell>
          <table:table-cell office:value-type="string" table:style-name="ce2">
            <text:p>Number of Peer Reviewed Publications</text:p>
          </table:table-cell>
          <table:table-cell office:value-type="string" table:style-name="ce2">
            <text:p>45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Partnering for Accelerated Climate Transitions (“UK PACT”) Lot 3</text:p>
          </table:table-cell>
          <table:table-cell office:value-type="string" table:style-name="ce2">
            <text:p>PA CONSULTING SERVICES LIMITED</text:p>
          </table:table-cell>
          <table:table-cell office:value-type="string" table:style-name="ce2">
            <text:p>Efficiency of Deployments: <text:s/>number of deployments delayed by 1 week or more from finalised start date due to activities that are the direct responsibility of PA Consulting</text:p>
          </table:table-cell>
          <table:table-cell office:value-type="string" table:style-name="ce2">
            <text:p>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ross Border Conflict Research Programme Lot 2</text:p>
          </table:table-cell>
          <table:table-cell office:value-type="string" table:style-name="ce2">
            <text:p>Chemonics</text:p>
          </table:table-cell>
          <table:table-cell office:value-type="string" table:style-name="ce2">
            <text:p>KPI2</text:p>
            <text:p>Appropriate and effective identification and management of risks including proposed mitigation measures</text:p>
            <text:p/>
            <text:p>Criteria</text:p>
            <text:p>1.<text:tab/>Risk Matrix submitted to FCDO for review on a quarterly basis</text:p>
            <text:p>2.<text:tab/>Demonstrate steps taken to proactively detect and mitigate risks<text:s/></text:p>
            <text:p>3.<text:tab/>Significant changes to the risk assessment and project delivery are reported to FCDO as soon as supplier becomes aware of them</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ood Governance Fund (GGF) Programme Management Unit (PMU)</text:p>
          </table:table-cell>
          <table:table-cell office:value-type="string" table:style-name="ce2">
            <text:p>Alinea International Ltd.</text:p>
          </table:table-cell>
          <table:table-cell office:value-type="string" table:style-name="ce2">
            <text:p>Project Approvals Achieved: A pipeline of project concept notes and Terms of References (ToRS) which respond to identified beneficiary needs and to British Embassy priorities is developed; ToRs are further developed into high-quality proposals by Technical Assistance Facility for Eastern Partnership on a timely basis. At least 80% of costed proposals approved.</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nterprise and Innovation Programme (EIP) Kyrgyzstan and Tajikistan</text:p>
          </table:table-cell>
          <table:table-cell office:value-type="string" table:style-name="ce2">
            <text:p>DAI Global UK Ltd</text:p>
          </table:table-cell>
          <table:table-cell office:value-type="string" table:style-name="ce2">
            <text:p>Percentage of incubated start-ups and MSMEs demonstrating an increase in knowledge in areas relevant to EIP for the quarter. Percentage calculation is based on Quarterly achievements to the expected targets according to the logframe objective for the term being measured:</text:p>
          </table:table-cell>
          <table:table-cell office:value-type="string" table:style-name="ce2">
            <text:p>7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78 Social Protection Technical Assistance Facility</text:p>
          </table:table-cell>
          <table:table-cell office:value-type="string" table:style-name="ce2">
            <text:p>DAI Global UK Ltd</text:p>
          </table:table-cell>
          <table:table-cell office:value-type="string" table:style-name="ce2">
            <text:p>Overall percentage of products generated by STAAR with a user score of 3 or higher</text:p>
          </table:table-cell>
          <table:table-cell office:value-type="string" table:style-name="ce2">
            <text:p>90.00%</text:p>
          </table:table-cell>
          <table:table-cell office:value-type="string" table:style-name="ce2">
            <text:p>Other - Consider returned</text:p>
          </table:table-cell>
          <table:table-cell office:value-type="string" table:style-name="ce2">
            <text:p>Supplier moved into implementation in June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ood Governance Fund (GGF) Technical Assistance Facility (TAF): Eastern Partnership</text:p>
          </table:table-cell>
          <table:table-cell office:value-type="string" table:style-name="ce2">
            <text:p>Abt Britain Ltd</text:p>
          </table:table-cell>
          <table:table-cell office:value-type="string" table:style-name="ce2">
            <text:p>Reporting: Consolidated, high-quality 3 x quarterly reports and 1 annual report annually covering both programme and country levels are received by the agreed deadline without major revisions being made and without omissions; FCDO assesses that these reflect in full the elements as per agreed reporting structure.</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09 Yemen Peacebuilding</text:p>
          </table:table-cell>
          <table:table-cell office:value-type="string" table:style-name="ce2">
            <text:p>Chemonics</text:p>
          </table:table-cell>
          <table:table-cell office:value-type="string" table:style-name="ce2">
            <text:p>Outcome Indicator 4.1 - # Josoor project initiatives that successfully leverage wider support from private sector, local authorities, or other donors. (This is our measure on how Josoor delivers VfM)</text:p>
          </table:table-cell>
          <table:table-cell office:value-type="string" table:style-name="ce2">
            <text:p>400.00%</text:p>
          </table:table-cell>
          <table:table-cell office:value-type="string" table:style-name="ce2">
            <text:p>Other - Consider not returned</text:p>
          </table:table-cell>
          <table:table-cell office:value-type="string" table:style-name="ce2">
            <text:p>Partner had no activities this quarter as original round of grants were completed and second round of grants commence Sept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gramme addressing unsafe irregular migration</text:p>
          </table:table-cell>
          <table:table-cell office:value-type="string" table:style-name="ce2">
            <text:p>DANISH REFUGEE COUNCIL</text:p>
          </table:table-cell>
          <table:table-cell office:value-type="string" table:style-name="ce2">
            <text:p>Policies and practices for the management of delivery chain partners and affiliates aligned to the FCDO Supply Partner Code of Conduct</text:p>
          </table:table-cell>
          <table:table-cell office:value-type="string" table:style-name="ce2">
            <text:p>Updated documentation submitted once annuall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lobal Girls Research Initiative</text:p>
          </table:table-cell>
          <table:table-cell office:value-type="string" table:style-name="ce2">
            <text:p>ODI</text:p>
          </table:table-cell>
          <table:table-cell office:value-type="string" table:style-name="ce2">
            <text:p>5 events or speaking engagements attended to share policy relevant findings with government and UN partners per quarter</text:p>
          </table:table-cell>
          <table:table-cell office:value-type="string" table:style-name="ce2">
            <text:p>5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b-National Governance Programme II (SNG II)</text:p>
          </table:table-cell>
          <table:table-cell office:value-type="string" table:style-name="ce2">
            <text:p>Oxford Policy Management</text:p>
          </table:table-cell>
          <table:table-cell office:value-type="string" table:style-name="ce2">
            <text:p>Continuous improvement &amp; robust programme management, i.e., annual review recommendations implemented. Quality reports (quarterly narrative/financial &amp; monthly progress presentations) are submitted on time.</text:p>
          </table:table-cell>
          <table:table-cell office:value-type="string" table:style-name="ce2">
            <text:p>Timely submission of narrative/financial &amp; monthly progress presentations. To keep the track of annual review recommenda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sability Inclusive Development Programme (DID)</text:p>
          </table:table-cell>
          <table:table-cell office:value-type="string" table:style-name="ce2">
            <text:p>Sightsavers</text:p>
          </table:table-cell>
          <table:table-cell office:value-type="string" table:style-name="ce2">
            <text:p>DID Programme’s quarterly report and workplan meets FCDO’s format and standard.</text:p>
          </table:table-cell>
          <table:table-cell office:value-type="string" table:style-name="ce2">
            <text:p>FCDO rated quarterly programme report or workplan as appro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he Growth Gateway</text:p>
          </table:table-cell>
          <table:table-cell office:value-type="string" table:style-name="ce2">
            <text:p>The Boston Consulting Group UK LLP</text:p>
          </table:table-cell>
          <table:table-cell office:value-type="string" table:style-name="ce2">
            <text:p>Businesses in UK and low &amp; middle income countries are supported to engage in trade and investment with positive climate and development impact and significant UK commercial potential. KPI 2.2 - 'No of ‘high potential’ trade and investment opportunities supported</text:p>
          </table:table-cell>
          <table:table-cell office:value-type="string" table:style-name="ce2">
            <text:p>16 High Potential Oppor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ransparency and Accountability for Inclusive Development (TAcID) in Mozambique</text:p>
          </table:table-cell>
          <table:table-cell office:value-type="string" table:style-name="ce2">
            <text:p>Chemonics</text:p>
          </table:table-cell>
          <table:table-cell office:value-type="string" table:style-name="ce2">
            <text:p>Quality of pro-accountability initiatives (PAI) design and implementation. PAIs are identified, designed, implemented and adapted in a timely and inclusive manner based on evidence generated through research, monitoring and learning mechanisms. Quality is defined as: (i) a variety of actors engaged in solving the issue; (ii) inclusion of marginalised voices; (iii) ownership by PAI actors; (iv) PAIs adapted through learning events/activities. Percentage of KPI is measured by taking in consideration supplier’s achievement in quarterly scoring system done by FCDO:<text:s/></text:p>
            <text:p>5: Outstanding Performance. Consistently to a higher than required standard. No fee deduction;<text:s/></text:p>
            <text:p>4: Exceeding Performance. Consistently to the required standard but above this at least once. No fee deduction;</text:p>
            <text:p>3: Satisfactory Performance. Consistently to the required standard. No fee deduction;</text:p>
            <text:p>2: Less than Satisfactory Performance. Generally to the required standard, but below what is expected at least once. Deduction of 50% of fees;</text:p>
            <text:p>1: Serious Underperformance. Consistently below the expected standard. Deduction of 100% of fees.</text:p>
          </table:table-cell>
          <table:table-cell office:value-type="string" table:style-name="ce2">
            <text:p>Scores 3/4: The supplier meets all contractual requirements, and, for a score of 4, provides some evidence of exceeding FCDO expecta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onitoring and Evaluation <text:s/>for the Somalia Humanitarian, Health and Resilience Programmes</text:p>
          </table:table-cell>
          <table:table-cell office:value-type="string" table:style-name="ce2">
            <text:p>Cowater International S.A. formerly Transtec</text:p>
          </table:table-cell>
          <table:table-cell office:value-type="string" table:style-name="ce2">
            <text:p>KPI2 Reviews and Evaluations</text:p>
            <text:p>Produce 3 reviews per year; and 2 thematic briefs per quarter; lead bi-annual evidence and learnings dialogues</text:p>
          </table:table-cell>
          <table:table-cell office:value-type="string" table:style-name="ce2">
            <text:p>4 - Satisfactory meets requirem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09 Yemen Peacebuilding</text:p>
          </table:table-cell>
          <table:table-cell office:value-type="string" table:style-name="ce2">
            <text:p>Chemonics</text:p>
          </table:table-cell>
          <table:table-cell office:value-type="string" table:style-name="ce2">
            <text:p>Outcome Indicator 3.2 - % of Josoor-supported peacebuilding initiatives responsive to needs/ demands of women, and marginalised groups participating in Josoor's community-authority initiatives. (This is our measure on how responsive Josoor is to Gender Equality and Social Inclusion. Which also applies to Social Value consideration.)</text:p>
          </table:table-cell>
          <table:table-cell office:value-type="string" table:style-name="ce2">
            <text:p>30.00%</text:p>
          </table:table-cell>
          <table:table-cell office:value-type="string" table:style-name="ce2">
            <text:p>Other - Consider not returned</text:p>
          </table:table-cell>
          <table:table-cell office:value-type="string" table:style-name="ce2">
            <text:p>Partner had no activities this quarter as original round of grants were completed and second round of grants commence Sept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gramme addressing unsafe irregular migration</text:p>
          </table:table-cell>
          <table:table-cell office:value-type="string" table:style-name="ce2">
            <text:p>DANISH REFUGEE COUNCIL</text:p>
          </table:table-cell>
          <table:table-cell office:value-type="string" table:style-name="ce2">
            <text:p>Safeguarding, social responsibility and human rights: Robust procedures for the reporting of suspected misconduct, illegal acts or failures to investigate in place</text:p>
          </table:table-cell>
          <table:table-cell office:value-type="string" table:style-name="ce2">
            <text:p>Updated documentation submitted once annuall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11 Independent evaluation contract for the Girls’ Education Challenge Fund Phase II (GEC II)</text:p>
          </table:table-cell>
          <table:table-cell office:value-type="string" table:style-name="ce2">
            <text:p>Tetra Tech International Development</text:p>
          </table:table-cell>
          <table:table-cell office:value-type="string" table:style-name="ce2">
            <text:p>Quality of programme deliverables and activities, and alignment of project outputs to target stakeholders’ learning and evidence needs. Percentage of KPI is measured by taking in consideration supplier’s achievement in quarterly scoring system done by FCDO:<text:s/></text:p>
            <text:p>• 6 = 100% Outstanding delivery with innovation and outstanding execution, well exceeding contractual requirements.</text:p>
            <text:p>• 5 = 83% Proactive supplier delivering efficiently and effectively above contractual expectations.</text:p>
            <text:p>• 4 = 66% Supplier delivering efficiently and effectively. Very few or no improvements needed.</text:p>
            <text:p>• 3 = 50% Most responsibilities are delivered efficiently and effectively. Some improvements should be made.</text:p>
            <text:p>• 2 = 33% Some criteria met but significant improvements needed.</text:p>
            <text:p>• 1 = 16% Serious under performance. Not meeting requirements. Immediate and major changes needed</text:p>
            <text:p>– KPI description is a summarised version of a more detailed indicator embedded in the contract</text:p>
          </table:table-cell>
          <table:table-cell office:value-type="string" table:style-name="ce2">
            <text:p>83.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ties and Infrastructure for Growth (CIG) - Zambia</text:p>
          </table:table-cell>
          <table:table-cell office:value-type="string" table:style-name="ce2">
            <text:p>Cowater UK</text:p>
          </table:table-cell>
          <table:table-cell office:value-type="string" table:style-name="ce2">
            <text:p>(2) Effective financial and VfM management, including accuracy of forecasting and invoicing and evidence of VfM guided decision-making (Financial forecasts (covering both PMU and TAF) are submitted to FCDO on or by 20th calendar day of each month; forecasts are in the agreed format and are accurate to within 1% spend);</text:p>
          </table:table-cell>
          <table:table-cell office:value-type="string" table:style-name="ce2">
            <text:p>Financial Forecasts submitted by 20th Calendar day and are accurate to within 1% toleranc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ood Governance Fund (GGF) Technical Assistance Facility (TAF): Eastern Partnership</text:p>
          </table:table-cell>
          <table:table-cell office:value-type="string" table:style-name="ce2">
            <text:p>Abt Britain Ltd</text:p>
          </table:table-cell>
          <table:table-cell office:value-type="string" table:style-name="ce2">
            <text:p>Project Milestones/Outputs Achieved: 80% milestones/outputs from approved projects are delivered successfully by the Technical Assistance Facility for Eastern Partnership with minor changes or risks addressed by Portfolio Management <text:s/>Unit (PMU).</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 10147: TA Facility to strengthen Rwanda's Social Protection Sector:EPR Programme</text:p>
          </table:table-cell>
          <table:table-cell office:value-type="string" table:style-name="ce2">
            <text:p>Cowatersogema International Inc</text:p>
          </table:table-cell>
          <table:table-cell office:value-type="string" table:style-name="ce2">
            <text:p>The supplier demonstrates that they have provided sustainable capacity building initiatives and effective risk management practices for the SP financial aid by identifying appropriate risks, mitigation measures and management processes</text:p>
          </table:table-cell>
          <table:table-cell office:value-type="string" table:style-name="ce2">
            <text:p>100% achievement against quarterly deliverable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India - Urban Development and Smart Cities</text:p>
          </table:table-cell>
          <table:table-cell office:value-type="string" table:style-name="ce2">
            <text:p>Mott MacDonald</text:p>
          </table:table-cell>
          <table:table-cell office:value-type="string" table:style-name="ce2">
            <text:p>Insert KPI1</text:p>
          </table:table-cell>
          <table:table-cell office:value-type="string" table:style-name="ce2">
            <text:p>Nil</text:p>
          </table:table-cell>
          <table:table-cell office:value-type="string" table:style-name="ce2">
            <text:p>Other - Consider not returned</text:p>
          </table:table-cell>
          <table:table-cell office:value-type="string" table:style-name="ce2">
            <text:p>Due to the ODA prioritiation process, significant budget reduction for the programme. The supplier sought for early closure of the programme. No live intervention under this programme</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inancial Sector Stability Programme - Nepal</text:p>
          </table:table-cell>
          <table:table-cell office:value-type="string" table:style-name="ce2">
            <text:p>PricewaterhouseCoopers Private Limited</text:p>
          </table:table-cell>
          <table:table-cell office:value-type="string" table:style-name="ce2">
            <text:p>1.Appropriately challenging set of workstreams delivered to financial sector stakeholders to reduce vulnerabilities and enhance stability in the financial sector</text:p>
            <text:p/>
            <text:p>Scoring: In the last 3 months, supplier has completed deliverables to a high standard to stakeholder expectation and aligned with project need?</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Indonesia - Renewable Energy Programme</text:p>
          </table:table-cell>
          <table:table-cell office:value-type="string" table:style-name="ce2">
            <text:p>Palladium International Ltd</text:p>
          </table:table-cell>
          <table:table-cell office:value-type="string" table:style-name="ce2">
            <text:p>Number of small-scale off-grid low carbon energy facilities established - 2 by Year 3 (1 x 60kwp + 1 x 35kwp in Mata Redi and Mata Woga, Sumba). Qualitative score based on assessment of progress.</text:p>
          </table:table-cell>
          <table:table-cell office:value-type="string" table:style-name="ce2">
            <text:p>4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SRP- Support to the Palestinian Authority to Build Stability,Deliver Services,Promote Reform in OPT</text:p>
          </table:table-cell>
          <table:table-cell office:value-type="string" table:style-name="ce2">
            <text:p>Tetra Tech International Development</text:p>
          </table:table-cell>
          <table:table-cell office:value-type="string" table:style-name="ce2">
            <text:p>Capturing knowledge, learning and adapting: If at least 2 actionable lessons are captured during the quarter under review the KPI scores 6. If at least one actionable lesson is captured during the quarter under review, the KPI scores 3. if no lessons are captured, the KPI scores 0. All actionable lessons should be captured with evidence of how these have been applied to the programme to date and how they will inform implementation in the next quarter.</text:p>
          </table:table-cell>
          <table:table-cell office:value-type="string" table:style-name="ce2">
            <text:p>at least 2 actionable lessons captur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3 - Infectious Diseases</text:p>
          </table:table-cell>
          <table:table-cell office:value-type="string" table:style-name="ce2">
            <text:p>Liverpool School of Tropical Medicine</text:p>
          </table:table-cell>
          <table:table-cell office:value-type="string" table:style-name="ce2">
            <text:p>Accurate submission of financial forecasts</text:p>
          </table:table-cell>
          <table:table-cell office:value-type="string" table:style-name="ce2">
            <text:p>&lt;10% variance</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3 - Infectious Diseases</text:p>
          </table:table-cell>
          <table:table-cell office:value-type="string" table:style-name="ce2">
            <text:p>Liverpool School of Tropical Medicine</text:p>
          </table:table-cell>
          <table:table-cell office:value-type="string" table:style-name="ce2">
            <text:p>Number of peer reviewed publications – milestone figures will be individual to each RPC (and align with their logframes).</text:p>
          </table:table-cell>
          <table:table-cell office:value-type="string" table:style-name="ce2">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London School Of Hygiene And Tropical Medicine</text:p>
          </table:table-cell>
          <table:table-cell office:value-type="string" table:style-name="ce2">
            <text:p>Number of peer reviewed publications – milestone figures will be individual to each RPC (and align with their logframes).</text:p>
          </table:table-cell>
          <table:table-cell office:value-type="string" table:style-name="ce2">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lobal Travel Programme</text:p>
          </table:table-cell>
          <table:table-cell office:value-type="string" table:style-name="ce2">
            <text:p>Flight Centre UK Ltd</text:p>
          </table:table-cell>
          <table:table-cell office:value-type="string" table:style-name="ce2">
            <text:p>100% of online bookings to be completed and confirmed instantly.</text:p>
          </table:table-cell>
          <table:table-cell office:value-type="string" table:style-name="ce2">
            <text:p>100.00%</text:p>
          </table:table-cell>
          <table:table-cell office:value-type="string" table:style-name="ce2">
            <text:p>Other - Consider returned</text:p>
          </table:table-cell>
          <table:table-cell office:value-type="string" table:style-name="ce2">
            <text:p>Data is not available due to Covid disruption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conomic Policy Incubator in Nepal</text:p>
          </table:table-cell>
          <table:table-cell office:value-type="string" table:style-name="ce2">
            <text:p>Palladium International Limited</text:p>
          </table:table-cell>
          <table:table-cell office:value-type="string" table:style-name="ce2">
            <text:p>2. Quarterly milestones submitted/delivered within agreed timeframe and quality standard<text:s/></text:p>
            <text:p/>
            <text:p>Scoring: In the last 3 months has the supplier achieved the agreed deliverables to the agreed timescale?</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1 - Health Systems</text:p>
          </table:table-cell>
          <table:table-cell office:value-type="string" table:style-name="ce2">
            <text:p>Liverpool School of Tropical Medicine</text:p>
          </table:table-cell>
          <table:table-cell office:value-type="string" table:style-name="ce2">
            <text:p>Number of peer reviewed publications – milestone figures will be individual to each RPC (and align with their logframes).</text:p>
          </table:table-cell>
          <table:table-cell office:value-type="string" table:style-name="ce2">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eave no one behind: Mental Health &amp; Disability (MH&amp;D) Ghana</text:p>
          </table:table-cell>
          <table:table-cell office:value-type="string" table:style-name="ce2">
            <text:p>Options Consultancy Services Limited</text:p>
          </table:table-cell>
          <table:table-cell office:value-type="string" table:style-name="ce2">
            <text:p>Effective risk management: risk register is held and reviewed every quarter, mitigations are present for each risk and risks are escalated where applicable.<text:s text:c="2"/></text:p>
            <text:p>(Data source: A statement of assurance from Partner)</text:p>
          </table:table-cell>
          <table:table-cell office:value-type="string" table:style-name="ce2">
            <text:p>100% of risks are being managed effectively (mitigations in place, reviewed regularly, and escalated)</text:p>
            <text:p>MANDATOR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sability Inclusive Development Research Programme - Research Component</text:p>
          </table:table-cell>
          <table:table-cell office:value-type="string" table:style-name="ce2">
            <text:p>London School Of Hygiene And Tropical Medicine</text:p>
          </table:table-cell>
          <table:table-cell office:value-type="string" table:style-name="ce2">
            <text:p>Risk management and reporting - Appropriate and effective identification and management of risks including proposed mitigation measures: <text:s text:c="46"/>1. Risk Matrix submitted to FCDO for review on a quarterly basis</text:p>
            <text:p>2. Demonstrate steps taken to proactively detect and mitigate risks<text:s/></text:p>
            <text:p>3. Significant changes to the risk assessment and project delivery are reported to FCDO as soon as supplier becomes aware of them - documented via summary emails and action points post bi-weekly meetings.</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P for implementing GEGP for Papua Provinces in Indonesia</text:p>
          </table:table-cell>
          <table:table-cell office:value-type="string" table:style-name="ce2">
            <text:p>LTS International Ltd</text:p>
          </table:table-cell>
          <table:table-cell office:value-type="string" table:style-name="ce2">
            <text:p>Private Funds Leveraged to Support Targeted Value Chains</text:p>
          </table:table-cell>
          <table:table-cell office:value-type="string" table:style-name="ce2">
            <text:p>IDR 1,157,225,000.00</text:p>
          </table:table-cell>
          <table:table-cell office:value-type="string" table:style-name="ce2">
            <text:p>Other - Consider returned</text:p>
          </table:table-cell>
          <table:table-cell office:value-type="string" table:style-name="ce2">
            <text:p>The programme has been able to achieve and exceeded the overall target of the entire programme lifetime in Q4 21/22; hence, no further efforts/works have been conducted in Q2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mercial Agriculture for Smallholders and Agribusiness Lot 2 (CASA)</text:p>
          </table:table-cell>
          <table:table-cell office:value-type="string" table:style-name="ce2">
            <text:p>TechnoServe Incorporated</text:p>
          </table:table-cell>
          <table:table-cell office:value-type="string" table:style-name="ce2">
            <text:p>No. of investors that partner with the CASA TAF. Percentage is calculated comparing the expected number of investors for the period against actual number of investors</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stainable Manufacturing and Environmental Pollution (SMEP) Programme – Programme Manager Component</text:p>
          </table:table-cell>
          <table:table-cell office:value-type="string" table:style-name="ce2">
            <text:p>Pegasys Limited</text:p>
          </table:table-cell>
          <table:table-cell office:value-type="string" table:style-name="ce2">
            <text:p>Insert KPI1</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124/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Public Financial Management in Tanzania</text:p>
          </table:table-cell>
          <table:table-cell office:value-type="string" table:style-name="ce2">
            <text:p>Ecorys UK Ltd</text:p>
          </table:table-cell>
          <table:table-cell office:value-type="string" table:style-name="ce2">
            <text:p>Quarterly reporting includes clear and concise narrative on areas on- and off-track; reasons for delays (within and outside project team control) and assessment of effects on project outputs and outcomes</text:p>
          </table:table-cell>
          <table:table-cell office:value-type="string" table:style-name="ce2">
            <text:p>Quarterly reporting includes clear and concise narrative on areas on- and off-track; <text:s/>reasons for delays (within and outside project team control) and assessment of effects on project outputs and outcomes clearly articulated meeting contractual expecta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SSF:Global Monitoring, Evaluation and Learning</text:p>
          </table:table-cell>
          <table:table-cell office:value-type="string" table:style-name="ce2">
            <text:p>Integrity Research And Consultancy</text:p>
          </table:table-cell>
          <table:table-cell office:value-type="string" table:style-name="ce2">
            <text:p>% applicable GMEL interventions achieving expected target for delivery of MEL standards or standardised approaches that are being used by the network. <text:s text:c="2"/>KPI % is measured by assessing planned and completed deliverables and resultant network uptake, using intervention delivery scorecard.</text:p>
          </table:table-cell>
          <table:table-cell office:value-type="string" table:style-name="ce2">
            <text:p>7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hule Bora (Quality Education)</text:p>
          </table:table-cell>
          <table:table-cell office:value-type="string" table:style-name="ce2">
            <text:p>Mott Macdonald Ltd</text:p>
          </table:table-cell>
          <table:table-cell office:value-type="string" table:style-name="ce2">
            <text:p>Quarterly Programme Report submitted to FCDO by the 25th of month following reporting quarter (timeliness), with previous quarter's recommendations actioned (effectiveness) and report of quality standard (format, readability, and content).</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ood Governance Fund (GGF) Technical Assistance Facility (TAF): Eastern Partnership</text:p>
          </table:table-cell>
          <table:table-cell office:value-type="string" table:style-name="ce2">
            <text:p>Abt Britain Ltd</text:p>
          </table:table-cell>
          <table:table-cell office:value-type="string" table:style-name="ce2">
            <text:p>Project Approvals Achieved: A pipeline of project concept notes and ToRs which respond to identified beneficiary needs and to British Embassy priorities is developed; Terms of References are further developed into high-quality proposals by Technical Assistance Facility for Eastern Partnership on a timely basis. At least 80% of costed proposals approved.</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FID Nepal Skills for Employment Programme (SEP)</text:p>
          </table:table-cell>
          <table:table-cell office:value-type="string" table:style-name="ce2">
            <text:p>WSP USA Solutions Inc.</text:p>
          </table:table-cell>
          <table:table-cell office:value-type="string" table:style-name="ce2">
            <text:p>Monthly Submission of invoicing and forecast variance which is accurate and within 10%<text:s/></text:p>
            <text:p>Scoring: In the last 3 months has the supplier achieved the agreed the required invoicing and forecasting to the agreed timescale?</text:p>
          </table:table-cell>
          <table:table-cell office:value-type="string" table:style-name="ce2">
            <text:p>Scores of 3-5 inclusive will incur a 'good' rating</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ties and Infrastructure for Growth (CIG) - Zambia</text:p>
          </table:table-cell>
          <table:table-cell office:value-type="string" table:style-name="ce2">
            <text:p>Cowater UK</text:p>
          </table:table-cell>
          <table:table-cell office:value-type="string" table:style-name="ce2">
            <text:p>(1) Quality and Timeliness of Reporting: Reports are received on or within 14 calendar days of the end of the agreed reporting period;</text:p>
          </table:table-cell>
          <table:table-cell office:value-type="string" table:style-name="ce2">
            <text:p>Reports are received on or within 14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echnical Assistance for Implementation of DFID Nepal's National Health Sector Programme 3</text:p>
          </table:table-cell>
          <table:table-cell office:value-type="string" table:style-name="ce2">
            <text:p>Options Consultancy Services Limited</text:p>
          </table:table-cell>
          <table:table-cell office:value-type="string" table:style-name="ce2">
            <text:p>KPI3: Increased number of public facilities reporting disaggregated data using DHIS2 in a timely manner in 2021/22 (baseline value = 68% in 2020/21)</text:p>
          </table:table-cell>
          <table:table-cell office:value-type="string" table:style-name="ce2">
            <text:p>&gt;6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09 Yemen Peacebuilding</text:p>
          </table:table-cell>
          <table:table-cell office:value-type="string" table:style-name="ce2">
            <text:p>Chemonics</text:p>
          </table:table-cell>
          <table:table-cell office:value-type="string" table:style-name="ce2">
            <text:p>Outcome Indicator 2.1 - # Josoor-supported mediations through local conflict resolution mechanisms that are successful. (this serves as the core objective of the programme.)</text:p>
          </table:table-cell>
          <table:table-cell office:value-type="string" table:style-name="ce2">
            <text:p>1800.00%</text:p>
          </table:table-cell>
          <table:table-cell office:value-type="string" table:style-name="ce2">
            <text:p>Other - Consider not returned</text:p>
          </table:table-cell>
          <table:table-cell office:value-type="string" table:style-name="ce2">
            <text:p>Partner had no activities this quarter as original round of grants were completed and second round of grants commence Sept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132 TA for Strengthening Climate Resilient Systems for Sustainable Delivery of SCRS-WASH</text:p>
          </table:table-cell>
          <table:table-cell office:value-type="string" table:style-name="ce2">
            <text:p>LTS International Ltd</text:p>
          </table:table-cell>
          <table:table-cell office:value-type="string" table:style-name="ce2">
            <text:p>KPI 4; Forecast variance within 5% tolerance; a) Forecast variance within 5% tolerance b) Payment invoice submitted within the agreed period in the payment timeline</text:p>
          </table:table-cell>
          <table:table-cell office:value-type="string" table:style-name="ce2">
            <text:p>Good: Forecast variance &lt;5%, Invoice submission &lt;5 working days</text:p>
          </table:table-cell>
          <table:table-cell office:value-type="string" table:style-name="ce2">
            <text:p>Other - Consider returned</text:p>
          </table:table-cell>
          <table:table-cell office:value-type="string" table:style-name="ce2">
            <text:p>This is a new KPI the result of achievement will be available for Q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he Growth Gateway</text:p>
          </table:table-cell>
          <table:table-cell office:value-type="string" table:style-name="ce2">
            <text:p>The Boston Consulting Group UK LLP</text:p>
          </table:table-cell>
          <table:table-cell office:value-type="string" table:style-name="ce2">
            <text:p>Knowledge products and policy &amp; business enviornment insights identified and shared to help unlock opportunities for T&amp;I in the UK and low &amp; middle income countries - KPI 4.1</text:p>
          </table:table-cell>
          <table:table-cell office:value-type="string" table:style-name="ce2">
            <text:p>600.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ood Governance Fund (GGF) Programme Management Unit (PMU)</text:p>
          </table:table-cell>
          <table:table-cell office:value-type="string" table:style-name="ce2">
            <text:p>Alinea International Ltd.</text:p>
          </table:table-cell>
          <table:table-cell office:value-type="string" table:style-name="ce2">
            <text:p>Project Milestones/Outputs Achieved: 80% milestones/outputs from approved projects are delivered successfully by the Technical Assistance Facility for Eastern Partnership with minor changes or risks addressed by Portfolio Management <text:s/>Unit (PMU).</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nterprise and Innovation Programme (EIP) Kyrgyzstan and Tajikistan</text:p>
          </table:table-cell>
          <table:table-cell office:value-type="string" table:style-name="ce2">
            <text:p>DAI Global UK Ltd</text:p>
          </table:table-cell>
          <table:table-cell office:value-type="string" table:style-name="ce2">
            <text:p>Cumulative number of mentors providing services through BIC programmes to start-ups and MSMEs on a pro-bono basis for the quarter. Percentage calculation is based on Quarterly achievements to the expected targets according to the logframe objective for the term being measured</text:p>
          </table:table-cell>
          <table:table-cell office:value-type="string" table:style-name="ce2">
            <text:p>75.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Public Financial Management in Tanzania</text:p>
          </table:table-cell>
          <table:table-cell office:value-type="string" table:style-name="ce2">
            <text:p>Ecorys UK Ltd</text:p>
          </table:table-cell>
          <table:table-cell office:value-type="string" table:style-name="ce2">
            <text:p>Timely submission of quarterly invoices, and forecasts to within 10% variance.</text:p>
          </table:table-cell>
          <table:table-cell office:value-type="string" table:style-name="ce2">
            <text:p>Invoice for fees and expenses submitted within two months of quarter ending and variance within 10%.</text:p>
          </table:table-cell>
          <table:table-cell office:value-type="string" table:style-name="ce2">
            <text:p>Good</text:p>
          </table:table-cell>
          <table:table-cell office:value-type="string" table:style-name="ce2">
            <text:p>Invoices for fees and expenses submitted on time by end of November; costs remained within the agreed contract budget but went above the initially presented forecast of 5% following a wider revision of the forecast for the Jun '22- Jan '23 period.</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1 Leeds Uni</text:p>
          </table:table-cell>
          <table:table-cell office:value-type="string" table:style-name="ce2">
            <text:p>University Of Leeds</text:p>
          </table:table-cell>
          <table:table-cell office:value-type="string" table:style-name="ce2">
            <text:p>Respond to recommendations in FCDO programme annual reviews and provide a summary of outcomes via quarterly progress reports and the following year’s annual programme report</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Brazil - Trade (bilateral)</text:p>
          </table:table-cell>
          <table:table-cell office:value-type="string" table:style-name="ce2">
            <text:p>Palladium International Ltd</text:p>
          </table:table-cell>
          <table:table-cell office:value-type="string" table:style-name="ce2">
            <text:p>Number of Brazilian MSMEs directly engaged with the programme reporting overcoming a critical constraint to exporting. Annual Target = 201</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FID Nepal Skills for Employment Programme (SEP)</text:p>
          </table:table-cell>
          <table:table-cell office:value-type="string" table:style-name="ce2">
            <text:p>WSP USA Solutions Inc.</text:p>
          </table:table-cell>
          <table:table-cell office:value-type="string" table:style-name="ce2">
            <text:p>Deliverables submitted/delivered within the agreed timeframe and to the required standard</text:p>
            <text:p>Scoring: In the last 3 months has the supplier achieved the agreed deliverables to the agreed timescale?</text:p>
          </table:table-cell>
          <table:table-cell office:value-type="string" table:style-name="ce2">
            <text:p>Scores of 3-5 inclusive will incur a 'good' rating</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P for implementing GEGP for Papua Provinces in Indonesia</text:p>
          </table:table-cell>
          <table:table-cell office:value-type="string" table:style-name="ce2">
            <text:p>LTS International Ltd</text:p>
          </table:table-cell>
          <table:table-cell office:value-type="string" table:style-name="ce2">
            <text:p>Public Funds Leveraged <text:s/>to Support Targeted Value Chains</text:p>
          </table:table-cell>
          <table:table-cell office:value-type="string" table:style-name="ce2">
            <text:p>IDR 5,965,820,000.00</text:p>
          </table:table-cell>
          <table:table-cell office:value-type="string" table:style-name="ce2">
            <text:p>Other - Consider returned</text:p>
          </table:table-cell>
          <table:table-cell office:value-type="string" table:style-name="ce2">
            <text:p>The programme has been able to achieve and exceeded the overall target of the entire programme lifetime in Q4 21/22; hence, no further efforts/works have been conducted in Q2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India - Urban Development and Smart Cities</text:p>
          </table:table-cell>
          <table:table-cell office:value-type="string" table:style-name="ce2">
            <text:p>Mott MacDonald</text:p>
          </table:table-cell>
          <table:table-cell office:value-type="string" table:style-name="ce2">
            <text:p>Other- consider not returned</text:p>
          </table:table-cell>
          <table:table-cell office:value-type="string" table:style-name="ce2">
            <text:p>NIL</text:p>
          </table:table-cell>
          <table:table-cell office:value-type="string" table:style-name="ce2">
            <text:p>Other - Consider not returned</text:p>
          </table:table-cell>
          <table:table-cell office:value-type="string" table:style-name="ce2">
            <text:p>Due to the ODA prioritiation process, significant budget reduction for the programme. The supplier sought for early closure of the programme. No live intervention under this programme</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echnical Assistance to Reinforce GEQIP-E Ethiopia</text:p>
          </table:table-cell>
          <table:table-cell office:value-type="string" table:style-name="ce2">
            <text:p>Education Development Trust</text:p>
          </table:table-cell>
          <table:table-cell office:value-type="string" table:style-name="ce2">
            <text:p>Reform the national school leadership pre-service training to deliver an effective, decentralized, practice oriented training with a focus on women leaders</text:p>
          </table:table-cell>
          <table:table-cell office:value-type="string" table:style-name="ce2">
            <text:p>See comments</text:p>
          </table:table-cell>
          <table:table-cell office:value-type="string" table:style-name="ce2">
            <text:p>Other - Consider not returned</text:p>
          </table:table-cell>
          <table:table-cell office:value-type="string" table:style-name="ce2">
            <text:p>Q2 commitment, undergoing Contract Amendment (Q3 - due to the current pause the contract amendment is still undergoing) now that we have recived the allocation the CA process will resume and we hope we will managed to finlize the contract amendment in Q4. <text:s/>And we then will hold the discussion and agree with supplier on the measurement/threshold</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RAP3 Mugu-Humla Link Road Project, Nepal</text:p>
          </table:table-cell>
          <table:table-cell office:value-type="string" table:style-name="ce2">
            <text:p>IMC Worldwide Ltd</text:p>
          </table:table-cell>
          <table:table-cell office:value-type="string" table:style-name="ce2">
            <text:p>See comments, Report ANNUAL REVIEW</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1-203186/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Jobs and Economic Transformation Programme Ghana (JET)</text:p>
          </table:table-cell>
          <table:table-cell office:value-type="string" table:style-name="ce2">
            <text:p>Palladium International Limited</text:p>
          </table:table-cell>
          <table:table-cell office:value-type="string" table:style-name="ce2">
            <text:p>Managing relationships to deliver programme</text:p>
            <text:p>outputs. Ensuring programme build and keeps very productive relationships with key partners in Government of Ghana, private sector and other key stakeholders</text:p>
          </table:table-cell>
          <table:table-cell office:value-type="string" table:style-name="ce2">
            <text:p>90% of log frame indicator targets me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O10054 - Improving Trade Facilitation and Customs in the Occupied Palestinian Territories</text:p>
          </table:table-cell>
          <table:table-cell office:value-type="string" table:style-name="ce2">
            <text:p>Cowatersogema International Inc</text:p>
          </table:table-cell>
          <table:table-cell office:value-type="string" table:style-name="ce2">
            <text:p>KP3: <text:s/>Tasdeer is delivering on time against work plan for interventions supporting women empowerment. <text:s text:c="2"/>Green: Intervention on track, Amber: Course correction required or has taken place (Tasdeer provides written explanation), Red: Significant risk to intervention / intervention failing. <text:s/>Target 75% of interventions are "green", anything below this requires update to FCDO and correction.</text:p>
          </table:table-cell>
          <table:table-cell office:value-type="string" table:style-name="ce2">
            <text:p>75% and mor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International Rescue Committee Inc</text:p>
          </table:table-cell>
          <table:table-cell office:value-type="string" table:style-name="ce2">
            <text:p>Accurate submission of financial forecasts</text:p>
          </table:table-cell>
          <table:table-cell office:value-type="string" table:style-name="ce2">
            <text:p>&lt;10% variance</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ross Border Conflict Research Programme <text:s/>- Lot 1</text:p>
          </table:table-cell>
          <table:table-cell office:value-type="string" table:style-name="ce2">
            <text:p>Chemonics</text:p>
          </table:table-cell>
          <table:table-cell office:value-type="string" table:style-name="ce2">
            <text:p>KPI2</text:p>
            <text:p>Appropriate and effective identification and management of risks including proposed mitigation measures</text:p>
            <text:p/>
            <text:p>Criteria</text:p>
            <text:p>1.<text:tab/>Risk Matrix submitted to FCDO for review on a quarterly basis</text:p>
            <text:p>2.<text:tab/>Demonstrate steps taken to proactively detect and mitigate risks<text:s/></text:p>
            <text:p>3.<text:tab/>Significant changes to the risk assessment and project delivery are reported to FCDO as soon as supplier becomes aware of them</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Partnering for Accelerated Climate Transitions (“UK PACT”) Lot 1 Programme Projects Fund"</text:p>
          </table:table-cell>
          <table:table-cell office:value-type="string" table:style-name="ce2">
            <text:p>Palladium Int Ltd – UKPACT</text:p>
          </table:table-cell>
          <table:table-cell office:value-type="string" table:style-name="ce2">
            <text:p>Palladium provides formal monthly updates to BEIS on project progress and flags poor performance, unless otherwise agreed with BEIS</text:p>
          </table:table-cell>
          <table:table-cell office:value-type="string" table:style-name="ce2">
            <text:p>Meet with ≥80% of IPs 2 times per quart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ing Pastoralism &amp; Agriculture in Recurrent &amp; Protracted Crises (SPARC)</text:p>
          </table:table-cell>
          <table:table-cell office:value-type="string" table:style-name="ce2">
            <text:p>Cowatersogema International Inc</text:p>
          </table:table-cell>
          <table:table-cell office:value-type="string" table:style-name="ce2">
            <text:p>14 research products published by SPARC (including those delivered through technical assistance)</text:p>
          </table:table-cell>
          <table:table-cell office:value-type="string" table:style-name="ce2">
            <text:p>4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Reducing high fertility rates and Improving Sexual reproductive health outcomes in Uganda (RISE)</text:p>
          </table:table-cell>
          <table:table-cell office:value-type="string" table:style-name="ce2">
            <text:p>MSI Reproductive Choices (MSI)</text:p>
          </table:table-cell>
          <table:table-cell office:value-type="string" table:style-name="ce2">
            <text:p>Number of family planning services provided in public facilities benefitting from RISE capacity enhancement</text:p>
          </table:table-cell>
          <table:table-cell office:value-type="string" table:style-name="ce2">
            <text:p>87,56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ax Systems Transformation Programme</text:p>
          </table:table-cell>
          <table:table-cell office:value-type="string" table:style-name="ce2">
            <text:p>Cowatersogema International Inc</text:p>
          </table:table-cell>
          <table:table-cell office:value-type="string" table:style-name="ce2">
            <text:p>KPI3 Overall progress of agreed work plan activities<text:s/></text:p>
            <text:p>Pass - The trajectory of overall progress of the work plan is stable in the least, and positive in the best case. Quarterly reporting includes clear and concise narrative on areas on and off-track; reasons for delays (within and outside project team control) and assessment of effects on project outputs and outcomes.<text:s/></text:p>
            <text:p>Fail - The trajectory of overall progress of the work plan is not stable and not progressing. Quarterly reporting does not include clear and concise narrative on areas on and off-track; reasons for delays (within and outside project team control) and assessment of effects on project outputs and outcomes.</text:p>
          </table:table-cell>
          <table:table-cell office:value-type="string" table:style-name="ce2">
            <text:p>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anagement Agent for Building Resilience in Ethiopia (BRE)</text:p>
          </table:table-cell>
          <table:table-cell office:value-type="string" table:style-name="ce2">
            <text:p>Oxford Policy Management</text:p>
          </table:table-cell>
          <table:table-cell office:value-type="string" table:style-name="ce2">
            <text:p>KPI2: Customer relationship: Good relationship management with the Government of Ethiopia</text:p>
          </table:table-cell>
          <table:table-cell office:value-type="string" table:style-name="ce2">
            <text:p>4, meet requireme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XPANDING SOCIAL PROTECTION PHASE II</text:p>
          </table:table-cell>
          <table:table-cell office:value-type="string" table:style-name="ce2">
            <text:p>DAI Global UK Ltd</text:p>
          </table:table-cell>
          <table:table-cell office:value-type="string" table:style-name="ce2">
            <text:p>Correct salaries are paid to Programme Management Unit and on time</text:p>
          </table:table-cell>
          <table:table-cell office:value-type="string" table:style-name="ce2">
            <text:p>On track</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London School Of Hygiene And Tropical Medicine</text:p>
          </table:table-cell>
          <table:table-cell office:value-type="string" table:style-name="ce2">
            <text:p>Accurate submission of financial forecasts</text:p>
          </table:table-cell>
          <table:table-cell office:value-type="string" table:style-name="ce2">
            <text:p>≥ 10% variance</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Brazil - Trade (bilateral)</text:p>
          </table:table-cell>
          <table:table-cell office:value-type="string" table:style-name="ce2">
            <text:p>Palladium International Ltd</text:p>
          </table:table-cell>
          <table:table-cell office:value-type="string" table:style-name="ce2">
            <text:p>Number of Brazilian MSMEs directly engaged with the programme adopting new or improved export-related business practices. Annual Target = 335</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ties and Infrastructure for Growth (CIG) - Uganda</text:p>
          </table:table-cell>
          <table:table-cell office:value-type="string" table:style-name="ce2">
            <text:p>Cardno Emerging Markets (UK) Ltd</text:p>
          </table:table-cell>
          <table:table-cell office:value-type="string" table:style-name="ce2">
            <text:p>(1) Quality and Timeliness of Reporting: Reports are received on or within 14 calendar days of the end of the agreed reporting period;</text:p>
          </table:table-cell>
          <table:table-cell office:value-type="string" table:style-name="ce2">
            <text:p>Reports are received on or within 14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South Africa - Global Trade Capacity Building Programme</text:p>
          </table:table-cell>
          <table:table-cell office:value-type="string" table:style-name="ce2">
            <text:p>DAI Global UK Ltd</text:p>
          </table:table-cell>
          <table:table-cell office:value-type="string" table:style-name="ce2">
            <text:p>Monthly report on KPIs and indicators with detailed financial report delivered to Authority in the first 10 days following end on the month reported</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he Growth Gateway</text:p>
          </table:table-cell>
          <table:table-cell office:value-type="string" table:style-name="ce2">
            <text:p>The Boston Consulting Group UK LLP</text:p>
          </table:table-cell>
          <table:table-cell office:value-type="string" table:style-name="ce2">
            <text:p>The UK Government trade and investment service offer to low &amp; middle income countries is better promoted, coordinated and expanded. <text:s/>KPI 1.2 - 'No of UK Government user engagements with Growth Gateway services</text:p>
          </table:table-cell>
          <table:table-cell office:value-type="string" table:style-name="ce2">
            <text:p>108 engagement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ment Mobilisation for Prosperity and Catalytic Transformation (IMPACT)</text:p>
          </table:table-cell>
          <table:table-cell office:value-type="string" table:style-name="ce2">
            <text:p>Palladium International Ltd</text:p>
          </table:table-cell>
          <table:table-cell office:value-type="string" table:style-name="ce2">
            <text:p>Dispersal of grants</text:p>
            <text:p>1.<text:tab/>Percentage of grantee self-assessment reports submitted on time</text:p>
            <text:p>2.<text:tab/>Percentage of grantees who rate the support as useful in an anonymous annual survey</text:p>
            <text:p>3.<text:tab/>Percentage of funded projects that have achieved at least 80% of their targets</text:p>
          </table:table-cell>
          <table:table-cell office:value-type="string" table:style-name="ce2">
            <text:p>1.<text:tab/>80% of grantee self-assessment reports submitted on time.</text:p>
            <text:p>2.<text:tab/>90% of grantees who rate the support as useful in an anonymous annual survey</text:p>
            <text:p>3.<text:tab/>85% of funded projects that have achieved at least 80% of their targets</text:p>
          </table:table-cell>
          <table:table-cell office:value-type="string" table:style-name="ce2">
            <text:p>Other - Consider returned</text:p>
          </table:table-cell>
          <table:table-cell office:value-type="string" table:style-name="ce2">
            <text:p>Not applicable as there were no grantees in Q2 (July - September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Business Case, Design and Implement Accountability in Tanzania (AcT2) Programme</text:p>
          </table:table-cell>
          <table:table-cell office:value-type="string" table:style-name="ce2">
            <text:p>KPMG Advisory Limited</text:p>
          </table:table-cell>
          <table:table-cell office:value-type="string" table:style-name="ce2">
            <text:p>Risk Management: Effective management of the identified and unidentified risks and its implications for the programme during the quarterly reporting period</text:p>
          </table:table-cell>
          <table:table-cell office:value-type="string" table:style-name="ce2">
            <text:p>90% or more of agreed quarterly deliverables are completed to a high standard meeting contractual expecta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Jobs and Economic Transformation Programme Ghana (JET)</text:p>
          </table:table-cell>
          <table:table-cell office:value-type="string" table:style-name="ce2">
            <text:p>Palladium International Limited</text:p>
          </table:table-cell>
          <table:table-cell office:value-type="string" table:style-name="ce2">
            <text:p>Financial risk and programme management to</text:p>
            <text:p>ensure VFM ensuring programme constantly delivers within budget and presents good VFM at all times</text:p>
          </table:table-cell>
          <table:table-cell office:value-type="string" table:style-name="ce2">
            <text:p>90% of payment milestones are delivered on time and of good qualit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P for implementing GEGP for Papua Provinces in Indonesia</text:p>
          </table:table-cell>
          <table:table-cell office:value-type="string" table:style-name="ce2">
            <text:p>LTS International Ltd</text:p>
          </table:table-cell>
          <table:table-cell office:value-type="string" table:style-name="ce2">
            <text:p>Number of individuals in programme sites that have received training to increase productivity for agribusiness</text:p>
          </table:table-cell>
          <table:table-cell office:value-type="string" table:style-name="ce2">
            <text:p>60000.00%</text:p>
          </table:table-cell>
          <table:table-cell office:value-type="string" table:style-name="ce2">
            <text:p>Other - Consider returned</text:p>
          </table:table-cell>
          <table:table-cell office:value-type="string" table:style-name="ce2">
            <text:p>The programme has been able to achieve and exceeded the overall target of the entire programme lifetime in Q4 21/22; hence, no further efforts/works have been conducted in Q2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roved Provincial Economic and Urban Development Planning in KPK (Pakistan) (SEED)</text:p>
          </table:table-cell>
          <table:table-cell office:value-type="string" table:style-name="ce2">
            <text:p>Adam Smith International Ltd</text:p>
          </table:table-cell>
          <table:table-cell office:value-type="string" table:style-name="ce2">
            <text:p>Quality and timeliness of delivery. Quality and timeliness of most meaningful work plan deliverables</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ulti-stakeholder Forest Governance and Accountability Project (MFGAP), Liberia</text:p>
          </table:table-cell>
          <table:table-cell office:value-type="string" table:style-name="ce2">
            <text:p>Palladium International Limited</text:p>
          </table:table-cell>
          <table:table-cell office:value-type="string" table:style-name="ce2">
            <text:p>Demonstrable increase in the capacity of LRA, MoJ and at least one other government agency involved in TLAS, relative to the baselines described in the Forward Planner and Lessons Learned report. (5% of fee)</text:p>
            <text:p/>
            <text:p>Indicator:</text:p>
            <text:p>•<text:tab/>LRA: Staff members increased capacity for scaling and pricing/grading<text:s text:c="2"/></text:p>
            <text:p>•<text:tab/>MIA: conflict resolution (ADR) at local level; linkage between MIA local leadership structures and whistleblowing mechanisms to LVD auditors</text:p>
            <text:p>•<text:tab/>MoJ: increase in compliance and enforcement activities from MoJ (e.g. investigations, litigation and regulatory procedures put in place)</text:p>
          </table:table-cell>
          <table:table-cell office:value-type="string" table:style-name="ce2">
            <text:p>100%</text:p>
            <text:p>Support services for achieving this indicator are on track, relative to agreed work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xtreme Poverty - Building Evidence for Effective Action</text:p>
          </table:table-cell>
          <table:table-cell office:value-type="string" table:style-name="ce2">
            <text:p>Oxford Policy Management</text:p>
          </table:table-cell>
          <table:table-cell office:value-type="string" table:style-name="ce2">
            <text:p>Programme coordination (research partners and client):</text:p>
            <text:p>1. Programme coordination - Quarterly meetings between consortium lead (OPM) and partners (Cornell, Southampton, Cornell) planned in consultation with FCDO; World Bank trust fund TTL invited to attend.<text:s/></text:p>
            <text:p>2. Regular updates to FCDO on activities, at a minimum through quarterly meeting but more often as needed). <text:s/>Documentation to include concise quarterly progress reports and forward work plans in advance and minutes / summary of agreed actions following.</text:p>
            <text:p>3. Programme governance - Quarterly meetings planned in consultation with FCDO.</text:p>
          </table:table-cell>
          <table:table-cell office:value-type="string" table:style-name="ce2">
            <text:p>&lt;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Indonesia - Renewable Energy Programme</text:p>
          </table:table-cell>
          <table:table-cell office:value-type="string" table:style-name="ce2">
            <text:p>Palladium International Ltd</text:p>
          </table:table-cell>
          <table:table-cell office:value-type="string" table:style-name="ce2">
            <text:p>Value of investment brokered in low carbon energy in Indonesia - £766m by end of Year 4 of the programme. Measured by investment brokered as % of rising cumulative target.</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conomic Policy Incubator in Nepal</text:p>
          </table:table-cell>
          <table:table-cell office:value-type="string" table:style-name="ce2">
            <text:p>Palladium International Limited</text:p>
          </table:table-cell>
          <table:table-cell office:value-type="string" table:style-name="ce2">
            <text:p>3. Monthly Submission of accurate invoicing and forecast variance within 10%<text:s/></text:p>
            <text:p>Scoring: In the last 3 months has the supplier achieved the agreed deliverables to the agreed timescale?</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Reducing high fertility rates and Improving Sexual reproductive health outcomes in Uganda (RISE)</text:p>
          </table:table-cell>
          <table:table-cell office:value-type="string" table:style-name="ce2">
            <text:p>MSI Reproductive Choices (MSI)</text:p>
          </table:table-cell>
          <table:table-cell office:value-type="string" table:style-name="ce2">
            <text:p>Couple Years of Protection</text:p>
          </table:table-cell>
          <table:table-cell office:value-type="string" table:style-name="ce2">
            <text:p>301092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inancial Sector Stability Programme - Nepal</text:p>
          </table:table-cell>
          <table:table-cell office:value-type="string" table:style-name="ce2">
            <text:p>PricewaterhouseCoopers Private Limited</text:p>
          </table:table-cell>
          <table:table-cell office:value-type="string" table:style-name="ce2">
            <text:p>2. Monthly/Quarterly milestones submitted/delivered within agreed timeframe and quality standard<text:s/></text:p>
            <text:p/>
            <text:p>Scoring: In the last 3 months has the supplier achieved the agreed deliverables to the agreed timescale?</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Business Case, Design and Implement Accountability in Tanzania (AcT2) Programme</text:p>
          </table:table-cell>
          <table:table-cell office:value-type="string" table:style-name="ce2">
            <text:p>KPMG Advisory Limited</text:p>
          </table:table-cell>
          <table:table-cell office:value-type="string" table:style-name="ce2">
            <text:p>Management Financial: Strong financial management of the facilitation services, demonstrated through: accurate and timely invoicing; accurate forecasting, and partner management</text:p>
          </table:table-cell>
          <table:table-cell office:value-type="string" table:style-name="ce2">
            <text:p>90% or more of agreed quarterly deliverables are completed to a high standard meeting contractual expectation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opping Abuse and Female Exploitation (SAFE) Programme: Zimbabwe</text:p>
          </table:table-cell>
          <table:table-cell office:value-type="string" table:style-name="ce2">
            <text:p>Ecorys UK Ltd</text:p>
          </table:table-cell>
          <table:table-cell office:value-type="string" table:style-name="ce2">
            <text:p>Ecorys realises satisfactory VFM in programme delivery and provides evidence of deliberate efforts to ensure VFM through adaptation and related cost-savings measured through adherence to the SAFE Communities VFM framework and indicators established during the inception phase and reviewed during the implementation phase.</text:p>
          </table:table-cell>
          <table:table-cell office:value-type="string" table:style-name="ce2">
            <text:p>90% of the VFM indicators and milestones are delivered on time and of good qualit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ties and Infrastructure for Growth (CIG) - Zambia</text:p>
          </table:table-cell>
          <table:table-cell office:value-type="string" table:style-name="ce2">
            <text:p>Cowater UK</text:p>
          </table:table-cell>
          <table:table-cell office:value-type="string" table:style-name="ce2">
            <text:p>(3) Overall progress of agreed workplan activities/deliverables, with considerations for delays that are outside the project team’s control (Quarterly reporting includes clear and concise narrative on areas on and off-track; reasons for delays (within and outside project team control) and assessment of effects on project outputs and outcomes)</text:p>
          </table:table-cell>
          <table:table-cell office:value-type="string" table:style-name="ce2">
            <text:p>Regular Quarterly Reporting which provides complete and clear narrative on progre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3 - Infectious Diseases</text:p>
          </table:table-cell>
          <table:table-cell office:value-type="string" table:style-name="ce2">
            <text:p>Liverpool School of Tropical Medicine</text:p>
          </table:table-cell>
          <table:table-cell office:value-type="string" table:style-name="ce2">
            <text:p>Respond to recommendations in FCDO programme annual reviews and provide a summary of outcomes via quarterly progress reports and the following year’s annual programme report</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vil Society Support Programme Phase II</text:p>
          </table:table-cell>
          <table:table-cell office:value-type="string" table:style-name="ce2">
            <text:p>The British Council</text:p>
          </table:table-cell>
          <table:table-cell office:value-type="string" table:style-name="ce2">
            <text:p>CSSP2 team delivers against their workplan for the quarter on grants (strategic, local action and flexible) management including applications, processing and disbursement: % of activities timely completed.</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roving Water Security for Poor People – Research (IWSP)</text:p>
          </table:table-cell>
          <table:table-cell office:value-type="string" table:style-name="ce2">
            <text:p>Oxford University</text:p>
          </table:table-cell>
          <table:table-cell office:value-type="string" table:style-name="ce2">
            <text:p>Satisfactory Progress as per Annual Review</text:p>
          </table:table-cell>
          <table:table-cell office:value-type="string" table:style-name="ce2">
            <text:p>A</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ransparency and Accountability to Improve Economic Development and Service Delivery (Traction) — Ma</text:p>
          </table:table-cell>
          <table:table-cell office:value-type="string" table:style-name="ce2">
            <text:p>Palladium International Ltd</text:p>
          </table:table-cell>
          <table:table-cell office:value-type="string" table:style-name="ce2">
            <text:p>Delivery of milestones aligns to the project outputs and in accordance with agreed work plan. At least 100% of these milestones delivered on or before the due date. Where a milestone is expected to miss a deadline, there should be a clear explanation of the reasons for any such delays and how Palladium intends to remedy for such delays.<text:s/></text:p>
            <text:p>≤90% of milestones delivered on or before the due date. Explanation on reasons for milestones missing the due date sent not sent in advance with no explanation on remedies<text:tab/></text:p>
            <text:p>&gt;90% of milestones delivered on or before the due date. Explanation on reasons for milestones missing the due date sent not sent in advance with no explanation on remedies.<text:tab/></text:p>
            <text:p>&gt;95% of milestones delivered on or before the due date. Explanation on reasons for milestones missing the due date provided in advance with a clear action plan. Some remedial work required on milestones.<text:tab/></text:p>
            <text:p>100% of milestones delivered on or before the due date. Explanation on reasons for milestones missing the due date provided in advance with a clear action plan. <text:s/>Annual indicative Milestones ratified and fully defined 3 months before delivery.</text:p>
          </table:table-cell>
          <table:table-cell office:value-type="string" table:style-name="ce2">
            <text:p>100.00%</text:p>
          </table:table-cell>
          <table:table-cell office:value-type="string" table:style-name="ce2">
            <text:p>Requires Improvement</text:p>
          </table:table-cell>
          <table:table-cell office:value-type="string" table:style-name="ce2">
            <text:p>Need to improve on quality of milestones. The quarterly report failed to meet the quality requirements and was not approved. <text:s/>Milestones required more work to revise after the initial submission pointing to low quality of delivery. Delivery challenges have included lack of clear strategic direction on IBPs and slow progress on delivery <text:s/>and adaptation.</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ing Accelerated Family Planning in Pakistan - Behaviour Change Communication</text:p>
          </table:table-cell>
          <table:table-cell office:value-type="string" table:style-name="ce2">
            <text:p>M&amp;C Saatchi World Services</text:p>
          </table:table-cell>
          <table:table-cell office:value-type="string" table:style-name="ce2">
            <text:p>Comprehensive <text:s/>quarterly progress report submitted <text:s/>45 days after the end of each quarter. Target +/- 2 days</text:p>
          </table:table-cell>
          <table:table-cell office:value-type="string" table:style-name="ce2">
            <text:p>1-2 days’ delay from target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sability Inclusive Development Research Programme - Research Component</text:p>
          </table:table-cell>
          <table:table-cell office:value-type="string" table:style-name="ce2">
            <text:p>London School Of Hygiene And Tropical Medicine</text:p>
          </table:table-cell>
          <table:table-cell office:value-type="string" table:style-name="ce2">
            <text:p>Client consultations - Programme coordination (research partners and client): <text:s text:c="20"/>1. Regular updates to FCDO on consortium activities, at a minimum through fortnightly meeting - documented via summary emails and action points post bi-weekly meetings.</text:p>
            <text:p>2. Programme coordination - Quarterly meetings planned in consultation with FCDO.<text:s/></text:p>
            <text:p>3. Programme governance - Quarterly meetings planned in consultation with FCDO.</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tax reform in Mozambique under the tax and economic governance programme (TEG)</text:p>
          </table:table-cell>
          <table:table-cell office:value-type="string" table:style-name="ce2">
            <text:p>Cowatersogema International Inc</text:p>
          </table:table-cell>
          <table:table-cell office:value-type="string" table:style-name="ce2">
            <text:p>Implementation of the work-plan October-December 2021: <text:s/>The overall progress of the work plan meets or exceeds at least 90% of its milestones for the period. When any milestone is not met, quarterly reporting includes clear and concise narrative on areas on- and off-track; reasons for delays (within and outside project team control) and assessment of effects on project outputs and outcomes.</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Networks 2 Direct Award RFI</text:p>
          </table:table-cell>
          <table:table-cell office:value-type="string" table:style-name="ce2">
            <text:p>Mitel Networks Limited</text:p>
          </table:table-cell>
          <table:table-cell office:value-type="string" table:style-name="ce2">
            <text:p>Resolution on incidents within SLA</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Host and Refugee Populations in Ethiopia (SHARPE)</text:p>
          </table:table-cell>
          <table:table-cell office:value-type="string" table:style-name="ce2">
            <text:p>DAI Global UK Ltd</text:p>
          </table:table-cell>
          <table:table-cell office:value-type="string" table:style-name="ce2">
            <text:p>Robust procedures for the reporting of suspected misconduct, illegal acts or failures to investigate in place</text:p>
          </table:table-cell>
          <table:table-cell office:value-type="string" table:style-name="ce2">
            <text:p>Reporting: Statement on SHARPE’s ethics training; DAI’s code of conduct and ethic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ing Accelerated Family Planning in Pakistan Public Sector Service Delivery</text:p>
          </table:table-cell>
          <table:table-cell office:value-type="string" table:style-name="ce2">
            <text:p>Palladium International Ltd</text:p>
          </table:table-cell>
          <table:table-cell office:value-type="string" table:style-name="ce2">
            <text:p>Comprehensive <text:s/>quarterly progress report submitted <text:s/>45 days after the end of each quarter. Target +/- 2 days</text:p>
          </table:table-cell>
          <table:table-cell office:value-type="string" table:style-name="ce2">
            <text:p>1-2 days’ delay from target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ivil Society Support Programme Phase II</text:p>
          </table:table-cell>
          <table:table-cell office:value-type="string" table:style-name="ce2">
            <text:p>The British Council</text:p>
          </table:table-cell>
          <table:table-cell office:value-type="string" table:style-name="ce2">
            <text:p>CSSP2 team delivers against their workplan for the quarter on capacity building: % of planned capacity building activities delivered.</text:p>
          </table:table-cell>
          <table:table-cell office:value-type="string" table:style-name="ce2">
            <text:p>&gt;=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Reducing Insecurity and Violent extremism in Northern and Coastal regions of Kenya (RE-INVENT) Prog</text:p>
          </table:table-cell>
          <table:table-cell office:value-type="string" table:style-name="ce2">
            <text:p>Tetra Tech International Development</text:p>
          </table:table-cell>
          <table:table-cell office:value-type="string" table:style-name="ce2">
            <text:p>Support given to development and/or implementation of policies, manuals, processes that support the peace and security sector of Kenya. The percentage is measured in relation to the number of individual policies/manuals/processes that the REINVENT team have supported the development/ implementation of vs the number of such expected interventions.</text:p>
          </table:table-cell>
          <table:table-cell office:value-type="string" table:style-name="ce2">
            <text:p>8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ment Mobilisation for Prosperity and Catalytic Transformation (IMPACT)</text:p>
          </table:table-cell>
          <table:table-cell office:value-type="string" table:style-name="ce2">
            <text:p>Palladium International Ltd</text:p>
          </table:table-cell>
          <table:table-cell office:value-type="string" table:style-name="ce2">
            <text:p>Timely submission of 3 Quarterly Reports and Annual Report and implementation of Annual Learning Event and 2 Targeted Funding Cycles.</text:p>
          </table:table-cell>
          <table:table-cell office:value-type="string" table:style-name="ce2">
            <text:p>Quarterly reporting is submitted on time and includes clear and concise narrative on areas that are on- and off-track with reasons for delays (within and outside project team control) and analysis of impact on project outputs and outcomes clearly articulated, meeting contractual expectations.</text:p>
            <text:p>Successful implementation of Annual Learning Event.</text:p>
          </table:table-cell>
          <table:table-cell office:value-type="string" table:style-name="ce2">
            <text:p>Other - Consider returned</text:p>
          </table:table-cell>
          <table:table-cell office:value-type="string" table:style-name="ce2">
            <text:p>Not applicable as there were no grantees in Q2 (July - September 2022)</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pplied health research programme (Applied)</text:p>
          </table:table-cell>
          <table:table-cell office:value-type="string" table:style-name="ce2">
            <text:p>London School Of Hygiene And Tropical Medicine</text:p>
          </table:table-cell>
          <table:table-cell office:value-type="string" table:style-name="ce2">
            <text:p>Annual Review</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O10054 - Improving Trade Facilitation and Customs in the Occupied Palestinian Territories</text:p>
          </table:table-cell>
          <table:table-cell office:value-type="string" table:style-name="ce2">
            <text:p>Cowatersogema International Inc</text:p>
          </table:table-cell>
          <table:table-cell office:value-type="string" table:style-name="ce2">
            <text:p>KP2: <text:s/>Tasdeer is delivering on time against work plan Green: Intervention on track, Amber: Course correction required or has taken place (Tasdeer provides written explanation), Red: Significant risk to intervention / intervention failing. <text:s/>Target 75% of interventions are "green", anything below this requires update to FCDO and correction.</text:p>
          </table:table-cell>
          <table:table-cell office:value-type="string" table:style-name="ce2">
            <text:p>75% and mor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ross Border Conflict Research Programme <text:s/>- Lot 1</text:p>
          </table:table-cell>
          <table:table-cell office:value-type="string" table:style-name="ce2">
            <text:p>Chemonics</text:p>
          </table:table-cell>
          <table:table-cell office:value-type="string" table:style-name="ce2">
            <text:p>KPI 1</text:p>
            <text:p>Quarterly progress reports appropriately highlight impact and achievements of the research and uptake, as well as any significant management issues or developments.</text:p>
            <text:p/>
            <text:p>Criteria</text:p>
            <text:p>1. Progress reports submitted to FCDO for review on a quarterly basis</text:p>
            <text:p>2. Reports demonstrate impact and achievements of the research and uptake</text:p>
            <text:p>3. Reports proactively highlight significant management issues or challenges when relevant</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ing Pastoralism &amp; Agriculture in Recurrent &amp; Protracted Crises (SPARC)</text:p>
          </table:table-cell>
          <table:table-cell office:value-type="string" table:style-name="ce2">
            <text:p>Cowatersogema International Inc</text:p>
          </table:table-cell>
          <table:table-cell office:value-type="string" table:style-name="ce2">
            <text:p>70 <text:s/>stakeholders collaborating through SPARC networks and interventions</text:p>
          </table:table-cell>
          <table:table-cell office:value-type="string" table:style-name="ce2">
            <text:p>70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BRILHO - Energy Africa Mozambique</text:p>
          </table:table-cell>
          <table:table-cell office:value-type="string" table:style-name="ce2">
            <text:p>SNV Netherlands Development Organisation</text:p>
          </table:table-cell>
          <table:table-cell office:value-type="string" table:style-name="ce2">
            <text:p>90% milestones meet contractual requirements and are submitted with quarterly or annual reports in line with the agreed calendar</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Education Systems for Improved Learning</text:p>
          </table:table-cell>
          <table:table-cell office:value-type="string" table:style-name="ce2">
            <text:p>Mott Macdonald Ltd</text:p>
          </table:table-cell>
          <table:table-cell office:value-type="string" table:style-name="ce2">
            <text:p>Cohort 1 Results disseminated to MoEs and LGs</text:p>
          </table:table-cell>
          <table:table-cell office:value-type="string" table:style-name="ce2">
            <text:p>7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trengthening the teaching of primary school mathematics in Malawi</text:p>
          </table:table-cell>
          <table:table-cell office:value-type="string" table:style-name="ce2">
            <text:p>Mott Macdonald Ltd</text:p>
          </table:table-cell>
          <table:table-cell office:value-type="string" table:style-name="ce2">
            <text:p>KPI2</text:p>
            <text:p>Set of <text:s/>submitted quarterly milestones are of good quality as gauged by the Education Adviser (Technical criterion, weight at 50%) and by the Ministry of Education Director of Quality Assurance (government embedding and sustainability criterion, weight at 50%)</text:p>
            <text:p>The milestones are of good quality- i.e., technically strong and well embedded into government systems, facilitating government take-up and sustainability”</text:p>
            <text:p>1. Technical criterion- The Education Adviser will gauge the quality of submitted milestones as a whole (the set of milestones as a proxy for progress in implementation, not one by one) based on national and international evidence and given analysis of constraints and opportunities; it will also consider Value for Money and innovation. The Adviser will write a short memo accompanying the score (good/approaching target/requires improvement/inadequate).<text:s text:c="2"/></text:p>
            <text:p><text:s/>2. Government embedding and sustainability criterion: the Director of Quality Assurance, who is the government coordinator for the programme, will have a quarterly meeting with FCDO which will be minuted, and score whether the set of milestones are embedding the programme in government systems and are considering sustainability (good/approaching target/requires improvement/inadequate).<text:s text:c="2"/></text:p>
            <text:p>Good: both technical and government embedding scores are good or one is good and one is approaching target</text:p>
            <text:p>Approaching target: both scores are approaching target or one is approaching target and one requires improvement.</text:p>
            <text:p>Requires improvement: both scores require improvement or one is requiring improvement and one is inadequate<text:s text:c="2"/></text:p>
            <text:p>Inadequate: Both scores are inadequate</text:p>
          </table:table-cell>
          <table:table-cell office:value-type="string" table:style-name="ce2">
            <text:p>Both technical and government embedding scores are good or one is good and one is approaching targe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rk and Opportunities for Women(WOW)</text:p>
          </table:table-cell>
          <table:table-cell office:value-type="string" table:style-name="ce2">
            <text:p>Pricewaterhousecoopers</text:p>
          </table:table-cell>
          <table:table-cell office:value-type="string" table:style-name="ce2">
            <text:p>% of WOW products or partnerships delivered receiving positive feedback from the support recipient (regarding satisfaction, responsiveness and timeliness). The target is 80% of queries score 4 or and above. Where 5 is very satisfied and 1 is very unsatisfied. Reported on annually.</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79, What Works to Prevent Violence: Impact at Scale</text:p>
          </table:table-cell>
          <table:table-cell office:value-type="string" table:style-name="ce2">
            <text:p>International Rescue Committee Inc</text:p>
          </table:table-cell>
          <table:table-cell office:value-type="string" table:style-name="ce2">
            <text:p>Insert KPI1</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GOV-1-300606/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hule Bora (Quality Education)</text:p>
          </table:table-cell>
          <table:table-cell office:value-type="string" table:style-name="ce2">
            <text:p>Mott Macdonald Ltd</text:p>
          </table:table-cell>
          <table:table-cell office:value-type="string" table:style-name="ce2">
            <text:p>Effective identification and management of project risks, including fraud, through quarterly updating of the Risk Register and monthly programme risk meetings focused on key risks and mitigating actions</text:p>
          </table:table-cell>
          <table:table-cell office:value-type="string" table:style-name="ce2">
            <text:p>&gt;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b-National Governance Programme II (SNG II)</text:p>
          </table:table-cell>
          <table:table-cell office:value-type="string" table:style-name="ce2">
            <text:p>Oxford Policy Management</text:p>
          </table:table-cell>
          <table:table-cell office:value-type="string" table:style-name="ce2">
            <text:p>Quality of deliverables meets the needs of the Governments of Khyber Pakhtunkhwa and Punjab. This will be based upon the Provincial Steering Committee’s feedback.</text:p>
          </table:table-cell>
          <table:table-cell office:value-type="string" table:style-name="ce2">
            <text:p>Satisfactory feedback</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10028: Better Assistance in Crises (BASIC) Research</text:p>
          </table:table-cell>
          <table:table-cell office:value-type="string" table:style-name="ce2">
            <text:p>The Institute Of Development Studie</text:p>
          </table:table-cell>
          <table:table-cell office:value-type="string" table:style-name="ce2">
            <text:p>Timeliness of output (within 5 days of planned delivery date).</text:p>
            <text:p>5 - Delivered within 5 working days of planned delivery date OR within time period agreed if<text:s/></text:p>
            <text:p>exceptional criteria apply. (last working day of quarter for outputs and 10 working days after last<text:s/></text:p>
            <text:p>working day of quarter for reports)</text:p>
            <text:p>4 - Delivered within 10 days of planned delivery date (and FCDO were informed of expected delay 5<text:s/></text:p>
            <text:p>working days prior to original delivery date)</text:p>
            <text:p>3 – Delivered within 10 days of planned delivery date (and FCDO were not informed within 5 working<text:s/></text:p>
            <text:p>days prior to original delivery date)</text:p>
            <text:p>2 – Delivered within 15 days of planned delivery date.<text:s/></text:p>
            <text:p>1 - Delivered within 20 days of planned delivery date delivery</text:p>
          </table:table-cell>
          <table:table-cell office:value-type="string" table:style-name="ce2">
            <text:p>Delivered within 5 working days of planned delivery date OR within time period agreed if exceptional criteria apply. (last working day of quarter for outputs and 10 working days after last working day of quarter for repor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J 10147: TA Facility to strengthen Rwanda's Social Protection Sector:EPR Programme</text:p>
          </table:table-cell>
          <table:table-cell office:value-type="string" table:style-name="ce2">
            <text:p>Cowatersogema International Inc</text:p>
          </table:table-cell>
          <table:table-cell office:value-type="string" table:style-name="ce2">
            <text:p>The supplier achieves “good performance” i.e. a score of 50-64 against the contract management KPIs and achieves the deliverables as per the agreed work plan and timetable.</text:p>
          </table:table-cell>
          <table:table-cell office:value-type="string" table:style-name="ce2">
            <text:p>100% achievement against quarterly deliverabl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anagement Agent for Building Resilience in Ethiopia (BRE)</text:p>
          </table:table-cell>
          <table:table-cell office:value-type="string" table:style-name="ce2">
            <text:p>Oxford Policy Management</text:p>
          </table:table-cell>
          <table:table-cell office:value-type="string" table:style-name="ce2">
            <text:p>KPI3: Personnel: Team performance (full OPM team), including quality of delivery, team coherence and responsiveness to requests</text:p>
          </table:table-cell>
          <table:table-cell office:value-type="string" table:style-name="ce2">
            <text:p>4, meet requireme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3 - Infectious Diseases</text:p>
          </table:table-cell>
          <table:table-cell office:value-type="string" table:style-name="ce2">
            <text:p>London School Of Hygiene And Tropical Medicine</text:p>
          </table:table-cell>
          <table:table-cell office:value-type="string" table:style-name="ce2">
            <text:p>Number of peer reviewed publications – milestone figures will be individual to each RPC (and align with their logframes).</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entre for Disaster Protection</text:p>
          </table:table-cell>
          <table:table-cell office:value-type="string" table:style-name="ce2">
            <text:p>DAI Global UK Ltd</text:p>
          </table:table-cell>
          <table:table-cell office:value-type="string" table:style-name="ce2">
            <text:p>Evidence that quality of team and value add offered in the bid is being delivered with continuity of support and expertise</text:p>
          </table:table-cell>
          <table:table-cell office:value-type="string" table:style-name="ce2">
            <text:p>Above 60% of specified priority activities rated as On Track (by comparison with planned progress foreseen for the period in Quarterly Work plan). <text:s/>Report provides evidence of adaptive and effective management that has delivered good progress across a broad base of activity, with 50-59% of projects overall rates as On Track and examples of response to new opportunities and/or effective management of emerging risk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1 Leeds Uni</text:p>
          </table:table-cell>
          <table:table-cell office:value-type="string" table:style-name="ce2">
            <text:p>University Of Leeds</text:p>
          </table:table-cell>
          <table:table-cell office:value-type="string" table:style-name="ce2">
            <text:p>Accurate submission of financial forecasts</text:p>
          </table:table-cell>
          <table:table-cell office:value-type="string" table:style-name="ce2">
            <text:p>&lt;10% variance</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frican Cities Research</text:p>
          </table:table-cell>
          <table:table-cell office:value-type="string" table:style-name="ce2">
            <text:p>University of Manchester Research</text:p>
          </table:table-cell>
          <table:table-cell office:value-type="string" table:style-name="ce2">
            <text:p>Client and Network Consultations - Programme coordination (research partners and client)</text:p>
            <text:p>Criteria</text:p>
            <text:p>1. Regular updates to FCDO on consortium activities, at a minimum through fortnightly meetings</text:p>
            <text:p>2. Programme coordination – Senior management team meets at least monthly to drive forward progress</text:p>
            <text:p>3. Communication across the ACRP network – Monthly updates to consortium members and/or non-members with research and uptake responsibilities</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1 - Health Systems</text:p>
          </table:table-cell>
          <table:table-cell office:value-type="string" table:style-name="ce2">
            <text:p>Liverpool School of Tropical Medicine</text:p>
          </table:table-cell>
          <table:table-cell office:value-type="string" table:style-name="ce2">
            <text:p>Respond to recommendations in FCDO programme annual reviews and provide a summary of outcomes via quarterly progress reports and the following year’s annual programme report</text:p>
          </table:table-cell>
          <table:table-cell office:value-type="string" table:style-name="ce2">
            <text:p>a response to each recommendation is received in accordance with any terms specified in the FCDO annual review, and outcomes reported in full in the next annual programme report.</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isability Inclusive Development Programme (DID)</text:p>
          </table:table-cell>
          <table:table-cell office:value-type="string" table:style-name="ce2">
            <text:p>Sightsavers</text:p>
          </table:table-cell>
          <table:table-cell office:value-type="string" table:style-name="ce2">
            <text:p>The DID programme meets its Key Performance Indicator evidence requirements met measured as the proportion of the prices components of invoices paid during the quarter (90% is the maximum that can be paid as 10% are withheld as a retention until the task order is completed)</text:p>
          </table:table-cell>
          <table:table-cell office:value-type="string" table:style-name="ce2">
            <text:p>&gt;=85%&lt;=90% of prices claim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lobal Girls Research Initiative</text:p>
          </table:table-cell>
          <table:table-cell office:value-type="string" table:style-name="ce2">
            <text:p>ODI</text:p>
          </table:table-cell>
          <table:table-cell office:value-type="string" table:style-name="ce2">
            <text:p>3 citations of peer-reviewed journal articles per quarter</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lobal Travel Programme</text:p>
          </table:table-cell>
          <table:table-cell office:value-type="string" table:style-name="ce2">
            <text:p>Flight Centre UK Ltd</text:p>
          </table:table-cell>
          <table:table-cell office:value-type="string" table:style-name="ce2">
            <text:p>Online Booking System and mobile booking app shall be available 100% of the available minutes</text:p>
          </table:table-cell>
          <table:table-cell office:value-type="string" table:style-name="ce2">
            <text:p>100.00%</text:p>
          </table:table-cell>
          <table:table-cell office:value-type="string" table:style-name="ce2">
            <text:p>Other - Consider returned</text:p>
          </table:table-cell>
          <table:table-cell office:value-type="string" table:style-name="ce2">
            <text:p>Data is not available due to Covid disruption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F - South Africa - Global Trade Capacity Building Programme</text:p>
          </table:table-cell>
          <table:table-cell office:value-type="string" table:style-name="ce2">
            <text:p>DAI Global UK Ltd</text:p>
          </table:table-cell>
          <table:table-cell office:value-type="string" table:style-name="ce2">
            <text:p>Actions resolved 20 days as agreed with Authority</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pport to tax reform in Mozambique under the tax and economic governance programme (TEG)</text:p>
          </table:table-cell>
          <table:table-cell office:value-type="string" table:style-name="ce2">
            <text:p>Cowatersogema International Inc</text:p>
          </table:table-cell>
          <table:table-cell office:value-type="string" table:style-name="ce2">
            <text:p>Timeliness of Reporting: Quarterly progress and financial reports to be submitted by the end-of the 3rd week after the reporting quarter; annual progress report to be submitted by the 2nd week of July and annual financial report by the 25th of July. Monthly updates to financial information and forecast to be submitted by the 25th of the next month. The progress reports can be revised once and should be resubmitted within 5 working days from receiving FCDO comments</text:p>
          </table:table-cell>
          <table:table-cell office:value-type="string" table:style-name="ce2">
            <text:p>All reporting submitted within 2 working days of due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Networks 2 Direct Award RFI</text:p>
          </table:table-cell>
          <table:table-cell office:value-type="string" table:style-name="ce2">
            <text:p>Mitel Networks Limited</text:p>
          </table:table-cell>
          <table:table-cell office:value-type="string" table:style-name="ce2">
            <text:p>Completion of service requests within SLA</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gramme Management Unit for an Applied Research Programme in High Volume Transport</text:p>
          </table:table-cell>
          <table:table-cell office:value-type="string" table:style-name="ce2">
            <text:p>IMC Worldwide Ltd</text:p>
          </table:table-cell>
          <table:table-cell office:value-type="string" table:style-name="ce2">
            <text:p>See comments, Report ANNUAL REVIEW</text:p>
          </table:table-cell>
          <table:table-cell office:value-type="string" table:style-name="ce2">
            <text:p>See comments</text:p>
          </table:table-cell>
          <table:table-cell office:value-type="string" table:style-name="ce2">
            <text:p>Recorded Elsewhere</text:p>
          </table:table-cell>
          <table:table-cell office:value-type="string" table:style-name="ce2">
            <text:p>Programme performance ‘Annual Review’ data is published on https://devtracker.fcdo.gov.uk/. The reporting on Development Tracker is updated outside of the schedule of KPI reporting :https://devtracker.fcdo.gov.uk/projects/GB-1-203844/document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Technical Assistance to Reinforce GEQIP-E Ethiopia</text:p>
          </table:table-cell>
          <table:table-cell office:value-type="string" table:style-name="ce2">
            <text:p>Education Development Trust</text:p>
          </table:table-cell>
          <table:table-cell office:value-type="string" table:style-name="ce2">
            <text:p>Reform the school leadership in service training systems to enhance instructional leadership through on the job capacity building programme focusing on supervisors, school leaders to turn around about 9000 poor performing schools in Ethiopia.</text:p>
          </table:table-cell>
          <table:table-cell office:value-type="string" table:style-name="ce2">
            <text:p>See comments</text:p>
          </table:table-cell>
          <table:table-cell office:value-type="string" table:style-name="ce2">
            <text:p>Other - Consider not returned</text:p>
          </table:table-cell>
          <table:table-cell office:value-type="string" table:style-name="ce2">
            <text:p>Q2 commitment, undergoing Contract Amendment (Q3 - due to the current pause the contract amendment is still undergoing) now that we have recived the allocation the CA process will resume and we hope we will managed to finlize the contract amendment in Q4. <text:s/>And we then will hold the discussion and agree with supplier on the measurement/threshold</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RPC Lot 2 - Vulnerable Groups</text:p>
          </table:table-cell>
          <table:table-cell office:value-type="string" table:style-name="ce2">
            <text:p>The Population Council</text:p>
          </table:table-cell>
          <table:table-cell office:value-type="string" table:style-name="ce2">
            <text:p>Number of peer reviewed publications – milestone figures will be individual to each RPC (and align with their logframes).</text:p>
          </table:table-cell>
          <table:table-cell office:value-type="string" table:style-name="ce2">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2">
            <text:p>Other - Consider returned</text:p>
          </table:table-cell>
          <table:table-cell office:value-type="string" table:style-name="ce2">
            <text:p>Data will be available by Q3 FY 22-23</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inancial Sector Stability Programme - Nepal</text:p>
          </table:table-cell>
          <table:table-cell office:value-type="string" table:style-name="ce2">
            <text:p>PricewaterhouseCoopers Private Limited</text:p>
          </table:table-cell>
          <table:table-cell office:value-type="string" table:style-name="ce2">
            <text:p>3. Monthly Submission of accurate invoicing and forecast variance within 10%<text:s/></text:p>
            <text:p>Scoring: In the last 3 months has the supplier achieved the agreed deliverables to the agreed timescale?</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men's Integrated Sexual Health (WISH) Lot 1</text:p>
          </table:table-cell>
          <table:table-cell office:value-type="string" table:style-name="ce2">
            <text:p>MSI Reproductive Choices (MSI)</text:p>
          </table:table-cell>
          <table:table-cell office:value-type="string" table:style-name="ce2">
            <text:p>Number of couple years' of protection (CYPs) generated by WISH family planning services</text:p>
          </table:table-cell>
          <table:table-cell office:value-type="string" table:style-name="ce2">
            <text:p>95-100% of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One HMG Healthcare Contract</text:p>
          </table:table-cell>
          <table:table-cell office:value-type="string" table:style-name="ce2">
            <text:p>Healix International Limited</text:p>
          </table:table-cell>
          <table:table-cell office:value-type="string" table:style-name="ce2">
            <text:p>Critical Care &amp; Complex Casework (critical cases notified to relevant PAG within 24 hours, onward referrals actioned within 72 working hours, users receiving regular updates on referral progress as per agreed timeline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y for Oil sector Transparency and Reform - Phase II</text:p>
          </table:table-cell>
          <table:table-cell office:value-type="string" table:style-name="ce2">
            <text:p>Oxford Policy Management</text:p>
          </table:table-cell>
          <table:table-cell office:value-type="string" table:style-name="ce2">
            <text:p>KPI 2</text:p>
            <text:p>Improved understanding in relevant stakeholders</text:p>
            <text:p>Progress towards no. of advocacy events etc. as per logframe milestones (1=good, 2=approaching target, 3=requires improvement, inadequate)</text:p>
          </table:table-cell>
          <table:table-cell office:value-type="string" table:style-name="ce2">
            <text:p>4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ublic Sector Accountability and Governance Programme - Lot 2 - Engaged Citizens Programme</text:p>
          </table:table-cell>
          <table:table-cell office:value-type="string" table:style-name="ce2">
            <text:p>Palladium</text:p>
          </table:table-cell>
          <table:table-cell office:value-type="string" table:style-name="ce2">
            <text:p>Accurate invoice to forecast at variance of within 5% in quarters 1-3 and 2% in Q4.</text:p>
            <text:p>Yes- variance between <text:s/>agreed limits<text:s/></text:p>
            <text:p>No - Variance Above agreed limits</text:p>
          </table:table-cell>
          <table:table-cell office:value-type="string" table:style-name="ce2">
            <text:p>Y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 Salone</text:p>
          </table:table-cell>
          <table:table-cell office:value-type="string" table:style-name="ce2">
            <text:p>Nathan Associates</text:p>
          </table:table-cell>
          <table:table-cell office:value-type="string" table:style-name="ce2">
            <text:p>Reform-oriented products developed and used to inform investment climate activity <text:s/>such as policy recommendations, public-private dialogue, media engagement, accountability strengthening, etc. (percentage against agreed logframe numbers)</text:p>
          </table:table-cell>
          <table:table-cell office:value-type="string" table:style-name="ce2">
            <text:p>100.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nited Kingdom Nigeria Infrastructure Advisory Facility (UKNIAF) infrastructure improvement works</text:p>
          </table:table-cell>
          <table:table-cell office:value-type="string" table:style-name="ce2">
            <text:p>Tetratech</text:p>
          </table:table-cell>
          <table:table-cell office:value-type="string" table:style-name="ce2">
            <text:p>Delivery Satisfaction Rating - Timeliness of Milestone delivery over the previous 6 month period scored 1-5</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Aid Match II</text:p>
          </table:table-cell>
          <table:table-cell office:value-type="string" table:style-name="ce2">
            <text:p>Mannion Daniels Limited</text:p>
          </table:table-cell>
          <table:table-cell office:value-type="string" table:style-name="ce2">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FID DRC Decision Support Unit</text:p>
          </table:table-cell>
          <table:table-cell office:value-type="string" table:style-name="ce2">
            <text:p>Oxford Policy Management</text:p>
          </table:table-cell>
          <table:table-cell office:value-type="string" table:style-name="ce2">
            <text:p>The supplier achieved the agreed deliverables to the agreed timescale.<text:s/></text:p>
            <text:p>Eligible outputs/deliverables were completed and accepted by FCDO within ten working days of agreed due date, allowing projects to continue within the planned project plan.</text:p>
          </table:table-cell>
          <table:table-cell office:value-type="string" table:style-name="ce2">
            <text:p>100% products submitted within agreed timefra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Aid Direct - Fund Manager</text:p>
          </table:table-cell>
          <table:table-cell office:value-type="string" table:style-name="ce2">
            <text:p>Mannion Daniels Limited</text:p>
          </table:table-cell>
          <table:table-cell office:value-type="string" table:style-name="ce2">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2">
            <text:p>&gt;=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gramme Directorate for the Effective Education Systems Research Programme (RISE)</text:p>
          </table:table-cell>
          <table:table-cell office:value-type="string" table:style-name="ce2">
            <text:p>Oxford Policy Management</text:p>
          </table:table-cell>
          <table:table-cell office:value-type="string" table:style-name="ce2">
            <text:p>1.Quality of deliverables and alignment of project outputs to project need.<text:s/></text:p>
            <text:p/>
            <text:p>Scoring: In the last 6 months, supplier has completed deliverables to a high standard and aligned with project need?</text:p>
            <text:p>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2">
            <text:p>3 to 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stainable Urban Economic Development Programme</text:p>
          </table:table-cell>
          <table:table-cell office:value-type="string" table:style-name="ce2">
            <text:p>Tetratech</text:p>
          </table:table-cell>
          <table:table-cell office:value-type="string" table:style-name="ce2">
            <text:p>Number of knowledge products developed and disseminated to stakeholders (defined as Success Stories, Best Practice Documents, Lesson Learned Pieces, Blogs, Thought-Pieces, Case Study, Conferences)</text:p>
          </table:table-cell>
          <table:table-cell office:value-type="string" table:style-name="ce2">
            <text:p>4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y - Fund Manager</text:p>
          </table:table-cell>
          <table:table-cell office:value-type="string" table:style-name="ce2">
            <text:p>Mott Macdonald Ltd</text:p>
          </table:table-cell>
          <table:table-cell office:value-type="string" table:style-name="ce2">
            <text:p>1.Programme leadership and delivery <text:s text:c="141"/>• Flexibility in responding to and adapting to changing operational contexts. <text:s text:c="246"/>• <text:s/>Quality of deliverables. <text:s text:c="277"/>• Personnel <text:s text:c="341"/>• Financial management</text:p>
          </table:table-cell>
          <table:table-cell office:value-type="string" table:style-name="ce2">
            <text:p>5 to 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men's Integrated Sexual Health (WISH) Lot 1</text:p>
          </table:table-cell>
          <table:table-cell office:value-type="string" table:style-name="ce2">
            <text:p>MSI Reproductive Choices (MSI)</text:p>
          </table:table-cell>
          <table:table-cell office:value-type="string" table:style-name="ce2">
            <text:p>Accurate and timely submission of partner financial and narrative reporting</text:p>
          </table:table-cell>
          <table:table-cell office:value-type="string" table:style-name="ce2">
            <text:p>&lt;2% unexpected financial variance (excluding variances previously flagged to FCDO); reporting meets deadline; report is well structured and narrative is easy to rea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gramme Directorate for the Effective Education Systems Research Programme (RISE)</text:p>
          </table:table-cell>
          <table:table-cell office:value-type="string" table:style-name="ce2">
            <text:p>Oxford Policy Management</text:p>
          </table:table-cell>
          <table:table-cell office:value-type="string" table:style-name="ce2">
            <text:p>3. Supplier proactively promotes innovation in programme</text:p>
            <text:p/>
            <text:p>Scoring: Over the performance period, has the supply partner demonstrated that they are providing value (through efficiency and effectiveness) and innovation (by presenting new ideas or solutions to existing problems) in their delivery? (Wording from FCDO Supplier Scorecard)<text:s/></text:p>
            <text:p>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2">
            <text:p>3 to 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rogramme Directorate for the Effective Education Systems Research Programme (RISE)</text:p>
          </table:table-cell>
          <table:table-cell office:value-type="string" table:style-name="ce2">
            <text:p>Oxford Policy Management</text:p>
          </table:table-cell>
          <table:table-cell office:value-type="string" table:style-name="ce2">
            <text:p>2. Timeliness of milestone deliverables of the RISE Directorate<text:s/></text:p>
            <text:p/>
            <text:p>Scoring: In the last 6 months has the supplier achieved the agreed deliverables to the agreed timescale? (Wording from FCDO Supplier Scorecard)<text:s/></text:p>
            <text:p>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2">
            <text:p>3 to 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ies Management Asia Pacific</text:p>
          </table:table-cell>
          <table:table-cell office:value-type="string" table:style-name="ce2">
            <text:p>Jones Lang LaSalle Property Consultants Pte Ltd</text:p>
          </table:table-cell>
          <table:table-cell office:value-type="string" table:style-name="ce2">
            <text:p>OP 01</text:p>
            <text:p>The Service Provider will provide the services in compliance with Security requirements</text:p>
            <text:p>Zero instances of any of the following:</text:p>
            <text:p>1. Failure to comply with Security Requirements.</text:p>
            <text:p>2. The Authority being issued a notice, adverse finding, penalty or found by a relevant authority to be in breach of Health and Safety and/or Environmental legislation, regulation and/or codes of practice.<text:s/></text:p>
            <text:p><text:s/>3. The Service Provider or any Service Provider Party failing to meet Authority requirements in relation to business continuity or disaster recovery in a live or test situation as measured against the agreed Business Continuity and Disaster Recovery Plan.</text:p>
            <text:p>4. Loss, theft and/or fraud in relation to Authority monies/property as a result of the Service Providers (including their staff and Contracting Associates) actions or omissions.<text:s/></text:p>
            <text:p><text:s/>5. Service Provider acts or omissions resulting in the unavailability of Authority Buildings.</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y for Oil sector Transparency and Reform - Phase II</text:p>
          </table:table-cell>
          <table:table-cell office:value-type="string" table:style-name="ce2">
            <text:p>Oxford Policy Management</text:p>
          </table:table-cell>
          <table:table-cell office:value-type="string" table:style-name="ce2">
            <text:p>KPI 3</text:p>
            <text:p>Strategies developed by MDAs and other stakeholders</text:p>
            <text:p>Progress towards no. of strategies committed to as per logframe milestones (1=good, 2=approaching target, 3=requires improvement, inadequate)</text:p>
          </table:table-cell>
          <table:table-cell office:value-type="string" table:style-name="ce2">
            <text:p>4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INKS – Powering Economic Growth in Northern Nigeria</text:p>
          </table:table-cell>
          <table:table-cell office:value-type="string" table:style-name="ce2">
            <text:p>Tetratech</text:p>
          </table:table-cell>
          <table:table-cell office:value-type="string" table:style-name="ce2">
            <text:p>Achievement against target set of 6 firms to be provided investment facilitation support. Percentage based on number of firms that received investment facilitation support</text:p>
          </table:table-cell>
          <table:table-cell office:value-type="string" table:style-name="ce2">
            <text:p>100.00%</text:p>
          </table:table-cell>
          <table:table-cell office:value-type="string" table:style-name="ce2">
            <text:p>Inadequate</text:p>
          </table:table-cell>
          <table:table-cell office:value-type="string" table:style-name="ce2">
            <text:p>Becuase of changes to ODA budget, handrails and the programme’s shift to 100% ICF, LINKS focus is now on ‘green’ companies, and not just any business looking for growth/investment opportunities in the north, so LINKS has been more selective with who they work with. It will take some time to build a pipeline of ‘green’ companie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ublic Sector Accountability and Governance Programme - Lot 2 - Engaged Citizens Programme</text:p>
          </table:table-cell>
          <table:table-cell office:value-type="string" table:style-name="ce2">
            <text:p>Palladium</text:p>
          </table:table-cell>
          <table:table-cell office:value-type="string" table:style-name="ce2">
            <text:p>Six-monthly and quarterly reports are of high quality and submitted timely.<text:s/></text:p>
            <text:p>Yes - Reports submitted within 20 days after the Quarter and in the agreed templated.<text:s/></text:p>
            <text:p>No - Report submitted after 20 days and not in the agreed template</text:p>
          </table:table-cell>
          <table:table-cell office:value-type="string" table:style-name="ce2">
            <text:p>Y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men's Integrated Sexual Health (WISH) Lot 2</text:p>
          </table:table-cell>
          <table:table-cell office:value-type="string" table:style-name="ce2">
            <text:p>International Planned Parenthood Federation</text:p>
          </table:table-cell>
          <table:table-cell office:value-type="string" table:style-name="ce2">
            <text:p>Accurate and timely submission of partner financial and narrative reporting</text:p>
          </table:table-cell>
          <table:table-cell office:value-type="string" table:style-name="ce2">
            <text:p>&lt;2% unexpected financial variance (excluding variances previously flagged to FCDO); reporting meets deadline; report is well structured and narrative is easy to rea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anufacturing Africa</text:p>
          </table:table-cell>
          <table:table-cell office:value-type="string" table:style-name="ce2">
            <text:p>McKinsey Development Partners</text:p>
          </table:table-cell>
          <table:table-cell office:value-type="string" table:style-name="ce2">
            <text:p>Efficiency - 75% of investment deals submitted to the Support Approval Committee are approved.</text:p>
          </table:table-cell>
          <table:table-cell office:value-type="string" table:style-name="ce2">
            <text:p>&gt;=7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ies Management - UK Europe</text:p>
          </table:table-cell>
          <table:table-cell office:value-type="string" table:style-name="ce2">
            <text:p>Mitie</text:p>
          </table:table-cell>
          <table:table-cell office:value-type="string" table:style-name="ce2">
            <text:p>BM M2</text:p>
            <text:p>Provide a planned maintenance service in line with local schedules to achieve required standard of accommodation across the estate.<text:s/></text:p>
            <text:p>Number of activities completed in target against those planned in month.</text:p>
            <text:p>From SQL report drawn from CAFM system</text:p>
          </table:table-cell>
          <table:table-cell office:value-type="string" table:style-name="ce2">
            <text:p>99%</text:p>
          </table:table-cell>
          <table:table-cell office:value-type="string" table:style-name="ce2">
            <text:p>Requires Improvement</text:p>
          </table:table-cell>
          <table:table-cell office:value-type="string" table:style-name="ce2">
            <text:p>Further to CO meetings and Training we have reviewed the data provided in this return to ensure that it reflects the 4 Management Indicators that are most important the the FCDO. <text:s/>This has been based on the 3 Nominated MIs in the APac contract and the delivery of PPMs ensuring a safe and compliant Estate.<text:s/></text:p>
            <text:p/>
            <text:p>A full contract Deep Dive is currently underway in collaboration with Mitie, with various areas of the contract under scrutiny by FCDO and Cabinet Office officials.<text:s text:c="2"/></text:p>
            <text:p/>
            <text:p>BM M2 has reached target in 2 out of the 3 months and we are monitoring closely as part of BAU activities and the Deep Dive.</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ternational Growth Centre Phase 3</text:p>
          </table:table-cell>
          <table:table-cell office:value-type="string" table:style-name="ce2">
            <text:p>London School of Economics</text:p>
          </table:table-cell>
          <table:table-cell office:value-type="string" table:style-name="ce2">
            <text:p>% of quarterly budget forecast spent on delivering programme objectives</text:p>
          </table:table-cell>
          <table:table-cell office:value-type="string" table:style-name="ce2">
            <text:p>95.00%</text:p>
          </table:table-cell>
          <table:table-cell office:value-type="string" table:style-name="ce2">
            <text:p>Inadequate</text:p>
          </table:table-cell>
          <table:table-cell office:value-type="string" table:style-name="ce2">
            <text:p>LSE unsure that this KPI is really suitable given the current context of FCDO funding uncertainty. In the June Governance Board, we were asked to delay commitments to the end of the year due to FCDO budget uncertainty. We are also currently being given unclear messaging about potential budget cuts and the level of our commitments, so naturally are very reluctant incur high spend that can’t then be used to absorb upcoming budget cuts. It therefore doesn't feel very appropriate to be holding us to 95%+spend versus budget. Should we revisit this now/moving forward?</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ublic Sector Accountability and Governance Programme-</text:p>
          </table:table-cell>
          <table:table-cell office:value-type="string" table:style-name="ce2">
            <text:p>DAI</text:p>
          </table:table-cell>
          <table:table-cell office:value-type="string" table:style-name="ce2">
            <text:p>Accurate invoice to forecast at variance of within 5% in quarters 1-3 and 2% in Q4.</text:p>
            <text:p>Yes- variance between <text:s/>agreed limits<text:s/></text:p>
            <text:p>No - Variance Above agreed limits</text:p>
          </table:table-cell>
          <table:table-cell office:value-type="string" table:style-name="ce2">
            <text:p>Y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men's Integrated Sexual Health (WISH) Lot 2</text:p>
          </table:table-cell>
          <table:table-cell office:value-type="string" table:style-name="ce2">
            <text:p>International Planned Parenthood Federation</text:p>
          </table:table-cell>
          <table:table-cell office:value-type="string" table:style-name="ce2">
            <text:p>Number of WISH2ACTION countries that have improved the enabling environment for SRH/FP through the achievement of the sustainability annual indicator in: <text:s/>Lot 2 - at least 2 of the 4 enabling environment path-ways to change</text:p>
          </table:table-cell>
          <table:table-cell office:value-type="string" table:style-name="ce2">
            <text:p>2 pathw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Aid Direct - Fund Manager</text:p>
          </table:table-cell>
          <table:table-cell office:value-type="string" table:style-name="ce2">
            <text:p>Mannion Daniels Limited</text:p>
          </table:table-cell>
          <table:table-cell office:value-type="string" table:style-name="ce2">
            <text:p>Effective capacity development and learning across the fund: 80% of grant holder participants agree or strongly agree that learning and capacity building sessions run by the fund are useful</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men's Integrated Sexual Health (WISH) Lot 1</text:p>
          </table:table-cell>
          <table:table-cell office:value-type="string" table:style-name="ce2">
            <text:p>MSI Reproductive Choices (MSI)</text:p>
          </table:table-cell>
          <table:table-cell office:value-type="string" table:style-name="ce2">
            <text:p>Number of WISH countries that have improved the enabling environment for SRH/FP through the achievement of the sustainability annual indicator in: <text:s/>Lot 1 – at least 2 pathways in countries which have more than one enabling environment pathway</text:p>
          </table:table-cell>
          <table:table-cell office:value-type="string" table:style-name="ce2">
            <text:p>2 pathw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anufacturing Africa</text:p>
          </table:table-cell>
          <table:table-cell office:value-type="string" table:style-name="ce2">
            <text:p>McKinsey Development Partners</text:p>
          </table:table-cell>
          <table:table-cell office:value-type="string" table:style-name="ce2">
            <text:p>Number of deals supported which qualify as "highly economically transformative"</text:p>
          </table:table-cell>
          <table:table-cell office:value-type="string" table:style-name="ce2">
            <text:p>&gt;=1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irls’ Education South Sudan phase 2 (GESS2)</text:p>
          </table:table-cell>
          <table:table-cell office:value-type="string" table:style-name="ce2">
            <text:p>Mott Macdonald Ltd</text:p>
          </table:table-cell>
          <table:table-cell office:value-type="string" table:style-name="ce2">
            <text:p>Number of girls reached with cash transfers<text:s/></text:p>
            <text:p>Scoring is determined on the basis of supplier performance in FCDO's KPI agreed assessment and as a percentage of meeting the logframe goals for the 1st KPI</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prehensive Sexual and Reproductive Health and Rights Programme</text:p>
          </table:table-cell>
          <table:table-cell office:value-type="string" table:style-name="ce2">
            <text:p>MSI Reproductive Choices</text:p>
          </table:table-cell>
          <table:table-cell office:value-type="string" table:style-name="ce2">
            <text:p>Quarterly updates on how the programme has successfully reach the most marginalised with SRHR services including young people before having children, refugees and the poorest</text:p>
          </table:table-cell>
          <table:table-cell office:value-type="string" table:style-name="ce2">
            <text:p>Quarterly report including progress on reaching the most marginalis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anufacturing Africa</text:p>
          </table:table-cell>
          <table:table-cell office:value-type="string" table:style-name="ce2">
            <text:p>McKinsey Development Partners</text:p>
          </table:table-cell>
          <table:table-cell office:value-type="string" table:style-name="ce2">
            <text:p>Effectiveness - A+ performance attributed to the consortium as part of the FCDO annual review.</text:p>
          </table:table-cell>
          <table:table-cell office:value-type="string" table:style-name="ce2">
            <text:p>A+</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ccelerating Private and Public Investment and Infrastructure in Nepal - (AIIN)</text:p>
          </table:table-cell>
          <table:table-cell office:value-type="string" table:style-name="ce2">
            <text:p>IMC Worldwide Ltd</text:p>
          </table:table-cell>
          <table:table-cell office:value-type="string" table:style-name="ce2">
            <text:p>2. Quarterly milestones submitted/delivered within agreed timeframe and quality standard<text:s/></text:p>
            <text:p>Scoring: In the last 3 months has the supplier achieved the agreed deliverables to the agreed timescale?<text:s/></text:p>
            <text:p>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2">
            <text:p>3 to 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artnership Fund for a Resilient Ukraine</text:p>
          </table:table-cell>
          <table:table-cell office:value-type="string" table:style-name="ce2">
            <text:p>Chemonics International Inc</text:p>
          </table:table-cell>
          <table:table-cell office:value-type="string" table:style-name="ce2">
            <text:p>Quality &amp; timeliness of reporting (narrative and financials)</text:p>
          </table:table-cell>
          <table:table-cell office:value-type="string" table:style-name="ce2">
            <text:p>75% or more of the bullet points have been met and some positive examples of supplier performance at activity level are provided.</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roved Governance and Accountability in the Education Sector in Democratic Republic of Congo</text:p>
          </table:table-cell>
          <table:table-cell office:value-type="string" table:style-name="ce2">
            <text:p>Mott Macdonald Ltd</text:p>
          </table:table-cell>
          <table:table-cell office:value-type="string" table:style-name="ce2">
            <text:p>Quarterly Report submitted and approved by FCDO</text:p>
            <text:p>95% of all milestones related to this KPI have been completed on time. The Report is submitted and approved by FCDO within the agreed time.</text:p>
          </table:table-cell>
          <table:table-cell office:value-type="string" table:style-name="ce2">
            <text:p>95.00%</text:p>
          </table:table-cell>
          <table:table-cell office:value-type="string" table:style-name="ce2">
            <text:p>Inadequate</text:p>
          </table:table-cell>
          <table:table-cell office:value-type="string" table:style-name="ce2">
            <text:p>Contract entered exit phase, causing original KPI disruption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umanitarian Emergency Response Operations and Stabilisation Programme (HEROS)</text:p>
          </table:table-cell>
          <table:table-cell office:value-type="string" table:style-name="ce2">
            <text:p>Palladium International Limited</text:p>
          </table:table-cell>
          <table:table-cell office:value-type="string" table:style-name="ce2">
            <text:p>Deliverable quality: Agreed and defined deliverables are completed with a high level of quality, professionalism, and attention to detail</text:p>
          </table:table-cell>
          <table:table-cell office:value-type="string" table:style-name="ce2">
            <text:p>Score of 4 or higher on KPI scoring matrix</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SSF Lebanon: British Policing Support Programme</text:p>
          </table:table-cell>
          <table:table-cell office:value-type="string" table:style-name="ce2">
            <text:p>Siren Associates Ltd</text:p>
          </table:table-cell>
          <table:table-cell office:value-type="string" table:style-name="ce2">
            <text:p>Number of teams or units receiving public order training during extension period</text:p>
          </table:table-cell>
          <table:table-cell office:value-type="string" table:style-name="ce2">
            <text:p>90%</text:p>
          </table:table-cell>
          <table:table-cell office:value-type="string" table:style-name="ce2">
            <text:p>Other - Consider returned</text:p>
          </table:table-cell>
          <table:table-cell office:value-type="string" table:style-name="ce2">
            <text:p>Project in Inception and logframes being agreed</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One HMG Healthcare Contract</text:p>
          </table:table-cell>
          <table:table-cell office:value-type="string" table:style-name="ce2">
            <text:p>Healix International Limited</text:p>
          </table:table-cell>
          <table:table-cell office:value-type="string" table:style-name="ce2">
            <text:p>Medical Intelligence - % of reviews are carried out and reports issued in accordance with the programme that has been agreed between the Contractor and the Authority, Contractor maintaining a Database of provider information, <text:s/>Requests from the Authority or Users for information on approved medical providers will be responded to within 10 working day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afiya Contract: UK Support for Health in Nigeria</text:p>
          </table:table-cell>
          <table:table-cell office:value-type="string" table:style-name="ce2">
            <text:p>Palladium</text:p>
          </table:table-cell>
          <table:table-cell office:value-type="string" table:style-name="ce2">
            <text:p>1. Establishment and Functionality of the RMNCAH coordination committee at State level</text:p>
            <text:p/>
            <text:p>Scoring: Based on average scores of 5 States. Lafiya is investing technical and financial resources in close collaboration with the National Family Health Department to put in place and ensure RMNCAH+N coordination committees in all LGAs and the 5 focus States.</text:p>
            <text:p>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ccelerating Private and Public Investment and Infrastructure in Nepal - (AIIN)</text:p>
          </table:table-cell>
          <table:table-cell office:value-type="string" table:style-name="ce2">
            <text:p>IMC Worldwide Ltd</text:p>
          </table:table-cell>
          <table:table-cell office:value-type="string" table:style-name="ce2">
            <text:p>3. Monthly Submission of accurate invoicing and forecast variance within 10%<text:s/></text:p>
            <text:p>Scoring: In the last 3 months has the supplier achieved the agreed deliverables to the agreed timescale?<text:s/></text:p>
            <text:p>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2">
            <text:p>3 to 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ramework Agreement for the provision of Service Management and Integration Services</text:p>
          </table:table-cell>
          <table:table-cell office:value-type="string" table:style-name="ce2">
            <text:p>BAE Applied Intelligence</text:p>
          </table:table-cell>
          <table:table-cell office:value-type="string" table:style-name="ce2">
            <text:p>CO10 001 Problem Resolution :</text:p>
            <text:p>% of Problem investigations complete within 91 Days (All suppliers)) Equals R/P x 100% where<text:s/></text:p>
            <text:p>P = Number of Problem records resolved or diagnosed in the Service Period.<text:s/></text:p>
            <text:p>R = Number of Problem records resolved or diagnosed within 91 days in the Service Period</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CHO1 Global WAN, Voice and Video Framework Contract</text:p>
          </table:table-cell>
          <table:table-cell office:value-type="string" table:style-name="ce2">
            <text:p>Vodafone</text:p>
          </table:table-cell>
          <table:table-cell office:value-type="string" table:style-name="ce2">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2">
            <text:p>99.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ies Management - UK Europe</text:p>
          </table:table-cell>
          <table:table-cell office:value-type="string" table:style-name="ce2">
            <text:p>Mitie</text:p>
          </table:table-cell>
          <table:table-cell office:value-type="string" table:style-name="ce2">
            <text:p>SY M1<text:s text:c="2"/></text:p>
            <text:p>The Contractor will provide the services in compliance with Security requirements and as defined and set out in the Contract Agreement (including the Service Information)<text:s/></text:p>
            <text:p>No Material failure of the Service Provider or any Contracting Associates to comply with the Authority security requirements as set out in the Contract Agreement (inc the Service Information).</text:p>
            <text:p>Information confirmed by Estate Operations Team</text:p>
          </table:table-cell>
          <table:table-cell office:value-type="string" table:style-name="ce2">
            <text:p>100.00%</text:p>
          </table:table-cell>
          <table:table-cell office:value-type="string" table:style-name="ce2">
            <text:p>Inadequate</text:p>
          </table:table-cell>
          <table:table-cell office:value-type="string" table:style-name="ce2">
            <text:p>Further to CO meetings and Training we have reviewed the data provided in this return to ensure that it reflects the 4 Management Indicators that are most important the the FCDO. <text:s/>This has been based on the 3 Nominated MIs in the APac contract and the delivery of PPMs ensuring a safe and compliant Estate.<text:s/></text:p>
            <text:p/>
            <text:p>A full contract Deep Dive is currently underway in collaboration with Mitie, with various areas of the contract under scrutiny by FCDO and Cabinet Office officials.<text:s text:c="2"/></text:p>
            <text:p/>
            <text:p>SY 01 is currently subject to intense scrutiny by the Deep Dive and a full action plan is in place to correct the security breaches identified by FCDO Estate Operations Team as well as other issues. <text:s/>These have been rectified from Month 2 of this return</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ublic Sector Accountability and Governance Programme-</text:p>
          </table:table-cell>
          <table:table-cell office:value-type="string" table:style-name="ce2">
            <text:p>DAI</text:p>
          </table:table-cell>
          <table:table-cell office:value-type="string" table:style-name="ce2">
            <text:p>Six-monthly and quarterly reports are of high quality and submitted timely.<text:s/></text:p>
            <text:p>Yes - Reports submitted within 20 days after the Quarter and in the agreed templated.<text:s/></text:p>
            <text:p>No - Report submitted after 20 days and not in the agreed template</text:p>
          </table:table-cell>
          <table:table-cell office:value-type="string" table:style-name="ce2">
            <text:p>Y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FID DRC Decision Support Unit</text:p>
          </table:table-cell>
          <table:table-cell office:value-type="string" table:style-name="ce2">
            <text:p>Oxford Policy Management</text:p>
          </table:table-cell>
          <table:table-cell office:value-type="string" table:style-name="ce2">
            <text:p>Results being achieved against project logframe indicators.<text:s/></text:p>
            <text:p>A-<text:tab/>For results achieved &gt;95% of targets expected up to quality/standards set it contract<text:s/></text:p>
            <text:p>B-<text:tab/>Results achieved 85% of targets, with opportunity areas in quality or standards<text:s/></text:p>
            <text:p>C-<text:tab/>Results achieved &lt;85% of targets, with serious concerns over quality or standards</text:p>
          </table:table-cell>
          <table:table-cell office:value-type="string" table:style-name="ce2">
            <text:p>A</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stainable Urban Economic Development Programme</text:p>
          </table:table-cell>
          <table:table-cell office:value-type="string" table:style-name="ce2">
            <text:p>Tetratech</text:p>
          </table:table-cell>
          <table:table-cell office:value-type="string" table:style-name="ce2">
            <text:p>Number of Investment Attraction deliverables (including Project Selection reports, workshop reports, Pre-Feasibility Studies, Due Diligence Reports, Investor Packs)</text:p>
          </table:table-cell>
          <table:table-cell office:value-type="string" table:style-name="ce2">
            <text:p>600.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ternational Growth Centre Phase 3</text:p>
          </table:table-cell>
          <table:table-cell office:value-type="string" table:style-name="ce2">
            <text:p>London School of Economics</text:p>
          </table:table-cell>
          <table:table-cell office:value-type="string" table:style-name="ce2">
            <text:p>% of impact cases achieved relative to annually agreed target, where impact case refers to instances of policy influenced by IGC research and analysi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umanitarian Emergency Response Operations and Stabilisation Programme (HEROS)</text:p>
          </table:table-cell>
          <table:table-cell office:value-type="string" table:style-name="ce2">
            <text:p>Palladium International Limited</text:p>
          </table:table-cell>
          <table:table-cell office:value-type="string" table:style-name="ce2">
            <text:p>Responsiveness: Degree to which the supply partner's management team quickly responds and adapts to changing contexts or requests</text:p>
          </table:table-cell>
          <table:table-cell office:value-type="string" table:style-name="ce2">
            <text:p>Score of 4 or higher on KPI scoring matrix</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ublic Sector Accountability and Governance Programme - Lot 2 - Engaged Citizens Programme</text:p>
          </table:table-cell>
          <table:table-cell office:value-type="string" table:style-name="ce2">
            <text:p>Palladium</text:p>
          </table:table-cell>
          <table:table-cell office:value-type="string" table:style-name="ce2">
            <text:p>Use of learning and adaptation tools to influence programme adaption and communicate results.</text:p>
            <text:p>Yes - Report (Evidence of learning and reflection sessions with programme beneficiaries and staff).<text:s text:c="2"/></text:p>
            <text:p>No – No report or evidence of learning and reflection sessions.</text:p>
          </table:table-cell>
          <table:table-cell office:value-type="string" table:style-name="ce2">
            <text:p>Y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Pool Fund 3</text:p>
          </table:table-cell>
          <table:table-cell office:value-type="string" table:style-name="ce2">
            <text:p>Crown Agents Bank Limited</text:p>
          </table:table-cell>
          <table:table-cell office:value-type="string" table:style-name="ce2">
            <text:p>3. Number of children vaccinated with 3 doses of pentavalent vaccine</text:p>
            <text:p/>
            <text:p>Scoring: Over the performance period, has the supply partner demonstrated that they are providing value (through efficiency and effectiveness) and innovation (by presenting new ideas or solutions to existing problems) in their delivery? (Wording from FCDO Supplier Scorecard)</text:p>
          </table:table-cell>
          <table:table-cell office:value-type="string" table:style-name="ce2">
            <text:p>70168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ies Management Asia Pacific</text:p>
          </table:table-cell>
          <table:table-cell office:value-type="string" table:style-name="ce2">
            <text:p>Jones Lang LaSalle Property Consultants Pte Ltd</text:p>
          </table:table-cell>
          <table:table-cell office:value-type="string" table:style-name="ce2">
            <text:p>OP 02</text:p>
            <text:p>Percentage of actual Planned Services tasks undertaken vs scheduled to be undertaken as per agreed 52 week planner</text:p>
          </table:table-cell>
          <table:table-cell office:value-type="string" table:style-name="ce2">
            <text:p>99%</text:p>
          </table:table-cell>
          <table:table-cell office:value-type="string" table:style-name="ce2">
            <text:p>Inadequate</text:p>
          </table:table-cell>
          <table:table-cell office:value-type="string" table:style-name="ce2">
            <text:p>Further to CO meetings and Training we have reviewed the data provided in this return to ensure that it reflects the 4 Management Indicators that are most important the the FCDO. <text:s/>This has been based on the 3 Nominated MIs in the APac contract and the delivery of PPMs ensuring a safe and compliant Estate.<text:s/></text:p>
            <text:p/>
            <text:p>This is the sixth set of scores from a new FM contract in Asia Pacific with JLL. <text:s/>Performance continues to improve as does confidence in the integrity of the data provided.<text:s/></text:p>
            <text:p/>
            <text:p>OP 02 is currently subject to BAU governance discussions and activities to drive improvement form part of the Year 2 Innovation Plan. <text:s/>We are seeing a gradual increase in scores however and dips are due to known issues in 1 or 2 locations out of 26 location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roved Governance and Accountability in the Education Sector in Democratic Republic of Congo</text:p>
          </table:table-cell>
          <table:table-cell office:value-type="string" table:style-name="ce2">
            <text:p>Mott Macdonald Ltd</text:p>
          </table:table-cell>
          <table:table-cell office:value-type="string" table:style-name="ce2">
            <text:p>Pilot launching study report submitted and approved by FCDO.</text:p>
            <text:p><text:s/>95% of all activities and milestones related to the KPI have been completed on time.</text:p>
          </table:table-cell>
          <table:table-cell office:value-type="string" table:style-name="ce2">
            <text:p>95.00%</text:p>
          </table:table-cell>
          <table:table-cell office:value-type="string" table:style-name="ce2">
            <text:p>Inadequate</text:p>
          </table:table-cell>
          <table:table-cell office:value-type="string" table:style-name="ce2">
            <text:p>Contract entered exit phase, causing original KPI disruption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umanitarian Emergency Response Operations and Stabilisation Programme (HEROS)</text:p>
          </table:table-cell>
          <table:table-cell office:value-type="string" table:style-name="ce2">
            <text:p>Palladium International Limited</text:p>
          </table:table-cell>
          <table:table-cell office:value-type="string" table:style-name="ce2">
            <text:p>Adherence to schedule:</text:p>
            <text:p>i) CHASE: Provision of capability to deploy right resources and expertise within agreed timeframe to Country Offices.</text:p>
            <text:p>ii) Stabilisation Unit: Efficiency of Deployments. Measured as number of deployments delayed by factors within Palladium control.</text:p>
          </table:table-cell>
          <table:table-cell office:value-type="string" table:style-name="ce2">
            <text:p>Score of 4 or higher on KPI scoring matrix</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Women's Integrated Sexual Health (WISH) Lot 2</text:p>
          </table:table-cell>
          <table:table-cell office:value-type="string" table:style-name="ce2">
            <text:p>International Planned Parenthood Federation</text:p>
          </table:table-cell>
          <table:table-cell office:value-type="string" table:style-name="ce2">
            <text:p>Number of couple years' of protection (CYPs) generated by WISH family planning services</text:p>
          </table:table-cell>
          <table:table-cell office:value-type="string" table:style-name="ce2">
            <text:p>95-100% of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ies Management - UK Europe</text:p>
          </table:table-cell>
          <table:table-cell office:value-type="string" table:style-name="ce2">
            <text:p>Mitie</text:p>
          </table:table-cell>
          <table:table-cell office:value-type="string" table:style-name="ce2">
            <text:p>SRCS M6</text:p>
            <text:p>The Contractor will provide Reporting and Quality Management. These Monthly reports will contain the information in compliance with the Contract Requirements and Service information.</text:p>
            <text:p>No failure by the Contractor to provide an accurate monthly report to the customer. <text:s/>Report is not to miss any information that would lead to an incorrect reporting of performance.</text:p>
            <text:p>Reporting calendar % complete and in time</text:p>
          </table:table-cell>
          <table:table-cell office:value-type="string" table:style-name="ce2">
            <text:p>98%</text:p>
          </table:table-cell>
          <table:table-cell office:value-type="string" table:style-name="ce2">
            <text:p>Inadequate</text:p>
          </table:table-cell>
          <table:table-cell office:value-type="string" table:style-name="ce2">
            <text:p>Further to CO meetings and Training we have reviewed the data provided in this return to ensure that it reflects the 4 Management Indicators that are most important the the FCDO. <text:s/>This has been based on the 3 Nominated MIs in the APac contract and the delivery of PPMs ensuring a safe and compliant Estate.<text:s/></text:p>
            <text:p/>
            <text:p>A full contract Deep Dive is currently underway in collaboration with Mitie, with various areas of the contract under scrutiny by FCDO and Cabinet Office officials.<text:s text:c="2"/></text:p>
            <text:p/>
            <text:p>SRCS M6 under-performance is being reviewed as part of BAU performance management activities, but has not been helped by lack of supplier management staff on the contract</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Aid Direct - Fund Manager</text:p>
          </table:table-cell>
          <table:table-cell office:value-type="string" table:style-name="ce2">
            <text:p>Mannion Daniels Limited</text:p>
          </table:table-cell>
          <table:table-cell office:value-type="string" table:style-name="ce2">
            <text:p>Grant Performance to Deliver Results: 70% of grants are demonstrating effective progress towards their outcomes by being assessed as ‘on track’/’A’ or above in quarterly/annual reporting</text:p>
          </table:table-cell>
          <table:table-cell office:value-type="string" table:style-name="ce2">
            <text:p>&gt;=7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ramework Agreement for the provision of Service Management and Integration Services</text:p>
          </table:table-cell>
          <table:table-cell office:value-type="string" table:style-name="ce2">
            <text:p>BAE Applied Intelligence</text:p>
          </table:table-cell>
          <table:table-cell office:value-type="string" table:style-name="ce2">
            <text:p>CO11-016 Incident Sev 1 supplier management (Aggregate of Managed Suppliers view):<text:s/></text:p>
            <text:p>%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ECHO1 Global WAN, Voice and Video Framework Contract</text:p>
          </table:table-cell>
          <table:table-cell office:value-type="string" table:style-name="ce2">
            <text:p>Vodafone</text:p>
          </table:table-cell>
          <table:table-cell office:value-type="string" table:style-name="ce2">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2">
            <text:p>99.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vestments in Forests and Sustainable Land Use <text:s/>("Partnerships for Forests")</text:p>
          </table:table-cell>
          <table:table-cell office:value-type="string" table:style-name="ce2">
            <text:p>Palladium</text:p>
          </table:table-cell>
          <table:table-cell office:value-type="string" table:style-name="ce2">
            <text:p>Results being achieved against project logframe indicators (measured by Annual Review performance and scoring).</text:p>
          </table:table-cell>
          <table:table-cell office:value-type="string" table:style-name="ce2">
            <text:p>A</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irls’ Education South Sudan phase 2 (GESS2)</text:p>
          </table:table-cell>
          <table:table-cell office:value-type="string" table:style-name="ce2">
            <text:p>Mott Macdonald Ltd</text:p>
          </table:table-cell>
          <table:table-cell office:value-type="string" table:style-name="ce2">
            <text:p>Completeness and timeliness of quarterly narrative reporting from Fund Manager</text:p>
            <text:p/>
            <text:p>Scoring: In the last 6 months, supplier has completed the deliverables to a high standard and aligned with project need</text:p>
            <text:p>Scoring is determined on the basis of supplier performance in FCDO's KPI agreed assessment and as a percentage of meeting the logframe goals for the 1st KPI</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prehensive Sexual and Reproductive Health and Rights Programme</text:p>
          </table:table-cell>
          <table:table-cell office:value-type="string" table:style-name="ce2">
            <text:p>MSI Reproductive Choices</text:p>
          </table:table-cell>
          <table:table-cell office:value-type="string" table:style-name="ce2">
            <text:p>Total number of Couple years of protection (CYPs) delivered by the programme outreach activities</text:p>
          </table:table-cell>
          <table:table-cell office:value-type="string" table:style-name="ce2">
            <text:p>&gt;=7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ramework Agreement for the provision of Service Management and Integration Services</text:p>
          </table:table-cell>
          <table:table-cell office:value-type="string" table:style-name="ce2">
            <text:p>BAE Applied Intelligence</text:p>
          </table:table-cell>
          <table:table-cell office:value-type="string" table:style-name="ce2">
            <text:p>CO11 001 Service Desk<text:s/></text:p>
            <text:p>call handling % of Service Desk calls answered within 30 seconds Equals B/C x 100% where B = Number of Calls answered within 30 seconds in the Service Period C = Number of Calls answered in the Service Period</text:p>
          </table:table-cell>
          <table:table-cell office:value-type="string" table:style-name="ce2">
            <text:p>6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SSF Lebanon: British Policing Support Programme</text:p>
          </table:table-cell>
          <table:table-cell office:value-type="string" table:style-name="ce2">
            <text:p>Siren Associates Ltd</text:p>
          </table:table-cell>
          <table:table-cell office:value-type="string" table:style-name="ce2">
            <text:p>At least 2 trainings, seminars or workshops per month with the HRD on accepting feedback from the public, allegations of human rights violations and/or tracking human rights recommendations</text:p>
          </table:table-cell>
          <table:table-cell office:value-type="string" table:style-name="ce2">
            <text:p>90%</text:p>
          </table:table-cell>
          <table:table-cell office:value-type="string" table:style-name="ce2">
            <text:p>Other - Consider returned</text:p>
          </table:table-cell>
          <table:table-cell office:value-type="string" table:style-name="ce2">
            <text:p>Project in Inception and logframes being agreed</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Sustainable Urban Economic Development Programme</text:p>
          </table:table-cell>
          <table:table-cell office:value-type="string" table:style-name="ce2">
            <text:p>Tetratech</text:p>
          </table:table-cell>
          <table:table-cell office:value-type="string" table:style-name="ce2">
            <text:p>Number of activities to build municipality capacity to be investor ready and implement the UEP to achieve economic development (trainings, workshops, coaching, mentorship, on-the -job trainings, peer learning sessions etc).</text:p>
          </table:table-cell>
          <table:table-cell office:value-type="string" table:style-name="ce2">
            <text:p>4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ies Management Asia Pacific</text:p>
          </table:table-cell>
          <table:table-cell office:value-type="string" table:style-name="ce2">
            <text:p>Jones Lang LaSalle Property Consultants Pte Ltd</text:p>
          </table:table-cell>
          <table:table-cell office:value-type="string" table:style-name="ce2">
            <text:p>MAN 05</text:p>
            <text:p>Service Provider provision of Key Personnel</text:p>
            <text:p>% of Key Personnel Positions filled in period</text:p>
          </table:table-cell>
          <table:table-cell office:value-type="string" table:style-name="ce2">
            <text:p>1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Partnership Fund for a Resilient Ukraine</text:p>
          </table:table-cell>
          <table:table-cell office:value-type="string" table:style-name="ce2">
            <text:p>Chemonics International Inc</text:p>
          </table:table-cell>
          <table:table-cell office:value-type="string" table:style-name="ce2">
            <text:p>All projects will be scored at least Category B according to GESI markers or have action plans in place to get to at least B marker.</text:p>
          </table:table-cell>
          <table:table-cell office:value-type="string" table:style-name="ce2">
            <text:p>75% or more of the bullet points have been met and some positive examples of supplier performance at activity level are provid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One HMG Healthcare Contract</text:p>
          </table:table-cell>
          <table:table-cell office:value-type="string" table:style-name="ce2">
            <text:p>Healix International Limited</text:p>
          </table:table-cell>
          <table:table-cell office:value-type="string" table:style-name="ce2">
            <text:p>Complaints Process (% of complaints handled in accordance with agreed process and timings).</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Aid Match II</text:p>
          </table:table-cell>
          <table:table-cell office:value-type="string" table:style-name="ce2">
            <text:p>Mannion Daniels Limited</text:p>
          </table:table-cell>
          <table:table-cell office:value-type="string" table:style-name="ce2">
            <text:p>Grant Performance to Deliver Results: 60% of grants are demonstrating effective progress towards their outcomes by being assessed as ‘on track’/’A’ or above in quarterly/annual/final reporting</text:p>
          </table:table-cell>
          <table:table-cell office:value-type="string" table:style-name="ce2">
            <text:p>&gt;=6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nited Kingdom Nigeria Infrastructure Advisory Facility (UKNIAF) infrastructure improvement works</text:p>
          </table:table-cell>
          <table:table-cell office:value-type="string" table:style-name="ce2">
            <text:p>Tetratech</text:p>
          </table:table-cell>
          <table:table-cell office:value-type="string" table:style-name="ce2">
            <text:p>Value and Innovation Satisfaction Rating - Over the previous 6 month period how well has the supplier demonstrate that they are providing value (through efficiency and effectiveness) and innovation (by presenting new ideas or solutions to existing problems) in their delivery. Scored 1-5</text:p>
          </table:table-cell>
          <table:table-cell office:value-type="string" table:style-name="ce2">
            <text:p>3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afiya Contract: UK Support for Health in Nigeria</text:p>
          </table:table-cell>
          <table:table-cell office:value-type="string" table:style-name="ce2">
            <text:p>Palladium</text:p>
          </table:table-cell>
          <table:table-cell office:value-type="string" table:style-name="ce2">
            <text:p>2. Proportion of States with Functional Logistics Management Coordinating Units (LMCU)<text:s/></text:p>
            <text:p/>
            <text:p>Scoring: LMCUs are considered to be operational if they are regularly performing their roles and responsibilities as outlined in the National Health Product Supply Chain Strategic Development and Implementation Plan (2021-2025). At the state level, LMCUs are expected to develop and implement an integrated health commodity forecasting and distribution plan and to cascade the LMCU structures at LGA level.</text:p>
            <text:p>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2">
            <text:p>&gt;=8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y - Fund Manager</text:p>
          </table:table-cell>
          <table:table-cell office:value-type="string" table:style-name="ce2">
            <text:p>Mott Macdonald Ltd</text:p>
          </table:table-cell>
          <table:table-cell office:value-type="string" table:style-name="ce2">
            <text:p>2.Compliance and risk management:</text:p>
            <text:p/>
            <text:p>• Risk Management (including appropriate escalation of issues and risks) <text:s text:c="246"/>• Compliance with FCDO terms and conditions, including fraud reporting, safeguarding, audit and information security requirements etc.</text:p>
          </table:table-cell>
          <table:table-cell office:value-type="string" table:style-name="ce2">
            <text:p>5 to 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Pool Fund 3</text:p>
          </table:table-cell>
          <table:table-cell office:value-type="string" table:style-name="ce2">
            <text:p>Crown Agents Bank Limited</text:p>
          </table:table-cell>
          <table:table-cell office:value-type="string" table:style-name="ce2">
            <text:p>1. Number of new users of modern family planning methods</text:p>
            <text:p/>
            <text:p>Scoring: In the last 6 months, supplier has completed deliverables to a high standard and aligned with project need?</text:p>
          </table:table-cell>
          <table:table-cell office:value-type="string" table:style-name="ce2">
            <text:p>2094150.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prehensive Sexual and Reproductive Health and Rights Programme</text:p>
          </table:table-cell>
          <table:table-cell office:value-type="string" table:style-name="ce2">
            <text:p>EngenderHealth International</text:p>
          </table:table-cell>
          <table:table-cell office:value-type="string" table:style-name="ce2">
            <text:p>Total number of Couple years of protection (CYPs) delivered by the programme outreach activities</text:p>
          </table:table-cell>
          <table:table-cell office:value-type="string" table:style-name="ce2">
            <text:p>7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y for Oil sector Transparency and Reform - Phase II</text:p>
          </table:table-cell>
          <table:table-cell office:value-type="string" table:style-name="ce2">
            <text:p>Oxford Policy Management</text:p>
          </table:table-cell>
          <table:table-cell office:value-type="string" table:style-name="ce2">
            <text:p>KPI 1</text:p>
            <text:p>Policy analysis products</text:p>
            <text:p>Progress towards no. of products as per logframe milestones (1=good, 2=approaching target, 3=requires improvement, inadequate)</text:p>
          </table:table-cell>
          <table:table-cell office:value-type="string" table:style-name="ce2">
            <text:p>4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ies Management Asia Pacific</text:p>
          </table:table-cell>
          <table:table-cell office:value-type="string" table:style-name="ce2">
            <text:p>Jones Lang LaSalle Property Consultants Pte Ltd</text:p>
          </table:table-cell>
          <table:table-cell office:value-type="string" table:style-name="ce2">
            <text:p>MAN 01</text:p>
            <text:p>The Service Provider will provide Reporting and Quality Management. These Monthly reports will contain the information in compliance with the Contract Requirements and Service Specification.<text:s/></text:p>
            <text:p>% Reports/reportable items provided on time, complete and accurate against those due in month</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ramework Agreement for the provision of Desktop Infrastructure Services</text:p>
          </table:table-cell>
          <table:table-cell office:value-type="string" table:style-name="ce2">
            <text:p>Computacenter (UK) Limited</text:p>
          </table:table-cell>
          <table:table-cell office:value-type="string" table:style-name="ce2">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p>
          </table:table-cell>
          <table:table-cell office:value-type="string" table:style-name="ce2">
            <text:p>2.5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nternational Growth Centre Phase 3</text:p>
          </table:table-cell>
          <table:table-cell office:value-type="string" table:style-name="ce2">
            <text:p>London School of Economics</text:p>
          </table:table-cell>
          <table:table-cell office:value-type="string" table:style-name="ce2">
            <text:p>Quarterly reports delivered in a timely fashion that demonstrate progress is on track and that regular risk reviews are taking place and feeding back into strategic decisions</text:p>
          </table:table-cell>
          <table:table-cell office:value-type="string" table:style-name="ce2">
            <text:p>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Manufacturing Africa</text:p>
          </table:table-cell>
          <table:table-cell office:value-type="string" table:style-name="ce2">
            <text:p>McKinsey Development Partners</text:p>
          </table:table-cell>
          <table:table-cell office:value-type="string" table:style-name="ce2">
            <text:p>85% of final outputs, including quarterly reports, receive an 'A' grading from FCDO country and central advisers.</text:p>
          </table:table-cell>
          <table:table-cell office:value-type="string" table:style-name="ce2">
            <text:p>&gt;=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acilities Management - UK Europe</text:p>
          </table:table-cell>
          <table:table-cell office:value-type="string" table:style-name="ce2">
            <text:p>Mitie</text:p>
          </table:table-cell>
          <table:table-cell office:value-type="string" table:style-name="ce2">
            <text:p>SRCS M7</text:p>
            <text:p>Contractor Labour and Management Turnover</text:p>
            <text:p>Measures turnover on a 12 month rolling average basis.</text:p>
          </table:table-cell>
          <table:table-cell office:value-type="string" table:style-name="ce2">
            <text:p>&lt;9%</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Delivery - Fund Manager</text:p>
          </table:table-cell>
          <table:table-cell office:value-type="string" table:style-name="ce2">
            <text:p>Mott Macdonald Ltd</text:p>
          </table:table-cell>
          <table:table-cell office:value-type="string" table:style-name="ce2">
            <text:p>3. Results delivery</text:p>
            <text:p/>
            <text:p>• Implementation of planned activities on track. <text:s text:c="193"/>• Establishment of coherent approaches that support long-term operation and maintenance of programme initiatives. <text:s text:c="242"/>• Identification and proactive implementation of community engagement activities aimed at fostering greater acceptance and participation by SDF2 stakeholders including local communities.</text:p>
          </table:table-cell>
          <table:table-cell office:value-type="string" table:style-name="ce2">
            <text:p>5 to 7</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Health Pool Fund 3</text:p>
          </table:table-cell>
          <table:table-cell office:value-type="string" table:style-name="ce2">
            <text:p>Crown Agents Bank Limited</text:p>
          </table:table-cell>
          <table:table-cell office:value-type="string" table:style-name="ce2">
            <text:p>2. Percentage of health facilities receiving commodities within a defined time period</text:p>
            <text:p/>
            <text:p>Scoring: In the last 6 months has the supplier achieved the agreed deliverables to the agreed timescale? (Wording from FCDO Supplier Scorecard)</text:p>
          </table:table-cell>
          <table:table-cell office:value-type="string" table:style-name="ce2">
            <text:p>=&gt;8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Improved Governance and Accountability in the Education Sector in Democratic Republic of Congo</text:p>
          </table:table-cell>
          <table:table-cell office:value-type="string" table:style-name="ce2">
            <text:p>Mott Macdonald Ltd</text:p>
          </table:table-cell>
          <table:table-cell office:value-type="string" table:style-name="ce2">
            <text:p>Annual Report submitted and approved by FCDO. Average good rate: 85% of activities related to this KPI are completed on time</text:p>
          </table:table-cell>
          <table:table-cell office:value-type="string" table:style-name="ce2">
            <text:p>95.00%</text:p>
          </table:table-cell>
          <table:table-cell office:value-type="string" table:style-name="ce2">
            <text:p>Inadequate</text:p>
          </table:table-cell>
          <table:table-cell office:value-type="string" table:style-name="ce2">
            <text:p>Contract entered exit phase, causing original KPI disruptions</text:p>
          </table:table-cell>
          <table:table-cell table:number-columns-repeated="16375"/>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Accelerating Private and Public Investment and Infrastructure in Nepal - (AIIN)</text:p>
          </table:table-cell>
          <table:table-cell office:value-type="string" table:style-name="ce2">
            <text:p>IMC Worldwide Ltd</text:p>
          </table:table-cell>
          <table:table-cell office:value-type="string" table:style-name="ce2">
            <text:p>1.Quarterly progress on institutional strengthening of IBN<text:s/></text:p>
            <text:p>Scoring: In the last 3 months, supplier has completed deliverables to a high standard and aligned with project need?</text:p>
            <text:p>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2">
            <text:p>3 to 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Framework Agreement for the provision of Desktop Infrastructure Services</text:p>
          </table:table-cell>
          <table:table-cell office:value-type="string" table:style-name="ce2">
            <text:p>Computacenter (UK) Limited</text:p>
          </table:table-cell>
          <table:table-cell office:value-type="string" table:style-name="ce2">
            <text:p>Catalogue item completion (%) within agreed timeframes - A/B x 100</text:p>
            <text:p>A = Number of Catalogue Items completed within timeframe</text:p>
            <text:p>B = Number of Catalogue Items scheduled to be completed within timeframe</text:p>
          </table:table-cell>
          <table:table-cell office:value-type="string" table:style-name="ce2">
            <text:p>&gt;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UK Aid Match II</text:p>
          </table:table-cell>
          <table:table-cell office:value-type="string" table:style-name="ce2">
            <text:p>Mannion Daniels Limited</text:p>
          </table:table-cell>
          <table:table-cell office:value-type="string" table:style-name="ce2">
            <text:p>Effective sharing of lessons across the fund: 80% of grant holder participants agree or strongly agree that learning sessions run by the fund are useful</text:p>
          </table:table-cell>
          <table:table-cell office:value-type="string" table:style-name="ce2">
            <text:p>&gt;=8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afiya Contract: UK Support for Health in Nigeria</text:p>
          </table:table-cell>
          <table:table-cell office:value-type="string" table:style-name="ce2">
            <text:p>Palladium</text:p>
          </table:table-cell>
          <table:table-cell office:value-type="string" table:style-name="ce2">
            <text:p>3. Proportion of States with adequately trained PHC master trainers for Community Health Influencers Promoters and Services (CHIPS).<text:s/></text:p>
            <text:p/>
            <text:p/>
            <text:p>Scoring: A community health influencer and provider is considered active within a period if they produce and submit to the LGA health authority, a verified and approved report on mobilization and health prevention actions or activities they have conducted in their catchment area</text:p>
            <text:p>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2">
            <text:p>&gt;=8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LINKS – Powering Economic Growth in Northern Nigeria</text:p>
          </table:table-cell>
          <table:table-cell office:value-type="string" table:style-name="ce2">
            <text:p>Tetratech</text:p>
          </table:table-cell>
          <table:table-cell office:value-type="string" table:style-name="ce2">
            <text:p>Achievement against target set of delivering 3 awareness raising/market sensitization/knowledge products on climate smart agriculture work. Percentage based on total number of products.</text:p>
          </table:table-cell>
          <table:table-cell office:value-type="string" table:style-name="ce2">
            <text:p>10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Girls’ Education South Sudan phase 2 (GESS2)</text:p>
          </table:table-cell>
          <table:table-cell office:value-type="string" table:style-name="ce2">
            <text:p>Mott Macdonald Ltd</text:p>
          </table:table-cell>
          <table:table-cell office:value-type="string" table:style-name="ce2">
            <text:p>Management of the Quarterly Steering Committee meetings<text:s/></text:p>
            <text:p>Scoring is determined on the basis of supplier performance in FCDO's KPI agreed assessment and as a percentage of meeting the logframe goals for the 1st KPI</text:p>
          </table:table-cell>
          <table:table-cell office:value-type="string" table:style-name="ce2">
            <text:p>10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FCDO</text:p>
          </table:table-cell>
          <table:table-cell table:style-name="ce2"/>
          <table:table-cell office:value-type="string" table:style-name="ce2">
            <text:p>Comprehensive Sexual and Reproductive Health and Rights Programme</text:p>
          </table:table-cell>
          <table:table-cell office:value-type="string" table:style-name="ce2">
            <text:p>MSI Reproductive Choices</text:p>
          </table:table-cell>
          <table:table-cell office:value-type="string" table:style-name="ce2">
            <text:p>Accurate and timely submission of financial forecasting</text:p>
          </table:table-cell>
          <table:table-cell office:value-type="string" table:style-name="ce2">
            <text:p>Less than 10% variance of the forecas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CCR 447 Replacement of Existing DDC DOS 2 Contracts</text:p>
          </table:table-cell>
          <table:table-cell office:value-type="string" table:style-name="ce2">
            <text:p>ATOS IT Services UK Limited</text:p>
          </table:table-cell>
          <table:table-cell office:value-type="string" table:style-name="ce2">
            <text:p>Forecasted SOW value against actual invoice<text: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FIS</text:p>
          </table:table-cell>
          <table:table-cell office:value-type="string" table:style-name="ce2">
            <text:p>HMRC Airwave Solutions Radios contract</text:p>
          </table:table-cell>
          <table:table-cell office:value-type="string" table:style-name="ce2">
            <text:p>AIRWAVE SOLUTIONS LTD</text:p>
          </table:table-cell>
          <table:table-cell office:value-type="string" table:style-name="ce2">
            <text:p>Network availability % at all sites 24/7</text:p>
          </table:table-cell>
          <table:table-cell office:value-type="string" table:style-name="ce2">
            <text:p>&gt;=99.74%</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OE</text:p>
          </table:table-cell>
          <table:table-cell office:value-type="string" table:style-name="ce2">
            <text:p>Help to Save</text:p>
          </table:table-cell>
          <table:table-cell office:value-type="string" table:style-name="ce2">
            <text:p>NS&amp;I</text:p>
          </table:table-cell>
          <table:table-cell office:value-type="string" table:style-name="ce2">
            <text:p>Payment processing outbound via BACS</text:p>
            <text:p>% of BACS payments, file payments to customers (ad hoc &amp; maturity) payments accurately transmitted to BACS on the same working day for onward processing<text:s/></text:p>
          </table:table-cell>
          <table:table-cell office:value-type="string" table:style-name="ce2">
            <text:p>99.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VPaaS Services Agreement</text:p>
          </table:table-cell>
          <table:table-cell office:value-type="string" table:style-name="ce2">
            <text:p>FUJITSU SERVICES LTD</text:p>
          </table:table-cell>
          <table:table-cell office:value-type="string" table:style-name="ce2">
            <text:p>The Availability of the live (production) Prime VPaaS Services for either or both of CESA or VAT</text:p>
          </table:table-cell>
          <table:table-cell office:value-type="string" table:style-name="ce2">
            <text:p>&gt;=99.97%</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Trader Support services</text:p>
          </table:table-cell>
          <table:table-cell office:value-type="string" table:style-name="ce2">
            <text:p>Fujitsu</text:p>
          </table:table-cell>
          <table:table-cell office:value-type="string" table:style-name="ce2">
            <text:p>Trader Support Service Availability – NICTA Portal</text:p>
            <text:p>Availability is defined as the NICTA Portal being capable of accessed on a continuous, uninterrupted basis 24 hours a day, 7 days a week.</text:p>
          </table:table-cell>
          <table:table-cell office:value-type="string" table:style-name="ce2">
            <text:p>&gt;=9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South Area SR124070642</text:p>
          </table:table-cell>
          <table:table-cell office:value-type="string" table:style-name="ce2">
            <text:p>SES (Engineering Services) Ltd</text:p>
          </table:table-cell>
          <table:table-cell office:value-type="string" table:style-name="ce2">
            <text:p>Full compliance of all PPM activities, with all activities completed to specified anniversary dates as detailed within the Planned Preventative Maintenance Schedule on the CAFM system - target 95%</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South Area SR124070642</text:p>
          </table:table-cell>
          <table:table-cell office:value-type="string" table:style-name="ce2">
            <text:p>SES (Engineering Services) Ltd</text:p>
          </table:table-cell>
          <table:table-cell office:value-type="string" table:style-name="ce2">
            <text:p>All helpdesk calls logged and correctly allocated to the applicable job category. <text:s text:c="2"/>(other communication methods to the helpdesk such as emails are included) - Target 98%<text:s text:c="2"/></text:p>
          </table:table-cell>
          <table:table-cell office:value-type="string" table:style-name="ce2">
            <text:p>98.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WAN Services Renewal</text:p>
          </table:table-cell>
          <table:table-cell office:value-type="string" table:style-name="ce2">
            <text:p>British Telecommunications PLC</text:p>
          </table:table-cell>
          <table:table-cell office:value-type="string" table:style-name="ce2">
            <text:p>Service Desk Availability %</text:p>
          </table:table-cell>
          <table:table-cell office:value-type="string" table:style-name="ce2">
            <text:p>&gt;=99.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SR284086718 -Crown Hosting Run</text:p>
          </table:table-cell>
          <table:table-cell office:value-type="string" table:style-name="ce2">
            <text:p>FUJITSU SERVICES LTD</text:p>
          </table:table-cell>
          <table:table-cell office:value-type="string" table:style-name="ce2">
            <text:p>P1 Incident Resolution</text:p>
            <text:p>The time taken to resolve an incident based on the priority of incident. A P1 priority incident has a resolution time of 4 hours</text:p>
            <text:p/>
          </table:table-cell>
          <table:table-cell office:value-type="string" table:style-name="ce2">
            <text:p>&lt;=1 fail targe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Scanning Services</text:p>
          </table:table-cell>
          <table:table-cell office:value-type="string" table:style-name="ce2">
            <text:p>EDM GROUP LTD</text:p>
          </table:table-cell>
          <table:table-cell office:value-type="string" table:style-name="ce2">
            <text:p>Non Structured Mail Scanning</text:p>
            <text:p>Correspondence received by 2pm is successfully scanned and delivered to HMRC by 2am the following operational business day</text:p>
          </table:table-cell>
          <table:table-cell office:value-type="string" table:style-name="ce2">
            <text:p>99.90% of successfully scanned images are delivered on the operational business day immediately following the Relevant Operational Business Day</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Newcastle Estate Partnership (PFI)</text:p>
          </table:table-cell>
          <table:table-cell office:value-type="string" table:style-name="ce2">
            <text:p>Newcastle Estate Partnership</text:p>
          </table:table-cell>
          <table:table-cell office:value-type="string" table:style-name="ce2">
            <text:p>All Planned Maintenance tasks completed within contractual timeframes.</text:p>
          </table:table-cell>
          <table:table-cell office:value-type="string" table:style-name="ce2">
            <text:p>9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Customer Communications</text:p>
          </table:table-cell>
          <table:table-cell office:value-type="string" table:style-name="ce2">
            <text:p>Communisis</text:p>
          </table:table-cell>
          <table:table-cell office:value-type="string" table:style-name="ce2">
            <text:p>All date specific print outputs are passed to the postal service provider in accordance with the Dispatch Profile.</text:p>
          </table:table-cell>
          <table:table-cell office:value-type="string" table:style-name="ce2">
            <text:p>9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Security Services</text:p>
          </table:table-cell>
          <table:table-cell office:value-type="string" table:style-name="ce2">
            <text:p>Mitie</text:p>
          </table:table-cell>
          <table:table-cell office:value-type="string" table:style-name="ce2">
            <text:p>In collaboration with HMRC Estates Security team, develop, implement and maintain Security Services Operational Protocols, Service Delivery Plans and Physical Security Risks Assessments at HMRC location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Services South Area SR (NA)</text:p>
          </table:table-cell>
          <table:table-cell office:value-type="string" table:style-name="ce2">
            <text:p>Sodexo Limited</text:p>
          </table:table-cell>
          <table:table-cell office:value-type="string" table:style-name="ce2">
            <text:p>All areas to satisfy the Cleaning Service requirements, including the provision of consumables, for duration of Operational Hours – Target 90%<text:s/></text:p>
          </table:table-cell>
          <table:table-cell office:value-type="string" table:style-name="ce2">
            <text:p>9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Trader Support services</text:p>
          </table:table-cell>
          <table:table-cell office:value-type="string" table:style-name="ce2">
            <text:p>Fujitsu</text:p>
          </table:table-cell>
          <table:table-cell office:value-type="string" table:style-name="ce2">
            <text:p>Contact Centre Availability The Contact Centre is capable of accepting telephone calls from and making calls to Users during the Operating Hours. (07:30 - 22:30 x 365)</text:p>
          </table:table-cell>
          <table:table-cell office:value-type="string" table:style-name="ce2">
            <text:p>&gt;=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Soft FM in the Newcastle Estate- SR93079100</text:p>
          </table:table-cell>
          <table:table-cell office:value-type="string" table:style-name="ce2">
            <text:p>Servest Group</text:p>
          </table:table-cell>
          <table:table-cell office:value-type="string" table:style-name="ce2">
            <text:p>All areas to satisfy the Cleaning Service requirements prior to the commencement of each Business day</text:p>
          </table:table-cell>
          <table:table-cell office:value-type="string" table:style-name="ce2">
            <text:p>100.00%</text:p>
          </table:table-cell>
          <table:table-cell office:value-type="string" table:style-name="ce2">
            <text:p>Requires Improvement</text:p>
          </table:table-cell>
          <table:table-cell office:value-type="string" table:style-name="ce2">
            <text:p>80% of the individual measurement met in August, this was related to 2 complaints where the supplier failed to satisfy the service requirements prior to the commencement of each business day. Lessons learnt and rectified in September where the measurement was 100% met.</text:p>
          </table:table-cell>
          <table:table-cell table:number-columns-repeated="16375"/>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Scanning Services</text:p>
          </table:table-cell>
          <table:table-cell office:value-type="string" table:style-name="ce2">
            <text:p>EDM GROUP LTD</text:p>
          </table:table-cell>
          <table:table-cell office:value-type="string" table:style-name="ce2">
            <text:p>Evidential Scanning</text:p>
            <text:p>Material received from day 1 has to be successfully scanned and delivered to HMRC by the agreed operational business day.</text:p>
          </table:table-cell>
          <table:table-cell office:value-type="string" table:style-name="ce2">
            <text:p><text:s/>99.90% of material received by the supplier from day 1 has to be successfully scanned and delivered to the Authority by the agreed Operational Business Da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Services South Area SR (NA)</text:p>
          </table:table-cell>
          <table:table-cell office:value-type="string" table:style-name="ce2">
            <text:p>Sodexo Limited</text:p>
          </table:table-cell>
          <table:table-cell office:value-type="string" table:style-name="ce2">
            <text:p>Reactive events will be responded to in compliance with FM delivery response times and service standards’ <text:s/>Target 98%</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OE</text:p>
          </table:table-cell>
          <table:table-cell office:value-type="string" table:style-name="ce2">
            <text:p>Childcare Service</text:p>
          </table:table-cell>
          <table:table-cell office:value-type="string" table:style-name="ce2">
            <text:p>NS&amp;I</text:p>
          </table:table-cell>
          <table:table-cell office:value-type="string" table:style-name="ce2">
            <text:p>80% of calls answered within 300 seconds of a call becoming answerable</text:p>
          </table:table-cell>
          <table:table-cell office:value-type="string" table:style-name="ce2">
            <text:p>8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HMRC_AWS006 Compute (OGVA)</text:p>
          </table:table-cell>
          <table:table-cell office:value-type="string" table:style-name="ce2">
            <text:p>Amazon Web Services, Inc.</text:p>
          </table:table-cell>
          <table:table-cell office:value-type="string" table:style-name="ce2">
            <text:p>Availability on Virtual Machines 24/7 - measuring the availability of the virtual servers processing the data stored.</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Services Central SR (NA)</text:p>
          </table:table-cell>
          <table:table-cell office:value-type="string" table:style-name="ce2">
            <text:p>Sodexo Limited</text:p>
          </table:table-cell>
          <table:table-cell office:value-type="string" table:style-name="ce2">
            <text:p>Reactive events will be responded to in compliance with FM delivery response times and service standards’ <text:s/>Target 98%</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SR284086718 -Crown Hosting Run</text:p>
          </table:table-cell>
          <table:table-cell office:value-type="string" table:style-name="ce2">
            <text:p>FUJITSU SERVICES LTD</text:p>
          </table:table-cell>
          <table:table-cell office:value-type="string" table:style-name="ce2">
            <text:p>P2 Incident Resolution</text:p>
            <text:p>The time taken to resolve an incident based on the priority of incident. A P2 priority incident has a resolution time of 8 hours</text:p>
            <text:p/>
          </table:table-cell>
          <table:table-cell office:value-type="string" table:style-name="ce2">
            <text:p>&lt;=2 fail targ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Debt Market Integrator</text:p>
          </table:table-cell>
          <table:table-cell office:value-type="string" table:style-name="ce2">
            <text:p>Indesser Limited</text:p>
          </table:table-cell>
          <table:table-cell office:value-type="string" table:style-name="ce2">
            <text:p>Percentage of Upheld Complaints - number of valid debtor complaints over a rolling 12 month period</text:p>
          </table:table-cell>
          <table:table-cell office:value-type="string" table:style-name="ce2">
            <text:p>0.0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North Area SR124080136</text:p>
          </table:table-cell>
          <table:table-cell office:value-type="string" table:style-name="ce2">
            <text:p>Servest Group</text:p>
          </table:table-cell>
          <table:table-cell office:value-type="string" table:style-name="ce2">
            <text:p>Full compliance of all Planned Activities including deep cleaning, with all activities completed to specified target dates as detailed within the Planned Activity schedule on the CAFM system by the Soft FM Supplier. <text:s text:c="2"/>Target 95%</text:p>
          </table:table-cell>
          <table:table-cell office:value-type="string" table:style-name="ce2">
            <text:p>95.00%</text:p>
          </table:table-cell>
          <table:table-cell office:value-type="string" table:style-name="ce2">
            <text:p>Requires Improvement</text:p>
          </table:table-cell>
          <table:table-cell office:value-type="string" table:style-name="ce2">
            <text:p>Revised KPIs introduced from July 2022 - failure to meet target has been addressed with action plans and steady improvement demonstrated month on month (Sept and Oct 22 scores achieve a "GOOD" rating</text:p>
          </table:table-cell>
          <table:table-cell table:number-columns-repeated="16375"/>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Security Services</text:p>
          </table:table-cell>
          <table:table-cell office:value-type="string" table:style-name="ce2">
            <text:p>Mitie</text:p>
          </table:table-cell>
          <table:table-cell office:value-type="string" table:style-name="ce2">
            <text:p>All statutory requirements, timescales and assurance associated with delivery of Security Services including assets are achieved and audited.</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VEHICLE LEASE AND FLEET MANAGEMENT - SR257312334 (CW)</text:p>
          </table:table-cell>
          <table:table-cell office:value-type="string" table:style-name="ce2">
            <text:p>KINTO UK LIMITED</text:p>
          </table:table-cell>
          <table:table-cell office:value-type="string" table:style-name="ce2">
            <text:p>Average attendance of breakdowns, assistance &amp; recovery within 2 hours of contact (including percentage of vehicles fixed at roadside)</text:p>
          </table:table-cell>
          <table:table-cell office:value-type="string" table:style-name="ce2">
            <text:p>83.7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Services Central SR (NA)</text:p>
          </table:table-cell>
          <table:table-cell office:value-type="string" table:style-name="ce2">
            <text:p>Sodexo Limited</text:p>
          </table:table-cell>
          <table:table-cell office:value-type="string" table:style-name="ce2">
            <text:p>Full compliance of all Planned Activities including deep cleaning, with all activities completed to specified target dates as detailed within the Planned Activity schedule on the CAFM system by the Soft FM Supplier. <text:s text:c="2"/>Target 95%</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North Area SR (NA)</text:p>
          </table:table-cell>
          <table:table-cell office:value-type="string" table:style-name="ce2">
            <text:p>Bellrock Property &amp; Facilities Management Limited</text:p>
          </table:table-cell>
          <table:table-cell office:value-type="string" table:style-name="ce2">
            <text:p>Respond to reactive breakdowns in compliance with FM Delivery Response Times and Service Standards - target 95%</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Scanning Services</text:p>
          </table:table-cell>
          <table:table-cell office:value-type="string" table:style-name="ce2">
            <text:p>EDM GROUP LTD</text:p>
          </table:table-cell>
          <table:table-cell office:value-type="string" table:style-name="ce2">
            <text:p>Structured Mail Scanning</text:p>
            <text:p>Correspondence received by 2pm is successfully scanned and delivered to HMRC by 2am the following operational business day</text:p>
          </table:table-cell>
          <table:table-cell office:value-type="string" table:style-name="ce2">
            <text:p>99.90% of successfully scanned images are delivered on the operational business day immediately following the Relevant Operational Business Day</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DMS Support and Software Licences</text:p>
          </table:table-cell>
          <table:table-cell office:value-type="string" table:style-name="ce2">
            <text:p>Specialist Computer Centres (SCC) (reseller for IBM)</text:p>
          </table:table-cell>
          <table:table-cell office:value-type="string" table:style-name="ce2">
            <text:p>KPI1 - Live Service Incident Response Time (Severity 1 or Major Incident)</text:p>
          </table:table-cell>
          <table:table-cell office:value-type="string" table:style-name="ce2">
            <text:p>&lt;=30 minute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VPaaS Services Agreement</text:p>
          </table:table-cell>
          <table:table-cell office:value-type="string" table:style-name="ce2">
            <text:p>FUJITSU SERVICES LTD</text:p>
          </table:table-cell>
          <table:table-cell office:value-type="string" table:style-name="ce2">
            <text:p>System Availability – of VPaaS infrastructure environment in use for CHIEF IES Live (production)</text:p>
          </table:table-cell>
          <table:table-cell office:value-type="string" table:style-name="ce2">
            <text:p>&gt;=99.5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OE</text:p>
          </table:table-cell>
          <table:table-cell office:value-type="string" table:style-name="ce2">
            <text:p>Help to Save</text:p>
          </table:table-cell>
          <table:table-cell office:value-type="string" table:style-name="ce2">
            <text:p>NS&amp;I</text:p>
          </table:table-cell>
          <table:table-cell office:value-type="string" table:style-name="ce2">
            <text:p>Core Banking Service Availability</text:p>
            <text:p>% of the time core banking service is available and functioning within the remit of NS&amp;I control and within core hours</text:p>
          </table:table-cell>
          <table:table-cell office:value-type="string" table:style-name="ce2">
            <text:p>99.4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DMS Support and Software Licences</text:p>
          </table:table-cell>
          <table:table-cell office:value-type="string" table:style-name="ce2">
            <text:p>Specialist Computer Centres (SCC) (reseller for IBM)</text:p>
          </table:table-cell>
          <table:table-cell office:value-type="string" table:style-name="ce2">
            <text:p>KPI3 - Release Management - Timely Releases for the Live System (98% of releases will be within 1 day of the agreed release date)</text:p>
          </table:table-cell>
          <table:table-cell office:value-type="string" table:style-name="ce2">
            <text:p>&gt;=98% within 1 day of agreed date</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South Area SR124070642</text:p>
          </table:table-cell>
          <table:table-cell office:value-type="string" table:style-name="ce2">
            <text:p>SES (Engineering Services) Ltd</text:p>
          </table:table-cell>
          <table:table-cell office:value-type="string" table:style-name="ce2">
            <text:p>Respond to reactive breakdowns in compliance with FM Delivery Response Times and Service Standards - target 95%</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Central Area SR ( NA)</text:p>
          </table:table-cell>
          <table:table-cell office:value-type="string" table:style-name="ce2">
            <text:p>Servest Group</text:p>
          </table:table-cell>
          <table:table-cell office:value-type="string" table:style-name="ce2">
            <text:p>Respond to reactive breakdowns in compliance with FM Delivery Response Times and Service Standards - target 95%</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OE</text:p>
          </table:table-cell>
          <table:table-cell office:value-type="string" table:style-name="ce2">
            <text:p>Childcare Service</text:p>
          </table:table-cell>
          <table:table-cell office:value-type="string" table:style-name="ce2">
            <text:p>NS&amp;I</text:p>
          </table:table-cell>
          <table:table-cell office:value-type="string" table:style-name="ce2">
            <text:p>Payment to Parents -% of deposits made into the relevant childcare account are visible on day of deposit</text:p>
            <text:p/>
          </table:table-cell>
          <table:table-cell office:value-type="string" table:style-name="ce2">
            <text:p>97.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Soft FM in the Newcastle Estate- SR93079100</text:p>
          </table:table-cell>
          <table:table-cell office:value-type="string" table:style-name="ce2">
            <text:p>Servest Group</text:p>
          </table:table-cell>
          <table:table-cell office:value-type="string" table:style-name="ce2">
            <text:p>Compliance with all relevant Statutory and Legislative Waste Regulations</text:p>
          </table:table-cell>
          <table:table-cell office:value-type="string" table:style-name="ce2">
            <text:p>10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Public Sector Resourcing SR135269294</text:p>
          </table:table-cell>
          <table:table-cell office:value-type="string" table:style-name="ce2">
            <text:p>ALEXANDER MANN SOLUTIONS LTD</text:p>
          </table:table-cell>
          <table:table-cell office:value-type="string" table:style-name="ce2">
            <text:p>Time from Offer to onboard - Number of days between approved requirement to offer made - Target is an average of 12 days. KPI measured in % of offers made within target</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WAN Services Renewal</text:p>
          </table:table-cell>
          <table:table-cell office:value-type="string" table:style-name="ce2">
            <text:p>British Telecommunications PLC</text:p>
          </table:table-cell>
          <table:table-cell office:value-type="string" table:style-name="ce2">
            <text:p>Network availability % for Data Centre WAN</text:p>
          </table:table-cell>
          <table:table-cell office:value-type="string" table:style-name="ce2">
            <text:p>&gt;=99.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Inland Pre-Clearance Logistics and Management Services SR139832259</text:p>
          </table:table-cell>
          <table:table-cell office:value-type="string" table:style-name="ce2">
            <text:p>Wincanton Group PLC</text:p>
          </table:table-cell>
          <table:table-cell office:value-type="string" table:style-name="ce2">
            <text:p>All goods, that are ready for collection at ports, are collected from port and delivered within contractual timeframes</text:p>
          </table:table-cell>
          <table:table-cell office:value-type="string" table:style-name="ce2">
            <text:p>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Services Central SR (NA)</text:p>
          </table:table-cell>
          <table:table-cell office:value-type="string" table:style-name="ce2">
            <text:p>Sodexo Limited</text:p>
          </table:table-cell>
          <table:table-cell office:value-type="string" table:style-name="ce2">
            <text:p>All areas to satisfy the Cleaning Service requirements, including the provision of consumables, for duration of Operational Hours – Target 90%<text:s/></text:p>
          </table:table-cell>
          <table:table-cell office:value-type="string" table:style-name="ce2">
            <text:p>9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HMRC_AWS006 Compute (OGVA)</text:p>
          </table:table-cell>
          <table:table-cell office:value-type="string" table:style-name="ce2">
            <text:p>Amazon Web Services, Inc.</text:p>
          </table:table-cell>
          <table:table-cell office:value-type="string" table:style-name="ce2">
            <text:p>Availability on Storage 24/7 - measuring the connectivity to the virtual storage devices.</text:p>
          </table:table-cell>
          <table:table-cell office:value-type="string" table:style-name="ce2">
            <text:p>99.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Newcastle Estate Partnership (PFI)</text:p>
          </table:table-cell>
          <table:table-cell office:value-type="string" table:style-name="ce2">
            <text:p>Newcastle Estate Partnership</text:p>
          </table:table-cell>
          <table:table-cell office:value-type="string" table:style-name="ce2">
            <text:p>Response to all reactive Maintenance requests achieved within contractual timeframes.</text:p>
          </table:table-cell>
          <table:table-cell office:value-type="string" table:style-name="ce2">
            <text:p>96.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HMRC_AWS006 Compute (OGVA)</text:p>
          </table:table-cell>
          <table:table-cell office:value-type="string" table:style-name="ce2">
            <text:p>Amazon Web Services, Inc.</text:p>
          </table:table-cell>
          <table:table-cell office:value-type="string" table:style-name="ce2">
            <text:p>Relational database service availability 24/7</text:p>
          </table:table-cell>
          <table:table-cell office:value-type="string" table:style-name="ce2">
            <text:p>9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OE</text:p>
          </table:table-cell>
          <table:table-cell office:value-type="string" table:style-name="ce2">
            <text:p>Childcare Service</text:p>
          </table:table-cell>
          <table:table-cell office:value-type="string" table:style-name="ce2">
            <text:p>NS&amp;I</text:p>
          </table:table-cell>
          <table:table-cell office:value-type="string" table:style-name="ce2">
            <text:p>Website Availability<text:s/></text:p>
            <text:p>% of time the Childcare Service website is available 24/7</text:p>
          </table:table-cell>
          <table:table-cell office:value-type="string" table:style-name="ce2">
            <text:p>99.4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Soft FM in the Newcastle Estate- SR93079100</text:p>
          </table:table-cell>
          <table:table-cell office:value-type="string" table:style-name="ce2">
            <text:p>Servest Group</text:p>
          </table:table-cell>
          <table:table-cell office:value-type="string" table:style-name="ce2">
            <text:p>All requests will be responded to within the required timeframe and required standard as detailed within the Service Level Agreement</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Security Services</text:p>
          </table:table-cell>
          <table:table-cell office:value-type="string" table:style-name="ce2">
            <text:p>Mitie</text:p>
          </table:table-cell>
          <table:table-cell office:value-type="string" table:style-name="ce2">
            <text:p>Respond to and rectify all security incidents in accordance with the maximum permitted response and completion times within contractual requirement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Newcastle Estate Partnership (PFI)</text:p>
          </table:table-cell>
          <table:table-cell office:value-type="string" table:style-name="ce2">
            <text:p>Newcastle Estate Partnership</text:p>
          </table:table-cell>
          <table:table-cell office:value-type="string" table:style-name="ce2">
            <text:p>Availability Regime: 100% availability of Office accommodation for Business use by Building occupants.</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North Area SR (NA)</text:p>
          </table:table-cell>
          <table:table-cell office:value-type="string" table:style-name="ce2">
            <text:p>Bellrock Property &amp; Facilities Management Limited</text:p>
          </table:table-cell>
          <table:table-cell office:value-type="string" table:style-name="ce2">
            <text:p>Full compliance of all PPM activities, with all activities completed to specified anniversary dates as detailed within the Planned Preventative Maintenance Schedule on the CAFM system - target 95%</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North Area SR (NA)</text:p>
          </table:table-cell>
          <table:table-cell office:value-type="string" table:style-name="ce2">
            <text:p>Bellrock Property &amp; Facilities Management Limited</text:p>
          </table:table-cell>
          <table:table-cell office:value-type="string" table:style-name="ce2">
            <text:p>All helpdesk calls logged and correctly allocated to the applicable job category. <text:s text:c="2"/>(other communication methods to the helpdesk such as emails are included) - Target 98%<text:s text:c="2"/></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North Area SR124080136</text:p>
          </table:table-cell>
          <table:table-cell office:value-type="string" table:style-name="ce2">
            <text:p>Servest Group</text:p>
          </table:table-cell>
          <table:table-cell office:value-type="string" table:style-name="ce2">
            <text:p>Reactive events will be responded to in compliance with FM delivery response times and service standards’ <text:s/>Target 98%</text:p>
          </table:table-cell>
          <table:table-cell office:value-type="string" table:style-name="ce2">
            <text:p>98.00%</text:p>
          </table:table-cell>
          <table:table-cell office:value-type="string" table:style-name="ce2">
            <text:p>Inadequate</text:p>
          </table:table-cell>
          <table:table-cell office:value-type="string" table:style-name="ce2">
            <text:p>Revised KPIs introduced from July 2022 - - failure to meet target has been addressed with action plans and steady improvement demonstrated month on month (Sept and Oct 22 scores achieve a "GOOD" rating</text:p>
          </table:table-cell>
          <table:table-cell table:number-columns-repeated="16375"/>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Inland Pre-Clearance Logistics and Management Services SR139832259</text:p>
          </table:table-cell>
          <table:table-cell office:value-type="string" table:style-name="ce2">
            <text:p>Wincanton Group PLC</text:p>
          </table:table-cell>
          <table:table-cell office:value-type="string" table:style-name="ce2">
            <text:p>All post inspection goods are collected and delivered within contractual timeframes</text:p>
          </table:table-cell>
          <table:table-cell office:value-type="string" table:style-name="ce2">
            <text:p>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Central Area SR ( NA)</text:p>
          </table:table-cell>
          <table:table-cell office:value-type="string" table:style-name="ce2">
            <text:p>Servest Group</text:p>
          </table:table-cell>
          <table:table-cell office:value-type="string" table:style-name="ce2">
            <text:p>All helpdesk calls logged and correctly allocated to the applicable job category. <text:s text:c="2"/>(other communication methods to the helpdesk such as emails are included) - Target 98%<text:s text:c="2"/></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DDC lot 2 Run</text:p>
          </table:table-cell>
          <table:table-cell office:value-type="string" table:style-name="ce2">
            <text:p>CAPGEMINI UK PLC</text:p>
          </table:table-cell>
          <table:table-cell office:value-type="string" table:style-name="ce2">
            <text:p>Provide required resources within 20 business days of reques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Public Sector Resourcing SR135269294</text:p>
          </table:table-cell>
          <table:table-cell office:value-type="string" table:style-name="ce2">
            <text:p>ALEXANDER MANN SOLUTIONS LTD</text:p>
          </table:table-cell>
          <table:table-cell office:value-type="string" table:style-name="ce2">
            <text:p>Hiring Manager satisfaction based on a percentage of responses received - Target is 85%</text:p>
          </table:table-cell>
          <table:table-cell office:value-type="string" table:style-name="ce2">
            <text:p>8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VEHICLE LEASE AND FLEET MANAGEMENT - SR257312334 (CW)</text:p>
          </table:table-cell>
          <table:table-cell office:value-type="string" table:style-name="ce2">
            <text:p>KINTO UK LIMITED</text:p>
          </table:table-cell>
          <table:table-cell office:value-type="string" table:style-name="ce2">
            <text:p>New vehicles to be added to the Motor Insurance Database before or on the day of vehicle delivery.</text:p>
          </table:table-cell>
          <table:table-cell office:value-type="string" table:style-name="ce2">
            <text:p>100%</text:p>
          </table:table-cell>
          <table:table-cell office:value-type="string" table:style-name="ce2">
            <text:p>Inadequate</text:p>
          </table:table-cell>
          <table:table-cell office:value-type="string" table:style-name="ce2">
            <text:p>This KPI measures the speed of registering new vehicles onto HMRC’s Motor Insurance Database (MID).  In September an unusually low number of vehicles were registered, meaning only one failure out of six had a critical impact on the average target percentage. <text:s/>Performance is otherwise Good.</text:p>
          </table:table-cell>
          <table:table-cell table:number-columns-repeated="16375"/>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Debt Market Integrator</text:p>
          </table:table-cell>
          <table:table-cell office:value-type="string" table:style-name="ce2">
            <text:p>Indesser Limited</text:p>
          </table:table-cell>
          <table:table-cell office:value-type="string" table:style-name="ce2">
            <text:p>Count of accurate financial processing - no. of money transfers from the supplier to HMRC not processed at the right time and for the correct amount.</text:p>
          </table:table-cell>
          <table:table-cell office:value-type="string" table:style-name="ce2">
            <text:p>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Internal Courier Service - SR48888431</text:p>
          </table:table-cell>
          <table:table-cell office:value-type="string" table:style-name="ce2">
            <text:p>ROYAL MAIL GROUP LTD</text:p>
          </table:table-cell>
          <table:table-cell office:value-type="string" table:style-name="ce2">
            <text:p>Next Working Day Delivery Timeliness: From the point of collection, secure, on time delivery of undamaged items, by the next working day</text:p>
            <text:p>For B2C (i.e. Royal Mail Special Delivery) this does not apply as under Royal Mail standard terms which offer a refund of the postage if the item was not delivered on time.</text:p>
          </table:table-cell>
          <table:table-cell office:value-type="string" table:style-name="ce2">
            <text:p>&gt;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VPaaS Services Agreement</text:p>
          </table:table-cell>
          <table:table-cell office:value-type="string" table:style-name="ce2">
            <text:p>FUJITSU SERVICES LTD</text:p>
          </table:table-cell>
          <table:table-cell office:value-type="string" table:style-name="ce2">
            <text:p>The Availability of the live (production) Prime VPaaS Services for either or both of CESA or VAT</text:p>
          </table:table-cell>
          <table:table-cell office:value-type="string" table:style-name="ce2">
            <text:p>&gt;=99.97%</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OE</text:p>
          </table:table-cell>
          <table:table-cell office:value-type="string" table:style-name="ce2">
            <text:p>Help to Save</text:p>
          </table:table-cell>
          <table:table-cell office:value-type="string" table:style-name="ce2">
            <text:p>NS&amp;I</text:p>
          </table:table-cell>
          <table:table-cell office:value-type="string" table:style-name="ce2">
            <text:p>80% of calls answered within 300 seconds of a call becoming answerable</text:p>
          </table:table-cell>
          <table:table-cell office:value-type="string" table:style-name="ce2">
            <text:p>8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CCR 447 Replacement of Existing DDC DOS 2 Contracts</text:p>
          </table:table-cell>
          <table:table-cell office:value-type="string" table:style-name="ce2">
            <text:p>ATOS IT Services UK Limited</text:p>
          </table:table-cell>
          <table:table-cell office:value-type="string" table:style-name="ce2">
            <text:p>Provide required resources within 20 business days of request</text:p>
          </table:table-cell>
          <table:table-cell office:value-type="string" table:style-name="ce2">
            <text:p>100%</text:p>
          </table:table-cell>
          <table:table-cell office:value-type="string" table:style-name="ce2">
            <text:p>Approaching Target</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WAN Services Renewal</text:p>
          </table:table-cell>
          <table:table-cell office:value-type="string" table:style-name="ce2">
            <text:p>British Telecommunications PLC</text:p>
          </table:table-cell>
          <table:table-cell office:value-type="string" table:style-name="ce2">
            <text:p>Network availability % for Resilient Sites</text:p>
          </table:table-cell>
          <table:table-cell office:value-type="string" table:style-name="ce2">
            <text:p>&gt;=99.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Inland Pre-Clearance Logistics and Management Services SR139832259</text:p>
          </table:table-cell>
          <table:table-cell office:value-type="string" table:style-name="ce2">
            <text:p>Wincanton Group PLC</text:p>
          </table:table-cell>
          <table:table-cell office:value-type="string" table:style-name="ce2">
            <text:p>Following inspection, all goods, by volume of pallets, are re-packed in to containers, with any exceptions agreed by the Authority.<text: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VEHICLE LEASE AND FLEET MANAGEMENT - SR257312334 (CW)</text:p>
          </table:table-cell>
          <table:table-cell office:value-type="string" table:style-name="ce2">
            <text:p>KINTO UK LIMITED</text:p>
          </table:table-cell>
          <table:table-cell office:value-type="string" table:style-name="ce2">
            <text:p>Daily average off-road time over the 1 day tolerance for scheduled Service, Maintenance or Repair of a vehicle.</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Internal Courier Service - SR48888431</text:p>
          </table:table-cell>
          <table:table-cell office:value-type="string" table:style-name="ce2">
            <text:p>ROYAL MAIL GROUP LTD</text:p>
          </table:table-cell>
          <table:table-cell office:value-type="string" table:style-name="ce2">
            <text:p>Non-Cheque Performance: Collection and delivery punctuality excluding cheque run;</text:p>
            <text:p>i) Business Critical</text:p>
            <text:p>ii) Business Flexible</text:p>
          </table:table-cell>
          <table:table-cell office:value-type="string" table:style-name="ce2">
            <text:p>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DDC lot 2 Run</text:p>
          </table:table-cell>
          <table:table-cell office:value-type="string" table:style-name="ce2">
            <text:p>CAPGEMINI UK PLC</text:p>
          </table:table-cell>
          <table:table-cell office:value-type="string" table:style-name="ce2">
            <text:p>Time to provide fixed price response for SOW request (5 days) Measure - average</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DMS Support and Software Licences</text:p>
          </table:table-cell>
          <table:table-cell office:value-type="string" table:style-name="ce2">
            <text:p>Specialist Computer Centres (SCC) (reseller for IBM)</text:p>
          </table:table-cell>
          <table:table-cell office:value-type="string" table:style-name="ce2">
            <text:p>KPI2 - Live Service Incident Resolution Time (Severity 1 or Major Incident)</text:p>
          </table:table-cell>
          <table:table-cell office:value-type="string" table:style-name="ce2">
            <text:p>&lt;=4 hour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Services South Area SR (NA)</text:p>
          </table:table-cell>
          <table:table-cell office:value-type="string" table:style-name="ce2">
            <text:p>Sodexo Limited</text:p>
          </table:table-cell>
          <table:table-cell office:value-type="string" table:style-name="ce2">
            <text:p>Full compliance of all Planned Activities including deep cleaning, with all activities completed to specified target dates as detailed within the Planned Activity schedule on the CAFM system by the Soft FM Supplier. <text:s text:c="2"/>Target 95%</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Customer Communications</text:p>
          </table:table-cell>
          <table:table-cell office:value-type="string" table:style-name="ce2">
            <text:p>Communisis</text:p>
          </table:table-cell>
          <table:table-cell office:value-type="string" table:style-name="ce2">
            <text:p>Category 2 (time critical letters) printed out put passed to the postal service provider on or before Operational Business Day 3</text:p>
          </table:table-cell>
          <table:table-cell office:value-type="string" table:style-name="ce2">
            <text:p>&gt;99.99% delivered to the postal service on the 3rd Operational Business Day following receipt by the supplier</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CCR 447 Replacement of Existing DDC DOS 2 Contracts</text:p>
          </table:table-cell>
          <table:table-cell office:value-type="string" table:style-name="ce2">
            <text:p>ATOS IT Services UK Limited</text:p>
          </table:table-cell>
          <table:table-cell office:value-type="string" table:style-name="ce2">
            <text:p>30% of the resources will be provided by SME's</text:p>
          </table:table-cell>
          <table:table-cell office:value-type="string" table:style-name="ce2">
            <text:p>3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Soft FM North Area SR124080136</text:p>
          </table:table-cell>
          <table:table-cell office:value-type="string" table:style-name="ce2">
            <text:p>Servest Group</text:p>
          </table:table-cell>
          <table:table-cell office:value-type="string" table:style-name="ce2">
            <text:p>All areas to satisfy the Cleaning Service requirements, including the provision of consumables, for duration of Operational Hours – Target 90%<text:s/></text:p>
          </table:table-cell>
          <table:table-cell office:value-type="string" table:style-name="ce2">
            <text:p>9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Trader Support services</text:p>
          </table:table-cell>
          <table:table-cell office:value-type="string" table:style-name="ce2">
            <text:p>Fujitsu</text:p>
          </table:table-cell>
          <table:table-cell office:value-type="string" table:style-name="ce2">
            <text:p>ServiceNow Now Platform being capable of access and to be able to receive and process data for User registrations of the Service and Declaration processing on a continuous, uninterrupted basis 24 hours a day, 7 days a week.</text:p>
          </table:table-cell>
          <table:table-cell office:value-type="string" table:style-name="ce2">
            <text:p>&gt;=9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FIS</text:p>
          </table:table-cell>
          <table:table-cell office:value-type="string" table:style-name="ce2">
            <text:p>HMRC Airwave Solutions Radios contract</text:p>
          </table:table-cell>
          <table:table-cell office:value-type="string" table:style-name="ce2">
            <text:p>AIRWAVE SOLUTIONS LTD</text:p>
          </table:table-cell>
          <table:table-cell office:value-type="string" table:style-name="ce2">
            <text:p>Network fault clearances for all sites within 8 hour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Internal Courier Service - SR48888431</text:p>
          </table:table-cell>
          <table:table-cell office:value-type="string" table:style-name="ce2">
            <text:p>ROYAL MAIL GROUP LTD</text:p>
          </table:table-cell>
          <table:table-cell office:value-type="string" table:style-name="ce2">
            <text:p>Cheque Performance: From the point of collection, on time delivery of scheduled cheque movements in accordance</text:p>
            <text:p>with Appendix C</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Debt Market Integrator</text:p>
          </table:table-cell>
          <table:table-cell office:value-type="string" table:style-name="ce2">
            <text:p>Indesser Limited</text:p>
          </table:table-cell>
          <table:table-cell office:value-type="string" table:style-name="ce2">
            <text:p>Count of Breach's of Security -<text:s/></text:p>
            <text:p><text:s text:c="3"/>Report a Breach of Security to the Customer Representative through the incident reporting process, no later than 12 hours (24/7) after discovery.</text:p>
          </table:table-cell>
          <table:table-cell office:value-type="string" table:style-name="ce2">
            <text:p>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Public Sector Resourcing SR135269294</text:p>
          </table:table-cell>
          <table:table-cell office:value-type="string" table:style-name="ce2">
            <text:p>ALEXANDER MANN SOLUTIONS LTD</text:p>
          </table:table-cell>
          <table:table-cell office:value-type="string" table:style-name="ce2">
            <text:p>Time from offer to onboard for all roles closed within quarter Target is an average of 10 days. KPI measured in % of offers made within target</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DIO</text:p>
          </table:table-cell>
          <table:table-cell office:value-type="string" table:style-name="ce2">
            <text:p>SR284086718 -Crown Hosting Run</text:p>
          </table:table-cell>
          <table:table-cell office:value-type="string" table:style-name="ce2">
            <text:p>FUJITSU SERVICES LTD</text:p>
          </table:table-cell>
          <table:table-cell office:value-type="string" table:style-name="ce2">
            <text:p>Platform Availability</text:p>
            <text:p>The intent for the Platform is to maximise the amount of time for which all aspects of the Platform are available for use</text:p>
            <text:p/>
          </table:table-cell>
          <table:table-cell office:value-type="string" table:style-name="ce2">
            <text:p>&gt;=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Corporate Services</text:p>
          </table:table-cell>
          <table:table-cell office:value-type="string" table:style-name="ce2">
            <text:p>HMRC Customer Communications</text:p>
          </table:table-cell>
          <table:table-cell office:value-type="string" table:style-name="ce2">
            <text:p>Communisis</text:p>
          </table:table-cell>
          <table:table-cell office:value-type="string" table:style-name="ce2">
            <text:p>All files received before 6am printed and output to postal service provider on operational business day. All remaining files to be printed and handed to postal service provider following operational business day</text:p>
          </table:table-cell>
          <table:table-cell office:value-type="string" table:style-name="ce2">
            <text:p>9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RC</text:p>
          </table:table-cell>
          <table:table-cell office:value-type="string" table:style-name="ce2">
            <text:p>Estates</text:p>
          </table:table-cell>
          <table:table-cell office:value-type="string" table:style-name="ce2">
            <text:p>HMRC Hard FM Central Area SR ( NA)</text:p>
          </table:table-cell>
          <table:table-cell office:value-type="string" table:style-name="ce2">
            <text:p>Servest Group</text:p>
          </table:table-cell>
          <table:table-cell office:value-type="string" table:style-name="ce2">
            <text:p>Full compliance of all PPM activities, with all activities completed to specified anniversary dates as detailed within the Planned Preventative Maintenance Schedule on the CAFM system - target 95%</text:p>
          </table:table-cell>
          <table:table-cell office:value-type="string" table:style-name="ce2">
            <text:p>95.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Corporate Centre</text:p>
          </table:table-cell>
          <table:table-cell office:value-type="string" table:style-name="ce2">
            <text:p>Public Sector Resourcing</text:p>
          </table:table-cell>
          <table:table-cell office:value-type="string" table:style-name="ce2">
            <text:p>Alexander Mann Solutions</text:p>
          </table:table-cell>
          <table:table-cell office:value-type="string" table:style-name="ce2">
            <text:p>Fieldglass requirement portal availability (working hours): System available 09:00 - 17:00 only.</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Corporate Centre</text:p>
          </table:table-cell>
          <table:table-cell office:value-type="string" table:style-name="ce2">
            <text:p>Public Sector Resourcing</text:p>
          </table:table-cell>
          <table:table-cell office:value-type="string" table:style-name="ce2">
            <text:p>Alexander Mann Solutions</text:p>
          </table:table-cell>
          <table:table-cell office:value-type="string" table:style-name="ce2">
            <text:p>Time to Offer</text:p>
          </table:table-cell>
          <table:table-cell office:value-type="string" table:style-name="ce2">
            <text:p>12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Public Spending</text:p>
          </table:table-cell>
          <table:table-cell office:value-type="string" table:style-name="ce2">
            <text:p>OSCAR II</text:p>
          </table:table-cell>
          <table:table-cell office:value-type="string" table:style-name="ce2">
            <text:p>Deloitte</text:p>
          </table:table-cell>
          <table:table-cell office:value-type="string" table:style-name="ce2">
            <text:p>Number of Priority 2 incidents not resolved within target resolution time (8 hours)</text:p>
          </table:table-cell>
          <table:table-cell office:value-type="string" table:style-name="ce2">
            <text:p>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Corporate Centre</text:p>
          </table:table-cell>
          <table:table-cell office:value-type="string" table:style-name="ce2">
            <text:p>Core IT Services</text:p>
          </table:table-cell>
          <table:table-cell office:value-type="string" table:style-name="ce2">
            <text:p>NTT</text:p>
          </table:table-cell>
          <table:table-cell office:value-type="string" table:style-name="ce2">
            <text:p>End to end availability of the Critical Servic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Corporate Centre</text:p>
          </table:table-cell>
          <table:table-cell office:value-type="string" table:style-name="ce2">
            <text:p>Core IT Services</text:p>
          </table:table-cell>
          <table:table-cell office:value-type="string" table:style-name="ce2">
            <text:p>NTT</text:p>
          </table:table-cell>
          <table:table-cell office:value-type="string" table:style-name="ce2">
            <text:p>User accounts and accounts management service - Account creation and closure times and certain access right changes.</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Fiscal</text:p>
          </table:table-cell>
          <table:table-cell office:value-type="string" table:style-name="ce2">
            <text:p>Supply of UK Coinage and Related Services</text:p>
          </table:table-cell>
          <table:table-cell office:value-type="string" table:style-name="ce2">
            <text:p>Royal Mint</text:p>
          </table:table-cell>
          <table:table-cell office:value-type="string" table:style-name="ce2">
            <text:p>Forecast demand for new circulating coin from cash industry vs actual demand</text:p>
          </table:table-cell>
          <table:table-cell office:value-type="string" table:style-name="ce2">
            <text:p>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Fiscal</text:p>
          </table:table-cell>
          <table:table-cell office:value-type="string" table:style-name="ce2">
            <text:p>Supply of UK Coinage and Related Services</text:p>
          </table:table-cell>
          <table:table-cell office:value-type="string" table:style-name="ce2">
            <text:p>Royal Mint</text:p>
          </table:table-cell>
          <table:table-cell office:value-type="string" table:style-name="ce2">
            <text:p>Management of UK coin accoun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Corporate Centre</text:p>
          </table:table-cell>
          <table:table-cell office:value-type="string" table:style-name="ce2">
            <text:p>Public Sector Resourcing</text:p>
          </table:table-cell>
          <table:table-cell office:value-type="string" table:style-name="ce2">
            <text:p>Alexander Mann Solutions</text:p>
          </table:table-cell>
          <table:table-cell office:value-type="string" table:style-name="ce2">
            <text:p>Hiring manager satisfaction</text:p>
          </table:table-cell>
          <table:table-cell office:value-type="string" table:style-name="ce2">
            <text:p>8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Public Spending</text:p>
          </table:table-cell>
          <table:table-cell office:value-type="string" table:style-name="ce2">
            <text:p>OSCAR II</text:p>
          </table:table-cell>
          <table:table-cell office:value-type="string" table:style-name="ce2">
            <text:p>Deloitte</text:p>
          </table:table-cell>
          <table:table-cell office:value-type="string" table:style-name="ce2">
            <text:p>Application availability / uptime (during business hours only: between 08:00 and 18:00 (UK time) Monday to Friday excluding Public Holidays (England))</text:p>
          </table:table-cell>
          <table:table-cell office:value-type="string" table:style-name="ce2">
            <text:p>100%</text:p>
          </table:table-cell>
          <table:table-cell office:value-type="string" table:style-name="ce2">
            <text:p>Requires Improvement</text:p>
          </table:table-cell>
          <table:table-cell office:value-type="string" table:style-name="ce2">
            <text:p>Performance dropped in the months of July and August due to a high level of service outages. Work is ongoing to identify the root cause(s) of the outages and mitigation actions have been put in place to reduce the number of outages in the future.</text:p>
          </table:table-cell>
          <table:table-cell table:number-columns-repeated="16375"/>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Public Spending</text:p>
          </table:table-cell>
          <table:table-cell office:value-type="string" table:style-name="ce2">
            <text:p>OSCAR II</text:p>
          </table:table-cell>
          <table:table-cell office:value-type="string" table:style-name="ce2">
            <text:p>Deloitte</text:p>
          </table:table-cell>
          <table:table-cell office:value-type="string" table:style-name="ce2">
            <text:p>Number of Priority 1 incidents not resolved within target resolution time (2 hours)</text:p>
          </table:table-cell>
          <table:table-cell office:value-type="string" table:style-name="ce2">
            <text:p>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Corporate Centre</text:p>
          </table:table-cell>
          <table:table-cell office:value-type="string" table:style-name="ce2">
            <text:p>Core IT Services</text:p>
          </table:table-cell>
          <table:table-cell office:value-type="string" table:style-name="ce2">
            <text:p>NTT</text:p>
          </table:table-cell>
          <table:table-cell office:value-type="string" table:style-name="ce2">
            <text:p>Incident management service - Priority Level 1 and Priority Level 2 resolution within target times. </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MT</text:p>
          </table:table-cell>
          <table:table-cell office:value-type="string" table:style-name="ce2">
            <text:p>Fiscal</text:p>
          </table:table-cell>
          <table:table-cell office:value-type="string" table:style-name="ce2">
            <text:p>Supply of UK Coinage and Related Services</text:p>
          </table:table-cell>
          <table:table-cell office:value-type="string" table:style-name="ce2">
            <text:p>Royal Mint</text:p>
          </table:table-cell>
          <table:table-cell office:value-type="string" table:style-name="ce2">
            <text:p>Service level agreement breaches</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osting Capability Supplier</text:p>
          </table:table-cell>
          <table:table-cell office:value-type="string" table:style-name="ce2">
            <text:p>CAPGEMINI UK PLC</text:p>
          </table:table-cell>
          <table:table-cell office:value-type="string" table:style-name="ce2">
            <text:p>Incident Response Time</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olice National Database (PND) 2[AutoRenew]</text:p>
          </table:table-cell>
          <table:table-cell office:value-type="string" table:style-name="ce2">
            <text:p>CGI UK IT</text:p>
          </table:table-cell>
          <table:table-cell office:value-type="string" table:style-name="ce2">
            <text:p>P1 PND Search Performance - Timeliness of Search Service Response Category: Unique Search; Simple Search; and Complex Search.</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Data Services Partner Service</text:p>
          </table:table-cell>
          <table:table-cell office:value-type="string" table:style-name="ce2">
            <text:p>IBM UNITED KINGDOM LTD</text:p>
          </table:table-cell>
          <table:table-cell office:value-type="string" table:style-name="ce2">
            <text:p>Quality - Tasking efficiency</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Central Specialist DevOps Services</text:p>
          </table:table-cell>
          <table:table-cell office:value-type="string" table:style-name="ce2">
            <text:p>CAPGEMINI UK PLC</text:p>
          </table:table-cell>
          <table:table-cell office:value-type="string" table:style-name="ce2">
            <text:p>Quality - Tasking efficiency</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Cloud Hosting Services - Service Continuity</text:p>
          </table:table-cell>
          <table:table-cell office:value-type="string" table:style-name="ce2">
            <text:p>AMAZON WEB SERVICES</text:p>
          </table:table-cell>
          <table:table-cell office:value-type="string" table:style-name="ce2">
            <text:p>EC2 Availability in London Region</text:p>
          </table:table-cell>
          <table:table-cell office:value-type="string" table:style-name="ce2">
            <text:p>99.5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Delivery Partner Services</text:p>
          </table:table-cell>
          <table:table-cell office:value-type="string" table:style-name="ce2">
            <text:p>PA CONSULTING SERVICES LTD</text:p>
          </table:table-cell>
          <table:table-cell office:value-type="string" table:style-name="ce2">
            <text:p>Quality - Service Resourcing</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ome Office Managed Print Service</text:p>
          </table:table-cell>
          <table:table-cell office:value-type="string" table:style-name="ce2">
            <text:p>XEROX UK LTD</text:p>
          </table:table-cell>
          <table:table-cell office:value-type="string" table:style-name="ce2">
            <text:p>Print Device Availability</text:p>
          </table:table-cell>
          <table:table-cell office:value-type="string" table:style-name="ce2">
            <text:p>97%</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SA Cloud Operations Run Services</text:p>
          </table:table-cell>
          <table:table-cell office:value-type="string" table:style-name="ce2">
            <text:p>Aker Systems</text:p>
          </table:table-cell>
          <table:table-cell office:value-type="string" table:style-name="ce2">
            <text:p>Priority 3 <text:s/>- Incident response <text:s/>= 4hr in supported Hours -<text:s/></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Delivery Partner Services</text:p>
          </table:table-cell>
          <table:table-cell office:value-type="string" table:style-name="ce2">
            <text:p>PA CONSULTING SERVICES LTD</text:p>
          </table:table-cell>
          <table:table-cell office:value-type="string" table:style-name="ce2">
            <text:p>Quality - Tasking efficiency</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Security Architecture</text:p>
          </table:table-cell>
          <table:table-cell office:value-type="string" table:style-name="ce2">
            <text:p>IBM UNITED KINGDOM LTD</text:p>
          </table:table-cell>
          <table:table-cell office:value-type="string" table:style-name="ce2">
            <text:p>Partnering and Added Value - Staff Alignment</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ome Office Managed Print Service</text:p>
          </table:table-cell>
          <table:table-cell office:value-type="string" table:style-name="ce2">
            <text:p>XEROX UK LTD</text:p>
          </table:table-cell>
          <table:table-cell office:value-type="string" table:style-name="ce2">
            <text:p>Print Service Availability</text:p>
          </table:table-cell>
          <table:table-cell office:value-type="string" table:style-name="ce2">
            <text:p>9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Central Specialist DevOps Services</text:p>
          </table:table-cell>
          <table:table-cell office:value-type="string" table:style-name="ce2">
            <text:p>CAPGEMINI UK PLC</text:p>
          </table:table-cell>
          <table:table-cell office:value-type="string" table:style-name="ce2">
            <text:p>Partnering and Added Value - Staff Alignment</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60 - Framework Engineering</text:p>
          </table:table-cell>
          <table:table-cell office:value-type="string" table:style-name="ce2">
            <text:p>MASTEK (UK) LTD</text:p>
          </table:table-cell>
          <table:table-cell office:value-type="string" table:style-name="ce2">
            <text:p>Deployments to AUTOSIT Per Sprint</text:p>
          </table:table-cell>
          <table:table-cell office:value-type="string" table:style-name="ce2">
            <text:p>4</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Record Management</text:p>
          </table:table-cell>
          <table:table-cell office:value-type="string" table:style-name="ce2">
            <text:p>Iron Mountain (UK) Ltd</text:p>
          </table:table-cell>
          <table:table-cell office:value-type="string" table:style-name="ce2">
            <text:p>Record retrieval - percentage of records retrieved within 48 Hours</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Cloud Hosting Services - Service Continuity</text:p>
          </table:table-cell>
          <table:table-cell office:value-type="string" table:style-name="ce2">
            <text:p>AMAZON WEB SERVICES</text:p>
          </table:table-cell>
          <table:table-cell office:value-type="string" table:style-name="ce2">
            <text:p>RDS Availability in London Region</text:p>
          </table:table-cell>
          <table:table-cell office:value-type="string" table:style-name="ce2">
            <text:p>99.5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tworks Capability Supplier</text:p>
          </table:table-cell>
          <table:table-cell office:value-type="string" table:style-name="ce2">
            <text:p>SPECIALIST COMPUTER CENTRES PLC</text:p>
          </table:table-cell>
          <table:table-cell office:value-type="string" table:style-name="ce2">
            <text:p>SCC will agree to produce a statement of work within 15 days of a request providing there is adequate access to stakeholders and other dependencies.</text:p>
          </table:table-cell>
          <table:table-cell office:value-type="string" table:style-name="ce2">
            <text:p>&gt; = 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osting Capability Supplier</text:p>
          </table:table-cell>
          <table:table-cell office:value-type="string" table:style-name="ce2">
            <text:p>CAPGEMINI UK PLC</text:p>
          </table:table-cell>
          <table:table-cell office:value-type="string" table:style-name="ce2">
            <text:p>Fix Time P1</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osting Capability Supplier</text:p>
          </table:table-cell>
          <table:table-cell office:value-type="string" table:style-name="ce2">
            <text:p>CAPGEMINI UK PLC</text:p>
          </table:table-cell>
          <table:table-cell office:value-type="string" table:style-name="ce2">
            <text:p>Service Availability</text:p>
          </table:table-cell>
          <table:table-cell office:value-type="string" table:style-name="ce2">
            <text:p>99.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ome Office Managed Print Service</text:p>
          </table:table-cell>
          <table:table-cell office:value-type="string" table:style-name="ce2">
            <text:p>XEROX UK LTD</text:p>
          </table:table-cell>
          <table:table-cell office:value-type="string" table:style-name="ce2">
            <text:p>Incident Resolution: Severity Level 1</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39 Status Team for EUE</text:p>
          </table:table-cell>
          <table:table-cell office:value-type="string" table:style-name="ce2">
            <text:p>DELOITTE LLP</text:p>
          </table:table-cell>
          <table:table-cell office:value-type="string" table:style-name="ce2">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SA Cloud Operations Run Services</text:p>
          </table:table-cell>
          <table:table-cell office:value-type="string" table:style-name="ce2">
            <text:p>Aker Systems</text:p>
          </table:table-cell>
          <table:table-cell office:value-type="string" table:style-name="ce2">
            <text:p>Priority 1 <text:s/>- Incident response <text:s/>= 60 Min in supported Hours -<text:s/></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Cloud Hosting Services - Service Continuity</text:p>
          </table:table-cell>
          <table:table-cell office:value-type="string" table:style-name="ce2">
            <text:p>AMAZON WEB SERVICES</text:p>
          </table:table-cell>
          <table:table-cell office:value-type="string" table:style-name="ce2">
            <text:p>S3 Availability in London Region</text:p>
          </table:table-cell>
          <table:table-cell office:value-type="string" table:style-name="ce2">
            <text:p>99.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Delivery Partner Services</text:p>
          </table:table-cell>
          <table:table-cell office:value-type="string" table:style-name="ce2">
            <text:p>PA CONSULTING SERVICES LTD</text:p>
          </table:table-cell>
          <table:table-cell office:value-type="string" table:style-name="ce2">
            <text:p>Partnering and Added Value - Staff Alignment</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olice National Database (PND) 2[AutoRenew]</text:p>
          </table:table-cell>
          <table:table-cell office:value-type="string" table:style-name="ce2">
            <text:p>CGI UK IT</text:p>
          </table:table-cell>
          <table:table-cell office:value-type="string" table:style-name="ce2">
            <text:p>A1 PND Critical Service Availability (Live Environment) - % availability of Critical Services affected by Severity Level 1 or 2 Incidents</text:p>
          </table:table-cell>
          <table:table-cell office:value-type="string" table:style-name="ce2">
            <text:p>99.8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Data Services Partner Service</text:p>
          </table:table-cell>
          <table:table-cell office:value-type="string" table:style-name="ce2">
            <text:p>IBM UNITED KINGDOM LTD</text:p>
          </table:table-cell>
          <table:table-cell office:value-type="string" table:style-name="ce2">
            <text:p>Quality - Service Resourcing</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Technical Architecture</text:p>
          </table:table-cell>
          <table:table-cell office:value-type="string" table:style-name="ce2">
            <text:p>CAPGEMINI UK PLC</text:p>
          </table:table-cell>
          <table:table-cell office:value-type="string" table:style-name="ce2">
            <text:p>Partnering and Added Value - Staff Alignment</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entip</text:p>
          </table:table-cell>
          <table:table-cell office:value-type="string" table:style-name="ce2">
            <text:p>NORTHGATE PUBLIC SERVICES (UK) LTD</text:p>
          </table:table-cell>
          <table:table-cell office:value-type="string" table:style-name="ce2">
            <text:p>PentiP Service Availability</text:p>
          </table:table-cell>
          <table:table-cell office:value-type="string" table:style-name="ce2">
            <text:p>99.2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tworks Capability Supplier</text:p>
          </table:table-cell>
          <table:table-cell office:value-type="string" table:style-name="ce2">
            <text:p>SPECIALIST COMPUTER CENTRES PLC</text:p>
          </table:table-cell>
          <table:table-cell office:value-type="string" table:style-name="ce2">
            <text:p>Forecasting accuracy and the reliability of cost estimates</text:p>
          </table:table-cell>
          <table:table-cell office:value-type="string" table:style-name="ce2">
            <text:p>&gt;=1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tworks Capability Supplier</text:p>
          </table:table-cell>
          <table:table-cell office:value-type="string" table:style-name="ce2">
            <text:p>SPECIALIST COMPUTER CENTRES PLC</text:p>
          </table:table-cell>
          <table:table-cell office:value-type="string" table:style-name="ce2">
            <text:p>During the design of a transition plan a series of milestones will be identified, agreed and suitable dates assigned to them. The metric will record the percentage of key dates met within the agreed service level.<text:s/></text:p>
          </table:table-cell>
          <table:table-cell office:value-type="string" table:style-name="ce2">
            <text:p>&lt;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Central Specialist DevOps Services</text:p>
          </table:table-cell>
          <table:table-cell office:value-type="string" table:style-name="ce2">
            <text:p>CAPGEMINI UK PLC</text:p>
          </table:table-cell>
          <table:table-cell office:value-type="string" table:style-name="ce2">
            <text:p>Quality - Service Resourcing</text:p>
          </table:table-cell>
          <table:table-cell office:value-type="string" table:style-name="ce2">
            <text:p>98%</text:p>
          </table:table-cell>
          <table:table-cell office:value-type="string" table:style-name="ce2">
            <text:p>Approaching Target</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SA Cloud Operations Run Services</text:p>
          </table:table-cell>
          <table:table-cell office:value-type="string" table:style-name="ce2">
            <text:p>Aker Systems</text:p>
          </table:table-cell>
          <table:table-cell office:value-type="string" table:style-name="ce2">
            <text:p>Priority 2 <text:s/>- Incident response <text:s/>= 2hr in supported Hours -<text:s/></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olice National Database (PND) 2[AutoRenew]</text:p>
          </table:table-cell>
          <table:table-cell office:value-type="string" table:style-name="ce2">
            <text:p>CGI UK IT</text:p>
          </table:table-cell>
          <table:table-cell office:value-type="string" table:style-name="ce2">
            <text:p>A4 PND Service Availability (Training Environment) % availability of Services affected by Severity Level 1 or 2 Incidents</text:p>
          </table:table-cell>
          <table:table-cell office:value-type="string" table:style-name="ce2">
            <text:p>99.5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60 - Framework Engineering</text:p>
          </table:table-cell>
          <table:table-cell office:value-type="string" table:style-name="ce2">
            <text:p>MASTEK (UK) LTD</text:p>
          </table:table-cell>
          <table:table-cell office:value-type="string" table:style-name="ce2">
            <text:p>Code Coverage</text:p>
          </table:table-cell>
          <table:table-cell office:value-type="string" table:style-name="ce2">
            <text:p>8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entip</text:p>
          </table:table-cell>
          <table:table-cell office:value-type="string" table:style-name="ce2">
            <text:p>NORTHGATE PUBLIC SERVICES (UK) LTD</text:p>
          </table:table-cell>
          <table:table-cell office:value-type="string" table:style-name="ce2">
            <text:p>Priority 1 Incident Resolved in 4 elapsed hours (application)</text:p>
          </table:table-cell>
          <table:table-cell office:value-type="string" table:style-name="ce2">
            <text:p>98.5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26 - Technical Architecture</text:p>
          </table:table-cell>
          <table:table-cell office:value-type="string" table:style-name="ce2">
            <text:p>6POINT6 LTD</text:p>
          </table:table-cell>
          <table:table-cell office:value-type="string" table:style-name="ce2">
            <text:p>Performance to Pay Process - In agreement with the performance to pay process with the supplier delivering against key input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Level 2 support for HM Passport Office Digital Services</text:p>
          </table:table-cell>
          <table:table-cell office:value-type="string" table:style-name="ce2">
            <text:p>AUTOMATION LOGIC LIMITED</text:p>
          </table:table-cell>
          <table:table-cell office:value-type="string" table:style-name="ce2">
            <text:p>KPI3 - M3 Support for Laptops</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Security Architecture</text:p>
          </table:table-cell>
          <table:table-cell office:value-type="string" table:style-name="ce2">
            <text:p>IBM UNITED KINGDOM LTD</text:p>
          </table:table-cell>
          <table:table-cell office:value-type="string" table:style-name="ce2">
            <text:p>Quality - Service Resourcing</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SA Cloud Operations Run Services</text:p>
          </table:table-cell>
          <table:table-cell office:value-type="string" table:style-name="ce2">
            <text:p>Aker Systems</text:p>
          </table:table-cell>
          <table:table-cell office:value-type="string" table:style-name="ce2">
            <text:p>Priority 3 <text:s/>- Incident response <text:s/>= 48hr in supported Hours -<text:s/></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Record Management</text:p>
          </table:table-cell>
          <table:table-cell office:value-type="string" table:style-name="ce2">
            <text:p>Iron Mountain (UK) Ltd</text:p>
          </table:table-cell>
          <table:table-cell office:value-type="string" table:style-name="ce2">
            <text:p>On Time Deliveries (Van) - within +/- 30 Minutes<text:s/></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pplication and Enrolment Agreement</text:p>
          </table:table-cell>
          <table:table-cell office:value-type="string" table:style-name="ce2">
            <text:p>CSC Computer Sciences Limited</text:p>
          </table:table-cell>
          <table:table-cell office:value-type="string" table:style-name="ce2">
            <text:p>The percentage of Severity 1 incidents resolved within 4 Operating Hours for the affected service over a monthly period, that are closed within the measurement period.</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MPO DAP Development Services</text:p>
          </table:table-cell>
          <table:table-cell office:value-type="string" table:style-name="ce2">
            <text:p>EQUAL EXPERTS UK LTD</text:p>
          </table:table-cell>
          <table:table-cell office:value-type="string" table:style-name="ce2">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Security Architecture</text:p>
          </table:table-cell>
          <table:table-cell office:value-type="string" table:style-name="ce2">
            <text:p>IBM UNITED KINGDOM LTD</text:p>
          </table:table-cell>
          <table:table-cell office:value-type="string" table:style-name="ce2">
            <text:p>Quality - Tasking efficiency</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Data Services Partner Service</text:p>
          </table:table-cell>
          <table:table-cell office:value-type="string" table:style-name="ce2">
            <text:p>IBM UNITED KINGDOM LTD</text:p>
          </table:table-cell>
          <table:table-cell office:value-type="string" table:style-name="ce2">
            <text:p>Partnering and Added Value - Partnering</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Technical Architecture</text:p>
          </table:table-cell>
          <table:table-cell office:value-type="string" table:style-name="ce2">
            <text:p>CAPGEMINI UK PLC</text:p>
          </table:table-cell>
          <table:table-cell office:value-type="string" table:style-name="ce2">
            <text:p>Quality - Service Resourcing</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Safety Radio Communications Service - Police 2000/26</text:p>
          </table:table-cell>
          <table:table-cell office:value-type="string" table:style-name="ce2">
            <text:p>AIRWAVE SOLUTIONS LTD</text:p>
          </table:table-cell>
          <table:table-cell office:value-type="string" table:style-name="ce2">
            <text:p>Service Availability - This is a percentage measure of the national availability of the Airwave Network across England, Scotland and Wales in the reporting period.</text:p>
          </table:table-cell>
          <table:table-cell office:value-type="string" table:style-name="ce2">
            <text:p>99.74%</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upport Payment Card</text:p>
          </table:table-cell>
          <table:table-cell office:value-type="string" table:style-name="ce2">
            <text:p>Prepaid Financial Services Ltd</text:p>
          </table:table-cell>
          <table:table-cell office:value-type="string" table:style-name="ce2">
            <text:p>The facility for reporting lost or stolen Payment Cards shall be open 24 hours a day, every day of the year</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Safety Radio Communications Service - Police 2000/26</text:p>
          </table:table-cell>
          <table:table-cell office:value-type="string" table:style-name="ce2">
            <text:p>AIRWAVE SOLUTIONS LTD</text:p>
          </table:table-cell>
          <table:table-cell office:value-type="string" table:style-name="ce2">
            <text:p>Supplier Network Management Centre Help Desk - Call answering within 15 seconds</text:p>
          </table:table-cell>
          <table:table-cell office:value-type="string" table:style-name="ce2">
            <text:p>9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ecurity Guarding</text:p>
          </table:table-cell>
          <table:table-cell office:value-type="string" table:style-name="ce2">
            <text:p>Mitie Limited</text:p>
          </table:table-cell>
          <table:table-cell office:value-type="string" table:style-name="ce2">
            <text:p>Staffing &amp; Resources - Recruitment &amp; Induction</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aulage and Storage (H&amp;S)</text:p>
          </table:table-cell>
          <table:table-cell office:value-type="string" table:style-name="ce2">
            <text:p>GXO Logistics UK Limited</text:p>
          </table:table-cell>
          <table:table-cell office:value-type="string" table:style-name="ce2">
            <text:p>Rapid Response Service - respond to the SR and be on site ready to deliver the relevant rapid response service within 5 hours regardless of location within UK / NI.</text:p>
          </table:table-cell>
          <table:table-cell office:value-type="string" table:style-name="ce2">
            <text:p>96%</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aulage and Storage (H&amp;S)</text:p>
          </table:table-cell>
          <table:table-cell office:value-type="string" table:style-name="ce2">
            <text:p>GXO Logistics UK Limited</text:p>
          </table:table-cell>
          <table:table-cell office:value-type="string" table:style-name="ce2">
            <text:p>Stand-by Service - Position stand-by vehicles so they can reach the point of seizure within one hour of being notified to attend.</text:p>
          </table:table-cell>
          <table:table-cell office:value-type="string" table:style-name="ce2">
            <text:p>96%</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The Supply and Maintenance of Trace Detection Devices</text:p>
          </table:table-cell>
          <table:table-cell office:value-type="string" table:style-name="ce2">
            <text:p>SMITHS DETECTION WATFORD LTD</text:p>
          </table:table-cell>
          <table:table-cell office:value-type="string" table:style-name="ce2">
            <text:p>Planned Maintenance - Measurement of bi-annual planned maintenance.</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Secure Delivery UK (FedEx)</text:p>
          </table:table-cell>
          <table:table-cell office:value-type="string" table:style-name="ce2">
            <text:p>Fedex Express UK Transportation Ltd</text:p>
          </table:table-cell>
          <table:table-cell office:value-type="string" table:style-name="ce2">
            <text:p>GRO 48 hour delivery</text:p>
          </table:table-cell>
          <table:table-cell office:value-type="string" table:style-name="ce2">
            <text:p>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Secure Delivery UK (FedEx)</text:p>
          </table:table-cell>
          <table:table-cell office:value-type="string" table:style-name="ce2">
            <text:p>Fedex Express UK Transportation Ltd</text:p>
          </table:table-cell>
          <table:table-cell office:value-type="string" table:style-name="ce2">
            <text:p>HMPO 24 hour delivery</text:p>
          </table:table-cell>
          <table:table-cell office:value-type="string" table:style-name="ce2">
            <text:p>99.7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The Supply and Maintenance of Trace Detection Devices</text:p>
          </table:table-cell>
          <table:table-cell office:value-type="string" table:style-name="ce2">
            <text:p>SMITHS DETECTION WATFORD LTD</text:p>
          </table:table-cell>
          <table:table-cell office:value-type="string" table:style-name="ce2">
            <text:p>Reactive Maintenance - Measurement of period from call out to fix of device.</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aulage and Storage (H&amp;S)</text:p>
          </table:table-cell>
          <table:table-cell office:value-type="string" table:style-name="ce2">
            <text:p>GXO Logistics UK Limited</text:p>
          </table:table-cell>
          <table:table-cell office:value-type="string" table:style-name="ce2">
            <text:p>Planned Service - Attend at the relevant pick up point to collect and deliver all types of Seized Goods within 15 minutes of the agreed time for the planned service.</text:p>
          </table:table-cell>
          <table:table-cell office:value-type="string" table:style-name="ce2">
            <text:p>96%</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upport Payment Card</text:p>
          </table:table-cell>
          <table:table-cell office:value-type="string" table:style-name="ce2">
            <text:p>Prepaid Financial Services Ltd</text:p>
          </table:table-cell>
          <table:table-cell office:value-type="string" table:style-name="ce2">
            <text:p>Online Programme Management Tool system availability (Non-Operational Working Hour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ecurity Guarding</text:p>
          </table:table-cell>
          <table:table-cell office:value-type="string" table:style-name="ce2">
            <text:p>Mitie Limited</text:p>
          </table:table-cell>
          <table:table-cell office:value-type="string" table:style-name="ce2">
            <text:p>Operational Delivery - Assignment, Instructions &amp; Standards - Assignment Instructions and Equipment Inventory records are present and up to date.</text:p>
            <text:p>1. Full adherence to agreed Assignment Instructions, Standing Instructions and Operational Standards (e.g. appropriately controlling and monitoring all visitor access in accordance with the stated processes).<text:s/></text:p>
            <text:p>2. All issues of non-compliance reported to the Authority immediately.</text:p>
            <text:p>3. No valid complaints received from staff/contractor's/visitor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MPO Passport Contact Centre Services (TP)</text:p>
          </table:table-cell>
          <table:table-cell office:value-type="string" table:style-name="ce2">
            <text:p>Teleperformance Ltd</text:p>
          </table:table-cell>
          <table:table-cell office:value-type="string" table:style-name="ce2">
            <text:p>Response Rate 30seconds - 80% of calls answered within 30 seconds</text:p>
          </table:table-cell>
          <table:table-cell office:value-type="string" table:style-name="ce2">
            <text:p>8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MPO Passport Contact Centre Services (TP)</text:p>
          </table:table-cell>
          <table:table-cell office:value-type="string" table:style-name="ce2">
            <text:p>Teleperformance Ltd</text:p>
          </table:table-cell>
          <table:table-cell office:value-type="string" table:style-name="ce2">
            <text:p>Response Rate 70 seconds - 90% of calls answered within 70 seconds</text:p>
          </table:table-cell>
          <table:table-cell office:value-type="string" table:style-name="ce2">
            <text:p>90.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Secure Delivery UK (FedEx)</text:p>
          </table:table-cell>
          <table:table-cell office:value-type="string" table:style-name="ce2">
            <text:p>Fedex Express UK Transportation Ltd</text:p>
          </table:table-cell>
          <table:table-cell office:value-type="string" table:style-name="ce2">
            <text:p>UKVI 48 hour delivery</text:p>
          </table:table-cell>
          <table:table-cell office:value-type="string" table:style-name="ce2">
            <text:p>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The Supply and Maintenance of Trace Detection Devices</text:p>
          </table:table-cell>
          <table:table-cell office:value-type="string" table:style-name="ce2">
            <text:p>SMITHS DETECTION WATFORD LTD</text:p>
          </table:table-cell>
          <table:table-cell office:value-type="string" table:style-name="ce2">
            <text:p>Delivery of Devices - Measurement of time frames of delivery.</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Safety Radio Communications Service - Police 2000/26</text:p>
          </table:table-cell>
          <table:table-cell office:value-type="string" table:style-name="ce2">
            <text:p>AIRWAVE SOLUTIONS LTD</text:p>
          </table:table-cell>
          <table:table-cell office:value-type="string" table:style-name="ce2">
            <text:p>GBNR Service Availability - A percentage measure of the availability of specific parts of the Airwave network across England, Scotland and Wales in the reporting period.</text:p>
          </table:table-cell>
          <table:table-cell office:value-type="string" table:style-name="ce2">
            <text:p>99.86%</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NEYH</text:p>
          </table:table-cell>
          <table:table-cell office:value-type="string" table:style-name="ce2">
            <text:p>Mears Limited</text:p>
          </table:table-cell>
          <table:table-cell office:value-type="string" table:style-name="ce2">
            <text:p>Move-in Services - percentage inductions carried out within accepted timeframes</text:p>
          </table:table-cell>
          <table:table-cell office:value-type="string" table:style-name="ce2">
            <text:p>98.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xt Generation of Visa (NGOV) Services - International</text:p>
          </table:table-cell>
          <table:table-cell office:value-type="string" table:style-name="ce2">
            <text:p>Teleperformance Ltd</text:p>
          </table:table-cell>
          <table:table-cell office:value-type="string" table:style-name="ce2">
            <text:p>Appointment Turnaround time : average time in minutes for customers to be serviced/processed</text:p>
          </table:table-cell>
          <table:table-cell office:value-type="string" table:style-name="ce2">
            <text:p>&lt;=45 min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trategic Central &amp; Bureau Platform (SCBP)</text:p>
          </table:table-cell>
          <table:table-cell office:value-type="string" table:style-name="ce2">
            <text:p>Leidos Innovations UK Limited</text:p>
          </table:table-cell>
          <table:table-cell office:value-type="string" table:style-name="ce2">
            <text:p>IABS Service Failures</text:p>
          </table:table-cell>
          <table:table-cell office:value-type="string" table:style-name="ce2">
            <text:p>&gt;9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Safety Radio Communications Service - Firelink 2006/26</text:p>
          </table:table-cell>
          <table:table-cell office:value-type="string" table:style-name="ce2">
            <text:p>AIRWAVE SOLUTIONS LTD</text:p>
          </table:table-cell>
          <table:table-cell office:value-type="string" table:style-name="ce2">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2">
            <text:p>99.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101 Single Non Emergency Helpline</text:p>
          </table:table-cell>
          <table:table-cell office:value-type="string" table:style-name="ce2">
            <text:p>VODAFONE LTD</text:p>
          </table:table-cell>
          <table:table-cell office:value-type="string" table:style-name="ce2">
            <text:p>Platform availability (24/7/365)</text:p>
          </table:table-cell>
          <table:table-cell office:value-type="string" table:style-name="ce2">
            <text:p>99.4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trategic Central &amp; Bureau Platform (SCBP)</text:p>
          </table:table-cell>
          <table:table-cell office:value-type="string" table:style-name="ce2">
            <text:p>Leidos Innovations UK Limited</text:p>
          </table:table-cell>
          <table:table-cell office:value-type="string" table:style-name="ce2">
            <text:p>Ident1 Search Performance</text:p>
          </table:table-cell>
          <table:table-cell office:value-type="string" table:style-name="ce2">
            <text:p>&gt;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NI</text:p>
          </table:table-cell>
          <table:table-cell office:value-type="string" table:style-name="ce2">
            <text:p>Mears Limited</text:p>
          </table:table-cell>
          <table:table-cell office:value-type="string" table:style-name="ce2">
            <text:p>Percentage of maintenance issues resolved within contractual timeframes</text:p>
          </table:table-cell>
          <table:table-cell office:value-type="string" table:style-name="ce2">
            <text:p>98.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pplication and Enrolment Agreement</text:p>
          </table:table-cell>
          <table:table-cell office:value-type="string" table:style-name="ce2">
            <text:p>CSC Computer Sciences Limited</text:p>
          </table:table-cell>
          <table:table-cell office:value-type="string" table:style-name="ce2">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string" table:style-name="ce2">
            <text:p>95.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101 Single Non Emergency Helpline</text:p>
          </table:table-cell>
          <table:table-cell office:value-type="string" table:style-name="ce2">
            <text:p>VODAFONE LTD</text:p>
          </table:table-cell>
          <table:table-cell office:value-type="string" table:style-name="ce2">
            <text:p>Incident Resolution within service level agreement</text:p>
          </table:table-cell>
          <table:table-cell office:value-type="string" table:style-name="ce2">
            <text:p>99.7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MPO DAP Development Services</text:p>
          </table:table-cell>
          <table:table-cell office:value-type="string" table:style-name="ce2">
            <text:p>EQUAL EXPERTS UK LTD</text:p>
          </table:table-cell>
          <table:table-cell office:value-type="string" table:style-name="ce2">
            <text:p>People (Resourcing) - Successful placement of Key resources/provisions of facilities to meet the planned deliverables and contractual obligation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Safety Radio Communications Service - Firelink 2006/26</text:p>
          </table:table-cell>
          <table:table-cell office:value-type="string" table:style-name="ce2">
            <text:p>AIRWAVE SOLUTIONS LTD</text:p>
          </table:table-cell>
          <table:table-cell office:value-type="string" table:style-name="ce2">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2">
            <text:p>99.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pplication and Enrolment Agreement</text:p>
          </table:table-cell>
          <table:table-cell office:value-type="string" table:style-name="ce2">
            <text:p>CSC Computer Sciences Limited</text:p>
          </table:table-cell>
          <table:table-cell office:value-type="string" table:style-name="ce2">
            <text:p>The percentage of time the Application Management System (used for the production and issuing of passports to UK citizens) is available for user access and use over a monthly period for New Service Components only.</text:p>
          </table:table-cell>
          <table:table-cell office:value-type="string" table:style-name="ce2">
            <text:p>99.7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AS Services Agreement</text:p>
          </table:table-cell>
          <table:table-cell office:value-type="string" table:style-name="ce2">
            <text:p>Leonardo MW Ltd</text:p>
          </table:table-cell>
          <table:table-cell office:value-type="string" table:style-name="ce2">
            <text:p>Priority 1 Incident Response for Production &amp; Reference environments. The percentage of priority 1 incidents reported to the Supplier over a monthly period that are responded to within 30 minutes for Production &amp; Reference environments, as measured within the Authority’s IT Service Management Toolset.</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Production and Associated Services Agreement (Thales DIS Ltd)</text:p>
          </table:table-cell>
          <table:table-cell office:value-type="string" table:style-name="ce2">
            <text:p>Thales DIS UK Ltd</text:p>
          </table:table-cell>
          <table:table-cell office:value-type="string" table:style-name="ce2">
            <text:p>The percentage volume of requested 48 hour Passports which were personalised and issued Ready for Collection by Secure delivery provider within 48 hours, over a monthly period.<text:s/></text:p>
          </table:table-cell>
          <table:table-cell office:value-type="string" table:style-name="ce2">
            <text:p>99.9%</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NEYH</text:p>
          </table:table-cell>
          <table:table-cell office:value-type="string" table:style-name="ce2">
            <text:p>Mears Limited</text:p>
          </table:table-cell>
          <table:table-cell office:value-type="string" table:style-name="ce2">
            <text:p>Percentage of maintenance issues resolved within contractual timeframes</text:p>
          </table:table-cell>
          <table:table-cell office:value-type="string" table:style-name="ce2">
            <text:p>98.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xt Generation of Visa (NGOV) Services - International</text:p>
          </table:table-cell>
          <table:table-cell office:value-type="string" table:style-name="ce2">
            <text:p>Teleperformance Ltd</text:p>
          </table:table-cell>
          <table:table-cell office:value-type="string" table:style-name="ce2">
            <text:p>Complaints Management : percentage of complaints reviewed, declared and acknowledged within 10 working days</text:p>
          </table:table-cell>
          <table:table-cell office:value-type="string" table:style-name="ce2">
            <text:p>98.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xt Generation of Visa (NGOV) Services - International</text:p>
          </table:table-cell>
          <table:table-cell office:value-type="string" table:style-name="ce2">
            <text:p>VF Worldwide Holdings Ltd</text:p>
          </table:table-cell>
          <table:table-cell office:value-type="string" table:style-name="ce2">
            <text:p>Appointment Turnaround time : average time in minutes for customers to be serviced/processed</text:p>
          </table:table-cell>
          <table:table-cell office:value-type="string" table:style-name="ce2">
            <text:p>&lt;=45 min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Production and Associated Services Agreement (Thales DIS Ltd)</text:p>
          </table:table-cell>
          <table:table-cell office:value-type="string" table:style-name="ce2">
            <text:p>Thales DIS UK Ltd</text:p>
          </table:table-cell>
          <table:table-cell office:value-type="string" table:style-name="ce2">
            <text:p>The percentage volume of Packaged Passports issued in accordance with the specified criteria, over a monthly period</text:p>
          </table:table-cell>
          <table:table-cell office:value-type="string" table:style-name="ce2">
            <text:p>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xt Generation of Visa (NGOV) Services - International</text:p>
          </table:table-cell>
          <table:table-cell office:value-type="string" table:style-name="ce2">
            <text:p>VF Worldwide Holdings Ltd</text:p>
          </table:table-cell>
          <table:table-cell office:value-type="string" table:style-name="ce2">
            <text:p>Appointment Availability : percentage of customers with appointments within 5 working days, or the next centre opening cycle</text:p>
          </table:table-cell>
          <table:table-cell office:value-type="string" table:style-name="ce2">
            <text:p>99.4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Software Engineering Partner Services</text:p>
          </table:table-cell>
          <table:table-cell office:value-type="string" table:style-name="ce2">
            <text:p>PA CONSULTING SERVICES LTD</text:p>
          </table:table-cell>
          <table:table-cell office:value-type="string" table:style-name="ce2">
            <text:p>Quality - Tasking efficiency</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Scotland</text:p>
          </table:table-cell>
          <table:table-cell office:value-type="string" table:style-name="ce2">
            <text:p>Mears Limited</text:p>
          </table:table-cell>
          <table:table-cell office:value-type="string" table:style-name="ce2">
            <text:p>Move-in Services - percentage inductions carried out within accepted timeframes</text:p>
          </table:table-cell>
          <table:table-cell office:value-type="string" table:style-name="ce2">
            <text:p>98.00%</text:p>
          </table:table-cell>
          <table:table-cell office:value-type="string" table:style-name="ce2">
            <text:p>Inadequate</text:p>
          </table:table-cell>
          <table:table-cell office:value-type="string" table:style-name="ce2">
            <text:p>Performance dropped in this area due to a change of sub contractor used by the provider for maintenance issues led to issues with defects being rectified on time. The reason for the fall in performance has been identifeid and recovery plans have been put in place. Performance in this area has improved month on month since August</text:p>
          </table:table-cell>
          <table:table-cell table:number-columns-repeated="16375"/>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NI</text:p>
          </table:table-cell>
          <table:table-cell office:value-type="string" table:style-name="ce2">
            <text:p>Mears Limited</text:p>
          </table:table-cell>
          <table:table-cell office:value-type="string" table:style-name="ce2">
            <text:p>Accommodation Proposals - percentage submitted within accepted timeframes</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Production and Associated Services Agreement (Thales DIS Ltd)</text:p>
          </table:table-cell>
          <table:table-cell office:value-type="string" table:style-name="ce2">
            <text:p>Thales DIS UK Ltd</text:p>
          </table:table-cell>
          <table:table-cell office:value-type="string" table:style-name="ce2">
            <text:p>The percentage volume of requested 24 hour Passports which were personalised and issued Ready for Collection by Secure Delivery provider within 24 hours, over a monthly period</text:p>
          </table:table-cell>
          <table:table-cell office:value-type="string" table:style-name="ce2">
            <text:p>99.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2020 Modern Slavery Victim Care</text:p>
          </table:table-cell>
          <table:table-cell office:value-type="string" table:style-name="ce2">
            <text:p>THE SALVATION ARMY</text:p>
          </table:table-cell>
          <table:table-cell office:value-type="string" table:style-name="ce2">
            <text:p>Service Users requiring Accommodation enter safe Accommodation within 8 hours of the need for Accommodation being identified (i.e. within 8 hours of Initial Risk Assessment, or the point at which the need is identified if it is later)</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IRE - Advice Issue Reporting and Elligibility</text:p>
          </table:table-cell>
          <table:table-cell office:value-type="string" table:style-name="ce2">
            <text:p>Migrant Help T/A Migrant Help</text:p>
          </table:table-cell>
          <table:table-cell office:value-type="string" table:style-name="ce2">
            <text:p>Call waiting times - percentage answered within accepted timeframes</text:p>
          </table:table-cell>
          <table:table-cell office:value-type="string" table:style-name="ce2">
            <text:p>90.00%</text:p>
          </table:table-cell>
          <table:table-cell office:value-type="string" table:style-name="ce2">
            <text:p>Inadequate</text:p>
          </table:table-cell>
          <table:table-cell office:value-type="string" table:style-name="ce2">
            <text:p>All organisation supporting asylum seekers have been significantly impacted by unprecedented asylum intake. It is acknowledged that the performance is outside the KPI, however this is being addressed through a structured remedial plan.</text:p>
          </table:table-cell>
          <table:table-cell table:number-columns-repeated="16375"/>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2020 Modern Slavery Victim Care</text:p>
          </table:table-cell>
          <table:table-cell office:value-type="string" table:style-name="ce2">
            <text:p>THE SALVATION ARMY</text:p>
          </table:table-cell>
          <table:table-cell office:value-type="string" table:style-name="ce2">
            <text:p>At the end of the Move-On Period (excluding Service Users receiving Extended Move-on Support), the Service User achieves at a minimum one of the following outcomes a-d: a) Moves into own accommodation, including Local Authority accommodation, private rented and/or with family/friends</text:p>
          </table:table-cell>
          <table:table-cell office:value-type="string" table:style-name="ce2">
            <text:p>&gt;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Software Engineering Partner Services</text:p>
          </table:table-cell>
          <table:table-cell office:value-type="string" table:style-name="ce2">
            <text:p>PA CONSULTING SERVICES LTD</text:p>
          </table:table-cell>
          <table:table-cell office:value-type="string" table:style-name="ce2">
            <text:p>Quality - Service Resourcing</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NI</text:p>
          </table:table-cell>
          <table:table-cell office:value-type="string" table:style-name="ce2">
            <text:p>Mears Limited</text:p>
          </table:table-cell>
          <table:table-cell office:value-type="string" table:style-name="ce2">
            <text:p>Move-in Services - percentage inductions carried out within accepted timeframes</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Scotland</text:p>
          </table:table-cell>
          <table:table-cell office:value-type="string" table:style-name="ce2">
            <text:p>Mears Limited</text:p>
          </table:table-cell>
          <table:table-cell office:value-type="string" table:style-name="ce2">
            <text:p>Percentage of maintenance issues resolved within contractual timeframes</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xt Generation of Visa (NGOV) Services - International</text:p>
          </table:table-cell>
          <table:table-cell office:value-type="string" table:style-name="ce2">
            <text:p>VF Worldwide Holdings Ltd</text:p>
          </table:table-cell>
          <table:table-cell office:value-type="string" table:style-name="ce2">
            <text:p>Complaints Management : percentage of complaints reviewed, declared and acknowledged within 10 working days</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Front End Services UK</text:p>
          </table:table-cell>
          <table:table-cell office:value-type="string" table:style-name="ce2">
            <text:p>SOPRA STERIA LTD</text:p>
          </table:table-cell>
          <table:table-cell office:value-type="string" table:style-name="ce2">
            <text:p>Biometric Capture Process - Percentage of data from the Biometric Capture Event transferred to the Authority by 23:59 on the day the appointment took place (or within 1 hour of appointment conclusion for Priority Services)</text:p>
          </table:table-cell>
          <table:table-cell office:value-type="string" table:style-name="ce2">
            <text:p>100.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trategic Central &amp; Bureau Platform (SCBP)</text:p>
          </table:table-cell>
          <table:table-cell office:value-type="string" table:style-name="ce2">
            <text:p>Leidos Innovations UK Limited</text:p>
          </table:table-cell>
          <table:table-cell office:value-type="string" table:style-name="ce2">
            <text:p>Ident1 Enterprise Availability<text:s/></text:p>
          </table:table-cell>
          <table:table-cell office:value-type="string" table:style-name="ce2">
            <text:p>&gt;9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NEYH</text:p>
          </table:table-cell>
          <table:table-cell office:value-type="string" table:style-name="ce2">
            <text:p>Mears Limited</text:p>
          </table:table-cell>
          <table:table-cell office:value-type="string" table:style-name="ce2">
            <text:p>Accommodation Proposals - percentage submitted within accepted timeframes</text:p>
          </table:table-cell>
          <table:table-cell office:value-type="string" table:style-name="ce2">
            <text:p>98.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MPO DAP Development Services</text:p>
          </table:table-cell>
          <table:table-cell office:value-type="string" table:style-name="ce2">
            <text:p>EQUAL EXPERTS UK LTD</text:p>
          </table:table-cell>
          <table:table-cell office:value-type="string" table:style-name="ce2">
            <text:p>Performance to Pay Process - In agreement with the performance to pay process with the supplier delivering against key input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Software Engineering Partner Services</text:p>
          </table:table-cell>
          <table:table-cell office:value-type="string" table:style-name="ce2">
            <text:p>PA CONSULTING SERVICES LTD</text:p>
          </table:table-cell>
          <table:table-cell office:value-type="string" table:style-name="ce2">
            <text:p>Partnering and Added Value - Staff Alignment</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AS Services Agreement</text:p>
          </table:table-cell>
          <table:table-cell office:value-type="string" table:style-name="ce2">
            <text:p>Leonardo MW Ltd</text:p>
          </table:table-cell>
          <table:table-cell office:value-type="string" table:style-name="ce2">
            <text:p>Priority 1 Incident Resolution for Production &amp; Reference environments. The percentage of priority 1 incidents reported to the Supplier over a monthly period that are resolved within 4 hours during Core Hours and 6 hours during Extended Hours, as measured within the Authority’s IT Service Management Toolset.</text:p>
          </table:table-cell>
          <table:table-cell office:value-type="string" table:style-name="ce2">
            <text:p>9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101 Single Non Emergency Helpline</text:p>
          </table:table-cell>
          <table:table-cell office:value-type="string" table:style-name="ce2">
            <text:p>VODAFONE LTD</text:p>
          </table:table-cell>
          <table:table-cell office:value-type="string" table:style-name="ce2">
            <text:p>Call directed to police system</text:p>
          </table:table-cell>
          <table:table-cell office:value-type="string" table:style-name="ce2">
            <text:p>98.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2020 Modern Slavery Victim Care</text:p>
          </table:table-cell>
          <table:table-cell office:value-type="string" table:style-name="ce2">
            <text:p>THE SALVATION ARMY</text:p>
          </table:table-cell>
          <table:table-cell office:value-type="string" table:style-name="ce2">
            <text:p>All Service Users have a Journey Plan in place within 5 days of their Initial Risk Assessment taking place. The Journey Plan should be a living document and updated at a minimum monthly</text:p>
          </table:table-cell>
          <table:table-cell office:value-type="string" table:style-name="ce2">
            <text:p>1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AS Services Agreement</text:p>
          </table:table-cell>
          <table:table-cell office:value-type="string" table:style-name="ce2">
            <text:p>Leonardo MW Ltd</text:p>
          </table:table-cell>
          <table:table-cell office:value-type="string" table:style-name="ce2">
            <text:p>Availability in the Production Environment: <text:s/>The percentage of time over a monthly period that the Services, as defined within Schedule 2, are Available.</text:p>
          </table:table-cell>
          <table:table-cell office:value-type="string" table:style-name="ce2">
            <text:p>99.4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ublic Safety Radio Communications Service - Firelink 2006/26</text:p>
          </table:table-cell>
          <table:table-cell office:value-type="string" table:style-name="ce2">
            <text:p>AIRWAVE SOLUTIONS LTD</text:p>
          </table:table-cell>
          <table:table-cell office:value-type="string" table:style-name="ce2">
            <text:p>Service Availability - This is a percentage measure of the national availability of the Airwave Network across England, Scotland and Wales in the reporting period.</text:p>
          </table:table-cell>
          <table:table-cell office:value-type="string" table:style-name="ce2">
            <text:p>99.86%</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IRE - Advice Issue Reporting and Elligibility</text:p>
          </table:table-cell>
          <table:table-cell office:value-type="string" table:style-name="ce2">
            <text:p>Migrant Help T/A Migrant Help</text:p>
          </table:table-cell>
          <table:table-cell office:value-type="string" table:style-name="ce2">
            <text:p>Complaints resolution - percentage closed within accepted timeframes</text:p>
          </table:table-cell>
          <table:table-cell office:value-type="string" table:style-name="ce2">
            <text:p>98.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Scotland</text:p>
          </table:table-cell>
          <table:table-cell office:value-type="string" table:style-name="ce2">
            <text:p>Mears Limited</text:p>
          </table:table-cell>
          <table:table-cell office:value-type="string" table:style-name="ce2">
            <text:p>Accommodation Proposals - percentage submitted within accepted timeframes</text:p>
          </table:table-cell>
          <table:table-cell office:value-type="string" table:style-name="ce2">
            <text:p>98.0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upport Payment Card</text:p>
          </table:table-cell>
          <table:table-cell office:value-type="string" table:style-name="ce2">
            <text:p>Prepaid Financial Services Ltd</text:p>
          </table:table-cell>
          <table:table-cell office:value-type="string" table:style-name="ce2">
            <text:p>Online Programme Management Tool system availability (Operational Working Hours</text:p>
          </table:table-cell>
          <table:table-cell office:value-type="string" table:style-name="ce2">
            <text:p>98%</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Front End Services UK</text:p>
          </table:table-cell>
          <table:table-cell office:value-type="string" table:style-name="ce2">
            <text:p>SOPRA STERIA LTD</text:p>
          </table:table-cell>
          <table:table-cell office:value-type="string" table:style-name="ce2">
            <text:p>Complaints process - Number of Substantiated Complaints still to be resolved after twenty (20) working days of the Customer complaint.</text:p>
          </table:table-cell>
          <table:table-cell office:value-type="string" table:style-name="ce2">
            <text:p>1 in 70 = 1.4%</text:p>
            <text:p>1 in 45 = 2.22%</text:p>
            <text:p>1 in 22 = 4.5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Next Generation of Visa (NGOV) Services - International</text:p>
          </table:table-cell>
          <table:table-cell office:value-type="string" table:style-name="ce2">
            <text:p>Teleperformance Ltd</text:p>
          </table:table-cell>
          <table:table-cell office:value-type="string" table:style-name="ce2">
            <text:p>Appointment Availability : percentage of customers with appointments within 5 working days, or the next centre opening cycle</text:p>
          </table:table-cell>
          <table:table-cell office:value-type="string" table:style-name="ce2">
            <text:p>99.4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IRE - Advice Issue Reporting and Elligibility</text:p>
          </table:table-cell>
          <table:table-cell office:value-type="string" table:style-name="ce2">
            <text:p>Migrant Help T/A Migrant Help</text:p>
          </table:table-cell>
          <table:table-cell office:value-type="string" table:style-name="ce2">
            <text:p>Completion and Submission of S95 Eligibility Documentation</text:p>
          </table:table-cell>
          <table:table-cell office:value-type="string" table:style-name="ce2">
            <text:p>5 day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Secure Delivery International (DHL)</text:p>
          </table:table-cell>
          <table:table-cell office:value-type="string" table:style-name="ce2">
            <text:p>DHL GLOBAL FORWARDING UK LTD</text:p>
          </table:table-cell>
          <table:table-cell office:value-type="string" table:style-name="ce2">
            <text:p>This KPI measures delivery &amp; redelivery (both inbound &amp; outbound) of all packages within 7 working days with a 99.75% target. The Supplier will pay the Organisation a Service Credit equating to the amount of the cost of the delivery service, for each item where the SLA is not met.</text:p>
          </table:table-cell>
          <table:table-cell office:value-type="string" table:style-name="ce2">
            <text:p>99.75%</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COP Run and Sustain (Proc 702)</text:p>
          </table:table-cell>
          <table:table-cell office:value-type="string" table:style-name="ce2">
            <text:p>IBM UNITED KINGDOM LTD</text:p>
          </table:table-cell>
          <table:table-cell office:value-type="string" table:style-name="ce2">
            <text:p>Performance to Pay Process</text:p>
          </table:table-cell>
          <table:table-cell office:value-type="string" table:style-name="ce2">
            <text:p>Green</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39 Status Team for EUE</text:p>
          </table:table-cell>
          <table:table-cell office:value-type="string" table:style-name="ce2">
            <text:p>DELOITTE LLP</text:p>
          </table:table-cell>
          <table:table-cell office:value-type="string" table:style-name="ce2">
            <text:p>Performance to Pay Process - In agreement with the performance to pay process with the supplier delivering against key inputs.</text:p>
          </table:table-cell>
          <table:table-cell office:value-type="string" table:style-name="ce2">
            <text:p>90%</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Level 2 support for HM Passport Office Digital Services</text:p>
          </table:table-cell>
          <table:table-cell office:value-type="string" table:style-name="ce2">
            <text:p>AUTOMATION LOGIC LIMITED</text:p>
          </table:table-cell>
          <table:table-cell office:value-type="string" table:style-name="ce2">
            <text:p>KPI1 - M1 time to respond</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Level 2 support for HM Passport Office Digital Services</text:p>
          </table:table-cell>
          <table:table-cell office:value-type="string" table:style-name="ce2">
            <text:p>AUTOMATION LOGIC LIMITED</text:p>
          </table:table-cell>
          <table:table-cell office:value-type="string" table:style-name="ce2">
            <text:p>KPI2 - M2 time to resolve</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COP Run and Sustain (Proc 702)</text:p>
          </table:table-cell>
          <table:table-cell office:value-type="string" table:style-name="ce2">
            <text:p>IBM UNITED KINGDOM LTD</text:p>
          </table:table-cell>
          <table:table-cell office:value-type="string" table:style-name="ce2">
            <text:p>People in Place</text:p>
          </table:table-cell>
          <table:table-cell office:value-type="string" table:style-name="ce2">
            <text:p>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isposal, Destruction and Recycling of Waste (Seized Goods)</text:p>
          </table:table-cell>
          <table:table-cell office:value-type="string" table:style-name="ce2">
            <text:p>BIFFA WASTE SERVICES LIMITED</text:p>
          </table:table-cell>
          <table:table-cell office:value-type="string" table:style-name="ce2">
            <text:p>Disposal of Risk Category C Waste - The Supplier to complete disposal of a Risk Category C Waste Load within 16 Working Hours following receipt of the Load at the Licensed Disposal Site</text:p>
          </table:table-cell>
          <table:table-cell office:value-type="string" table:style-name="ce2">
            <text:p>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26 - Technical Architecture</text:p>
          </table:table-cell>
          <table:table-cell office:value-type="string" table:style-name="ce2">
            <text:p>6POINT6 LTD</text:p>
          </table:table-cell>
          <table:table-cell office:value-type="string" table:style-name="ce2">
            <text:p>People (Resourcing) - Successful placement of Key resources/provisions of facilities to meet the planned deliverables and contractual obligations.</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entip</text:p>
          </table:table-cell>
          <table:table-cell office:value-type="string" table:style-name="ce2">
            <text:p>NORTHGATE PUBLIC SERVICES (UK) LTD</text:p>
          </table:table-cell>
          <table:table-cell office:value-type="string" table:style-name="ce2">
            <text:p>Priority 1 Incident Resolved in 4 elapsed hours (online &amp; phone payment)</text:p>
          </table:table-cell>
          <table:table-cell office:value-type="string" table:style-name="ce2">
            <text:p>98.5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uthorised Freight Searching of Persons,Escorting and Detection Service</text:p>
          </table:table-cell>
          <table:table-cell office:value-type="string" table:style-name="ce2">
            <text:p>EAMUS CORK SOLUTIONS (ECS)</text:p>
          </table:table-cell>
          <table:table-cell office:value-type="string" table:style-name="ce2">
            <text:p>KPI (2) Freight Searching Services Performance</text:p>
            <text:p>2.2 <text:s/>A minimum of 95% of illegal migrants hidden in vehicles searched by the Contractors Staff shall be detected and detained in France. No more than 5% of illegal migrants hidden in vehicles searched by the Contractors Staff, as evidenced by Searched Vehicle Records (SVR), shall reach the UK.</text:p>
          </table:table-cell>
          <table:table-cell office:value-type="string" table:style-name="ce2">
            <text:p>9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L2 Service Management</text:p>
          </table:table-cell>
          <table:table-cell office:value-type="string" table:style-name="ce2">
            <text:p>FUJITSU SERVICES LTD</text:p>
          </table:table-cell>
          <table:table-cell office:value-type="string" table:style-name="ce2">
            <text:p>Mean time to resolve (MTTR) Hardware ‘Provide’ requests (Smartphones /Laptops)</text:p>
          </table:table-cell>
          <table:table-cell office:value-type="string" table:style-name="ce2">
            <text:p>&lt;40h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39 Status Team for EUE</text:p>
          </table:table-cell>
          <table:table-cell office:value-type="string" table:style-name="ce2">
            <text:p>DELOITTE LLP</text:p>
          </table:table-cell>
          <table:table-cell office:value-type="string" table:style-name="ce2">
            <text:p>Service requests and resourcing - Successful placement of Key delivery team to meet the deliverables and contractual obligations.</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COP Run and Sustain (Proc 702)</text:p>
          </table:table-cell>
          <table:table-cell office:value-type="string" table:style-name="ce2">
            <text:p>IBM UNITED KINGDOM LTD</text:p>
          </table:table-cell>
          <table:table-cell office:value-type="string" table:style-name="ce2">
            <text:p>Partnering Behaviours &amp; Value Add</text:p>
          </table:table-cell>
          <table:table-cell office:value-type="string" table:style-name="ce2">
            <text:p>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L2 Service Management</text:p>
          </table:table-cell>
          <table:table-cell office:value-type="string" table:style-name="ce2">
            <text:p>FUJITSU SERVICES LTD</text:p>
          </table:table-cell>
          <table:table-cell office:value-type="string" table:style-name="ce2">
            <text:p>Mean time to resolve (MTTR) Incidents by Level 2 Resolver teams. (Cross INC SLA)<text:s/></text:p>
          </table:table-cell>
          <table:table-cell office:value-type="string" table:style-name="ce2">
            <text:p>&lt;24 hrs</text:p>
          </table:table-cell>
          <table:table-cell office:value-type="string" table:style-name="ce2">
            <text:p>Inadequate</text:p>
          </table:table-cell>
          <table:table-cell office:value-type="string" table:style-name="ce2">
            <text:p>The INC run rate month on month has been ~15 – 20% higher than initially forecast.<text:s/></text:p>
            <text:p/>
            <text:p>This is predominantly due to HO’s Surge recruitment of ~2000 staff combined leading to a direct uplift in INC’s being raised along with the suppliers inability to flex resourcing levels, due to a lack of SC cleared staff.<text:s/></text:p>
            <text:p/>
            <text:p>To rectify this situation 4 staff have already been brought in to support Techbars with another 6 scheduled to arrive by the end of January 2023.</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uthorised Freight Searching of Persons,Escorting and Detection Service</text:p>
          </table:table-cell>
          <table:table-cell office:value-type="string" table:style-name="ce2">
            <text:p>EAMUS CORK SOLUTIONS (ECS)</text:p>
          </table:table-cell>
          <table:table-cell office:value-type="string" table:style-name="ce2">
            <text:p>KPI (1) Training and Authorisation</text:p>
            <text:p>100% of Staff deployed for the provision of the Services are fully trained in accordance with Schedule 1 (Specifications), have received appropriate refresher training and have been Authorised by the Secretary of State for the Home Department.</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Record Management</text:p>
          </table:table-cell>
          <table:table-cell office:value-type="string" table:style-name="ce2">
            <text:p>Iron Mountain (UK) Ltd</text:p>
          </table:table-cell>
          <table:table-cell office:value-type="string" table:style-name="ce2">
            <text:p>Record retrieval - percentage of records retrieved within 24 Hours<text:s/></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L2 Service Management</text:p>
          </table:table-cell>
          <table:table-cell office:value-type="string" table:style-name="ce2">
            <text:p>FUJITSU SERVICES LTD</text:p>
          </table:table-cell>
          <table:table-cell office:value-type="string" table:style-name="ce2">
            <text:p>Mean time to repair (MTTR) Hardware Devices<text:s text:c="73"/></text:p>
          </table:table-cell>
          <table:table-cell office:value-type="string" table:style-name="ce2">
            <text:p>&lt;80h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Secure Delivery International (DHL)</text:p>
          </table:table-cell>
          <table:table-cell office:value-type="string" table:style-name="ce2">
            <text:p>DHL GLOBAL FORWARDING UK LTD</text:p>
          </table:table-cell>
          <table:table-cell office:value-type="string" table:style-name="ce2">
            <text:p>KPI relating to Damage. The Supplier will pay the Organisation £100 per Item, where the SL has not been met.</text:p>
          </table:table-cell>
          <table:table-cell office:value-type="string" table:style-name="ce2">
            <text:p>1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HMPO Passport Contact Centre Services (TP)</text:p>
          </table:table-cell>
          <table:table-cell office:value-type="string" table:style-name="ce2">
            <text:p>Teleperformance Ltd</text:p>
          </table:table-cell>
          <table:table-cell office:value-type="string" table:style-name="ce2">
            <text:p>Email response rate - 100% of e-mails responded to within 4 hours<text:s/></text:p>
          </table:table-cell>
          <table:table-cell office:value-type="string" table:style-name="ce2">
            <text:p>100.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26 - Technical Architecture</text:p>
          </table:table-cell>
          <table:table-cell office:value-type="string" table:style-name="ce2">
            <text:p>6POINT6 LTD</text:p>
          </table:table-cell>
          <table:table-cell office:value-type="string" table:style-name="ce2">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isposal, Destruction and Recycling of Waste (Seized Goods)</text:p>
          </table:table-cell>
          <table:table-cell office:value-type="string" table:style-name="ce2">
            <text:p>BIFFA WASTE SERVICES LIMITED</text:p>
          </table:table-cell>
          <table:table-cell office:value-type="string" table:style-name="ce2">
            <text:p>Disposal of Risk Category B Waste - The Supplier to complete disposal of a Risk Category B Waste Load within 8 Working Hours following receipt of the Load at the Licensed Disposal Site</text:p>
          </table:table-cell>
          <table:table-cell office:value-type="string" table:style-name="ce2">
            <text:p>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DaT Central Technical Architecture</text:p>
          </table:table-cell>
          <table:table-cell office:value-type="string" table:style-name="ce2">
            <text:p>CAPGEMINI UK PLC</text:p>
          </table:table-cell>
          <table:table-cell office:value-type="string" table:style-name="ce2">
            <text:p>Quality - Tasking efficiency</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roc560 - Framework Engineering</text:p>
          </table:table-cell>
          <table:table-cell office:value-type="string" table:style-name="ce2">
            <text:p>MASTEK (UK) LTD</text:p>
          </table:table-cell>
          <table:table-cell office:value-type="string" table:style-name="ce2">
            <text:p>PRP1/PRP4 - <text:s/>Test failures per Sprint</text:p>
          </table:table-cell>
          <table:table-cell office:value-type="string" table:style-name="ce2">
            <text:p>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Security Guarding</text:p>
          </table:table-cell>
          <table:table-cell office:value-type="string" table:style-name="ce2">
            <text:p>Mitie Limited</text:p>
          </table:table-cell>
          <table:table-cell office:value-type="string" table:style-name="ce2">
            <text:p>Contract Management - MI Reports - All agreed Management Information is submitted on time, in the correct format without any material errors or omissions.</text:p>
          </table:table-cell>
          <table:table-cell office:value-type="string" table:style-name="ce2">
            <text:p>9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Disposal, Destruction and Recycling of Waste (Seized Goods)</text:p>
          </table:table-cell>
          <table:table-cell office:value-type="string" table:style-name="ce2">
            <text:p>BIFFA WASTE SERVICES LIMITED</text:p>
          </table:table-cell>
          <table:table-cell office:value-type="string" table:style-name="ce2">
            <text:p>Disposal of Risk Category A Waste - The Supplier to commence disposal of a Risk Category A Waste Loads immediately following receipt of the Load at the Licensed Disposal Site</text:p>
          </table:table-cell>
          <table:table-cell office:value-type="string" table:style-name="ce2">
            <text:p>97%</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Secure Delivery International (DHL)</text:p>
          </table:table-cell>
          <table:table-cell office:value-type="string" table:style-name="ce2">
            <text:p>DHL GLOBAL FORWARDING UK LTD</text:p>
          </table:table-cell>
          <table:table-cell office:value-type="string" table:style-name="ce2">
            <text:p>KPI relating to Loss and Theft.  The Supplier will pay the Organisation £250 per Item, where the SL has not been met.</text:p>
          </table:table-cell>
          <table:table-cell office:value-type="string" table:style-name="ce2">
            <text:p>10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Passport Secure Delivery UK (FedEx)</text:p>
          </table:table-cell>
          <table:table-cell office:value-type="string" table:style-name="ce2">
            <text:p>Fedex Express UK Transportation Ltd</text:p>
          </table:table-cell>
          <table:table-cell office:value-type="string" table:style-name="ce2">
            <text:p>HMPO 48 hour delivery</text:p>
          </table:table-cell>
          <table:table-cell office:value-type="string" table:style-name="ce2">
            <text:p>99.75%</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uthorised Freight Searching of Persons,Escorting and Detection Service</text:p>
          </table:table-cell>
          <table:table-cell office:value-type="string" table:style-name="ce2">
            <text:p>EAMUS CORK SOLUTIONS (ECS)</text:p>
          </table:table-cell>
          <table:table-cell office:value-type="string" table:style-name="ce2">
            <text:p>KPI (2) Freight Searching Services Performance</text:p>
            <text:p>2.1 100% of continuous freight searching services are provided 24 hours per day, 365 days per year</text:p>
            <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Wales</text:p>
          </table:table-cell>
          <table:table-cell office:value-type="string" table:style-name="ce2">
            <text:p>Clearsprings Ready Homes Ltd</text:p>
          </table:table-cell>
          <table:table-cell office:value-type="string" table:style-name="ce2">
            <text:p>Move-in Services - percentage inductions carried out within accepted timeframes</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Wales</text:p>
          </table:table-cell>
          <table:table-cell office:value-type="string" table:style-name="ce2">
            <text:p>Clearsprings Ready Homes Ltd</text:p>
          </table:table-cell>
          <table:table-cell office:value-type="string" table:style-name="ce2">
            <text:p>Percentage of maintenance issues resolved within contractual timefram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Wales</text:p>
          </table:table-cell>
          <table:table-cell office:value-type="string" table:style-name="ce2">
            <text:p>Clearsprings Ready Homes Ltd</text:p>
          </table:table-cell>
          <table:table-cell office:value-type="string" table:style-name="ce2">
            <text:p>Accommodation Proposals - percentage submitted within accepted timeframes</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South</text:p>
          </table:table-cell>
          <table:table-cell office:value-type="string" table:style-name="ce2">
            <text:p>Clearsprings Ready Homes Ltd</text:p>
          </table:table-cell>
          <table:table-cell office:value-type="string" table:style-name="ce2">
            <text:p>Accommodation Proposals - percentage submitted within accepted timeframes</text:p>
          </table:table-cell>
          <table:table-cell office:value-type="string" table:style-name="ce2">
            <text:p>98%</text:p>
          </table:table-cell>
          <table:table-cell office:value-type="string" table:style-name="ce2">
            <text:p>Inadequate</text:p>
          </table:table-cell>
          <table:table-cell office:value-type="string" table:style-name="ce2">
            <text:p>September performance dropped significantly</text:p>
          </table:table-cell>
          <table:table-cell table:number-columns-repeated="16375"/>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South</text:p>
          </table:table-cell>
          <table:table-cell office:value-type="string" table:style-name="ce2">
            <text:p>Clearsprings Ready Homes Ltd</text:p>
          </table:table-cell>
          <table:table-cell office:value-type="string" table:style-name="ce2">
            <text:p>Percentage of maintenance issues resolved within contractual timeframes</text:p>
          </table:table-cell>
          <table:table-cell office:value-type="string" table:style-name="ce2">
            <text:p>10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HO</text:p>
          </table:table-cell>
          <table:table-cell office:value-type="string" table:style-name="ce2">
            <text:p>Home Office</text:p>
          </table:table-cell>
          <table:table-cell office:value-type="string" table:style-name="ce2">
            <text:p>AASC - Asylum Accommodation &amp; Support Services Contract South</text:p>
          </table:table-cell>
          <table:table-cell office:value-type="string" table:style-name="ce2">
            <text:p>Clearsprings Ready Homes Ltd</text:p>
          </table:table-cell>
          <table:table-cell office:value-type="string" table:style-name="ce2">
            <text:p>Move-in Services - percentage inductions carried out within accepted timeframes</text:p>
          </table:table-cell>
          <table:table-cell office:value-type="string" table:style-name="ce2">
            <text:p>98%</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SUPPORT SERVICES TO THE SSPAR AT RAF FLYINGDALES.</text:p>
          </table:table-cell>
          <table:table-cell office:value-type="string" table:style-name="ce2">
            <text:p>SERCO LIMITED</text:p>
          </table:table-cell>
          <table:table-cell office:value-type="string" table:style-name="ce2">
            <text:p>Chilled Water System Availability</text:p>
          </table:table-cell>
          <table:table-cell office:value-type="string" table:style-name="ce2">
            <text:p>Greater than 99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Glider Support Contract (GSC)</text:p>
          </table:table-cell>
          <table:table-cell office:value-type="string" table:style-name="ce2">
            <text:p>SERCO LIMITED</text:p>
          </table:table-cell>
          <table:table-cell office:value-type="string" table:style-name="ce2">
            <text:p>The Contractor will ensure that 90% of the total Volunteer Gliders School (VGS) Glider requirement is provided as an average over the calendar month.</text:p>
          </table:table-cell>
          <table:table-cell office:value-type="string" table:style-name="ce2">
            <text:p>Greater than or equal to 90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ircrew Training Facility at RAF Leeming</text:p>
          </table:table-cell>
          <table:table-cell office:value-type="string" table:style-name="ce2">
            <text:p>BAE SYSTEMS (OPERATIONS) LIMITED</text:p>
          </table:table-cell>
          <table:table-cell office:value-type="string" table:style-name="ce2">
            <text:p>Predictability – Time. Scheme Design submissions Aircrew Training Facility Design Submissions, Programme Compliance.</text:p>
          </table:table-cell>
          <table:table-cell office:value-type="string" table:style-name="ce2">
            <text:p>Scheme Design finished in accordance with the agreed contract programme estimate.</text:p>
          </table:table-cell>
          <table:table-cell office:value-type="string" table:style-name="ce2">
            <text:p>Approaching Target</text:p>
          </table:table-cell>
          <table:table-cell office:value-type="string" table:style-name="ce2">
            <text:p>KPI 1 - Developed design expected upon completion of RIBA 3 (Royal Institution of British Architects). Design phase completion timescales meet overall programme target completion dat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Glider Support Contract (GSC)</text:p>
          </table:table-cell>
          <table:table-cell office:value-type="string" table:style-name="ce2">
            <text:p>SERCO LIMITED</text:p>
          </table:table-cell>
          <table:table-cell office:value-type="string" table:style-name="ce2">
            <text:p>A minimum of 60% of the daily Viking Glider requirement at each Volunteer Gliders School (VGS) location</text:p>
          </table:table-cell>
          <table:table-cell office:value-type="string" table:style-name="ce2">
            <text:p>Greater than or equal to 6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464 - Provision of Welfare Services to the RAF</text:p>
          </table:table-cell>
          <table:table-cell office:value-type="string" table:style-name="ce2">
            <text:p>THE SOLDIERS SAILORS AIRMEN AND FAMILIES ASS - FORCES HELP</text:p>
          </table:table-cell>
          <table:table-cell office:value-type="string" table:style-name="ce2">
            <text:p>Support to RAF Activities<text:s text:c="2"/></text:p>
          </table:table-cell>
          <table:table-cell office:value-type="string" table:style-name="ce2">
            <text:p>95 percent or more of courses for which the Contractor has responsibility are reviewed in accordance with the Document Upkeep Plan during the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FLIGHT AND TASK PLANNING SOFTWARE APPLICATION TO SUPPORT THE STRATEGIC AIR TRANSPORT FLEET,ISTAR,RAFAT AND FT FLEETS</text:p>
          </table:table-cell>
          <table:table-cell office:value-type="string" table:style-name="ce2">
            <text:p>JEPPESEN U.K. LIMITED</text:p>
          </table:table-cell>
          <table:table-cell office:value-type="string" table:style-name="ce2">
            <text:p>System Availability</text:p>
          </table:table-cell>
          <table:table-cell office:value-type="string" table:style-name="ce2">
            <text:p>Greater than 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80 Programme . HADES Region 3- Provision of Technical Support Services to Scotland, the North and East England.</text:p>
          </table:table-cell>
          <table:table-cell office:value-type="string" table:style-name="ce2">
            <text:p>BABCOCK AEROSPACE LIMITED</text:p>
          </table:table-cell>
          <table:table-cell office:value-type="string" table:style-name="ce2">
            <text:p>Service Deliver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Defence Fire and Rescue Services.</text:p>
          </table:table-cell>
          <table:table-cell office:value-type="string" table:style-name="ce2">
            <text:p>CAPITA BUSINESS SERVICES LTD</text:p>
          </table:table-cell>
          <table:table-cell office:value-type="string" table:style-name="ce2">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2">
            <text:p>Greater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Military Airworthiness Reviews</text:p>
          </table:table-cell>
          <table:table-cell office:value-type="string" table:style-name="ce2">
            <text:p>ATKINS LIMITED</text:p>
          </table:table-cell>
          <table:table-cell office:value-type="string" table:style-name="ce2">
            <text:p>Required number of Military Airworthiness Reviews are completed within the Quarter - that are within the Contractor's control</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iscellaneous Sonar Equipment Follow-on Support (MSE FoS)</text:p>
          </table:table-cell>
          <table:table-cell office:value-type="string" table:style-name="ce2">
            <text:p>SYSTEMS ENGINEERING &amp; ASSESSMENT LTD</text:p>
          </table:table-cell>
          <table:table-cell office:value-type="string" table:style-name="ce2">
            <text:p>Time to Fix 1 (FIX 1) - Operational Defect (OpDef) Technical Advice</text:p>
          </table:table-cell>
          <table:table-cell office:value-type="string" table:style-name="ce2">
            <text:p>1. Advice provided within 24 hours of notification (including non-working hours).</text:p>
            <text:p>2. Advice provided within 2 Business Days.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FTS5/700040374 Provision of contracted solution to conduct Military Airworthiness Reviews (MAR)</text:p>
          </table:table-cell>
          <table:table-cell office:value-type="string" table:style-name="ce2">
            <text:p>ATKINS LIMITED</text:p>
          </table:table-cell>
          <table:table-cell office:value-type="string" table:style-name="ce2">
            <text:p>KPI 1 - Number of Aviation Reviews completed</text:p>
          </table:table-cell>
          <table:table-cell office:value-type="string" table:style-name="ce2">
            <text:p>Good progre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Development of a synthetic fuel distillery</text:p>
          </table:table-cell>
          <table:table-cell office:value-type="string" table:style-name="ce2">
            <text:p>ZERO PETROLEUM LIMITED</text:p>
          </table:table-cell>
          <table:table-cell office:value-type="string" table:style-name="ce2">
            <text:p>Milestone detailed in the Statement of Work Contract achieved to the satisfaction of the Authority's Project Manager</text:p>
          </table:table-cell>
          <table:table-cell office:value-type="string" table:style-name="ce2">
            <text:p>Statement of Requirement (SoR) completed to the satisfaction of the Project Manag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AIR TRAFFIC CONTROL SERVICES-STC/N/008</text:p>
          </table:table-cell>
          <table:table-cell office:value-type="string" table:style-name="ce2">
            <text:p>NATS (EN ROUTE) PUBLIC LIMITED COMPANY</text:p>
          </table:table-cell>
          <table:table-cell office:value-type="string" table:style-name="ce2">
            <text:p>The Availability of MOD Area Control Air Traffic Control Officer (ATCO) workstations (excluding reduced redundancy and maintenance) within the monthly period.</text:p>
          </table:table-cell>
          <table:table-cell office:value-type="string" table:style-name="ce2">
            <text:p><text:s/>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ROYAL SCHOOL OF MITITARY ENGINEERING (RSME) PUBLIC PRIVATE PARTNERSHIP (PPP) PROJECT-CB/ARTDIPT/054</text:p>
          </table:table-cell>
          <table:table-cell office:value-type="string" table:style-name="ce2">
            <text:p>HOLDFAST TRAINING SERVICES LIMITED</text:p>
          </table:table-cell>
          <table:table-cell office:value-type="string" table:style-name="ce2">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ort of SACRU</text:p>
          </table:table-cell>
          <table:table-cell office:value-type="string" table:style-name="ce2">
            <text:p>DRALLIM INDUSTRIES LTD</text:p>
          </table:table-cell>
          <table:table-cell office:value-type="string" table:style-name="ce2">
            <text:p>Spares Availability</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Brize Support Contract BSC</text:p>
          </table:table-cell>
          <table:table-cell office:value-type="string" table:style-name="ce2">
            <text:p>SERCO LIMITED</text:p>
          </table:table-cell>
          <table:table-cell office:value-type="string" table:style-name="ce2">
            <text:p>Contractor Behaviours.<text:s/></text:p>
          </table:table-cell>
          <table:table-cell office:value-type="string" table:style-name="ce2">
            <text:p><text:s/>Greater than 50 percent of questionnaires received within 10 days &amp; majority 'Strongly Agree' or 'Agree'.</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SUPPORT SERVICES TO THE SSPAR AT RAF FLYINGDALES.</text:p>
          </table:table-cell>
          <table:table-cell office:value-type="string" table:style-name="ce2">
            <text:p>SERCO LIMITED</text:p>
          </table:table-cell>
          <table:table-cell office:value-type="string" table:style-name="ce2">
            <text:p>Survivable Power Enhancement Start Reliability</text:p>
          </table:table-cell>
          <table:table-cell office:value-type="string" table:style-name="ce2">
            <text:p>Greater than 99.9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AIR TRAFFIC CONTROL SERVICES-STC/N/008</text:p>
          </table:table-cell>
          <table:table-cell office:value-type="string" table:style-name="ce2">
            <text:p>NATS (EN ROUTE) PUBLIC LIMITED COMPANY</text:p>
          </table:table-cell>
          <table:table-cell office:value-type="string" table:style-name="ce2">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Programme Management &amp; Decision Support to RAF SSP Programme - Lot 1</text:p>
          </table:table-cell>
          <table:table-cell office:value-type="string" table:style-name="ce2">
            <text:p>CATALYZE LIMITED</text:p>
          </table:table-cell>
          <table:table-cell office:value-type="string" table:style-name="ce2">
            <text:p>KPI 3 - Sustained exemplary conduct and compliance</text:p>
          </table:table-cell>
          <table:table-cell office:value-type="string" table:style-name="ce2">
            <text:p>All staff provided by the supplier shall behave in an exemplary manor in accordance with statement of requirement section A.13.C and shall meet all training requirements within A.13.D and any other reasonably requested timelines around security clearances.<text:s/></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55 - Supply &amp; Delivery of F76 to Loch Striven - Aug 22</text:p>
          </table:table-cell>
          <table:table-cell office:value-type="string" table:style-name="ce2">
            <text:p>MOTOR OIL (HELLAS) CORINTH REFINERIE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17CSAE/701712461 - Command Support Air Transport Recapitalisation (CSAT RECAP)</text:p>
          </table:table-cell>
          <table:table-cell office:value-type="string" table:style-name="ce2">
            <text:p>CENTRELINE AV LIMITED</text:p>
          </table:table-cell>
          <table:table-cell office:value-type="string" table:style-name="ce2">
            <text:p>KPI 1 The Contractor shall achieve availability for 1 Aircraft Task Line (ATL) between 0800-2200 GMT UK on weekdays from the date of Initial Operating Capability until Full Operating Capability. The Contractor shall achieve availability for 2 ATLs, one Monday to Sunday including all Bank Holidays except Christmas Day and New Year's day and one Monday to Friday excluding all Bank Holidays.<text:s/></text:p>
          </table:table-cell>
          <table:table-cell office:value-type="string" table:style-name="ce2">
            <text:p>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EW/012 - DLS-R Procurement and Reliability In-Service Support of Diving Support Equipment</text:p>
          </table:table-cell>
          <table:table-cell office:value-type="string" table:style-name="ce2">
            <text:p>NORTHERN DIVER (INTERNATIONAL) LTD</text:p>
          </table:table-cell>
          <table:table-cell office:value-type="string" table:style-name="ce2">
            <text:p>Equipment Spares delivered past required date</text:p>
          </table:table-cell>
          <table:table-cell office:value-type="string" table:style-name="ce2">
            <text:p>Greater than 80 percent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25 - The Provision of Coating Supply and Advisory Services to support the In Service Support for Royal Fleet Auxiliary Vessels and Royal Navy Ocean Survey Vessel</text:p>
          </table:table-cell>
          <table:table-cell office:value-type="string" table:style-name="ce2">
            <text:p>INTERNATIONAL PAINT LTD</text:p>
          </table:table-cell>
          <table:table-cell office:value-type="string" table:style-name="ce2">
            <text:p>KPI 3 - Supply of Technical Coatings<text:s/></text:p>
          </table:table-cell>
          <table:table-cell office:value-type="string" table:style-name="ce2">
            <text:p>On or before agreed timescale and no instances of non-conformance<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Aircraft Vehicle Servicing (Toilet and Water)</text:p>
          </table:table-cell>
          <table:table-cell office:value-type="string" table:style-name="ce2">
            <text:p>TERBERG DTS (UK) LIMITED</text:p>
          </table:table-cell>
          <table:table-cell office:value-type="string" table:style-name="ce2">
            <text:p>The Contractor is to sustain the Toilet and Water Truck in-service global availability at a minimum of 95 percent across the fleet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HVM ADAPT Part B Contract</text:p>
          </table:table-cell>
          <table:table-cell office:value-type="string" table:style-name="ce2">
            <text:p>THALES UK LIMITED</text:p>
          </table:table-cell>
          <table:table-cell office:value-type="string" table:style-name="ce2">
            <text:p>Sustainment of Equipment delivered in accordance with Authority repairable demands as specified in service definition specification</text:p>
          </table:table-cell>
          <table:table-cell office:value-type="string" table:style-name="ce2">
            <text:p>Delivery of 90% of repairable item demands where the demand quantity is greater than 20 uni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118 SCOPIC 2</text:p>
          </table:table-cell>
          <table:table-cell office:value-type="string" table:style-name="ce2">
            <text:p>CUBIC DEFENCE UK LTD.</text:p>
          </table:table-cell>
          <table:table-cell office:value-type="string" table:style-name="ce2">
            <text:p>Availability</text:p>
          </table:table-cell>
          <table:table-cell office:value-type="string" table:style-name="ce2">
            <text:p>0 service credi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17 Synthetic Training Services. Formerly referred to as FsASTC/000138. Parent CPA.</text:p>
          </table:table-cell>
          <table:table-cell office:value-type="string" table:style-name="ce2">
            <text:p>BOEING DEFENCE UK LTD</text:p>
          </table:table-cell>
          <table:table-cell office:value-type="string" table:style-name="ce2">
            <text:p>Delivery in accordance with the Training Plan</text:p>
          </table:table-cell>
          <table:table-cell office:value-type="string" table:style-name="ce2">
            <text:p>Greater than or equal to 97 percent of Training Courses finish to completion on the scheduled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afox Mine Disposal System (MDS) Exploration contract. The Seafox MDS is the primary Mine Counter Measure Vessel (MCMV) providing the Mine Neutralisation capabilities on both Hunt and Sandown class Ships.</text:p>
          </table:table-cell>
          <table:table-cell office:value-type="string" table:style-name="ce2">
            <text:p>ATLAS ELEKTRONIK UK LIMITED</text:p>
          </table:table-cell>
          <table:table-cell office:value-type="string" table:style-name="ce2">
            <text:p>Technical Support</text:p>
          </table:table-cell>
          <table:table-cell office:value-type="string" table:style-name="ce2">
            <text:p>All PIs are scored Green / PI not relevant for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UTURE POWER-BFUC1/59.</text:p>
          </table:table-cell>
          <table:table-cell office:value-type="string" table:style-name="ce2">
            <text:p>POWERFIELD LIMITED</text:p>
          </table:table-cell>
          <table:table-cell office:value-type="string" table:style-name="ce2">
            <text:p>KPI 2A - Safety and Environmental Requirements</text:p>
          </table:table-cell>
          <table:table-cell office:value-type="string" table:style-name="ce2">
            <text:p>All safety hazards to be raised and reviewed within appropriate timelines in 3 of 3 months of Qt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fence Virtual Simulation 2 (DVS2) (TSSP/134)</text:p>
          </table:table-cell>
          <table:table-cell office:value-type="string" table:style-name="ce2">
            <text:p>BOHEMIA INTERACTIVE SIMULATIONS (UK) LIMITED</text:p>
          </table:table-cell>
          <table:table-cell office:value-type="string" table:style-name="ce2">
            <text:p>Defence Virtual Simulation 2 (DVS2) Portal Downtime Events</text:p>
          </table:table-cell>
          <table:table-cell office:value-type="string" table:style-name="ce2">
            <text:p>Less than 6<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IP/0067 - BR90 In-Service Support</text:p>
          </table:table-cell>
          <table:table-cell office:value-type="string" table:style-name="ce2">
            <text:p>RHEINMETALL BAE SYSTEMS LAND LIMITED</text:p>
          </table:table-cell>
          <table:table-cell office:value-type="string" table:style-name="ce2">
            <text:p>Management Reporting - provision of monthly report by the penultimate business day of each month</text:p>
          </table:table-cell>
          <table:table-cell office:value-type="string" table:style-name="ce2">
            <text:p>All reports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EW/012 - DLS-R Procurement and Reliability In-Service Support of Diving Support Equipment</text:p>
          </table:table-cell>
          <table:table-cell office:value-type="string" table:style-name="ce2">
            <text:p>NORTHERN DIVER (INTERNATIONAL) LTD</text:p>
          </table:table-cell>
          <table:table-cell office:value-type="string" table:style-name="ce2">
            <text:p>Equipment repair delivered past required date</text:p>
          </table:table-cell>
          <table:table-cell office:value-type="string" table:style-name="ce2">
            <text:p>All equipment Repairs (Master Equipment and Items) delivered on time. (Green)<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C BISA MLU V4.0.</text:p>
          </table:table-cell>
          <table:table-cell office:value-type="string" table:style-name="ce2">
            <text:p>CGI IT UK LIMITED</text:p>
          </table:table-cell>
          <table:table-cell office:value-type="string" table:style-name="ce2">
            <text:p>Relationship Management</text:p>
          </table:table-cell>
          <table:table-cell office:value-type="string" table:style-name="ce2">
            <text:p>8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OD HEAVY EQUIPMENT TRANSPORTER SERVICE PFI-CSVHC/04</text:p>
          </table:table-cell>
          <table:table-cell office:value-type="string" table:style-name="ce2">
            <text:p>FASTTRAX LIMITED</text:p>
          </table:table-cell>
          <table:table-cell office:value-type="string" table:style-name="ce2">
            <text:p>Successful delivery of load on time</text:p>
          </table:table-cell>
          <table:table-cell office:value-type="string" table:style-name="ce2">
            <text:p>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GM/1941 60mm Mortar Framework</text:p>
          </table:table-cell>
          <table:table-cell office:value-type="string" table:style-name="ce2">
            <text:p>HIRTENBERGER DEFENCE EUROPE GMBH</text:p>
          </table:table-cell>
          <table:table-cell office:value-type="string" table:style-name="ce2">
            <text:p>Delivery</text:p>
          </table:table-cell>
          <table:table-cell office:value-type="string" table:style-name="ce2">
            <text:p>On Time in accordance with delivery schedu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OF SUPPORT VEHICLES AND THEIR ASSOCIATED SUPPORT PACKAGES-GSV/3/03</text:p>
          </table:table-cell>
          <table:table-cell office:value-type="string" table:style-name="ce2">
            <text:p>RHEINMETALL MAN MILITARY VEHICLES UK LTD</text:p>
          </table:table-cell>
          <table:table-cell office:value-type="string" table:style-name="ce2">
            <text:p>Post Design Services - Completion of Task</text:p>
          </table:table-cell>
          <table:table-cell office:value-type="string" table:style-name="ce2">
            <text:p>85 per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PROVISION OF THE JOINT OPERATIONAL FUEL SYSTEM (JOFS) CAPABILITY-DEPI/0002</text:p>
          </table:table-cell>
          <table:table-cell office:value-type="string" table:style-name="ce2">
            <text:p>KELLOGG BROWN &amp; ROOT LIMITED</text:p>
          </table:table-cell>
          <table:table-cell office:value-type="string" table:style-name="ce2">
            <text:p>KPI 1b (Provision of Spares)<text:s/></text:p>
          </table:table-cell>
          <table:table-cell office:value-type="string" table:style-name="ce2">
            <text:p>(Green) All Spares Supply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4</text:p>
          </table:table-cell>
          <table:table-cell office:value-type="string" table:style-name="ce2">
            <text:p>BABCOCK INTEGRATED TECHNOLOGY <text:s/>LIMITED</text:p>
          </table:table-cell>
          <table:table-cell office:value-type="string" table:style-name="ce2">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1053 Design, Supply and In-Service<text:s/></text:p>
            <text:p>Support (ISS) of<text:s/></text:p>
            <text:p>Oceanographic Reconnaissance<text:s/></text:p>
            <text:p>Combat Architecture (ORCA). SOR Item 1</text:p>
          </table:table-cell>
          <table:table-cell office:value-type="string" table:style-name="ce2">
            <text:p>THALES UK LIMITED</text:p>
          </table:table-cell>
          <table:table-cell office:value-type="string" table:style-name="ce2">
            <text:p>Operational Defect/Defect Reporting</text:p>
          </table:table-cell>
          <table:table-cell office:value-type="string" table:style-name="ce2">
            <text:p>Category A = No more than 1 Operational Defect/Defect Reporting Days in any Ship over the Calculation Period and Category B = No more than 3 Operational Defect/Defect Reporting <text:s/>in any Ship over the Calculation Period and Category C = No more than 14 Operational Defect/Defect Reporting Days in any Ship over the Calculation Perio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OF SUPPORT VEHICLES AND THEIR ASSOCIATED SUPPORT PACKAGES-GSV/3/03</text:p>
          </table:table-cell>
          <table:table-cell office:value-type="string" table:style-name="ce2">
            <text:p>RHEINMETALL MAN MILITARY VEHICLES UK LTD</text:p>
          </table:table-cell>
          <table:table-cell office:value-type="string" table:style-name="ce2">
            <text:p>Publications<text:s/></text:p>
          </table:table-cell>
          <table:table-cell office:value-type="string" table:style-name="ce2">
            <text:p>95 per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ET/949/15 - LOT 15 - INTERNAL COMMUNICATIONS ANCILLARIES-MET/949/15</text:p>
          </table:table-cell>
          <table:table-cell office:value-type="string" table:style-name="ce2">
            <text:p>MEL AVIATION LTD</text:p>
          </table:table-cell>
          <table:table-cell office:value-type="string" table:style-name="ce2">
            <text:p>Maintenance S/s and repair</text:p>
          </table:table-cell>
          <table:table-cell office:value-type="string" table:style-name="ce2">
            <text:p>greater than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AST BUSINESS CRITICAL TOOLSET-FAST/00134</text:p>
          </table:table-cell>
          <table:table-cell office:value-type="string" table:style-name="ce2">
            <text:p>TLMNEXUS LTD</text:p>
          </table:table-cell>
          <table:table-cell office:value-type="string" table:style-name="ce2">
            <text:p>Service Availability<text:s/></text:p>
          </table:table-cell>
          <table:table-cell office:value-type="string" table:style-name="ce2">
            <text:p>100 to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107 - MTU Diesel Generator Support</text:p>
          </table:table-cell>
          <table:table-cell office:value-type="string" table:style-name="ce2">
            <text:p>ROLLS-ROYCE SOLUTIONS UK LIMITED</text:p>
          </table:table-cell>
          <table:table-cell office:value-type="string" table:style-name="ce2">
            <text:p>Process Improvement – Dashboard Development</text:p>
          </table:table-cell>
          <table:table-cell office:value-type="string" table:style-name="ce2">
            <text:p>Equal to or greater than 95 percent<text:s/></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HOENIX II</text:p>
          </table:table-cell>
          <table:table-cell office:value-type="string" table:style-name="ce2">
            <text:p>BABCOCK LAND DEFENCE LIMITED</text:p>
          </table:table-cell>
          <table:table-cell office:value-type="string" table:style-name="ce2">
            <text:p>Request for Transport (Quoted Rate)</text:p>
          </table:table-cell>
          <table:table-cell office:value-type="string" table:style-name="ce2">
            <text:p>100 percent - 99.3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ACC/00044 - The Provision of an Asset Availability Service and Post Design Services for UK MoD Link 16 Terminals</text:p>
          </table:table-cell>
          <table:table-cell office:value-type="string" table:style-name="ce2">
            <text:p>DATA LINK SOLUTIONS LLC</text:p>
          </table:table-cell>
          <table:table-cell office:value-type="string" table:style-name="ce2">
            <text:p>Project Administration inclusive of: Quarterly Progress Reports, Bi-Annual Progress Review Meeting, Monthly Progress Update Teleconference</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AS/00096 Provision of A Watchkeeper Support, Maintenance and Training Service</text:p>
          </table:table-cell>
          <table:table-cell office:value-type="string" table:style-name="ce2">
            <text:p>THALES UK LIMITED</text:p>
          </table:table-cell>
          <table:table-cell office:value-type="string" table:style-name="ce2">
            <text:p>Resolution Plan Demand Satisfaction</text:p>
          </table:table-cell>
          <table:table-cell office:value-type="string" table:style-name="ce2">
            <text:p>Outstanding demands less than 5 for 3 or more consecutive repor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25 - HEREA Lot 1</text:p>
          </table:table-cell>
          <table:table-cell office:value-type="string" table:style-name="ce2">
            <text:p>MACTAGGART <text:s/>SCOTT &amp; COMPANY LTD</text:p>
          </table:table-cell>
          <table:table-cell office:value-type="string" table:style-name="ce2">
            <text:p>Ad Hoc Technical Services Planning Accuracy</text:p>
          </table:table-cell>
          <table:table-cell office:value-type="string" table:style-name="ce2">
            <text:p>Equal to 98 per cent or above</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IDWORTH PFI WATER AND SEWERAGE AND SEWAGE PROJECT</text:p>
          </table:table-cell>
          <table:table-cell office:value-type="string" table:style-name="ce2">
            <text:p>VEOLIA WATER PROJECTS LTD</text:p>
          </table:table-cell>
          <table:table-cell office:value-type="string" table:style-name="ce2">
            <text:p>Waste Water compliance to quality targets</text:p>
          </table:table-cell>
          <table:table-cell office:value-type="string" table:style-name="ce2">
            <text:p>98 percent or great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MARINE SERVICES-MSCM/2000</text:p>
          </table:table-cell>
          <table:table-cell office:value-type="string" table:style-name="ce2">
            <text:p>SD MARINE SERVICES LIMITED</text:p>
          </table:table-cell>
          <table:table-cell office:value-type="string" table:style-name="ce2">
            <text:p>All monthly Performance Monitoring Reports are delivered in accordance with contractually agreed timescales</text:p>
          </table:table-cell>
          <table:table-cell office:value-type="string" table:style-name="ce2">
            <text:p>All Performance Monitoring Reports are delivered on or before the required delivery date (measured quarterl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EOP Client Side Partner Project</text:p>
          </table:table-cell>
          <table:table-cell office:value-type="string" table:style-name="ce2">
            <text:p>MACE LIMITED</text:p>
          </table:table-cell>
          <table:table-cell office:value-type="string" table:style-name="ce2">
            <text:p>Monthly invoicing v baseline priced profile (See Appendix B –</text:p>
            <text:p>Part 1 Payment Profile in the Contract Amendment Document).</text:p>
            <text:p>A flexible resource allocation from CSP that more accurately</text:p>
            <text:p>represents the current programme portfolio and workload,</text:p>
            <text:p/>
          </table:table-cell>
          <table:table-cell office:value-type="string" table:style-name="ce2">
            <text:p>Plus or minus 2 percent of profi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CYPRUS SOFT FM - CT/DIO1/0054-CT/DIO1/0054</text:p>
          </table:table-cell>
          <table:table-cell office:value-type="string" table:style-name="ce2">
            <text:p>SODEXO LTD</text:p>
          </table:table-cell>
          <table:table-cell office:value-type="string" table:style-name="ce2">
            <text:p>Cleaning Service Availability</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3 - Decide</text:p>
          </table:table-cell>
          <table:table-cell office:value-type="string" table:style-name="ce2">
            <text:p>QINETIQ LTD</text:p>
          </table:table-cell>
          <table:table-cell office:value-type="string" table:style-name="ce2">
            <text:p>Quality of deliverables: Quality of Deliverables is a key measure of the Contractors internal technical ability and the technical ability of its supply chain.</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MAC FOR NORTHWOOD</text:p>
          </table:table-cell>
          <table:table-cell office:value-type="string" table:style-name="ce2">
            <text:p>EASTBURY PARK LIMITED</text:p>
          </table:table-cell>
          <table:table-cell office:value-type="string" table:style-name="ce2">
            <text:p>Customer Satisfaction.  Percentage User Satisfaction achieved from the programme of User Survey Results.</text:p>
          </table:table-cell>
          <table:table-cell office:value-type="string" table:style-name="ce2">
            <text:p>Greater than 86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3 - Decide</text:p>
          </table:table-cell>
          <table:table-cell office:value-type="string" table:style-name="ce2">
            <text:p>QINETIQ LTD</text:p>
          </table:table-cell>
          <table:table-cell office:value-type="string" table:style-name="ce2">
            <text:p>Timeliness of Deliverables: Timeliness of Deliverables is a key measure of the Contractor(s’) ability to perform its contractual duties on-time and in-full.</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PERTY LEASES LONDON</text:p>
          </table:table-cell>
          <table:table-cell office:value-type="string" table:style-name="ce2">
            <text:p>MODUS SERVICES LIMITED</text:p>
          </table:table-cell>
          <table:table-cell office:value-type="string" table:style-name="ce2">
            <text:p>Compliance statutory responsibilities</text:p>
          </table:table-cell>
          <table:table-cell office:value-type="string" table:style-name="ce2">
            <text:p>86 -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3.</text:p>
          </table:table-cell>
          <table:table-cell office:value-type="string" table:style-name="ce2">
            <text:p>WSP ENVIRONMENT &amp; INFRASTRUCTURE SOLUTIONS UK LIMITED</text:p>
          </table:table-cell>
          <table:table-cell office:value-type="string" table:style-name="ce2">
            <text:p>Assessments and reports are technically sound and delivered in line with the requirements set out in the relevant tasking directive</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3.</text:p>
          </table:table-cell>
          <table:table-cell office:value-type="string" table:style-name="ce2">
            <text:p>WSP ENVIRONMENT &amp; INFRASTRUCTURE SOLUTIONS UK LIMITED</text:p>
          </table:table-cell>
          <table:table-cell office:value-type="string" table:style-name="ce2">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2">
            <text:p>96 percent &amp; ov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HESTIA NORTH REGION MULTI-ACTIVITY CONTRACT</text:p>
          </table:table-cell>
          <table:table-cell office:value-type="string" table:style-name="ce2">
            <text:p>ARAMARK DEFENCE SERVICES LIMITED</text:p>
          </table:table-cell>
          <table:table-cell office:value-type="string" table:style-name="ce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People and Public</text:p>
          </table:table-cell>
          <table:table-cell office:value-type="string" table:style-name="ce2">
            <text:p>E3 MEDIA LIMITED</text:p>
          </table:table-cell>
          <table:table-cell office:value-type="string" table:style-name="ce2">
            <text:p>Expression of Interest Increase in efficiency<text:s/></text:p>
          </table:table-cell>
          <table:table-cell office:value-type="string" table:style-name="ce2">
            <text:p>By 8 relati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ayroll &amp; Expenses System Integrator</text:p>
          </table:table-cell>
          <table:table-cell office:value-type="string" table:style-name="ce2">
            <text:p>DELOITTE LLP</text:p>
          </table:table-cell>
          <table:table-cell office:value-type="string" table:style-name="ce2">
            <text:p>No delays to Project delivery resulting from the quality or timeliness  of contractor provided suitably qualified experienced people</text:p>
          </table:table-cell>
          <table:table-cell office:value-type="string" table:style-name="ce2">
            <text:p>0 Del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vision of Professional Services to Navy Command People Transformation Analytics (NCPTA)</text:p>
          </table:table-cell>
          <table:table-cell office:value-type="string" table:style-name="ce2">
            <text:p>TECHMODAL LIMITED</text:p>
          </table:table-cell>
          <table:table-cell office:value-type="string" table:style-name="ce2">
            <text:p>Percentage of taskings meeting a 5-day response time after issue of Tasking by the Authority</text:p>
          </table:table-cell>
          <table:table-cell office:value-type="string" table:style-name="ce2">
            <text:p>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Navy Digital Services – Core Programme Services</text:p>
          </table:table-cell>
          <table:table-cell office:value-type="string" table:style-name="ce2">
            <text:p>BAE SYSTEMS APPLIED INTELLIGENCE LIMITED</text:p>
          </table:table-cell>
          <table:table-cell office:value-type="string" table:style-name="ce2">
            <text:p>Quality of Technical Deliverable(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vision of Contact Centre services to Support Royal Navy and Royal Air Force Recruitment</text:p>
          </table:table-cell>
          <table:table-cell office:value-type="string" table:style-name="ce2">
            <text:p>TELEPERFORMANCE LTD</text:p>
          </table:table-cell>
          <table:table-cell office:value-type="string" table:style-name="ce2">
            <text:p>80 percent calls to be answered in 20 seconds</text:p>
          </table:table-cell>
          <table:table-cell office:value-type="string" table:style-name="ce2">
            <text:p>80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SHIP ALONGSIDE TECH REFRESH AND SUPPORT CONTRACT</text:p>
          </table:table-cell>
          <table:table-cell office:value-type="string" table:style-name="ce2">
            <text:p>NSSLGLOBAL LIMITED</text:p>
          </table:table-cell>
          <table:table-cell office:value-type="string" table:style-name="ce2">
            <text:p>Service Availability (in accordance with 2.2.1 of Contract Schedule 4)<text:s/></text:p>
          </table:table-cell>
          <table:table-cell office:value-type="string" table:style-name="ce2">
            <text:p>99.99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Support for Maritime Secret and Above Secret Operational ICT Domains</text:p>
          </table:table-cell>
          <table:table-cell office:value-type="string" table:style-name="ce2">
            <text:p>CARBON60 LIMITED</text:p>
          </table:table-cell>
          <table:table-cell office:value-type="string" table:style-name="ce2">
            <text:p>MODCERT directives will be implemented for supported systems as directed.</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Provision of Contractor Logistic Support for Outfit 4KMA</text:p>
          </table:table-cell>
          <table:table-cell office:value-type="string" table:style-name="ce2">
            <text:p>THALES UK LIMITED</text:p>
          </table:table-cell>
          <table:table-cell office:value-type="string" table:style-name="ce2">
            <text:p>Programme Management Performance<text:s/></text:p>
          </table:table-cell>
          <table:table-cell office:value-type="string" table:style-name="ce2">
            <text:p>99.99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Navy Digital Services – Core Programme Services</text:p>
          </table:table-cell>
          <table:table-cell office:value-type="string" table:style-name="ce2">
            <text:p>BAE SYSTEMS APPLIED INTELLIGENCE LIMITED</text:p>
          </table:table-cell>
          <table:table-cell office:value-type="string" table:style-name="ce2">
            <text:p>Timeliness of Deliverable(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LOGISTICS MOVEMENT SUPPORT SERVICES FOR BRITISH FORCES CYPRUS &amp; SOVEREIGN BASE AREA</text:p>
          </table:table-cell>
          <table:table-cell office:value-type="string" table:style-name="ce2">
            <text:p>CPPC LOGISTIC GROUP OF COMPANIES LIMITED</text:p>
          </table:table-cell>
          <table:table-cell office:value-type="string" table:style-name="ce2">
            <text:p>Shipping agency and vessel support provided as specified in the Statement Of Requirement and as requested by the Authority.</text:p>
          </table:table-cell>
          <table:table-cell office:value-type="string" table:style-name="ce2">
            <text:p>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Ship for Trials and Autonomy Development</text:p>
          </table:table-cell>
          <table:table-cell office:value-type="string" table:style-name="ce2">
            <text:p>DAMEN WORKBOATS B.V.</text:p>
          </table:table-cell>
          <table:table-cell office:value-type="string" table:style-name="ce2">
            <text:p>Time to respond to requests for work package 2 projects<text:s/></text:p>
          </table:table-cell>
          <table:table-cell office:value-type="string" table:style-name="ce2">
            <text:p>Within 48 Hours<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Temporary Healthcare Workers to the MoD.</text:p>
          </table:table-cell>
          <table:table-cell office:value-type="string" table:style-name="ce2">
            <text:p>HONEYBEERECRUITMENT.COM LTD</text:p>
          </table:table-cell>
          <table:table-cell office:value-type="string" table:style-name="ce2">
            <text:p>CV's Submitted</text:p>
          </table:table-cell>
          <table:table-cell office:value-type="string" table:style-name="ce2">
            <text:p>Greater than 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Secondary Healthcare (SHC) Services to British Forces Cyprus (BFC)</text:p>
          </table:table-cell>
          <table:table-cell office:value-type="string" table:style-name="ce2">
            <text:p>C&amp;S AMERICAN HEART INSTITUTE LIMITED</text:p>
          </table:table-cell>
          <table:table-cell office:value-type="string" table:style-name="ce2">
            <text:p>Patient Safety Incidents involving British Forces Cyprus/Sovereign Base Areas Administration Clinical Service Users reported to the Authority no later than 15 working days after the event, outlining what measures have been taken to prevent recurrence.</text:p>
          </table:table-cell>
          <table:table-cell office:value-type="string" table:style-name="ce2">
            <text:p>Less than 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Scylla Demonstration</text:p>
          </table:table-cell>
          <table:table-cell office:value-type="string" table:style-name="ce2">
            <text:p>L3HARRIS AUTONOMOUS SURFACE VEHICLES <text:s/>LMITED</text:p>
          </table:table-cell>
          <table:table-cell office:value-type="string" table:style-name="ce2">
            <text:p>Provision of reports.</text:p>
          </table:table-cell>
          <table:table-cell office:value-type="string" table:style-name="ce2">
            <text:p>100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SPARES INCLUSIVE UKEEP OF LOT 8 - SUBMARINE EQUIPMENT</text:p>
          </table:table-cell>
          <table:table-cell office:value-type="string" table:style-name="ce2">
            <text:p>DEVONPORT ROYAL DOCKYARD LIMITED</text:p>
          </table:table-cell>
          <table:table-cell office:value-type="string" table:style-name="ce2">
            <text:p>Record of performance review within five (5) Business Days</text:p>
          </table:table-cell>
          <table:table-cell office:value-type="string" table:style-name="ce2">
            <text:p>Greater than 5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Foreign Language Training.</text:p>
          </table:table-cell>
          <table:table-cell office:value-type="string" table:style-name="ce2">
            <text:p>CAPITA BUSINESS SERVICES LTD</text:p>
          </table:table-cell>
          <table:table-cell office:value-type="string" table:style-name="ce2">
            <text:p>Course Delivery - Subcontractors to receive relevant briefing and all materials in advance of delivering a programme</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TECHNICAL ASSISTANCE FOR THE NAG TEAM</text:p>
          </table:table-cell>
          <table:table-cell office:value-type="string" table:style-name="ce2">
            <text:p>BMT DEFENCE AND SECURITY UK LIMITED</text:p>
          </table:table-cell>
          <table:table-cell office:value-type="string" table:style-name="ce2">
            <text:p>Delivery of all tasks to an acceptable standard</text:p>
          </table:table-cell>
          <table:table-cell office:value-type="string" table:style-name="ce2">
            <text:p>All tasks are to be acceptable standard, in accordance with the Ts&amp;Cs of the Contract and as detailed on the Task Form</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ET/949/18 - AIR PURIFICATION</text:p>
          </table:table-cell>
          <table:table-cell office:value-type="string" table:style-name="ce2">
            <text:p>TPG MARITIME LIMITED</text:p>
          </table:table-cell>
          <table:table-cell office:value-type="string" table:style-name="ce2">
            <text:p>Technical support and advice On notification by the Authority (Project Manager), the contractor is to provide technical support and advice within 24 hours on all urgent technical enquiries and/or safety concerns raised.</text:p>
          </table:table-cell>
          <table:table-cell office:value-type="string" table:style-name="ce2">
            <text:p>Full Compliance with KPI</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OC/0001 - NATO Codification of Materiel and Digitisation of Source Data</text:p>
          </table:table-cell>
          <table:table-cell office:value-type="string" table:style-name="ce2">
            <text:p>CENTRAL MANAGEMENT CATALOGUE AGENCY (U K) LTD</text:p>
          </table:table-cell>
          <table:table-cell office:value-type="string" table:style-name="ce2">
            <text:p>Service Completion Accuracy</text:p>
          </table:table-cell>
          <table:table-cell office:value-type="string" table:style-name="ce2">
            <text:p>Greater than or equal to 99.5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25 - HEREA Lot 1</text:p>
          </table:table-cell>
          <table:table-cell office:value-type="string" table:style-name="ce2">
            <text:p>MACTAGGART <text:s/>SCOTT &amp; COMPANY LTD</text:p>
          </table:table-cell>
          <table:table-cell office:value-type="string" table:style-name="ce2">
            <text:p>Supply Chain Fitness-Repair</text:p>
          </table:table-cell>
          <table:table-cell office:value-type="string" table:style-name="ce2">
            <text:p>Equal to 98 per cent or above</text:p>
          </table:table-cell>
          <table:table-cell office:value-type="string" table:style-name="ce2">
            <text:p>Inadequate</text:p>
          </table:table-cell>
          <table:table-cell office:value-type="string" table:style-name="ce2">
            <text:p>Delays were caused by issues with subcontractors. Actions have been identified with suppliers to improve delivery and supplier meetings are in place to monitor performance and mitigate any issue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 125 AWES</text:p>
          </table:table-cell>
          <table:table-cell office:value-type="string" table:style-name="ce2">
            <text:p>CUBIC DEFENCE UK LTD.</text:p>
          </table:table-cell>
          <table:table-cell office:value-type="string" table:style-name="ce2">
            <text:p>Availability</text:p>
          </table:table-cell>
          <table:table-cell office:value-type="string" table:style-name="ce2">
            <text:p>0 Service Credi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Training Services to the Royal Navy and Royal Marines (Selborne).</text:p>
          </table:table-cell>
          <table:table-cell office:value-type="string" table:style-name="ce2">
            <text:p>CAPITA BUSINESS SERVICES LTD</text:p>
          </table:table-cell>
          <table:table-cell office:value-type="string" table:style-name="ce2">
            <text:p>Courses passed for Phase 3 Further Training. Phase 3 Training is Individual Training undertaken at any stage in any Service Personnel careers after Phase 2 Individual Training. This KPI includes numerous courses which each have their own performance thresholds which aggregate to provide a KPI performance result.</text:p>
          </table:table-cell>
          <table:table-cell office:value-type="string" table:style-name="ce2">
            <text:p>Satisfactory Performance (Green)" means a level of Contractor performance which meets or exceeds the required levels of performance across each training course in the KPI.</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IN SERVICE SUPPORT OF PROPULSORS &amp; ASSOCIATED EQUIPMENT</text:p>
          </table:table-cell>
          <table:table-cell office:value-type="string" table:style-name="ce2">
            <text:p>BABCOCK INTEGRATED TECHNOLOGY <text:s/>LIMITED</text:p>
          </table:table-cell>
          <table:table-cell office:value-type="string" table:style-name="ce2">
            <text:p>Procurement Lead Time (Spares)</text:p>
          </table:table-cell>
          <table:table-cell office:value-type="string" table:style-name="ce2">
            <text:p>Above or 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9 - Boats In-Service Support (7) - 2nd Line Training</text:p>
          </table:table-cell>
          <table:table-cell office:value-type="string" table:style-name="ce2">
            <text:p>DEVONPORT ROYAL DOCKYARD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SPARES INCLUSIVE UKEEP OF LOT 8 - SUBMARINE EQUIPMENT</text:p>
          </table:table-cell>
          <table:table-cell office:value-type="string" table:style-name="ce2">
            <text:p>DEVONPORT ROYAL DOCKYARD LIMITED</text:p>
          </table:table-cell>
          <table:table-cell office:value-type="string" table:style-name="ce2">
            <text:p>Percentage of Supply Support Order lines due for delivery in previous month Delivered On Time In Full</text:p>
          </table:table-cell>
          <table:table-cell office:value-type="string" table:style-name="ce2">
            <text:p>Greater than 98 percent delivery</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BATUK Aviation - Lot One MEDEVAC</text:p>
          </table:table-cell>
          <table:table-cell office:value-type="string" table:style-name="ce2">
            <text:p>EVERETT AVIATION CHARTER LTD</text:p>
          </table:table-cell>
          <table:table-cell office:value-type="string" table:style-name="ce2">
            <text:p>The Supplier shall ensure that one platform is available 24/7/365. In order to be deemed available each aircraft shall meet the readiness state (RS) as defined in the Statement of Requirements (SoR), be fully maintained and serviced in accordance with Kenyan Civil Aviation Regulations (KCCR), be crewed by available current, competent, qualified and experienced personnel, have on board all necessary equipment and aircraft fuelled and refuels available.</text:p>
          </table:table-cell>
          <table:table-cell office:value-type="string" table:style-name="ce2">
            <text:p>The platform is at the point of injury within the Readiness State as defined in the Statement of Requirements (SO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Insurance Brokerage and Advisory Services</text:p>
          </table:table-cell>
          <table:table-cell office:value-type="string" table:style-name="ce2">
            <text:p>WILLIS LIMITED</text:p>
          </table:table-cell>
          <table:table-cell office:value-type="string" table:style-name="ce2">
            <text:p>To ensure demanders of services under the contract receive specialist insurance advisory advice and support to inform risk allocation decisions between parties and that MoD is not exposed to unacceptable levels of risk</text:p>
          </table:table-cell>
          <table:table-cell office:value-type="string" table:style-name="ce2">
            <text:p>1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4 - Assured information infrastructure</text:p>
          </table:table-cell>
          <table:table-cell office:value-type="string" table:style-name="ce2">
            <text:p>QINETIQ LTD</text:p>
          </table:table-cell>
          <table:table-cell office:value-type="string" table:style-name="ce2">
            <text:p>Quality of deliverables: Quality of Deliverables is a key measure of the Contractors internal technical ability and the technical ability of its supply chain.</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CB6/028 HESTIA EAST REGION MULTI ACTIVITY CONTRACT</text:p>
          </table:table-cell>
          <table:table-cell office:value-type="string" table:style-name="ce2">
            <text:p>COMPASS CONTRACT SERVICES (U.K.) LIMITED</text:p>
          </table:table-cell>
          <table:table-cell office:value-type="string" table:style-name="ce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1</text:p>
          </table:table-cell>
          <table:table-cell office:value-type="string" table:style-name="ce2">
            <text:p>SWECO UK LIMITED</text:p>
          </table:table-cell>
          <table:table-cell office:value-type="string" table:style-name="ce2">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2">
            <text:p>Risk programme &amp; forecast are updated periodically &amp; proactively &amp; any changes managed &amp; reported to fully understand delays in order to mitigate their impact. All outputs delivered on time</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VISION OF WATER, SEWERAGE AND SEWAGE DISPOSAL SERVICES</text:p>
          </table:table-cell>
          <table:table-cell office:value-type="string" table:style-name="ce2">
            <text:p>SEVERN TRENT SERVICES DEFENCE LIMITED</text:p>
          </table:table-cell>
          <table:table-cell office:value-type="string" table:style-name="ce2">
            <text:p>Collect and dispose of sewage and surface water safely and hygienically from all points of sewage and surface water receipt.</text:p>
          </table:table-cell>
          <table:table-cell office:value-type="string" table:style-name="ce2">
            <text:p>Greater than or 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BATCM/0294 - Logistics Support Contract (LSC)</text:p>
          </table:table-cell>
          <table:table-cell office:value-type="string" table:style-name="ce2">
            <text:p>BABCOCK INTEGRATED TECHNOLOGY <text:s/>LIMITED</text:p>
          </table:table-cell>
          <table:table-cell office:value-type="string" table:style-name="ce2">
            <text:p>This KPI measures efficiency of the screening service in terms of time taken for items to be screened.</text:p>
          </table:table-cell>
          <table:table-cell office:value-type="string" table:style-name="ce2">
            <text:p>The percentage of screenable items received within a month period sent for screening by the Contractor and screened within required timescales will be scored, a score of greater than or equal to 90 percent constitutes a 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and Support of JTIDS (Joint Tactical Information Distribution System) Network Management System (JNMS) Fixed and Deployable..</text:p>
          </table:table-cell>
          <table:table-cell office:value-type="string" table:style-name="ce2">
            <text:p>THALES UK LIMITED</text:p>
          </table:table-cell>
          <table:table-cell office:value-type="string" table:style-name="ce2">
            <text:p>The Contractor shall ensure that the fixed Joint Network Management System (JNMS) is operationally available 95% of the time</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TT 4 year support Contract</text:p>
          </table:table-cell>
          <table:table-cell office:value-type="string" table:style-name="ce2">
            <text:p>RAYTHEON SYSTEMS LIMITED</text:p>
          </table:table-cell>
          <table:table-cell office:value-type="string" table:style-name="ce2">
            <text:p>Incident Investigation / Classification</text:p>
          </table:table-cell>
          <table:table-cell office:value-type="string" table:style-name="ce2">
            <text:p>Greater than 70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Interim Spares Availability for Routine Spares, Provision of Ad-Hoc Tasking &amp; Obsolescence Management in Support of Various Aircraft Platforms</text:p>
          </table:table-cell>
          <table:table-cell office:value-type="string" table:style-name="ce2">
            <text:p>LEONARDO UK LTD</text:p>
          </table:table-cell>
          <table:table-cell office:value-type="string" table:style-name="ce2">
            <text:p>This KPI shall measure the Contractor’s performance against schedule adherence for Non Routine Spares. The Contractor shall satisfy orders for Non Routine Spares in a Contract Month/Quarter by the delivery date as agreed between the Authority the Contractor on a case by case basis<text:s/></text:p>
          </table:table-cell>
          <table:table-cell office:value-type="string" table:style-name="ce2">
            <text:p>95 per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EMTC2 2021</text:p>
          </table:table-cell>
          <table:table-cell office:value-type="string" table:style-name="ce2">
            <text:p>BABCOCK LAND DEFENCE LIMITED</text:p>
          </table:table-cell>
          <table:table-cell office:value-type="string" table:style-name="ce2">
            <text:p>Contractor provided training delivery (MOD Lyneham)</text:p>
          </table:table-cell>
          <table:table-cell office:value-type="string" table:style-name="ce2">
            <text:p>99 percent or more of Contractor periods delivered in accordance with the agreed Training Schedule within the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Media Buying Services</text:p>
          </table:table-cell>
          <table:table-cell office:value-type="string" table:style-name="ce2">
            <text:p>OMD GROUP LIMITED</text:p>
          </table:table-cell>
          <table:table-cell office:value-type="string" table:style-name="ce2">
            <text:p>The Agency acknowledges receipt of Media Buying Brief within 1 working day.</text:p>
          </table:table-cell>
          <table:table-cell office:value-type="string" table:style-name="ce2">
            <text:p><text:s/>99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Analysis for Science &amp; Technology Research in Defence Framework (ASTRID)</text:p>
          </table:table-cell>
          <table:table-cell office:value-type="string" table:style-name="ce2">
            <text:p>BAE SYSTEMS (OPERATIONS) LIMITED TRADING AS CORDA<text:s/></text:p>
          </table:table-cell>
          <table:table-cell office:value-type="string" table:style-name="ce2">
            <text:p>Value for Money: Value for Money is a key measure of the Contractors ability to perform its contractual duties in the most economical and advantageous method.</text:p>
          </table:table-cell>
          <table:table-cell office:value-type="string" table:style-name="ce2">
            <text:p>Score of 1: For each Task Statement of Work submitted, the Contractor has provided evidence of Value for Money in their Statement of Work.</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1 - DSSHIPS MSS MARINE SYSTEMS SUPPORT PARTNER (MSSP) - LOT 1, POWER &amp; PROPULSION</text:p>
          </table:table-cell>
          <table:table-cell office:value-type="string" table:style-name="ce2">
            <text:p>BABCOCK INTEGRATED TECHNOLOGY <text:s/>LIMITED</text:p>
          </table:table-cell>
          <table:table-cell office:value-type="string" table:style-name="ce2">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3 - Boats In-Service Support (1) - Overseas</text:p>
          </table:table-cell>
          <table:table-cell office:value-type="string" table:style-name="ce2">
            <text:p>DEVONPORT ROYAL DOCKYARD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60 - Boats In-Service Support (8) - Faslane</text:p>
          </table:table-cell>
          <table:table-cell office:value-type="string" table:style-name="ce2">
            <text:p>HOLYHEAD MARINE SERVICES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percent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Feb 2022, CO approval to add £52,246.545.15 to parent to facilitate BAU &amp; SP`s until contract end 2028. RCT= £140,349,401.92. Historical Payment correction is required of £2,701,475.67 to the CP&amp;F Header.)</text:p>
          </table:table-cell>
          <table:table-cell office:value-type="string" table:style-name="ce2">
            <text:p>RESTORE PLC</text:p>
          </table:table-cell>
          <table:table-cell office:value-type="string" table:style-name="ce2">
            <text:p>Efficiency of Storage – Box fill/Consolidation Levels.</text:p>
            <text:p>Percentage of boxes filled to 75 Percent capacity</text:p>
            <text:p/>
          </table:table-cell>
          <table:table-cell office:value-type="string" table:style-name="ce2">
            <text:p>Greater than or equal to 75 Percent of boxes at least 75 Percent full</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rveillance Target Acquisition Support</text:p>
          </table:table-cell>
          <table:table-cell office:value-type="string" table:style-name="ce2">
            <text:p>QIOPTIQ LTD</text:p>
          </table:table-cell>
          <table:table-cell office:value-type="string" table:style-name="ce2">
            <text:p>Spares Demand Fulfilment Percentage</text:p>
          </table:table-cell>
          <table:table-cell office:value-type="string" table:style-name="ce2">
            <text:p>7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VISION OF NGEC FOR NATIONAL TRAINING ESTATE (NTEP)-DIOCB6/7020</text:p>
          </table:table-cell>
          <table:table-cell office:value-type="string" table:style-name="ce2">
            <text:p>LANDMARC SUPPORT SERVICES LIMITED</text:p>
          </table:table-cell>
          <table:table-cell office:value-type="string" table:style-name="ce2">
            <text:p>Percentage of number of make safe tasks, Response Category Emergency, where immediate response achieved against total number of make safe tasks, Response Category Emergency.</text:p>
          </table:table-cell>
          <table:table-cell office:value-type="string" table:style-name="ce2">
            <text:p>100-96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GM/1909 - Framework Agreement for the repeat procurement with GDOTS.</text:p>
          </table:table-cell>
          <table:table-cell office:value-type="string" table:style-name="ce2">
            <text:p>GENERAL DYNAMICS ORDNANCE AND <text:s/>TACTICAL SYSTEMS-CANADA INC</text:p>
          </table:table-cell>
          <table:table-cell office:value-type="string" table:style-name="ce2">
            <text:p>Delivery</text:p>
          </table:table-cell>
          <table:table-cell office:value-type="string" table:style-name="ce2">
            <text:p>On Time in accordance with delivery schedu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ACADEMIC PROVIDER CONTRACT FOR DEFENCE ACADEMY - CBC(PI)/037</text:p>
          </table:table-cell>
          <table:table-cell office:value-type="string" table:style-name="ce2">
            <text:p>CRANFIELD UNIVERSITY</text:p>
          </table:table-cell>
          <table:table-cell office:value-type="string" table:style-name="ce2">
            <text:p>Education Support - Develop Courses which meet specific needs of the Authority. Performance Standard - 90% Course development work to be completed according to agreed specifications on time as agreed between the parties. 10% Course development work to be completed according to agreed specifications within 10 Business Days.<text:s/></text:p>
          </table:table-cell>
          <table:table-cell office:value-type="string" table:style-name="ce2">
            <text:p>90 percent</text:p>
          </table:table-cell>
          <table:table-cell office:value-type="string" table:style-name="ce2">
            <text:p>Good</text:p>
          </table:table-cell>
          <table:table-cell office:value-type="string" table:style-name="ce2">
            <text:p>Performance data for August, September, October 2022 in line with the reporting periods of the contract.<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AS/00098 - PROTECTOR UAS Technical Support and Assessment</text:p>
          </table:table-cell>
          <table:table-cell office:value-type="string" table:style-name="ce2">
            <text:p>EBENI LIMITED</text:p>
          </table:table-cell>
          <table:table-cell office:value-type="string" table:style-name="ce2">
            <text:p>Performance in Quality of Outputs associated with Authority Issued Tasks Forms as a percentage of outputs accepted by the Authority without the need for revisions</text:p>
          </table:table-cell>
          <table:table-cell office:value-type="string" table:style-name="ce2">
            <text:p>No instances of non-complianc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LOGISTICS COMMODITIES &amp; SERVICES (TRANSFORMATION PROJECT, THE TRANSFORMATION OF THE MOD'S LOGISTIC AND COMMODITY PROCUREMENT SERVICES INCLUDING THE DELIVERY AND OPERATION.</text:p>
          </table:table-cell>
          <table:table-cell office:value-type="string" table:style-name="ce2">
            <text:p>LEIDOS EUROPE, LIMITED</text:p>
          </table:table-cell>
          <table:table-cell office:value-type="string" table:style-name="ce2">
            <text:p>1st Strike Availability - 4.3</text:p>
            <text:p>Inventory Manage all Commodities and ensure that they are available to satisfy Demands from Authorised Demanders in full within 24 hours of a Demand being placed.</text:p>
          </table:table-cell>
          <table:table-cell office:value-type="string" table:style-name="ce2">
            <text:p>Average Over 92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afox Mine Disposal System (MDS) Exploration contract. The Seafox MDS is the primary Mine Counter Measure Vessel (MCMV) providing the Mine Neutralisation capabilities on both Hunt and Sandown class Ships.</text:p>
          </table:table-cell>
          <table:table-cell office:value-type="string" table:style-name="ce2">
            <text:p>ATLAS ELEKTRONIK UK LIMITED</text:p>
          </table:table-cell>
          <table:table-cell office:value-type="string" table:style-name="ce2">
            <text:p>Provision of deliverable reports</text:p>
          </table:table-cell>
          <table:table-cell office:value-type="string" table:style-name="ce2">
            <text:p>All PIs are scored Green / PI not relevant for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Community Healthcare (CHC) Services to British Forces Cyprus</text:p>
          </table:table-cell>
          <table:table-cell office:value-type="string" table:style-name="ce2">
            <text:p>SSAFA FAMILY HEALTH SERVICES</text:p>
          </table:table-cell>
          <table:table-cell office:value-type="string" table:style-name="ce2">
            <text:p>The Community Children’s Nurses are to contact the families of every child admitted into hospital.</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GM/1927 Repeat Procurement of Explosives</text:p>
          </table:table-cell>
          <table:table-cell office:value-type="string" table:style-name="ce2">
            <text:p>CHEMRING ENERGETICS UK LIMITED</text:p>
          </table:table-cell>
          <table:table-cell office:value-type="string" table:style-name="ce2">
            <text:p>Delivery</text:p>
          </table:table-cell>
          <table:table-cell office:value-type="string" table:style-name="ce2">
            <text:p>On Time in accordance with delivery schedule</text:p>
          </table:table-cell>
          <table:table-cell office:value-type="string" table:style-name="ce2">
            <text:p>Requires Improvement</text:p>
          </table:table-cell>
          <table:table-cell office:value-type="string" table:style-name="ce2">
            <text:p>Agreeing rectification plan</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JOINT SUPPORT SOLUTION 2 SUPPORT CONTRACT</text:p>
          </table:table-cell>
          <table:table-cell office:value-type="string" table:style-name="ce2">
            <text:p>BAE SYSTEMS SURFACE SHIPS LIMITED</text:p>
          </table:table-cell>
          <table:table-cell office:value-type="string" table:style-name="ce2">
            <text:p>KPI 1 - Availability</text:p>
          </table:table-cell>
          <table:table-cell office:value-type="string" table:style-name="ce2">
            <text:p>95 percent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53 - Supply &amp; Delivery of F-35 to Cyprus - August 2022</text:p>
          </table:table-cell>
          <table:table-cell office:value-type="string" table:style-name="ce2">
            <text:p>MOTOR OIL (HELLAS) CORINTH REFINERIE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FUEL HEDGING PROGRAMME RE-LET</text:p>
          </table:table-cell>
          <table:table-cell office:value-type="string" table:style-name="ce2">
            <text:p>BRITANNIC TRADING LIMITED</text:p>
          </table:table-cell>
          <table:table-cell office:value-type="string" table:style-name="ce2">
            <text:p>To provide an ongoing financial instrument that allows MOD to mitigate fuel price changes and mitigate budget uncertainty’</text:p>
          </table:table-cell>
          <table:table-cell office:value-type="string" table:style-name="ce2">
            <text:p>Supplier has provided all funds to MOD on time (less than30 days) where the price of Fuel has exceeded the hedge price or has invoiced MOD within this timescale were the supplier is due the balance between a lower fuel price and the hedge pric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AND OPERATION OF A JOINT FORCES COMMAND AND STAFF COLLEGE-CP/PFI/101</text:p>
          </table:table-cell>
          <table:table-cell office:value-type="string" table:style-name="ce2">
            <text:p>DEFENCE MANAGEMENT (WATCHFIELD) LIMITED</text:p>
          </table:table-cell>
          <table:table-cell office:value-type="string" table:style-name="ce2">
            <text:p>Academic Services: To provide academic services including the preparation and delivery of training and military education in accordance with Joint Services Command and Staff College (JSCSC) course syllabi, and research in direct support of designated subject areas, as per contract requirements.</text:p>
          </table:table-cell>
          <table:table-cell office:value-type="string" table:style-name="ce2">
            <text:p>&lt;15 Deficiency (failure) Poi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Business Modernisation for Support Digital Transformation Partner (BMfS DTP) - Technology Services 2 Agreement RM3804</text:p>
          </table:table-cell>
          <table:table-cell office:value-type="string" table:style-name="ce2">
            <text:p>PA CONSULTING SERVICES LTD</text:p>
          </table:table-cell>
          <table:table-cell office:value-type="string" table:style-name="ce2">
            <text:p>The Contractor shall submit a Social Value Report to be received by the Authority’s Programme Lead(s) and Commercial Officer no later than the 5th business day of the month (to be incorporated into the Monthly Progress Review Report (MPRR) and in Office 0365)</text:p>
          </table:table-cell>
          <table:table-cell office:value-type="string" table:style-name="ce2">
            <text:p>Submitted on time<text:s/></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6 - Understand</text:p>
          </table:table-cell>
          <table:table-cell office:value-type="string" table:style-name="ce2">
            <text:p>FRAZER-NASH CONSULTANCY LTD</text:p>
          </table:table-cell>
          <table:table-cell office:value-type="string" table:style-name="ce2">
            <text:p>Quality of deliverables: Quality of Deliverables is a key measure of the Contractors internal technical ability and the technical ability of its supply chain.</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CB6/024 - HESTIA South East Multi Activity Contract.</text:p>
          </table:table-cell>
          <table:table-cell office:value-type="string" table:style-name="ce2">
            <text:p>ARAMARK DEFENCE SERVICES LIMITED</text:p>
          </table:table-cell>
          <table:table-cell office:value-type="string" table:style-name="ce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1)</text:p>
          </table:table-cell>
          <table:table-cell office:value-type="string" table:style-name="ce2">
            <text:p>MONTAGU EVANS LLP</text:p>
          </table:table-cell>
          <table:table-cell office:value-type="string" table:style-name="ce2">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2">
            <text:p>Risk programme &amp; forecast are updated periodically &amp; proactively &amp; any changes managed &amp; reported to fully understand delays in order to mitigate their impact. All outputs delivered on time</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Marine Support to Range Safety and Aircrew Training (RSACT)</text:p>
          </table:table-cell>
          <table:table-cell office:value-type="string" table:style-name="ce2">
            <text:p>SMIT INTERNATIONAL (SCOTLAND) LTD</text:p>
          </table:table-cell>
          <table:table-cell office:value-type="string" table:style-name="ce2">
            <text:p>All tasks detailed at Section C of the Statement of Requirements (including Range Clearance and Safety, Operational Sea Training, Helicopter Training, Aircrew Training, Sea Survival Training and Marine Target Towing) meet the Customer’s requirement on the day and are in accordance with any operating guidelines and procedures provided by the Authority.</text:p>
          </table:table-cell>
          <table:table-cell office:value-type="string" table:style-name="ce2">
            <text:p>All tasks during the reporting period (quarterly) meet the Customer’s requirements on the da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VISION OF ENERGY TO RAF FYLINGDALES. FILE MIGRATION.</text:p>
          </table:table-cell>
          <table:table-cell office:value-type="string" table:style-name="ce2">
            <text:p>T.G. POWER LTD</text:p>
          </table:table-cell>
          <table:table-cell office:value-type="string" table:style-name="ce2">
            <text:p>Electrical Power Availability - Ensure that there is constant electrical power availability across the site (excluding scheduled maintenance of the Power House and test operation of the MOD Equipment)</text:p>
          </table:table-cell>
          <table:table-cell office:value-type="string" table:style-name="ce2">
            <text:p>99.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External Support for Future Accommodation Model Pilot.</text:p>
          </table:table-cell>
          <table:table-cell office:value-type="string" table:style-name="ce2">
            <text:p>DELOITTE LLP</text:p>
          </table:table-cell>
          <table:table-cell office:value-type="string" table:style-name="ce2">
            <text:p>Timeline</text:p>
          </table:table-cell>
          <table:table-cell office:value-type="string" table:style-name="ce2">
            <text:p>Under 110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3 - Sensor, sensor system and signature measurement</text:p>
          </table:table-cell>
          <table:table-cell office:value-type="string" table:style-name="ce2">
            <text:p>ATLAS ELEKTRONIK UK LTD</text:p>
            <text:p/>
          </table:table-cell>
          <table:table-cell office:value-type="string" table:style-name="ce2">
            <text:p>Timeliness of a Deliverable: Timeliness of Deliverable(s) in a Tasking Contract / Purchase Order that are on time to the due date specified within the call-off tasking form part B and purchase order.<text:s/></text:p>
          </table:table-cell>
          <table:table-cell office:value-type="string" table:style-name="ce2">
            <text:p>Deliverables received on time within the Tasking Contract / Purchase Order and measured in relation to agreed milestone payment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Armed Forces Medical Examinations to RAF &amp; RN.</text:p>
          </table:table-cell>
          <table:table-cell office:value-type="string" table:style-name="ce2">
            <text:p>CAPITA BUSINESS SERVICES LTD</text:p>
          </table:table-cell>
          <table:table-cell office:value-type="string" table:style-name="ce2">
            <text:p>Number of Errors by Service Provider against the standard at Pre-Entry Scrutiny.</text:p>
            <text:p/>
          </table:table-cell>
          <table:table-cell office:value-type="string" table:style-name="ce2">
            <text:p>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2).</text:p>
          </table:table-cell>
          <table:table-cell office:value-type="string" table:style-name="ce2">
            <text:p>AVISON YOUNG (UK) LIMITED</text:p>
          </table:table-cell>
          <table:table-cell office:value-type="string" table:style-name="ce2">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2">
            <text:p>96 percent &amp; over</text:p>
          </table:table-cell>
          <table:table-cell office:value-type="string" table:style-name="ce2">
            <text:p>Approaching Target</text:p>
          </table:table-cell>
          <table:table-cell office:value-type="string" table:style-name="ce2">
            <text:p>AY have provided comments to Defence Infrastructure Organisation (DIO) previously about the difficulty in providing accurate fee forecasts. We have outlined some of the main reasons for this below:</text:p>
            <text:p>- <text:s text:c="9"/>Scoring is based on forecasts provided 5-6 weeks in advance of actual invoicing and therefore is a high level estimate at the time.</text:p>
            <text:p>Actual fees invoiced are reflective of the work undertaken, mostly on a time-charge basis, and this may be more or less than forecast.AV131</text:p>
            <text:p>- <text:s text:c="9"/>Reactive nature of AY’s consultancy work on all of the SPA sites means AY cannot predict when we may need to undertake work and therefore invoice. This can change significantly on a week to week basis and reflects AY’s instructions from DIO case officers.</text:p>
            <text:p>- <text:s text:c="9"/>Time taken for DIO approval process for both obtaining a PO and approval of submitting invoices impacts when AY can actually invoice.</text:p>
            <text:p/>
            <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097 - Spares Inclusive Upkeep:<text:s/></text:p>
            <text:p>In-Service Support of<text:s/></text:p>
            <text:p>Submarine and Ship Shaft Seals</text:p>
            <text:p/>
          </table:table-cell>
          <table:table-cell office:value-type="string" table:style-name="ce2">
            <text:p>WARTSILA UK LIMITED</text:p>
          </table:table-cell>
          <table:table-cell office:value-type="string" table:style-name="ce2">
            <text:p>Repair Turnaround Time</text:p>
          </table:table-cell>
          <table:table-cell office:value-type="string" table:style-name="ce2">
            <text:p>95 per 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107 - MTU Diesel Generator Support</text:p>
          </table:table-cell>
          <table:table-cell office:value-type="string" table:style-name="ce2">
            <text:p>ROLLS-ROYCE SOLUTIONS UK LIMITED</text:p>
          </table:table-cell>
          <table:table-cell office:value-type="string" table:style-name="ce2">
            <text:p>Turn Round Time Performance</text:p>
            <text:p>Standard for Spares Repair</text:p>
          </table:table-cell>
          <table:table-cell office:value-type="string" table:style-name="ce2">
            <text:p>Equal to or higher than 97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amp; SUPPORT OF AIRCRAFT GROUND POWER-ACCOMM2/7068</text:p>
          </table:table-cell>
          <table:table-cell office:value-type="string" table:style-name="ce2">
            <text:p>TERBERG DTS (UK) LIMITED</text:p>
          </table:table-cell>
          <table:table-cell office:value-type="string" table:style-name="ce2">
            <text:p>The Authority requires the Contractor to sustain the in-service Fleet Availability of Ground Power Units at a minimum of 95% across the fleet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VERITAS Enduring IT Support</text:p>
          </table:table-cell>
          <table:table-cell office:value-type="string" table:style-name="ce2">
            <text:p>TECHMODAL LIMITED</text:p>
          </table:table-cell>
          <table:table-cell office:value-type="string" table:style-name="ce2">
            <text:p>The Contractor must provide all release related documentation covered under Appendix 1 to Annex A to Schedule 2, 4.2 and Annex A to Schedule 2; Paragraph 29.e within the agreed timeframe.</text:p>
          </table:table-cell>
          <table:table-cell office:value-type="string" table:style-name="ce2">
            <text:p>All documents received within two (2) working days of agreed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BATUK Aviation - Lot Two SOE</text:p>
          </table:table-cell>
          <table:table-cell office:value-type="string" table:style-name="ce2">
            <text:p>ABERDAIR AVIATION LIMITED</text:p>
          </table:table-cell>
          <table:table-cell office:value-type="string" table:style-name="ce2">
            <text:p>The Supplier shall provide one platform available to conduct Range Clearance (RC)/General Aviation Support (GAS)/Arial Fire Fighting (AFF). In order to be deemed available the aircraft shall comply with the readiness states (RS) defined in the Statement of Requirements (SOR), be crewed by current competent, qualified and experienced personnel, comply with Kenyan Civil Aviation Authority (KCAA) regulations, be equipped with all safety equipment, have the aircraft fuelled and refuels available and be fully maintained and serviced in accordance with KCAA Regulations. </text:p>
          </table:table-cell>
          <table:table-cell office:value-type="string" table:style-name="ce2">
            <text:p>All aspects of availability are reported on time by the Supplier in a phone call to the BATUK point of contact (POC).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25 - The Provision of Coating Supply and Advisory Services to support the In Service Support for Royal Fleet Auxiliary Vessels and Royal Navy Ocean Survey Vessel</text:p>
          </table:table-cell>
          <table:table-cell office:value-type="string" table:style-name="ce2">
            <text:p>INTERNATIONAL PAINT LTD</text:p>
          </table:table-cell>
          <table:table-cell office:value-type="string" table:style-name="ce2">
            <text:p>KPI 2 - Advisor Final Report<text:s/></text:p>
          </table:table-cell>
          <table:table-cell office:value-type="string" table:style-name="ce2">
            <text:p>On or before agreed timescale and signed off at 1st presentation<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HVM ADAPT Part B Contract</text:p>
          </table:table-cell>
          <table:table-cell office:value-type="string" table:style-name="ce2">
            <text:p>THALES UK LIMITED</text:p>
          </table:table-cell>
          <table:table-cell office:value-type="string" table:style-name="ce2">
            <text:p>Fulfilment of Equipment availability in accordance with the user demand profile specification</text:p>
          </table:table-cell>
          <table:table-cell office:value-type="string" table:style-name="ce2">
            <text:p>Equipment availability delivered in accordance with the user demand profi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Rapid Access Diagnostic Imaging and Surgery</text:p>
          </table:table-cell>
          <table:table-cell office:value-type="string" table:style-name="ce2">
            <text:p>SPIRE HEALTHCARE LIMITED</text:p>
          </table:table-cell>
          <table:table-cell office:value-type="string" table:style-name="ce2">
            <text:p>Accelerated Spinal Surgical interventions performed within 2 weeks</text:p>
          </table:table-cell>
          <table:table-cell office:value-type="string" table:style-name="ce2">
            <text:p>95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OC/0001 - NATO Codification of Materiel and Digitisation of Source Data</text:p>
          </table:table-cell>
          <table:table-cell office:value-type="string" table:style-name="ce2">
            <text:p>CENTRAL MANAGEMENT CATALOGUE AGENCY (U K) LTD</text:p>
          </table:table-cell>
          <table:table-cell office:value-type="string" table:style-name="ce2">
            <text:p>Completion of Requested Codification Line Entries (where Source Data is available within their specified delivery date)</text:p>
          </table:table-cell>
          <table:table-cell office:value-type="string" table:style-name="ce2">
            <text:p>Greater than or equal to 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vision of Contact Centre services to Support Royal Navy and Royal Air Force Recruitment</text:p>
          </table:table-cell>
          <table:table-cell office:value-type="string" table:style-name="ce2">
            <text:p>TELEPERFORMANCE LTD</text:p>
          </table:table-cell>
          <table:table-cell office:value-type="string" table:style-name="ce2">
            <text:p>Emails should be answered within 24 hours of receipt</text:p>
          </table:table-cell>
          <table:table-cell office:value-type="string" table:style-name="ce2">
            <text:p>100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106 - Future Diesels</text:p>
          </table:table-cell>
          <table:table-cell office:value-type="string" table:style-name="ce2">
            <text:p>ROYSTON LTD</text:p>
          </table:table-cell>
          <table:table-cell office:value-type="string" table:style-name="ce2">
            <text:p>Repair Support (Spares)</text:p>
          </table:table-cell>
          <table:table-cell office:value-type="string" table:style-name="ce2">
            <text:p>Equal to or higher than 97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IP/0067 - BR90 In-Service Support</text:p>
          </table:table-cell>
          <table:table-cell office:value-type="string" table:style-name="ce2">
            <text:p>RHEINMETALL BAE SYSTEMS LAND LIMITED</text:p>
          </table:table-cell>
          <table:table-cell office:value-type="string" table:style-name="ce2">
            <text:p>Provision of Quotations for Tasking Forms</text:p>
          </table:table-cell>
          <table:table-cell office:value-type="string" table:style-name="ce2">
            <text:p>All quotations provided within 10 working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Air Start Replacement Project</text:p>
          </table:table-cell>
          <table:table-cell office:value-type="string" table:style-name="ce2">
            <text:p>TERBERG DTS (UK) LIMITED</text:p>
          </table:table-cell>
          <table:table-cell office:value-type="string" table:style-name="ce2">
            <text:p>For each Air Starter delivered under the Line Item 4 (Supply of 13 x Air Starters as defined in WP2 - Test Evaluation, Acceptance &amp; Equipment Delivery). Schedule Adherence for the delivery of each individual Air Starter to achieve Full Operating Capability (FOC). The Contractor’s performance against the Contract Master Schedule shall be measured from the day of an expected delivery in the Contract Master Schedule. Where an Air Starter is forecast for delivery in a Contract Month and is not delivered on time and consequently the delivery falls into the next Contract Month, the assessment of the Schedule Adherence shall be in the next Contract Month when the Air Starter is delivered.</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ata Integration and Management</text:p>
          </table:table-cell>
          <table:table-cell office:value-type="string" table:style-name="ce2">
            <text:p>PALANTIR TECHNOLOGIES UK, LTD.</text:p>
          </table:table-cell>
          <table:table-cell office:value-type="string" table:style-name="ce2">
            <text:p>Knowledge Transfer and Transition</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Scylla Demonstration</text:p>
          </table:table-cell>
          <table:table-cell office:value-type="string" table:style-name="ce2">
            <text:p>L3HARRIS AUTONOMOUS SURFACE VEHICLES <text:s/>LMITED</text:p>
          </table:table-cell>
          <table:table-cell office:value-type="string" table:style-name="ce2">
            <text:p>Attend Bi-Weekly project progress reviews, maintain a risk mitigation plan with clear actions and clearly communicate decisions with stakeholders.</text:p>
          </table:table-cell>
          <table:table-cell office:value-type="string" table:style-name="ce2">
            <text:p>100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2">
            <text:p>FUJITSU SERVICES LIMITED</text:p>
          </table:table-cell>
          <table:table-cell office:value-type="string" table:style-name="ce2">
            <text:p>Local Area Network Service (LAN); The percentage of total time during the Service Measurement Period during which Data LAN Connectivity is Available excluding any wireless connections</text:p>
          </table:table-cell>
          <table:table-cell office:value-type="string" table:style-name="ce2">
            <text:p>99.60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1053 Design, Supply and In-Service<text:s/></text:p>
            <text:p>Support (ISS) of<text:s/></text:p>
            <text:p>Oceanographic Reconnaissance<text:s/></text:p>
            <text:p>Combat Architecture (ORCA). SOR Item 1</text:p>
          </table:table-cell>
          <table:table-cell office:value-type="string" table:style-name="ce2">
            <text:p>THALES UK LIMITED</text:p>
          </table:table-cell>
          <table:table-cell office:value-type="string" table:style-name="ce2">
            <text:p>Availability</text:p>
          </table:table-cell>
          <table:table-cell office:value-type="string" table:style-name="ce2">
            <text:p>95 percent or higher over the Calculation Perio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OF SUPPORT VEHICLES AND THEIR ASSOCIATED SUPPORT PACKAGES-GSV/3/03</text:p>
          </table:table-cell>
          <table:table-cell office:value-type="string" table:style-name="ce2">
            <text:p>RHEINMETALL MAN MILITARY VEHICLES UK LTD</text:p>
          </table:table-cell>
          <table:table-cell office:value-type="string" table:style-name="ce2">
            <text:p>Replenishment of Spare Parts into Defence Fulfilment Centre (DFC) - Contracted Lead Time (CLT)</text:p>
          </table:table-cell>
          <table:table-cell office:value-type="string" table:style-name="ce2">
            <text:p>85 percent or above</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SUPPLY OF GROUND FUELS</text:p>
          </table:table-cell>
          <table:table-cell office:value-type="string" table:style-name="ce2">
            <text:p>HELLENIC PETROLEUM CYPRUS LTD</text:p>
          </table:table-cell>
          <table:table-cell office:value-type="string" table:style-name="ce2">
            <text:p>Fuel is consistent with Joint Services Publication (JSP) 317. <text:s/>Fuel will be tested after handover by a representative of the Authority. <text:s/>Count of loads passing the quality assurance check as a percentage of total deliverie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Programme Management &amp; Decision Support to RAF SSP Programme - Lot 1</text:p>
          </table:table-cell>
          <table:table-cell office:value-type="string" table:style-name="ce2">
            <text:p>CATALYZE LIMITED</text:p>
          </table:table-cell>
          <table:table-cell office:value-type="string" table:style-name="ce2">
            <text:p>KPI 1 - Sustained, timely and objective self reporting</text:p>
          </table:table-cell>
          <table:table-cell office:value-type="string" table:style-name="ce2">
            <text:p>Supplier must attend all of the following and provide the information (in brackets): 1) The weekly reporting meetings (every working week), 2) The monthly review meetings (must supply monthly report pack which includes financial forecasts, financial actuals and KPI performance results for the month), 3) The annual review (must supply must supply annual report pack which includes financial forecasts, financial actuals and KPI performance results over the last year). Attendance to weekly's is to be noted as 100% over the last 20 weeks.</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Total Facilities Management</text:p>
          </table:table-cell>
          <table:table-cell office:value-type="string" table:style-name="ce2">
            <text:p>EMCOR GROUP (UK)</text:p>
            <text:p/>
          </table:table-cell>
          <table:table-cell office:value-type="string" table:style-name="ce2">
            <text:p>Cleaning Services: All areas to satisfy the Service Requirements to be sampled through 2 audits per site per month.</text:p>
          </table:table-cell>
          <table:table-cell office:value-type="string" table:style-name="ce2">
            <text:p>95 percent and higher</text:p>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The Provision of Social Works Services (SWS) to British Forces Cyprus (BFC)</text:p>
          </table:table-cell>
          <table:table-cell office:value-type="string" table:style-name="ce2">
            <text:p>NUTRIUS CENTRAL SERVICES LIMITED</text:p>
          </table:table-cell>
          <table:table-cell office:value-type="string" table:style-name="ce2">
            <text:p>Percentage of referrals acknowledged within 48 hours of receipt</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25 - HEREA Lot 1</text:p>
          </table:table-cell>
          <table:table-cell office:value-type="string" table:style-name="ce2">
            <text:p>MACTAGGART <text:s/>SCOTT &amp; COMPANY LTD</text:p>
          </table:table-cell>
          <table:table-cell office:value-type="string" table:style-name="ce2">
            <text:p>Supply Chain Fitness-New Manufacture</text:p>
          </table:table-cell>
          <table:table-cell office:value-type="string" table:style-name="ce2">
            <text:p>Equal to 98 per cent or above</text:p>
          </table:table-cell>
          <table:table-cell office:value-type="string" table:style-name="ce2">
            <text:p>Inadequate</text:p>
          </table:table-cell>
          <table:table-cell office:value-type="string" table:style-name="ce2">
            <text:p>Delays were caused by issues with subcontractors. Actions have been identified with suppliers to improve delivery and supplier meetings are in place to monitor performance and mitigate any issue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Provision of Contractor Logistic Support and Post Design Services for the Dismounted Close Combat Trainer (DCCT)</text:p>
          </table:table-cell>
          <table:table-cell office:value-type="string" table:style-name="ce2">
            <text:p>INVERIS TRAINING SOLUTIONS LIMITED</text:p>
          </table:table-cell>
          <table:table-cell office:value-type="string" table:style-name="ce2">
            <text:p>System Downtime - No individual Dismounted Close Combat Training system shall be down for more than 2 consecutive mission days for UK mainland systems and off shore systems covered by Joint Supply Chain. Scotland and off shore systems not covered by Joint Supply Chain shall not be down for more than 3 consecutive mission days.</text:p>
          </table:table-cell>
          <table:table-cell office:value-type="string" table:style-name="ce2">
            <text:p>LESS THAN 10 FAILURE SERVICE POINTS FOR ALL 3 KPI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ject MITER</text:p>
          </table:table-cell>
          <table:table-cell office:value-type="string" table:style-name="ce2">
            <text:p>AMEYBRIGGS SERVICES LIMITED</text:p>
          </table:table-cell>
          <table:table-cell office:value-type="string" table:style-name="ce2">
            <text:p>Provide Unscheduled Maintenance: Contractor completed Unscheduled Maintenance and/or repairs to reinstate the Equipment and/or service to the Authority</text:p>
          </table:table-cell>
          <table:table-cell office:value-type="string" table:style-name="ce2">
            <text:p>B – 95 percent or above<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SPARES, REPAIRS, TRAINING, TECHNICAL SUPPORT, PLUS EQUIPMENT TO SUPPORT 4 TASK LINES OF AIR CENTURION MUAS. REFERENCE IGBC UAS/04/27/01/02 DATED 11 MAY 2016</text:p>
          </table:table-cell>
          <table:table-cell office:value-type="string" table:style-name="ce2">
            <text:p>AEROVIRONMENT INC</text:p>
          </table:table-cell>
          <table:table-cell office:value-type="string" table:style-name="ce2">
            <text:p>Repairs - The Authority requires the contractor to complete all repairs within the time frame stipulated in the Delivery Schedule Annex</text:p>
          </table:table-cell>
          <table:table-cell office:value-type="string" table:style-name="ce2">
            <text:p>Blue - Repair is delivered to DSCOM ? 90 Calendar days after order inductio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SUPPLY AND SUPPORT OF JOINT COMMON REMOTE VIEWING TERMINAL (JCRVT)</text:p>
          </table:table-cell>
          <table:table-cell office:value-type="string" table:style-name="ce2">
            <text:p>L-3 COMMUNICATIONS SYSTEMS- WEST</text:p>
          </table:table-cell>
          <table:table-cell office:value-type="string" table:style-name="ce2">
            <text:p>Obsolescence management<text:s/></text:p>
            <text:p>Contractor to inform the Authority within 10 working days of the Contractor becoming aware of items of supply (Annex A to Statement Of Requirement) becoming obsolete, with impact statement and initial mitigation suggestion to allow Authority time to assess impact to the project.<text:s/></text:p>
          </table:table-cell>
          <table:table-cell office:value-type="string" table:style-name="ce2">
            <text:p>Authority informed within ten (10) working days (after contractor is made aware) with initial impact statement and suggested mitigation.<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4 - Trials and capability operation</text:p>
          </table:table-cell>
          <table:table-cell office:value-type="string" table:style-name="ce2">
            <text:p>QINETIQ LTD<text:s/></text:p>
          </table:table-cell>
          <table:table-cell office:value-type="string" table:style-name="ce2">
            <text:p>Timeliness of a Deliverable: Timeliness of Deliverable(s) in a Tasking Contract / Purchase Order that are on time to the due date specified within the call-off tasking form part B and purchase order.<text:s/></text:p>
          </table:table-cell>
          <table:table-cell office:value-type="string" table:style-name="ce2">
            <text:p>Deliverables received on time within the Tasking Contract / Purchase Order and measured in relation to agreed milestone payment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61 - Boats In-Service Support (9) - 4th Line Training</text:p>
          </table:table-cell>
          <table:table-cell office:value-type="string" table:style-name="ce2">
            <text:p>DEVONPORT ROYAL DOCKYARD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percent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SS/064 Submarine Main Control and Equipment</text:p>
          </table:table-cell>
          <table:table-cell office:value-type="string" table:style-name="ce2">
            <text:p>DEVONPORT ROYAL DOCKYARD LIMITED</text:p>
          </table:table-cell>
          <table:table-cell office:value-type="string" table:style-name="ce2">
            <text:p>Post Design Support Task Completion<text:s/></text:p>
            <text:p>The task duration stipulated on Task Approval Form Part B is to be achieved from the date of the issued Purchase Order</text:p>
          </table:table-cell>
          <table:table-cell office:value-type="string" table:style-name="ce2">
            <text:p>Task complete within agreed timescales as stated on Task Approval Form Part A or as otherwise agreed. If none are due for completion within month, KPI is scored Green.<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BATUK Aviation - Lot Two SOE</text:p>
          </table:table-cell>
          <table:table-cell office:value-type="string" table:style-name="ce2">
            <text:p>ABERDAIR AVIATION LIMITED</text:p>
          </table:table-cell>
          <table:table-cell office:value-type="string" table:style-name="ce2">
            <text:p>The Supplier shall provide one platform in a reliable state to conduct Range Clearance (RC)/Ground Arial Support (GAS)/Arial Fire Fighting (AFF) and complete the task in accordance with the Statement of Requirement. </text:p>
          </table:table-cell>
          <table:table-cell office:value-type="string" table:style-name="ce2">
            <text:p>The Supplier provides one platform in a reliable state to conduct Range Clearance (RC)/Ground Arial Support (GAS)/Arial Fire Fighting(AFF) and completes the task in accordance with the Statement of Requirement.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1 - Collect</text:p>
          </table:table-cell>
          <table:table-cell office:value-type="string" table:style-name="ce2">
            <text:p>ROKE MANOR RESEARCH LTD</text:p>
          </table:table-cell>
          <table:table-cell office:value-type="string" table:style-name="ce2">
            <text:p>Timeliness of Deliverables: Timeliness of Deliverables is a key measure of the Contractor(s’) ability to perform its contractual duties on-time and in-full.</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HIGH G TRAINING AND TEST CAPABILITY-FSASTC/00114</text:p>
          </table:table-cell>
          <table:table-cell office:value-type="string" table:style-name="ce2">
            <text:p>THALES UK LIMITED</text:p>
          </table:table-cell>
          <table:table-cell office:value-type="string" table:style-name="ce2">
            <text:p>The successful provision of the training service measured as “Training Service discrepancies”</text:p>
          </table:table-cell>
          <table:table-cell office:value-type="string" table:style-name="ce2">
            <text:p>Maximum of 15 service credits /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123- DFWES</text:p>
            <text:p>Amount agreed is a total Contract value and amount released covers all milestone payments for FY1 only. Child has been raised to cover FY2 - FY3.</text:p>
          </table:table-cell>
          <table:table-cell office:value-type="string" table:style-name="ce2">
            <text:p>SAAB AB</text:p>
          </table:table-cell>
          <table:table-cell office:value-type="string" table:style-name="ce2">
            <text:p>Availability</text:p>
          </table:table-cell>
          <table:table-cell office:value-type="string" table:style-name="ce2">
            <text:p>Greater than or equal to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VISION OF NGEC FOR NATIONAL TRAINING ESTATE (NTEP)-DIOCB6/7020</text:p>
          </table:table-cell>
          <table:table-cell office:value-type="string" table:style-name="ce2">
            <text:p>LANDMARC SUPPORT SERVICES LIMITED</text:p>
          </table:table-cell>
          <table:table-cell office:value-type="string" table:style-name="ce2">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string" table:style-name="ce2">
            <text:p>100-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2</text:p>
          </table:table-cell>
          <table:table-cell office:value-type="string" table:style-name="ce2">
            <text:p>CAPITA (REAL ESTATE &amp; INFRASTRUCTURE) LIMITED</text:p>
          </table:table-cell>
          <table:table-cell office:value-type="string" table:style-name="ce2">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2">
            <text:p>96 percent &amp; ov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Feb 2022, CO approval to add £52,246.545.15 to parent to facilitate BAU &amp; SP`s until contract end 2028. RCT= £140,349,401.92. Historical Payment correction is required of £2,701,475.67 to the CP&amp;F Header.)</text:p>
          </table:table-cell>
          <table:table-cell office:value-type="string" table:style-name="ce2">
            <text:p>RESTORE PLC</text:p>
          </table:table-cell>
          <table:table-cell office:value-type="string" table:style-name="ce2">
            <text:p>Delivery on Time (Percentage of total orders that meet 'contracted for' delivery time (no. of exceptions)).</text:p>
            <text:p>This is a binary KPI covering all deliverables under the contract and is either met or not.</text:p>
            <text:p/>
          </table:table-cell>
          <table:table-cell office:value-type="string" table:style-name="ce2">
            <text:p>Greater than or 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Insurance Brokerage and Advisory Services</text:p>
          </table:table-cell>
          <table:table-cell office:value-type="string" table:style-name="ce2">
            <text:p>WILLIS LIMITED</text:p>
          </table:table-cell>
          <table:table-cell office:value-type="string" table:style-name="ce2">
            <text:p>Assess MoD risk exposure, formulate options for mitigation of risk or risk transfer</text:p>
          </table:table-cell>
          <table:table-cell office:value-type="string" table:style-name="ce2">
            <text:p>1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Print Management Services</text:p>
          </table:table-cell>
          <table:table-cell office:value-type="string" table:style-name="ce2">
            <text:p>CORPORATE DOCUMENT SERVICES <text:s/>LIMITED</text:p>
          </table:table-cell>
          <table:table-cell office:value-type="string" table:style-name="ce2">
            <text:p>The contractor provides quotation on agreed specification within 1 working day unless otherwise agreed with the demander</text:p>
          </table:table-cell>
          <table:table-cell office:value-type="string" table:style-name="ce2">
            <text:p>greater than 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Total Facilities Management</text:p>
          </table:table-cell>
          <table:table-cell office:value-type="string" table:style-name="ce2">
            <text:p>EMCOR GROUP (UK)</text:p>
            <text:p/>
          </table:table-cell>
          <table:table-cell office:value-type="string" table:style-name="ce2">
            <text:p>Planned Maintenance: <text:s/>Provide a planned maintenance service in line with local schedules to achieve required standard of accommodation across the estate. <text:s/>Includes statutory inspections and planned preventative maintenance each month.</text:p>
          </table:table-cell>
          <table:table-cell office:value-type="string" table:style-name="ce2">
            <text:p>95 percent and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Insurance Brokerage and Advisory Services</text:p>
          </table:table-cell>
          <table:table-cell office:value-type="string" table:style-name="ce2">
            <text:p>WILLIS LIMITED</text:p>
          </table:table-cell>
          <table:table-cell office:value-type="string" table:style-name="ce2">
            <text:p>The Supplier to demonstrate how Value for Money has been achieved in the delivery of the contract, including efforts to explore continuous improvement of business performance.</text:p>
          </table:table-cell>
          <table:table-cell office:value-type="string" table:style-name="ce2">
            <text:p>1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ARRESTOR SYSTEMS COMPETITION</text:p>
          </table:table-cell>
          <table:table-cell office:value-type="string" table:style-name="ce2">
            <text:p>MARSHALL LAND SYSTEMS LTD</text:p>
          </table:table-cell>
          <table:table-cell office:value-type="string" table:style-name="ce2">
            <text:p>The Authority requires the Contractor to satisfy demands for Barriers spares by Required Delivery Date (RDD) and satisfy undertaking of repairs and maintenance in accordance with the requirements of the Statement of Work.</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OST DESIGN SERVICES &amp; REPAIRS FOR SHIPS ELECTRIC PROPULSION &amp; HIGH VOLTAGE SYSTEMS</text:p>
          </table:table-cell>
          <table:table-cell office:value-type="string" table:style-name="ce2">
            <text:p>QUARTZELEC LIMITED</text:p>
          </table:table-cell>
          <table:table-cell office:value-type="string" table:style-name="ce2">
            <text:p>Repair Lead Time</text:p>
          </table:table-cell>
          <table:table-cell office:value-type="string" table:style-name="ce2">
            <text:p>Equal to 98 per 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BATCM/0294 - Logistics Support Contract (LSC)</text:p>
          </table:table-cell>
          <table:table-cell office:value-type="string" table:style-name="ce2">
            <text:p>BABCOCK INTEGRATED TECHNOLOGY <text:s/>LIMITED</text:p>
          </table:table-cell>
          <table:table-cell office:value-type="string" table:style-name="ce2">
            <text:p>This KPI measures the proportion of Contractor deliveries that do not result in a Delivery Error. The Contractor shall report on delivery conformance against this KPI on a monthly basis.</text:p>
          </table:table-cell>
          <table:table-cell office:value-type="string" table:style-name="ce2">
            <text:p>The percentage of consignments delivered during the relevant month that do not result in a Delivery Error will be scored, a score of greater than or equal to 95 percent constitutes a 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ayroll &amp; Expenses System Integrator</text:p>
          </table:table-cell>
          <table:table-cell office:value-type="string" table:style-name="ce2">
            <text:p>DELOITTE LLP</text:p>
          </table:table-cell>
          <table:table-cell office:value-type="string" table:style-name="ce2">
            <text:p>100 Percent attendance at weekly checkpoint meetings (or as required and directed by the Authority Project Manager. All issues or concerns raised at the earliest opportunity and actions tracked and monitored.</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LOGISTICS COMMODITIES &amp; SERVICES (TRANSFORMATION PROJECT, THE TRANSFORMATION OF THE MOD'S LOGISTIC AND COMMODITY PROCUREMENT SERVICES INCLUDING THE DELIVERY AND OPERATION.</text:p>
          </table:table-cell>
          <table:table-cell office:value-type="string" table:style-name="ce2">
            <text:p>LEIDOS EUROPE, LIMITED</text:p>
          </table:table-cell>
          <table:table-cell office:value-type="string" table:style-name="ce2">
            <text:p>Ensure On Time Delivery, attempted Delivery or Declaration of Movement of Immediate (1.28) + Priority (1.29) + Routine (1.30) Demands, placed by an Authorised Demander for Allocable Stock of AMM or Commodities, and ensure that each such Demand:</text:p>
            <text:p>(a) is met in full;</text:p>
            <text:p>(b) fully complies with all relevant quality requirements and the Codes and Standards;</text:p>
            <text:p>(c) is delivered within 24 hours from receipt of Issue Instruction; and</text:p>
            <text:p>(d) is delivered to the correct location.</text:p>
            <text:p/>
            <text:p>This comprises all stages from receipt of an Issue Instruction up to and including proof of delivery by the DP.</text:p>
          </table:table-cell>
          <table:table-cell office:value-type="string" table:style-name="ce2">
            <text:p>9 green 3 red to 12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Professional Services to the DBS CIO Information Systems Lot 1</text:p>
          </table:table-cell>
          <table:table-cell office:value-type="string" table:style-name="ce2">
            <text:p>IBM UNITED KINGDOM LIMITED</text:p>
          </table:table-cell>
          <table:table-cell office:value-type="string" table:style-name="ce2">
            <text:p>Supplier to present a written update on their organisation’s progress against the Social Value criteria for tackling economic inequality. To be presented on a 6-monthly basi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Configuration Accounting Services for Royal Navy (RN) and Royal Fleet Auxiliary (RFA) Surface Ships</text:p>
          </table:table-cell>
          <table:table-cell office:value-type="string" table:style-name="ce2">
            <text:p>DEVONPORT ROYAL DOCKYARD LIMITED</text:p>
          </table:table-cell>
          <table:table-cell office:value-type="string" table:style-name="ce2">
            <text:p>System Availability</text:p>
          </table:table-cell>
          <table:table-cell office:value-type="string" table:style-name="ce2">
            <text:p>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AIR TRAFFIC CONTROL SERVICES-STC/N/008</text:p>
          </table:table-cell>
          <table:table-cell office:value-type="string" table:style-name="ce2">
            <text:p>NATS (EN ROUTE) PUBLIC LIMITED COMPANY</text:p>
          </table:table-cell>
          <table:table-cell office:value-type="string" table:style-name="ce2">
            <text:p>Record and Replay (R&amp;R) - Availability of the provision of R&amp;R Services within contracted timescales to RAF Air Traffic Control Officers within the monthly period</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Total Facilities Management</text:p>
          </table:table-cell>
          <table:table-cell office:value-type="string" table:style-name="ce2">
            <text:p>EMCOR GROUP (UK)</text:p>
            <text:p/>
          </table:table-cell>
          <table:table-cell office:value-type="string" table:style-name="ce2">
            <text:p>Reactive Breakdowns: Respond to reactive breakdowns in compliance with the Service Level Requirements and Service Standards.</text:p>
            <text:p/>
          </table:table-cell>
          <table:table-cell office:value-type="string" table:style-name="ce2">
            <text:p>95 percent and higher</text:p>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rveillance and Target Acquisition Photographic Support</text:p>
          </table:table-cell>
          <table:table-cell office:value-type="string" table:style-name="ce2">
            <text:p>WAREHOUSE EXPRESS LIMITED</text:p>
          </table:table-cell>
          <table:table-cell office:value-type="string" table:style-name="ce2">
            <text:p>Availability of E-Catalogue</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Support for Maritime Secret and Above Secret Operational ICT Domains</text:p>
          </table:table-cell>
          <table:table-cell office:value-type="string" table:style-name="ce2">
            <text:p>CARBON60 LIMITED</text:p>
          </table:table-cell>
          <table:table-cell office:value-type="string" table:style-name="ce2">
            <text:p>All Operational Deficiencies (OPDEFs) at Cat B2 and above to have a response to the issuing unit within 4 hours of receiving the notification.</text:p>
          </table:table-cell>
          <table:table-cell office:value-type="string" table:style-name="ce2">
            <text:p>Within 4 hou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Office Supplies</text:p>
          </table:table-cell>
          <table:table-cell office:value-type="string" table:style-name="ce2">
            <text:p>BANNER GROUP LIMITED</text:p>
          </table:table-cell>
          <table:table-cell office:value-type="string" table:style-name="ce2">
            <text:p>Ordered Goods returned due to failure to conform to quality standards</text:p>
          </table:table-cell>
          <table:table-cell office:value-type="string" table:style-name="ce2">
            <text:p>1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VERITAS Enduring IT Support</text:p>
          </table:table-cell>
          <table:table-cell office:value-type="string" table:style-name="ce2">
            <text:p>TECHMODAL LIMITED</text:p>
          </table:table-cell>
          <table:table-cell office:value-type="string" table:style-name="ce2">
            <text:p>The code is delivered to the Authority within the agreed timeframe.</text:p>
          </table:table-cell>
          <table:table-cell office:value-type="string" table:style-name="ce2">
            <text:p>Code is delivered on or before agreed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Ground Training Maintenance Services</text:p>
          </table:table-cell>
          <table:table-cell office:value-type="string" table:style-name="ce2">
            <text:p>LEONARDO UK LTD</text:p>
          </table:table-cell>
          <table:table-cell office:value-type="string" table:style-name="ce2">
            <text:p>Preventative and Corrective Maintenance requirements listed are carried out as defined in the contract, in order to support the availability to the End User.</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MoD Commercial Delivery Partner (Comm DP)</text:p>
          </table:table-cell>
          <table:table-cell office:value-type="string" table:style-name="ce2">
            <text:p>TURNER &amp; TOWNSEND CONSULTING LIMITED</text:p>
          </table:table-cell>
          <table:table-cell office:value-type="string" table:style-name="ce2">
            <text:p>Delivery against deployment of resource within the agreed Service Level Agreement (SLA) of 20 days from approved Task Order Form.</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SUPPLY AND SUPPORT OF JOINT COMMON REMOTE VIEWING TERMINAL (JCRVT)</text:p>
          </table:table-cell>
          <table:table-cell office:value-type="string" table:style-name="ce2">
            <text:p>L-3 COMMUNICATIONS SYSTEMS- WEST</text:p>
          </table:table-cell>
          <table:table-cell office:value-type="string" table:style-name="ce2">
            <text:p>Documentation on Time. All documentation is delivered to the Authority on agreed delivery date (reports and publications e.g. the monthly report or AESPs (Army Equipment Support Publications))<text:s/></text:p>
          </table:table-cell>
          <table:table-cell office:value-type="string" table:style-name="ce2">
            <text:p>Documentation is delivered on agreed delivery date.<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ONTRACTOR LOGISTIC SUPPORT FOR VAP 60 POWERED LOADING SYSTEM</text:p>
          </table:table-cell>
          <table:table-cell office:value-type="string" table:style-name="ce2">
            <text:p>EQUIPOS INDUSTRIALES DE MANUTENCION SA (EINSA)</text:p>
          </table:table-cell>
          <table:table-cell office:value-type="string" table:style-name="ce2">
            <text:p>The Authority requires the Contractor to <text:s/>sustain the in-service total Powered Weapons Loader (Vehicle Automotive Propulsion 60) fleet availability at a minimum of 95 percent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CTX/001 - FMSP W&amp;D HMNB Portsmouth</text:p>
          </table:table-cell>
          <table:table-cell office:value-type="string" table:style-name="ce2">
            <text:p>KUEHNE + NAGEL LIMITED</text:p>
          </table:table-cell>
          <table:table-cell office:value-type="string" table:style-name="ce2">
            <text:p>5.1 Forms and Defence Technical Publications; a completed Service activity is one where a demand for a Form or Defence technical publication is issued, packed and despatched to the demanding unit via mail or Freight Delivery Service.</text:p>
          </table:table-cell>
          <table:table-cell office:value-type="string" table:style-name="ce2">
            <text:p>At least 98% of the total amount of items to be processed through the Forms and Publications working area have been assessed and despatched within the required timescale during a Contract Month.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text:s/>Lot 2 - Cyber, software and modelling<text:s/></text:p>
          </table:table-cell>
          <table:table-cell office:value-type="string" table:style-name="ce2">
            <text:p>BAE SYSTEMS APPLIED INTELLIGENCE LIMITED</text:p>
          </table:table-cell>
          <table:table-cell office:value-type="string" table:style-name="ce2">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2">
            <text:p>Between 40 percent and 60 percent (inclusive) of discharged Spend Sub-Contracted for each core capability lo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80 Programme . HADES Region 3- Provision of Technical Support Services to Scotland, the North and East England.</text:p>
          </table:table-cell>
          <table:table-cell office:value-type="string" table:style-name="ce2">
            <text:p>BABCOCK AEROSPACE LIMITED</text:p>
          </table:table-cell>
          <table:table-cell office:value-type="string" table:style-name="ce2">
            <text:p>Safet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MARCHWOOD CONCESSION AGREEEMENT. LONG TERM CONCESSION AT MARCHWOOD SEA MOUNTING CENTRE.</text:p>
          </table:table-cell>
          <table:table-cell office:value-type="string" table:style-name="ce2">
            <text:p>SOLENT GATEWAY LIMITED</text:p>
          </table:table-cell>
          <table:table-cell office:value-type="string" table:style-name="ce2">
            <text:p>Cargo security - Deviation from any security handling instructions specified in respect of such Cargo in the Booking Form.</text:p>
            <text:p/>
            <text:p/>
          </table:table-cell>
          <table:table-cell office:value-type="string" table:style-name="ce2">
            <text:p>Zero Breaches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VISION OF NGEC FOR NATIONAL TRAINING ESTATE (NTEP)-DIOCB6/7020</text:p>
          </table:table-cell>
          <table:table-cell office:value-type="string" table:style-name="ce2">
            <text:p>LANDMARC SUPPORT SERVICES LIMITED</text:p>
          </table:table-cell>
          <table:table-cell office:value-type="string" table:style-name="ce2">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string" table:style-name="ce2">
            <text:p>100-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UTURE POWER-BFUC1/59.</text:p>
          </table:table-cell>
          <table:table-cell office:value-type="string" table:style-name="ce2">
            <text:p>POWERFIELD LIMITED</text:p>
          </table:table-cell>
          <table:table-cell office:value-type="string" table:style-name="ce2">
            <text:p>Key Performance Indicator 1B - Provision of Assets for Operation, Training and Additional Resource Bids</text:p>
          </table:table-cell>
          <table:table-cell office:value-type="string" table:style-name="ce2">
            <text:p>All Small Scale, Medium Scale – Non-Enduring, Medium Scale – Enduring and Additional Resource Bids to arrive on time for 3 of 3 months in Qt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2 - DSSHIPS MSS MARINE SYSTEMS SUPPORT PARTNER (MSSP) - LOT 2, ENVIRONMENTAL, DOMESTIC &amp; HABITABILITY (EDH).</text:p>
          </table:table-cell>
          <table:table-cell office:value-type="string" table:style-name="ce2">
            <text:p>BABCOCK INTEGRATED TECHNOLOGY <text:s/>LIMITED</text:p>
          </table:table-cell>
          <table:table-cell office:value-type="string" table:style-name="ce2">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8/A - Supply &amp; Delivery of F-76 to Singapore - Single Supplier Framework Agreement. January 2021 - December 2024</text:p>
          </table:table-cell>
          <table:table-cell office:value-type="string" table:style-name="ce2">
            <text:p>VITOL AVIATION UK LTD</text:p>
          </table:table-cell>
          <table:table-cell office:value-type="string" table:style-name="ce2">
            <text:p>Delivery on time in full in accordance with accepted demands<text: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STRATEGIC SEALIFT SERVICE</text:p>
          </table:table-cell>
          <table:table-cell office:value-type="string" table:style-name="ce2">
            <text:p>FORELAND SHIPPING LTD</text:p>
          </table:table-cell>
          <table:table-cell office:value-type="string" table:style-name="ce2">
            <text:p>Operational Defects Category B – Major Capability Significantly Inoperative resulting in Service Incomplete.</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MVP/00024 - Protected Mobility Engineering and Technical Support.</text:p>
          </table:table-cell>
          <table:table-cell office:value-type="string" table:style-name="ce2">
            <text:p>NP AEROSPACE LTD</text:p>
          </table:table-cell>
          <table:table-cell office:value-type="string" table:style-name="ce2">
            <text:p>Issue of Reports and Management Plans</text:p>
          </table:table-cell>
          <table:table-cell office:value-type="string" table:style-name="ce2">
            <text:p>By Specified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Training, Maintenance and Support Services (TMASS2) -ARMYHQ3/00025</text:p>
          </table:table-cell>
          <table:table-cell office:value-type="string" table:style-name="ce2">
            <text:p>BABCOCK LAND LIMITED</text:p>
          </table:table-cell>
          <table:table-cell office:value-type="string" table:style-name="ce2">
            <text:p>MA3 - Recruitment of Suitably Qualified &amp; Experienced Personnel (SQEP)</text:p>
          </table:table-cell>
          <table:table-cell office:value-type="string" table:style-name="ce2">
            <text:p>95 percent of SQEP personnel recruited in accordance with the SQEP requirements specified in Section 1 Table 3 of Schedule 1 and within the timescales agreed with the Authorit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70 Programme .HADES Region 2- Provision of Technical Support Services in South East of England.</text:p>
          </table:table-cell>
          <table:table-cell office:value-type="string" table:style-name="ce2">
            <text:p>BABCOCK AEROSPACE LIMITED</text:p>
          </table:table-cell>
          <table:table-cell office:value-type="string" table:style-name="ce2">
            <text:p>Service qualit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Defence Fire and Rescue Services.</text:p>
          </table:table-cell>
          <table:table-cell office:value-type="string" table:style-name="ce2">
            <text:p>CAPITA BUSINESS SERVICES LTD</text:p>
          </table:table-cell>
          <table:table-cell office:value-type="string" table:style-name="ce2">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2">
            <text:p>Greater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BATCM/0288 BATCIS Private Sector Support</text:p>
          </table:table-cell>
          <table:table-cell office:value-type="string" table:style-name="ce2">
            <text:p>QINETIQ LIMITED</text:p>
          </table:table-cell>
          <table:table-cell office:value-type="string" table:style-name="ce2">
            <text:p>(i)<text:tab/>all Key Deliverables which are due to be delivered in the relevant Contract Month have been delivered to the Authority on the relevant date as set out in the Contract Programme for Programmed Contractor Deliverables or such date notified by the Authority to the Contractor from time to time for Unprogrammed Contractor Deliverables; and<text:s/></text:p>
            <text:p>(ii)<text:tab/>90% or more of the Standard Deliverables which are due to be delivered in the relevant Contract Month have been delivered to the Authority on the relevant date as set out in the Contract Programme for Programmed Contractor Deliverables or such date notified by the Authority to the Contractor from time to time for Unprogrammed Contractor Deliverables; and</text:p>
            <text:p>(iii)<text:tab/>the Contractor has also registered a “Pass” for KPI 1.1.</text:p>
          </table:table-cell>
          <table:table-cell office:value-type="string" table:style-name="ce2">
            <text:p>All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WSPT/205 - Provision of Maintenance, Revision and Amendment of Technical Publications.</text:p>
          </table:table-cell>
          <table:table-cell office:value-type="string" table:style-name="ce2">
            <text:p>ALLAN WEBB LTD</text:p>
          </table:table-cell>
          <table:table-cell office:value-type="string" table:style-name="ce2">
            <text:p>Tasks not requiring re-work due to errors introduced by Contractor at MoD Sponsor view of draft document.</text:p>
          </table:table-cell>
          <table:table-cell office:value-type="string" table:style-name="ce2">
            <text:p>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SHIP ALONGSIDE TECH REFRESH AND SUPPORT CONTRACT</text:p>
          </table:table-cell>
          <table:table-cell office:value-type="string" table:style-name="ce2">
            <text:p>NSSLGLOBAL LIMITED</text:p>
          </table:table-cell>
          <table:table-cell office:value-type="string" table:style-name="ce2">
            <text:p>Production of Reports (in accordance with Section 3 of Contract Schedule 4)<text:s/></text:p>
          </table:table-cell>
          <table:table-cell office:value-type="string" table:style-name="ce2">
            <text:p>99.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People and Public</text:p>
          </table:table-cell>
          <table:table-cell office:value-type="string" table:style-name="ce2">
            <text:p>E3 MEDIA LIMITED</text:p>
          </table:table-cell>
          <table:table-cell office:value-type="string" table:style-name="ce2">
            <text:p>Increase in website matrices</text:p>
          </table:table-cell>
          <table:table-cell office:value-type="string" table:style-name="ce2">
            <text:p>6 relative increase in pages per session<text: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3).</text:p>
          </table:table-cell>
          <table:table-cell office:value-type="string" table:style-name="ce2">
            <text:p>CAPITA PROPERTY AND INFRASTRUCTURE LIMITED</text:p>
          </table:table-cell>
          <table:table-cell office:value-type="string" table:style-name="ce2">
            <text:p>Assessments and reports are technically sound and delivered in line with the requirements set out in the relevant tasking directive</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EOP Client Side Partner Project</text:p>
          </table:table-cell>
          <table:table-cell office:value-type="string" table:style-name="ce2">
            <text:p>MACE LIMITED</text:p>
          </table:table-cell>
          <table:table-cell office:value-type="string" table:style-name="ce2">
            <text:p>Schedule Integrity: Schedulers to proactively ensure that</text:p>
            <text:p>issues that may affect the delivery of outputs and products are</text:p>
            <text:p>reported to and acknowledged by the Project Managers (CS and</text:p>
            <text:p>CSP) and vice versa as an early warning within 2 working days</text:p>
            <text:p/>
            <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2</text:p>
          </table:table-cell>
          <table:table-cell office:value-type="string" table:style-name="ce2">
            <text:p>CAPITA (REAL ESTATE &amp; INFRASTRUCTURE) LIMITED</text:p>
          </table:table-cell>
          <table:table-cell office:value-type="string" table:style-name="ce2">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2">
            <text:p>Risk programme &amp; forecast are updated periodically &amp; proactively &amp; any changes managed &amp; reported to fully understand delays in order to mitigate their impact. All outputs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AGREEMENT RELATING TO THE GOVERNMENT PIPELINE AND STORAGE SYSTEM</text:p>
          </table:table-cell>
          <table:table-cell office:value-type="string" table:style-name="ce2">
            <text:p>EXOLUM PIPELINE SYSTEMS LTD</text:p>
          </table:table-cell>
          <table:table-cell office:value-type="string" table:style-name="ce2">
            <text:p>Quantity of Fuel transported</text:p>
            <text:p>Demands satisfied for all Strategic Sites as per Pumping Requirement Plan.</text:p>
          </table:table-cell>
          <table:table-cell office:value-type="string" table:style-name="ce2">
            <text:p>Green - 99.8 percent or more of Fuel ordered in respect of any Strategic Site is delivered in accordance with the Pumping Requirement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WHEELED TANKERS AND ASSOCIATED SUPPORT-CSVHC/06</text:p>
          </table:table-cell>
          <table:table-cell office:value-type="string" table:style-name="ce2">
            <text:p>OSHKOSH DEFENSE, LLC</text:p>
          </table:table-cell>
          <table:table-cell office:value-type="string" table:style-name="ce2">
            <text:p>Time taken from Contractor Receipt of repairable assembly to receipt of repaired assembly back to nominated Depot</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sign, Demonstration, Manufacture, Installation and support for V/UHF Communication Replacement (VCR) CSA/1093</text:p>
          </table:table-cell>
          <table:table-cell office:value-type="string" table:style-name="ce2">
            <text:p>THALES UK LIMITED</text:p>
          </table:table-cell>
          <table:table-cell office:value-type="string" table:style-name="ce2">
            <text:p>KPI 1 - Order Management</text:p>
          </table:table-cell>
          <table:table-cell office:value-type="string" table:style-name="ce2">
            <text:p>Greater than or equal to 95 percent orders satisfied on time in month and no orders outstanding for greater than 90 calendar days from Firm delivery date or turnaround time quoted on CP&amp;F ord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030 - <text:s/>Spares, Repairs and Post Design Services of Equipment Fitted to RN Vessels</text:p>
          </table:table-cell>
          <table:table-cell office:value-type="string" table:style-name="ce2">
            <text:p>BAE SYSTEMS SURFACE SHIPS LIMITED</text:p>
          </table:table-cell>
          <table:table-cell office:value-type="string" table:style-name="ce2">
            <text:p>To Respond to Technical Queries</text:p>
          </table:table-cell>
          <table:table-cell office:value-type="string" table:style-name="ce2">
            <text:p>95 per cent or above</text:p>
          </table:table-cell>
          <table:table-cell office:value-type="string" table:style-name="ce2">
            <text:p>Inadequate</text:p>
          </table:table-cell>
          <table:table-cell office:value-type="string" table:style-name="ce2">
            <text:p>Delays were caused by not understanding what defines success against this KPI. Actions have been identified with suppliers to improve delivery and supplier meetings are in place to monitor performance and mitigate any issue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NAVAL COMBAT SYSTEMS INTEGRATION SUPPORT SERVICE PHASE 2 (MCS2008)</text:p>
          </table:table-cell>
          <table:table-cell office:value-type="string" table:style-name="ce2">
            <text:p>BAE SYSTEMS SURFACE SHIPS LIMITED</text:p>
          </table:table-cell>
          <table:table-cell office:value-type="string" table:style-name="ce2">
            <text:p>KPI 2 - Core Task output performance: Quality, timeliness and responsiveness, assessed by MoD customer on Core Task completion.</text:p>
          </table:table-cell>
          <table:table-cell office:value-type="string" table:style-name="ce2">
            <text:p>90 percent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1)</text:p>
          </table:table-cell>
          <table:table-cell office:value-type="string" table:style-name="ce2">
            <text:p>MONTAGU EVANS LLP</text:p>
          </table:table-cell>
          <table:table-cell office:value-type="string" table:style-name="ce2">
            <text:p>Assessments and reports are technically sound and delivered in line with the requirements set out in the relevant tasking directive</text:p>
          </table:table-cell>
          <table:table-cell office:value-type="string" table:style-name="ce2">
            <text:p>100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1 - DSSHIPS MSS MARINE SYSTEMS SUPPORT PARTNER (MSSP) - LOT 1, POWER &amp; PROPULSION</text:p>
          </table:table-cell>
          <table:table-cell office:value-type="string" table:style-name="ce2">
            <text:p>BABCOCK INTEGRATED TECHNOLOGY <text:s/>LIMITED</text:p>
          </table:table-cell>
          <table:table-cell office:value-type="string" table:style-name="ce2">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OD HEAVY EQUIPMENT TRANSPORTER SERVICE PFI-CSVHC/04</text:p>
          </table:table-cell>
          <table:table-cell office:value-type="string" table:style-name="ce2">
            <text:p>FASTTRAX LIMITED</text:p>
          </table:table-cell>
          <table:table-cell office:value-type="string" table:style-name="ce2">
            <text:p>Successful pick up of load on time</text:p>
          </table:table-cell>
          <table:table-cell office:value-type="string" table:style-name="ce2">
            <text:p>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Interim Spares Availability for Routine Spares, Provision of Ad-Hoc Tasking &amp; Obsolescence Management in Support of Various Aircraft Platforms</text:p>
          </table:table-cell>
          <table:table-cell office:value-type="string" table:style-name="ce2">
            <text:p>LEONARDO UK LTD</text:p>
          </table:table-cell>
          <table:table-cell office:value-type="string" table:style-name="ce2">
            <text:p>The Contractor shall satisfy demands for Routine Spares in a Contract Month/Quarter on or before the Required Delivery Date as a percentage of the total Demands where the Required Delivery Date falls within that Contract Month/Quarter.<text:s/></text:p>
          </table:table-cell>
          <table:table-cell office:value-type="string" table:style-name="ce2">
            <text:p>95 per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Business Modernisation for Support Digital Transformation Partner (BMfS DTP) - Technology Services 2 Agreement RM3804</text:p>
          </table:table-cell>
          <table:table-cell office:value-type="string" table:style-name="ce2">
            <text:p>PA CONSULTING SERVICES LTD</text:p>
          </table:table-cell>
          <table:table-cell office:value-type="string" table:style-name="ce2">
            <text:p>The Contractor shall submit a Monthly Progress Review Report (MPRR) to be received by the Authority’s Programme Lead(s) and Commercial Officer no later than the 5th business day of the month and in Office 0365</text:p>
          </table:table-cell>
          <table:table-cell office:value-type="string" table:style-name="ce2">
            <text:p>Submitted on time<text:s/></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2).</text:p>
          </table:table-cell>
          <table:table-cell office:value-type="string" table:style-name="ce2">
            <text:p>AVISON YOUNG (UK) LIMITED</text:p>
          </table:table-cell>
          <table:table-cell office:value-type="string" table:style-name="ce2">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2">
            <text:p>Risk programme &amp; forecast are updated periodically &amp; proactively &amp; any changes managed &amp; reported to fully understand delays in order to mitigate their impact. All outputs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2016 <text:s/>- In-Service Support for Maritime Training Systems Through-Life Availability &amp; Support Services (MARTASS)</text:p>
          </table:table-cell>
          <table:table-cell office:value-type="string" table:style-name="ce2">
            <text:p>DEVONPORT ROYAL DOCKYARD LIMITED</text:p>
          </table:table-cell>
          <table:table-cell office:value-type="string" table:style-name="ce2">
            <text:p>TECHNICAL SUPPORT SERVICE - ON-SITE SUPPORT: Engineer attendance on-site &amp; rectification of fault. <text:s/>Timed response: From the point that telephone support is exhausted and the agreed way forward is for an Engineer to attend on site.<text:s text:c="38"/></text:p>
          </table:table-cell>
          <table:table-cell office:value-type="string" table:style-name="ce2">
            <text:p>Engineer attendance shown to be within 1 working day of callou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Linguistic Services for UK MoD Global Operations</text:p>
          </table:table-cell>
          <table:table-cell office:value-type="string" table:style-name="ce2">
            <text:p>WORLDWIDE LANGUAGE RESOURCES LTD</text:p>
          </table:table-cell>
          <table:table-cell office:value-type="string" table:style-name="ce2">
            <text:p>Contractor completes their response to the Tasking Order Form (TOF) at Appendix 2 to Annex A to this contract and provides it to the Authority within 10 business days of receipt of the Authority’s Part 1.</text:p>
          </table:table-cell>
          <table:table-cell office:value-type="string" table:style-name="ce2">
            <text:p>Contractor returns the fully completed Part 2 TOF to the Authority within 10 business days of receipt of the Authority’s Part 1.</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Nuclear Organisation</text:p>
          </table:table-cell>
          <table:table-cell office:value-type="string" table:style-name="ce2">
            <text:p>Subject Matter Expert support to safety case development at RNAD (C)</text:p>
            <text:p>DNO/005</text:p>
          </table:table-cell>
          <table:table-cell office:value-type="string" table:style-name="ce2">
            <text:p>SAFETY SERVICES ORGANISATION - PROFESSIONAL ENGINEERING LTD</text:p>
          </table:table-cell>
          <table:table-cell office:value-type="string" table:style-name="ce2">
            <text:p>Delivery to time and Quality</text:p>
          </table:table-cell>
          <table:table-cell office:value-type="string" table:style-name="ce2">
            <text:p>All activities, deliverables and milestones achieved on time and approved in line with the agreed schedu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NDP/017 - Technical Support to Naval Design Partnering (NDP)</text:p>
          </table:table-cell>
          <table:table-cell office:value-type="string" table:style-name="ce2">
            <text:p>ROSYTH ROYAL DOCKYARD LTD</text:p>
          </table:table-cell>
          <table:table-cell office:value-type="string" table:style-name="ce2">
            <text:p>Quality of Task Reports within Statement of Work measured by Stakeholder feedback forms which provides confirmation from Stakeholder that they are happy with the report and details the level of rework (if applicable) required.</text:p>
          </table:table-cell>
          <table:table-cell office:value-type="string" table:style-name="ce2">
            <text:p>100 percent Stakeholder feedback reported, No Remedial Work required on Task Repor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6 - The In Service Support for RFA Lyme Bay, RFA Mounts Bay, RFA Cardigan Bay, RFA Argus and HMS Scott</text:p>
          </table:table-cell>
          <table:table-cell office:value-type="string" table:style-name="ce2">
            <text:p>A&amp;P GROUP LIMITED</text:p>
          </table:table-cell>
          <table:table-cell office:value-type="string" table:style-name="ce2">
            <text:p>Stores</text:p>
          </table:table-cell>
          <table:table-cell office:value-type="string" table:style-name="ce2">
            <text:p>100 percent delivery against contract Performance Indicator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5 - The In Service Support for RFA Wave Knight, RFA Wave Ruler, RFA Fort Austin, RFA Fort Rosalie and RFA Fort Victoria</text:p>
          </table:table-cell>
          <table:table-cell office:value-type="string" table:style-name="ce2">
            <text:p>CAMMELL LAIRD SHIPREPAIRERS &amp; SHIPBUILDERS LIMITED</text:p>
          </table:table-cell>
          <table:table-cell office:value-type="string" table:style-name="ce2">
            <text:p>Work Packages</text:p>
          </table:table-cell>
          <table:table-cell office:value-type="string" table:style-name="ce2">
            <text:p>100 percent delivery against contract Performance Indicato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CCCC19A28 Provision of a P3M Partner to support the Army Portfolio Office Transformation and P3M Capability Development</text:p>
          </table:table-cell>
          <table:table-cell office:value-type="string" table:style-name="ce2">
            <text:p>PA CONSULTING SERVICES LTD</text:p>
          </table:table-cell>
          <table:table-cell office:value-type="string" table:style-name="ce2">
            <text:p>KPI 1 - Delivery</text:p>
          </table:table-cell>
          <table:table-cell office:value-type="string" table:style-name="ce2">
            <text:p>90 percent or more of deliverables are prepared and received by MOD in accordance with the Transformation Roadmap and the Capability Development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RAF Air and Space Power Training</text:p>
          </table:table-cell>
          <table:table-cell office:value-type="string" table:style-name="ce2">
            <text:p>UNIVERSITY OF PORTSMOUTH</text:p>
          </table:table-cell>
          <table:table-cell office:value-type="string" table:style-name="ce2">
            <text:p>Lesson content- Contractor teaches material as per agreed Learning Specification (Lspec)</text:p>
          </table:table-cell>
          <table:table-cell office:value-type="string" table:style-name="ce2">
            <text:p>99 percent of Learning Specification (Lspec) learning point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AFC HARROGATE PFI CONTRACT.</text:p>
          </table:table-cell>
          <table:table-cell office:value-type="string" table:style-name="ce2">
            <text:p>DEFENCE TRAINING SERVICES LIMITED</text:p>
          </table:table-cell>
          <table:table-cell office:value-type="string" table:style-name="ce2">
            <text:p>Domestic Services - Serial 6.30 - Provide a Regular Cleaning Service. Includes management and the provision of labour, tools, equipment, materials and transportation.</text:p>
          </table:table-cell>
          <table:table-cell office:value-type="string" table:style-name="ce2">
            <text:p>98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External Support for Future Accommodation Model Pilot.</text:p>
          </table:table-cell>
          <table:table-cell office:value-type="string" table:style-name="ce2">
            <text:p>DELOITTE LLP</text:p>
          </table:table-cell>
          <table:table-cell office:value-type="string" table:style-name="ce2">
            <text:p>Budget</text:p>
          </table:table-cell>
          <table:table-cell office:value-type="string" table:style-name="ce2">
            <text:p>Under 110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AS/00098 - PROTECTOR UAS Technical Support and Assessment</text:p>
          </table:table-cell>
          <table:table-cell office:value-type="string" table:style-name="ce2">
            <text:p>EBENI LIMITED</text:p>
          </table:table-cell>
          <table:table-cell office:value-type="string" table:style-name="ce2">
            <text:p>Performance in Responding to Authority Issued Tasking Forms within two working days as a percentage of responses provided in Month</text:p>
          </table:table-cell>
          <table:table-cell office:value-type="string" table:style-name="ce2">
            <text:p>No instances of non-complianc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COEFOR Support - Proj Thespis</text:p>
          </table:table-cell>
          <table:table-cell office:value-type="string" table:style-name="ce2">
            <text:p>MABWAY LIMITED</text:p>
          </table:table-cell>
          <table:table-cell office:value-type="string" table:style-name="ce2">
            <text:p>KPI 1 - Delivery of Management Services</text:p>
          </table:table-cell>
          <table:table-cell office:value-type="string" table:style-name="ce2">
            <text:p>At all times the Supplier provides updated plans and reports, point of contact service, a sufficient and suitably qualified Contract Management Team, Subject Matter Expert (SME) support for Event Planning and Technical Writers for Event Planning, in accordance with the Contrac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RECRUITING PARTNERING CONTRACT-HQLF2/1739</text:p>
          </table:table-cell>
          <table:table-cell office:value-type="string" table:style-name="ce2">
            <text:p>CAPITA BUSINESS SERVICES LTD</text:p>
          </table:table-cell>
          <table:table-cell office:value-type="string" table:style-name="ce2">
            <text:p>Recruitment of Reserves: Applications/Performance percentage</text:p>
          </table:table-cell>
          <table:table-cell office:value-type="string" table:style-name="ce2">
            <text:p>Over 95 percent</text:p>
          </table:table-cell>
          <table:table-cell office:value-type="string" table:style-name="ce2">
            <text:p>Inadequate</text:p>
          </table:table-cell>
          <table:table-cell office:value-type="string" table:style-name="ce2">
            <text:p>This KPI is measured annually, and overall annual performance is expected to improve by end of Q4. In addition, note that there is a lag of 4-6 weeks in up-to-date performance data for becoming available, so that Quarterly performance figures for recruitment of Reserves are sometimes incomplete at time of compilation. <text:s/>Nevertheless, Capita is working closely with Army Reserve Units and has created a working group that is driving a number of initiatives seeking to increase overall volumes/ further improve conversion rate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70 Programme .HADES Region 2- Provision of Technical Support Services in South East of England.</text:p>
          </table:table-cell>
          <table:table-cell office:value-type="string" table:style-name="ce2">
            <text:p>BABCOCK AEROSPACE LIMITED</text:p>
          </table:table-cell>
          <table:table-cell office:value-type="string" table:style-name="ce2">
            <text:p>Safet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Development of a synthetic fuel distillery</text:p>
          </table:table-cell>
          <table:table-cell office:value-type="string" table:style-name="ce2">
            <text:p>ZERO PETROLEUM LIMITED</text:p>
          </table:table-cell>
          <table:table-cell office:value-type="string" table:style-name="ce2">
            <text:p>The Contractor shall provide a representative(s) for Project Progress Meetings.</text:p>
          </table:table-cell>
          <table:table-cell office:value-type="string" table:style-name="ce2">
            <text:p>Contractor representative(s) attended all Project Progress Meetings<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SVP/0056 - CVS B Vehicle PDS</text:p>
          </table:table-cell>
          <table:table-cell office:value-type="string" table:style-name="ce2">
            <text:p>RHEINMETALL BAE SYSTEMS LAND LIMITED</text:p>
          </table:table-cell>
          <table:table-cell office:value-type="string" table:style-name="ce2">
            <text:p>Completion of agreed non-core tasks in accordance with agreed delivery times in the contract. Completion to be in accordance with time, cost and performance parameters.</text:p>
          </table:table-cell>
          <table:table-cell office:value-type="string" table:style-name="ce2">
            <text:p>100 percent</text:p>
          </table:table-cell>
          <table:table-cell office:value-type="string" table:style-name="ce2">
            <text:p>Requires Improvement</text:p>
          </table:table-cell>
          <table:table-cell office:value-type="string" table:style-name="ce2">
            <text:p>RBSL is focussing on continuous improvement and recent changes to information sharing processes are being reviewed.</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Brize Support Contract BSC</text:p>
          </table:table-cell>
          <table:table-cell office:value-type="string" table:style-name="ce2">
            <text:p>SERCO LIMITED</text:p>
          </table:table-cell>
          <table:table-cell office:value-type="string" table:style-name="ce2">
            <text:p>Station Output. Deliver 100% of Critical Tasks</text:p>
          </table:table-cell>
          <table:table-cell office:value-type="string" table:style-name="ce2">
            <text:p>100 percent</text:p>
          </table:table-cell>
          <table:table-cell office:value-type="string" table:style-name="ce2">
            <text:p>Requires Improvement</text:p>
          </table:table-cell>
          <table:table-cell office:value-type="string" table:style-name="ce2">
            <text:p>KPI 2 is rated at 93% which represents 1 section failure within the 14 identified as Critical. Recruitment and Statement of Requirement (SOR) issues delayed the Full Operating Capability (FOC) which was revised to the end of Oct 22. The section is now delivering to Initial Operating Capability (IOC) and it is anticipated that FOC will be achieved before the end of Dec 22 when it will be rated as 'Good'.</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4</text:p>
          </table:table-cell>
          <table:table-cell office:value-type="string" table:style-name="ce2">
            <text:p>BABCOCK INTEGRATED TECHNOLOGY <text:s/>LIMITED</text:p>
          </table:table-cell>
          <table:table-cell office:value-type="string" table:style-name="ce2">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Provision of Contractor Logistic Support for Outfit 4KMA</text:p>
          </table:table-cell>
          <table:table-cell office:value-type="string" table:style-name="ce2">
            <text:p>THALES UK LIMITED</text:p>
          </table:table-cell>
          <table:table-cell office:value-type="string" table:style-name="ce2">
            <text:p>Timely Helpdesk answer and initial action<text:s/></text:p>
          </table:table-cell>
          <table:table-cell office:value-type="string" table:style-name="ce2">
            <text:p>99.99 percent and above</text:p>
          </table:table-cell>
          <table:table-cell office:value-type="string" table:style-name="ce2">
            <text:p>Inadequate</text:p>
          </table:table-cell>
          <table:table-cell office:value-type="string" table:style-name="ce2">
            <text:p>Supplier failed to meet the Threshold for this KPI this quarter. They are investigating and will report back with mitigations for the futur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JFST will provide individual and collective, mounted and dismounted training of end to end digital fires and digitally aided close air support for the Artillery Observer and Joint Terminal Attack Controller. This training will enable the us</text:p>
          </table:table-cell>
          <table:table-cell office:value-type="string" table:style-name="ce2">
            <text:p>ESUK AEROSPACE AND SIMULATION LIMITED</text:p>
          </table:table-cell>
          <table:table-cell office:value-type="string" table:style-name="ce2">
            <text:p>The Contractor will produce the report for the monthly Project Review Meeting (PRM)</text:p>
          </table:table-cell>
          <table:table-cell office:value-type="string" table:style-name="ce2">
            <text:p>Percentage of on time Contractual Deliverables completed and accepted by the Authority within contractual timeframe. Good: 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SS/098 HEREA - First Level Hydraulic Equipment</text:p>
          </table:table-cell>
          <table:table-cell office:value-type="string" table:style-name="ce2">
            <text:p>DEVONPORT ROYAL DOCKYARD LIMITED</text:p>
          </table:table-cell>
          <table:table-cell office:value-type="string" table:style-name="ce2">
            <text:p>Repairs that have been delivered before or up to agreed Delivery Forecast</text:p>
          </table:table-cell>
          <table:table-cell office:value-type="string" table:style-name="ce2">
            <text:p>Greater than/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5 - Boats In-Service Support (3) - Ministry of Defence Police (MDP)</text:p>
          </table:table-cell>
          <table:table-cell office:value-type="string" table:style-name="ce2">
            <text:p>BAE SYSTEMS SURFACE SHIPS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percent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3).</text:p>
          </table:table-cell>
          <table:table-cell office:value-type="string" table:style-name="ce2">
            <text:p>CAPITA PROPERTY AND INFRASTRUCTURE LIMITED</text:p>
          </table:table-cell>
          <table:table-cell office:value-type="string" table:style-name="ce2">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2">
            <text:p>96 percent &amp; ov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ata Integration and Management</text:p>
          </table:table-cell>
          <table:table-cell office:value-type="string" table:style-name="ce2">
            <text:p>PALANTIR TECHNOLOGIES UK, LTD.</text:p>
          </table:table-cell>
          <table:table-cell office:value-type="string" table:style-name="ce2">
            <text:p>Data can be represented visually</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OF AIRFIELD DE-ICING VEHICLES</text:p>
          </table:table-cell>
          <table:table-cell office:value-type="string" table:style-name="ce2">
            <text:p>AEBI SCHMIDT UK LIMITED</text:p>
          </table:table-cell>
          <table:table-cell office:value-type="string" table:style-name="ce2">
            <text:p>The Contractor is to sustain the Airfield De-Icing Vehicle in-service global availability at a minimum of 95 percent across the fleet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3 - Sensor, sensor system and signature measurement</text:p>
          </table:table-cell>
          <table:table-cell office:value-type="string" table:style-name="ce2">
            <text:p>ATLAS ELEKTRONIK UK LTD</text:p>
            <text:p/>
          </table:table-cell>
          <table:table-cell office:value-type="string" table:style-name="ce2">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2">
            <text:p>Deliverables received within the Tasking Contract / Purchase Order which meet the acceptance criteria and are not rejected and measured in relation to agreed milestone payment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amp;MOCB/3369- FALKLAND ISLAND MARINE SERVICES</text:p>
          </table:table-cell>
          <table:table-cell office:value-type="string" table:style-name="ce2">
            <text:p>VAN WIJNGAARDEN MARINE SERVICES B V</text:p>
          </table:table-cell>
          <table:table-cell office:value-type="string" table:style-name="ce2">
            <text:p>Number of navigational incidents</text:p>
          </table:table-cell>
          <table:table-cell office:value-type="string" table:style-name="ce2">
            <text:p>equal to 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CB6/023 HESTIA SOUTH REGION MULTI ACTIVITY CONTRACT</text:p>
          </table:table-cell>
          <table:table-cell office:value-type="string" table:style-name="ce2">
            <text:p>SODEXO LTD</text:p>
          </table:table-cell>
          <table:table-cell office:value-type="string" table:style-name="ce2">
            <text:p>accounting for reductions and surges in the programme size</text:p>
          </table:table-cell>
          <table:table-cell office:value-type="string" table:style-name="ce2">
            <text:p>97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02- Supply and Delivery of F-35 to Inverness Dec 20 - Mar 22</text:p>
          </table:table-cell>
          <table:table-cell office:value-type="string" table:style-name="ce2">
            <text:p>BP INTERNATIONAL LIMITED</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JFST will provide individual and collective, mounted and dismounted training of end to end digital fires and digitally aided close air support for the Artillery Observer and Joint Terminal Attack Controller. This training will enable the us</text:p>
          </table:table-cell>
          <table:table-cell office:value-type="string" table:style-name="ce2">
            <text:p>ESUK AEROSPACE AND SIMULATION LIMITED</text:p>
          </table:table-cell>
          <table:table-cell office:value-type="string" table:style-name="ce2">
            <text:p><text:s/>Design and Manufacturing (D&amp;M) Phase of the contract, the Contractor shall be measured against their ability to deliver agreed D&amp;M milestones to the required standards articulated within Annex A to the Contract and all accompanying appendices.</text:p>
            <text:p/>
            <text:p>The contractor shall provide the following details to the Authority’s Commercial and Project Managers:<text:s/></text:p>
            <text:p/>
            <text:p>a) Date of Milestone Achievement.<text:s/></text:p>
            <text:p/>
            <text:p>b) Evidential confirmation that all Acceptance Criteria against the milestone has been completed to the Authority’s satisfaction<text:s/></text:p>
          </table:table-cell>
          <table:table-cell office:value-type="string" table:style-name="ce2">
            <text:p/>
            <text:p/>
            <text:p>Percentage of milestones achieved within contractual timeframe</text:p>
            <text:p>Good:95 percent and above</text:p>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Foreign Language Training.</text:p>
          </table:table-cell>
          <table:table-cell office:value-type="string" table:style-name="ce2">
            <text:p>CAPITA BUSINESS SERVICES LTD</text:p>
          </table:table-cell>
          <table:table-cell office:value-type="string" table:style-name="ce2">
            <text:p>Staffing Guarantee - Routine:Required CVs provided per post for course delivery (minimum of 2 CV's required per post)</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ET/949/15 - LOT 15 - INTERNAL COMMUNICATIONS ANCILLARIES-MET/949/15</text:p>
          </table:table-cell>
          <table:table-cell office:value-type="string" table:style-name="ce2">
            <text:p>MEL AVIATION LTD</text:p>
          </table:table-cell>
          <table:table-cell office:value-type="string" table:style-name="ce2">
            <text:p>Procurement Lead time</text:p>
          </table:table-cell>
          <table:table-cell office:value-type="string" table:style-name="ce2">
            <text:p>greater than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3 - Decide</text:p>
          </table:table-cell>
          <table:table-cell office:value-type="string" table:style-name="ce2">
            <text:p>QINETIQ LTD</text:p>
          </table:table-cell>
          <table:table-cell office:value-type="string" table:style-name="ce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51 - Supply &amp; Delivery of 5,000M3 F-44 &amp; 30,000M3 F-76 To Loch Striven &amp; Loch Ewe July</text:p>
          </table:table-cell>
          <table:table-cell office:value-type="string" table:style-name="ce2">
            <text:p>MOTOR OIL (HELLAS) CORINTH REFINERIE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2 - Space</text:p>
          </table:table-cell>
          <table:table-cell office:value-type="string" table:style-name="ce2">
            <text:p>BAE SYSTEMS APPLIED INTELLIGENCE LTD</text:p>
          </table:table-cell>
          <table:table-cell office:value-type="string" table:style-name="ce2">
            <text:p>Timeliness of Deliverables: Timeliness of Deliverables is a key measure of the Contractor(s’) ability to perform its contractual duties on-time and in-full.</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464 - Provision of Welfare Services to the RAF</text:p>
          </table:table-cell>
          <table:table-cell office:value-type="string" table:style-name="ce2">
            <text:p>THE SOLDIERS SAILORS AIRMEN AND FAMILIES ASS - FORCES HELP</text:p>
          </table:table-cell>
          <table:table-cell office:value-type="string" table:style-name="ce2">
            <text:p>Provision of Management Information</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MARINE SERVICES-MSCM/2000</text:p>
          </table:table-cell>
          <table:table-cell office:value-type="string" table:style-name="ce2">
            <text:p>SD MARINE SERVICES LIMITED</text:p>
          </table:table-cell>
          <table:table-cell office:value-type="string" table:style-name="ce2">
            <text:p>All tasks relating to in port and out of port services as detailed at Section 1 and Section 2 of the Statement of Requirement (Packages A and B) are delivered in accordance with contractually agreed criteria for performance</text:p>
          </table:table-cell>
          <table:table-cell office:value-type="string" table:style-name="ce2">
            <text:p>Monthly aggregate of service points does not exceed 225 and falls within Band 0 (measured quarterl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60 Programme .HADES Region 1- Provision of Technical Support Services in Wales and the West Midlands</text:p>
          </table:table-cell>
          <table:table-cell office:value-type="string" table:style-name="ce2">
            <text:p>BABCOCK AEROSPACE LIMITED</text:p>
          </table:table-cell>
          <table:table-cell office:value-type="string" table:style-name="ce2">
            <text:p>Safet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ULTI ACTIVITY CONTRACT FOR SUPPORT OF GROUND SUPPORT EQUIPMENT-ACCOMM2/0022 - Released figure includes HS for ACCOMM2/0022P2P (total contract spend pre-migration CP&amp;F).</text:p>
          </table:table-cell>
          <table:table-cell office:value-type="string" table:style-name="ce2">
            <text:p>JBT AEROTECH UK LIMITED</text:p>
          </table:table-cell>
          <table:table-cell office:value-type="string" table:style-name="ce2">
            <text:p>Percentage of spares delivered on time</text:p>
          </table:table-cell>
          <table:table-cell office:value-type="string" table:style-name="ce2">
            <text:p>93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MVP/00024 - Protected Mobility Engineering and Technical Support.</text:p>
          </table:table-cell>
          <table:table-cell office:value-type="string" table:style-name="ce2">
            <text:p>NP AEROSPACE LTD</text:p>
          </table:table-cell>
          <table:table-cell office:value-type="string" table:style-name="ce2">
            <text:p>Completion of Non-Core Tasks</text:p>
          </table:table-cell>
          <table:table-cell office:value-type="string" table:style-name="ce2">
            <text:p>On time or up to 1 working day l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ARACHUTE EQUIPMENT SUPPORT CONTRACT</text:p>
          </table:table-cell>
          <table:table-cell office:value-type="string" table:style-name="ce2">
            <text:p>IRVINGQ LIMITED</text:p>
          </table:table-cell>
          <table:table-cell office:value-type="string" table:style-name="ce2">
            <text:p>Tasking from Authority for Parachute Equipment</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Armed Forces Medical Examinations to RAF &amp; RN.</text:p>
          </table:table-cell>
          <table:table-cell office:value-type="string" table:style-name="ce2">
            <text:p>CAPITA BUSINESS SERVICES LTD</text:p>
          </table:table-cell>
          <table:table-cell office:value-type="string" table:style-name="ce2">
            <text:p>Number of recruits who retire in training due to medical reasons that should have been evident at the decision to pass fit.</text:p>
            <text:p/>
          </table:table-cell>
          <table:table-cell office:value-type="string" table:style-name="ce2">
            <text:p>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Feb 2022, CO approval to add £52,246.545.15 to parent to facilitate BAU &amp; SP`s until contract end 2028. RCT= £140,349,401.92. Historical Payment correction is required of £2,701,475.67 to the CP&amp;F Header.)</text:p>
          </table:table-cell>
          <table:table-cell office:value-type="string" table:style-name="ce2">
            <text:p>RESTORE PLC</text:p>
          </table:table-cell>
          <table:table-cell office:value-type="string" table:style-name="ce2">
            <text:p>Accuracy of Indexing Transcription (Secondary key) - Percentage accuracy of all input calculated from errors identified during audits (no. of errors)</text:p>
          </table:table-cell>
          <table:table-cell office:value-type="string" table:style-name="ce2">
            <text:p>Greater than 9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SIGN, PROCUREMENT AND INSTALLATION OF MILITARY AIR TRAFFIC MANAGEMENT CAPABILITY AND THE PROVISION OF CERTAIN SERVICES IN SUPPORT THEREOF-MARSHALL/001</text:p>
          </table:table-cell>
          <table:table-cell office:value-type="string" table:style-name="ce2">
            <text:p>AQUILA AIR TRAFFIC MANAGEMENT SERVICES LIMITED</text:p>
          </table:table-cell>
          <table:table-cell office:value-type="string" table:style-name="ce2">
            <text:p>Availability of Air Traffic Management Services (ATMS)</text:p>
            <text:p>Aggregated performance over a 12 month period<text:s text:c="2"/></text:p>
          </table:table-cell>
          <table:table-cell office:value-type="string" table:style-name="ce2">
            <text:p>100 percen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IT Consumables</text:p>
          </table:table-cell>
          <table:table-cell office:value-type="string" table:style-name="ce2">
            <text:p>XMA LTD</text:p>
          </table:table-cell>
          <table:table-cell office:value-type="string" table:style-name="ce2">
            <text:p>Incoming telephone queries and orders from a Contracting Authority to the Supplier are answered within 10 seconds</text:p>
          </table:table-cell>
          <table:table-cell office:value-type="string" table:style-name="ce2">
            <text:p>98.5 percen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ET/949/18 - AIR PURIFICATION</text:p>
          </table:table-cell>
          <table:table-cell office:value-type="string" table:style-name="ce2">
            <text:p>TPG MARITIME LIMITED</text:p>
          </table:table-cell>
          <table:table-cell office:value-type="string" table:style-name="ce2">
            <text:p>The Contractor shall maintain spares holdings at sufficient levels to meet current and expected demand for planned maintenance and defect repair requirements</text:p>
          </table:table-cell>
          <table:table-cell office:value-type="string" table:style-name="ce2">
            <text:p>Full Compliance with KPI</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PERTY LEASES LONDON</text:p>
          </table:table-cell>
          <table:table-cell office:value-type="string" table:style-name="ce2">
            <text:p>MODUS SERVICES LIMITED</text:p>
          </table:table-cell>
          <table:table-cell office:value-type="string" table:style-name="ce2">
            <text:p>Compliance service performance</text:p>
          </table:table-cell>
          <table:table-cell office:value-type="string" table:style-name="ce2">
            <text:p>96 -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45 - Supply &amp; Delivery of F-35 to Inverness PSD - April 22-June 23</text:p>
          </table:table-cell>
          <table:table-cell office:value-type="string" table:style-name="ce2">
            <text:p>BP INTERNATIONAL LIMITED</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NSOR SUPPORT OPTIMISATION (SSO) PROJECT</text:p>
          </table:table-cell>
          <table:table-cell office:value-type="string" table:style-name="ce2">
            <text:p>THALES UK LIMITED</text:p>
          </table:table-cell>
          <table:table-cell office:value-type="string" table:style-name="ce2">
            <text:p>Time to Repair 1 (FIX1) - Resolve Operational Deficiencies <text:s/>with priority A1, A2, B1 or B2 (KPI) <text:s text:c="50"/>Performance Failure Points</text:p>
          </table:table-cell>
          <table:table-cell office:value-type="string" table:style-name="ce2">
            <text:p>0</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2">
            <text:p>SHARED SERVICES CONNECTED LTD</text:p>
          </table:table-cell>
          <table:table-cell office:value-type="string" table:style-name="ce2">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string" table:style-name="ce2">
            <text:p>99.99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MAC FOR NORTHWOOD</text:p>
          </table:table-cell>
          <table:table-cell office:value-type="string" table:style-name="ce2">
            <text:p>EASTBURY PARK LIMITED</text:p>
          </table:table-cell>
          <table:table-cell office:value-type="string" table:style-name="ce2">
            <text:p>Repair and Maintenance of Building Fabric. <text:s/>Percentage of tasks resulting in a performance failure to provide services within relevant contract Response Times</text:p>
          </table:table-cell>
          <table:table-cell office:value-type="string" table:style-name="ce2">
            <text:p>Less than 2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5 - The In Service Support for RFA Wave Knight, RFA Wave Ruler, RFA Fort Austin, RFA Fort Rosalie and RFA Fort Victoria</text:p>
          </table:table-cell>
          <table:table-cell office:value-type="string" table:style-name="ce2">
            <text:p>CAMMELL LAIRD SHIPREPAIRERS &amp; SHIPBUILDERS LIMITED</text:p>
          </table:table-cell>
          <table:table-cell office:value-type="string" table:style-name="ce2">
            <text:p>Stores</text:p>
          </table:table-cell>
          <table:table-cell office:value-type="string" table:style-name="ce2">
            <text:p>100 percent delivery against contract Performance Indicator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Future Defence Infrastructure Services (FDIS) - Hard FM Built Estate - South West Region</text:p>
          </table:table-cell>
          <table:table-cell office:value-type="string" table:style-name="ce2">
            <text:p>VIVO DEFENCE SERVICES LIMITED</text:p>
          </table:table-cell>
          <table:table-cell office:value-type="string" table:style-name="ce2">
            <text:p>Customer Satisfaction</text:p>
          </table:table-cell>
          <table:table-cell office:value-type="string" table:style-name="ce2">
            <text:p>Acceptable Level of Performance ALP = 80 percen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2</text:p>
          </table:table-cell>
          <table:table-cell office:value-type="string" table:style-name="ce2">
            <text:p>CAPITA (REAL ESTATE &amp; INFRASTRUCTURE) LIMITED</text:p>
          </table:table-cell>
          <table:table-cell office:value-type="string" table:style-name="ce2">
            <text:p>Assessments and reports are technically sound and delivered in line with the requirements set out in the relevant tasking directive</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REPLACEMENT ENABLING ARRANGEMENT PROGRAMME (REAP) FOR IN-SERVICE SUPPORT OF WASTE MANAGEMENT EQUIPMENT-MPS/021</text:p>
          </table:table-cell>
          <table:table-cell office:value-type="string" table:style-name="ce2">
            <text:p>BAE SYSTEMS SURFACE SHIPS LIMITED</text:p>
          </table:table-cell>
          <table:table-cell office:value-type="string" table:style-name="ce2">
            <text:p>Repairing equipment</text:p>
          </table:table-cell>
          <table:table-cell office:value-type="string" table:style-name="ce2">
            <text:p>At least 98 percent of orders were completed in full within the contracted due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ort of SACRU</text:p>
          </table:table-cell>
          <table:table-cell office:value-type="string" table:style-name="ce2">
            <text:p>DRALLIM INDUSTRIES LTD</text:p>
          </table:table-cell>
          <table:table-cell office:value-type="string" table:style-name="ce2">
            <text:p>Scheduled Maintenance (SACRU's)</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084 - Future Diesels</text:p>
          </table:table-cell>
          <table:table-cell office:value-type="string" table:style-name="ce2">
            <text:p>BAE SYSTEMS SURFACE SHIPS LIMITED</text:p>
          </table:table-cell>
          <table:table-cell office:value-type="string" table:style-name="ce2">
            <text:p>Turn Round Time Performance Standard for Spares Repair</text:p>
          </table:table-cell>
          <table:table-cell office:value-type="string" table:style-name="ce2">
            <text:p>Equals to or greater than 97 percent<text:s/></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SUPPORT SERVICES TO THE SSPAR AT RAF FLYINGDALES.</text:p>
          </table:table-cell>
          <table:table-cell office:value-type="string" table:style-name="ce2">
            <text:p>SERCO LIMITED</text:p>
          </table:table-cell>
          <table:table-cell office:value-type="string" table:style-name="ce2">
            <text:p>Building Management System Availability</text:p>
          </table:table-cell>
          <table:table-cell office:value-type="string" table:style-name="ce2">
            <text:p>Greater than 99.9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1</text:p>
          </table:table-cell>
          <table:table-cell office:value-type="string" table:style-name="ce2">
            <text:p>SWECO UK LIMITED</text:p>
          </table:table-cell>
          <table:table-cell office:value-type="string" table:style-name="ce2">
            <text:p>Assessments and reports are technically sound and delivered in line with the requirements set out in the relevant tasking directive</text:p>
          </table:table-cell>
          <table:table-cell office:value-type="string" table:style-name="ce2">
            <text:p>100 percent</text:p>
          </table:table-cell>
          <table:table-cell office:value-type="string" table:style-name="ce2">
            <text:p>Approaching Target</text:p>
          </table:table-cell>
          <table:table-cell office:value-type="string" table:style-name="ce2">
            <text:p>Lack of internal Subject Matter Expert (SME) support to review reports<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HANKES OIL FUEL DEPOT , LOADING FACILITY AND FIRE FIGHTING</text:p>
          </table:table-cell>
          <table:table-cell office:value-type="string" table:style-name="ce2">
            <text:p>VOLKERSTEVIN LIMITED</text:p>
          </table:table-cell>
          <table:table-cell office:value-type="string" table:style-name="ce2">
            <text:p>Having resource available for day to day delivery including close down</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Delivery of Engine Support to Maintain the Capability of MoD Boats</text:p>
          </table:table-cell>
          <table:table-cell office:value-type="string" table:style-name="ce2">
            <text:p>E.P.BARRUS LTD</text:p>
          </table:table-cell>
          <table:table-cell office:value-type="string" table:style-name="ce2">
            <text:p>Achieve the Agreed Delivery Date as stated on the Task Approval Form</text:p>
          </table:table-cell>
          <table:table-cell office:value-type="string" table:style-name="ce2">
            <text:p>Greater than 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ACADEMIC PROVIDER CONTRACT FOR DEFENCE ACADEMY - CBC(PI)/037</text:p>
          </table:table-cell>
          <table:table-cell office:value-type="string" table:style-name="ce2">
            <text:p>CRANFIELD UNIVERSITY</text:p>
          </table:table-cell>
          <table:table-cell office:value-type="string" table:style-name="ce2">
            <text:p>Service Requirement – Academic Registry - Undertake course administration. Performance Standard - Accurate Joining Instructions (JI’s) received by enrolled students by 20 Business Days prior to start of Courses.<text:s/></text:p>
          </table:table-cell>
          <table:table-cell office:value-type="string" table:style-name="ce2">
            <text:p>100 Percent<text:s/></text:p>
          </table:table-cell>
          <table:table-cell office:value-type="string" table:style-name="ce2">
            <text:p>Good</text:p>
          </table:table-cell>
          <table:table-cell office:value-type="string" table:style-name="ce2">
            <text:p>Performance data for August, September, October 2022 in line with the reporting periods of the contract.<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CORSHAM DEVELOPMENT PROJECT</text:p>
          </table:table-cell>
          <table:table-cell office:value-type="string" table:style-name="ce2">
            <text:p>INTEQ SERVICES LTD.</text:p>
          </table:table-cell>
          <table:table-cell office:value-type="string" table:style-name="ce2">
            <text:p>Statutory Planned Preventative Maintenance Performance</text:p>
          </table:table-cell>
          <table:table-cell office:value-type="string" table:style-name="ce2">
            <text:p>96 -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Print Management Services</text:p>
          </table:table-cell>
          <table:table-cell office:value-type="string" table:style-name="ce2">
            <text:p>CORPORATE DOCUMENT SERVICES <text:s/>LIMITED</text:p>
          </table:table-cell>
          <table:table-cell office:value-type="string" table:style-name="ce2">
            <text:p>The contractor delivers all print requirements to the agreed destination by the agreed date/time</text:p>
          </table:table-cell>
          <table:table-cell office:value-type="string" table:style-name="ce2">
            <text:p>greater than 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Technical Support to the Defence Nuclear Safety Regulator (DNSR)</text:p>
          </table:table-cell>
          <table:table-cell office:value-type="string" table:style-name="ce2">
            <text:p>ENERGY, SAFETY AND RISK CONSULTANTS (UK) LIMITED</text:p>
          </table:table-cell>
          <table:table-cell office:value-type="string" table:style-name="ce2">
            <text:p>The supplier shall provide reports summarising technical assessments undertaken of safety cases and demonstration of safety submission, and achievement of delivery requiring no substantial re-work.</text:p>
          </table:table-cell>
          <table:table-cell office:value-type="string" table:style-name="ce2">
            <text:p><text:s/>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AND OPERATION OF A JOINT FORCES COMMAND AND STAFF COLLEGE-CP/PFI/101</text:p>
          </table:table-cell>
          <table:table-cell office:value-type="string" table:style-name="ce2">
            <text:p>DEFENCE MANAGEMENT (WATCHFIELD) LIMITED</text:p>
          </table:table-cell>
          <table:table-cell office:value-type="string" table:style-name="ce2">
            <text:p>Estates Services: Management of Assets: To maintain the function of Private Finance Initiative (PFI) assets in accordance with the Contract. The PFI Assets include the Cormorant building which has teaching wings, residential living accommodation, office accommodation, lecture theatres and syndicate rooms to support education provision, 290 domestic housing for military staff, sports pavilions, sports fields, storage assets, car parks and infrastructure all of which has to be maintained.<text:s text:c="2"/></text:p>
          </table:table-cell>
          <table:table-cell office:value-type="string" table:style-name="ce2">
            <text:p>&lt;95 Deficiency (failure) Poi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AST BUSINESS CRITICAL TOOLSET-FAST/00134</text:p>
          </table:table-cell>
          <table:table-cell office:value-type="string" table:style-name="ce2">
            <text:p>TLMNEXUS LTD</text:p>
          </table:table-cell>
          <table:table-cell office:value-type="string" table:style-name="ce2">
            <text:p>Incident Management</text:p>
          </table:table-cell>
          <table:table-cell office:value-type="string" table:style-name="ce2">
            <text:p>100 to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WALES AND WEST MIDLANDS REGION MULTI-ACTIVITY CONTRACT (HESTIA)</text:p>
          </table:table-cell>
          <table:table-cell office:value-type="string" table:style-name="ce2">
            <text:p>COMPASS CONTRACT SERVICES (U.K.) LIMITED</text:p>
          </table:table-cell>
          <table:table-cell office:value-type="string" table:style-name="ce2">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030 - <text:s/>Spares, Repairs and Post Design Services of Equipment Fitted to RN Vessels</text:p>
          </table:table-cell>
          <table:table-cell office:value-type="string" table:style-name="ce2">
            <text:p>BAE SYSTEMS SURFACE SHIPS LIMITED</text:p>
          </table:table-cell>
          <table:table-cell office:value-type="string" table:style-name="ce2">
            <text:p>Procurement Lead Time - Spares</text:p>
          </table:table-cell>
          <table:table-cell office:value-type="string" table:style-name="ce2">
            <text:p>Equal to 98 per cent or above</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Technical Support to the Defence Nuclear Safety Regulator (DNSR)</text:p>
          </table:table-cell>
          <table:table-cell office:value-type="string" table:style-name="ce2">
            <text:p>ENERGY, SAFETY AND RISK CONSULTANTS (UK) LIMITED</text:p>
          </table:table-cell>
          <table:table-cell office:value-type="string" table:style-name="ce2">
            <text:p>The supplier shall provide regular knowledge transfer of nuclear regulation, safety management and assurance best practice as requested by the Defence Nuclear Safety Regulator.</text:p>
          </table:table-cell>
          <table:table-cell office:value-type="string" table:style-name="ce2">
            <text:p>Greater than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GM/1928 - The Provision of Pyrotechnics</text:p>
          </table:table-cell>
          <table:table-cell office:value-type="string" table:style-name="ce2">
            <text:p>PW DEFENCE LTD</text:p>
          </table:table-cell>
          <table:table-cell office:value-type="string" table:style-name="ce2">
            <text:p>Delivery</text:p>
          </table:table-cell>
          <table:table-cell office:value-type="string" table:style-name="ce2">
            <text:p>On Time in accordance with delivery schedu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ROYAL SCHOOL OF MITITARY ENGINEERING (RSME) PUBLIC PRIVATE PARTNERSHIP (PPP) PROJECT-CB/ARTDIPT/054</text:p>
          </table:table-cell>
          <table:table-cell office:value-type="string" table:style-name="ce2">
            <text:p>HOLDFAST TRAINING SERVICES LIMITED</text:p>
          </table:table-cell>
          <table:table-cell office:value-type="string" table:style-name="ce2">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5 <text:s/>-Simulation and synthetic environments</text:p>
          </table:table-cell>
          <table:table-cell office:value-type="string" table:style-name="ce2">
            <text:p>QINETIQ TRAINING AND SIMULATION LIMITED</text:p>
            <text:p/>
          </table:table-cell>
          <table:table-cell office:value-type="string" table:style-name="ce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text:s/>Lot 2 - Cyber, software and modelling<text:s/></text:p>
          </table:table-cell>
          <table:table-cell office:value-type="string" table:style-name="ce2">
            <text:p>BAE SYSTEMS APPLIED INTELLIGENCE LIMITED</text:p>
          </table:table-cell>
          <table:table-cell office:value-type="string" table:style-name="ce2">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2">
            <text:p>Deliverables received within the Tasking Contract / Purchase Order which meet the acceptance criteria and are not rejected and measured in relation to agreed milestone payment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ircrew Training Facility at RAF Leeming</text:p>
          </table:table-cell>
          <table:table-cell office:value-type="string" table:style-name="ce2">
            <text:p>BAE SYSTEMS (OPERATIONS) LIMITED</text:p>
          </table:table-cell>
          <table:table-cell office:value-type="string" table:style-name="ce2">
            <text:p>Authority Satisfaction – Service. Contract Monthly Progress Reports  – compliance with the requirements of Annex 4 contract performance management plan</text:p>
          </table:table-cell>
          <table:table-cell office:value-type="string" table:style-name="ce2">
            <text:p>The Contractor submits fully compliant Monthly reports in accordance with the agreed reporting timetable</text:p>
          </table:table-cell>
          <table:table-cell office:value-type="string" table:style-name="ce2">
            <text:p>Approaching Target</text:p>
          </table:table-cell>
          <table:table-cell office:value-type="string" table:style-name="ce2">
            <text:p>KPI 3 - Content with reports received to date, formal reporting will commence at RIBA 4 (Royal Institution of British Architec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107 - MTU Diesel Generator Support</text:p>
          </table:table-cell>
          <table:table-cell office:value-type="string" table:style-name="ce2">
            <text:p>ROLLS-ROYCE SOLUTIONS UK LIMITED</text:p>
          </table:table-cell>
          <table:table-cell office:value-type="string" table:style-name="ce2">
            <text:p>Procurement Lead Time</text:p>
          </table:table-cell>
          <table:table-cell office:value-type="string" table:style-name="ce2">
            <text:p>Equal to or higher than 97 percent</text:p>
          </table:table-cell>
          <table:table-cell office:value-type="string" table:style-name="ce2">
            <text:p>Inadequate</text:p>
          </table:table-cell>
          <table:table-cell office:value-type="string" table:style-name="ce2">
            <text:p>Rolls-Royce Solutions are experiencing supply chain issues which is affecting procurement lead times, due to global disruptions.  During this period Rolls-Royce Solutions also delivered 14 parts ahead of plan, which saved the MoD significant amount of time, and also supported with orders which were required urgently to rectify operational defects.  Overall Rolls-Royce Solutions delivered three times more parts ahead of schedule than late deliverie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IDWORTH PFI WATER AND SEWERAGE AND SEWAGE PROJECT</text:p>
          </table:table-cell>
          <table:table-cell office:value-type="string" table:style-name="ce2">
            <text:p>VEOLIA WATER PROJECTS LTD</text:p>
          </table:table-cell>
          <table:table-cell office:value-type="string" table:style-name="ce2">
            <text:p>Maintenance work completed within reporting period</text:p>
          </table:table-cell>
          <table:table-cell office:value-type="string" table:style-name="ce2">
            <text:p>95 percent or greater</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SUPPLY AND IN-SERVICE SUPPORT OF AIRFIELD SURFACE SWEEPING VEHICLES-ASCOMM5/1199</text:p>
          </table:table-cell>
          <table:table-cell office:value-type="string" table:style-name="ce2">
            <text:p>AEBI SCHMIDT UK LIMITED</text:p>
          </table:table-cell>
          <table:table-cell office:value-type="string" table:style-name="ce2">
            <text:p>The Contractor is to sustain the Airfield Surface Sweeping Vehicle (ASSV) in-service global availability at a minimum of 95 percent across the fleet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PMAP/0097 - Aviation Support to British Forces Cyprus</text:p>
          </table:table-cell>
          <table:table-cell office:value-type="string" table:style-name="ce2">
            <text:p>F B HELISERVICES LTD</text:p>
          </table:table-cell>
          <table:table-cell office:value-type="string" table:style-name="ce2">
            <text:p>KPI 1 refers to provision of the task line(s) in Cyprus. The intention of KPI 1 is to focus the Contractor’s behaviour on effectively managing and maintaining the fleet to ensure aircraft availability, in the correct configuration, pursuant to the Statement of Requirement</text:p>
          </table:table-cell>
          <table:table-cell office:value-type="string" table:style-name="ce2">
            <text:p>95 percent and above</text:p>
          </table:table-cell>
          <table:table-cell office:value-type="string" table:style-name="ce2">
            <text:p>Requires Improvement</text:p>
          </table:table-cell>
          <table:table-cell office:value-type="string" table:style-name="ce2">
            <text:p>Monthly performance improved to green after discussions with the contractor</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AFC HARROGATE PFI CONTRACT.</text:p>
          </table:table-cell>
          <table:table-cell office:value-type="string" table:style-name="ce2">
            <text:p>DEFENCE TRAINING SERVICES LIMITED</text:p>
          </table:table-cell>
          <table:table-cell office:value-type="string" table:style-name="ce2">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2">
            <text:p>98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iscellaneous Sonar Equipment Follow-on Support (MSE FoS)</text:p>
          </table:table-cell>
          <table:table-cell office:value-type="string" table:style-name="ce2">
            <text:p>SYSTEMS ENGINEERING &amp; ASSESSMENT LTD</text:p>
          </table:table-cell>
          <table:table-cell office:value-type="string" table:style-name="ce2">
            <text:p>Reliability 1 (REL1) - Number of Equipment Related Operational Defects (OpDefs) Raised</text:p>
          </table:table-cell>
          <table:table-cell office:value-type="string" table:style-name="ce2">
            <text:p>4 or less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ACCOMM4/7132 - The Provision of Supply, Spares and Post Design Services for Protective Helmets</text:p>
          </table:table-cell>
          <table:table-cell office:value-type="string" table:style-name="ce2">
            <text:p>HELMET INTEGRATED SYSTEMS LTD</text:p>
          </table:table-cell>
          <table:table-cell office:value-type="string" table:style-name="ce2">
            <text:p>Main Equipment Delivery and Supply of Spares</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amp;MOCB/3369- FALKLAND ISLAND MARINE SERVICES</text:p>
          </table:table-cell>
          <table:table-cell office:value-type="string" table:style-name="ce2">
            <text:p>VAN WIJNGAARDEN MARINE SERVICES B V</text:p>
          </table:table-cell>
          <table:table-cell office:value-type="string" table:style-name="ce2">
            <text:p>Average number of Health and Safety related deficiencies recorded by external inspection</text:p>
          </table:table-cell>
          <table:table-cell office:value-type="string" table:style-name="ce2">
            <text:p>equal to 0</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70 Programme .HADES Region 2- Provision of Technical Support Services in South East of England.</text:p>
          </table:table-cell>
          <table:table-cell office:value-type="string" table:style-name="ce2">
            <text:p>BABCOCK AEROSPACE LIMITED</text:p>
          </table:table-cell>
          <table:table-cell office:value-type="string" table:style-name="ce2">
            <text:p>Service Deliver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P-8A Aircraft Support and Training Support</text:p>
          </table:table-cell>
          <table:table-cell office:value-type="string" table:style-name="ce2">
            <text:p>BOEING DEFENCE UK LTD</text:p>
          </table:table-cell>
          <table:table-cell office:value-type="string" table:style-name="ce2">
            <text:p>Unscheduled Spares Delivery<text:s/></text:p>
          </table:table-cell>
          <table:table-cell office:value-type="string" table:style-name="ce2">
            <text:p>Greater than 84.01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Support for Maritime Secret and Above Secret Operational ICT Domains</text:p>
          </table:table-cell>
          <table:table-cell office:value-type="string" table:style-name="ce2">
            <text:p>CARBON60 LIMITED</text:p>
          </table:table-cell>
          <table:table-cell office:value-type="string" table:style-name="ce2">
            <text:p>All Operational Deficiencies (OPDEFs) at Cat C2 and below to have a response to the issuing unit within 24 business hours of receiving the notification.</text:p>
          </table:table-cell>
          <table:table-cell office:value-type="string" table:style-name="ce2">
            <text:p>Within 24 hou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GM/1907 Repeat Procurement of Air and Naval Countermeasures</text:p>
          </table:table-cell>
          <table:table-cell office:value-type="string" table:style-name="ce2">
            <text:p>CHEMRING COUNTERMEASURES LIMITED</text:p>
          </table:table-cell>
          <table:table-cell office:value-type="string" table:style-name="ce2">
            <text:p>Delivery</text:p>
          </table:table-cell>
          <table:table-cell office:value-type="string" table:style-name="ce2">
            <text:p>On Time in accordance with delivery schedule</text:p>
          </table:table-cell>
          <table:table-cell office:value-type="string" table:style-name="ce2">
            <text:p>Inadequate</text:p>
          </table:table-cell>
          <table:table-cell office:value-type="string" table:style-name="ce2">
            <text:p>Agreeing rectification plan</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VERITAS Enduring IT Support</text:p>
          </table:table-cell>
          <table:table-cell office:value-type="string" table:style-name="ce2">
            <text:p>TECHMODAL LIMITED</text:p>
          </table:table-cell>
          <table:table-cell office:value-type="string" table:style-name="ce2">
            <text:p>The code is tested and working on the Authority system.</text:p>
          </table:table-cell>
          <table:table-cell office:value-type="string" table:style-name="ce2">
            <text:p>Code runs on the Authority system, with less than ten (10) erro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REPLACEMENT ENABLING ARRANGEMENT PROGRAMME (REAP) FOR IN-SERVICE SUPPORT OF WATER PRODUCTION EQUIPMENT.-MPS/020</text:p>
          </table:table-cell>
          <table:table-cell office:value-type="string" table:style-name="ce2">
            <text:p>SALT SEPARATION SERVICES LIMITED</text:p>
          </table:table-cell>
          <table:table-cell office:value-type="string" table:style-name="ce2">
            <text:p>Procurement Lead Time<text:s/></text:p>
          </table:table-cell>
          <table:table-cell office:value-type="string" table:style-name="ce2">
            <text:p>Greater than or 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2">
            <text:p>SHARED SERVICES CONNECTED LTD</text:p>
          </table:table-cell>
          <table:table-cell office:value-type="string" table:style-name="ce2">
            <text:p>Contract Change to be delivered to the live environment in accordance with the requirements set out in the Request For Change and within the timelines agreed with the Authority.</text:p>
          </table:table-cell>
          <table:table-cell office:value-type="string" table:style-name="ce2">
            <text:p>99 Percent</text:p>
          </table:table-cell>
          <table:table-cell office:value-type="string" table:style-name="ce2">
            <text:p>Inadequate</text:p>
          </table:table-cell>
          <table:table-cell office:value-type="string" table:style-name="ce2">
            <text:p>During this quarter SSCL were contracted to deliver 13 contractual changes, during this time 2 changes have been delivered after the agreed date. This is a relatively small number of changes compared to previous quarters, which adversely effects the percentage performanc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ACC/00044 - The Provision of an Asset Availability Service and Post Design Services for UK MoD Link 16 Terminals</text:p>
          </table:table-cell>
          <table:table-cell office:value-type="string" table:style-name="ce2">
            <text:p>DATA LINK SOLUTIONS LLC</text:p>
          </table:table-cell>
          <table:table-cell office:value-type="string" table:style-name="ce2">
            <text:p>User Support Response (Technical Querie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CB6/023 HESTIA SOUTH REGION MULTI ACTIVITY CONTRACT</text:p>
          </table:table-cell>
          <table:table-cell office:value-type="string" table:style-name="ce2">
            <text:p>SODEXO LTD</text:p>
          </table:table-cell>
          <table:table-cell office:value-type="string" table:style-name="ce2">
            <text:p>of issue identification (discrepancies and/or changes).</text:p>
          </table:table-cell>
          <table:table-cell office:value-type="string" table:style-name="ce2">
            <text:p>97 percent</text:p>
          </table:table-cell>
          <table:table-cell office:value-type="string" table:style-name="ce2">
            <text:p>Inadequate</text:p>
          </table:table-cell>
          <table:table-cell office:value-type="string" table:style-name="ce2">
            <text:p>The hospitality industry, labour market continues to offer a number of challenges which have been evident in a small number of particularly challenging locations. At the same time, some Sodexo sites that would normally receive Core Catering manpower (CCM) are experiencing similar challenges in providing support and thus reflective in the current KPI scores. <text:s/>Sodexo has continuously evidenced remedial action to address labour shortages in these small number of site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WHEELED TANKERS AND ASSOCIATED SUPPORT-CSVHC/06</text:p>
          </table:table-cell>
          <table:table-cell office:value-type="string" table:style-name="ce2">
            <text:p>OSHKOSH DEFENSE, LLC</text:p>
          </table:table-cell>
          <table:table-cell office:value-type="string" table:style-name="ce2">
            <text:p>Post Design Services Completion Times for receipt of quotation and completion of tasks</text:p>
          </table:table-cell>
          <table:table-cell office:value-type="string" table:style-name="ce2">
            <text:p>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rveillance Target Acquisition Support</text:p>
          </table:table-cell>
          <table:table-cell office:value-type="string" table:style-name="ce2">
            <text:p>QIOPTIQ LTD</text:p>
          </table:table-cell>
          <table:table-cell office:value-type="string" table:style-name="ce2">
            <text:p>100% of Non-Compliance Reports (NCR’s) rectified within 12 working days of being informed by Defence Export Services Organisation (DESO)</text:p>
          </table:table-cell>
          <table:table-cell office:value-type="string" table:style-name="ce2">
            <text:p>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123- DFWES</text:p>
            <text:p>Amount agreed is a total Contract value and amount released covers all milestone payments for FY1 only. Child has been raised to cover FY2 - FY3.</text:p>
          </table:table-cell>
          <table:table-cell office:value-type="string" table:style-name="ce2">
            <text:p>SAAB AB</text:p>
          </table:table-cell>
          <table:table-cell office:value-type="string" table:style-name="ce2">
            <text:p>Management Information</text:p>
          </table:table-cell>
          <table:table-cell office:value-type="string" table:style-name="ce2">
            <text:p>On time</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EMTC2 2021</text:p>
          </table:table-cell>
          <table:table-cell office:value-type="string" table:style-name="ce2">
            <text:p>BABCOCK LAND DEFENCE LIMITED</text:p>
          </table:table-cell>
          <table:table-cell office:value-type="string" table:style-name="ce2">
            <text:p>Contractor provided training delivery (HMS Sultan)</text:p>
          </table:table-cell>
          <table:table-cell office:value-type="string" table:style-name="ce2">
            <text:p>99 percent or more of Contractor periods delivered in accordance with the agreed Training Schedule within the Month.</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Provision of Contractor Logistic Support and Post Design Services for the Dismounted Close Combat Trainer (DCCT)</text:p>
          </table:table-cell>
          <table:table-cell office:value-type="string" table:style-name="ce2">
            <text:p>INVERIS TRAINING SOLUTIONS LIMITED</text:p>
          </table:table-cell>
          <table:table-cell office:value-type="string" table:style-name="ce2">
            <text:p>95% availability achieved across the <text:s/>Fleet</text:p>
          </table:table-cell>
          <table:table-cell office:value-type="string" table:style-name="ce2">
            <text:p>95 percent<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LAND EQUIPMENT SERVICE PROVISION AND TRANSFORMATION CONTRACT-LECOM/1006.</text:p>
          </table:table-cell>
          <table:table-cell office:value-type="string" table:style-name="ce2">
            <text:p>BABCOCK LAND DEFENCE LIMITED</text:p>
          </table:table-cell>
          <table:table-cell office:value-type="string" table:style-name="ce2">
            <text:p>Vehicles &amp; Major Equipment (VAME) (A, B and P Vehicles only) &amp; Ancillaries<text:s text:c="2"/></text:p>
          </table:table-cell>
          <table:table-cell office:value-type="string" table:style-name="ce2">
            <text:p>Above 94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SUPPLY AND SUPPORT OF JOINT COMMON REMOTE VIEWING TERMINAL (JCRVT)</text:p>
          </table:table-cell>
          <table:table-cell office:value-type="string" table:style-name="ce2">
            <text:p>L-3 COMMUNICATIONS SYSTEMS- WEST</text:p>
          </table:table-cell>
          <table:table-cell office:value-type="string" table:style-name="ce2">
            <text:p>Safety and Environmental documentation up to date - The Contractor is to provide impact statement upon being informed by the Authority of legislation changes, relating to new substances added to REACH (Registration, Evaluation, Authorisation and Restriction of Chemicals) or RoHS (Restriction of Hazardous Substances) with regards to both safety and environmental aspects.<text:s/></text:p>
          </table:table-cell>
          <table:table-cell office:value-type="string" table:style-name="ce2">
            <text:p>Impact statement <text:s/>provided to the Authority within ten (10) working days of becoming informed of change.<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HE DEVELOPMENT OF THE SITE OF THE ALDERSHOT GARRISON, TIDWORTH, NETHERAVON AND BULFORD GARRISON, WARMINSTER GARRISON AND LARKHILL GARRISON AND THE PROVISION OF ASSOCIATED SUPPORT SERVICES</text:p>
          </table:table-cell>
          <table:table-cell office:value-type="string" table:style-name="ce2">
            <text:p>ASPIRE DEFENCE LIMITED</text:p>
          </table:table-cell>
          <table:table-cell office:value-type="string" table:style-name="ce2">
            <text:p>Accident Incident Rate</text:p>
          </table:table-cell>
          <table:table-cell office:value-type="string" table:style-name="ce2">
            <text:p>Less than 1.11</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HIGH G TRAINING AND TEST CAPABILITY-FSASTC/00114</text:p>
          </table:table-cell>
          <table:table-cell office:value-type="string" table:style-name="ce2">
            <text:p>THALES UK LIMITED</text:p>
          </table:table-cell>
          <table:table-cell office:value-type="string" table:style-name="ce2">
            <text:p>The continued upkeep and maintenance of the Training Facility measured as “Facilities discrepancies”</text:p>
          </table:table-cell>
          <table:table-cell office:value-type="string" table:style-name="ce2">
            <text:p>Maximum of 15 service credits / month</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Developing Command Post Exercises (CPXs) for Surrogate Warfare : Proj HANNIBAL</text:p>
          </table:table-cell>
          <table:table-cell office:value-type="string" table:style-name="ce2">
            <text:p>BABCOCK LAND LIMITED</text:p>
          </table:table-cell>
          <table:table-cell office:value-type="string" table:style-name="ce2">
            <text:p>KPI1 - Delivery of Management Services</text:p>
          </table:table-cell>
          <table:table-cell office:value-type="string" table:style-name="ce2">
            <text:p>At all times the Supplier provides updated plans and reports, point of contact service, a sufficient and suitably qualified Contract Management Team, SME support for Event Planning and Technical Writers for Event Planning, in accordance with the Contrac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2 - DSSHIPS MSS MARINE SYSTEMS SUPPORT PARTNER (MSSP) - LOT 2, ENVIRONMENTAL, DOMESTIC &amp; HABITABILITY (EDH).</text:p>
          </table:table-cell>
          <table:table-cell office:value-type="string" table:style-name="ce2">
            <text:p>BABCOCK INTEGRATED TECHNOLOGY <text:s/>LIMITED</text:p>
          </table:table-cell>
          <table:table-cell office:value-type="string" table:style-name="ce2">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2">
            <text:p>All PIs in period "green"</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HVM ADAPT Part B Contract</text:p>
          </table:table-cell>
          <table:table-cell office:value-type="string" table:style-name="ce2">
            <text:p>THALES UK LIMITED</text:p>
          </table:table-cell>
          <table:table-cell office:value-type="string" table:style-name="ce2">
            <text:p> Delivery of Equipment readiness levels in accordance with the service definition specification</text:p>
          </table:table-cell>
          <table:table-cell office:value-type="string" table:style-name="ce2">
            <text:p>Delivery of the required number of Equipment at readines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118 SCOPIC 2</text:p>
          </table:table-cell>
          <table:table-cell office:value-type="string" table:style-name="ce2">
            <text:p>CUBIC DEFENCE UK LTD.</text:p>
          </table:table-cell>
          <table:table-cell office:value-type="string" table:style-name="ce2">
            <text:p>Reliability</text:p>
          </table:table-cell>
          <table:table-cell office:value-type="string" table:style-name="ce2">
            <text:p>Nil</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HESTIA South West Multi Activity Contract</text:p>
          </table:table-cell>
          <table:table-cell office:value-type="string" table:style-name="ce2">
            <text:p>COMPASS CONTRACT SERVICES (U.K.) LIMITED</text:p>
          </table:table-cell>
          <table:table-cell office:value-type="string" table:style-name="ce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2">
            <text:p>97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JOINT SUPPORT SOLUTION 2 SUPPORT CONTRACT</text:p>
          </table:table-cell>
          <table:table-cell office:value-type="string" table:style-name="ce2">
            <text:p>BAE SYSTEMS SURFACE SHIPS LIMITED</text:p>
          </table:table-cell>
          <table:table-cell office:value-type="string" table:style-name="ce2">
            <text:p>KPI 3 - Hazard Management</text:p>
          </table:table-cell>
          <table:table-cell office:value-type="string" table:style-name="ce2">
            <text:p>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NDP/017 - Technical Support to Naval Design Partnering (NDP)</text:p>
          </table:table-cell>
          <table:table-cell office:value-type="string" table:style-name="ce2">
            <text:p>ROSYTH ROYAL DOCKYARD LTD</text:p>
          </table:table-cell>
          <table:table-cell office:value-type="string" table:style-name="ce2">
            <text:p>Task(s) combined into Statement of Work(s), issued to all Framework members. <text:s/>Suitable Qualified Engineering Personnel (SQEP) from the Framework for Task(s) to be recommended with detailed justification for price appraisal - within 2 weeks of receipt. The Authority will challenge if it disagrees. “Task(s) means any specific package of work placed by the Authority, which the Contractor is required to perform pursuant to the Contract.”</text:p>
          </table:table-cell>
          <table:table-cell office:value-type="string" table:style-name="ce2">
            <text:p>100 percent on time, and 0 percent Authority's Challenges have been successful</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24/050 - Supply of F-35 for CYPRUS (FOB) - JULY 2022</text:p>
          </table:table-cell>
          <table:table-cell office:value-type="string" table:style-name="ce2">
            <text:p>COMPANIA ESPANOLA DE PETROLEO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ject MITER</text:p>
          </table:table-cell>
          <table:table-cell office:value-type="string" table:style-name="ce2">
            <text:p>AMEYBRIGGS SERVICES LIMITED</text:p>
          </table:table-cell>
          <table:table-cell office:value-type="string" table:style-name="ce2">
            <text:p>Provide Scheduled Maintenance for on demand Equipment: To plan and carry out routine maintenance in line with the Authority’s Equipment Standard Regulatory Schedule or if not applicable, Original Equipment Manufacturer predefined maintenance schedules, where demand states that this is to be carried out by the Contractor<text:s/></text:p>
          </table:table-cell>
          <table:table-cell office:value-type="string" table:style-name="ce2">
            <text:p>B – 95 per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4 - Assured information infrastructure</text:p>
          </table:table-cell>
          <table:table-cell office:value-type="string" table:style-name="ce2">
            <text:p>QINETIQ LTD</text:p>
          </table:table-cell>
          <table:table-cell office:value-type="string" table:style-name="ce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3 - DSHIPS MSS MARINE SYSTEMS SUPPORT PARTNER (MSSP) - LOT 3, PLATFORM SYSTEMS.</text:p>
          </table:table-cell>
          <table:table-cell office:value-type="string" table:style-name="ce2">
            <text:p>BABCOCK INTEGRATED TECHNOLOGY <text:s/>LIMITED</text:p>
          </table:table-cell>
          <table:table-cell office:value-type="string" table:style-name="ce2">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SVP/0056 - CVS B Vehicle PDS</text:p>
          </table:table-cell>
          <table:table-cell office:value-type="string" table:style-name="ce2">
            <text:p>RHEINMETALL BAE SYSTEMS LAND LIMITED</text:p>
          </table:table-cell>
          <table:table-cell office:value-type="string" table:style-name="ce2">
            <text:p>Engineering Authority Single Point of Contact (SPOC). The Contractor shall provide an Engineering Authority SPOC for Platform, Core and Non-Core services queries/information requests. The SPOC is expected to acknowledge requests for full written responses within 24hrs and provide the full written response within 5 working days to the satisfaction of the Project Manager, resolving the issue.</text:p>
          </table:table-cell>
          <table:table-cell office:value-type="string" table:style-name="ce2">
            <text:p>Delivery in less than 5 working days</text:p>
          </table:table-cell>
          <table:table-cell office:value-type="string" table:style-name="ce2">
            <text:p>Inadequate</text:p>
          </table:table-cell>
          <table:table-cell office:value-type="string" table:style-name="ce2">
            <text:p>RBSL is focussing on continuous improvement and recent changes to information sharing processes are being reviewed.</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9 - Boats In-Service Support (7) - 2nd Line Training</text:p>
          </table:table-cell>
          <table:table-cell office:value-type="string" table:style-name="ce2">
            <text:p>DEVONPORT ROYAL DOCKYARD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percent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DEFENCE FIXED TELECOMMUNICATIONS SERVICE (DFTS) CONTRACT NO SCSS2A/37 - VOICE, DATA, MOBILITY, VTC</text:p>
          </table:table-cell>
          <table:table-cell office:value-type="string" table:style-name="ce2">
            <text:p>BRITISH TELECOMMUNICATIONS PUBLIC LIMITED COMPANY</text:p>
          </table:table-cell>
          <table:table-cell office:value-type="string" table:style-name="ce2">
            <text:p>Secret Local Area Network Interconnection Service Standard UK</text:p>
          </table:table-cell>
          <table:table-cell office:value-type="string" table:style-name="ce2">
            <text:p>99.3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HANKES OIL FUEL DEPOT , LOADING FACILITY AND FIRE FIGHTING</text:p>
          </table:table-cell>
          <table:table-cell office:value-type="string" table:style-name="ce2">
            <text:p>VOLKERSTEVIN LIMITED</text:p>
          </table:table-cell>
          <table:table-cell office:value-type="string" table:style-name="ce2">
            <text:p>Maximise Delivery opportunities with minimal impacts on operational requirements and programme timeline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RAF Air and Space Power Training</text:p>
          </table:table-cell>
          <table:table-cell office:value-type="string" table:style-name="ce2">
            <text:p>UNIVERSITY OF PORTSMOUTH</text:p>
          </table:table-cell>
          <table:table-cell office:value-type="string" table:style-name="ce2">
            <text:p>Assessment- Contractor <text:s/>provides assessments as per agreed Assessment Specification (Aspecs)</text:p>
          </table:table-cell>
          <table:table-cell office:value-type="string" table:style-name="ce2">
            <text:p>99 percent of Learning Specification (Lspec) learning points achiev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CORSHAM DEVELOPMENT PROJECT</text:p>
          </table:table-cell>
          <table:table-cell office:value-type="string" table:style-name="ce2">
            <text:p>INTEQ SERVICES LTD.</text:p>
          </table:table-cell>
          <table:table-cell office:value-type="string" table:style-name="ce2">
            <text:p>Reactive Performance (Help Desk)</text:p>
          </table:table-cell>
          <table:table-cell office:value-type="string" table:style-name="ce2">
            <text:p>96 -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Defence Aviation Conflict Awareness Planning Tool</text:p>
          </table:table-cell>
          <table:table-cell office:value-type="string" table:style-name="ce2">
            <text:p>BAE SYSTEMS (OPERATIONS) LIMITED</text:p>
          </table:table-cell>
          <table:table-cell office:value-type="string" table:style-name="ce2">
            <text:p>Service (system) availability greater than or equal to 99 percent</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7 - Boats In-Service Support (5) - Royal Marines (RM) Tamar</text:p>
          </table:table-cell>
          <table:table-cell office:value-type="string" table:style-name="ce2">
            <text:p>GRIFFON HOVERWORK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percent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MSP - Portsmouth - Soft FM</text:p>
          </table:table-cell>
          <table:table-cell office:value-type="string" table:style-name="ce2">
            <text:p>SODEXO LTD</text:p>
          </table:table-cell>
          <table:table-cell office:value-type="string" table:style-name="ce2">
            <text:p>Provision of a Waste Management Service in compliance with Joint Services Publication 418, Ministry of Defence Waste Strategy and Defence Equipment and Sales Authority Policy.</text:p>
            <text:p/>
            <text:p>Scored monthly.</text:p>
            <text:p/>
            <text:p>Green = 100% compliance during month.</text:p>
            <text:p>Amber =1 non-compliance during month.</text:p>
            <text:p>Red = More than 1 non-compliance during month.</text:p>
          </table:table-cell>
          <table:table-cell office:value-type="string" table:style-name="ce2">
            <text:p>All three months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HOCS3a -Supply of Printed Books, Monographs, leaflets and Other Publications</text:p>
          </table:table-cell>
          <table:table-cell office:value-type="string" table:style-name="ce2">
            <text:p>BLACKWELL LIMITED</text:p>
          </table:table-cell>
          <table:table-cell office:value-type="string" table:style-name="ce2">
            <text:p>The Contractor must endeavour to obtain early notice of any supply problems and must inform the appropriate Demanding Officer within 3 working days</text:p>
          </table:table-cell>
          <table:table-cell office:value-type="string" table:style-name="ce2">
            <text:p>Supply problems notified within 3 working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1053 Design, Supply and In-Service<text:s/></text:p>
            <text:p>Support (ISS) of<text:s/></text:p>
            <text:p>Oceanographic Reconnaissance<text:s/></text:p>
            <text:p>Combat Architecture (ORCA). SOR Item 1</text:p>
          </table:table-cell>
          <table:table-cell office:value-type="string" table:style-name="ce2">
            <text:p>THALES UK LIMITED</text:p>
          </table:table-cell>
          <table:table-cell office:value-type="string" table:style-name="ce2">
            <text:p>Hazard Management</text:p>
          </table:table-cell>
          <table:table-cell office:value-type="string" table:style-name="ce2">
            <text:p>KPI 3 = 100 percent over the Calculation Perio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Rapid Access Diagnostic Imaging and Surgery</text:p>
          </table:table-cell>
          <table:table-cell office:value-type="string" table:style-name="ce2">
            <text:p>SPIRE HEALTHCARE LIMITED</text:p>
          </table:table-cell>
          <table:table-cell office:value-type="string" table:style-name="ce2">
            <text:p>All patients referred for imaging must have the diagnostic image performed, reported, and the results to be received by the referring Multi-discipline Injury Assessment Clinics within 10 working days of referral</text:p>
          </table:table-cell>
          <table:table-cell office:value-type="string" table:style-name="ce2">
            <text:p>95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LOT 17-HEATING,VENTILATION AND AIR CONDITIONING</text:p>
          </table:table-cell>
          <table:table-cell office:value-type="string" table:style-name="ce2">
            <text:p>DEVONPORT ROYAL DOCKYARD LIMITED</text:p>
          </table:table-cell>
          <table:table-cell office:value-type="string" table:style-name="ce2">
            <text:p>Repairs</text:p>
          </table:table-cell>
          <table:table-cell office:value-type="string" table:style-name="ce2">
            <text:p>At Least 98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3b/3503 In Service Support of TMCC</text:p>
          </table:table-cell>
          <table:table-cell office:value-type="string" table:style-name="ce2">
            <text:p>MSI-DEFENCE SYSTEMS LTD</text:p>
          </table:table-cell>
          <table:table-cell office:value-type="string" table:style-name="ce2">
            <text:p>As required, the Authority Project Manager (APM) will raise a Task Approval Form (TAF) for the Contractor to undertake specified requirements. The Contractor will provide a response to the TAF and agree a task delivery timescale. The APM will measure the Contractor performance against the contracted due date for completion of the task and actual date fulfilled<text:s/></text:p>
          </table:table-cell>
          <table:table-cell office:value-type="string" table:style-name="ce2">
            <text:p>All tasks completed on-time<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17 Synthetic Training Services. Formerly referred to as FsASTC/000138. Parent CPA.</text:p>
          </table:table-cell>
          <table:table-cell office:value-type="string" table:style-name="ce2">
            <text:p>BOEING DEFENCE UK LTD</text:p>
          </table:table-cell>
          <table:table-cell office:value-type="string" table:style-name="ce2">
            <text:p>Course Compliance Review</text:p>
          </table:table-cell>
          <table:table-cell office:value-type="string" table:style-name="ce2">
            <text:p>100 percent of Training Courses maintaining Unqualified Acceptance or Qualified Acceptance with Discrepancy Report (DR) Priority 3 shortfalls following Authority review in accordance with JSP 82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PROVISION OF THE JOINT OPERATIONAL FUEL SYSTEM (JOFS) CAPABILITY-DEPI/0002</text:p>
          </table:table-cell>
          <table:table-cell office:value-type="string" table:style-name="ce2">
            <text:p>KELLOGG BROWN &amp; ROOT LIMITED</text:p>
          </table:table-cell>
          <table:table-cell office:value-type="string" table:style-name="ce2">
            <text:p>KPI 2b (Safety and Environmental Requirements)<text:s/></text:p>
          </table:table-cell>
          <table:table-cell office:value-type="string" table:style-name="ce2">
            <text:p>(Green) All Safety and Environmental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ORT SOLUTION FOR AIRCRAFT ARRESTOR SYSTEMS - PHAG&amp;RHAG</text:p>
          </table:table-cell>
          <table:table-cell office:value-type="string" table:style-name="ce2">
            <text:p>MARSHALL LAND SYSTEMS LTD</text:p>
          </table:table-cell>
          <table:table-cell office:value-type="string" table:style-name="ce2">
            <text:p>The Authority requires the Contractor to achieve 100% Readiness Level for Portable Aircraft Arrestor Gear (PAAG) as described in the Statement of Work and delivery to the Authority by the Required Delivery Date (RDD)</text:p>
          </table:table-cell>
          <table:table-cell office:value-type="string" table:style-name="ce2">
            <text:p>0 System not at Contracted Readiness level, against all MOD identified Serviceable System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LOGISTICS MOVEMENT SUPPORT SERVICES FOR BRITISH FORCES CYPRUS &amp; SOVEREIGN BASE AREA</text:p>
          </table:table-cell>
          <table:table-cell office:value-type="string" table:style-name="ce2">
            <text:p>CPPC LOGISTIC GROUP OF COMPANIES LIMITED</text:p>
          </table:table-cell>
          <table:table-cell office:value-type="string" table:style-name="ce2">
            <text:p>Demand Order Form receipted and accepted by the Contractor.</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ROTARY WING SUPPORT TO THE BRITISH ARMY TRAINING SUPPORT UNIT WITH THE BRUNEI GARRISON ALONG WITH SUPPORTING UK BASED AIRCREW TRAINING REQUIREMENT</text:p>
          </table:table-cell>
          <table:table-cell office:value-type="string" table:style-name="ce2">
            <text:p>F B HELISERVICES LTD</text:p>
          </table:table-cell>
          <table:table-cell office:value-type="string" table:style-name="ce2">
            <text:p>Availability in Middle Wallop</text:p>
            <text:p>KPI 2 refers to Planned Tasks in Middle Wallop. The intention of KPI 2 is to focus the Contractor’s behaviour on effectively managing and maintaining the fleet to ensure aircraft availability, in the correct configuration, pursuant to the Statement of Requirement when used in Middle Wallop. The Contractor should anticipate and manage risks or issues without unnecessarily seeking intervention from the Authority.</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 125 AWES</text:p>
          </table:table-cell>
          <table:table-cell office:value-type="string" table:style-name="ce2">
            <text:p>CUBIC DEFENCE UK LTD.</text:p>
          </table:table-cell>
          <table:table-cell office:value-type="string" table:style-name="ce2">
            <text:p>Reliability</text:p>
          </table:table-cell>
          <table:table-cell office:value-type="string" table:style-name="ce2">
            <text:p>Less than or equal to 1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Media Buying Services</text:p>
          </table:table-cell>
          <table:table-cell office:value-type="string" table:style-name="ce2">
            <text:p>OMD GROUP LIMITED</text:p>
          </table:table-cell>
          <table:table-cell office:value-type="string" table:style-name="ce2">
            <text:p>The Agency agrees Media Buying Brief specification to the End users’ satisfaction and in accordance with required standards, within the timescale agreed between the Client’s end user and the Agency.</text:p>
          </table:table-cell>
          <table:table-cell office:value-type="string" table:style-name="ce2">
            <text:p>98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Provision of Category C / C+E Licence Acquisition Training (Lot 7)</text:p>
          </table:table-cell>
          <table:table-cell office:value-type="string" table:style-name="ce2">
            <text:p>MAINSTREAM TRAINING LIMITED</text:p>
          </table:table-cell>
          <table:table-cell office:value-type="string" table:style-name="ce2">
            <text:p>The Supplier shall ensure Candidates pass a practical test in no more than 3 attempts.</text:p>
          </table:table-cell>
          <table:table-cell office:value-type="string" table:style-name="ce2">
            <text:p>The average number of candidates passing a practical test in no more than three (3) attempts is 85 per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Contractor Support to Chinook and Puma Force</text:p>
          </table:table-cell>
          <table:table-cell office:value-type="string" table:style-name="ce2">
            <text:p>MORSON HUMAN RESOURCES LIMITED</text:p>
          </table:table-cell>
          <table:table-cell office:value-type="string" table:style-name="ce2">
            <text:p>Deliver all outputs to expected quality.</text:p>
          </table:table-cell>
          <table:table-cell office:value-type="string" table:style-name="ce2">
            <text:p>No more than two (2) failures by the Contractor to deliver output to expected quality resulting in formal action via Quality Occurrence Report (QOR).</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DEFENCE FIXED TELECOMMUNICATIONS SERVICE (DFTS) CONTRACT NO SCSS2A/37 - VOICE, DATA, MOBILITY, VTC</text:p>
          </table:table-cell>
          <table:table-cell office:value-type="string" table:style-name="ce2">
            <text:p>BRITISH TELECOMMUNICATIONS PUBLIC LIMITED COMPANY</text:p>
          </table:table-cell>
          <table:table-cell office:value-type="string" table:style-name="ce2">
            <text:p><text:s/>Restricted Local Area Network Interconnection availability Standard UK Service Level Agreement set at 99.75 percent</text:p>
          </table:table-cell>
          <table:table-cell office:value-type="string" table:style-name="ce2">
            <text:p>99.75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HE DEVELOPMENT OF THE SITE OF THE ALDERSHOT GARRISON, TIDWORTH, NETHERAVON AND BULFORD GARRISON, WARMINSTER GARRISON AND LARKHILL GARRISON AND THE PROVISION OF ASSOCIATED SUPPORT SERVICES</text:p>
          </table:table-cell>
          <table:table-cell office:value-type="string" table:style-name="ce2">
            <text:p>ASPIRE DEFENCE LIMITED</text:p>
          </table:table-cell>
          <table:table-cell office:value-type="string" table:style-name="ce2">
            <text:p>The level of satisfaction expressed by users of the contracted room space and services across the Project Allenby-Connaught estate, as measured by the Net Promoter Score</text:p>
          </table:table-cell>
          <table:table-cell office:value-type="string" table:style-name="ce2">
            <text:p>40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MoD Commercial Delivery Partner (Comm DP)</text:p>
          </table:table-cell>
          <table:table-cell office:value-type="string" table:style-name="ce2">
            <text:p>TURNER &amp; TOWNSEND CONSULTING LIMITED</text:p>
          </table:table-cell>
          <table:table-cell office:value-type="string" table:style-name="ce2">
            <text:p>Delivery against monthly, quarterly reporting which supports KPI data + CO reporting where required.</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External Assistance to DADP</text:p>
          </table:table-cell>
          <table:table-cell office:value-type="string" table:style-name="ce2">
            <text:p>KPMG LLP</text:p>
          </table:table-cell>
          <table:table-cell office:value-type="string" table:style-name="ce2">
            <text:p>Deliverables not acceptable to authority in quarter</text:p>
          </table:table-cell>
          <table:table-cell office:value-type="string" table:style-name="ce2">
            <text:p>Less than 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Professional Services to the DBS CIO Information Systems Lot 1</text:p>
          </table:table-cell>
          <table:table-cell office:value-type="string" table:style-name="ce2">
            <text:p>IBM UNITED KINGDOM LIMITED</text:p>
          </table:table-cell>
          <table:table-cell office:value-type="string" table:style-name="ce2">
            <text:p>Knowledge Transfer plan to be produced by the supplier and presented to the Chief Information Office Management Board for agreement within the first 3 months of the contract start date. (In person or virtually. Dates to be agreed on commencement of contract).  </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2016 <text:s/>- In-Service Support for Maritime Training Systems Through-Life Availability &amp; Support Services (MARTASS)</text:p>
          </table:table-cell>
          <table:table-cell office:value-type="string" table:style-name="ce2">
            <text:p>DEVONPORT ROYAL DOCKYARD LIMITED</text:p>
          </table:table-cell>
          <table:table-cell office:value-type="string" table:style-name="ce2">
            <text:p>TECHNICAL SUPPORT SERVICE - ON-SITE SUPPORT: <text:s/>Defect Investigation Report. Timed response: On completion of the engineers visit, if a fault has not been rectified, a Defect Investigation Report will be submitted to the Authority within 1 working day.<text:s text:c="36"/></text:p>
          </table:table-cell>
          <table:table-cell office:value-type="string" table:style-name="ce2">
            <text:p>Defect Investigation Report received within 1 working day of failure to fix the faul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Marine Support to Range Safety and Aircrew Training (RSACT)</text:p>
          </table:table-cell>
          <table:table-cell office:value-type="string" table:style-name="ce2">
            <text:p>SMIT INTERNATIONAL (SCOTLAND) LTD</text:p>
          </table:table-cell>
          <table:table-cell office:value-type="string" table:style-name="ce2">
            <text:p>All tasks detailed at Section C of the Statement of Requirements (including Range Clearance and Safety, Operational Sea Training, Helicopter Training, Aircrew Training, Sea Survival Training and Marine Target Towing) are delivered in accordance with contractually agreed timescales.<text:s/></text:p>
          </table:table-cell>
          <table:table-cell office:value-type="string" table:style-name="ce2">
            <text:p>All tasks delivered on time during the reporting period (quarterl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SSP Programme Design and Implementation - Lot 2</text:p>
          </table:table-cell>
          <table:table-cell office:value-type="string" table:style-name="ce2">
            <text:p>PA CONSULTING SERVICES LTD</text:p>
          </table:table-cell>
          <table:table-cell office:value-type="string" table:style-name="ce2">
            <text:p>Sustained, timely and effective provision of supplier enabling services</text:p>
          </table:table-cell>
          <table:table-cell office:value-type="string" table:style-name="ce2">
            <text:p>New posts are filled within 28 days of start date / No negative feedback</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AIRCRAFT, INSTRUCTORS &amp; SERVICES TO SUPPORT UAS &amp; EFT, YRS 5 &amp; 6</text:p>
          </table:table-cell>
          <table:table-cell office:value-type="string" table:style-name="ce2">
            <text:p>BABCOCK AEROSPACE LIMITED</text:p>
          </table:table-cell>
          <table:table-cell office:value-type="string" table:style-name="ce2">
            <text:p>Number of Sorties not conducted due to aircraft availability</text:p>
          </table:table-cell>
          <table:table-cell office:value-type="string" table:style-name="ce2">
            <text:p>0 to 2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EW/011 - Procurement and Availability In-Service Support of DE Equipment</text:p>
          </table:table-cell>
          <table:table-cell office:value-type="string" table:style-name="ce2">
            <text:p>JFD LIMITED</text:p>
          </table:table-cell>
          <table:table-cell office:value-type="string" table:style-name="ce2">
            <text:p>Technical Support</text:p>
          </table:table-cell>
          <table:table-cell office:value-type="string" table:style-name="ce2">
            <text:p>Green Performance Level for two or more of PIs 3.1, 3.2 and 3.3, with no Red Performance Level</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AGREEMENT RELATING TO THE GOVERNMENT PIPELINE AND STORAGE SYSTEM</text:p>
          </table:table-cell>
          <table:table-cell office:value-type="string" table:style-name="ce2">
            <text:p>EXOLUM PIPELINE SYSTEMS LTD</text:p>
          </table:table-cell>
          <table:table-cell office:value-type="string" table:style-name="ce2">
            <text:p>Timeliness of Deliveries</text:p>
            <text:p>Delivery of Fuel on delivery date agreed in Pumping Requirement Plan</text:p>
          </table:table-cell>
          <table:table-cell office:value-type="string" table:style-name="ce2">
            <text:p>Green - Delivery of any fuel order in respect of any Strategic Site is on time (as agreed between the Customer and the Network Operato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Temporary Healthcare Workers to the MoD.</text:p>
          </table:table-cell>
          <table:table-cell office:value-type="string" table:style-name="ce2">
            <text:p>HONEYBEERECRUITMENT.COM LTD</text:p>
          </table:table-cell>
          <table:table-cell office:value-type="string" table:style-name="ce2">
            <text:p>Completion of Assignment</text:p>
          </table:table-cell>
          <table:table-cell office:value-type="string" table:style-name="ce2">
            <text:p>Greater than 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Delivery of Engine Support to Maintain the Capability of MoD Boats</text:p>
          </table:table-cell>
          <table:table-cell office:value-type="string" table:style-name="ce2">
            <text:p>E.P.BARRUS LTD</text:p>
          </table:table-cell>
          <table:table-cell office:value-type="string" table:style-name="ce2">
            <text:p>The Engines are supplied/repaired to the required quality standards</text:p>
          </table:table-cell>
          <table:table-cell office:value-type="string" table:style-name="ce2">
            <text:p>Greater than 85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097 - Spares Inclusive Upkeep:<text:s/></text:p>
            <text:p>In-Service Support of<text:s/></text:p>
            <text:p>Submarine and Ship Shaft Seals</text:p>
            <text:p/>
          </table:table-cell>
          <table:table-cell office:value-type="string" table:style-name="ce2">
            <text:p>WARTSILA UK LIMITED</text:p>
          </table:table-cell>
          <table:table-cell office:value-type="string" table:style-name="ce2">
            <text:p>Standard Purchase Order Lead time - Spares</text:p>
          </table:table-cell>
          <table:table-cell office:value-type="string" table:style-name="ce2">
            <text:p>95 per 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7 - Boats In-Service Support (5) - Royal Marines (RM) Tamar</text:p>
          </table:table-cell>
          <table:table-cell office:value-type="string" table:style-name="ce2">
            <text:p>GRIFFON HOVERWORK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P-8A Aircraft Support and Training Support</text:p>
          </table:table-cell>
          <table:table-cell office:value-type="string" table:style-name="ce2">
            <text:p>BOEING DEFENCE UK LTD</text:p>
          </table:table-cell>
          <table:table-cell office:value-type="string" table:style-name="ce2">
            <text:p>Aircraft Base Maintenance<text:s/></text:p>
          </table:table-cell>
          <table:table-cell office:value-type="string" table:style-name="ce2">
            <text:p>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NAVAL COMBAT SYSTEMS INTEGRATION SUPPORT SERVICE PHASE 2 (MCS2008)</text:p>
          </table:table-cell>
          <table:table-cell office:value-type="string" table:style-name="ce2">
            <text:p>BAE SYSTEMS SURFACE SHIPS LIMITED</text:p>
          </table:table-cell>
          <table:table-cell office:value-type="string" table:style-name="ce2">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2">
            <text:p>90 percent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5 <text:s/>-Simulation and synthetic environments</text:p>
          </table:table-cell>
          <table:table-cell office:value-type="string" table:style-name="ce2">
            <text:p>QINETIQ TRAINING AND SIMULATION LIMITED</text:p>
            <text:p/>
          </table:table-cell>
          <table:table-cell office:value-type="string" table:style-name="ce2">
            <text:p>Quality of deliverables: Quality of Deliverables is a key measure of the Contractors internal technical ability and the technical ability of its supply chain.</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Defence Aviation Conflict Awareness Planning Tool</text:p>
          </table:table-cell>
          <table:table-cell office:value-type="string" table:style-name="ce2">
            <text:p>BAE SYSTEMS (OPERATIONS) LIMITED</text:p>
          </table:table-cell>
          <table:table-cell office:value-type="string" table:style-name="ce2">
            <text:p>Problem acknowledgement: allowed average acknowledgement time 120 mins</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IT Consumables</text:p>
          </table:table-cell>
          <table:table-cell office:value-type="string" table:style-name="ce2">
            <text:p>XMA LTD</text:p>
          </table:table-cell>
          <table:table-cell office:value-type="string" table:style-name="ce2">
            <text:p>Ordered Goods returned due to failure to conform to quality standards</text:p>
          </table:table-cell>
          <table:table-cell office:value-type="string" table:style-name="ce2">
            <text:p>1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ARMADA PROJECT</text:p>
          </table:table-cell>
          <table:table-cell office:value-type="string" table:style-name="ce2">
            <text:p>FALCON SUPPORT SERVICES LIMITED</text:p>
          </table:table-cell>
          <table:table-cell office:value-type="string" table:style-name="ce2">
            <text:p>Reactive Performance (Help Desk)</text:p>
          </table:table-cell>
          <table:table-cell office:value-type="string" table:style-name="ce2">
            <text:p>96-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SUPPLY OF LARGE AIRCARFT TOW TRACTORS</text:p>
          </table:table-cell>
          <table:table-cell office:value-type="string" table:style-name="ce2">
            <text:p>TERBERG DTS (UK) LIMITED</text:p>
          </table:table-cell>
          <table:table-cell office:value-type="string" table:style-name="ce2">
            <text:p>The Contractor is to sustain the Large Aircraft Tow-Tractor Vehicle in-service global availability at a minimum of 95 percent across the fleet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A/1089 LSDA</text:p>
          </table:table-cell>
          <table:table-cell office:value-type="string" table:style-name="ce2">
            <text:p>ROHDE &amp; SCHWARZ UK LIMITED</text:p>
          </table:table-cell>
          <table:table-cell office:value-type="string" table:style-name="ce2">
            <text:p>Spares</text:p>
          </table:table-cell>
          <table:table-cell office:value-type="string" table:style-name="ce2">
            <text:p>100 Percent PI marked green</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Future Defence Infrastructure Services (FDIS) - Hard FM Built Estate - Central Region</text:p>
          </table:table-cell>
          <table:table-cell office:value-type="string" table:style-name="ce2">
            <text:p>VIVO DEFENCE SERVICES LIMITED</text:p>
          </table:table-cell>
          <table:table-cell office:value-type="string" table:style-name="ce2">
            <text:p>Customer Satisfaction</text:p>
          </table:table-cell>
          <table:table-cell office:value-type="string" table:style-name="ce2">
            <text:p>Acceptable Level of Performance ALP = 8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4 - Boats In-Service Support (2) - Royal Navy (RN) / Royal Fleet Auxiliary (RFA)</text:p>
          </table:table-cell>
          <table:table-cell office:value-type="string" table:style-name="ce2">
            <text:p>BAE SYSTEMS SURFACE SHIPS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CTX/001 - FMSP W&amp;D HMNB Portsmouth</text:p>
          </table:table-cell>
          <table:table-cell office:value-type="string" table:style-name="ce2">
            <text:p>KUEHNE + NAGEL LIMITED</text:p>
          </table:table-cell>
          <table:table-cell office:value-type="string" table:style-name="ce2">
            <text:p>2.6 Returns Service; a completed Service activity is one where an item that has been Received at the designated returns facility and recorded as Despatched from the designated returns facility or disposed of in accordance with an agreed disposal process.</text:p>
          </table:table-cell>
          <table:table-cell office:value-type="string" table:style-name="ce2">
            <text:p>At least 98% of the total amount of conforming items received at Goods In, that required on-base distribution, have been delivered within the required timescale during a Contract Month.  </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IP/0046-MP - Manufacture and In-Service Support</text:p>
          </table:table-cell>
          <table:table-cell office:value-type="string" table:style-name="ce2">
            <text:p>W F E L LTD</text:p>
          </table:table-cell>
          <table:table-cell office:value-type="string" table:style-name="ce2">
            <text:p>2 An incident shall be considered as a failure if the Contractor fails to submit any of the Management Information reports under Item 4.3 of Schedule 1 the Statement of Requirements within the stated timescales. Any report which contains inaccuracy will be deemed not to have been submitted.</text:p>
          </table:table-cell>
          <table:table-cell office:value-type="string" table:style-name="ce2">
            <text:p>All reports delivered on time</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DIICM1/0002</text:p>
          </table:table-cell>
          <table:table-cell office:value-type="string" table:style-name="ce2">
            <text:p>ENTERPRISE SERVICES DEFENCE AND SECURITY UK LIMITED</text:p>
          </table:table-cell>
          <table:table-cell office:value-type="string" table:style-name="ce2">
            <text:p>Availability of Official Applications</text:p>
          </table:table-cell>
          <table:table-cell office:value-type="string" table:style-name="ce2">
            <text:p>99.9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2).</text:p>
          </table:table-cell>
          <table:table-cell office:value-type="string" table:style-name="ce2">
            <text:p>AVISON YOUNG (UK) LIMITED</text:p>
          </table:table-cell>
          <table:table-cell office:value-type="string" table:style-name="ce2">
            <text:p>Assessments and reports are technically sound and delivered in line with the requirements set out in the relevant tasking directive</text:p>
          </table:table-cell>
          <table:table-cell office:value-type="string" table:style-name="ce2">
            <text:p>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MWC ASTRID Hub - annual tasking for analysis to LOL each FY.</text:p>
          </table:table-cell>
          <table:table-cell office:value-type="string" table:style-name="ce2">
            <text:p>BAE SYSTEMS (OPERATIONS) LIMITED</text:p>
          </table:table-cell>
          <table:table-cell office:value-type="string" table:style-name="ce2">
            <text:p>Value for Money evidence<text:s/></text:p>
          </table:table-cell>
          <table:table-cell office:value-type="string" table:style-name="ce2">
            <text:p>100-76 percent<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OMBAT WATER SUPPLY SYSTEM (CWSS) PRIME CONTRACT FOR PROVISION AND SUPPORT OF EXPEDITIONARY WATER SERVICES</text:p>
          </table:table-cell>
          <table:table-cell office:value-type="string" table:style-name="ce2">
            <text:p>KELLOGG BROWN &amp; ROOT LIMITED</text:p>
          </table:table-cell>
          <table:table-cell office:value-type="string" table:style-name="ce2">
            <text:p>KPI 2b – Spares Demand Achievement<text:s/></text:p>
          </table:table-cell>
          <table:table-cell office:value-type="string" table:style-name="ce2">
            <text:p>(Green) All supply targets Me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Military Airworthiness Reviews</text:p>
          </table:table-cell>
          <table:table-cell office:value-type="string" table:style-name="ce2">
            <text:p>ATKINS LIMITED</text:p>
          </table:table-cell>
          <table:table-cell office:value-type="string" table:style-name="ce2">
            <text:p>Bi-monthly Performance Review Meetings held within the agreed timescales, subject to any agreed exceptions</text:p>
          </table:table-cell>
          <table:table-cell office:value-type="string" table:style-name="ce2">
            <text:p>Meeting held by 19th of the month, every other month</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MoD Commercial Delivery Partner (Comm DP)</text:p>
          </table:table-cell>
          <table:table-cell office:value-type="string" table:style-name="ce2">
            <text:p>TURNER &amp; TOWNSEND CONSULTING LIMITED</text:p>
          </table:table-cell>
          <table:table-cell office:value-type="string" table:style-name="ce2">
            <text:p>Delivery against deployed resources being PAYE of the supplier. There is a 10 Percent allowance for when a specialist is required and a contractor is sought via the Prime Supplier (T&amp;T)</text:p>
          </table:table-cell>
          <table:table-cell office:value-type="string" table:style-name="ce2">
            <text:p>99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EW/011 - Procurement and Availability In-Service Support of DE Equipment</text:p>
          </table:table-cell>
          <table:table-cell office:value-type="string" table:style-name="ce2">
            <text:p>JFD LIMITED</text:p>
          </table:table-cell>
          <table:table-cell office:value-type="string" table:style-name="ce2">
            <text:p>Contractor Management Activities<text:s/></text:p>
          </table:table-cell>
          <table:table-cell office:value-type="string" table:style-name="ce2">
            <text:p>Green Performance Level for one or more of PIs 2.1 and 2.2, with no Red Performance Level</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AESAS - Provision of Aircraft Engineering Support and Airfield Services at Royal Naval Air Stations Yeovilton and Culdrose</text:p>
          </table:table-cell>
          <table:table-cell office:value-type="string" table:style-name="ce2">
            <text:p>SERCO LIMITED</text:p>
          </table:table-cell>
          <table:table-cell office:value-type="string" table:style-name="ce2">
            <text:p>Safety</text:p>
          </table:table-cell>
          <table:table-cell office:value-type="string" table:style-name="ce2">
            <text:p>100 percent delivery without issue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AREER TRANSITION PARTNERSHIP - THE PROVISION OF AN ARMED FORCES RESETTLEMENT SERVICE-HOCSCM6/00002</text:p>
          </table:table-cell>
          <table:table-cell office:value-type="string" table:style-name="ce2">
            <text:p>RIGHT MANAGEMENT LIMITED</text:p>
          </table:table-cell>
          <table:table-cell office:value-type="string" table:style-name="ce2">
            <text:p>Percent of service leavers in continual permanent employment or self-employment within 6 months post discharge.</text:p>
          </table:table-cell>
          <table:table-cell office:value-type="string" table:style-name="ce2">
            <text:p>Greater than 8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rveillance and Target Acquisition Photographic Support</text:p>
          </table:table-cell>
          <table:table-cell office:value-type="string" table:style-name="ce2">
            <text:p>WAREHOUSE EXPRESS LIMITED</text:p>
          </table:table-cell>
          <table:table-cell office:value-type="string" table:style-name="ce2">
            <text:p>Maintenance of Equipment</text:p>
          </table:table-cell>
          <table:table-cell office:value-type="string" table:style-name="ce2">
            <text:p>95 percent and above</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Ground Training Maintenance Services</text:p>
          </table:table-cell>
          <table:table-cell office:value-type="string" table:style-name="ce2">
            <text:p>LEONARDO UK LTD</text:p>
          </table:table-cell>
          <table:table-cell office:value-type="string" table:style-name="ce2">
            <text:p>Bookings for Preventative Maintenance are made within 4 weeks of the last maintenance (service) date of the individual Synthetic Training Environment to ensure that they are available for training.</text:p>
          </table:table-cell>
          <table:table-cell office:value-type="string" table:style-name="ce2">
            <text:p>Greater than 95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4 - Trials and capability operation</text:p>
          </table:table-cell>
          <table:table-cell office:value-type="string" table:style-name="ce2">
            <text:p>QINETIQ LTD<text:s/></text:p>
          </table:table-cell>
          <table:table-cell office:value-type="string" table:style-name="ce2">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2">
            <text:p>Between 40 percent and 60 percent (inclusive) of discharged Spend Sub-Contracted for each core capability lo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EMTC2 2021</text:p>
          </table:table-cell>
          <table:table-cell office:value-type="string" table:style-name="ce2">
            <text:p>BABCOCK LAND DEFENCE LIMITED</text:p>
          </table:table-cell>
          <table:table-cell office:value-type="string" table:style-name="ce2">
            <text:p>Training Documentation Upkeep and Maintenance</text:p>
          </table:table-cell>
          <table:table-cell office:value-type="string" table:style-name="ce2">
            <text:p>95 percent or more of courses for which the Contractor has responsibility are reviewed in accordance with the Document Upkeep Plan during the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AS/00096 Provision of A Watchkeeper Support, Maintenance and Training Service</text:p>
          </table:table-cell>
          <table:table-cell office:value-type="string" table:style-name="ce2">
            <text:p>THALES UK LIMITED</text:p>
          </table:table-cell>
          <table:table-cell office:value-type="string" table:style-name="ce2">
            <text:p>Outstanding Demands (Repair Turnaround/Item Lead Time)</text:p>
          </table:table-cell>
          <table:table-cell office:value-type="string" table:style-name="ce2">
            <text:p>No greater than x 3 outstanding demands in one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ARACHUTE EQUIPMENT SUPPORT CONTRACT</text:p>
          </table:table-cell>
          <table:table-cell office:value-type="string" table:style-name="ce2">
            <text:p>IRVINGQ LIMITED</text:p>
          </table:table-cell>
          <table:table-cell office:value-type="string" table:style-name="ce2">
            <text:p>Delivery of parachutes to the Authority (British mainland only)</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ROTARY WING SUPPORT TO THE BRITISH ARMY TRAINING SUPPORT UNIT WITH THE BRUNEI GARRISON ALONG WITH SUPPORTING UK BASED AIRCREW TRAINING REQUIREMENT</text:p>
          </table:table-cell>
          <table:table-cell office:value-type="string" table:style-name="ce2">
            <text:p>F B HELISERVICES LTD</text:p>
          </table:table-cell>
          <table:table-cell office:value-type="string" table:style-name="ce2">
            <text:p>Availability in Brunei</text:p>
            <text:p>Planned Tasks in Brunei. The intention of KPI 1 is to focus the Contractor’s behaviour on effectively managing and maintaining the fleet to ensure aircraft availability, in the correct configuration, pursuant to the Statement of Requirement when used in Brunei. The Contractor should anticipate and manage risks or issues without unnecessarily seeking intervention from the Authority</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Contractor Support to Chinook and Puma Force</text:p>
          </table:table-cell>
          <table:table-cell office:value-type="string" table:style-name="ce2">
            <text:p>MORSON HUMAN RESOURCES LIMITED</text:p>
          </table:table-cell>
          <table:table-cell office:value-type="string" table:style-name="ce2">
            <text:p>Ensure Contractor personnel are Suitably Qualified and Experienced Personnel (SQEP) appropriate to output type. </text:p>
          </table:table-cell>
          <table:table-cell office:value-type="string" table:style-name="ce2">
            <text:p>100 percent of Contractor personnel are Suitably Qualified and Experienced Personnel (SQEP) in accordance with the Schedule of Requirements (SOR), and, MOD is consulted in the recruitment of 100 percent of personnel. </text:p>
          </table:table-cell>
          <table:table-cell office:value-type="string" table:style-name="ce2">
            <text:p>Requires Improvement</text:p>
          </table:table-cell>
          <table:table-cell office:value-type="string" table:style-name="ce2">
            <text:p>1x contractor supplied worker had their contract terminated as a result of a disciplinary issue. Our recruitment team commenced the process of finding a replacement. GOLDesp boundary training for the replacement commenced and the individual is now on the way to being assessed as Suitably Qualified and Experienced Personnel (SQE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7 - The In Service Support for RFA Tidespring, RFA Tiderace, RFA Tidesurge and RFA Tideforce.</text:p>
          </table:table-cell>
          <table:table-cell office:value-type="string" table:style-name="ce2">
            <text:p>CAMMELL LAIRD SHIPREPAIRERS &amp; SHIPBUILDERS LIMITED</text:p>
          </table:table-cell>
          <table:table-cell office:value-type="string" table:style-name="ce2">
            <text:p>Capability and Design</text:p>
          </table:table-cell>
          <table:table-cell office:value-type="string" table:style-name="ce2">
            <text:p>100 percent delivery against contract Performance Indicator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MAC FOR NORTHWOOD</text:p>
          </table:table-cell>
          <table:table-cell office:value-type="string" table:style-name="ce2">
            <text:p>EASTBURY PARK LIMITED</text:p>
          </table:table-cell>
          <table:table-cell office:value-type="string" table:style-name="ce2">
            <text:p>Repair and Maintain Site Mechanical and Electrical Equipment.  Percentage of tasks resulting in a performance failure to provide services within relevant Response Times.</text:p>
          </table:table-cell>
          <table:table-cell office:value-type="string" table:style-name="ce2">
            <text:p>Less than 3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62 - Boats In-Service Support (10) - Royal Marines (RM) Poole</text:p>
          </table:table-cell>
          <table:table-cell office:value-type="string" table:style-name="ce2">
            <text:p>BAE SYSTEMS SURFACE SHIPS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percent - Green</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AS/00096 Provision of A Watchkeeper Support, Maintenance and Training Service</text:p>
          </table:table-cell>
          <table:table-cell office:value-type="string" table:style-name="ce2">
            <text:p>THALES UK LIMITED</text:p>
          </table:table-cell>
          <table:table-cell office:value-type="string" table:style-name="ce2">
            <text:p>Authority 3rd Party Logistics Solution - Spares Demand Satisfaction</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vision of Contact Centre services to Support Royal Navy and Royal Air Force Recruitment</text:p>
          </table:table-cell>
          <table:table-cell office:value-type="string" table:style-name="ce2">
            <text:p>TELEPERFORMANCE LTD</text:p>
          </table:table-cell>
          <table:table-cell office:value-type="string" table:style-name="ce2">
            <text:p>Social media contact should be answered within an average of 30 minutes of receipt during operational hours</text:p>
          </table:table-cell>
          <table:table-cell office:value-type="string" table:style-name="ce2">
            <text:p>100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OST DESIGN SERVICES &amp; REPAIRS FOR SHIPS ELECTRIC PROPULSION &amp; HIGH VOLTAGE SYSTEMS</text:p>
          </table:table-cell>
          <table:table-cell office:value-type="string" table:style-name="ce2">
            <text:p>QUARTZELEC LIMITED</text:p>
          </table:table-cell>
          <table:table-cell office:value-type="string" table:style-name="ce2">
            <text:p>Completion of Task Approval Forms</text:p>
          </table:table-cell>
          <table:table-cell office:value-type="string" table:style-name="ce2">
            <text:p>Equal to 98 per 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1 - Collect</text:p>
          </table:table-cell>
          <table:table-cell office:value-type="string" table:style-name="ce2">
            <text:p>ROKE MANOR RESEARCH LTD</text:p>
          </table:table-cell>
          <table:table-cell office:value-type="string" table:style-name="ce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MARCHWOOD CONCESSION AGREEEMENT. LONG TERM CONCESSION AT MARCHWOOD SEA MOUNTING CENTRE.</text:p>
          </table:table-cell>
          <table:table-cell office:value-type="string" table:style-name="ce2">
            <text:p>SOLENT GATEWAY LIMITED</text:p>
          </table:table-cell>
          <table:table-cell office:value-type="string" table:style-name="ce2">
            <text:p>Berthing - Vessel unable to enter Southampton Water at time specified in relevant Booking Form due to non-availability of a Berth. <text:s/>Delay due to Marchwood Port Operator Commercial Customer occupying the berth.</text:p>
            <text:p/>
          </table:table-cell>
          <table:table-cell office:value-type="string" table:style-name="ce2">
            <text:p>Zero Delays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IDWORTH PFI WATER AND SEWERAGE AND SEWAGE PROJECT</text:p>
          </table:table-cell>
          <table:table-cell office:value-type="string" table:style-name="ce2">
            <text:p>VEOLIA WATER PROJECTS LTD</text:p>
          </table:table-cell>
          <table:table-cell office:value-type="string" table:style-name="ce2">
            <text:p>Leakages unresolved within 8hrs of reporting</text:p>
          </table:table-cell>
          <table:table-cell office:value-type="string" table:style-name="ce2">
            <text:p>99 percent or great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HOENIX II</text:p>
          </table:table-cell>
          <table:table-cell office:value-type="string" table:style-name="ce2">
            <text:p>BABCOCK LAND DEFENCE LIMITED</text:p>
          </table:table-cell>
          <table:table-cell office:value-type="string" table:style-name="ce2">
            <text:p>Supplier management</text:p>
          </table:table-cell>
          <table:table-cell office:value-type="string" table:style-name="ce2">
            <text:p>100 percent -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RECRUITING PARTNERING CONTRACT-HQLF2/1739</text:p>
          </table:table-cell>
          <table:table-cell office:value-type="string" table:style-name="ce2">
            <text:p>CAPITA BUSINESS SERVICES LTD</text:p>
          </table:table-cell>
          <table:table-cell office:value-type="string" table:style-name="ce2">
            <text:p>Recruitment of Regular Soldiers: Demand/Baseline Recruit Allocation Plan percentage</text:p>
          </table:table-cell>
          <table:table-cell office:value-type="string" table:style-name="ce2">
            <text:p>More than 95 percent</text:p>
          </table:table-cell>
          <table:table-cell office:value-type="string" table:style-name="ce2">
            <text:p>Requires Improvement</text:p>
          </table:table-cell>
          <table:table-cell office:value-type="string" table:style-name="ce2">
            <text:p>KPI 1 reflects Capita’s performance in recruiting soldiers to meet specific monthly targets across a wide range of job roles. The recruitment environment is currently challenging because the jobs market is very buoyant, which means Capita with the Army offer is competing with many potential employers to attract recruits to fill these vacancies against a backcloth of changing social demographics. Additionally, Q2 performance was impacted by the Army and Capita agreeing to take Capita’s recruiting system offline for several months in response to an external event. Capita and the Army are working together to improve numbers of enlistments through increased marketing activities and a range of initiatives to make the Army recruiting pipeline more efficient, and reduce the numbers of potential recruits dropping out of the recruitment process.<text:s/></text:p>
            <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CCCC19A28 Provision of a P3M Partner to support the Army Portfolio Office Transformation and P3M Capability Development</text:p>
          </table:table-cell>
          <table:table-cell office:value-type="string" table:style-name="ce2">
            <text:p>PA CONSULTING SERVICES LTD</text:p>
          </table:table-cell>
          <table:table-cell office:value-type="string" table:style-name="ce2">
            <text:p>KPI 7 - Reporting</text:p>
          </table:table-cell>
          <table:table-cell office:value-type="string" table:style-name="ce2">
            <text:p>The Supplier provides a monthly dashboard and quarterly written report in accordance with the Contract timescal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Defence Fire and Rescue Services.</text:p>
          </table:table-cell>
          <table:table-cell office:value-type="string" table:style-name="ce2">
            <text:p>CAPITA BUSINESS SERVICES LTD</text:p>
          </table:table-cell>
          <table:table-cell office:value-type="string" table:style-name="ce2">
            <text:p>Provision of appropriate fire prevention and protection capability i.e. Risk Management Plans, fire-safety related advice through telephone advice line or e-mail and timeliness of Fire Investigations, including measures such as the % of Fire Risk Assessments completed, the % of sites for which an Integrated Risk Management Plan has been produced and % of Fire Investigations that are completed within the target timescale.<text:s text:c="2"/></text:p>
          </table:table-cell>
          <table:table-cell office:value-type="string" table:style-name="ce2">
            <text:p>Greater than 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EW/011 - Procurement and Availability In-Service Support of DE Equipment</text:p>
          </table:table-cell>
          <table:table-cell office:value-type="string" table:style-name="ce2">
            <text:p>JFD LIMITED</text:p>
          </table:table-cell>
          <table:table-cell office:value-type="string" table:style-name="ce2">
            <text:p>Service Delivery for Availability</text:p>
          </table:table-cell>
          <table:table-cell office:value-type="string" table:style-name="ce2">
            <text:p>All master equipment’s achieving or exceeding target availability dates in accordance with Annex B. Or in the event of a master equipment failing an availability target in the previous month, an increase in availability status being achieved to show progress in restoring the equipment to meet or exceed its target.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Technical Support to the Defence Nuclear Safety Regulator (DNSR)</text:p>
          </table:table-cell>
          <table:table-cell office:value-type="string" table:style-name="ce2">
            <text:p>ENERGY, SAFETY AND RISK CONSULTANTS (UK) LIMITED</text:p>
          </table:table-cell>
          <table:table-cell office:value-type="string" table:style-name="ce2">
            <text:p>The supplier shall provide the required regulatory and technical safety expertise and sufficient number of experts to fulfil Regulatory Inspection at multiple Defence sites.</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FESSIONAL SERVICES TO NAVY COMMAND PEOPLE AND TRAINING DIGITAL TRANSFORMATION</text:p>
          </table:table-cell>
          <table:table-cell office:value-type="string" table:style-name="ce2">
            <text:p>ERNST &amp; YOUNG LLP</text:p>
          </table:table-cell>
          <table:table-cell office:value-type="string" table:style-name="ce2">
            <text:p>5-day response times after issue of Tasking request by the Authority</text:p>
          </table:table-cell>
          <table:table-cell office:value-type="string" table:style-name="ce2">
            <text:p>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Future Defence Infrastructure Services (FDIS) - Hard FM Built Estate - South West Region</text:p>
          </table:table-cell>
          <table:table-cell office:value-type="string" table:style-name="ce2">
            <text:p>VIVO DEFENCE SERVICES LIMITED</text:p>
          </table:table-cell>
          <table:table-cell office:value-type="string" table:style-name="ce2">
            <text:p>Statutory and Mandatory Compliance</text:p>
          </table:table-cell>
          <table:table-cell office:value-type="string" table:style-name="ce2">
            <text:p>Acceptable Level of Performance = <text:s/>93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iscellaneous Sonar Equipment Follow-on Support (MSE FoS)</text:p>
          </table:table-cell>
          <table:table-cell office:value-type="string" table:style-name="ce2">
            <text:p>SYSTEMS ENGINEERING &amp; ASSESSMENT LTD</text:p>
          </table:table-cell>
          <table:table-cell office:value-type="string" table:style-name="ce2">
            <text:p>Availability 1 (AV1) - Total number of spares demands not satisfied on or prior to the applicable Required Delivery Date (RDD)</text:p>
          </table:table-cell>
          <table:table-cell office:value-type="string" table:style-name="ce2">
            <text:p>5 or less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IT Consumables</text:p>
          </table:table-cell>
          <table:table-cell office:value-type="string" table:style-name="ce2">
            <text:p>XMA LTD</text:p>
          </table:table-cell>
          <table:table-cell office:value-type="string" table:style-name="ce2">
            <text:p>All core stocked Goods available to order at all times</text:p>
          </table:table-cell>
          <table:table-cell office:value-type="string" table:style-name="ce2">
            <text:p>9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SSP Programme Design and Implementation - Lot 2</text:p>
          </table:table-cell>
          <table:table-cell office:value-type="string" table:style-name="ce2">
            <text:p>PA CONSULTING SERVICES LTD</text:p>
          </table:table-cell>
          <table:table-cell office:value-type="string" table:style-name="ce2">
            <text:p>Sustained provision of effective and beneficial insights from other sectors and organisations</text:p>
          </table:table-cell>
          <table:table-cell office:value-type="string" table:style-name="ce2">
            <text:p>Greater than 2 insight sessions delivered within quarter</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Business Modernisation for Support Digital Transformation Partner (BMfS DTP) - Technology Services 2 Agreement RM3804</text:p>
          </table:table-cell>
          <table:table-cell office:value-type="string" table:style-name="ce2">
            <text:p>PA CONSULTING SERVICES LTD</text:p>
          </table:table-cell>
          <table:table-cell office:value-type="string" table:style-name="ce2">
            <text:p>The Contractor shall host a Monthly Progress Review Meeting (MPRM) meeting within 15 business days of the month.<text:s/></text:p>
          </table:table-cell>
          <table:table-cell office:value-type="string" table:style-name="ce2">
            <text:p>Held on or before 15 business days<text:s text:c="2"/></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ARMADA PROJECT</text:p>
          </table:table-cell>
          <table:table-cell office:value-type="string" table:style-name="ce2">
            <text:p>FALCON SUPPORT SERVICES LIMITED</text:p>
          </table:table-cell>
          <table:table-cell office:value-type="string" table:style-name="ce2">
            <text:p>Non Statutory Planned Preventative Maintenance Performance</text:p>
          </table:table-cell>
          <table:table-cell office:value-type="string" table:style-name="ce2">
            <text:p>96-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AFC HARROGATE PFI CONTRACT.</text:p>
          </table:table-cell>
          <table:table-cell office:value-type="string" table:style-name="ce2">
            <text:p>DEFENCE TRAINING SERVICES LIMITED</text:p>
          </table:table-cell>
          <table:table-cell office:value-type="string" table:style-name="ce2">
            <text:p>Estates Management - Serial 5.12 - Operate a reactive repair system which includes a 24 Hours call out system to effect emergency repairs.</text:p>
          </table:table-cell>
          <table:table-cell office:value-type="string" table:style-name="ce2">
            <text:p>98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Linguistic Services for UK MoD Global Operations</text:p>
          </table:table-cell>
          <table:table-cell office:value-type="string" table:style-name="ce2">
            <text:p>WORLDWIDE LANGUAGE RESOURCES LTD</text:p>
          </table:table-cell>
          <table:table-cell office:value-type="string" table:style-name="ce2">
            <text:p>Performance shall be measured according to linguist availability to perform the tasks specified in the Tasking Order Form (TOF). Measurement will be across all TOF combined</text:p>
          </table:table-cell>
          <table:table-cell office:value-type="string" table:style-name="ce2">
            <text:p>100 - 90 percent availability of linguists able to perform the tasks stated in each TOF.<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and Support of JTIDS (Joint Tactical Information Distribution System) Network Management System (JNMS) Fixed and Deployable..</text:p>
          </table:table-cell>
          <table:table-cell office:value-type="string" table:style-name="ce2">
            <text:p>THALES UK LIMITED</text:p>
          </table:table-cell>
          <table:table-cell office:value-type="string" table:style-name="ce2">
            <text:p>The Contractor shall provide Quarterly Progress Reports ten business days prior to each meeting.</text:p>
          </table:table-cell>
          <table:table-cell office:value-type="string" table:style-name="ce2">
            <text:p>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EOP Client Side Partner Project</text:p>
          </table:table-cell>
          <table:table-cell office:value-type="string" table:style-name="ce2">
            <text:p>MACE LIMITED</text:p>
          </table:table-cell>
          <table:table-cell office:value-type="string" table:style-name="ce2">
            <text:p>CSP needs to carry out Customer Satisfaction Survey (CSS)</text:p>
            <text:p>with RT and each of the Civil Service DEOP Leads. CSP to</text:p>
            <text:p>develop schedule to capture this request.</text:p>
            <text:p>Number of days to respond to complaints</text:p>
            <text:p/>
          </table:table-cell>
          <table:table-cell office:value-type="string" table:style-name="ce2">
            <text:p>Greater than 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NSOR SUPPORT OPTIMISATION (SSO) PROJECT</text:p>
          </table:table-cell>
          <table:table-cell office:value-type="string" table:style-name="ce2">
            <text:p>THALES UK LIMITED</text:p>
          </table:table-cell>
          <table:table-cell office:value-type="string" table:style-name="ce2">
            <text:p>Availability 1: Total number of spares demands not satisfied on or prior to the applicable Required Delivery Date (RDD) for:</text:p>
            <text:p>- Sonar</text:p>
            <text:p>-EW</text:p>
            <text:p>-VS</text:p>
          </table:table-cell>
          <table:table-cell office:value-type="string" table:style-name="ce2">
            <text:p>Less than 47, Less than 11, Less than 9</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Media Buying Services</text:p>
          </table:table-cell>
          <table:table-cell office:value-type="string" table:style-name="ce2">
            <text:p>OMD GROUP LIMITED</text:p>
          </table:table-cell>
          <table:table-cell office:value-type="string" table:style-name="ce2">
            <text:p>The Agency provides a costed Media Buying brief back to the Client end user within the timeline agreed between the Client and the Agency<text:s/></text:p>
          </table:table-cell>
          <table:table-cell office:value-type="string" table:style-name="ce2">
            <text:p>99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Developing Command Post Exercises (CPXs) for Surrogate Warfare : Proj HANNIBAL</text:p>
          </table:table-cell>
          <table:table-cell office:value-type="string" table:style-name="ce2">
            <text:p>BABCOCK LAND LIMITED</text:p>
          </table:table-cell>
          <table:table-cell office:value-type="string" table:style-name="ce2">
            <text:p>KPI 2 - Delivery of Events in accordance with the agreed plan<text:s/></text:p>
          </table:table-cell>
          <table:table-cell office:value-type="string" table:style-name="ce2">
            <text:p>The Supplier provides Management Support, Training Support, and delivery of all Events (except for provision of numbers (4.5.1) and/or provision of transport (4.5.2), where this has no impact on other serial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Air Start Replacement Project</text:p>
          </table:table-cell>
          <table:table-cell office:value-type="string" table:style-name="ce2">
            <text:p>TERBERG DTS (UK) LIMITED</text:p>
          </table:table-cell>
          <table:table-cell office:value-type="string" table:style-name="ce2">
            <text:p>This KPI shall measure the Contractor’s performance against schedule adherence for Ad-Hoc Spares and Ad-Hoc Repairs of new Equipment. The Contractor shall deliver Ad-Hoc Spares and Ad-Hoc Repairs (via Ad-Hoc Tasking Process) in accordance with the Contractual Spares List or the specific Ad-Hoc Tasking Form (TAAF). The Contractor shall deliver KPI Reports alongside the monthly report, from which the Authority shall monitor the Contractor’s performance against the Contractor’s delivery promises in each quarter. <text:s text:c="2"/>An agreed delivery for spares is a delivery where the Product lead times are adhered to and the item is received by the Authority. An agreed delivery for Ad-Hoc Repairs is a delivery where the work is completed within the Required Completion Date specified in the Ad-Hoc Tasking Form (TAAF). <text:s/>Where Spares/Repairs Delivery Date is forecast for delivery in a Contract Month and is not delivered on time and consequently the delivery falls into the next Contract Month, the assessment of the Schedule Adherence shall be in the next Contract Month when the Spare/Repair is delivered.</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Provision of Category C / C+E Licence Acquisition Training (Lot 7)</text:p>
          </table:table-cell>
          <table:table-cell office:value-type="string" table:style-name="ce2">
            <text:p>MAINSTREAM TRAINING LIMITED</text:p>
          </table:table-cell>
          <table:table-cell office:value-type="string" table:style-name="ce2">
            <text:p>The Supplier’s training vehicles used to deliver the Services shall be available at the dates and times specified in each Order to Train (OTT) so that no planned Licence Acquisition Training (LAT) is delayed, abandoned or cancelled due to a training vehicle having a break down, being unavailable, or being un-roadworthy.</text:p>
          </table:table-cell>
          <table:table-cell office:value-type="string" table:style-name="ce2">
            <text:p>Availability as described is between 95 and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62 - Boats In-Service Support (10) - Royal Marines (RM) Poole</text:p>
          </table:table-cell>
          <table:table-cell office:value-type="string" table:style-name="ce2">
            <text:p>BAE SYSTEMS SURFACE SHIPS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text:p>
          </table:table-cell>
          <table:table-cell office:value-type="string" table:style-name="ce2">
            <text:p>Requires Improvement</text:p>
          </table:table-cell>
          <table:table-cell office:value-type="string" table:style-name="ce2">
            <text:p>A number of consumable spares lines and an overrunning Post Design Service task for the Whole Body Vibration on the Pacific 28 fuelled the missed delivery KPI’s in this quarter. BAE have hired a new Spares Project Manager to avoid the consumable errors in the future. BAE continue to work with MOD on work packages to re-baseline if delays are identified.<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LAND EQUIPMENT SERVICE PROVISION AND TRANSFORMATION CONTRACT-LECOM/1006.</text:p>
          </table:table-cell>
          <table:table-cell office:value-type="string" table:style-name="ce2">
            <text:p>BABCOCK LAND DEFENCE LIMITED</text:p>
          </table:table-cell>
          <table:table-cell office:value-type="string" table:style-name="ce2">
            <text:p>Inventory &amp; Repair Management</text:p>
            <text:p>Percentage of demands showing free stock available, validated as being issued within two calendar days of being placed on Stores System 3</text:p>
            <text:p/>
          </table:table-cell>
          <table:table-cell office:value-type="string" table:style-name="ce2">
            <text:p>Above 90 percent for all Runners and Repeaters (R&amp;R) and above 70percent for all Strangers and Aliens (S&amp;A)</text:p>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Training, Maintenance and Support Services (TMASS2) -ARMYHQ3/00025</text:p>
          </table:table-cell>
          <table:table-cell office:value-type="string" table:style-name="ce2">
            <text:p>BABCOCK LAND LIMITED</text:p>
          </table:table-cell>
          <table:table-cell office:value-type="string" table:style-name="ce2">
            <text:p>MA1 - Contract Management</text:p>
          </table:table-cell>
          <table:table-cell office:value-type="string" table:style-name="ce2">
            <text:p>Contractor nominated attendees present at all governance meetings, AND; timely provision by the Contractor of associated governance reports. (i.e. no occurrences of non-presence at meetings or governance reports not being submitted in accordance with the agreed timescal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rveillance Target Acquisition Support</text:p>
          </table:table-cell>
          <table:table-cell office:value-type="string" table:style-name="ce2">
            <text:p>QIOPTIQ LTD</text:p>
          </table:table-cell>
          <table:table-cell office:value-type="string" table:style-name="ce2">
            <text:p>Equipment Demand Fulfilment Percentage</text:p>
          </table:table-cell>
          <table:table-cell office:value-type="string" table:style-name="ce2">
            <text:p>70 percen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OD HEAVY EQUIPMENT TRANSPORTER SERVICE PFI-CSVHC/04</text:p>
          </table:table-cell>
          <table:table-cell office:value-type="string" table:style-name="ce2">
            <text:p>FASTTRAX LIMITED</text:p>
          </table:table-cell>
          <table:table-cell office:value-type="string" table:style-name="ce2">
            <text:p>Reliability of vehicle fleet</text:p>
          </table:table-cell>
          <table:table-cell office:value-type="string" table:style-name="ce2">
            <text:p>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COEFOR Support - Proj Thespis</text:p>
          </table:table-cell>
          <table:table-cell office:value-type="string" table:style-name="ce2">
            <text:p>MABWAY LIMITED</text:p>
          </table:table-cell>
          <table:table-cell office:value-type="string" table:style-name="ce2">
            <text:p>KPI 2 - Delivery of Events in accordance with the agreed plan</text:p>
          </table:table-cell>
          <table:table-cell office:value-type="string" table:style-name="ce2">
            <text:p>The Supplier provides Management Support, Training Support, and delivery of all Events (except for provision of numbers (4.5.1) and/or provision of transport (4.5.2), where this has no impact on other serial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SUPPLY OF GROUND FUELS</text:p>
          </table:table-cell>
          <table:table-cell office:value-type="string" table:style-name="ce2">
            <text:p>HELLENIC PETROLEUM CYPRUS LTD</text:p>
          </table:table-cell>
          <table:table-cell office:value-type="string" table:style-name="ce2">
            <text:p>Fuel delivered is of consistent volume to that of fuel ordered. <text:s/>Count of loads achieving the ordered volume as a percentage of total deliveries.</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Navy Digital Services – Core Programme Services</text:p>
          </table:table-cell>
          <table:table-cell office:value-type="string" table:style-name="ce2">
            <text:p>BAE SYSTEMS APPLIED INTELLIGENCE LIMITED</text:p>
          </table:table-cell>
          <table:table-cell office:value-type="string" table:style-name="ce2">
            <text:p>Response to Call-Off Task</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AND THROUGH LIFE SUPPORT OF MOBILE ELEVATED WORK PLATFORMS-ACCOMM2B/7100</text:p>
          </table:table-cell>
          <table:table-cell office:value-type="string" table:style-name="ce2">
            <text:p>TERBERG DTS (UK) LIMITED</text:p>
          </table:table-cell>
          <table:table-cell office:value-type="string" table:style-name="ce2">
            <text:p>Fleet Availability of Mobile Evaluated Work Platforms (MEWPS)</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ataloguing &amp; Codification<text:s/></text:p>
            <text:p>service for Maritime<text:s/></text:p>
            <text:p>Technical Documentation<text:s/></text:p>
            <text:p>WSPT/207</text:p>
          </table:table-cell>
          <table:table-cell office:value-type="string" table:style-name="ce2">
            <text:p>ALLAN WEBB LTD</text:p>
          </table:table-cell>
          <table:table-cell office:value-type="string" table:style-name="ce2">
            <text:p>Tasks not requiring re-work due to errors introduced by Contractor upon Sponsor review of supplied output.</text:p>
          </table:table-cell>
          <table:table-cell office:value-type="string" table:style-name="ce2">
            <text:p>9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SS/064 Submarine Main Control and Equipment</text:p>
          </table:table-cell>
          <table:table-cell office:value-type="string" table:style-name="ce2">
            <text:p>DEVONPORT ROYAL DOCKYARD LIMITED</text:p>
          </table:table-cell>
          <table:table-cell office:value-type="string" table:style-name="ce2">
            <text:p>Provision of responsive Helpdesk</text:p>
            <text:p>The Authority requires the availability of a Helpdesk during normal Business Hours. This desk needs to be responsive, as described within Activity 1. The Contractor is required to record calls to this desk and record that responses have been concluded within the agreed times.</text:p>
          </table:table-cell>
          <table:table-cell office:value-type="string" table:style-name="ce2">
            <text:p>All Technical Support help desk calls to be responded to in accordance with contractual timescales</text:p>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ayroll &amp; Expenses System Integrator</text:p>
          </table:table-cell>
          <table:table-cell office:value-type="string" table:style-name="ce2">
            <text:p>DELOITTE LLP</text:p>
          </table:table-cell>
          <table:table-cell office:value-type="string" table:style-name="ce2">
            <text:p>100 Percent attendance at Project Boards with suitably senior representation with input provided as necessary to allow the Board to monitor progress of the Project and make informed decision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HANKES OIL FUEL DEPOT , LOADING FACILITY AND FIRE FIGHTING</text:p>
          </table:table-cell>
          <table:table-cell office:value-type="string" table:style-name="ce2">
            <text:p>VOLKERSTEVIN LIMITED</text:p>
          </table:table-cell>
          <table:table-cell office:value-type="string" table:style-name="ce2">
            <text:p>Quality and Timing of Monthly Project reports</text:p>
          </table:table-cell>
          <table:table-cell office:value-type="string" table:style-name="ce2">
            <text:p>Greater than 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2">
            <text:p>SHARED SERVICES CONNECTED LTD</text:p>
          </table:table-cell>
          <table:table-cell office:value-type="string" table:style-name="ce2">
            <text:p>Pay (in accordance with the data held) Armed Forces pensions: to the right payee, the correct amount, at the correct time, to the right destination, for the correct period.</text:p>
          </table:table-cell>
          <table:table-cell office:value-type="string" table:style-name="ce2">
            <text:p>100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Configuration Accounting Services for Royal Navy (RN) and Royal Fleet Auxiliary (RFA) Surface Ships</text:p>
          </table:table-cell>
          <table:table-cell office:value-type="string" table:style-name="ce2">
            <text:p>DEVONPORT ROYAL DOCKYARD LIMITED</text:p>
          </table:table-cell>
          <table:table-cell office:value-type="string" table:style-name="ce2">
            <text:p>Delivery of Surface ships database Document screening</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CBC(PI)038 PPP MIGRATION PROVISION OF FACILITIES AND SERVICES AT THE DEFENCE ACADEMY OF THE UK-CBC(PI)038</text:p>
          </table:table-cell>
          <table:table-cell office:value-type="string" table:style-name="ce2">
            <text:p>SERCO LIMITED</text:p>
          </table:table-cell>
          <table:table-cell office:value-type="string" table:style-name="ce2">
            <text:p>Management of Assets: To maintain the function of publicly owned Assets in accordance with the Contract. The Defence Academy (DA) has 158 Assets as defined by the contract. The large majority are dated from the 1940’s to the 1970’s with significant additional assets being added during the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2">
            <text:p>&lt; 665 Failure Poi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CYPRUS SOFT FM - CT/DIO1/0054-CT/DIO1/0054</text:p>
          </table:table-cell>
          <table:table-cell office:value-type="string" table:style-name="ce2">
            <text:p>SODEXO LTD</text:p>
          </table:table-cell>
          <table:table-cell office:value-type="string" table:style-name="ce2">
            <text:p>Laundry &amp; Dry Cleaning Services</text:p>
          </table:table-cell>
          <table:table-cell office:value-type="string" table:style-name="ce2">
            <text:p>Greater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ata Integration and Management</text:p>
          </table:table-cell>
          <table:table-cell office:value-type="string" table:style-name="ce2">
            <text:p>PALANTIR TECHNOLOGIES UK, LTD.</text:p>
          </table:table-cell>
          <table:table-cell office:value-type="string" table:style-name="ce2">
            <text:p>Data Quality</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fence Virtual Simulation 2 (DVS2) (TSSP/134)</text:p>
          </table:table-cell>
          <table:table-cell office:value-type="string" table:style-name="ce2">
            <text:p>BOHEMIA INTERACTIVE SIMULATIONS (UK) LIMITED</text:p>
          </table:table-cell>
          <table:table-cell office:value-type="string" table:style-name="ce2">
            <text:p>Defence Virtual Simulation 2 (DVS2) Portal Availability</text:p>
          </table:table-cell>
          <table:table-cell office:value-type="string" table:style-name="ce2">
            <text:p>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39 Supply and Delivery of 20,000 of F-44 to Campbletown DDP - Jan 22</text:p>
          </table:table-cell>
          <table:table-cell office:value-type="string" table:style-name="ce2">
            <text:p>MOTOR OIL (HELLAS) CORINTH REFINERIE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2 - Space</text:p>
          </table:table-cell>
          <table:table-cell office:value-type="string" table:style-name="ce2">
            <text:p>BAE SYSTEMS APPLIED INTELLIGENCE LTD</text:p>
          </table:table-cell>
          <table:table-cell office:value-type="string" table:style-name="ce2">
            <text:p>Quality of deliverables: Quality of Deliverables is a key measure of the Contractors internal technical ability and the technical ability of its supply chain.</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084 - Future Diesels</text:p>
          </table:table-cell>
          <table:table-cell office:value-type="string" table:style-name="ce2">
            <text:p>BAE SYSTEMS SURFACE SHIPS LIMITED</text:p>
          </table:table-cell>
          <table:table-cell office:value-type="string" table:style-name="ce2">
            <text:p>Procurement Lead Time<text:s/></text:p>
          </table:table-cell>
          <table:table-cell office:value-type="string" table:style-name="ce2">
            <text:p>Equal to or greater than 97 percent<text:s text:c="2"/></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ESIGN CONSTRUCTION FINANCING MANAGEMENT AND DELIVERY OF SERVICED ACCOMODATION AT COLCHESTER</text:p>
          </table:table-cell>
          <table:table-cell office:value-type="string" table:style-name="ce2">
            <text:p>RMPA SERVICES PLC</text:p>
          </table:table-cell>
          <table:table-cell office:value-type="string" table:style-name="ce2">
            <text:p>Cleaning as defined in dictionary. It comprises a number of measures, e.g. “skirting boards free of dirt, dust etc”.</text:p>
          </table:table-cell>
          <table:table-cell office:value-type="string" table:style-name="ce2">
            <text:p><text:s/>Greater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Armed Forces Medical Examinations to RAF &amp; RN.</text:p>
          </table:table-cell>
          <table:table-cell office:value-type="string" table:style-name="ce2">
            <text:p>CAPITA BUSINESS SERVICES LTD</text:p>
          </table:table-cell>
          <table:table-cell office:value-type="string" table:style-name="ce2">
            <text:p>Report/Decision of Triage and Fit to Fly (FTF) medical issued on Portal - 99% within 1 Working Day</text:p>
          </table:table-cell>
          <table:table-cell office:value-type="string" table:style-name="ce2">
            <text:p>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24/049 -Supply of 30,0000m3 of F-76 to Loch Ewe - June 2022</text:p>
          </table:table-cell>
          <table:table-cell office:value-type="string" table:style-name="ce2">
            <text:p>MOTOR OIL (HELLAS) CORINTH REFINERIE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Analysis for Science &amp; Technology Research in Defence Framework (ASTRID)</text:p>
          </table:table-cell>
          <table:table-cell office:value-type="string" table:style-name="ce2">
            <text:p>BAE SYSTEMS (OPERATIONS) LIMITED TRADING AS CORDA<text:s/></text:p>
          </table:table-cell>
          <table:table-cell office:value-type="string" table:style-name="ce2">
            <text:p>Quality of Deliverables - Quality of Deliverables is a key measure of the Contractors internal technical ability and the technical ability of its supply chain</text:p>
          </table:table-cell>
          <table:table-cell office:value-type="string" table:style-name="ce2">
            <text:p>Score of 10 - Deliverables are technically and editorially acceptable. Minor changes may be needed to improve exploitability of the output or to tailor the output for the custom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CORSHAM DEVELOPMENT PROJECT</text:p>
          </table:table-cell>
          <table:table-cell office:value-type="string" table:style-name="ce2">
            <text:p>INTEQ SERVICES LTD.</text:p>
          </table:table-cell>
          <table:table-cell office:value-type="string" table:style-name="ce2">
            <text:p>Non Statutory Planned Preventative Maintenance Performance</text:p>
          </table:table-cell>
          <table:table-cell office:value-type="string" table:style-name="ce2">
            <text:p>96 - 100 percen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Ground Training Maintenance Services</text:p>
          </table:table-cell>
          <table:table-cell office:value-type="string" table:style-name="ce2">
            <text:p>LEONARDO UK LTD</text:p>
          </table:table-cell>
          <table:table-cell office:value-type="string" table:style-name="ce2">
            <text:p>Corrective Maintenance queries from users are logged and responded to by the Contractor within the Contractually stated periods in order to support availability of the Ground Training Equipment.</text:p>
          </table:table-cell>
          <table:table-cell office:value-type="string" table:style-name="ce2">
            <text:p>Above 95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DEFENCE FIXED TELECOMMUNICATIONS SERVICE (DFTS) CONTRACT NO SCSS2A/37 - VOICE, DATA, MOBILITY, VTC</text:p>
          </table:table-cell>
          <table:table-cell office:value-type="string" table:style-name="ce2">
            <text:p>BRITISH TELECOMMUNICATIONS PUBLIC LIMITED COMPANY</text:p>
          </table:table-cell>
          <table:table-cell office:value-type="string" table:style-name="ce2">
            <text:p>Secure Managed Interface Gateway</text:p>
          </table:table-cell>
          <table:table-cell office:value-type="string" table:style-name="ce2">
            <text:p>9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SUPPLY AND IN SERVICE SUPPORT OF AIRFIELD SNOW CLEARANCE VEHICLES (ASCV)</text:p>
          </table:table-cell>
          <table:table-cell office:value-type="string" table:style-name="ce2">
            <text:p>AEBI SCHMIDT UK LIMITED</text:p>
          </table:table-cell>
          <table:table-cell office:value-type="string" table:style-name="ce2">
            <text:p>The Contractor is to sustain the Airfield Snow Clearance Vehicle (ASCV) in-service global availability at a minimum of 95 percent across the fleet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2016 <text:s/>- In-Service Support for Maritime Training Systems Through-Life Availability &amp; Support Services (MARTASS)</text:p>
          </table:table-cell>
          <table:table-cell office:value-type="string" table:style-name="ce2">
            <text:p>DEVONPORT ROYAL DOCKYARD LIMITED</text:p>
          </table:table-cell>
          <table:table-cell office:value-type="string" table:style-name="ce2">
            <text:p>TECHNICAL SUPPORT SERVICE - TELEPHONE SUPPORT delivered within agreed service working hours and response times. <text:s/>Timed response: From initiation by school to the first Field Service Engineer reply.</text:p>
          </table:table-cell>
          <table:table-cell office:value-type="string" table:style-name="ce2">
            <text:p>Initial Engineer response shown to be within 2 hou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SVP/0056 - CVS B Vehicle PDS</text:p>
          </table:table-cell>
          <table:table-cell office:value-type="string" table:style-name="ce2">
            <text:p>RHEINMETALL BAE SYSTEMS LAND LIMITED</text:p>
          </table:table-cell>
          <table:table-cell office:value-type="string" table:style-name="ce2">
            <text:p>The Contractor shall be responsible for the upkeep of all platforms Army Equipment Support Publications (AESPs). The Contractor shall update AESPs on Technical Documents Online (TDOL) within the below timescales: Routine updates 6 monthly basis, Urgent updates - 10 working days.</text:p>
          </table:table-cell>
          <table:table-cell office:value-type="string" table:style-name="ce2">
            <text:p>100 percent completion before end of quarter</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The Provision of Multi-Mode Radio (MMR) and Associated Ancillaries - total value of £79,269,068.01 calculated based on current exchange rate of 0.83 (USD/GBP) on 20/07/22</text:p>
          </table:table-cell>
          <table:table-cell office:value-type="string" table:style-name="ce2">
            <text:p>L3HARRIS COMMUNICATIONS SYSTEMS <text:s/>UK LIMITED</text:p>
          </table:table-cell>
          <table:table-cell office:value-type="string" table:style-name="ce2">
            <text:p>Issue of required reports in accordance with Schedule 2, Part B, Statement Of Requirement. All documentation is delivered to the Authority within the agreed time periods.<text:s/></text:p>
          </table:table-cell>
          <table:table-cell office:value-type="string" table:style-name="ce2">
            <text:p>Documentation is delivered within the agreed timescales.<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BATCM/0288 BATCIS Private Sector Support</text:p>
          </table:table-cell>
          <table:table-cell office:value-type="string" table:style-name="ce2">
            <text:p>QINETIQ LIMITED</text:p>
          </table:table-cell>
          <table:table-cell office:value-type="string" table:style-name="ce2">
            <text:p>(i)<text:tab/>all Key Deliverables which are due to be delivered in the relevant Contract Month are delivered in the relevant Contract Month and are determined by the Authority to be delivered in accordance with this Contract; and<text:s/></text:p>
            <text:p>(ii)<text:tab/>90% or more of the Standard Deliverables which are due to be delivered in the relevant Contract Month are delivered in the relevant Contract Month and are determined by the Authority to be delivered in accordance with this Contract; and</text:p>
            <text:p>(iii)<text:tab/>the Contractor has also registered a “Pass” for KPI 1.2</text:p>
          </table:table-cell>
          <table:table-cell office:value-type="string" table:style-name="ce2">
            <text:p>All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vision of Professional Services to Navy Command People Transformation Analytics (NCPTA)</text:p>
          </table:table-cell>
          <table:table-cell office:value-type="string" table:style-name="ce2">
            <text:p>TECHMODAL LIMITED</text:p>
          </table:table-cell>
          <table:table-cell office:value-type="string" table:style-name="ce2">
            <text:p>Percentage of taskings assigned suitably skilled and experienced personnel</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External Assistance to DADP</text:p>
          </table:table-cell>
          <table:table-cell office:value-type="string" table:style-name="ce2">
            <text:p>KPMG LLP</text:p>
          </table:table-cell>
          <table:table-cell office:value-type="string" table:style-name="ce2">
            <text:p>Outputs delivered within approved budget</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Foreign Language Training.</text:p>
          </table:table-cell>
          <table:table-cell office:value-type="string" table:style-name="ce2">
            <text:p>CAPITA BUSINESS SERVICES LTD</text:p>
          </table:table-cell>
          <table:table-cell office:value-type="string" table:style-name="ce2">
            <text:p>Customer Service - Response time to routine or urgent enquiries within 24 hours</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BATCM/0294 - Logistics Support Contract (LSC)</text:p>
          </table:table-cell>
          <table:table-cell office:value-type="string" table:style-name="ce2">
            <text:p>BABCOCK INTEGRATED TECHNOLOGY <text:s/>LIMITED</text:p>
          </table:table-cell>
          <table:table-cell office:value-type="string" table:style-name="ce2">
            <text:p>All general assurance review deliverables are to be provided in accordance with the Contract. The Contractor shall maintain a register which records the received date and acceptance status of each report or plan. This evidence will be evaluated on a monthly basis.<text:s/></text:p>
          </table:table-cell>
          <table:table-cell office:value-type="string" table:style-name="ce2">
            <text:p>Where greater than or equal to 80 percent of general assurance review deliverables submitted in the relevant month meet entry criteria constitutes a pa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1</text:p>
          </table:table-cell>
          <table:table-cell office:value-type="string" table:style-name="ce2">
            <text:p>SWECO UK LIMITED</text:p>
          </table:table-cell>
          <table:table-cell office:value-type="string" table:style-name="ce2">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2">
            <text:p>96 percent &amp; over</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JOINT SUPPORT SOLUTION 2 SUPPORT CONTRACT</text:p>
          </table:table-cell>
          <table:table-cell office:value-type="string" table:style-name="ce2">
            <text:p>BAE SYSTEMS SURFACE SHIPS LIMITED</text:p>
          </table:table-cell>
          <table:table-cell office:value-type="string" table:style-name="ce2">
            <text:p>KPI 2 - Operational Defect/Defect Repair (OPDEF/DEFREP) Rectification</text:p>
          </table:table-cell>
          <table:table-cell office:value-type="string" table:style-name="ce2">
            <text:p>Cat A - 1 day or less. Cat B 3 days or less. Cat C 14 days or le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CLL19A01- LOT 1 - The Provision of Litigation Lawyers for the MOD.</text:p>
          </table:table-cell>
          <table:table-cell office:value-type="string" table:style-name="ce2">
            <text:p>KEOGHS LLP</text:p>
          </table:table-cell>
          <table:table-cell office:value-type="string" table:style-name="ce2">
            <text:p>Compliance with Performance Standards necessary to maintain LEXCEL accreditation.<text:s/></text:p>
          </table:table-cell>
          <table:table-cell office:value-type="string" table:style-name="ce2">
            <text:p>Compliance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114 - Joint Command &amp; Staff Training (JCAST) - Linked to legacy RFQ 701267375</text:p>
          </table:table-cell>
          <table:table-cell office:value-type="string" table:style-name="ce2">
            <text:p>MASS CONSULTANTS LIMITED</text:p>
          </table:table-cell>
          <table:table-cell office:value-type="string" table:style-name="ce2">
            <text:p>Ensure successful planning for an exercise by the provision of; Scenario, Simulation, Targets Support, Real Life Support &amp; Observers</text:p>
          </table:table-cell>
          <table:table-cell office:value-type="string" table:style-name="ce2">
            <text:p>Availability of 96 percent per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4 - Boats In-Service Support (2) - Royal Navy (RN) / Royal Fleet Auxiliary (RFA)</text:p>
          </table:table-cell>
          <table:table-cell office:value-type="string" table:style-name="ce2">
            <text:p>BAE SYSTEMS SURFACE SHIPS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percent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The Provision of Social Works Services (SWS) to British Forces Cyprus (BFC)</text:p>
          </table:table-cell>
          <table:table-cell office:value-type="string" table:style-name="ce2">
            <text:p>NUTRIUS CENTRAL SERVICES LIMITED</text:p>
          </table:table-cell>
          <table:table-cell office:value-type="string" table:style-name="ce2">
            <text:p>All assessments completed within agreed recorded timescales</text:p>
          </table:table-cell>
          <table:table-cell office:value-type="string" table:style-name="ce2">
            <text:p>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1 - Engineering design, manufacture and assessment<text:s/></text:p>
          </table:table-cell>
          <table:table-cell office:value-type="string" table:style-name="ce2">
            <text:p>LEONARDO MW LTD</text:p>
          </table:table-cell>
          <table:table-cell office:value-type="string" table:style-name="ce2">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2">
            <text:p>Between 40 percent and 60 percent (inclusive) of discharged Spend Sub-Contracted for each core capability lo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A/1089 LSDA</text:p>
          </table:table-cell>
          <table:table-cell office:value-type="string" table:style-name="ce2">
            <text:p>ROHDE &amp; SCHWARZ UK LIMITED</text:p>
          </table:table-cell>
          <table:table-cell office:value-type="string" table:style-name="ce2">
            <text:p>Non-Core Tasking</text:p>
          </table:table-cell>
          <table:table-cell office:value-type="string" table:style-name="ce2">
            <text:p>100 Percent PI marke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BATUK Aviation - Lot One MEDEVAC</text:p>
          </table:table-cell>
          <table:table-cell office:value-type="string" table:style-name="ce2">
            <text:p>EVERETT AVIATION CHARTER LTD</text:p>
          </table:table-cell>
          <table:table-cell office:value-type="string" table:style-name="ce2">
            <text:p>The Supplier shall ensure that the available platform is reliable. In order for the platform to be deemed reliable the aircraft shall achieve the task by completing a successful MEDEVAC (medical evacuation)</text:p>
          </table:table-cell>
          <table:table-cell office:value-type="string" table:style-name="ce2">
            <text:p>The platform completes the task with no aspects found to be defici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CBC(PI)038 PPP MIGRATION PROVISION OF FACILITIES AND SERVICES AT THE DEFENCE ACADEMY OF THE UK-CBC(PI)038</text:p>
          </table:table-cell>
          <table:table-cell office:value-type="string" table:style-name="ce2">
            <text:p>SERCO LIMITED</text:p>
          </table:table-cell>
          <table:table-cell office:value-type="string" table:style-name="ce2">
            <text:p>Catering: The contractor is to provide appropriate catering services to support the Campus in accordance with contractually defined standards</text:p>
          </table:table-cell>
          <table:table-cell office:value-type="string" table:style-name="ce2">
            <text:p>7204 Failure Poi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NDP/017 - Technical Support to Naval Design Partnering (NDP)</text:p>
          </table:table-cell>
          <table:table-cell office:value-type="string" table:style-name="ce2">
            <text:p>ROSYTH ROYAL DOCKYARD LTD</text:p>
          </table:table-cell>
          <table:table-cell office:value-type="string" table:style-name="ce2">
            <text:p>Action Plan for Framework Growth and Change.<text:s/></text:p>
          </table:table-cell>
          <table:table-cell office:value-type="string" table:style-name="ce2">
            <text:p>Greater than 95 percent of actions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WALES AND WEST MIDLANDS REGION MULTI-ACTIVITY CONTRACT (HESTIA)</text:p>
          </table:table-cell>
          <table:table-cell office:value-type="string" table:style-name="ce2">
            <text:p>COMPASS CONTRACT SERVICES (U.K.) LIMITED</text:p>
          </table:table-cell>
          <table:table-cell office:value-type="string" table:style-name="ce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DIICM1/0002</text:p>
          </table:table-cell>
          <table:table-cell office:value-type="string" table:style-name="ce2">
            <text:p>ENTERPRISE SERVICES DEFENCE AND SECURITY UK LIMITED</text:p>
          </table:table-cell>
          <table:table-cell office:value-type="string" table:style-name="ce2">
            <text:p>Availability of Official Communication Tools</text:p>
          </table:table-cell>
          <table:table-cell office:value-type="string" table:style-name="ce2">
            <text:p>9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NSOR SUPPORT OPTIMISATION (SSO) PROJECT</text:p>
          </table:table-cell>
          <table:table-cell office:value-type="string" table:style-name="ce2">
            <text:p>THALES UK LIMITED</text:p>
          </table:table-cell>
          <table:table-cell office:value-type="string" table:style-name="ce2">
            <text:p>Minimising &amp; Accounting for Authority Assets within Supply Chain Over 12 Months (ASSET 1):The combined total ‘dues in’ within Comprehensive Royal Navy Inventory Support/Supply Programme (CRISP) for more than 12 months and any dues in greater than 12 months attributable to DPRDDs;</text:p>
            <text:p>-Sonar</text:p>
            <text:p>-EW</text:p>
            <text:p>-VS</text:p>
          </table:table-cell>
          <table:table-cell office:value-type="string" table:style-name="ce2">
            <text:p>Less than 63, Less than 13, Less than 12</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ACC/00044 - The Provision of an Asset Availability Service and Post Design Services for UK MoD Link 16 Terminals</text:p>
          </table:table-cell>
          <table:table-cell office:value-type="string" table:style-name="ce2">
            <text:p>DATA LINK SOLUTIONS LLC</text:p>
          </table:table-cell>
          <table:table-cell office:value-type="string" table:style-name="ce2">
            <text:p>Link 16 Terminal Availability</text:p>
          </table:table-cell>
          <table:table-cell office:value-type="string" table:style-name="ce2">
            <text:p>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ircrew Training Facility at RAF Leeming</text:p>
          </table:table-cell>
          <table:table-cell office:value-type="string" table:style-name="ce2">
            <text:p>BAE SYSTEMS (OPERATIONS) LIMITED</text:p>
          </table:table-cell>
          <table:table-cell office:value-type="string" table:style-name="ce2">
            <text:p>Authority Satisfaction – Product. Aircrew Training Facility Design submissions, Statement Of Requirements compliance</text:p>
          </table:table-cell>
          <table:table-cell office:value-type="string" table:style-name="ce2">
            <text:p>Design submissions are fully coordinated across all design and engineering disciplines and are compliant with all contract requirements.<text:s/></text:p>
          </table:table-cell>
          <table:table-cell office:value-type="string" table:style-name="ce2">
            <text:p>Approaching Target</text:p>
          </table:table-cell>
          <table:table-cell office:value-type="string" table:style-name="ce2">
            <text:p>KPI 2 - Developed design submission will be received upon completion of RIBA 3 (Royal Institution of British Architects) . At this stage the design is still expected to include all necessary details for the contract requiremen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7 - The In Service Support for RFA Tidespring, RFA Tiderace, RFA Tidesurge and RFA Tideforce.</text:p>
          </table:table-cell>
          <table:table-cell office:value-type="string" table:style-name="ce2">
            <text:p>CAMMELL LAIRD SHIPREPAIRERS &amp; SHIPBUILDERS LIMITED</text:p>
          </table:table-cell>
          <table:table-cell office:value-type="string" table:style-name="ce2">
            <text:p>Stores</text:p>
          </table:table-cell>
          <table:table-cell office:value-type="string" table:style-name="ce2">
            <text:p>100 percent delivery against contract Performance Indicator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SHIP ALONGSIDE TECH REFRESH AND SUPPORT CONTRACT</text:p>
          </table:table-cell>
          <table:table-cell office:value-type="string" table:style-name="ce2">
            <text:p>NSSLGLOBAL LIMITED</text:p>
          </table:table-cell>
          <table:table-cell office:value-type="string" table:style-name="ce2">
            <text:p>Incidents reporting (in accordance with <text:s/>2.2.2 and 2.2.3 of Contract Schedule 4)</text:p>
          </table:table-cell>
          <table:table-cell office:value-type="string" table:style-name="ce2">
            <text:p>99.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Command and Support</text:p>
          </table:table-cell>
          <table:table-cell office:value-type="string" table:style-name="ce2">
            <text:p>DIGI2AL LIMITED</text:p>
          </table:table-cell>
          <table:table-cell office:value-type="string" table:style-name="ce2">
            <text:p>Response time from point of Statement of Work sign off to point of candidate being subject to internal Navy Digital Services security process and onboarding to be less than 20 working days.</text:p>
          </table:table-cell>
          <table:table-cell office:value-type="string" table:style-name="ce2">
            <text:p>20 Working Days or les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17 Synthetic Training Services. Formerly referred to as FsASTC/000138. Parent CPA.</text:p>
          </table:table-cell>
          <table:table-cell office:value-type="string" table:style-name="ce2">
            <text:p>BOEING DEFENCE UK LTD</text:p>
          </table:table-cell>
          <table:table-cell office:value-type="string" table:style-name="ce2">
            <text:p>Delivery in accordance with the Course Catalogue – Course Acceptance</text:p>
          </table:table-cell>
          <table:table-cell office:value-type="string" table:style-name="ce2">
            <text:p>Training Course achieves Unqualified Acceptance or Qualified Acceptance with no high priority shortfall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Professional Services to the DBS CIO Information Systems Lot 1</text:p>
          </table:table-cell>
          <table:table-cell office:value-type="string" table:style-name="ce2">
            <text:p>IBM UNITED KINGDOM LIMITED</text:p>
          </table:table-cell>
          <table:table-cell office:value-type="string" table:style-name="ce2">
            <text:p>Supplier to present written recommendations for improvements to ways of working or ideas for innovation to Chief Information Office Management Board every quarter. (Dates to be agreed on commencement of contract). </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SUPPLY OF GROUND FUELS</text:p>
          </table:table-cell>
          <table:table-cell office:value-type="string" table:style-name="ce2">
            <text:p>HELLENIC PETROLEUM CYPRUS LTD</text:p>
          </table:table-cell>
          <table:table-cell office:value-type="string" table:style-name="ce2">
            <text:p>Road delivered fuel - deliveries are made within 48 hours from the time of the order and within receipt times in accordance with the terms of the Contract. <text:s/>Retrospective comparison of Order date and time against delivery date sourced from the Contractor's management information and supporting consignment notes and delivery requests.</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Training Services to the Royal Navy and Royal Marines (Selborne).</text:p>
          </table:table-cell>
          <table:table-cell office:value-type="string" table:style-name="ce2">
            <text:p>CAPITA BUSINESS SERVICES LTD</text:p>
          </table:table-cell>
          <table:table-cell office:value-type="string" table:style-name="ce2">
            <text:p>Trainees passing out from Phase 1 Individual Training. Phase 1 training is all new individual entry training delivered to phase 1 recruits to provide basic military skills. This KPI includes numerous courses which each have their own performance thresholds which aggregate to provide a KPI performance result.</text:p>
          </table:table-cell>
          <table:table-cell office:value-type="string" table:style-name="ce2">
            <text:p>Satisfactory Performance (Green)" means a level of Contractor performance which meets or exceeds the required levels of performance across each training course in the KPI.</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60 - Boats In-Service Support (8) - Faslane</text:p>
          </table:table-cell>
          <table:table-cell office:value-type="string" table:style-name="ce2">
            <text:p>HOLYHEAD MARINE SERVICES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8 - Boats In-Service Support (6) - Army</text:p>
          </table:table-cell>
          <table:table-cell office:value-type="string" table:style-name="ce2">
            <text:p>BAE SYSTEMS SURFACE SHIPS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4 - Trials and capability operation</text:p>
          </table:table-cell>
          <table:table-cell office:value-type="string" table:style-name="ce2">
            <text:p>QINETIQ LTD<text:s/></text:p>
          </table:table-cell>
          <table:table-cell office:value-type="string" table:style-name="ce2">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2">
            <text:p>Deliverables received within the Tasking Contract / Purchase Order which meet the acceptance criteria and are not rejected and measured in relation to agreed milestone payment pla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ROYAL SCHOOL OF MITITARY ENGINEERING (RSME) PUBLIC PRIVATE PARTNERSHIP (PPP) PROJECT-CB/ARTDIPT/054</text:p>
          </table:table-cell>
          <table:table-cell office:value-type="string" table:style-name="ce2">
            <text:p>HOLDFAST TRAINING SERVICES LIMITED</text:p>
          </table:table-cell>
          <table:table-cell office:value-type="string" table:style-name="ce2">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amp;MOCB/8000 - Provision of AUV System &amp; Associated Support</text:p>
          </table:table-cell>
          <table:table-cell office:value-type="string" table:style-name="ce2">
            <text:p>KONGSBERG MARITIME AS</text:p>
          </table:table-cell>
          <table:table-cell office:value-type="string" table:style-name="ce2">
            <text:p>‘Deliverables received within the timescales agreed with the supplier’</text:p>
          </table:table-cell>
          <table:table-cell office:value-type="string" table:style-name="ce2">
            <text:p>Greater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NAVAL COMBAT SYSTEM INTEGRATION AND SUPPORT SERVICES (NCSISS) - PHASE 2</text:p>
          </table:table-cell>
          <table:table-cell office:value-type="string" table:style-name="ce2">
            <text:p>QINETIQ LIMITED</text:p>
          </table:table-cell>
          <table:table-cell office:value-type="string" table:style-name="ce2">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2">
            <text:p>90 percent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3b/3503 In Service Support of TMCC</text:p>
          </table:table-cell>
          <table:table-cell office:value-type="string" table:style-name="ce2">
            <text:p>MSI-DEFENCE SYSTEMS LTD</text:p>
          </table:table-cell>
          <table:table-cell office:value-type="string" table:style-name="ce2">
            <text:p>The requirement for Factory Acceptance Testing (FAT) and Zurich Certification following the refurbishment of Transportable Manned Compression Chambers</text:p>
          </table:table-cell>
          <table:table-cell office:value-type="string" table:style-name="ce2">
            <text:p>Factory Acceptance Testing (FAT) and Zurich Certification following refurbishment of Transportable Manned Compression Chambers (TMCC) provided within 21 calendar days of Authority’s reques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2">
            <text:p>FUJITSU SERVICES LIMITED</text:p>
          </table:table-cell>
          <table:table-cell office:value-type="string" table:style-name="ce2">
            <text:p>Connectivity Service (WAN); The percentage of total time during the Service Measurement Period, during which the relevant Connection is Available and provides Connectivity (the “Connection Percentage Connectivity”)</text:p>
          </table:table-cell>
          <table:table-cell office:value-type="string" table:style-name="ce2">
            <text:p>99.99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OMBAT WATER SUPPLY SYSTEM (CWSS) PRIME CONTRACT FOR PROVISION AND SUPPORT OF EXPEDITIONARY WATER SERVICES</text:p>
          </table:table-cell>
          <table:table-cell office:value-type="string" table:style-name="ce2">
            <text:p>KELLOGG BROWN &amp; ROOT LIMITED</text:p>
          </table:table-cell>
          <table:table-cell office:value-type="string" table:style-name="ce2">
            <text:p>Technical Data Package (TDP) delivered at Full Operating Capability (FOC)</text:p>
          </table:table-cell>
          <table:table-cell office:value-type="string" table:style-name="ce2">
            <text:p>(Green) Performance against Serial 1 (phone calls) <text:s/>&amp; Serial 2 (email) score Green or Amber, performance against Serial 3 (non-complex queries ) <text:s/>&amp; Serial <text:s/>4 (complex queries) score Green. (see comment for further detail)</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60 Programme .HADES Region 1- Provision of Technical Support Services in Wales and the West Midlands</text:p>
          </table:table-cell>
          <table:table-cell office:value-type="string" table:style-name="ce2">
            <text:p>BABCOCK AEROSPACE LIMITED</text:p>
          </table:table-cell>
          <table:table-cell office:value-type="string" table:style-name="ce2">
            <text:p>Service Deliver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ort of SACRU</text:p>
          </table:table-cell>
          <table:table-cell office:value-type="string" table:style-name="ce2">
            <text:p>DRALLIM INDUSTRIES LTD</text:p>
          </table:table-cell>
          <table:table-cell office:value-type="string" table:style-name="ce2">
            <text:p>Resolving Of Safety related queries</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NAVAL COMBAT SYSTEM INTEGRATION AND SUPPORT SERVICES (NCSISS) - PHASE 2</text:p>
          </table:table-cell>
          <table:table-cell office:value-type="string" table:style-name="ce2">
            <text:p>QINETIQ LIMITED</text:p>
          </table:table-cell>
          <table:table-cell office:value-type="string" table:style-name="ce2">
            <text:p>KPI 2 - Combat System Engineering Group (CSEG) Task output performance: Quality, timeliness and responsiveness, assessed by MoD customer on CSEG Task completion.</text:p>
          </table:table-cell>
          <table:table-cell office:value-type="string" table:style-name="ce2">
            <text:p>90 percent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Secondary Healthcare (SHC) Services to British Forces Cyprus (BFC)</text:p>
          </table:table-cell>
          <table:table-cell office:value-type="string" table:style-name="ce2">
            <text:p>C&amp;S AMERICAN HEART INSTITUTE LIMITED</text:p>
          </table:table-cell>
          <table:table-cell office:value-type="string" table:style-name="ce2">
            <text:p>Clinician to provide written discharge note to British Forces Cyprus/Sovereign Base Areas Administration Clinical Service User on discharge from the hospital and to the referring Patient Health Care centre within 10 working days of discharge. Both documents are to be in English.</text:p>
          </table:table-cell>
          <table:table-cell office:value-type="string" table:style-name="ce2">
            <text:p>Greater than 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41 - UK Bulk Ground Fuels 2020-2022 (Lot 108, 109, 110, 111, 112)</text:p>
          </table:table-cell>
          <table:table-cell office:value-type="string" table:style-name="ce2">
            <text:p>CERTAS ENERGY UK LIMITED</text:p>
          </table:table-cell>
          <table:table-cell office:value-type="string" table:style-name="ce2">
            <text:p>Timely provision of the Products - Products are to be supplied within 6 days of the order being placed by the Customer (or as agreed by the Customer’s Demanding Officer placing the order)</text:p>
          </table:table-cell>
          <table:table-cell office:value-type="string" table:style-name="ce2">
            <text:p>on time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Command and Support</text:p>
          </table:table-cell>
          <table:table-cell office:value-type="string" table:style-name="ce2">
            <text:p>DIGI2AL LIMITED</text:p>
          </table:table-cell>
          <table:table-cell office:value-type="string" table:style-name="ce2">
            <text:p>Unless specifically stated otherwise by the Data and Navy Applications Executive, developers and delivery managers should make core data accessible by other applications on the network through appropriate architectural design.<text:s/></text:p>
          </table:table-cell>
          <table:table-cell office:value-type="string" table:style-name="ce2">
            <text:p>0 Instances of non-complianc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1 - Engineering design, manufacture and assessment<text:s/></text:p>
          </table:table-cell>
          <table:table-cell office:value-type="string" table:style-name="ce2">
            <text:p>LEONARDO MW LTD</text:p>
          </table:table-cell>
          <table:table-cell office:value-type="string" table:style-name="ce2">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2">
            <text:p>Deliverables received within the Tasking Contract / Purchase Order which meet the acceptance criteria and are not rejected and measured in relation to agreed milestone payment plan.</text:p>
          </table:table-cell>
          <table:table-cell office:value-type="string" table:style-name="ce2">
            <text:p>Other - Consider returned</text:p>
          </table:table-cell>
          <table:table-cell office:value-type="string" table:style-name="ce2">
            <text:p>KPI 1 and 2: No Deliverables received in reporting quarter therefore no data to report.</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Future Defence Infrastructure Services (FDIS) - Hard FM Built Estate - South West Region</text:p>
          </table:table-cell>
          <table:table-cell office:value-type="string" table:style-name="ce2">
            <text:p>VIVO DEFENCE SERVICES LIMITED</text:p>
          </table:table-cell>
          <table:table-cell office:value-type="string" table:style-name="ce2">
            <text:p>Sustainability Improvement (Best Practice) Indicators</text:p>
          </table:table-cell>
          <table:table-cell office:value-type="string" table:style-name="ce2">
            <text:p>Acceptable Level of Performance ALP = <text:s/>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ORT SOLUTION FOR AIRCRAFT ARRESTOR SYSTEMS - PHAG&amp;RHAG</text:p>
          </table:table-cell>
          <table:table-cell office:value-type="string" table:style-name="ce2">
            <text:p>MARSHALL LAND SYSTEMS LTD</text:p>
          </table:table-cell>
          <table:table-cell office:value-type="string" table:style-name="ce2">
            <text:p>The Authority requires the Contractor to satisfy demands for Rotary Hydraulic Arrestor Gear (RHAG) spares by Required Delivery Date (RDD) and satisfy undertaking of repairs and maintenance in accordance with the requirements of the Statement of Work</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Marine Support to Range Safety and Aircrew Training (RSACT)</text:p>
          </table:table-cell>
          <table:table-cell office:value-type="string" table:style-name="ce2">
            <text:p>SMIT INTERNATIONAL (SCOTLAND) LTD</text:p>
          </table:table-cell>
          <table:table-cell office:value-type="string" table:style-name="ce2">
            <text:p>All annual Management Plans detailed at Section D12 of the Statement of Requirement are delivered in accordance with contractually agreed timescales.</text:p>
          </table:table-cell>
          <table:table-cell office:value-type="string" table:style-name="ce2">
            <text:p>Management Plans are delivered on or before the required delivery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DIICM1/0002</text:p>
          </table:table-cell>
          <table:table-cell office:value-type="string" table:style-name="ce2">
            <text:p>ENTERPRISE SERVICES DEFENCE AND SECURITY UK LIMITED</text:p>
          </table:table-cell>
          <table:table-cell office:value-type="string" table:style-name="ce2">
            <text:p>Availability of Official Productivity Tools</text:p>
          </table:table-cell>
          <table:table-cell office:value-type="string" table:style-name="ce2">
            <text:p>99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ESIGN CONSTRUCTION FINANCING MANAGEMENT AND DELIVERY OF SERVICED ACCOMODATION AT COLCHESTER</text:p>
          </table:table-cell>
          <table:table-cell office:value-type="string" table:style-name="ce2">
            <text:p>RMPA SERVICES PLC</text:p>
          </table:table-cell>
          <table:table-cell office:value-type="string" table:style-name="ce2">
            <text:p>Mess cleaning - e.g. walls free of spillages, glass free of fingerprints.<text:s/></text:p>
          </table:table-cell>
          <table:table-cell office:value-type="string" table:style-name="ce2">
            <text:p>Greater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60 Programme .HADES Region 1- Provision of Technical Support Services in Wales and the West Midlands</text:p>
          </table:table-cell>
          <table:table-cell office:value-type="string" table:style-name="ce2">
            <text:p>BABCOCK AEROSPACE LIMITED</text:p>
          </table:table-cell>
          <table:table-cell office:value-type="string" table:style-name="ce2">
            <text:p>Service qualit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106 - Future Diesels</text:p>
          </table:table-cell>
          <table:table-cell office:value-type="string" table:style-name="ce2">
            <text:p>ROYSTON LTD</text:p>
          </table:table-cell>
          <table:table-cell office:value-type="string" table:style-name="ce2">
            <text:p>4th Line Engine Management</text:p>
          </table:table-cell>
          <table:table-cell office:value-type="string" table:style-name="ce2">
            <text:p>100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HESTIA NORTH REGION MULTI-ACTIVITY CONTRACT</text:p>
          </table:table-cell>
          <table:table-cell office:value-type="string" table:style-name="ce2">
            <text:p>ARAMARK DEFENCE SERVICES LIMITED</text:p>
          </table:table-cell>
          <table:table-cell office:value-type="string" table:style-name="ce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1 - DSSHIPS MSS MARINE SYSTEMS SUPPORT PARTNER (MSSP) - LOT 1, POWER &amp; PROPULSION</text:p>
          </table:table-cell>
          <table:table-cell office:value-type="string" table:style-name="ce2">
            <text:p>BABCOCK INTEGRATED TECHNOLOGY <text:s/>LIMITED</text:p>
          </table:table-cell>
          <table:table-cell office:value-type="string" table:style-name="ce2">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2 - DSSHIPS MSS MARINE SYSTEMS SUPPORT PARTNER (MSSP) - LOT 2, ENVIRONMENTAL, DOMESTIC &amp; HABITABILITY (EDH).</text:p>
          </table:table-cell>
          <table:table-cell office:value-type="string" table:style-name="ce2">
            <text:p>BABCOCK INTEGRATED TECHNOLOGY <text:s/>LIMITED</text:p>
          </table:table-cell>
          <table:table-cell office:value-type="string" table:style-name="ce2">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Data Science.</text:p>
          </table:table-cell>
          <table:table-cell office:value-type="string" table:style-name="ce2">
            <text:p>TECHMODAL LIMITED</text:p>
          </table:table-cell>
          <table:table-cell office:value-type="string" table:style-name="ce2">
            <text:p>Benefit Ratio- Benefits have been identified and agreed, against the associated investment profile for each of the data science initiative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BATCM/0298 Design Services Contract (DSC)</text:p>
          </table:table-cell>
          <table:table-cell office:value-type="string" table:style-name="ce2">
            <text:p>GENERAL DYNAMICS UNITED KINGDOM LIMITED</text:p>
          </table:table-cell>
          <table:table-cell office:value-type="string" table:style-name="ce2">
            <text:p>Delivery of Task Quality. These tasks help to maintain the system in a safe and secure manner. They further tackle obsolescence within the system and potentially add to the systems capability through the introduction of new/updated functionality.</text:p>
          </table:table-cell>
          <table:table-cell office:value-type="string" table:style-name="ce2">
            <text:p>95 % achievement of milestones and in accordance with threshold defined in Schedule 6, KPI tab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TECHNICAL ASSISTANCE FOR THE NAG TEAM</text:p>
          </table:table-cell>
          <table:table-cell office:value-type="string" table:style-name="ce2">
            <text:p>BMT DEFENCE AND SECURITY UK LIMITED</text:p>
          </table:table-cell>
          <table:table-cell office:value-type="string" table:style-name="ce2">
            <text:p>Delivery of all tasks to time and cost</text:p>
          </table:table-cell>
          <table:table-cell office:value-type="string" table:style-name="ce2">
            <text:p>All tasks are delivered on time and to the agreed Firm Price, in accordance with the Ts&amp;Cs of the Contract and as detailed on the Task Form.</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ataloguing &amp; Codification<text:s/></text:p>
            <text:p>service for Maritime<text:s/></text:p>
            <text:p>Technical Documentation<text:s/></text:p>
            <text:p>WSPT/207</text:p>
          </table:table-cell>
          <table:table-cell office:value-type="string" table:style-name="ce2">
            <text:p>ALLAN WEBB LTD</text:p>
          </table:table-cell>
          <table:table-cell office:value-type="string" table:style-name="ce2">
            <text:p>Non-failure to supply, monthly, Illustrated Parts Catalogue (IPC) “Change” spread sheet and Type B Comma Separated Values Files supplied to MOD.</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afox Mine Disposal System (MDS) Exploration contract. The Seafox MDS is the primary Mine Counter Measure Vessel (MCMV) providing the Mine Neutralisation capabilities on both Hunt and Sandown class Ships.</text:p>
          </table:table-cell>
          <table:table-cell office:value-type="string" table:style-name="ce2">
            <text:p>ATLAS ELEKTRONIK UK LIMITED</text:p>
          </table:table-cell>
          <table:table-cell office:value-type="string" table:style-name="ce2">
            <text:p>Service Delivery</text:p>
          </table:table-cell>
          <table:table-cell office:value-type="string" table:style-name="ce2">
            <text:p>All PIs are scored Green / PI not relevant for month</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Print Management Services</text:p>
          </table:table-cell>
          <table:table-cell office:value-type="string" table:style-name="ce2">
            <text:p>CORPORATE DOCUMENT SERVICES <text:s/>LIMITED</text:p>
          </table:table-cell>
          <table:table-cell office:value-type="string" table:style-name="ce2">
            <text:p>The Contractor acknowledges order placement to demander within 1 working day of placing the order.</text:p>
          </table:table-cell>
          <table:table-cell office:value-type="string" table:style-name="ce2">
            <text:p>Greater than 99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Configuration Accounting Services for Royal Navy (RN) and Royal Fleet Auxiliary (RFA) Surface Ships</text:p>
          </table:table-cell>
          <table:table-cell office:value-type="string" table:style-name="ce2">
            <text:p>DEVONPORT ROYAL DOCKYARD LIMITED</text:p>
          </table:table-cell>
          <table:table-cell office:value-type="string" table:style-name="ce2">
            <text:p>Delivery of Data Report Outputs</text:p>
          </table:table-cell>
          <table:table-cell office:value-type="string" table:style-name="ce2">
            <text:p>99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REPLACEMENT ENABLING ARRANGEMENT PROGRAMME (REAP) FOR IN-SERVICE SUPPORT OF WASTE MANAGEMENT EQUIPMENT-MPS/021</text:p>
          </table:table-cell>
          <table:table-cell office:value-type="string" table:style-name="ce2">
            <text:p>BAE SYSTEMS SURFACE SHIPS LIMITED</text:p>
          </table:table-cell>
          <table:table-cell office:value-type="string" table:style-name="ce2">
            <text:p>Provision of spares</text:p>
          </table:table-cell>
          <table:table-cell office:value-type="string" table:style-name="ce2">
            <text:p>At least 98 percent of orders were completed in full within the contracted due date.</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Future Defence Infrastructure Services (FDIS) - Hard FM Built Estate - Central Region</text:p>
          </table:table-cell>
          <table:table-cell office:value-type="string" table:style-name="ce2">
            <text:p>VIVO DEFENCE SERVICES LIMITED</text:p>
          </table:table-cell>
          <table:table-cell office:value-type="string" table:style-name="ce2">
            <text:p>Statutory and Mandatory Compliance</text:p>
          </table:table-cell>
          <table:table-cell office:value-type="string" table:style-name="ce2">
            <text:p>Acceptable Level of Performance = <text:s/>93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30- For the Design, Build and In-Service Support of the Royal Navy Patrol Launches</text:p>
          </table:table-cell>
          <table:table-cell office:value-type="string" table:style-name="ce2">
            <text:p>MARINE SPECIALISED TECHNOLOGY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 than 85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IP/0046-MP - Manufacture and In-Service Support</text:p>
          </table:table-cell>
          <table:table-cell office:value-type="string" table:style-name="ce2">
            <text:p>W F E L LTD</text:p>
          </table:table-cell>
          <table:table-cell office:value-type="string" table:style-name="ce2">
            <text:p>2 An incident shall be considered as a failure if the Contractor fails to respond to the MoD’s Collection requirements within 10 Business Days or other agreed timescale.</text:p>
          </table:table-cell>
          <table:table-cell office:value-type="string" table:style-name="ce2">
            <text:p>All quotations provided within 10 working day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SS/098 HEREA - First Level Hydraulic Equipment</text:p>
          </table:table-cell>
          <table:table-cell office:value-type="string" table:style-name="ce2">
            <text:p>DEVONPORT ROYAL DOCKYARD LIMITED</text:p>
          </table:table-cell>
          <table:table-cell office:value-type="string" table:style-name="ce2">
            <text:p>Percentage of rejected articles in the reporting calendar month.</text:p>
          </table:table-cell>
          <table:table-cell office:value-type="string" table:style-name="ce2">
            <text:p><text:s/>Less than 1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EOC/0001 - NATO Codification of Materiel and Digitisation of Source Data</text:p>
          </table:table-cell>
          <table:table-cell office:value-type="string" table:style-name="ce2">
            <text:p>CENTRAL MANAGEMENT CATALOGUE AGENCY (U K) LTD</text:p>
          </table:table-cell>
          <table:table-cell office:value-type="string" table:style-name="ce2">
            <text:p>Quality Performance</text:p>
          </table:table-cell>
          <table:table-cell office:value-type="string" table:style-name="ce2">
            <text:p>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VISION OF WATER, SEWERAGE AND SEWAGE DISPOSAL SERVICES</text:p>
          </table:table-cell>
          <table:table-cell office:value-type="string" table:style-name="ce2">
            <text:p>SEVERN TRENT SERVICES DEFENCE LIMITED</text:p>
          </table:table-cell>
          <table:table-cell office:value-type="string" table:style-name="ce2">
            <text:p>Provide an uninterrupted supply of water, in accordance with the Water Supply (Quality) Regulations 2000, to all points of supply.<text:s/></text:p>
          </table:table-cell>
          <table:table-cell office:value-type="string" table:style-name="ce2">
            <text:p>Greater than or equal to 98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TT 4 year support Contract</text:p>
          </table:table-cell>
          <table:table-cell office:value-type="string" table:style-name="ce2">
            <text:p>RAYTHEON SYSTEMS LIMITED</text:p>
          </table:table-cell>
          <table:table-cell office:value-type="string" table:style-name="ce2">
            <text:p>Incident Acknowledgement</text:p>
          </table:table-cell>
          <table:table-cell office:value-type="string" table:style-name="ce2">
            <text:p>Greater than 70 percent<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5 - The In Service Support for RFA Wave Knight, RFA Wave Ruler, RFA Fort Austin, RFA Fort Rosalie and RFA Fort Victoria</text:p>
          </table:table-cell>
          <table:table-cell office:value-type="string" table:style-name="ce2">
            <text:p>CAMMELL LAIRD SHIPREPAIRERS &amp; SHIPBUILDERS LIMITED</text:p>
          </table:table-cell>
          <table:table-cell office:value-type="string" table:style-name="ce2">
            <text:p>Capability and Design</text:p>
          </table:table-cell>
          <table:table-cell office:value-type="string" table:style-name="ce2">
            <text:p>100 percent delivery against contract Performance Indicator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LAND EQUIPMENT SERVICE PROVISION AND TRANSFORMATION CONTRACT-LECOM/1006.</text:p>
          </table:table-cell>
          <table:table-cell office:value-type="string" table:style-name="ce2">
            <text:p>BABCOCK LAND DEFENCE LIMITED</text:p>
          </table:table-cell>
          <table:table-cell office:value-type="string" table:style-name="ce2">
            <text:p>Schedule Adherence – Platforms Articles which are not completed on time to the required standard<text:s/></text:p>
          </table:table-cell>
          <table:table-cell office:value-type="string" table:style-name="ce2">
            <text:p>0 missed required delivery date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6 - The In Service Support for RFA Lyme Bay, RFA Mounts Bay, RFA Cardigan Bay, RFA Argus and HMS Scott</text:p>
          </table:table-cell>
          <table:table-cell office:value-type="string" table:style-name="ce2">
            <text:p>A&amp;P GROUP LIMITED</text:p>
          </table:table-cell>
          <table:table-cell office:value-type="string" table:style-name="ce2">
            <text:p>Capability and Design</text:p>
          </table:table-cell>
          <table:table-cell office:value-type="string" table:style-name="ce2">
            <text:p>100 percent delivery against contract Performance Indicators</text:p>
          </table:table-cell>
          <table:table-cell office:value-type="string" table:style-name="ce2">
            <text:p>Approaching Target</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HOCS3a -Supply of Printed Books, Monographs, leaflets and Other Publications</text:p>
          </table:table-cell>
          <table:table-cell office:value-type="string" table:style-name="ce2">
            <text:p>BLACKWELL LIMITED</text:p>
          </table:table-cell>
          <table:table-cell office:value-type="string" table:style-name="ce2">
            <text:p>The Contractor must initiate all orders within three working days of receipt</text:p>
          </table:table-cell>
          <table:table-cell office:value-type="string" table:style-name="ce2">
            <text:p>Greater than or equal to 95 Percent less than 3 weeks<tex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THE DEVELOPMENT OF THE SITE OF THE ALDERSHOT GARRISON, TIDWORTH, NETHERAVON AND BULFORD GARRISON, WARMINSTER GARRISON AND LARKHILL GARRISON AND THE PROVISION OF ASSOCIATED SUPPORT SERVICES</text:p>
          </table:table-cell>
          <table:table-cell office:value-type="string" table:style-name="ce2">
            <text:p>ASPIRE DEFENCE LIMITED</text:p>
          </table:table-cell>
          <table:table-cell office:value-type="string" table:style-name="ce2">
            <text:p>The percentage of Project Allenby Connaught (PAC) Private Finance Initiative (PFI) contract contracted room space available to the customer for the period when planned/required</text:p>
          </table:table-cell>
          <table:table-cell office:value-type="string" table:style-name="ce2">
            <text:p>96 percent +</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A FUTURE FORCES BROADCAST SERVICE (FFBS)-CTLBC/1403</text:p>
          </table:table-cell>
          <table:table-cell office:value-type="string" table:style-name="ce2">
            <text:p>BFBS</text:p>
          </table:table-cell>
          <table:table-cell office:value-type="string" table:style-name="ce2">
            <text:p>Number of outages per live stream event</text:p>
          </table:table-cell>
          <table:table-cell office:value-type="string" table:style-name="ce2">
            <text:p>Greater than 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AESAS - Provision of Aircraft Engineering Support and Airfield Services at Royal Naval Air Stations Yeovilton and Culdrose</text:p>
          </table:table-cell>
          <table:table-cell office:value-type="string" table:style-name="ce2">
            <text:p>SERCO LIMITED</text:p>
          </table:table-cell>
          <table:table-cell office:value-type="string" table:style-name="ce2">
            <text:p>Aircraft Engineering Service Delivery</text:p>
          </table:table-cell>
          <table:table-cell office:value-type="string" table:style-name="ce2">
            <text:p>100 percent delivery without issu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3 - DSHIPS MSS MARINE SYSTEMS SUPPORT PARTNER (MSSP) - LOT 3, PLATFORM SYSTEMS.</text:p>
          </table:table-cell>
          <table:table-cell office:value-type="string" table:style-name="ce2">
            <text:p>BABCOCK INTEGRATED TECHNOLOGY <text:s/>LIMITED</text:p>
          </table:table-cell>
          <table:table-cell office:value-type="string" table:style-name="ce2">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6 - Understand</text:p>
          </table:table-cell>
          <table:table-cell office:value-type="string" table:style-name="ce2">
            <text:p>FRAZER-NASH CONSULTANCY LTD</text:p>
          </table:table-cell>
          <table:table-cell office:value-type="string" table:style-name="ce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097 - Spares Inclusive Upkeep:<text:s/></text:p>
            <text:p>In-Service Support of<text:s/></text:p>
            <text:p>Submarine and Ship Shaft Seals</text:p>
            <text:p/>
          </table:table-cell>
          <table:table-cell office:value-type="string" table:style-name="ce2">
            <text:p>WARTSILA UK LIMITED</text:p>
          </table:table-cell>
          <table:table-cell office:value-type="string" table:style-name="ce2">
            <text:p>Strip &amp; Survey Lead Time</text:p>
          </table:table-cell>
          <table:table-cell office:value-type="string" table:style-name="ce2">
            <text:p>95 per 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SIGN, PROCUREMENT AND INSTALLATION OF MILITARY AIR TRAFFIC MANAGEMENT CAPABILITY AND THE PROVISION OF CERTAIN SERVICES IN SUPPORT THEREOF-MARSHALL/001</text:p>
          </table:table-cell>
          <table:table-cell office:value-type="string" table:style-name="ce2">
            <text:p>AQUILA AIR TRAFFIC MANAGEMENT SERVICES LIMITED</text:p>
          </table:table-cell>
          <table:table-cell office:value-type="string" table:style-name="ce2">
            <text:p>Temporary Technical Service 07 – Electronic Surveillance - NON CO-OPERATIVE SURVEILLANCE. Aggregated performance over a 12 month period<text:s text:c="2"/></text:p>
          </table:table-cell>
          <table:table-cell office:value-type="string" table:style-name="ce2">
            <text:p>Maximum Tolerable Unavailability = 12.3826 Operational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Provision of External Assistance to DADP</text:p>
          </table:table-cell>
          <table:table-cell office:value-type="string" table:style-name="ce2">
            <text:p>KPMG LLP</text:p>
          </table:table-cell>
          <table:table-cell office:value-type="string" table:style-name="ce2">
            <text:p>Outputs delivered to agreed quality as set out in Tasking Orders</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464 - Provision of Welfare Services to the RAF</text:p>
          </table:table-cell>
          <table:table-cell office:value-type="string" table:style-name="ce2">
            <text:p>THE SOLDIERS SAILORS AIRMEN AND FAMILIES ASS - FORCES HELP</text:p>
          </table:table-cell>
          <table:table-cell office:value-type="string" table:style-name="ce2">
            <text:p>Attendance at meetings to provide governance and assurance.</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Business Modernisation for Support Digital Transformation Partner (BMfS DTP) - Technology Services 2 Agreement RM3804</text:p>
          </table:table-cell>
          <table:table-cell office:value-type="string" table:style-name="ce2">
            <text:p>PA CONSULTING SERVICES LTD</text:p>
          </table:table-cell>
          <table:table-cell office:value-type="string" table:style-name="ce2">
            <text:p>The Contractor shall conduct initial triage of <text:s/>the Tasking Authorisation Form (TAF) Part 1 within 10 days of receipt.<text:s/></text:p>
          </table:table-cell>
          <table:table-cell office:value-type="string" table:style-name="ce2">
            <text:p>Submitted on time (10 Days)<text:s/></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SPARES INCLUSIVE UKEEP OF LOT 8 - SUBMARINE EQUIPMENT</text:p>
          </table:table-cell>
          <table:table-cell office:value-type="string" table:style-name="ce2">
            <text:p>DEVONPORT ROYAL DOCKYARD LIMITED</text:p>
          </table:table-cell>
          <table:table-cell office:value-type="string" table:style-name="ce2">
            <text:p>Percentage of Equipment Upkeep Maintenance Orders due for delivery in previous month Delivered On Time In Full</text:p>
          </table:table-cell>
          <table:table-cell office:value-type="string" table:style-name="ce2">
            <text:p>Greater than 98 percent delivery</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7 - The In Service Support for RFA Tidespring, RFA Tiderace, RFA Tidesurge and RFA Tideforce.</text:p>
          </table:table-cell>
          <table:table-cell office:value-type="string" table:style-name="ce2">
            <text:p>CAMMELL LAIRD SHIPREPAIRERS &amp; SHIPBUILDERS LIMITED</text:p>
          </table:table-cell>
          <table:table-cell office:value-type="string" table:style-name="ce2">
            <text:p>Work Packages</text:p>
          </table:table-cell>
          <table:table-cell office:value-type="string" table:style-name="ce2">
            <text:p>100 percent delivery against contract Performance Indicator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Community Healthcare (CHC) Services to British Forces Cyprus</text:p>
          </table:table-cell>
          <table:table-cell office:value-type="string" table:style-name="ce2">
            <text:p>SSAFA FAMILY HEALTH SERVICES</text:p>
          </table:table-cell>
          <table:table-cell office:value-type="string" table:style-name="ce2">
            <text:p>Post-natal contact is to be made within twenty-four (24) hours of discharge.</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MARCHWOOD CONCESSION AGREEEMENT. LONG TERM CONCESSION AT MARCHWOOD SEA MOUNTING CENTRE.</text:p>
          </table:table-cell>
          <table:table-cell office:value-type="string" table:style-name="ce2">
            <text:p>SOLENT GATEWAY LIMITED</text:p>
          </table:table-cell>
          <table:table-cell office:value-type="string" table:style-name="ce2">
            <text:p>Instances of security breaches on Marchwood site (i.e. not those relating to Cargo Handling security requirements)<text:s/></text:p>
            <text:p>Any security breaches that are considered major by the Joint Security Cell (JSC), are investigated by them and discovered to be clearly the fault of the Marchwood Port Operator and the result of lapses in security and/or deviations from the List X standards will incur contractual penalties</text:p>
            <text:p/>
          </table:table-cell>
          <table:table-cell office:value-type="string" table:style-name="ce2">
            <text:p>Zero Breaches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SSP Programme Design and Implementation - Lot 2</text:p>
          </table:table-cell>
          <table:table-cell office:value-type="string" table:style-name="ce2">
            <text:p>PA CONSULTING SERVICES LTD</text:p>
          </table:table-cell>
          <table:table-cell office:value-type="string" table:style-name="ce2">
            <text:p>Credible and sustainable knowledge transfer to MOD resources</text:p>
          </table:table-cell>
          <table:table-cell office:value-type="string" table:style-name="ce2">
            <text:p>Greater than 2 upskilling sessions monthly / no negative feedback</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sign, Demonstration, Manufacture, Installation and support for V/UHF Communication Replacement (VCR) CSA/1093</text:p>
          </table:table-cell>
          <table:table-cell office:value-type="string" table:style-name="ce2">
            <text:p>THALES UK LIMITED</text:p>
          </table:table-cell>
          <table:table-cell office:value-type="string" table:style-name="ce2">
            <text:p>KPI 3 - Responses to S2022’s - System Design Issues Reporting</text:p>
          </table:table-cell>
          <table:table-cell office:value-type="string" table:style-name="ce2">
            <text:p>No High Priority Safety S2022s overdue and no more than 1 Priority / Routine / Information S2022s overdu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FESSIONAL SERVICES TO NAVY COMMAND PEOPLE AND TRAINING DIGITAL TRANSFORMATION</text:p>
          </table:table-cell>
          <table:table-cell office:value-type="string" table:style-name="ce2">
            <text:p>ERNST &amp; YOUNG LLP</text:p>
          </table:table-cell>
          <table:table-cell office:value-type="string" table:style-name="ce2">
            <text:p>Delivery of verbal report at quarterly review meeting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REPLACEMENT ENABLING ARRANGEMENT PROGRAMME (REAP) FOR IN-SERVICE SUPPORT OF WATER PRODUCTION EQUIPMENT.-MPS/020</text:p>
          </table:table-cell>
          <table:table-cell office:value-type="string" table:style-name="ce2">
            <text:p>SALT SEPARATION SERVICES LIMITED</text:p>
          </table:table-cell>
          <table:table-cell office:value-type="string" table:style-name="ce2">
            <text:p>Equipment Upkeep Management Turn Round Time</text:p>
          </table:table-cell>
          <table:table-cell office:value-type="string" table:style-name="ce2">
            <text:p>Greater than or 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Temporary Healthcare Workers to the MoD.</text:p>
          </table:table-cell>
          <table:table-cell office:value-type="string" table:style-name="ce2">
            <text:p>HONEYBEERECRUITMENT.COM LTD</text:p>
          </table:table-cell>
          <table:table-cell office:value-type="string" table:style-name="ce2">
            <text:p><text:s/>Provision 1st Day Documents</text:p>
          </table:table-cell>
          <table:table-cell office:value-type="string" table:style-name="ce2">
            <text:p>Greater than 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MSP - Portsmouth - Soft FM</text:p>
          </table:table-cell>
          <table:table-cell office:value-type="string" table:style-name="ce2">
            <text:p>SODEXO LTD</text:p>
          </table:table-cell>
          <table:table-cell office:value-type="string" table:style-name="ce2">
            <text:p>The provision of core catering service to Entitled Users in accordance with Statement of Technical Requirement Reference 2.7.1 including adherence to opening times.</text:p>
            <text:p/>
            <text:p>Scored Monthly:</text:p>
            <text:p/>
            <text:p>Green = No of non-compliances less than 2</text:p>
            <text:p/>
            <text:p>Amber = No of non-compliances is greater than 2 and less than or equal to 4.</text:p>
            <text:p/>
            <text:p>Red = No of non-compliances is 5 or more.</text:p>
          </table:table-cell>
          <table:table-cell office:value-type="string" table:style-name="ce2">
            <text:p>All three months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Air Start Replacement Project</text:p>
          </table:table-cell>
          <table:table-cell office:value-type="string" table:style-name="ce2">
            <text:p>TERBERG DTS (UK) LIMITED</text:p>
          </table:table-cell>
          <table:table-cell office:value-type="string" table:style-name="ce2">
            <text:p>The Contractor’s performance shall be measured against schedule adherence for Ad-Hoc Spares and Ad-Hoc Repairs of the legacy Equipment.. The Contractor shall deliver KPI Reports alongside the monthly reports, from which the Authority shall monitor the Contractor’s performance against the Contractor’s delivery promises in each quarter. <text:s text:c="2"/>An agreed delivery for spares is a delivery where the Product lead times (PLTs) are adhered to and the item is received by the Authority. An agreed delivery for Ad-Hoc Repairs is a delivery where the work is completed within the Required Completion Date specified in the Ad-Hoc Tasking Form (TAAF). <text:s/>Where Spares/Repairs Delivery Date is forecast for delivery in a Contract Month and is not delivered on time and consequently the delivery falls into the next Contract Month, the assessment of the Schedule Adherence shall be in the next Contract Month when the Spare/Repair is delivered.</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CYPRUS SOFT FM - CT/DIO1/0054-CT/DIO1/0054</text:p>
          </table:table-cell>
          <table:table-cell office:value-type="string" table:style-name="ce2">
            <text:p>SODEXO LTD</text:p>
          </table:table-cell>
          <table:table-cell office:value-type="string" table:style-name="ce2">
            <text:p>Catering Service Availability</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ACADEMIC PROVIDER CONTRACT FOR DEFENCE ACADEMY - CBC(PI)/037</text:p>
          </table:table-cell>
          <table:table-cell office:value-type="string" table:style-name="ce2">
            <text:p>CRANFIELD UNIVERSITY</text:p>
          </table:table-cell>
          <table:table-cell office:value-type="string" table:style-name="ce2">
            <text:p>Education Provision - Provide a Distance Learning Support Service. Performance Standard - 95% of helpdesk queries to be resolved within 1 hour.<text:s text:c="3"/></text:p>
          </table:table-cell>
          <table:table-cell office:value-type="string" table:style-name="ce2">
            <text:p>95 percent</text:p>
          </table:table-cell>
          <table:table-cell office:value-type="string" table:style-name="ce2">
            <text:p>Good</text:p>
          </table:table-cell>
          <table:table-cell office:value-type="string" table:style-name="ce2">
            <text:p>Performance data for August, September, October 2022 in line with the reporting periods of the contract.<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HOENIX II</text:p>
          </table:table-cell>
          <table:table-cell office:value-type="string" table:style-name="ce2">
            <text:p>BABCOCK LAND DEFENCE LIMITED</text:p>
          </table:table-cell>
          <table:table-cell office:value-type="string" table:style-name="ce2">
            <text:p>Vehicle Procurement</text:p>
          </table:table-cell>
          <table:table-cell office:value-type="string" table:style-name="ce2">
            <text:p>100 percent -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Provision of Category C / C+E Licence Acquisition Training (Lot 7)</text:p>
          </table:table-cell>
          <table:table-cell office:value-type="string" table:style-name="ce2">
            <text:p>MAINSTREAM TRAINING LIMITED</text:p>
          </table:table-cell>
          <table:table-cell office:value-type="string" table:style-name="ce2">
            <text:p>The Supplier shall ensure each Candidate is collected by the instructor at the pick-up point specified in the Order to Train (OTT), and at the time and date specified in the OTT.</text:p>
          </table:table-cell>
          <table:table-cell office:value-type="string" table:style-name="ce2">
            <text:p>98 to 100 percent of tasks commenced at the time and date specified in the Order to Train (OT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114 - Joint Command &amp; Staff Training (JCAST) - Linked to legacy RFQ 701267375</text:p>
          </table:table-cell>
          <table:table-cell office:value-type="string" table:style-name="ce2">
            <text:p>MASS CONSULTANTS LIMITED</text:p>
          </table:table-cell>
          <table:table-cell office:value-type="string" table:style-name="ce2">
            <text:p>Ensure successful delivery of exercise Execution in accordance with Joint Warfare’s exercise plan, by provision of Scenario Support, Simulation, Targets Support, Real Life Support, Observers, Grey Cell/Subject Matter Experts</text:p>
          </table:table-cell>
          <table:table-cell office:value-type="string" table:style-name="ce2">
            <text:p>Availability of Support Staff per exercise at least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Environmental Technical Advisor Lot 3.</text:p>
          </table:table-cell>
          <table:table-cell office:value-type="string" table:style-name="ce2">
            <text:p>WSP ENVIRONMENT &amp; INFRASTRUCTURE SOLUTIONS UK LIMITED</text:p>
          </table:table-cell>
          <table:table-cell office:value-type="string" table:style-name="ce2">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2">
            <text:p>Risk programme &amp; forecast are updated periodically &amp; proactively &amp; any changes managed &amp; reported to fully understand delays in order to mitigate their impact. All outputs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VISION OF WATER, SEWERAGE AND SEWAGE DISPOSAL SERVICES</text:p>
          </table:table-cell>
          <table:table-cell office:value-type="string" table:style-name="ce2">
            <text:p>SEVERN TRENT SERVICES DEFENCE LIMITED</text:p>
          </table:table-cell>
          <table:table-cell office:value-type="string" table:style-name="ce2">
            <text:p>Ensure that there is no flooding from surface water or combined surface water and sewage systems caused by a failure to provide the services.</text:p>
          </table:table-cell>
          <table:table-cell office:value-type="string" table:style-name="ce2">
            <text:p>Greater than or 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ARMADA PROJECT</text:p>
          </table:table-cell>
          <table:table-cell office:value-type="string" table:style-name="ce2">
            <text:p>FALCON SUPPORT SERVICES LIMITED</text:p>
          </table:table-cell>
          <table:table-cell office:value-type="string" table:style-name="ce2">
            <text:p>Statutory Planned Preventative Maintenance Performance</text:p>
          </table:table-cell>
          <table:table-cell office:value-type="string" table:style-name="ce2">
            <text:p>96-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Future Defence Infrastructure Services (FDIS) - Hard FM Built Estate - Central Region</text:p>
          </table:table-cell>
          <table:table-cell office:value-type="string" table:style-name="ce2">
            <text:p>VIVO DEFENCE SERVICES LIMITED</text:p>
          </table:table-cell>
          <table:table-cell office:value-type="string" table:style-name="ce2">
            <text:p>Sustainability Improvement (Best Practice) Indicators</text:p>
          </table:table-cell>
          <table:table-cell office:value-type="string" table:style-name="ce2">
            <text:p>Acceptable Level of Performance ALP = <text:s/>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Rapid Access Diagnostic Imaging and Surgery</text:p>
          </table:table-cell>
          <table:table-cell office:value-type="string" table:style-name="ce2">
            <text:p>SPIRE HEALTHCARE LIMITED</text:p>
          </table:table-cell>
          <table:table-cell office:value-type="string" table:style-name="ce2">
            <text:p>Orthopaedic Surgery referrals to be performed within 6 weeks</text:p>
          </table:table-cell>
          <table:table-cell office:value-type="string" table:style-name="ce2">
            <text:p>95 percent</text:p>
          </table:table-cell>
          <table:table-cell office:value-type="string" table:style-name="ce2">
            <text:p>Approaching Target</text:p>
          </table:table-cell>
          <table:table-cell office:value-type="string" table:style-name="ce2">
            <text:p>KPI 2 Approaching, 4 breaches due to capacity issue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1)</text:p>
          </table:table-cell>
          <table:table-cell office:value-type="string" table:style-name="ce2">
            <text:p>MONTAGU EVANS LLP</text:p>
          </table:table-cell>
          <table:table-cell office:value-type="string" table:style-name="ce2">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2">
            <text:p>96 percent &amp; over</text:p>
          </table:table-cell>
          <table:table-cell office:value-type="string" table:style-name="ce2">
            <text:p>Approaching Target</text:p>
          </table:table-cell>
          <table:table-cell office:value-type="string" table:style-name="ce2">
            <text:p>Supplier advised of difficulty in forecasting in advance for work that is a time base charge<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C BISA MLU V4.0.</text:p>
          </table:table-cell>
          <table:table-cell office:value-type="string" table:style-name="ce2">
            <text:p>CGI IT UK LIMITED</text:p>
          </table:table-cell>
          <table:table-cell office:value-type="string" table:style-name="ce2">
            <text:p>Suitably Qualified and Experienced Personnel (SQEP) Monitoring</text:p>
          </table:table-cell>
          <table:table-cell office:value-type="string" table:style-name="ce2">
            <text:p>90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WSPT/205 - Provision of Maintenance, Revision and Amendment of Technical Publications.</text:p>
          </table:table-cell>
          <table:table-cell office:value-type="string" table:style-name="ce2">
            <text:p>ALLAN WEBB LTD</text:p>
          </table:table-cell>
          <table:table-cell office:value-type="string" table:style-name="ce2">
            <text:p>BR-1 (online portal for Books of Reference) &amp; TDOL (Technical Documentation Online) weekly information updates supplied to MoD intranet application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HESTIA South West Multi Activity Contract</text:p>
          </table:table-cell>
          <table:table-cell office:value-type="string" table:style-name="ce2">
            <text:p>COMPASS CONTRACT SERVICES (U.K.) LIMITED</text:p>
          </table:table-cell>
          <table:table-cell office:value-type="string" table:style-name="ce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2">
            <text:p>97 percent</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OF WHEELED TANKERS AND ASSOCIATED SUPPORT-CSVHC/06</text:p>
          </table:table-cell>
          <table:table-cell office:value-type="string" table:style-name="ce2">
            <text:p>OSHKOSH DEFENSE, LLC</text:p>
          </table:table-cell>
          <table:table-cell office:value-type="string" table:style-name="ce2">
            <text:p>Actual In-Service reliability for Automotive and Fuel Dispensing Equipment</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Contractor Support to Chinook and Puma Force</text:p>
          </table:table-cell>
          <table:table-cell office:value-type="string" table:style-name="ce2">
            <text:p>MORSON HUMAN RESOURCES LIMITED</text:p>
          </table:table-cell>
          <table:table-cell office:value-type="string" table:style-name="ce2">
            <text:p>Full Participation in Contract governance in accordance with the Schedule of Requirements.. </text:p>
          </table:table-cell>
          <table:table-cell office:value-type="string" table:style-name="ce2">
            <text:p>No occurrences where the Contractor nominated attendees are not present at the governance meeting, OR associated governance reports are not submitted in accordance with the agreed timescales.</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114 - Joint Command &amp; Staff Training (JCAST) - Linked to legacy RFQ 701267375</text:p>
          </table:table-cell>
          <table:table-cell office:value-type="string" table:style-name="ce2">
            <text:p>MASS CONSULTANTS LIMITED</text:p>
          </table:table-cell>
          <table:table-cell office:value-type="string" table:style-name="ce2">
            <text:p>Exercise planning - <text:s/>Ensure successful provision of the support software suite. Specifically, the Defence Exercise Programme, Observations, and reporting software, outside of exercise time.</text:p>
          </table:table-cell>
          <table:table-cell office:value-type="string" table:style-name="ce2">
            <text:p>Planning of exercises to be at least 90 percent complete at time of exercis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55 - Supply &amp; Delivery of F44 to Loch Striven Aug 22</text:p>
          </table:table-cell>
          <table:table-cell office:value-type="string" table:style-name="ce2">
            <text:p>MOTOR OIL (HELLAS) CORINTH REFINERIE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8 - Boats In-Service Support (6) - Army</text:p>
          </table:table-cell>
          <table:table-cell office:value-type="string" table:style-name="ce2">
            <text:p>BAE SYSTEMS SURFACE SHIPS LIMITED</text:p>
          </table:table-cell>
          <table:table-cell office:value-type="string" table:style-name="ce2">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er than 85 percent -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4 - Assured information infrastructure</text:p>
          </table:table-cell>
          <table:table-cell office:value-type="string" table:style-name="ce2">
            <text:p>QINETIQ LTD</text:p>
          </table:table-cell>
          <table:table-cell office:value-type="string" table:style-name="ce2">
            <text:p>Timeliness of Deliverables: Timeliness of Deliverables is a key measure of the Contractor(s’) ability to perform its contractual duties on-time and in-full.</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Military Airworthiness Reviews</text:p>
          </table:table-cell>
          <table:table-cell office:value-type="string" table:style-name="ce2">
            <text:p>ATKINS LIMITED</text:p>
          </table:table-cell>
          <table:table-cell office:value-type="string" table:style-name="ce2">
            <text:p>Monthly performance reports produced and electronically distributed within the agreed timescales, subject to any agreed exceptions</text:p>
          </table:table-cell>
          <table:table-cell office:value-type="string" table:style-name="ce2">
            <text:p>Report received by 15th of the month</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AST BUSINESS CRITICAL TOOLSET-FAST/00134</text:p>
          </table:table-cell>
          <table:table-cell office:value-type="string" table:style-name="ce2">
            <text:p>TLMNEXUS LTD</text:p>
          </table:table-cell>
          <table:table-cell office:value-type="string" table:style-name="ce2">
            <text:p>System Availability</text:p>
          </table:table-cell>
          <table:table-cell office:value-type="string" table:style-name="ce2">
            <text:p>100 to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RAF Air and Space Power Training</text:p>
          </table:table-cell>
          <table:table-cell office:value-type="string" table:style-name="ce2">
            <text:p>UNIVERSITY OF PORTSMOUTH</text:p>
          </table:table-cell>
          <table:table-cell office:value-type="string" table:style-name="ce2">
            <text:p>Upkeep of Technology enhanced learning (TEL) materials on Virtual learning environment (VLE) - Contractor maintain VLE material as per agreed Technology Enhanced Learning Specification (TELLSpec)</text:p>
          </table:table-cell>
          <table:table-cell office:value-type="string" table:style-name="ce2">
            <text:p>99 percent of Technology Enhanced Learning Specification (TELLSpec) material populated on Local Research Network (LRN) VLE<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vision and Support of JTIDS (Joint Tactical Information Distribution System) Network Management System (JNMS) Fixed and Deployable..</text:p>
          </table:table-cell>
          <table:table-cell office:value-type="string" table:style-name="ce2">
            <text:p>THALES UK LIMITED</text:p>
          </table:table-cell>
          <table:table-cell office:value-type="string" table:style-name="ce2">
            <text:p>The Contractor shall conduct a survey and serviceability test for all assets returned as unserviceable, within five (5) business days of receipt</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CTX/001 - FMSP W&amp;D HMNB Portsmouth</text:p>
          </table:table-cell>
          <table:table-cell office:value-type="string" table:style-name="ce2">
            <text:p>KUEHNE + NAGEL LIMITED</text:p>
          </table:table-cell>
          <table:table-cell office:value-type="string" table:style-name="ce2">
            <text:p>2.5 On Base Distribution of External stock; a completed Service activity is one where a Package has been Received from an external source and recorded as Received by an on-base customer.<text:s/></text:p>
          </table:table-cell>
          <table:table-cell office:value-type="string" table:style-name="ce2">
            <text:p>At least 98% of the total amount of conforming items received at Goods In, that required on-base distribution, have been delivered within the required timescale during a Contract Month.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People and Public</text:p>
          </table:table-cell>
          <table:table-cell office:value-type="string" table:style-name="ce2">
            <text:p>E3 MEDIA LIMITED</text:p>
          </table:table-cell>
          <table:table-cell office:value-type="string" table:style-name="ce2">
            <text:p>Service Level Agreement – Response to incidents, within 20 mins</text:p>
          </table:table-cell>
          <table:table-cell office:value-type="string" table:style-name="ce2">
            <text:p>Within 20 mins<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1 - Collect</text:p>
          </table:table-cell>
          <table:table-cell office:value-type="string" table:style-name="ce2">
            <text:p>ROKE MANOR RESEARCH LTD</text:p>
          </table:table-cell>
          <table:table-cell office:value-type="string" table:style-name="ce2">
            <text:p>Quality of deliverables: Quality of Deliverables is a key measure of the Contractors internal technical ability and the technical ability of its supply chain.</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118 SCOPIC 2</text:p>
          </table:table-cell>
          <table:table-cell office:value-type="string" table:style-name="ce2">
            <text:p>CUBIC DEFENCE UK LTD.</text:p>
          </table:table-cell>
          <table:table-cell office:value-type="string" table:style-name="ce2">
            <text:p>Management Information</text:p>
          </table:table-cell>
          <table:table-cell office:value-type="string" table:style-name="ce2">
            <text:p>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SUPPLY &amp; IN-SERVICE SUPPORT OF HIGH ACCESS ANTI-</text:p>
          </table:table-cell>
          <table:table-cell office:value-type="string" table:style-name="ce2">
            <text:p>TERBERG DTS (UK) LIMITED</text:p>
          </table:table-cell>
          <table:table-cell office:value-type="string" table:style-name="ce2">
            <text:p>The Contractor is to sustain the Aircraft High Access Anti-Icing &amp; De-Icing Capability (HAADIC) in-service global availability at a minimum of 95 percent across the fleet during the de-icing season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HESTIA SCOTLAND AND NORTHERN IRELAND MULTI ACTIVITY CONTRACT</text:p>
          </table:table-cell>
          <table:table-cell office:value-type="string" table:style-name="ce2">
            <text:p>ARAMARK DEFENCE SERVICES LIMITED</text:p>
          </table:table-cell>
          <table:table-cell office:value-type="string" table:style-name="ce2">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2">
            <text:p>97 percent</text:p>
          </table:table-cell>
          <table:table-cell office:value-type="string" table:style-name="ce2">
            <text:p>Inadequate</text:p>
          </table:table-cell>
          <table:table-cell office:value-type="string" table:style-name="ce2">
            <text:p>General hospitality labour market shortages have been compounded in particularly difficult locations in Northern Ireland. Aramark has taken action to address this issue and an improved staffing and performance level is now observed.<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UTURE POWER-BFUC1/59.</text:p>
          </table:table-cell>
          <table:table-cell office:value-type="string" table:style-name="ce2">
            <text:p>POWERFIELD LIMITED</text:p>
          </table:table-cell>
          <table:table-cell office:value-type="string" table:style-name="ce2">
            <text:p>KPI 4B - Helpdesk Performance - Support</text:p>
          </table:table-cell>
          <table:table-cell office:value-type="string" table:style-name="ce2">
            <text:p>Relevant technical support to be provided, in line with Helpdesk Quality of Service requirements, in 3 of 3 months of Qt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700004296- Supply and Support of Large Aircraft Coolers (LAC)</text:p>
          </table:table-cell>
          <table:table-cell office:value-type="string" table:style-name="ce2">
            <text:p>BABCOCK AEROSPACE LIMITED</text:p>
          </table:table-cell>
          <table:table-cell office:value-type="string" table:style-name="ce2">
            <text:p>Number of Late Deliveries</text:p>
          </table:table-cell>
          <table:table-cell office:value-type="string" table:style-name="ce2">
            <text:p>0 to 3</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OMBAT WATER SUPPLY SYSTEM (CWSS) PRIME CONTRACT FOR PROVISION AND SUPPORT OF EXPEDITIONARY WATER SERVICES</text:p>
          </table:table-cell>
          <table:table-cell office:value-type="string" table:style-name="ce2">
            <text:p>KELLOGG BROWN &amp; ROOT LIMITED</text:p>
          </table:table-cell>
          <table:table-cell office:value-type="string" table:style-name="ce2">
            <text:p>KPI 2a – Equipment Readiness  </text:p>
          </table:table-cell>
          <table:table-cell office:value-type="string" table:style-name="ce2">
            <text:p>(Green) All readiness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PROVISION OF THE JOINT OPERATIONAL FUEL SYSTEM (JOFS) CAPABILITY-DEPI/0002</text:p>
          </table:table-cell>
          <table:table-cell office:value-type="string" table:style-name="ce2">
            <text:p>KELLOGG BROWN &amp; ROOT LIMITED</text:p>
          </table:table-cell>
          <table:table-cell office:value-type="string" table:style-name="ce2">
            <text:p>KPI 1a (Equipment Delivery Timescales)<text:s/></text:p>
          </table:table-cell>
          <table:table-cell office:value-type="string" table:style-name="ce2">
            <text:p>(Green) All Equipment Delivery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EW/012 - DLS-R Procurement and Reliability In-Service Support of Diving Support Equipment</text:p>
          </table:table-cell>
          <table:table-cell office:value-type="string" table:style-name="ce2">
            <text:p>NORTHERN DIVER (INTERNATIONAL) LTD</text:p>
          </table:table-cell>
          <table:table-cell office:value-type="string" table:style-name="ce2">
            <text:p>Documents Supplied</text:p>
          </table:table-cell>
          <table:table-cell office:value-type="string" table:style-name="ce2">
            <text:p>Response provided:</text:p>
            <text:p>within 5 or fewer Working Days for all monthly documentation, including PM Dashboards and all documents (Schedule etc). Any further requests from the Authority for documents supplied in relation to safety documentation, technical queries and/or material or equipment shortcomings/defects.<text:s/></text:p>
            <text:p>2. Within 2 or fewer days for safety related documentation </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OST DESIGN SERVICES &amp; REPAIRS FOR SHIPS ELECTRIC PROPULSION &amp; HIGH VOLTAGE SYSTEMS</text:p>
          </table:table-cell>
          <table:table-cell office:value-type="string" table:style-name="ce2">
            <text:p>QUARTZELEC LIMITED</text:p>
          </table:table-cell>
          <table:table-cell office:value-type="string" table:style-name="ce2">
            <text:p>Procurement Lead Time</text:p>
          </table:table-cell>
          <table:table-cell office:value-type="string" table:style-name="ce2">
            <text:p>Equal to 98 per cent or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GM/1908 - Framework Agreement for the repeat procurement with Rheinmetall.</text:p>
          </table:table-cell>
          <table:table-cell office:value-type="string" table:style-name="ce2">
            <text:p>RHEINMETALL WAFFE MUNITION GMBH</text:p>
          </table:table-cell>
          <table:table-cell office:value-type="string" table:style-name="ce2">
            <text:p>Delivery</text:p>
          </table:table-cell>
          <table:table-cell office:value-type="string" table:style-name="ce2">
            <text:p>On Time in accordance with delivery schedu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IP/0067 - BR90 In-Service Support</text:p>
          </table:table-cell>
          <table:table-cell office:value-type="string" table:style-name="ce2">
            <text:p>RHEINMETALL BAE SYSTEMS LAND LIMITED</text:p>
          </table:table-cell>
          <table:table-cell office:value-type="string" table:style-name="ce2">
            <text:p>Completion times for repair and Post Design Services tasks</text:p>
          </table:table-cell>
          <table:table-cell office:value-type="string" table:style-name="ce2">
            <text:p>all repair and Post Design Services tasks completed within agreed timefra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onar 2170 Follow On Support</text:p>
          </table:table-cell>
          <table:table-cell office:value-type="string" table:style-name="ce2">
            <text:p>ULTRA ELECTRONICS LIMITED</text:p>
          </table:table-cell>
          <table:table-cell office:value-type="string" table:style-name="ce2">
            <text:p>KPI 2 -Sonar 2022 Support - High Priority Safety</text:p>
          </table:table-cell>
          <table:table-cell office:value-type="string" table:style-name="ce2">
            <text:p>Less than 4 weeks<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Defence Aviation Conflict Awareness Planning Tool</text:p>
          </table:table-cell>
          <table:table-cell office:value-type="string" table:style-name="ce2">
            <text:p>BAE SYSTEMS (OPERATIONS) LIMITED</text:p>
          </table:table-cell>
          <table:table-cell office:value-type="string" table:style-name="ce2">
            <text:p>Problem Analysis -average time allowed across problem categories</text:p>
            <text:p/>
          </table:table-cell>
          <table:table-cell office:value-type="string" table:style-name="ce2">
            <text:p>Greater than 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AND IN-SERVICE SUPPORT OF MEDIUM AIRCRAFT TOW TRACTORS</text:p>
          </table:table-cell>
          <table:table-cell office:value-type="string" table:style-name="ce2">
            <text:p>TERBERG DTS (UK) LIMITED</text:p>
          </table:table-cell>
          <table:table-cell office:value-type="string" table:style-name="ce2">
            <text:p>The Authority requires the Contractor to <text:s/>sustain the in-service Fleet Availability of Medium Aircraft Tow Tractors at a minimum of 95 percent across the fleet over the life of the contrac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and Support of Medium Range Diver Propulsion Devices</text:p>
          </table:table-cell>
          <table:table-cell office:value-type="string" table:style-name="ce2">
            <text:p>LEVEL PEAKS ASSOCIATES LTD.</text:p>
          </table:table-cell>
          <table:table-cell office:value-type="string" table:style-name="ce2">
            <text:p>Contract Management Activities<text:s/></text:p>
          </table:table-cell>
          <table:table-cell office:value-type="string" table:style-name="ce2">
            <text:p>All PIs are scored green<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6 - Understand</text:p>
          </table:table-cell>
          <table:table-cell office:value-type="string" table:style-name="ce2">
            <text:p>FRAZER-NASH CONSULTANCY LTD</text:p>
          </table:table-cell>
          <table:table-cell office:value-type="string" table:style-name="ce2">
            <text:p>Timeliness of Deliverables: Timeliness of Deliverables is a key measure of the Contractor(s’) ability to perform its contractual duties on-time and in-full.</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BATCM/0298 Design Services Contract (DSC)</text:p>
          </table:table-cell>
          <table:table-cell office:value-type="string" table:style-name="ce2">
            <text:p>GENERAL DYNAMICS UNITED KINGDOM LIMITED</text:p>
          </table:table-cell>
          <table:table-cell office:value-type="string" table:style-name="ce2">
            <text:p>Availability of BUCK+. The BUCK + provides the critical information backbone to the User in relation to the Bowman, ComBAT (Common Battlefield Applications Toolset), Infrastructure and Platform (BCIP) system. The BUCK + supplies information, system updates and tracks Design Services Tasks for Battlefield and Tactical Communications &amp; Information Systems (BATCIS) and the User.<text:s/></text:p>
          </table:table-cell>
          <table:table-cell office:value-type="string" table:style-name="ce2">
            <text:p>95 % availability, as defined in Schedule 6,KPI tabl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A/1089 LSDA</text:p>
          </table:table-cell>
          <table:table-cell office:value-type="string" table:style-name="ce2">
            <text:p>ROHDE &amp; SCHWARZ UK LIMITED</text:p>
          </table:table-cell>
          <table:table-cell office:value-type="string" table:style-name="ce2">
            <text:p>Delivery of the Core Service</text:p>
          </table:table-cell>
          <table:table-cell office:value-type="string" table:style-name="ce2">
            <text:p>Less than 40 Percent PI marked Amb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A FUTURE FORCES BROADCAST SERVICE (FFBS)-CTLBC/1403</text:p>
          </table:table-cell>
          <table:table-cell office:value-type="string" table:style-name="ce2">
            <text:p>BFBS</text:p>
          </table:table-cell>
          <table:table-cell office:value-type="string" table:style-name="ce2">
            <text:p>Customer Satisfaction<text:s/></text:p>
          </table:table-cell>
          <table:table-cell office:value-type="string" table:style-name="ce2">
            <text:p><text:s/>Greater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Training, Maintenance and Support Services (TMASS2) -ARMYHQ3/00025</text:p>
          </table:table-cell>
          <table:table-cell office:value-type="string" table:style-name="ce2">
            <text:p>BABCOCK LAND LIMITED</text:p>
          </table:table-cell>
          <table:table-cell office:value-type="string" table:style-name="ce2">
            <text:p>MA4.1 - Maintenance of Instructional Staff Suitably Qualified and Experienced Personnel (SQEP)</text:p>
          </table:table-cell>
          <table:table-cell office:value-type="string" table:style-name="ce2">
            <text:p>No more than two (2) personnel do not have the required SQEP in accordance with the SQEP requireme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5 <text:s/>-Simulation and synthetic environments</text:p>
          </table:table-cell>
          <table:table-cell office:value-type="string" table:style-name="ce2">
            <text:p>QINETIQ TRAINING AND SIMULATION LIMITED</text:p>
            <text:p/>
          </table:table-cell>
          <table:table-cell office:value-type="string" table:style-name="ce2">
            <text:p>Timeliness of Deliverables: Timeliness of Deliverables is a key measure of the Contractor(s’) ability to perform its contractual duties on-time and in-full.</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Serapis Framework Agreement - Lot 2 - Space</text:p>
          </table:table-cell>
          <table:table-cell office:value-type="string" table:style-name="ce2">
            <text:p>BAE SYSTEMS APPLIED INTELLIGENCE LTD</text:p>
          </table:table-cell>
          <table:table-cell office:value-type="string" table:style-name="ce2">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2">
            <text:p>76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STRATEGIC SEALIFT SERVICE</text:p>
          </table:table-cell>
          <table:table-cell office:value-type="string" table:style-name="ce2">
            <text:p>FORELAND SHIPPING LTD</text:p>
          </table:table-cell>
          <table:table-cell office:value-type="string" table:style-name="ce2">
            <text:p>Roll On Roll Off (RORO) vessel availability of 360 days per year.</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Secondary Healthcare (SHC) Services to British Forces Cyprus (BFC)</text:p>
          </table:table-cell>
          <table:table-cell office:value-type="string" table:style-name="ce2">
            <text:p>C&amp;S AMERICAN HEART INSTITUTE LIMITED</text:p>
          </table:table-cell>
          <table:table-cell office:value-type="string" table:style-name="ce2">
            <text:p>The Provider(s) shall ensure maximum waiting times from point of referral to start of treatment is consistent with the United Kingdom National Health Service standard; no longer than 18 weeks for non-urgent, consultant-led treatments.</text:p>
          </table:table-cell>
          <table:table-cell office:value-type="string" table:style-name="ce2">
            <text:p>Greater than 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ET/949/18 - AIR PURIFICATION</text:p>
          </table:table-cell>
          <table:table-cell office:value-type="string" table:style-name="ce2">
            <text:p>TPG MARITIME LIMITED</text:p>
          </table:table-cell>
          <table:table-cell office:value-type="string" table:style-name="ce2">
            <text:p>Equipment is to operate as designed and intended The Contractor is to engage with the Authority (Project Manager) to establish and improve equipment reliability and safety.</text:p>
          </table:table-cell>
          <table:table-cell office:value-type="string" table:style-name="ce2">
            <text:p>Full Compliance with KPI</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roject MITER</text:p>
          </table:table-cell>
          <table:table-cell office:value-type="string" table:style-name="ce2">
            <text:p>AMEYBRIGGS SERVICES LIMITED</text:p>
          </table:table-cell>
          <table:table-cell office:value-type="string" table:style-name="ce2">
            <text:p>Fulfilling Demands for Equipment: The Contractor fulfils the Authority’s demands by providing the assets as requested by the Authority on the MITER Fleet Information System <text:s/>or the Help Desk<text:s/></text:p>
          </table:table-cell>
          <table:table-cell office:value-type="string" table:style-name="ce2">
            <text:p>A or B – At or exceed 95 percent<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RECRUITING PARTNERING CONTRACT-HQLF2/1739</text:p>
          </table:table-cell>
          <table:table-cell office:value-type="string" table:style-name="ce2">
            <text:p>CAPITA BUSINESS SERVICES LTD</text:p>
          </table:table-cell>
          <table:table-cell office:value-type="string" table:style-name="ce2">
            <text:p>Recruitment of Officers: Demand/Delivery percentage</text:p>
          </table:table-cell>
          <table:table-cell office:value-type="string" table:style-name="ce2">
            <text:p>More than 95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PMVP/00024 - Protected Mobility Engineering and Technical Support.</text:p>
          </table:table-cell>
          <table:table-cell office:value-type="string" table:style-name="ce2">
            <text:p>NP AEROSPACE LTD</text:p>
          </table:table-cell>
          <table:table-cell office:value-type="string" table:style-name="ce2">
            <text:p>Provision of Tasking Information</text:p>
          </table:table-cell>
          <table:table-cell office:value-type="string" table:style-name="ce2">
            <text:p>Completed within 10 working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OIP/0046-MP - Manufacture and In-Service Support</text:p>
          </table:table-cell>
          <table:table-cell office:value-type="string" table:style-name="ce2">
            <text:p>W F E L LTD</text:p>
          </table:table-cell>
          <table:table-cell office:value-type="string" table:style-name="ce2">
            <text:p>2 An incident shall be considered as a failure if the Contractor fails to submit a GRIEF or Discrepancy Form within the stated timescales.</text:p>
          </table:table-cell>
          <table:table-cell office:value-type="string" table:style-name="ce2">
            <text:p>All repair and Post Design Services tasks completed within agreed timefra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3 - Sensor, sensor system and signature measurement</text:p>
          </table:table-cell>
          <table:table-cell office:value-type="string" table:style-name="ce2">
            <text:p>ATLAS ELEKTRONIK UK LTD</text:p>
            <text:p/>
          </table:table-cell>
          <table:table-cell office:value-type="string" table:style-name="ce2">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2">
            <text:p>Between 40 percent and 60 percent (inclusive) of discharged Spend Sub-Contracted for each core capability lo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BATCM/0288 BATCIS Private Sector Support</text:p>
          </table:table-cell>
          <table:table-cell office:value-type="string" table:style-name="ce2">
            <text:p>QINETIQ LIMITED</text:p>
          </table:table-cell>
          <table:table-cell office:value-type="string" table:style-name="ce2">
            <text:p>This KPI will be scored “Pass” if the Authority determines that the Contractor has complied with Clause 11 (Contractor Related Parties) for the then relevant Contract Month.</text:p>
          </table:table-cell>
          <table:table-cell office:value-type="string" table:style-name="ce2">
            <text:p>All targets me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Community Healthcare (CHC) Services to British Forces Cyprus</text:p>
          </table:table-cell>
          <table:table-cell office:value-type="string" table:style-name="ce2">
            <text:p>SSAFA FAMILY HEALTH SERVICES</text:p>
          </table:table-cell>
          <table:table-cell office:value-type="string" table:style-name="ce2">
            <text:p>Patients are to be offered an appointment within four (4) weeks of receipt of referral.</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 Strategic Property Advisor (Lot 3).</text:p>
          </table:table-cell>
          <table:table-cell office:value-type="string" table:style-name="ce2">
            <text:p>CAPITA PROPERTY AND INFRASTRUCTURE LIMITED</text:p>
          </table:table-cell>
          <table:table-cell office:value-type="string" table:style-name="ce2">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2">
            <text:p>Risk programme &amp; forecast are updated periodically &amp; proactively &amp; any changes managed &amp; reported to fully understand delays in order to mitigate their impact. All outputs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Glider Support Contract (GSC)</text:p>
          </table:table-cell>
          <table:table-cell office:value-type="string" table:style-name="ce2">
            <text:p>SERCO LIMITED</text:p>
          </table:table-cell>
          <table:table-cell office:value-type="string" table:style-name="ce2">
            <text:p>The Contractor must provide one [fuelled] Aerotow aircraft available for 90% of the Central Gliding School (CGS) Measure Points over a calendar month.</text:p>
          </table:table-cell>
          <table:table-cell office:value-type="string" table:style-name="ce2">
            <text:p>Greater or Equal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NAVAL COMBAT SYSTEM INTEGRATION AND SUPPORT SERVICES (NCSISS) - PHASE 2</text:p>
          </table:table-cell>
          <table:table-cell office:value-type="string" table:style-name="ce2">
            <text:p>QINETIQ LIMITED</text:p>
          </table:table-cell>
          <table:table-cell office:value-type="string" table:style-name="ce2">
            <text:p>KPI 3 - Naval Combat Systems Integration Support Service (NCSISS) Combat System Engineering Group (CSEG) availability: Measure of whether the agreed NCSISS CSEG resource is available for CSEG tasking.</text:p>
          </table:table-cell>
          <table:table-cell office:value-type="string" table:style-name="ce2">
            <text:p>85 percent or high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amp;MOCB/3369- FALKLAND ISLAND MARINE SERVICES</text:p>
          </table:table-cell>
          <table:table-cell office:value-type="string" table:style-name="ce2">
            <text:p>VAN WIJNGAARDEN MARINE SERVICES B V</text:p>
          </table:table-cell>
          <table:table-cell office:value-type="string" table:style-name="ce2">
            <text:p>Ship availability</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AESAS - Provision of Aircraft Engineering Support and Airfield Services at Royal Naval Air Stations Yeovilton and Culdrose</text:p>
          </table:table-cell>
          <table:table-cell office:value-type="string" table:style-name="ce2">
            <text:p>SERCO LIMITED</text:p>
          </table:table-cell>
          <table:table-cell office:value-type="string" table:style-name="ce2">
            <text:p>Training Delivery</text:p>
          </table:table-cell>
          <table:table-cell office:value-type="string" table:style-name="ce2">
            <text:p>100 percent delivery without issue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ACT/04380 Programme . HADES Region 3- Provision of Technical Support Services to Scotland, the North and East England.</text:p>
          </table:table-cell>
          <table:table-cell office:value-type="string" table:style-name="ce2">
            <text:p>BABCOCK AEROSPACE LIMITED</text:p>
          </table:table-cell>
          <table:table-cell office:value-type="string" table:style-name="ce2">
            <text:p>Service quality</text:p>
          </table:table-cell>
          <table:table-cell office:value-type="string" table:style-name="ce2">
            <text:p>98 percent and above</text:p>
          </table:table-cell>
          <table:table-cell office:value-type="string" table:style-name="ce2">
            <text:p>Good</text:p>
          </table:table-cell>
          <table:table-cell office:value-type="string" table:style-name="ce2">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pply and Support of Medium Range Diver Propulsion Devices</text:p>
          </table:table-cell>
          <table:table-cell office:value-type="string" table:style-name="ce2">
            <text:p>LEVEL PEAKS ASSOCIATES LTD.</text:p>
          </table:table-cell>
          <table:table-cell office:value-type="string" table:style-name="ce2">
            <text:p>Medium Range Diver Propulsion Device (MRDPD) System and Component Repair</text:p>
          </table:table-cell>
          <table:table-cell office:value-type="string" table:style-name="ce2">
            <text:p>All KPIs are scored green<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he Provision of Contractor Logistic Support and Post Design Services for the Dismounted Close Combat Trainer (DCCT)</text:p>
          </table:table-cell>
          <table:table-cell office:value-type="string" table:style-name="ce2">
            <text:p>INVERIS TRAINING SOLUTIONS LIMITED</text:p>
          </table:table-cell>
          <table:table-cell office:value-type="string" table:style-name="ce2">
            <text:p>Maximum Mission Failures in a quarter - No individual Dismounted Close Combat Training system shall incur more than 4 x Mission Failures in any 65 training days per quarter.</text:p>
          </table:table-cell>
          <table:table-cell office:value-type="string" table:style-name="ce2">
            <text:p>LESS THAN 10 FAILURE SERVICE POINTS FOR ALL 3 KPI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Brize Support Contract BSC</text:p>
          </table:table-cell>
          <table:table-cell office:value-type="string" table:style-name="ce2">
            <text:p>SERCO LIMITED</text:p>
          </table:table-cell>
          <table:table-cell office:value-type="string" table:style-name="ce2">
            <text:p>Sustained, timely and effective provision of supplier enabling services</text:p>
          </table:table-cell>
          <table:table-cell office:value-type="string" table:style-name="ce2">
            <text:p>Greater than 95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SS/098 HEREA - First Level Hydraulic Equipment</text:p>
          </table:table-cell>
          <table:table-cell office:value-type="string" table:style-name="ce2">
            <text:p>DEVONPORT ROYAL DOCKYARD LIMITED</text:p>
          </table:table-cell>
          <table:table-cell office:value-type="string" table:style-name="ce2">
            <text:p>Deliveries that have been delivered before or up to agreed Delivery Forecast</text:p>
          </table:table-cell>
          <table:table-cell office:value-type="string" table:style-name="ce2">
            <text:p>Greater than/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vision of Professional Services to Navy Command People Transformation Analytics (NCPTA)</text:p>
          </table:table-cell>
          <table:table-cell office:value-type="string" table:style-name="ce2">
            <text:p>TECHMODAL LIMITED</text:p>
          </table:table-cell>
          <table:table-cell office:value-type="string" table:style-name="ce2">
            <text:p>Percentage of taskings supported by effective Project and Programme management</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Provision of Contractor Logistic Support for Outfit 4KMA</text:p>
          </table:table-cell>
          <table:table-cell office:value-type="string" table:style-name="ce2">
            <text:p>THALES UK LIMITED</text:p>
          </table:table-cell>
          <table:table-cell office:value-type="string" table:style-name="ce2">
            <text:p>Operational Maintenance<text:s/></text:p>
          </table:table-cell>
          <table:table-cell office:value-type="string" table:style-name="ce2">
            <text:p>99.99 percent</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Command and Support</text:p>
          </table:table-cell>
          <table:table-cell office:value-type="string" table:style-name="ce2">
            <text:p>DIGI2AL LIMITED</text:p>
          </table:table-cell>
          <table:table-cell office:value-type="string" table:style-name="ce2">
            <text:p>Support the improvement of working practices in the Royal Navy by delivering Agile Delivery and Product Ownership training and leading on technical communities of practice within Data and Navy Application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TSSP 125 AWES</text:p>
          </table:table-cell>
          <table:table-cell office:value-type="string" table:style-name="ce2">
            <text:p>CUBIC DEFENCE UK LTD.</text:p>
          </table:table-cell>
          <table:table-cell office:value-type="string" table:style-name="ce2">
            <text:p>Management Information</text:p>
          </table:table-cell>
          <table:table-cell office:value-type="string" table:style-name="ce2">
            <text:p>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FMSP - Portsmouth - Soft FM</text:p>
          </table:table-cell>
          <table:table-cell office:value-type="string" table:style-name="ce2">
            <text:p>SODEXO LTD</text:p>
          </table:table-cell>
          <table:table-cell office:value-type="string" table:style-name="ce2">
            <text:p>Provision of an interior cleaning service in accordance with the common cleaning standards.</text:p>
            <text:p>Scored Monthly:</text:p>
            <text:p>Green = Number of material non-compliances is 0 and number of minor non-compliances is less than 10.</text:p>
            <text:p>Amber = Number of material non-compliances is between 1 and 2 and/or the number of minor non-compliances is 10 or more and less than 20.</text:p>
            <text:p>Red = Number of material non-compliances is 3 or more, and/or the number of minor non-compliances is 20 or more.</text:p>
          </table:table-cell>
          <table:table-cell office:value-type="string" table:style-name="ce2">
            <text:p>All three months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SIGN, PROCUREMENT AND INSTALLATION OF MILITARY AIR TRAFFIC MANAGEMENT CAPABILITY AND THE PROVISION OF CERTAIN SERVICES IN SUPPORT THEREOF-MARSHALL/001</text:p>
          </table:table-cell>
          <table:table-cell office:value-type="string" table:style-name="ce2">
            <text:p>AQUILA AIR TRAFFIC MANAGEMENT SERVICES LIMITED</text:p>
          </table:table-cell>
          <table:table-cell office:value-type="string" table:style-name="ce2">
            <text:p>Temporary Technical Service 02 – Record &amp; Replay</text:p>
            <text:p>Aggregated performance over a 12 month period<text:s text:c="2"/></text:p>
          </table:table-cell>
          <table:table-cell office:value-type="string" table:style-name="ce2">
            <text:p>Maximum Tolerable Unavailability: 0.1680 Operational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IN SERVICE SUPPORT OF PROPULSORS &amp; ASSOCIATED EQUIPMENT</text:p>
          </table:table-cell>
          <table:table-cell office:value-type="string" table:style-name="ce2">
            <text:p>BABCOCK INTEGRATED TECHNOLOGY <text:s/>LIMITED</text:p>
          </table:table-cell>
          <table:table-cell office:value-type="string" table:style-name="ce2">
            <text:p>Repair Turn Round Time</text:p>
          </table:table-cell>
          <table:table-cell office:value-type="string" table:style-name="ce2">
            <text:p>Above or equal to 98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NAVAL COMBAT SYSTEMS INTEGRATION SUPPORT SERVICE PHASE 2 (MCS2008)</text:p>
          </table:table-cell>
          <table:table-cell office:value-type="string" table:style-name="ce2">
            <text:p>BAE SYSTEMS SURFACE SHIPS LIMITED</text:p>
          </table:table-cell>
          <table:table-cell office:value-type="string" table:style-name="ce2">
            <text:p>KPI 3 - Naval Combat Systems Integration Support Service (NCSISS) Combat System Engineering Group (CSEG) availability: Measure of whether the agreed NCSISS CSEG resource is available for Core tasking.</text:p>
          </table:table-cell>
          <table:table-cell office:value-type="string" table:style-name="ce2">
            <text:p>85 percent or higher</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Linguistic Services for UK MoD Global Operations</text:p>
          </table:table-cell>
          <table:table-cell office:value-type="string" table:style-name="ce2">
            <text:p>WORLDWIDE LANGUAGE RESOURCES LTD</text:p>
          </table:table-cell>
          <table:table-cell office:value-type="string" table:style-name="ce2">
            <text:p>Performance shall be measured on the submission of the monthly report on time.<text:s text:c="2"/></text:p>
          </table:table-cell>
          <table:table-cell office:value-type="string" table:style-name="ce2">
            <text:p>Updated Report received on time.</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Data Science.</text:p>
          </table:table-cell>
          <table:table-cell office:value-type="string" table:style-name="ce2">
            <text:p>TECHMODAL LIMITED</text:p>
          </table:table-cell>
          <table:table-cell office:value-type="string" table:style-name="ce2">
            <text:p>Innovation and Experimentation- An assessment to identify opportunities for innovation is conducted every quarter across the programme.</text:p>
          </table:table-cell>
          <table:table-cell office:value-type="string" table:style-name="ce2">
            <text:p>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UAS/00098 - PROTECTOR UAS Technical Support and Assessment</text:p>
          </table:table-cell>
          <table:table-cell office:value-type="string" table:style-name="ce2">
            <text:p>EBENI LIMITED</text:p>
          </table:table-cell>
          <table:table-cell office:value-type="string" table:style-name="ce2">
            <text:p>Performance in completing tasks in accordance with any dates for milestone delivery as set within the Authority Issued Tasks Forms as a percentage of tasks completed on time</text:p>
          </table:table-cell>
          <table:table-cell office:value-type="string" table:style-name="ce2">
            <text:p>No instances of non-compliance</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PMAP/0102 Project MATCHA Procurement of Aircraft</text:p>
          </table:table-cell>
          <table:table-cell office:value-type="string" table:style-name="ce2">
            <text:p>AIRBUS HELICOPTERS UK LIMITED</text:p>
          </table:table-cell>
          <table:table-cell office:value-type="string" table:style-name="ce2">
            <text:p>KPI 1 - Aircraft Delivery</text:p>
          </table:table-cell>
          <table:table-cell office:value-type="string" table:style-name="ce2">
            <text:p>On time, delivered in accordance with agreed dates detailed in the Milestone Payment Plan</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Foreign Language Training.</text:p>
          </table:table-cell>
          <table:table-cell office:value-type="string" table:style-name="ce2">
            <text:p>CAPITA BUSINESS SERVICES LTD</text:p>
          </table:table-cell>
          <table:table-cell office:value-type="string" table:style-name="ce2">
            <text:p>Staffing Guarantee – Every CV response from Capita must contain at least 50% sourced from within a 30 miles radius</text:p>
          </table:table-cell>
          <table:table-cell office:value-type="string" table:style-name="ce2">
            <text:p>5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PERTY LEASES LONDON</text:p>
          </table:table-cell>
          <table:table-cell office:value-type="string" table:style-name="ce2">
            <text:p>MODUS SERVICES LIMITED</text:p>
          </table:table-cell>
          <table:table-cell office:value-type="string" table:style-name="ce2">
            <text:p>Compliance SHEP (Safety, Health, Environment Protection)</text:p>
          </table:table-cell>
          <table:table-cell office:value-type="string" table:style-name="ce2">
            <text:p>96 - 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PROFESSIONAL SERVICES TO NAVY COMMAND PEOPLE AND TRAINING DIGITAL TRANSFORMATION</text:p>
          </table:table-cell>
          <table:table-cell office:value-type="string" table:style-name="ce2">
            <text:p>ERNST &amp; YOUNG LLP</text:p>
          </table:table-cell>
          <table:table-cell office:value-type="string" table:style-name="ce2">
            <text:p>Suitably skilled and experienced personnel are deployed to the tasking</text:p>
          </table:table-cell>
          <table:table-cell office:value-type="string" table:style-name="ce2">
            <text:p>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ataloguing &amp; Codification<text:s/></text:p>
            <text:p>service for Maritime<text:s/></text:p>
            <text:p>Technical Documentation<text:s/></text:p>
            <text:p>WSPT/207</text:p>
          </table:table-cell>
          <table:table-cell office:value-type="string" table:style-name="ce2">
            <text:p>ALLAN WEBB LTD</text:p>
          </table:table-cell>
          <table:table-cell office:value-type="string" table:style-name="ce2">
            <text:p>Task Approval Forms (TAF) Part B Firm Price Quotes, provided to MOD within 21 days receipt of F117/F117a</text:p>
          </table:table-cell>
          <table:table-cell office:value-type="string" table:style-name="ce2">
            <text:p>98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CCCC19A28 Provision of a P3M Partner to support the Army Portfolio Office Transformation and P3M Capability Development</text:p>
          </table:table-cell>
          <table:table-cell office:value-type="string" table:style-name="ce2">
            <text:p>PA CONSULTING SERVICES LTD</text:p>
          </table:table-cell>
          <table:table-cell office:value-type="string" table:style-name="ce2">
            <text:p>KPI 3 - Quality</text:p>
          </table:table-cell>
          <table:table-cell office:value-type="string" table:style-name="ce2">
            <text:p>The quality of the Suppliers work means that the applicable Target Maturity Level is achieved.</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The Provision of Social Works Services (SWS) to British Forces Cyprus (BFC)</text:p>
          </table:table-cell>
          <table:table-cell office:value-type="string" table:style-name="ce2">
            <text:p>NUTRIUS CENTRAL SERVICES LIMITED</text:p>
          </table:table-cell>
          <table:table-cell office:value-type="string" table:style-name="ce2">
            <text:p>Percentage of complaints within the previous six (6) Months of the reporting period that are not resolved within one (1) month of receipt</text:p>
          </table:table-cell>
          <table:table-cell office:value-type="string" table:style-name="ce2">
            <text:p>Below 4.9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PROVISION OF ENERGY TO RAF FYLINGDALES. FILE MIGRATION.</text:p>
          </table:table-cell>
          <table:table-cell office:value-type="string" table:style-name="ce2">
            <text:p>T.G. POWER LTD</text:p>
          </table:table-cell>
          <table:table-cell office:value-type="string" table:style-name="ce2">
            <text:p>Heat Availability/Reliability - Ensure that there is constant heat availability throughout the site</text:p>
          </table:table-cell>
          <table:table-cell office:value-type="string" table:style-name="ce2">
            <text:p>99.5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CLL19A01- LOT 1 - The Provision of Litigation Lawyers for the MOD.</text:p>
          </table:table-cell>
          <table:table-cell office:value-type="string" table:style-name="ce2">
            <text:p>KEOGHS LLP</text:p>
          </table:table-cell>
          <table:table-cell office:value-type="string" table:style-name="ce2">
            <text:p>To minimise the Ministry of Defence Police's Legal Costs, both Claimant and Defendant, through effective case management and seek to maximise potential recoveries.<text:s/></text:p>
          </table:table-cell>
          <table:table-cell office:value-type="string" table:style-name="ce2">
            <text:p>Legal costs minimised</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text:s/>Lot 2 - Cyber, software and modelling<text:s/></text:p>
          </table:table-cell>
          <table:table-cell office:value-type="string" table:style-name="ce2">
            <text:p>BAE SYSTEMS APPLIED INTELLIGENCE LIMITED</text:p>
          </table:table-cell>
          <table:table-cell office:value-type="string" table:style-name="ce2">
            <text:p>Timeliness of a Deliverable: Timeliness of Deliverable(s) in a Tasking Contract / Purchase Order that are on time to the due date specified within the call-off tasking form part B and purchase order.<text:s/></text:p>
          </table:table-cell>
          <table:table-cell office:value-type="string" table:style-name="ce2">
            <text:p>Deliverables received on time within the Tasking Contract / Purchase Order and measured in relation to agreed milestone payment plan.</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CBC(PI)038 PPP MIGRATION PROVISION OF FACILITIES AND SERVICES AT THE DEFENCE ACADEMY OF THE UK-CBC(PI)038</text:p>
          </table:table-cell>
          <table:table-cell office:value-type="string" table:style-name="ce2">
            <text:p>SERCO LIMITED</text:p>
          </table:table-cell>
          <table:table-cell office:value-type="string" table:style-name="ce2">
            <text:p>Core Information Infrastructure: The Contractor shall be responsible for the provision of core information infrastructure and services across the Site in accordance with the Contract</text:p>
          </table:table-cell>
          <table:table-cell office:value-type="string" table:style-name="ce2">
            <text:p>3108 Failure Points</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30 Supply and Delivery of F44 and F767 to Loch Struven Nov 21 -UOR</text:p>
          </table:table-cell>
          <table:table-cell office:value-type="string" table:style-name="ce2">
            <text:p>MOTOR OIL (HELLAS) CORINTH REFINERIE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Analysis for Science &amp; Technology Research in Defence Framework (ASTRID)</text:p>
          </table:table-cell>
          <table:table-cell office:value-type="string" table:style-name="ce2">
            <text:p>BAE SYSTEMS (OPERATIONS) LIMITED TRADING AS CORDA<text:s/></text:p>
          </table:table-cell>
          <table:table-cell office:value-type="string" table:style-name="ce2">
            <text:p>Timeliness of Deliverables: Timeliness of Deliverables is a key measure of the Contractor ability to perform its contractual duties on-time and in-full.</text:p>
          </table:table-cell>
          <table:table-cell office:value-type="string" table:style-name="ce2">
            <text:p>Score of 1 - All Deliverables received in Qtr by required due d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urveillance and Target Acquisition Photographic Support</text:p>
          </table:table-cell>
          <table:table-cell office:value-type="string" table:style-name="ce2">
            <text:p>WAREHOUSE EXPRESS LIMITED</text:p>
          </table:table-cell>
          <table:table-cell office:value-type="string" table:style-name="ce2">
            <text:p>Resolution of Technical Queries</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AREER TRANSITION PARTNERSHIP - THE PROVISION OF AN ARMED FORCES RESETTLEMENT SERVICE-HOCSCM6/00002</text:p>
          </table:table-cell>
          <table:table-cell office:value-type="string" table:style-name="ce2">
            <text:p>RIGHT MANAGEMENT LIMITED</text:p>
          </table:table-cell>
          <table:table-cell office:value-type="string" table:style-name="ce2">
            <text:p>Take up of training. <text:s/>Percent of overall occupancy of contract funded courses over the contract year (Oct-Sept).</text:p>
          </table:table-cell>
          <table:table-cell office:value-type="string" table:style-name="ce2">
            <text:p>Greater than 8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24/047 - Supply &amp; Delivery of F-35 to Cyprus - May 22</text:p>
          </table:table-cell>
          <table:table-cell office:value-type="string" table:style-name="ce2">
            <text:p>MOTOR OIL (HELLAS) CORINTH REFINERIES S.A</text:p>
          </table:table-cell>
          <table:table-cell office:value-type="string" table:style-name="ce2">
            <text:p>Delivery on time in full in accordance with the contracted Laycan and contracted volumes</text:p>
          </table:table-cell>
          <table:table-cell office:value-type="string" table:style-name="ce2">
            <text:p>on time in full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A/3059 - Auxiliary Navigation Sensors and Ships Air (ANSSA) Support Contract</text:p>
          </table:table-cell>
          <table:table-cell office:value-type="string" table:style-name="ce2">
            <text:p>ULTRA ELECTRONICS LIMITED</text:p>
          </table:table-cell>
          <table:table-cell office:value-type="string" table:style-name="ce2">
            <text:p>KPI 3 - Service Delivery – Tasks completed past required delivery date</text:p>
          </table:table-cell>
          <table:table-cell office:value-type="string" table:style-name="ce2">
            <text:p>Greater than or equal to 90 percent of Task Approval Forms (TAFs) completed on-time and no overdue orders outstanding greater than 30 calendar days after the due date for delivery.</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CB6/024 - HESTIA South East Multi Activity Contract.</text:p>
          </table:table-cell>
          <table:table-cell office:value-type="string" table:style-name="ce2">
            <text:p>ARAMARK DEFENCE SERVICES LIMITED</text:p>
          </table:table-cell>
          <table:table-cell office:value-type="string" table:style-name="ce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Digital Service Programme Partner: Data Science.</text:p>
          </table:table-cell>
          <table:table-cell office:value-type="string" table:style-name="ce2">
            <text:p>TECHMODAL LIMITED</text:p>
          </table:table-cell>
          <table:table-cell office:value-type="string" table:style-name="ce2">
            <text:p>Upskilling and Knowledge Transfer - Upskilling and knowledge transfer initiatives have been identified, agreed, and delivered, for each of the data science Statements of Work (SOW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ET/949/13 - HOSES-MET/949/13</text:p>
          </table:table-cell>
          <table:table-cell office:value-type="string" table:style-name="ce2">
            <text:p>BAE SYSTEMS SURFACE SHIPS LIMITED</text:p>
          </table:table-cell>
          <table:table-cell office:value-type="string" table:style-name="ce2">
            <text:p>Provision of spares</text:p>
          </table:table-cell>
          <table:table-cell office:value-type="string" table:style-name="ce2">
            <text:p>At least 98 percent of orders were completed in full within the contracted due date.</text:p>
          </table:table-cell>
          <table:table-cell office:value-type="string" table:style-name="ce2">
            <text:p>Inadequate</text:p>
          </table:table-cell>
          <table:table-cell office:value-type="string" table:style-name="ce2">
            <text:p>Supply chain issues around availability of raw material combined with a high order volume and a slow recovery from Covid. Regular meetings are held to review orders and highlight/mitigate potential delays. Recruitment at key suppliers is restoring capacity to pre-Covid level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106 - Future Diesels</text:p>
          </table:table-cell>
          <table:table-cell office:value-type="string" table:style-name="ce2">
            <text:p>ROYSTON LTD</text:p>
          </table:table-cell>
          <table:table-cell office:value-type="string" table:style-name="ce2">
            <text:p>Supply Support (Spares)</text:p>
          </table:table-cell>
          <table:table-cell office:value-type="string" table:style-name="ce2">
            <text:p>Equal to or higher than 97 percent</text:p>
          </table:table-cell>
          <table:table-cell office:value-type="string" table:style-name="ce2">
            <text:p>Inadequate</text:p>
          </table:table-cell>
          <table:table-cell office:value-type="string" table:style-name="ce2">
            <text:p>Royston given chance to provide a comment, but Royston did not wish to provide a comment.</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rmy Command</text:p>
          </table:table-cell>
          <table:table-cell office:value-type="string" table:style-name="ce2">
            <text:p>BATUK Aviation - Lot One MEDEVAC</text:p>
          </table:table-cell>
          <table:table-cell office:value-type="string" table:style-name="ce2">
            <text:p>EVERETT AVIATION CHARTER LTD</text:p>
          </table:table-cell>
          <table:table-cell office:value-type="string" table:style-name="ce2">
            <text:p>Ground Ambulance – Helicopter Landing Site (HLS) Response. The Supplier shall ensure one available and reliable ground ambulance is available 24/7/365. To be deemed available and reliable the ground ambulance shall meet the response times as per the Statement of Requirement (SoR) and be situated at the designated landing site ready to conduct takeover of the patient from the air MEDEVAC platform to the Aga Khan Hospital, be suitably equipped and configured to continue patient care with a communication system as per the SoR, be manned by a minimum of one qualified person in pre emergency care to Level 5, be able to transfer the patient and continue care in the correct configuration, be a fully serviceable ground ambulance maintained and operated within Kenyan Road Transport Regulations and be driven by a competent driver backed up with a trained mechanic and despatch team.</text:p>
          </table:table-cell>
          <table:table-cell office:value-type="string" table:style-name="ce2">
            <text:p>The ground ambulance is at the Helicopter Landing Site (HLS) to meet the air MEDEVAC platform and successfully hands over the patient as confirmed by the Medical Liaison Officer.</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Navy Command</text:p>
          </table:table-cell>
          <table:table-cell office:value-type="string" table:style-name="ce2">
            <text:p>Training Services to the Royal Navy and Royal Marines (Selborne).</text:p>
          </table:table-cell>
          <table:table-cell office:value-type="string" table:style-name="ce2">
            <text:p>CAPITA BUSINESS SERVICES LTD</text:p>
          </table:table-cell>
          <table:table-cell office:value-type="string" table:style-name="ce2">
            <text:p>Courses passed for Phase 2 Individual Training. Phase 2 Training is initial individual specialisation, sub-specialisation and technical training following Phase 1 Individual Training, delivered to phase 2 Trainees. This KPI includes numerous courses which each have their own performance thresholds which aggregate to provide a KPI performance result.</text:p>
          </table:table-cell>
          <table:table-cell office:value-type="string" table:style-name="ce2">
            <text:p>Satisfactory Performance (Green)" means a level of Contractor performance which meets or exceeds the required levels of performance across each training course in the KPI.</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STRATEGIC SEALIFT SERVICE</text:p>
          </table:table-cell>
          <table:table-cell office:value-type="string" table:style-name="ce2">
            <text:p>FORELAND SHIPPING LTD</text:p>
          </table:table-cell>
          <table:table-cell office:value-type="string" table:style-name="ce2">
            <text:p>Operational Defects Category A1 and A2 – Major Capability Inoperative resulting in Service not Carried out.</text:p>
          </table:table-cell>
          <table:table-cell office:value-type="string" table:style-name="ce2">
            <text:p>95 percent and abov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OF LOGISTICS MOVEMENT SUPPORT SERVICES FOR BRITISH FORCES CYPRUS &amp; SOVEREIGN BASE AREA</text:p>
          </table:table-cell>
          <table:table-cell office:value-type="string" table:style-name="ce2">
            <text:p>CPPC LOGISTIC GROUP OF COMPANIES LIMITED</text:p>
          </table:table-cell>
          <table:table-cell office:value-type="string" table:style-name="ce2">
            <text:p>Cargo cleared in accordance with required Republic of Cyprus, Sovereign Base Area and Port Authority processes.</text:p>
          </table:table-cell>
          <table:table-cell office:value-type="string" table:style-name="ce2">
            <text:p>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61 - Boats In-Service Support (9) - 4th Line Training</text:p>
          </table:table-cell>
          <table:table-cell office:value-type="string" table:style-name="ce2">
            <text:p>DEVONPORT ROYAL DOCKYARD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SS/030 - <text:s/>Spares, Repairs and Post Design Services of Equipment Fitted to RN Vessels</text:p>
          </table:table-cell>
          <table:table-cell office:value-type="string" table:style-name="ce2">
            <text:p>BAE SYSTEMS SURFACE SHIPS LIMITED</text:p>
          </table:table-cell>
          <table:table-cell office:value-type="string" table:style-name="ce2">
            <text:p>Repair Turnaround Time</text:p>
          </table:table-cell>
          <table:table-cell office:value-type="string" table:style-name="ce2">
            <text:p>Equal to 98 per cent or above</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CLL19A01- LOT 1 - The Provision of Litigation Lawyers for the MOD.</text:p>
          </table:table-cell>
          <table:table-cell office:value-type="string" table:style-name="ce2">
            <text:p>KEOGHS LLP</text:p>
          </table:table-cell>
          <table:table-cell office:value-type="string" table:style-name="ce2">
            <text:p>To demonstrate how value for money has been achieved in the delivery of the contract, including efforts to explore continuous improvement / business performance.<text:s/></text:p>
          </table:table-cell>
          <table:table-cell office:value-type="string" table:style-name="ce2">
            <text:p>Value for Money demonstrated</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AIR TRANSPORT SECURITY SCREENING EQUIPMENT</text:p>
          </table:table-cell>
          <table:table-cell office:value-type="string" table:style-name="ce2">
            <text:p>SMITHS DETECTION-WATFORD LIMITED</text:p>
          </table:table-cell>
          <table:table-cell office:value-type="string" table:style-name="ce2">
            <text:p>The Authority requires the Contractor to measure the breakdown response time and is being assessed on the number of failed call-outs.</text:p>
          </table:table-cell>
          <table:table-cell office:value-type="string" table:style-name="ce2">
            <text:p>Less than or equal to 1</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Digital</text:p>
          </table:table-cell>
          <table:table-cell office:value-type="string" table:style-name="ce2">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2">
            <text:p>FUJITSU SERVICES LIMITED</text:p>
          </table:table-cell>
          <table:table-cell office:value-type="string" table:style-name="ce2">
            <text:p>Boundary Protection Service (BPS); The percentage of total time during the Service Measurement Period during which the Remote Access Gateway is Available</text:p>
          </table:table-cell>
          <table:table-cell office:value-type="string" table:style-name="ce2">
            <text:p>99.9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46 - The In Service Support for RFA Lyme Bay, RFA Mounts Bay, RFA Cardigan Bay, RFA Argus and HMS Scott</text:p>
          </table:table-cell>
          <table:table-cell office:value-type="string" table:style-name="ce2">
            <text:p>A&amp;P GROUP LIMITED</text:p>
          </table:table-cell>
          <table:table-cell office:value-type="string" table:style-name="ce2">
            <text:p>Work Packages</text:p>
          </table:table-cell>
          <table:table-cell office:value-type="string" table:style-name="ce2">
            <text:p>100 percent delivery against contract Performance Indicator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Air Command</text:p>
          </table:table-cell>
          <table:table-cell office:value-type="string" table:style-name="ce2">
            <text:p>Provision of Programme Management &amp; Decision Support to RAF SSP Programme - Lot 1</text:p>
          </table:table-cell>
          <table:table-cell office:value-type="string" table:style-name="ce2">
            <text:p>CATALYZE LIMITED</text:p>
          </table:table-cell>
          <table:table-cell office:value-type="string" table:style-name="ce2">
            <text:p>KPI 2 - Sustained, timely and effective provision of Supplier enabling services<text:s/></text:p>
          </table:table-cell>
          <table:table-cell office:value-type="string" table:style-name="ce2">
            <text:p>Supplier approach, processes, tools and resources (Suitably Qualified and Experienced Personnel capacity) enable strategic support programme project teams to satisfactorily complete the activities required and within the agreed strategic support programme Lot 1 delivery plan and to the satisfaction of the associated Project Managers and SSP Programme Manager. •New posts are filled within 28 days of the desired start date. •No negative comments on enabling services received.</text:p>
            <text:p/>
          </table:table-cell>
          <table:table-cell office:value-type="string" table:style-name="ce2">
            <text:p>Good</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4</text:p>
          </table:table-cell>
          <table:table-cell office:value-type="string" table:style-name="ce2">
            <text:p>BABCOCK INTEGRATED TECHNOLOGY <text:s/>LIMITED</text:p>
          </table:table-cell>
          <table:table-cell office:value-type="string" table:style-name="ce2">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LOT 17-HEATING,VENTILATION AND AIR CONDITIONING</text:p>
          </table:table-cell>
          <table:table-cell office:value-type="string" table:style-name="ce2">
            <text:p>DEVONPORT ROYAL DOCKYARD LIMITED</text:p>
          </table:table-cell>
          <table:table-cell office:value-type="string" table:style-name="ce2">
            <text:p>Spares</text:p>
          </table:table-cell>
          <table:table-cell office:value-type="string" table:style-name="ce2">
            <text:p>At least 98 percent</text:p>
          </table:table-cell>
          <table:table-cell office:value-type="string" table:style-name="ce2">
            <text:p>Inadequate</text:p>
          </table:table-cell>
          <table:table-cell office:value-type="string" table:style-name="ce2">
            <text:p>Delays were caused by material shortages and parts having to be re-priced due to short pricing validity offered by suppliers. Actions have been identified with suppliers to improve delivery and supplier meetings are in place to monitor performance and mitigate any issue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CS3b/3503 In Service Support of TMCC</text:p>
          </table:table-cell>
          <table:table-cell office:value-type="string" table:style-name="ce2">
            <text:p>MSI-DEFENCE SYSTEMS LTD</text:p>
          </table:table-cell>
          <table:table-cell office:value-type="string" table:style-name="ce2">
            <text:p>Management of Spares and Repairs orders to achieve delivery timescales specified in the Contract. </text:p>
          </table:table-cell>
          <table:table-cell office:value-type="string" table:style-name="ce2">
            <text:p>All Orders are delivered on tim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HOCS3a -Supply of Printed Books, Monographs, leaflets and Other Publications</text:p>
          </table:table-cell>
          <table:table-cell office:value-type="string" table:style-name="ce2">
            <text:p>BLACKWELL LIMITED</text:p>
          </table:table-cell>
          <table:table-cell office:value-type="string" table:style-name="ce2">
            <text:p>All orders for British monographs that are in print are to be supplied within 6 weeks</text:p>
          </table:table-cell>
          <table:table-cell office:value-type="string" table:style-name="ce2">
            <text:p>All orders supplied within 6 weeks</text:p>
          </table:table-cell>
          <table:table-cell office:value-type="string" table:style-name="ce2">
            <text:p>Approaching Target</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trategic Command</text:p>
          </table:table-cell>
          <table:table-cell office:value-type="string" table:style-name="ce2">
            <text:p>PROVISION AND OPERATION OF A JOINT FORCES COMMAND AND STAFF COLLEGE-CP/PFI/101</text:p>
          </table:table-cell>
          <table:table-cell office:value-type="string" table:style-name="ce2">
            <text:p>DEFENCE MANAGEMENT (WATCHFIELD) LIMITED</text:p>
          </table:table-cell>
          <table:table-cell office:value-type="string" table:style-name="ce2">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2">
            <text:p>&lt;1543 Deficiency (failure) Poin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25 - The Provision of Coating Supply and Advisory Services to support the In Service Support for Royal Fleet Auxiliary Vessels and Royal Navy Ocean Survey Vessel</text:p>
          </table:table-cell>
          <table:table-cell office:value-type="string" table:style-name="ce2">
            <text:p>INTERNATIONAL PAINT LTD</text:p>
          </table:table-cell>
          <table:table-cell office:value-type="string" table:style-name="ce2">
            <text:p>KPI 1 - Advisor Inspection Report<text:s/></text:p>
          </table:table-cell>
          <table:table-cell office:value-type="string" table:style-name="ce2">
            <text:p>On or before agreed timescale and signed off at 1st presentation<text: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STL</text:p>
          </table:table-cell>
          <table:table-cell office:value-type="string" table:style-name="ce2">
            <text:p>Electronic Warfare &amp; Cyber (EW&amp;C) Framework – Lot 1 - Engineering design, manufacture and assessment<text:s/></text:p>
          </table:table-cell>
          <table:table-cell office:value-type="string" table:style-name="ce2">
            <text:p>LEONARDO MW LTD</text:p>
          </table:table-cell>
          <table:table-cell office:value-type="string" table:style-name="ce2">
            <text:p>Timeliness of a Deliverable: Timeliness of Deliverable(s) in a Tasking Contract / Purchase Order that are on time to the due date specified within the call-off tasking form part B and purchase order.<text:s/></text:p>
          </table:table-cell>
          <table:table-cell office:value-type="string" table:style-name="ce2">
            <text:p>Deliverables received on time within the Tasking Contract / Purchase Order and measured in relation to agreed milestone payment plan.</text:p>
          </table:table-cell>
          <table:table-cell office:value-type="string" table:style-name="ce2">
            <text:p>Other - Consider returned</text:p>
          </table:table-cell>
          <table:table-cell office:value-type="string" table:style-name="ce2">
            <text:p>KPI 1 and 2: No Deliverables received in reporting quarter therefore no data to report.</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30- For the Design, Build and In-Service Support of the Royal Navy Patrol Launches</text:p>
          </table:table-cell>
          <table:table-cell office:value-type="string" table:style-name="ce2">
            <text:p>MARINE SPECIALISED TECHNOLOGY LIMITED</text:p>
          </table:table-cell>
          <table:table-cell office:value-type="string" table:style-name="ce2">
            <text:p>Achieve the required quality - The Patrol Launch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2">
            <text:p>Great than 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fence Virtual Simulation 2 (DVS2) (TSSP/134)</text:p>
          </table:table-cell>
          <table:table-cell office:value-type="string" table:style-name="ce2">
            <text:p>BOHEMIA INTERACTIVE SIMULATIONS (UK) LIMITED</text:p>
          </table:table-cell>
          <table:table-cell office:value-type="string" table:style-name="ce2">
            <text:p>Management Information</text:p>
          </table:table-cell>
          <table:table-cell office:value-type="string" table:style-name="ce2">
            <text:p>0 Days late</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Office Supplies</text:p>
          </table:table-cell>
          <table:table-cell office:value-type="string" table:style-name="ce2">
            <text:p>BANNER GROUP LIMITED</text:p>
          </table:table-cell>
          <table:table-cell office:value-type="string" table:style-name="ce2">
            <text:p>Incoming telephone queries and orders from a Contracting Authority to the Supplier are answered within 10 seconds</text:p>
          </table:table-cell>
          <table:table-cell office:value-type="string" table:style-name="ce2">
            <text:p>98.5 percent</text:p>
          </table:table-cell>
          <table:table-cell office:value-type="string" table:style-name="ce2">
            <text:p>Requires Improvement</text:p>
          </table:table-cell>
          <table:table-cell office:value-type="string" table:style-name="ce2">
            <text:p>Recent transitions and recruitment to create the new Customer Experience Team and Supporting Functions are undergoing intensive training of the new Query; Impacting circumstances to the KPI attributed to ongoing market conditions including raw material shortages, divesting and closures of mills, freight issues and shortages of labour Management Systems and has created a slight variance in our reported KPI</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WSPT/205 - Provision of Maintenance, Revision and Amendment of Technical Publications.</text:p>
          </table:table-cell>
          <table:table-cell office:value-type="string" table:style-name="ce2">
            <text:p>ALLAN WEBB LTD</text:p>
          </table:table-cell>
          <table:table-cell office:value-type="string" table:style-name="ce2">
            <text:p>Tasks at 1st draft delivered to MoD within the agreed contracted timescales.</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Sonar 2170 Follow On Support</text:p>
          </table:table-cell>
          <table:table-cell office:value-type="string" table:style-name="ce2">
            <text:p>ULTRA ELECTRONICS LIMITED</text:p>
          </table:table-cell>
          <table:table-cell office:value-type="string" table:style-name="ce2">
            <text:p>Operational Defect SUPPORT - Operational Defect Rectification Plan</text:p>
            <text:p/>
          </table:table-cell>
          <table:table-cell office:value-type="string" table:style-name="ce2">
            <text:p>Less than 2 days</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MPS/004/3 - DSHIPS MSS MARINE SYSTEMS SUPPORT PARTNER (MSSP) - LOT 3, PLATFORM SYSTEMS.</text:p>
          </table:table-cell>
          <table:table-cell office:value-type="string" table:style-name="ce2">
            <text:p>BABCOCK INTEGRATED TECHNOLOGY <text:s/>LIMITED</text:p>
          </table:table-cell>
          <table:table-cell office:value-type="string" table:style-name="ce2">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2">
            <text:p>All PIs in period "green"</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HESTIA SCOTLAND AND NORTHERN IRELAND MULTI ACTIVITY CONTRACT</text:p>
          </table:table-cell>
          <table:table-cell office:value-type="string" table:style-name="ce2">
            <text:p>ARAMARK DEFENCE SERVICES LIMITED</text:p>
          </table:table-cell>
          <table:table-cell office:value-type="string" table:style-name="ce2">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2">
            <text:p>97 percent</text:p>
          </table:table-cell>
          <table:table-cell office:value-type="string" table:style-name="ce2">
            <text:p>Approaching Target</text:p>
          </table:table-cell>
          <table:table-cell office:value-type="string" table:style-name="ce2">
            <text:p><text:s/></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IOCB6/028 HESTIA EAST REGION MULTI ACTIVITY CONTRACT</text:p>
          </table:table-cell>
          <table:table-cell office:value-type="string" table:style-name="ce2">
            <text:p>COMPASS CONTRACT SERVICES (U.K.) LIMITED</text:p>
          </table:table-cell>
          <table:table-cell office:value-type="string" table:style-name="ce2">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2">
            <text:p>97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3 - Boats In-Service Support (1) - Overseas</text:p>
          </table:table-cell>
          <table:table-cell office:value-type="string" table:style-name="ce2">
            <text:p>DEVONPORT ROYAL DOCKYARD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FAP/0040 - UK Bulk Ground Fuels 2020-2022 (Lot 106, 107)</text:p>
          </table:table-cell>
          <table:table-cell office:value-type="string" table:style-name="ce2">
            <text:p>YOUR NRG LTD</text:p>
          </table:table-cell>
          <table:table-cell office:value-type="string" table:style-name="ce2">
            <text:p>Timely provision of the Products - Products are to be supplied within 6 days of the order being placed by the Customer (or as agreed by the Customer’s Demanding Officer placing the order)</text:p>
          </table:table-cell>
          <table:table-cell office:value-type="string" table:style-name="ce2">
            <text:p>on time 10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CSS/0155 - Boats In-Service Support (3) - Ministry of Defence Police (MDP)</text:p>
          </table:table-cell>
          <table:table-cell office:value-type="string" table:style-name="ce2">
            <text:p>BAE SYSTEMS SURFACE SHIPS LIMITED</text:p>
          </table:table-cell>
          <table:table-cell office:value-type="string" table:style-name="ce2">
            <text:p>Achieve the Agreed Delivery Date - The Actual Delivery Date the boat or task was accepted by the Authority on, before or after the Agreed Delivery Date in the reporting calendar month</text:p>
          </table:table-cell>
          <table:table-cell office:value-type="string" table:style-name="ce2">
            <text:p>Greater than 8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CAREER TRANSITION PARTNERSHIP - THE PROVISION OF AN ARMED FORCES RESETTLEMENT SERVICE-HOCSCM6/00002</text:p>
          </table:table-cell>
          <table:table-cell office:value-type="string" table:style-name="ce2">
            <text:p>RIGHT MANAGEMENT LIMITED</text:p>
          </table:table-cell>
          <table:table-cell office:value-type="string" table:style-name="ce2">
            <text:p>Service Leavers' satisfaction with service provided - 6 monthly assessment via on line survey</text:p>
          </table:table-cell>
          <table:table-cell office:value-type="string" table:style-name="ce2">
            <text:p>Greater than 75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Submarine Delivery Agency</text:p>
          </table:table-cell>
          <table:table-cell office:value-type="string" table:style-name="ce2">
            <text:p>MSS/064 Submarine Main Control and Equipment</text:p>
          </table:table-cell>
          <table:table-cell office:value-type="string" table:style-name="ce2">
            <text:p>DEVONPORT ROYAL DOCKYARD LIMITED</text:p>
          </table:table-cell>
          <table:table-cell office:value-type="string" table:style-name="ce2">
            <text:p>Delivery of Obsolescence Management and Reports.<text:s/></text:p>
            <text:p>Timely delivery of the annual contract review report, as described in Activity 5 and the monthly reports that will emanate from the successful utilisation of the screening of NATO Stock Numbers (NSNs) as described within the Activity<text:s/></text:p>
          </table:table-cell>
          <table:table-cell office:value-type="string" table:style-name="ce2">
            <text:p>All reports delivered to the Authority by the 10th of the following month<text:s text:c="4"/></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HO Commercial</text:p>
          </table:table-cell>
          <table:table-cell office:value-type="string" table:style-name="ce2">
            <text:p>The Provision of Office Supplies</text:p>
          </table:table-cell>
          <table:table-cell office:value-type="string" table:style-name="ce2">
            <text:p>BANNER GROUP LIMITED</text:p>
          </table:table-cell>
          <table:table-cell office:value-type="string" table:style-name="ce2">
            <text:p>All Core stocked Goods available to order at all times</text:p>
          </table:table-cell>
          <table:table-cell office:value-type="string" table:style-name="ce2">
            <text:p>98.5 percent</text:p>
          </table:table-cell>
          <table:table-cell office:value-type="string" table:style-name="ce2">
            <text:p>Requires Improvement</text:p>
          </table:table-cell>
          <table:table-cell office:value-type="string" table:style-name="ce2">
            <text:p>Recent transitions and recruitment to create the new Customer Experience Team and Supporting Functions are undergoing intensive training of the new Query; Impacting circumstances to the KPI attributed to ongoing market conditions including raw material shortages, divesting and closures of mills, freight issues and shortages of labour Management Systems and has created a slight variance in our reported KPI</text:p>
          </table:table-cell>
          <table:table-cell table:number-columns-repeated="16375"/>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FENCE INFRASTRUCTURE ORGANISATION</text:p>
          </table:table-cell>
          <table:table-cell office:value-type="string" table:style-name="ce2">
            <text:p>DESIGN CONSTRUCTION FINANCING MANAGEMENT AND DELIVERY OF SERVICED ACCOMODATION AT COLCHESTER</text:p>
          </table:table-cell>
          <table:table-cell office:value-type="string" table:style-name="ce2">
            <text:p>RMPA SERVICES PLC</text:p>
          </table:table-cell>
          <table:table-cell office:value-type="string" table:style-name="ce2">
            <text:p>Pest Control – e.g. location attended and investigated within 4 hours of receipt of Authority's notice</text:p>
          </table:table-cell>
          <table:table-cell office:value-type="string" table:style-name="ce2">
            <text:p>Greater than 90 percent</text:p>
          </table:table-cell>
          <table:table-cell office:value-type="string" table:style-name="ce2">
            <text:p>Good</text:p>
          </table:table-cell>
          <table:table-cell table:number-columns-repeated="16376" table:style-name="ce2"/>
        </table:table-row>
        <table:table-row table:style-name="ro1">
          <table:table-cell office:value-type="string" table:style-name="ce2">
            <text:p>FY22-23 Q2 Jul-Aug-Sep</text:p>
          </table:table-cell>
          <table:table-cell office:value-type="string" table:style-name="ce2">
            <text:p>MOD</text:p>
          </table:table-cell>
          <table:table-cell office:value-type="string" table:style-name="ce2">
            <text:p>DE&amp;S</text:p>
          </table:table-cell>
          <table:table-cell office:value-type="string" table:style-name="ce2">
            <text:p>Design, Demonstration, Manufacture, Installation and support for V/UHF Communication Replacement (VCR) CSA/1093</text:p>
          </table:table-cell>
          <table:table-cell office:value-type="string" table:style-name="ce2">
            <text:p>THALES UK LIMITED</text:p>
          </table:table-cell>
          <table:table-cell office:value-type="string" table:style-name="ce2">
            <text:p>KPI 2 - Response to operational deficiency</text:p>
          </table:table-cell>
          <table:table-cell office:value-type="string" table:style-name="ce2">
            <text:p>No Category A or Category B Operational Deficiency (OpDef) Formal response with plan overdue in accordance with the timelines detailed in the Statement of Work (SOW) at Annex B to the Contract and no more than 1 Category C OpDef Formal response with plan overdue in accordance with the timelines detailed in the SOW at Annex B to the Contract.</text:p>
          </table:table-cell>
          <table:table-cell office:value-type="string" table:style-name="ce2">
            <text:p>Good</text:p>
          </table:table-cell>
          <table:table-cell table:number-columns-repeated="16376" table:style-name="ce2"/>
        </table:table-row>
        <table:table-row table:number-rows-repeated="1046533" table:style-name="ro1">
          <table:table-cell table:number-columns-repeated="16384"/>
        </table:table-row>
      </table:table>
      <table:database-ranges>
        <table:database-range table:target-range-address="JUL-SEP_22_KPI_Data.A1:JUL-SEP_22_KPI_Data.I2484"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116</meta:generator>
    <dc:creator>Microsoft Office User</dc:creator>
    <meta:creation-date>2023-01-20T14:21:07Z</meta:creation-date>
    <dc:date>2023-01-20T14:55:06Z</dc:date>
  </office:meta>
</office:document-meta>
</file>